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right="2.54cm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0.63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P5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fo:margin-top="0cm" fo:margin-right="2.54cm" style:writing-mode="lr-tb"/>
    </style:style>
    <style:style style:name="T53_1" style:family="text">
      <style:text-properties fo:color="#ff0000"/>
    </style:style>
    <style:style style:name="T53_2" style:family="text">
      <style:text-properties fo:color="#ff0000"/>
    </style:style>
    <style:style style:name="T53_3" style:family="text">
      <style:text-properties fo:color="#ff0000"/>
    </style:style>
    <style:style style:name="T53_4" style:family="text">
      <style:text-properties fo:color="#ff0000"/>
    </style:style>
    <style:style style:name="T53_5" style:family="text">
      <style:text-properties fo:color="#ff0000"/>
    </style:style>
    <style:style style:name="T53_6" style:family="text">
      <style:text-properties fo:color="#ff0000"/>
    </style:style>
    <style:style style:name="T53_7" style:family="text">
      <style:text-properties fo:color="#ff0000"/>
    </style:style>
    <style:style style:name="T53_8" style:family="text">
      <style:text-properties fo:color="#ff0000"/>
    </style:style>
    <style:style style:name="T53_9" style:family="text">
      <style:text-properties fo:color="#ff0000"/>
    </style:style>
    <style:style style:name="T53_10" style:family="text">
      <style:text-properties fo:color="#ff0000"/>
    </style:style>
    <style:style style:name="P54" style:family="paragraph" style:parent-style-name="Standard">
      <style:paragraph-properties fo:break-before="auto" fo:line-height="115%" fo:margin-top="0cm" fo:margin-right="2.54cm" style:writing-mode="lr-tb"/>
    </style:style>
    <style:style style:name="T54_1" style:family="text">
      <style:text-properties style:text-line-through-style="solid" fo:color="#ff0000"/>
    </style:style>
    <style:style style:name="T54_2" style:family="text">
      <style:text-properties style:text-line-through-style="solid" fo:color="#ff0000"/>
    </style:style>
    <style:style style:name="T54_3" style:family="text">
      <style:text-properties style:text-line-through-style="solid" fo:color="#ff0000"/>
    </style:style>
    <style:style style:name="T54_4" style:family="text">
      <style:text-properties style:text-line-through-style="solid" fo:color="#ff0000"/>
    </style:style>
    <style:style style:name="T54_5" style:family="text">
      <style:text-properties style:text-line-through-style="solid" fo:color="#ff0000"/>
    </style:style>
    <style:style style:name="T54_6" style:family="text">
      <style:text-properties style:text-line-through-style="solid" fo:color="#ff0000"/>
    </style:style>
    <style:style style:name="T54_7" style:family="text">
      <style:text-properties style:text-line-through-style="solid" fo:color="#ff0000"/>
    </style:style>
    <style:style style:name="T54_8" style:family="text">
      <style:text-properties style:text-line-through-style="solid" fo:color="#ff0000"/>
    </style:style>
    <style:style style:name="T54_9" style:family="text">
      <style:text-properties style:text-line-through-style="solid" fo:color="#ff0000"/>
    </style:style>
    <style:style style:name="T54_10" style:family="text">
      <style:text-properties style:text-line-through-style="solid" fo:color="#ff0000"/>
    </style:style>
    <style:style style:name="P55" style:family="paragraph" style:parent-style-name="Standard">
      <style:paragraph-properties fo:break-before="auto" fo:line-height="115%" fo:margin-top="0cm" fo:margin-right="2.54cm" style:writing-mode="lr-tb"/>
    </style:style>
    <style:style style:name="T55_1" style:family="text">
      <style:text-properties style:text-line-through-style="solid" fo:color="#ff0000"/>
    </style:style>
    <style:style style:name="P56" style:family="paragraph" style:parent-style-name="Standard">
      <style:paragraph-properties fo:break-before="auto" fo:line-height="115%" fo:margin-top="0cm" fo:margin-right="2.54cm" style:writing-mode="lr-tb"/>
    </style:style>
    <style:style style:name="T56_1" style:family="text">
      <style:text-properties fo:color="#ff0000"/>
    </style:style>
    <style:style style:name="T56_2" style:family="text">
      <style:text-properties fo:color="#ff0000"/>
    </style:style>
    <style:style style:name="T56_3" style:family="text">
      <style:text-properties fo:color="#ff0000"/>
    </style:style>
    <style:style style:name="P57" style:family="paragraph" style:parent-style-name="Standard">
      <style:paragraph-properties fo:break-before="auto" fo:line-height="115%" fo:margin-top="0cm" fo:margin-right="2.54cm" style:writing-mode="lr-tb"/>
    </style:style>
    <style:style style:name="T57_1" style:family="text">
      <style:text-properties fo:color="#ff0000"/>
    </style:style>
    <style:style style:name="P58" style:family="paragraph" style:parent-style-name="Standard">
      <style:paragraph-properties fo:break-before="auto" fo:line-height="115%" fo:margin-top="0cm" fo:margin-right="2.54cm" style:writing-mode="lr-tb"/>
    </style:style>
    <style:style style:name="T58_1" style:family="text">
      <style:text-properties fo:color="#ff0000"/>
    </style:style>
    <style:style style:name="T58_2" style:family="text">
      <style:text-properties fo:color="#ff0000"/>
    </style:style>
    <style:style style:name="T58_3" style:family="text">
      <style:text-properties fo:color="#ff0000"/>
    </style:style>
    <style:style style:name="T58_4" style:family="text">
      <style:text-properties fo:color="#ff0000"/>
    </style:style>
    <style:style style:name="T58_5" style:family="text">
      <style:text-properties fo:color="#ff0000"/>
    </style:style>
    <style:style style:name="T58_6" style:family="text">
      <style:text-properties fo:color="#ff0000"/>
    </style:style>
    <style:style style:name="T58_7" style:family="text">
      <style:text-properties fo:color="#ff0000"/>
    </style:style>
    <style:style style:name="T58_8" style:family="text">
      <style:text-properties fo:color="#ff0000"/>
    </style:style>
    <style:style style:name="T58_9" style:family="text">
      <style:text-properties fo:color="#ff0000"/>
    </style:style>
    <style:style style:name="T58_10" style:family="text">
      <style:text-properties fo:color="#ff0000"/>
    </style:style>
    <style:style style:name="T58_11" style:family="text">
      <style:text-properties fo:color="#ff0000"/>
    </style:style>
    <style:style style:name="T58_12" style:family="text">
      <style:text-properties fo:color="#ff0000"/>
    </style:style>
    <style:style style:name="T58_13" style:family="text">
      <style:text-properties fo:color="#ff0000"/>
    </style:style>
    <style:style style:name="T58_14" style:family="text">
      <style:text-properties fo:color="#ff0000"/>
    </style:style>
    <style:style style:name="T58_15" style:family="text">
      <style:text-properties fo:color="#ff0000"/>
    </style:style>
    <style:style style:name="T58_16" style:family="text">
      <style:text-properties fo:color="#ff0000"/>
    </style:style>
    <style:style style:name="T58_17" style:family="text">
      <style:text-properties fo:color="#ff0000"/>
    </style:style>
    <style:style style:name="T58_18" style:family="text">
      <style:text-properties fo:color="#ff0000"/>
    </style:style>
    <style:style style:name="T58_19" style:family="text">
      <style:text-properties fo:color="#ff0000"/>
    </style:style>
    <style:style style:name="P59" style:family="paragraph" style:parent-style-name="Standard">
      <style:paragraph-properties fo:break-before="auto" fo:line-height="115%" fo:margin-top="0cm" fo:margin-right="2.54cm" style:writing-mode="lr-tb"/>
    </style:style>
    <style:style style:name="T59_1" style:family="text">
      <style:text-properties fo:color="#ff0000"/>
    </style:style>
    <style:style style:name="T59_2" style:family="text">
      <style:text-properties fo:color="#ff0000"/>
    </style:style>
    <style:style style:name="T59_3" style:family="text">
      <style:text-properties fo:color="#ff0000"/>
    </style:style>
    <style:style style:name="T59_4" style:family="text">
      <style:text-properties fo:color="#ff0000"/>
    </style:style>
    <style:style style:name="T59_5" style:family="text">
      <style:text-properties fo:color="#ff0000"/>
    </style:style>
    <style:style style:name="T59_6" style:family="text">
      <style:text-properties fo:color="#ff0000"/>
    </style:style>
    <style:style style:name="T59_7" style:family="text">
      <style:text-properties fo:color="#ff0000"/>
    </style:style>
    <style:style style:name="T59_8" style:family="text">
      <style:text-properties fo:color="#ff0000"/>
    </style:style>
    <style:style style:name="T59_9" style:family="text">
      <style:text-properties fo:color="#ff0000"/>
    </style:style>
    <style:style style:name="T59_10" style:family="text">
      <style:text-properties fo:color="#ff0000"/>
    </style:style>
    <style:style style:name="T59_11" style:family="text">
      <style:text-properties fo:color="#ff0000"/>
    </style:style>
    <style:style style:name="T59_12" style:family="text">
      <style:text-properties fo:color="#ff0000"/>
    </style:style>
    <style:style style:name="T59_13" style:family="text">
      <style:text-properties fo:color="#ff0000"/>
    </style:style>
    <style:style style:name="P60" style:family="paragraph" style:parent-style-name="Standard">
      <style:paragraph-properties fo:break-before="auto" fo:line-height="115%" fo:margin-top="0cm" fo:margin-right="2.54cm" style:writing-mode="lr-tb"/>
    </style:style>
    <style:style style:name="T60_1" style:family="text">
      <style:text-properties fo:color="#ff0000"/>
    </style:style>
    <style:style style:name="T60_2" style:family="text">
      <style:text-properties fo:color="#ff0000"/>
    </style:style>
    <style:style style:name="T60_3" style:family="text">
      <style:text-properties fo:color="#ff0000"/>
    </style:style>
    <style:style style:name="T60_4" style:family="text">
      <style:text-properties fo:color="#ff0000"/>
    </style:style>
    <style:style style:name="T60_5" style:family="text">
      <style:text-properties fo:color="#ff0000"/>
    </style:style>
    <style:style style:name="P61" style:family="paragraph" style:parent-style-name="Standard">
      <style:paragraph-properties fo:break-before="auto" fo:line-height="115%" fo:margin-top="0cm" fo:margin-right="2.54cm" style:writing-mode="lr-tb"/>
    </style:style>
    <style:style style:name="T61_1" style:family="text">
      <style:text-properties fo:color="#ff0000"/>
    </style:style>
    <style:style style:name="T61_2" style:family="text">
      <style:text-properties fo:color="#ff0000"/>
    </style:style>
    <style:style style:name="T61_3" style:family="text">
      <style:text-properties fo:color="#ff0000"/>
    </style:style>
    <style:style style:name="T61_4" style:family="text">
      <style:text-properties fo:color="#ff0000"/>
    </style:style>
    <style:style style:name="T61_5" style:family="text">
      <style:text-properties fo:color="#ff0000"/>
    </style:style>
    <style:style style:name="T61_6" style:family="text">
      <style:text-properties fo:color="#ff0000"/>
    </style:style>
    <style:style style:name="T61_7" style:family="text">
      <style:text-properties fo:color="#ff0000"/>
    </style:style>
    <style:style style:name="T61_8" style:family="text">
      <style:text-properties fo:color="#ff0000"/>
    </style:style>
    <style:style style:name="T61_9" style:family="text">
      <style:text-properties fo:color="#ff0000"/>
    </style:style>
    <style:style style:name="P62" style:family="paragraph" style:parent-style-name="Standard">
      <style:paragraph-properties fo:break-before="auto" fo:line-height="115%" fo:margin-top="0cm" fo:margin-right="2.54cm" style:writing-mode="lr-tb"/>
    </style:style>
    <style:style style:name="T62_1" style:family="text">
      <style:text-properties fo:color="#ff0000"/>
    </style:style>
    <style:style style:name="T62_2" style:family="text">
      <style:text-properties fo:color="#ff0000"/>
    </style:style>
    <style:style style:name="T62_3" style:family="text">
      <style:text-properties fo:color="#ff0000"/>
    </style:style>
    <style:style style:name="T62_4" style:family="text">
      <style:text-properties fo:color="#ff0000"/>
    </style:style>
    <style:style style:name="T62_5" style:family="text">
      <style:text-properties fo:color="#ff0000"/>
    </style:style>
    <style:style style:name="T62_6" style:family="text">
      <style:text-properties fo:color="#ff0000"/>
    </style:style>
    <style:style style:name="T62_7" style:family="text">
      <style:text-properties fo:color="#ff0000"/>
    </style:style>
    <style:style style:name="T62_8" style:family="text">
      <style:text-properties fo:color="#ff0000"/>
    </style:style>
    <style:style style:name="T62_9" style:family="text">
      <style:text-properties fo:color="#ff0000"/>
    </style:style>
    <style:style style:name="T62_10" style:family="text">
      <style:text-properties fo:color="#ff0000"/>
    </style:style>
    <style:style style:name="T62_11" style:family="text">
      <style:text-properties fo:color="#ff0000"/>
    </style:style>
    <style:style style:name="T62_12" style:family="text">
      <style:text-properties fo:color="#ff0000"/>
    </style:style>
    <style:style style:name="T62_13" style:family="text">
      <style:text-properties fo:color="#ff0000"/>
    </style:style>
    <style:style style:name="T62_14" style:family="text">
      <style:text-properties fo:color="#ff0000"/>
    </style:style>
    <style:style style:name="T62_15" style:family="text">
      <style:text-properties fo:color="#ff0000"/>
    </style:style>
    <style:style style:name="T62_16" style:family="text">
      <style:text-properties fo:color="#ff0000"/>
    </style:style>
    <style:style style:name="T62_17" style:family="text">
      <style:text-properties fo:color="#ff0000"/>
    </style:style>
    <style:style style:name="T62_18" style:family="text">
      <style:text-properties fo:color="#ff0000"/>
    </style:style>
    <style:style style:name="T62_19" style:family="text">
      <style:text-properties fo:color="#ff0000"/>
    </style:style>
    <style:style style:name="T62_20" style:family="text">
      <style:text-properties fo:color="#ff0000"/>
    </style:style>
    <style:style style:name="P63" style:family="paragraph" style:parent-style-name="Standard">
      <style:paragraph-properties fo:break-before="auto" fo:line-height="115%" fo:margin-top="0cm" fo:margin-right="2.54cm" style:writing-mode="lr-tb"/>
    </style:style>
    <style:style style:name="T63_1" style:family="text">
      <style:text-properties fo:color="#ff0000"/>
    </style:style>
    <style:style style:name="T63_2" style:family="text">
      <style:text-properties fo:color="#ff0000"/>
    </style:style>
    <style:style style:name="T63_3" style:family="text">
      <style:text-properties fo:color="#ff0000"/>
    </style:style>
    <style:style style:name="T63_4" style:family="text">
      <style:text-properties fo:color="#ff0000"/>
    </style:style>
    <style:style style:name="T63_5" style:family="text">
      <style:text-properties fo:color="#ff0000"/>
    </style:style>
    <style:style style:name="T63_6" style:family="text">
      <style:text-properties fo:color="#ff0000"/>
    </style:style>
    <style:style style:name="T63_7" style:family="text">
      <style:text-properties fo:color="#ff0000"/>
    </style:style>
    <style:style style:name="T63_8" style:family="text">
      <style:text-properties fo:color="#ff0000"/>
    </style:style>
    <style:style style:name="T63_9" style:family="text">
      <style:text-properties fo:color="#ff0000"/>
    </style:style>
    <style:style style:name="T63_10" style:family="text">
      <style:text-properties fo:color="#ff0000"/>
    </style:style>
    <style:style style:name="T63_11" style:family="text">
      <style:text-properties fo:color="#ff0000"/>
    </style:style>
    <style:style style:name="T63_12" style:family="text">
      <style:text-properties fo:color="#ff0000"/>
    </style:style>
    <style:style style:name="T63_13" style:family="text">
      <style:text-properties fo:color="#ff0000"/>
    </style:style>
    <style:style style:name="T63_14" style:family="text">
      <style:text-properties fo:color="#ff0000"/>
    </style:style>
    <style:style style:name="T63_15" style:family="text">
      <style:text-properties fo:color="#ff0000"/>
    </style:style>
    <style:style style:name="T63_16" style:family="text">
      <style:text-properties fo:color="#ff0000"/>
    </style:style>
    <style:style style:name="T63_17" style:family="text">
      <style:text-properties fo:color="#ff0000"/>
    </style:style>
    <style:style style:name="T63_18" style:family="text">
      <style:text-properties fo:color="#ff0000"/>
    </style:style>
    <style:style style:name="T63_19" style:family="text">
      <style:text-properties fo:color="#ff0000"/>
    </style:style>
    <style:style style:name="T63_20" style:family="text">
      <style:text-properties fo:color="#ff0000"/>
    </style:style>
    <style:style style:name="T63_21" style:family="text">
      <style:text-properties fo:color="#ff0000"/>
    </style:style>
    <style:style style:name="T63_22" style:family="text">
      <style:text-properties fo:color="#ff0000"/>
    </style:style>
    <style:style style:name="T63_23" style:family="text">
      <style:text-properties fo:color="#ff0000"/>
    </style:style>
    <style:style style:name="T63_24" style:family="text">
      <style:text-properties fo:color="#ff0000"/>
    </style:style>
    <style:style style:name="T63_25" style:family="text">
      <style:text-properties fo:color="#ff0000"/>
    </style:style>
    <style:style style:name="T63_26" style:family="text">
      <style:text-properties fo:color="#ff0000"/>
    </style:style>
    <style:style style:name="T63_27" style:family="text">
      <style:text-properties fo:color="#ff0000"/>
    </style:style>
    <style:style style:name="T63_28" style:family="text">
      <style:text-properties fo:color="#ff0000"/>
    </style:style>
    <style:style style:name="T63_29" style:family="text">
      <style:text-properties fo:color="#ff0000"/>
    </style:style>
    <style:style style:name="T63_30" style:family="text">
      <style:text-properties fo:color="#ff0000"/>
    </style:style>
    <style:style style:name="T63_31" style:family="text">
      <style:text-properties fo:color="#ff0000"/>
    </style:style>
    <style:style style:name="T63_32" style:family="text">
      <style:text-properties fo:color="#ff0000"/>
    </style:style>
    <style:style style:name="T63_33" style:family="text">
      <style:text-properties fo:color="#ff0000"/>
    </style:style>
    <style:style style:name="T63_34" style:family="text">
      <style:text-properties fo:color="#ff0000"/>
    </style:style>
    <style:style style:name="T63_35" style:family="text">
      <style:text-properties fo:color="#ff0000"/>
    </style:style>
    <style:style style:name="P64" style:family="paragraph" style:parent-style-name="Standard">
      <style:paragraph-properties fo:break-before="auto" fo:line-height="115%" fo:margin-top="0cm" fo:margin-right="2.54cm" style:writing-mode="lr-tb"/>
    </style:style>
    <style:style style:name="T64_1" style:family="text">
      <style:text-properties fo:color="#ff0000"/>
    </style:style>
    <style:style style:name="T64_2" style:family="text">
      <style:text-properties fo:color="#ff0000"/>
    </style:style>
    <style:style style:name="T64_3" style:family="text">
      <style:text-properties fo:color="#ff0000"/>
    </style:style>
    <style:style style:name="T64_4" style:family="text">
      <style:text-properties fo:color="#ff0000"/>
    </style:style>
    <style:style style:name="T64_5" style:family="text">
      <style:text-properties fo:color="#ff0000"/>
    </style:style>
    <style:style style:name="T64_6" style:family="text">
      <style:text-properties fo:color="#ff0000"/>
    </style:style>
    <style:style style:name="T64_7" style:family="text">
      <style:text-properties fo:color="#ff0000"/>
    </style:style>
    <style:style style:name="T64_8" style:family="text">
      <style:text-properties fo:color="#ff0000"/>
    </style:style>
    <style:style style:name="T64_9" style:family="text">
      <style:text-properties fo:color="#ff0000"/>
    </style:style>
    <style:style style:name="P65" style:family="paragraph" style:parent-style-name="Standard">
      <style:paragraph-properties fo:break-before="auto" fo:line-height="115%" fo:margin-top="0cm" fo:margin-right="2.54cm" style:writing-mode="lr-tb"/>
    </style:style>
    <style:style style:name="T65_1" style:family="text">
      <style:text-properties fo:color="#ff0000"/>
    </style:style>
    <style:style style:name="T65_2" style:family="text">
      <style:text-properties fo:color="#ff0000"/>
    </style:style>
    <style:style style:name="T65_3" style:family="text">
      <style:text-properties fo:color="#ff0000"/>
    </style:style>
    <style:style style:name="T65_4" style:family="text">
      <style:text-properties fo:color="#ff0000"/>
    </style:style>
    <style:style style:name="T65_5" style:family="text">
      <style:text-properties fo:color="#ff0000"/>
    </style:style>
    <style:style style:name="T65_6" style:family="text">
      <style:text-properties fo:color="#ff0000"/>
    </style:style>
    <style:style style:name="T65_7" style:family="text">
      <style:text-properties fo:color="#ff0000"/>
    </style:style>
    <style:style style:name="T65_8" style:family="text">
      <style:text-properties fo:color="#ff0000"/>
    </style:style>
    <style:style style:name="T65_9" style:family="text">
      <style:text-properties fo:color="#ff0000"/>
    </style:style>
    <style:style style:name="P66" style:family="paragraph" style:parent-style-name="Standard">
      <style:paragraph-properties fo:break-before="auto" fo:line-height="115%" fo:margin-top="0cm" fo:margin-right="2.54cm" style:writing-mode="lr-tb"/>
    </style:style>
    <style:style style:name="T66_1" style:family="text">
      <style:text-properties fo:background-color="#ffffff" fo:color="#222222" fo:font-size="12pt" style:font-size-asian="12pt" style:font-size-complex="12pt"/>
    </style:style>
    <style:style style:name="T66_2" style:family="text">
      <style:text-properties fo:background-color="#ffffff" fo:color="#222222" fo:font-size="12pt" style:font-size-asian="12pt" style:font-size-complex="12pt"/>
    </style:style>
    <style:style style:name="T66_3" style:family="text">
      <style:text-properties fo:background-color="#ffffff" fo:color="#222222" fo:font-size="12pt" style:font-size-asian="12pt" style:font-size-complex="12pt"/>
    </style:style>
    <style:style style:name="T66_4" style:family="text">
      <style:text-properties fo:background-color="#ffffff" fo:color="#222222" fo:font-size="12pt" style:font-size-asian="12pt" style:font-size-complex="12pt"/>
    </style:style>
    <style:style style:name="T66_5" style:family="text">
      <style:text-properties fo:background-color="#ffffff" fo:color="#222222" fo:font-size="12pt" style:font-size-asian="12pt" style:font-size-complex="12pt"/>
    </style:style>
    <style:style style:name="T66_6" style:family="text">
      <style:text-properties fo:background-color="#ffffff" fo:color="#222222" fo:font-size="12pt" style:font-size-asian="12pt" style:font-size-complex="12pt"/>
    </style:style>
    <style:style style:name="T66_7" style:family="text">
      <style:text-properties fo:background-color="#ffffff" fo:color="#222222" fo:font-size="12pt" style:font-size-asian="12pt" style:font-size-complex="12pt"/>
    </style:style>
    <style:style style:name="T66_8" style:family="text">
      <style:text-properties fo:background-color="#ffffff" fo:color="#222222" fo:font-size="12pt" style:font-size-asian="12pt" style:font-size-complex="12pt"/>
    </style:style>
    <style:style style:name="T66_9" style:family="text">
      <style:text-properties fo:background-color="#ffffff" fo:color="#222222" fo:font-size="12pt" style:font-size-asian="12pt" style:font-size-complex="12pt"/>
    </style:style>
    <style:style style:name="T66_10" style:family="text">
      <style:text-properties fo:background-color="#ffffff" fo:color="#222222" fo:font-size="12pt" style:font-size-asian="12pt" style:font-size-complex="12pt"/>
    </style:style>
    <style:style style:name="T66_11" style:family="text">
      <style:text-properties fo:background-color="#ffffff" fo:color="#222222" fo:font-size="12pt" style:font-size-asian="12pt" style:font-size-complex="12pt"/>
    </style:style>
    <style:style style:name="T66_12" style:family="text">
      <style:text-properties fo:background-color="#ffffff" fo:color="#222222" fo:font-size="12pt" style:font-size-asian="12pt" style:font-size-complex="12pt"/>
    </style:style>
    <style:style style:name="T66_13" style:family="text">
      <style:text-properties fo:background-color="#ffffff" fo:color="#222222" fo:font-size="12pt" style:font-size-asian="12pt" style:font-size-complex="12pt"/>
    </style:style>
    <style:style style:name="T66_14" style:family="text">
      <style:text-properties fo:background-color="#ffffff" fo:color="#222222" fo:font-size="12pt" style:font-size-asian="12pt" style:font-size-complex="12pt"/>
    </style:style>
    <style:style style:name="T66_15" style:family="text">
      <style:text-properties fo:background-color="#ffffff" fo:color="#222222" fo:font-size="12pt" style:font-size-asian="12pt" style:font-size-complex="12pt"/>
    </style:style>
    <style:style style:name="P67" style:family="paragraph" style:parent-style-name="Standard">
      <style:paragraph-properties fo:break-before="auto" fo:line-height="115%" fo:margin-top="0cm" fo:margin-right="2.54cm" style:writing-mode="lr-tb"/>
    </style:style>
    <style:style style:name="T67_1" style:family="text">
      <style:text-properties fo:background-color="#ffffff" fo:color="#222222" fo:font-size="12pt" style:font-size-asian="12pt" style:font-size-complex="12pt"/>
    </style:style>
    <style:style style:name="T67_2" style:family="text">
      <style:text-properties fo:background-color="#ffffff" fo:color="#222222" fo:font-size="12pt" style:font-size-asian="12pt" style:font-size-complex="12pt"/>
    </style:style>
    <style:style style:name="T67_3" style:family="text">
      <style:text-properties fo:background-color="#ffffff" fo:color="#222222" fo:font-size="12pt" style:font-size-asian="12pt" style:font-size-complex="12pt"/>
    </style:style>
    <style:style style:name="T67_4" style:family="text">
      <style:text-properties fo:background-color="#ffffff" fo:color="#222222" fo:font-size="12pt" style:font-size-asian="12pt" style:font-size-complex="12pt"/>
    </style:style>
    <style:style style:name="T67_5" style:family="text">
      <style:text-properties fo:background-color="#ffffff" fo:color="#222222" fo:font-size="12pt" style:font-size-asian="12pt" style:font-size-complex="12pt"/>
    </style:style>
    <style:style style:name="P68" style:family="paragraph" style:parent-style-name="Standard">
      <style:paragraph-properties fo:break-before="auto" fo:line-height="115%" fo:margin-top="0cm" fo:margin-right="2.54cm" style:writing-mode="lr-tb"/>
    </style:style>
    <style:style style:name="T68_1" style:family="text">
      <style:text-properties fo:background-color="#ffffff" fo:color="#222222" fo:font-size="12pt" style:font-size-asian="12pt" style:font-size-complex="12pt"/>
    </style:style>
    <style:style style:name="T68_2" style:family="text">
      <style:text-properties fo:background-color="#ffffff" fo:color="#222222" fo:font-size="12pt" style:font-size-asian="12pt" style:font-size-complex="12pt"/>
    </style:style>
    <style:style style:name="T68_3" style:family="text">
      <style:text-properties fo:background-color="#ffffff" fo:color="#222222" fo:font-size="12pt" style:font-size-asian="12pt" style:font-size-complex="12pt"/>
    </style:style>
    <style:style style:name="T68_4" style:family="text">
      <style:text-properties fo:background-color="#ffffff" fo:color="#222222" fo:font-size="12pt" style:font-size-asian="12pt" style:font-size-complex="12pt"/>
    </style:style>
    <style:style style:name="T68_5" style:family="text">
      <style:text-properties fo:background-color="#ffffff" fo:color="#222222" fo:font-size="12pt" style:font-size-asian="12pt" style:font-size-complex="12pt"/>
    </style:style>
    <style:style style:name="P69" style:family="paragraph" style:parent-style-name="Standard">
      <style:paragraph-properties fo:break-before="auto" fo:line-height="115%" fo:margin-top="0cm" fo:margin-right="2.54cm" style:writing-mode="lr-tb"/>
    </style:style>
    <style:style style:name="T69_1" style:family="text">
      <style:text-properties fo:color="#ff0000"/>
    </style:style>
    <style:style style:name="T69_2" style:family="text">
      <style:text-properties fo:color="#ff0000"/>
    </style:style>
    <style:style style:name="T69_3" style:family="text">
      <style:text-properties fo:color="#ff0000"/>
    </style:style>
    <style:style style:name="T69_4" style:family="text">
      <style:text-properties fo:color="#ff0000"/>
    </style:style>
    <style:style style:name="T69_5" style:family="text">
      <style:text-properties fo:color="#ff0000"/>
    </style:style>
    <style:style style:name="T69_6" style:family="text">
      <style:text-properties fo:color="#ff0000"/>
    </style:style>
    <style:style style:name="T69_7" style:family="text">
      <style:text-properties fo:color="#ff0000"/>
    </style:style>
    <style:style style:name="T69_8" style:family="text">
      <style:text-properties fo:color="#ff0000"/>
    </style:style>
    <style:style style:name="T69_9" style:family="text">
      <style:text-properties fo:color="#ff0000"/>
    </style:style>
    <style:style style:name="T69_10" style:family="text">
      <style:text-properties fo:color="#ff0000"/>
    </style:style>
    <style:style style:name="T69_11" style:family="text">
      <style:text-properties fo:color="#ff0000"/>
    </style:style>
    <style:style style:name="T69_12" style:family="text">
      <style:text-properties fo:color="#ff0000"/>
    </style:style>
    <style:style style:name="T69_13" style:family="text">
      <style:text-properties fo:color="#ff0000"/>
    </style:style>
    <style:style style:name="T69_14" style:family="text">
      <style:text-properties fo:color="#ff0000"/>
    </style:style>
    <style:style style:name="T69_15" style:family="text">
      <style:text-properties fo:color="#ff0000"/>
    </style:style>
    <style:style style:name="T69_16" style:family="text">
      <style:text-properties fo:color="#ff0000"/>
    </style:style>
    <style:style style:name="T69_17" style:family="text">
      <style:text-properties fo:color="#ff0000"/>
    </style:style>
    <style:style style:name="T69_18" style:family="text">
      <style:text-properties fo:color="#ff0000"/>
    </style:style>
    <style:style style:name="T69_19" style:family="text">
      <style:text-properties fo:color="#ff0000"/>
    </style:style>
    <style:style style:name="T69_20" style:family="text">
      <style:text-properties fo:color="#ff0000"/>
    </style:style>
    <style:style style:name="T69_21" style:family="text">
      <style:text-properties fo:color="#ff0000"/>
    </style:style>
    <style:style style:name="T69_22" style:family="text">
      <style:text-properties fo:color="#ff0000"/>
    </style:style>
    <style:style style:name="T69_23" style:family="text">
      <style:text-properties fo:color="#ff0000"/>
    </style:style>
    <style:style style:name="P70" style:family="paragraph" style:parent-style-name="Standard">
      <style:paragraph-properties fo:break-before="auto" fo:line-height="115%" fo:margin-top="0cm" fo:margin-right="2.54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P71" style:family="paragraph" style:parent-style-name="Standard">
      <style:paragraph-properties fo:break-before="auto" fo:line-height="115%" fo:margin-top="0cm" fo:margin-right="2.54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15%" fo:margin-top="0cm" fo:margin-right="2.54cm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fo:margin-top="0cm" fo:margin-right="2.54cm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15%" fo:margin-top="0cm" fo:margin-right="2.54cm" style:writing-mode="lr-tb"/>
    </style:style>
    <style:style style:name="P75" style:family="paragraph" style:parent-style-name="Standard">
      <style:paragraph-properties fo:break-before="auto" fo:line-height="115%" fo:margin-top="0cm" fo:margin-right="2.54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P76" style:family="paragraph" style:parent-style-name="Standard">
      <style:paragraph-properties fo:break-before="auto" fo:line-height="115%" fo:margin-top="0cm" fo:margin-right="2.54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T78_19" style:family="text"/>
    <style:style style:name="T78_20" style:family="text">
      <style:text-properties fo:color="#1155cc" style:text-underline-style="solid" style:text-underline-color="font-color"/>
    </style:style>
    <style:style style:name="T78_21" style:family="text"/>
    <style:style style:name="T78_22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>
      <style:text-properties fo:color="#ff0000"/>
    </style:style>
    <style:style style:name="T82_2" style:family="text">
      <style:text-properties fo:color="#ff0000"/>
    </style:style>
    <style:style style:name="T82_3" style:family="text">
      <style:text-properties fo:color="#ff0000"/>
    </style:style>
    <style:style style:name="T82_4" style:family="text">
      <style:text-properties fo:color="#ff0000"/>
    </style:style>
    <style:style style:name="T82_5" style:family="text">
      <style:text-properties fo:color="#ff0000"/>
    </style:style>
    <style:style style:name="T82_6" style:family="text">
      <style:text-properties fo:color="#ff0000"/>
    </style:style>
    <style:style style:name="T82_7" style:family="text">
      <style:text-properties fo:color="#ff0000"/>
    </style:style>
    <style:style style:name="T82_8" style:family="text">
      <style:text-properties fo:color="#ff0000"/>
    </style:style>
    <style:style style:name="T82_9" style:family="text">
      <style:text-properties fo:color="#ff0000"/>
    </style:style>
    <style:style style:name="T82_10" style:family="text">
      <style:text-properties fo:color="#ff0000"/>
    </style:style>
    <style:style style:name="T82_11" style:family="text">
      <style:text-properties fo:color="#ff0000"/>
    </style:style>
    <style:style style:name="T82_12" style:family="text">
      <style:text-properties fo:color="#ff0000"/>
    </style:style>
    <style:style style:name="T82_13" style:family="text">
      <style:text-properties fo:color="#ff0000"/>
    </style:style>
    <style:style style:name="T82_14" style:family="text">
      <style:text-properties fo:color="#ff0000"/>
    </style:style>
    <style:style style:name="T82_15" style:family="text">
      <style:text-properties fo:color="#ff0000"/>
    </style:style>
    <style:style style:name="T82_16" style:family="text">
      <style:text-properties fo:color="#ff0000"/>
    </style:style>
    <style:style style:name="T82_17" style:family="text">
      <style:text-properties fo:color="#ff0000"/>
    </style:style>
    <style:style style:name="T82_18" style:family="text">
      <style:text-properties fo:color="#ff0000"/>
    </style:style>
    <style:style style:name="T82_19" style:family="text">
      <style:text-properties fo:color="#ff0000"/>
    </style:style>
    <style:style style:name="T82_20" style:family="text">
      <style:text-properties fo:color="#ff0000"/>
    </style:style>
    <style:style style:name="T82_21" style:family="text">
      <style:text-properties fo:color="#ff0000"/>
    </style:style>
    <style:style style:name="T82_22" style:family="text">
      <style:text-properties fo:color="#ff0000"/>
    </style:style>
    <style:style style:name="T82_23" style:family="text">
      <style:text-properties fo:color="#ff0000"/>
    </style:style>
    <style:style style:name="T82_24" style:family="text">
      <style:text-properties fo:color="#ff0000"/>
    </style:style>
    <style:style style:name="T82_25" style:family="text">
      <style:text-properties fo:color="#ff0000"/>
    </style:style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>
      <style:text-properties fo:color="#ff0000"/>
    </style:style>
    <style:style style:name="T83_2" style:family="text">
      <style:text-properties fo:color="#ff0000"/>
    </style:style>
    <style:style style:name="T83_3" style:family="text">
      <style:text-properties fo:color="#ff0000"/>
    </style:style>
    <style:style style:name="T83_4" style:family="text">
      <style:text-properties fo:color="#ff0000"/>
    </style:style>
    <style:style style:name="T83_5" style:family="text">
      <style:text-properties fo:color="#ff0000"/>
    </style:style>
    <style:style style:name="T83_6" style:family="text">
      <style:text-properties fo:color="#ff0000"/>
    </style:style>
    <style:style style:name="T83_7" style:family="text">
      <style:text-properties fo:color="#ff0000"/>
    </style:style>
    <style:style style:name="T83_8" style:family="text">
      <style:text-properties fo:color="#ff0000"/>
    </style:style>
    <style:style style:name="T83_9" style:family="text">
      <style:text-properties fo:color="#ff0000"/>
    </style:style>
    <style:style style:name="T83_10" style:family="text">
      <style:text-properties fo:color="#ff0000"/>
    </style:style>
    <style:style style:name="T83_11" style:family="text">
      <style:text-properties fo:color="#ff0000"/>
    </style:style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>
      <style:text-properties fo:color="#ff0000"/>
    </style:style>
    <style:style style:name="T84_2" style:family="text">
      <style:text-properties fo:color="#ff0000"/>
    </style:style>
    <style:style style:name="T84_3" style:family="text">
      <style:text-properties fo:color="#ff0000"/>
    </style:style>
    <style:style style:name="T84_4" style:family="text">
      <style:text-properties fo:color="#ff0000"/>
    </style:style>
    <style:style style:name="T84_5" style:family="text">
      <style:text-properties fo:color="#ff0000"/>
    </style:style>
    <style:style style:name="T84_6" style:family="text">
      <style:text-properties fo:color="#ff0000"/>
    </style:style>
    <style:style style:name="T84_7" style:family="text">
      <style:text-properties fo:color="#ff0000"/>
    </style:style>
    <style:style style:name="T84_8" style:family="text">
      <style:text-properties fo:color="#ff0000"/>
    </style:style>
    <style:style style:name="T84_9" style:family="text">
      <style:text-properties fo:color="#ff0000"/>
    </style:style>
    <style:style style:name="T84_10" style:family="text">
      <style:text-properties fo:color="#ff0000"/>
    </style:style>
    <style:style style:name="T84_11" style:family="text">
      <style:text-properties fo:color="#ff0000"/>
    </style:style>
    <style:style style:name="T84_12" style:family="text">
      <style:text-properties fo:color="#ff0000"/>
    </style:style>
    <style:style style:name="T84_13" style:family="text">
      <style:text-properties fo:color="#ff0000"/>
    </style:style>
    <style:style style:name="T84_14" style:family="text">
      <style:text-properties fo:color="#ff0000"/>
    </style:style>
    <style:style style:name="T84_15" style:family="text">
      <style:text-properties fo:color="#ff0000"/>
    </style:style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/>
    <style:style style:name="T87_2" style:family="text"/>
    <style:style style:name="T87_3" style:family="text">
      <style:text-properties fo:font-weight="bold" style:font-weight-asian="bold" style:font-weight-complex="bold"/>
    </style:style>
    <style:style style:name="T87_4" style:family="text">
      <style:text-properties fo:font-weight="bold" style:font-weight-asian="bold" style:font-weight-complex="bold"/>
    </style:style>
    <style:style style:name="T87_5" style:family="text">
      <style:text-properties fo:font-weight="bold" style:font-weight-asian="bold" style:font-weight-complex="bold"/>
    </style:style>
    <style:style style:name="T87_6" style:family="text">
      <style:text-properties fo:font-weight="bold" style:font-weight-asian="bold" style:font-weight-complex="bold"/>
    </style:style>
    <style:style style:name="T87_7" style:family="text">
      <style:text-properties fo:font-weight="bold" style:font-weight-asian="bold" style:font-weight-complex="bold"/>
    </style:style>
    <style:style style:name="T87_8" style:family="text">
      <style:text-properties fo:font-weight="bold" style:font-weight-asian="bold" style:font-weight-complex="bold"/>
    </style:style>
    <style:style style:name="T87_9" style:family="text">
      <style:text-properties fo:font-weight="bold" style:font-weight-asian="bold" style:font-weight-complex="bold"/>
    </style:style>
    <style:style style:name="T87_10" style:family="text">
      <style:text-properties fo:font-weight="bold" style:font-weight-asian="bold" style:font-weight-complex="bold"/>
    </style:style>
    <style:style style:name="T87_11" style:family="text">
      <style:text-properties fo:font-weight="bold" style:font-weight-asian="bold" style:font-weight-complex="bold"/>
    </style:style>
    <style:style style:name="T87_12" style:family="text">
      <style:text-properties fo:font-weight="bold" style:font-weight-asian="bold" style:font-weight-complex="bold"/>
    </style:style>
    <style:style style:name="T87_13" style:family="text">
      <style:text-properties fo:font-weight="bold" style:font-weight-asian="bold" style:font-weight-complex="bold"/>
    </style:style>
    <style:style style:name="T87_14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>
      <style:text-properties fo:color="#980000"/>
    </style:style>
    <style:style style:name="T88_2" style:family="text">
      <style:text-properties fo:color="#980000"/>
    </style:style>
    <style:style style:name="T88_3" style:family="text">
      <style:text-properties fo:color="#980000"/>
    </style:style>
    <style:style style:name="T88_4" style:family="text">
      <style:text-properties fo:color="#980000"/>
    </style:style>
    <style:style style:name="T88_5" style:family="text">
      <style:text-properties fo:color="#980000"/>
    </style:style>
    <style:style style:name="T88_6" style:family="text">
      <style:text-properties fo:color="#980000"/>
    </style:style>
    <style:style style:name="T88_7" style:family="text">
      <style:text-properties fo:color="#980000"/>
    </style:style>
    <style:style style:name="T88_8" style:family="text">
      <style:text-properties fo:color="#980000"/>
    </style:style>
    <style:style style:name="T88_9" style:family="text">
      <style:text-properties fo:color="#980000"/>
    </style:style>
    <style:style style:name="T88_10" style:family="text">
      <style:text-properties fo:color="#980000"/>
    </style:style>
    <style:style style:name="T88_11" style:family="text">
      <style:text-properties fo:color="#980000"/>
    </style:style>
    <style:style style:name="T88_12" style:family="text">
      <style:text-properties fo:color="#980000"/>
    </style:style>
    <style:style style:name="T88_13" style:family="text">
      <style:text-properties fo:color="#980000"/>
    </style:style>
    <style:style style:name="T88_14" style:family="text">
      <style:text-properties fo:color="#980000"/>
    </style:style>
    <style:style style:name="T88_15" style:family="text">
      <style:text-properties fo:color="#980000"/>
    </style:style>
    <style:style style:name="T88_16" style:family="text">
      <style:text-properties fo:color="#980000"/>
    </style:style>
    <style:style style:name="T88_17" style:family="text">
      <style:text-properties fo:color="#980000"/>
    </style:style>
    <style:style style:name="T88_18" style:family="text">
      <style:text-properties fo:color="#980000"/>
    </style:style>
    <style:style style:name="T88_19" style:family="text">
      <style:text-properties fo:color="#980000"/>
    </style:style>
    <style:style style:name="T88_20" style:family="text">
      <style:text-properties fo:color="#980000"/>
    </style:style>
    <style:style style:name="T88_21" style:family="text">
      <style:text-properties fo:color="#980000"/>
    </style:style>
    <style:style style:name="T88_22" style:family="text">
      <style:text-properties fo:color="#980000"/>
    </style:style>
    <style:style style:name="T88_23" style:family="text">
      <style:text-properties fo:color="#980000"/>
    </style:style>
    <style:style style:name="T88_24" style:family="text">
      <style:text-properties fo:color="#980000"/>
    </style:style>
    <style:style style:name="T88_25" style:family="text">
      <style:text-properties fo:color="#980000"/>
    </style:style>
    <style:style style:name="T88_26" style:family="text">
      <style:text-properties fo:color="#980000"/>
    </style:style>
    <style:style style:name="T88_27" style:family="text">
      <style:text-properties fo:color="#980000"/>
    </style:style>
    <style:style style:name="T88_28" style:family="text">
      <style:text-properties fo:color="#980000"/>
    </style:style>
    <style:style style:name="T88_29" style:family="text">
      <style:text-properties fo:color="#980000"/>
    </style:style>
    <style:style style:name="T88_30" style:family="text">
      <style:text-properties fo:color="#980000"/>
    </style:style>
    <style:style style:name="T88_31" style:family="text">
      <style:text-properties fo:color="#980000"/>
    </style:style>
    <style:style style:name="T88_32" style:family="text">
      <style:text-properties fo:color="#980000"/>
    </style:style>
    <style:style style:name="T88_33" style:family="text">
      <style:text-properties fo:color="#980000"/>
    </style:style>
    <style:style style:name="T88_34" style:family="text">
      <style:text-properties fo:color="#980000"/>
    </style:style>
    <style:style style:name="T88_35" style:family="text">
      <style:text-properties fo:color="#980000"/>
    </style:style>
    <style:style style:name="T88_36" style:family="text">
      <style:text-properties fo:color="#980000"/>
    </style:style>
    <style:style style:name="T88_37" style:family="text">
      <style:text-properties fo:color="#980000"/>
    </style:style>
    <style:style style:name="T88_38" style:family="text">
      <style:text-properties fo:color="#980000"/>
    </style:style>
    <style:style style:name="T88_39" style:family="text">
      <style:text-properties fo:color="#980000"/>
    </style:style>
    <style:style style:name="T88_40" style:family="text">
      <style:text-properties fo:color="#980000"/>
    </style:style>
    <style:style style:name="T88_41" style:family="text">
      <style:text-properties fo:color="#980000"/>
    </style:style>
    <style:style style:name="T88_42" style:family="text">
      <style:text-properties fo:color="#980000"/>
    </style:style>
    <style:style style:name="T88_43" style:family="text">
      <style:text-properties fo:color="#980000"/>
    </style:style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>
      <style:text-properties fo:color="#980000"/>
    </style:style>
    <style:style style:name="T89_2" style:family="text">
      <style:text-properties fo:color="#980000"/>
    </style:style>
    <style:style style:name="T89_3" style:family="text">
      <style:text-properties fo:color="#980000"/>
    </style:style>
    <style:style style:name="T89_4" style:family="text">
      <style:text-properties fo:color="#980000"/>
    </style:style>
    <style:style style:name="T89_5" style:family="text">
      <style:text-properties fo:color="#980000"/>
    </style:style>
    <style:style style:name="T89_6" style:family="text">
      <style:text-properties fo:color="#980000"/>
    </style:style>
    <style:style style:name="T89_7" style:family="text">
      <style:text-properties fo:color="#980000"/>
    </style:style>
    <style:style style:name="T89_8" style:family="text">
      <style:text-properties fo:color="#980000"/>
    </style:style>
    <style:style style:name="T89_9" style:family="text">
      <style:text-properties fo:color="#980000"/>
    </style:style>
    <style:style style:name="T89_10" style:family="text">
      <style:text-properties fo:color="#980000"/>
    </style:style>
    <style:style style:name="T89_11" style:family="text">
      <style:text-properties fo:color="#980000"/>
    </style:style>
    <style:style style:name="T89_12" style:family="text">
      <style:text-properties fo:color="#980000"/>
    </style:style>
    <style:style style:name="T89_13" style:family="text">
      <style:text-properties fo:color="#980000"/>
    </style:style>
    <style:style style:name="T89_14" style:family="text">
      <style:text-properties fo:color="#980000"/>
    </style:style>
    <style:style style:name="T89_15" style:family="text">
      <style:text-properties fo:color="#980000"/>
    </style:style>
    <style:style style:name="T89_16" style:family="text">
      <style:text-properties fo:color="#980000"/>
    </style:style>
    <style:style style:name="T89_17" style:family="text">
      <style:text-properties fo:color="#980000"/>
    </style:style>
    <style:style style:name="T89_18" style:family="text">
      <style:text-properties fo:color="#980000"/>
    </style:style>
    <style:style style:name="T89_19" style:family="text">
      <style:text-properties fo:color="#980000"/>
    </style:style>
    <style:style style:name="T89_20" style:family="text">
      <style:text-properties fo:color="#980000"/>
    </style:style>
    <style:style style:name="T89_21" style:family="text">
      <style:text-properties fo:color="#980000"/>
    </style:style>
    <style:style style:name="T89_22" style:family="text">
      <style:text-properties fo:color="#980000"/>
    </style:style>
    <style:style style:name="T89_23" style:family="text">
      <style:text-properties fo:color="#980000"/>
    </style:style>
    <style:style style:name="T89_24" style:family="text">
      <style:text-properties fo:color="#980000"/>
    </style:style>
    <style:style style:name="T89_25" style:family="text">
      <style:text-properties fo:color="#980000"/>
    </style:style>
    <style:style style:name="T89_26" style:family="text">
      <style:text-properties fo:color="#980000"/>
    </style:style>
    <style:style style:name="T89_27" style:family="text">
      <style:text-properties fo:color="#980000"/>
    </style:style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>
      <style:text-properties fo:color="#980000"/>
    </style:style>
    <style:style style:name="T90_2" style:family="text">
      <style:text-properties fo:color="#980000"/>
    </style:style>
    <style:style style:name="T90_3" style:family="text">
      <style:text-properties fo:color="#980000"/>
    </style:style>
    <style:style style:name="T90_4" style:family="text">
      <style:text-properties fo:color="#980000"/>
    </style:style>
    <style:style style:name="T90_5" style:family="text">
      <style:text-properties fo:color="#980000"/>
    </style:style>
    <style:style style:name="T90_6" style:family="text">
      <style:text-properties fo:color="#980000"/>
    </style:style>
    <style:style style:name="T90_7" style:family="text">
      <style:text-properties fo:color="#980000"/>
    </style:style>
    <style:style style:name="T90_8" style:family="text">
      <style:text-properties fo:color="#980000"/>
    </style:style>
    <style:style style:name="T90_9" style:family="text">
      <style:text-properties fo:color="#980000"/>
    </style:style>
    <style:style style:name="T90_10" style:family="text">
      <style:text-properties fo:color="#980000"/>
    </style:style>
    <style:style style:name="T90_11" style:family="text">
      <style:text-properties fo:color="#980000"/>
    </style:style>
    <style:style style:name="T90_12" style:family="text">
      <style:text-properties fo:color="#980000"/>
    </style:style>
    <style:style style:name="T90_13" style:family="text">
      <style:text-properties fo:color="#980000"/>
    </style:style>
    <style:style style:name="T90_14" style:family="text">
      <style:text-properties fo:color="#980000"/>
    </style:style>
    <style:style style:name="T90_15" style:family="text">
      <style:text-properties fo:color="#980000"/>
    </style:style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>
      <style:text-properties fo:color="#980000"/>
    </style:style>
    <style:style style:name="T91_2" style:family="text">
      <style:text-properties fo:color="#980000"/>
    </style:style>
    <style:style style:name="T91_3" style:family="text">
      <style:text-properties fo:color="#980000"/>
    </style:style>
    <style:style style:name="T91_4" style:family="text">
      <style:text-properties fo:color="#980000"/>
    </style:style>
    <style:style style:name="T91_5" style:family="text">
      <style:text-properties fo:color="#980000"/>
    </style:style>
    <style:style style:name="T91_6" style:family="text">
      <style:text-properties fo:color="#980000"/>
    </style:style>
    <style:style style:name="T91_7" style:family="text">
      <style:text-properties fo:color="#980000"/>
    </style:style>
    <style:style style:name="T91_8" style:family="text">
      <style:text-properties fo:color="#980000"/>
    </style:style>
    <style:style style:name="T91_9" style:family="text">
      <style:text-properties fo:color="#980000"/>
    </style:style>
    <style:style style:name="T91_10" style:family="text">
      <style:text-properties fo:color="#980000"/>
    </style:style>
    <style:style style:name="T91_11" style:family="text">
      <style:text-properties fo:color="#980000"/>
    </style:style>
    <style:style style:name="T91_12" style:family="text">
      <style:text-properties fo:color="#980000"/>
    </style:style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>
      <style:text-properties fo:background-color="#ffffff" fo:color="#656565"/>
    </style:style>
    <style:style style:name="T93_2" style:family="text">
      <style:text-properties fo:background-color="#ffffff" fo:color="#656565"/>
    </style:style>
    <style:style style:name="T93_3" style:family="text">
      <style:text-properties fo:background-color="#ffffff" fo:color="#656565"/>
    </style:style>
    <style:style style:name="T93_4" style:family="text">
      <style:text-properties fo:background-color="#ffffff" fo:color="#656565"/>
    </style:style>
    <style:style style:name="T93_5" style:family="text">
      <style:text-properties fo:background-color="#ffffff" fo:color="#656565"/>
    </style:style>
    <style:style style:name="T93_6" style:family="text">
      <style:text-properties fo:background-color="#ffffff" fo:color="#656565"/>
    </style:style>
    <style:style style:name="T93_7" style:family="text">
      <style:text-properties fo:background-color="#ffffff" fo:color="#656565"/>
    </style:style>
    <style:style style:name="T93_8" style:family="text">
      <style:text-properties fo:background-color="#ffffff" fo:color="#656565"/>
    </style:style>
    <style:style style:name="T93_9" style:family="text">
      <style:text-properties fo:background-color="#ffffff" fo:color="#656565"/>
    </style:style>
    <style:style style:name="T93_10" style:family="text">
      <style:text-properties fo:background-color="#ffffff" fo:color="#656565"/>
    </style:style>
    <style:style style:name="T93_11" style:family="text">
      <style:text-properties fo:background-color="#ffffff" fo:color="#656565"/>
    </style:style>
    <style:style style:name="T93_12" style:family="text">
      <style:text-properties fo:background-color="#ffffff" fo:color="#656565"/>
    </style:style>
    <style:style style:name="T93_13" style:family="text">
      <style:text-properties fo:background-color="#ffffff" fo:color="#656565"/>
    </style:style>
    <style:style style:name="T93_14" style:family="text">
      <style:text-properties fo:background-color="#ffffff" fo:color="#656565"/>
    </style:style>
    <style:style style:name="T93_15" style:family="text">
      <style:text-properties fo:background-color="#ffffff" fo:color="#656565"/>
    </style:style>
    <style:style style:name="T93_16" style:family="text">
      <style:text-properties fo:background-color="#ffffff" fo:color="#656565"/>
    </style:style>
    <style:style style:name="T93_17" style:family="text">
      <style:text-properties fo:background-color="#ffffff" fo:color="#656565"/>
    </style:style>
    <style:style style:name="T93_18" style:family="text">
      <style:text-properties fo:background-color="#ffffff" fo:color="#656565"/>
    </style:style>
    <style:style style:name="T93_19" style:family="text">
      <style:text-properties fo:background-color="#ffffff" fo:color="#656565"/>
    </style:style>
    <style:style style:name="T93_20" style:family="text">
      <style:text-properties fo:background-color="#ffffff" fo:color="#656565"/>
    </style:style>
    <style:style style:name="T93_21" style:family="text">
      <style:text-properties fo:background-color="#ffffff" fo:color="#656565"/>
    </style:style>
    <style:style style:name="T93_22" style:family="text">
      <style:text-properties fo:background-color="#ffffff" fo:color="#656565"/>
    </style:style>
    <style:style style:name="T93_23" style:family="text">
      <style:text-properties fo:background-color="#ffffff" fo:color="#656565"/>
    </style:style>
    <style:style style:name="T93_24" style:family="text">
      <style:text-properties fo:background-color="#ffffff" fo:color="#656565"/>
    </style:style>
    <style:style style:name="T93_25" style:family="text">
      <style:text-properties fo:background-color="#ffffff" fo:color="#656565"/>
    </style:style>
    <style:style style:name="T93_26" style:family="text">
      <style:text-properties fo:background-color="#ffffff" fo:color="#656565"/>
    </style:style>
    <style:style style:name="T93_27" style:family="text">
      <style:text-properties fo:background-color="#ffffff" fo:color="#656565"/>
    </style:style>
    <style:style style:name="T93_28" style:family="text">
      <style:text-properties fo:background-color="#ffffff" fo:color="#656565"/>
    </style:style>
    <style:style style:name="T93_29" style:family="text">
      <style:text-properties fo:background-color="#ffffff" fo:color="#656565"/>
    </style:style>
    <style:style style:name="T93_30" style:family="text">
      <style:text-properties fo:background-color="#ffffff" fo:color="#656565"/>
    </style:style>
    <style:style style:name="T93_31" style:family="text">
      <style:text-properties fo:background-color="#ffffff" fo:color="#656565"/>
    </style:style>
    <style:style style:name="T93_32" style:family="text">
      <style:text-properties fo:background-color="#ffffff" fo:color="#656565"/>
    </style:style>
    <style:style style:name="T93_33" style:family="text">
      <style:text-properties fo:background-color="#ffffff" fo:color="#656565"/>
    </style:style>
    <style:style style:name="T93_34" style:family="text">
      <style:text-properties fo:background-color="#ffffff" fo:color="#656565"/>
    </style:style>
    <style:style style:name="T93_35" style:family="text">
      <style:text-properties fo:background-color="#ffffff" fo:color="#656565"/>
    </style:style>
    <style:style style:name="T93_36" style:family="text">
      <style:text-properties fo:background-color="#ffffff" fo:color="#656565"/>
    </style:style>
    <style:style style:name="T93_37" style:family="text">
      <style:text-properties fo:background-color="#ffffff" fo:color="#656565"/>
    </style:style>
    <style:style style:name="T93_38" style:family="text">
      <style:text-properties fo:background-color="#ffffff" fo:color="#656565"/>
    </style:style>
    <style:style style:name="T93_39" style:family="text">
      <style:text-properties fo:background-color="#ffffff" fo:color="#656565"/>
    </style:style>
    <style:style style:name="T93_40" style:family="text">
      <style:text-properties fo:background-color="#ffffff" fo:color="#656565"/>
    </style:style>
    <style:style style:name="T93_41" style:family="text">
      <style:text-properties fo:background-color="#ffffff" fo:color="#656565"/>
    </style:style>
    <style:style style:name="T93_42" style:family="text">
      <style:text-properties fo:background-color="#ffffff" fo:color="#656565"/>
    </style:style>
    <style:style style:name="T93_43" style:family="text">
      <style:text-properties fo:background-color="#ffffff" fo:color="#656565"/>
    </style:style>
    <style:style style:name="T93_44" style:family="text">
      <style:text-properties fo:background-color="#ffffff" fo:color="#656565"/>
    </style:style>
    <style:style style:name="T93_45" style:family="text">
      <style:text-properties fo:background-color="#ffffff" fo:color="#656565"/>
    </style:style>
    <style:style style:name="T93_46" style:family="text">
      <style:text-properties fo:background-color="#ffffff" fo:color="#656565"/>
    </style:style>
    <style:style style:name="T93_47" style:family="text">
      <style:text-properties fo:background-color="#ffffff" fo:color="#656565"/>
    </style:style>
    <style:style style:name="T93_48" style:family="text">
      <style:text-properties fo:background-color="#ffffff" fo:color="#656565"/>
    </style:style>
    <style:style style:name="T93_49" style:family="text">
      <style:text-properties fo:background-color="#ffffff" fo:color="#656565"/>
    </style:style>
    <style:style style:name="T93_50" style:family="text">
      <style:text-properties fo:background-color="#ffffff" fo:color="#656565"/>
    </style:style>
    <style:style style:name="T93_51" style:family="text">
      <style:text-properties fo:background-color="#ffffff" fo:color="#656565"/>
    </style:style>
    <style:style style:name="T93_52" style:family="text">
      <style:text-properties fo:background-color="#ffffff" fo:color="#656565"/>
    </style:style>
    <style:style style:name="T93_53" style:family="text">
      <style:text-properties fo:background-color="#ffffff" fo:color="#656565"/>
    </style:style>
    <style:style style:name="T93_54" style:family="text">
      <style:text-properties fo:background-color="#ffffff" fo:color="#656565"/>
    </style:style>
    <style:style style:name="T93_55" style:family="text">
      <style:text-properties fo:background-color="#ffffff" fo:color="#656565"/>
    </style:style>
    <style:style style:name="T93_56" style:family="text">
      <style:text-properties fo:background-color="#ffffff" fo:color="#656565"/>
    </style:style>
    <style:style style:name="T93_57" style:family="text">
      <style:text-properties fo:background-color="#ffffff" fo:color="#656565"/>
    </style:style>
    <style:style style:name="T93_58" style:family="text">
      <style:text-properties fo:background-color="#ffffff" fo:color="#656565"/>
    </style:style>
    <style:style style:name="T93_59" style:family="text">
      <style:text-properties fo:background-color="#ffffff" fo:color="#656565"/>
    </style:style>
    <style:style style:name="T93_60" style:family="text">
      <style:text-properties fo:background-color="#ffffff" fo:color="#656565"/>
    </style:style>
    <style:style style:name="T93_61" style:family="text">
      <style:text-properties fo:background-color="#ffffff" fo:color="#656565"/>
    </style:style>
    <style:style style:name="T93_62" style:family="text">
      <style:text-properties fo:background-color="#ffffff" fo:color="#656565"/>
    </style:style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>
      <style:text-properties fo:background-color="#ffffff" fo:color="#656565"/>
    </style:style>
    <style:style style:name="T94_2" style:family="text">
      <style:text-properties fo:background-color="#ffffff" fo:color="#656565"/>
    </style:style>
    <style:style style:name="T94_3" style:family="text">
      <style:text-properties fo:background-color="#ffffff" fo:color="#656565"/>
    </style:style>
    <style:style style:name="T94_4" style:family="text">
      <style:text-properties fo:background-color="#ffffff" fo:color="#656565"/>
    </style:style>
    <style:style style:name="T94_5" style:family="text">
      <style:text-properties fo:background-color="#ffffff" fo:color="#656565"/>
    </style:style>
    <style:style style:name="T94_6" style:family="text">
      <style:text-properties fo:background-color="#ffffff" fo:color="#656565"/>
    </style:style>
    <style:style style:name="T94_7" style:family="text">
      <style:text-properties fo:background-color="#ffffff" fo:color="#656565"/>
    </style:style>
    <style:style style:name="T94_8" style:family="text">
      <style:text-properties fo:background-color="#ffffff" fo:color="#656565"/>
    </style:style>
    <style:style style:name="T94_9" style:family="text">
      <style:text-properties fo:background-color="#ffffff" fo:color="#656565"/>
    </style:style>
    <style:style style:name="T94_10" style:family="text">
      <style:text-properties fo:background-color="#ffffff" fo:color="#656565"/>
    </style:style>
    <style:style style:name="T94_11" style:family="text">
      <style:text-properties fo:background-color="#ffffff" fo:color="#656565"/>
    </style:style>
    <style:style style:name="T94_12" style:family="text">
      <style:text-properties fo:background-color="#ffffff" fo:color="#656565"/>
    </style:style>
    <style:style style:name="T94_13" style:family="text">
      <style:text-properties fo:background-color="#ffffff" fo:color="#656565"/>
    </style:style>
    <style:style style:name="T94_14" style:family="text">
      <style:text-properties fo:background-color="#ffffff" fo:color="#656565"/>
    </style:style>
    <style:style style:name="T94_15" style:family="text">
      <style:text-properties fo:background-color="#ffffff" fo:color="#656565"/>
    </style:style>
    <style:style style:name="T94_16" style:family="text">
      <style:text-properties fo:background-color="#ffffff" fo:color="#656565"/>
    </style:style>
    <style:style style:name="T94_17" style:family="text">
      <style:text-properties fo:background-color="#ffffff" fo:color="#656565"/>
    </style:style>
    <style:style style:name="T94_18" style:family="text">
      <style:text-properties fo:background-color="#ffffff" fo:color="#656565"/>
    </style:style>
    <style:style style:name="T94_19" style:family="text">
      <style:text-properties fo:background-color="#ffffff" fo:color="#656565"/>
    </style:style>
    <style:style style:name="T94_20" style:family="text">
      <style:text-properties fo:background-color="#ffffff" fo:color="#656565"/>
    </style:style>
    <style:style style:name="T94_21" style:family="text">
      <style:text-properties fo:background-color="#ffffff" fo:color="#656565"/>
    </style:style>
    <style:style style:name="T94_22" style:family="text">
      <style:text-properties fo:background-color="#ffffff" fo:color="#656565"/>
    </style:style>
    <style:style style:name="T94_23" style:family="text">
      <style:text-properties fo:background-color="#ffffff" fo:color="#656565"/>
    </style:style>
    <style:style style:name="T94_24" style:family="text">
      <style:text-properties fo:background-color="#ffffff" fo:color="#656565"/>
    </style:style>
    <style:style style:name="T94_25" style:family="text">
      <style:text-properties fo:background-color="#ffffff" fo:color="#656565"/>
    </style:style>
    <style:style style:name="T94_26" style:family="text">
      <style:text-properties fo:background-color="#ffffff" fo:color="#656565"/>
    </style:style>
    <style:style style:name="T94_27" style:family="text">
      <style:text-properties fo:background-color="#ffffff" fo:color="#656565"/>
    </style:style>
    <style:style style:name="T94_28" style:family="text">
      <style:text-properties fo:background-color="#ffffff" fo:color="#656565"/>
    </style:style>
    <style:style style:name="T94_29" style:family="text">
      <style:text-properties fo:background-color="#ffffff" fo:color="#656565"/>
    </style:style>
    <style:style style:name="T94_30" style:family="text">
      <style:text-properties fo:background-color="#ffffff" fo:color="#656565"/>
    </style:style>
    <style:style style:name="T94_31" style:family="text">
      <style:text-properties fo:background-color="#ffffff" fo:color="#656565"/>
    </style:style>
    <style:style style:name="T94_32" style:family="text">
      <style:text-properties fo:background-color="#ffffff" fo:color="#656565"/>
    </style:style>
    <style:style style:name="T94_33" style:family="text">
      <style:text-properties fo:background-color="#ffffff" fo:color="#656565"/>
    </style:style>
    <style:style style:name="T94_34" style:family="text">
      <style:text-properties fo:background-color="#ffffff" fo:color="#656565"/>
    </style:style>
    <style:style style:name="T94_35" style:family="text">
      <style:text-properties fo:background-color="#ffffff" fo:color="#656565"/>
    </style:style>
    <style:style style:name="T94_36" style:family="text">
      <style:text-properties fo:background-color="#ffffff" fo:color="#656565"/>
    </style:style>
    <style:style style:name="T94_37" style:family="text">
      <style:text-properties fo:background-color="#ffffff" fo:color="#656565"/>
    </style:style>
    <style:style style:name="T94_38" style:family="text">
      <style:text-properties fo:background-color="#ffffff" fo:color="#656565"/>
    </style:style>
    <style:style style:name="T94_39" style:family="text">
      <style:text-properties fo:background-color="#ffffff" fo:color="#656565"/>
    </style:style>
    <style:style style:name="T94_40" style:family="text">
      <style:text-properties fo:background-color="#ffffff" fo:color="#656565"/>
    </style:style>
    <style:style style:name="T94_41" style:family="text">
      <style:text-properties fo:background-color="#ffffff" fo:color="#656565"/>
    </style:style>
    <style:style style:name="T94_42" style:family="text">
      <style:text-properties fo:background-color="#ffffff" fo:color="#656565"/>
    </style:style>
    <style:style style:name="T94_43" style:family="text">
      <style:text-properties fo:background-color="#ffffff" fo:color="#656565"/>
    </style:style>
    <style:style style:name="T94_44" style:family="text">
      <style:text-properties fo:background-color="#ffffff" fo:color="#656565"/>
    </style:style>
    <style:style style:name="T94_45" style:family="text">
      <style:text-properties fo:background-color="#ffffff" fo:color="#656565"/>
    </style:style>
    <style:style style:name="T94_46" style:family="text">
      <style:text-properties fo:background-color="#ffffff" fo:color="#656565"/>
    </style:style>
    <style:style style:name="T94_47" style:family="text">
      <style:text-properties fo:background-color="#ffffff" fo:color="#656565"/>
    </style:style>
    <style:style style:name="T94_48" style:family="text">
      <style:text-properties fo:background-color="#ffffff" fo:color="#656565"/>
    </style:style>
    <style:style style:name="T94_49" style:family="text">
      <style:text-properties fo:background-color="#ffffff" fo:color="#656565"/>
    </style:style>
    <style:style style:name="T94_50" style:family="text">
      <style:text-properties fo:background-color="#ffffff" fo:color="#656565"/>
    </style:style>
    <style:style style:name="T94_51" style:family="text">
      <style:text-properties fo:background-color="#ffffff" fo:color="#656565"/>
    </style:style>
    <style:style style:name="T94_52" style:family="text">
      <style:text-properties fo:background-color="#ffffff" fo:color="#656565"/>
    </style:style>
    <style:style style:name="T94_53" style:family="text">
      <style:text-properties fo:background-color="#ffffff" fo:color="#656565"/>
    </style:style>
    <style:style style:name="T94_54" style:family="text">
      <style:text-properties fo:background-color="#ffffff" fo:color="#656565"/>
    </style:style>
    <style:style style:name="T94_55" style:family="text">
      <style:text-properties fo:background-color="#ffffff" fo:color="#656565"/>
    </style:style>
    <style:style style:name="T94_56" style:family="text">
      <style:text-properties fo:background-color="#ffffff" fo:color="#656565"/>
    </style:style>
    <style:style style:name="T94_57" style:family="text">
      <style:text-properties fo:background-color="#ffffff" fo:color="#656565"/>
    </style:style>
    <style:style style:name="T94_58" style:family="text">
      <style:text-properties fo:background-color="#ffffff" fo:color="#656565"/>
    </style:style>
    <style:style style:name="T94_59" style:family="text">
      <style:text-properties fo:background-color="#ffffff" fo:color="#656565"/>
    </style:style>
    <style:style style:name="T94_60" style:family="text">
      <style:text-properties fo:background-color="#ffffff" fo:color="#656565"/>
    </style:style>
    <style:style style:name="T94_61" style:family="text">
      <style:text-properties fo:background-color="#ffffff" fo:color="#656565"/>
    </style:style>
    <style:style style:name="T94_62" style:family="text">
      <style:text-properties fo:background-color="#ffffff" fo:color="#656565"/>
    </style:style>
    <style:style style:name="T94_63" style:family="text">
      <style:text-properties fo:background-color="#ffffff" fo:color="#656565"/>
    </style:style>
    <style:style style:name="T94_64" style:family="text">
      <style:text-properties fo:background-color="#ffffff" fo:color="#656565"/>
    </style:style>
    <style:style style:name="T94_65" style:family="text">
      <style:text-properties fo:background-color="#ffffff" fo:color="#656565"/>
    </style:style>
    <style:style style:name="T94_66" style:family="text">
      <style:text-properties fo:background-color="#ffffff" fo:color="#656565"/>
    </style:style>
    <style:style style:name="T94_67" style:family="text">
      <style:text-properties fo:background-color="#ffffff" fo:color="#656565"/>
    </style:style>
    <style:style style:name="T94_68" style:family="text">
      <style:text-properties fo:background-color="#ffffff" fo:color="#656565"/>
    </style:style>
    <style:style style:name="T94_69" style:family="text">
      <style:text-properties fo:background-color="#ffffff" fo:color="#656565"/>
    </style:style>
    <style:style style:name="T94_70" style:family="text">
      <style:text-properties fo:background-color="#ffffff" fo:color="#656565"/>
    </style:style>
    <style:style style:name="T94_71" style:family="text">
      <style:text-properties fo:background-color="#ffffff" fo:color="#656565"/>
    </style:style>
    <style:style style:name="T94_72" style:family="text">
      <style:text-properties fo:background-color="#ffffff" fo:color="#656565"/>
    </style:style>
    <style:style style:name="T94_73" style:family="text">
      <style:text-properties fo:background-color="#ffffff" fo:color="#656565"/>
    </style:style>
    <style:style style:name="T94_74" style:family="text">
      <style:text-properties fo:background-color="#ffffff" fo:color="#656565"/>
    </style:style>
    <style:style style:name="T94_75" style:family="text">
      <style:text-properties fo:background-color="#ffffff" fo:color="#656565"/>
    </style:style>
    <style:style style:name="T94_76" style:family="text">
      <style:text-properties fo:background-color="#ffffff" fo:color="#656565"/>
    </style:style>
    <style:style style:name="T94_77" style:family="text">
      <style:text-properties fo:background-color="#ffffff" fo:color="#656565"/>
    </style:style>
    <style:style style:name="T94_78" style:family="text">
      <style:text-properties fo:background-color="#ffffff" fo:color="#656565"/>
    </style:style>
    <style:style style:name="T94_79" style:family="text">
      <style:text-properties fo:background-color="#ffffff" fo:color="#656565"/>
    </style:style>
    <style:style style:name="T94_80" style:family="text">
      <style:text-properties fo:background-color="#ffffff" fo:color="#656565"/>
    </style:style>
    <style:style style:name="T94_81" style:family="text">
      <style:text-properties fo:background-color="#ffffff" fo:color="#656565"/>
    </style:style>
    <style:style style:name="T94_82" style:family="text">
      <style:text-properties fo:background-color="#ffffff" fo:color="#656565"/>
    </style:style>
    <style:style style:name="T94_83" style:family="text">
      <style:text-properties fo:background-color="#ffffff" fo:color="#656565"/>
    </style:style>
    <style:style style:name="T94_84" style:family="text">
      <style:text-properties fo:background-color="#ffffff" fo:color="#656565"/>
    </style:style>
    <style:style style:name="T94_85" style:family="text">
      <style:text-properties fo:background-color="#ffffff" fo:color="#656565"/>
    </style:style>
    <style:style style:name="T94_86" style:family="text">
      <style:text-properties fo:background-color="#ffffff" fo:color="#656565"/>
    </style:style>
    <style:style style:name="T94_87" style:family="text">
      <style:text-properties fo:background-color="#ffffff" fo:color="#656565"/>
    </style:style>
    <style:style style:name="T94_88" style:family="text">
      <style:text-properties fo:background-color="#ffffff" fo:color="#656565"/>
    </style:style>
    <style:style style:name="T94_89" style:family="text">
      <style:text-properties fo:background-color="#ffffff" fo:color="#656565"/>
    </style:style>
    <style:style style:name="T94_90" style:family="text">
      <style:text-properties fo:background-color="#ffffff" fo:color="#656565"/>
    </style:style>
    <style:style style:name="T94_91" style:family="text">
      <style:text-properties fo:background-color="#ffffff" fo:color="#656565"/>
    </style:style>
    <style:style style:name="T94_92" style:family="text">
      <style:text-properties fo:background-color="#ffffff" fo:color="#656565"/>
    </style:style>
    <style:style style:name="T94_93" style:family="text">
      <style:text-properties fo:background-color="#ffffff" fo:color="#656565"/>
    </style:style>
    <style:style style:name="T94_94" style:family="text">
      <style:text-properties fo:background-color="#ffffff" fo:color="#656565"/>
    </style:style>
    <style:style style:name="T94_95" style:family="text">
      <style:text-properties fo:background-color="#ffffff" fo:color="#656565"/>
    </style:style>
    <style:style style:name="T94_96" style:family="text">
      <style:text-properties fo:background-color="#ffffff" fo:color="#656565"/>
    </style:style>
    <style:style style:name="T94_97" style:family="text">
      <style:text-properties fo:background-color="#ffffff" fo:color="#656565"/>
    </style:style>
    <style:style style:name="T94_98" style:family="text">
      <style:text-properties fo:background-color="#ffffff" fo:color="#656565"/>
    </style:style>
    <style:style style:name="T94_99" style:family="text">
      <style:text-properties fo:background-color="#ffffff" fo:color="#656565"/>
    </style:style>
    <style:style style:name="T94_100" style:family="text">
      <style:text-properties fo:background-color="#ffffff" fo:color="#656565"/>
    </style:style>
    <style:style style:name="T94_101" style:family="text">
      <style:text-properties fo:background-color="#ffffff" fo:color="#656565"/>
    </style:style>
    <style:style style:name="T94_102" style:family="text">
      <style:text-properties fo:background-color="#ffffff" fo:color="#656565"/>
    </style:style>
    <style:style style:name="T94_103" style:family="text">
      <style:text-properties fo:background-color="#ffffff" fo:color="#656565"/>
    </style:style>
    <style:style style:name="T94_104" style:family="text">
      <style:text-properties fo:background-color="#ffffff" fo:color="#656565"/>
    </style:style>
    <style:style style:name="T94_105" style:family="text">
      <style:text-properties fo:background-color="#ffffff" fo:color="#656565"/>
    </style:style>
    <style:style style:name="T94_106" style:family="text">
      <style:text-properties fo:background-color="#ffffff" fo:color="#656565"/>
    </style:style>
    <style:style style:name="T94_107" style:family="text">
      <style:text-properties fo:background-color="#ffffff" fo:color="#656565"/>
    </style:style>
    <style:style style:name="T94_108" style:family="text">
      <style:text-properties fo:background-color="#ffffff" fo:color="#656565"/>
    </style:style>
    <style:style style:name="T94_109" style:family="text">
      <style:text-properties fo:background-color="#ffffff" fo:color="#656565"/>
    </style:style>
    <style:style style:name="T94_110" style:family="text">
      <style:text-properties fo:background-color="#ffffff" fo:color="#656565"/>
    </style:style>
    <style:style style:name="T94_111" style:family="text">
      <style:text-properties fo:background-color="#ffffff" fo:color="#656565"/>
    </style:style>
    <style:style style:name="T94_112" style:family="text">
      <style:text-properties fo:background-color="#ffffff" fo:color="#656565"/>
    </style:style>
    <style:style style:name="T94_113" style:family="text">
      <style:text-properties fo:background-color="#ffffff" fo:color="#656565"/>
    </style:style>
    <style:style style:name="T94_114" style:family="text">
      <style:text-properties fo:background-color="#ffffff" fo:color="#656565"/>
    </style:style>
    <style:style style:name="T94_115" style:family="text">
      <style:text-properties fo:background-color="#ffffff" fo:color="#656565"/>
    </style:style>
    <style:style style:name="T94_116" style:family="text">
      <style:text-properties fo:background-color="#ffffff" fo:color="#656565"/>
    </style:style>
    <style:style style:name="T94_117" style:family="text">
      <style:text-properties fo:background-color="#ffffff" fo:color="#656565"/>
    </style:style>
    <style:style style:name="T94_118" style:family="text">
      <style:text-properties fo:background-color="#ffffff" fo:color="#656565"/>
    </style:style>
    <style:style style:name="T94_119" style:family="text">
      <style:text-properties fo:background-color="#ffffff" fo:color="#656565"/>
    </style:style>
    <style:style style:name="T94_120" style:family="text">
      <style:text-properties fo:background-color="#ffffff" fo:color="#656565"/>
    </style:style>
    <style:style style:name="T94_121" style:family="text">
      <style:text-properties fo:background-color="#ffffff" fo:color="#656565"/>
    </style:style>
    <style:style style:name="T94_122" style:family="text">
      <style:text-properties fo:background-color="#ffffff" fo:color="#656565"/>
    </style:style>
    <style:style style:name="T94_123" style:family="text">
      <style:text-properties fo:background-color="#ffffff" fo:color="#656565"/>
    </style:style>
    <style:style style:name="T94_124" style:family="text">
      <style:text-properties fo:background-color="#ffffff" fo:color="#656565"/>
    </style:style>
    <style:style style:name="T94_125" style:family="text">
      <style:text-properties fo:background-color="#ffffff" fo:color="#656565"/>
    </style:style>
    <style:style style:name="T94_126" style:family="text">
      <style:text-properties fo:background-color="#ffffff" fo:color="#656565"/>
    </style:style>
    <style:style style:name="T94_127" style:family="text">
      <style:text-properties fo:background-color="#ffffff" fo:color="#656565"/>
    </style:style>
    <style:style style:name="T94_128" style:family="text">
      <style:text-properties fo:background-color="#ffffff" fo:color="#656565"/>
    </style:style>
    <style:style style:name="T94_129" style:family="text">
      <style:text-properties fo:background-color="#ffffff" fo:color="#656565"/>
    </style:style>
    <style:style style:name="T94_130" style:family="text">
      <style:text-properties fo:background-color="#ffffff" fo:color="#656565"/>
    </style:style>
    <style:style style:name="T94_131" style:family="text">
      <style:text-properties fo:background-color="#ffffff" fo:color="#656565"/>
    </style:style>
    <style:style style:name="T94_132" style:family="text">
      <style:text-properties fo:background-color="#ffffff" fo:color="#656565"/>
    </style:style>
    <style:style style:name="T94_133" style:family="text">
      <style:text-properties fo:background-color="#ffffff" fo:color="#656565"/>
    </style:style>
    <style:style style:name="T94_134" style:family="text">
      <style:text-properties fo:background-color="#ffffff" fo:color="#656565"/>
    </style:style>
    <style:style style:name="T94_135" style:family="text">
      <style:text-properties fo:background-color="#ffffff" fo:color="#656565"/>
    </style:style>
    <style:style style:name="T94_136" style:family="text">
      <style:text-properties fo:background-color="#ffffff" fo:color="#656565"/>
    </style:style>
    <style:style style:name="T94_137" style:family="text">
      <style:text-properties fo:background-color="#ffffff" fo:color="#656565"/>
    </style:style>
    <style:style style:name="T94_138" style:family="text">
      <style:text-properties fo:background-color="#ffffff" fo:color="#656565"/>
    </style:style>
    <style:style style:name="T94_139" style:family="text">
      <style:text-properties fo:background-color="#ffffff" fo:color="#656565"/>
    </style:style>
    <style:style style:name="T94_140" style:family="text">
      <style:text-properties fo:background-color="#ffffff" fo:color="#656565"/>
    </style:style>
    <style:style style:name="T94_141" style:family="text">
      <style:text-properties fo:background-color="#ffffff" fo:color="#656565"/>
    </style:style>
    <style:style style:name="T94_142" style:family="text">
      <style:text-properties fo:background-color="#ffffff" fo:color="#656565"/>
    </style:style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>
      <style:text-properties fo:background-color="#ffffff" fo:color="#656565"/>
    </style:style>
    <style:style style:name="T95_2" style:family="text">
      <style:text-properties fo:background-color="#ffffff" fo:color="#656565"/>
    </style:style>
    <style:style style:name="T95_3" style:family="text">
      <style:text-properties fo:background-color="#ffffff" fo:color="#656565"/>
    </style:style>
    <style:style style:name="T95_4" style:family="text">
      <style:text-properties fo:background-color="#ffffff" fo:color="#656565"/>
    </style:style>
    <style:style style:name="T95_5" style:family="text"/>
    <style:style style:name="T95_6" style:family="text">
      <style:text-properties fo:background-color="#ffffff" fo:color="#656565" style:text-underline-style="solid" style:text-underline-color="font-color"/>
    </style:style>
    <style:style style:name="T95_7" style:family="text"/>
    <style:style style:name="T95_8" style:family="text">
      <style:text-properties fo:background-color="#ffffff" fo:color="#656565" style:text-underline-style="solid" style:text-underline-color="font-color"/>
    </style:style>
    <style:style style:name="T95_9" style:family="text"/>
    <style:style style:name="T95_10" style:family="text">
      <style:text-properties fo:background-color="#ffffff" fo:color="#656565" style:text-underline-style="solid" style:text-underline-color="font-color"/>
    </style:style>
    <style:style style:name="T95_11" style:family="text"/>
    <style:style style:name="T95_12" style:family="text">
      <style:text-properties fo:background-color="#ffffff" fo:color="#656565" style:text-underline-style="solid" style:text-underline-color="font-color"/>
    </style:style>
    <style:style style:name="T95_13" style:family="text"/>
    <style:style style:name="T95_14" style:family="text">
      <style:text-properties fo:background-color="#ffffff" fo:color="#656565" style:text-underline-style="solid" style:text-underline-color="font-color"/>
    </style:style>
    <style:style style:name="T95_15" style:family="text"/>
    <style:style style:name="T95_16" style:family="text">
      <style:text-properties fo:background-color="#ffffff" fo:color="#656565" style:text-underline-style="solid" style:text-underline-color="font-color"/>
    </style:style>
    <style:style style:name="T95_17" style:family="text"/>
    <style:style style:name="T95_18" style:family="text">
      <style:text-properties fo:background-color="#ffffff" fo:color="#656565" style:text-underline-style="solid" style:text-underline-color="font-color"/>
    </style:style>
    <style:style style:name="T95_19" style:family="text"/>
    <style:style style:name="T95_20" style:family="text">
      <style:text-properties fo:background-color="#ffffff" fo:color="#656565" style:text-underline-style="solid" style:text-underline-color="font-color"/>
    </style:style>
    <style:style style:name="T95_21" style:family="text"/>
    <style:style style:name="T95_22" style:family="text">
      <style:text-properties fo:background-color="#ffffff" fo:color="#656565" style:text-underline-style="solid" style:text-underline-color="font-color"/>
    </style:style>
    <style:style style:name="T95_23" style:family="text"/>
    <style:style style:name="T95_24" style:family="text">
      <style:text-properties fo:background-color="#ffffff" fo:color="#656565" style:text-underline-style="solid" style:text-underline-color="font-color"/>
    </style:style>
    <style:style style:name="T95_25" style:family="text"/>
    <style:style style:name="T95_26" style:family="text">
      <style:text-properties fo:background-color="#ffffff" fo:color="#656565" style:text-underline-style="solid" style:text-underline-color="font-color"/>
    </style:style>
    <style:style style:name="T95_27" style:family="text"/>
    <style:style style:name="T95_28" style:family="text">
      <style:text-properties fo:background-color="#ffffff" fo:color="#656565" style:text-underline-style="solid" style:text-underline-color="font-color"/>
    </style:style>
    <style:style style:name="T95_29" style:family="text">
      <style:text-properties fo:background-color="#ffffff" fo:color="#656565"/>
    </style:style>
    <style:style style:name="T95_30" style:family="text">
      <style:text-properties fo:background-color="#ffffff" fo:color="#656565"/>
    </style:style>
    <style:style style:name="T95_31" style:family="text">
      <style:text-properties fo:background-color="#ffffff" fo:color="#656565"/>
    </style:style>
    <style:style style:name="T95_32" style:family="text">
      <style:text-properties fo:background-color="#ffffff" fo:color="#656565"/>
    </style:style>
    <style:style style:name="T95_33" style:family="text">
      <style:text-properties fo:background-color="#ffffff" fo:color="#656565"/>
    </style:style>
    <style:style style:name="T95_34" style:family="text">
      <style:text-properties fo:background-color="#ffffff" fo:color="#656565"/>
    </style:style>
    <style:style style:name="T95_35" style:family="text">
      <style:text-properties fo:background-color="#ffffff" fo:color="#656565"/>
    </style:style>
    <style:style style:name="T95_36" style:family="text">
      <style:text-properties fo:background-color="#ffffff" fo:color="#656565"/>
    </style:style>
    <style:style style:name="T95_37" style:family="text">
      <style:text-properties fo:background-color="#ffffff" fo:color="#656565"/>
    </style:style>
    <style:style style:name="T95_38" style:family="text">
      <style:text-properties fo:background-color="#ffffff" fo:color="#656565"/>
    </style:style>
    <style:style style:name="T95_39" style:family="text">
      <style:text-properties fo:background-color="#ffffff" fo:color="#656565"/>
    </style:style>
    <style:style style:name="T95_40" style:family="text">
      <style:text-properties fo:background-color="#ffffff" fo:color="#656565"/>
    </style:style>
    <style:style style:name="T95_41" style:family="text">
      <style:text-properties fo:background-color="#ffffff" fo:color="#656565"/>
    </style:style>
    <style:style style:name="T95_42" style:family="text">
      <style:text-properties fo:background-color="#ffffff" fo:color="#656565"/>
    </style:style>
    <style:style style:name="T95_43" style:family="text">
      <style:text-properties fo:background-color="#ffffff" fo:color="#656565"/>
    </style:style>
    <style:style style:name="T95_44" style:family="text">
      <style:text-properties fo:background-color="#ffffff" fo:color="#656565"/>
    </style:style>
    <style:style style:name="T95_45" style:family="text">
      <style:text-properties fo:background-color="#ffffff" fo:color="#656565"/>
    </style:style>
    <style:style style:name="T95_46" style:family="text">
      <style:text-properties fo:background-color="#ffffff" fo:color="#656565"/>
    </style:style>
    <style:style style:name="T95_47" style:family="text">
      <style:text-properties fo:background-color="#ffffff" fo:color="#656565"/>
    </style:style>
    <style:style style:name="T95_48" style:family="text">
      <style:text-properties fo:background-color="#ffffff" fo:color="#656565"/>
    </style:style>
    <style:style style:name="T95_49" style:family="text">
      <style:text-properties fo:background-color="#ffffff" fo:color="#656565"/>
    </style:style>
    <style:style style:name="T95_50" style:family="text">
      <style:text-properties fo:background-color="#ffffff" fo:color="#656565"/>
    </style:style>
    <style:style style:name="T95_51" style:family="text">
      <style:text-properties fo:background-color="#ffffff" fo:color="#656565"/>
    </style:style>
    <style:style style:name="T95_52" style:family="text">
      <style:text-properties fo:background-color="#ffffff" fo:color="#656565"/>
    </style:style>
    <style:style style:name="T95_53" style:family="text">
      <style:text-properties fo:background-color="#ffffff" fo:color="#656565"/>
    </style:style>
    <style:style style:name="T95_54" style:family="text">
      <style:text-properties fo:background-color="#ffffff" fo:color="#656565"/>
    </style:style>
    <style:style style:name="T95_55" style:family="text">
      <style:text-properties fo:background-color="#ffffff" fo:color="#656565"/>
    </style:style>
    <style:style style:name="T95_56" style:family="text">
      <style:text-properties fo:background-color="#ffffff" fo:color="#656565"/>
    </style:style>
    <style:style style:name="T95_57" style:family="text">
      <style:text-properties fo:background-color="#ffffff" fo:color="#656565"/>
    </style:style>
    <style:style style:name="T95_58" style:family="text">
      <style:text-properties fo:background-color="#ffffff" fo:color="#656565"/>
    </style:style>
    <style:style style:name="T95_59" style:family="text">
      <style:text-properties fo:background-color="#ffffff" fo:color="#656565"/>
    </style:style>
    <style:style style:name="T95_60" style:family="text">
      <style:text-properties fo:background-color="#ffffff" fo:color="#656565"/>
    </style:style>
    <style:style style:name="T95_61" style:family="text">
      <style:text-properties fo:background-color="#ffffff" fo:color="#656565"/>
    </style:style>
    <style:style style:name="T95_62" style:family="text">
      <style:text-properties fo:background-color="#ffffff" fo:color="#656565"/>
    </style:style>
    <style:style style:name="T95_63" style:family="text">
      <style:text-properties fo:background-color="#ffffff" fo:color="#656565"/>
    </style:style>
    <style:style style:name="T95_64" style:family="text">
      <style:text-properties fo:background-color="#ffffff" fo:color="#656565"/>
    </style:style>
    <style:style style:name="T95_65" style:family="text">
      <style:text-properties fo:background-color="#ffffff" fo:color="#656565"/>
    </style:style>
    <style:style style:name="T95_66" style:family="text">
      <style:text-properties fo:background-color="#ffffff" fo:color="#656565"/>
    </style:style>
    <style:style style:name="T95_67" style:family="text">
      <style:text-properties fo:background-color="#ffffff" fo:color="#656565"/>
    </style:style>
    <style:style style:name="T95_68" style:family="text">
      <style:text-properties fo:background-color="#ffffff" fo:color="#656565"/>
    </style:style>
    <style:style style:name="T95_69" style:family="text">
      <style:text-properties fo:background-color="#ffffff" fo:color="#656565"/>
    </style:style>
    <style:style style:name="T95_70" style:family="text">
      <style:text-properties fo:background-color="#ffffff" fo:color="#656565"/>
    </style:style>
    <style:style style:name="T95_71" style:family="text">
      <style:text-properties fo:background-color="#ffffff" fo:color="#656565"/>
    </style:style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>
      <style:text-properties fo:background-color="#ffffff" fo:color="#656565"/>
    </style:style>
    <style:style style:name="T96_2" style:family="text">
      <style:text-properties fo:background-color="#ffffff" fo:color="#656565"/>
    </style:style>
    <style:style style:name="T96_3" style:family="text">
      <style:text-properties fo:background-color="#ffffff" fo:color="#656565"/>
    </style:style>
    <style:style style:name="T96_4" style:family="text">
      <style:text-properties fo:background-color="#ffffff" fo:color="#656565"/>
    </style:style>
    <style:style style:name="T96_5" style:family="text">
      <style:text-properties fo:background-color="#ffffff" fo:color="#656565"/>
    </style:style>
    <style:style style:name="T96_6" style:family="text">
      <style:text-properties fo:background-color="#ffffff" fo:color="#656565"/>
    </style:style>
    <style:style style:name="T96_7" style:family="text">
      <style:text-properties fo:background-color="#ffffff" fo:color="#656565"/>
    </style:style>
    <style:style style:name="T96_8" style:family="text">
      <style:text-properties fo:background-color="#ffffff" fo:color="#656565"/>
    </style:style>
    <style:style style:name="T96_9" style:family="text">
      <style:text-properties fo:background-color="#ffffff" fo:color="#656565"/>
    </style:style>
    <style:style style:name="T96_10" style:family="text">
      <style:text-properties fo:background-color="#ffffff" fo:color="#656565"/>
    </style:style>
    <style:style style:name="T96_11" style:family="text">
      <style:text-properties fo:background-color="#ffffff" fo:color="#656565"/>
    </style:style>
    <style:style style:name="T96_12" style:family="text">
      <style:text-properties fo:background-color="#ffffff" fo:color="#656565"/>
    </style:style>
    <style:style style:name="T96_13" style:family="text">
      <style:text-properties fo:background-color="#ffffff" fo:color="#656565"/>
    </style:style>
    <style:style style:name="T96_14" style:family="text">
      <style:text-properties fo:background-color="#ffffff" fo:color="#656565"/>
    </style:style>
    <style:style style:name="T96_15" style:family="text">
      <style:text-properties fo:background-color="#ffffff" fo:color="#656565"/>
    </style:style>
    <style:style style:name="T96_16" style:family="text">
      <style:text-properties fo:background-color="#ffffff" fo:color="#656565"/>
    </style:style>
    <style:style style:name="T96_17" style:family="text">
      <style:text-properties fo:background-color="#ffffff" fo:color="#656565"/>
    </style:style>
    <style:style style:name="T96_18" style:family="text">
      <style:text-properties fo:background-color="#ffffff" fo:color="#656565"/>
    </style:style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>
      <style:text-properties fo:background-color="#ffffff" fo:color="#656565"/>
    </style:style>
    <style:style style:name="T97_2" style:family="text">
      <style:text-properties fo:background-color="#ffffff" fo:color="#656565"/>
    </style:style>
    <style:style style:name="T97_3" style:family="text">
      <style:text-properties fo:background-color="#ffffff" fo:color="#656565"/>
    </style:style>
    <style:style style:name="T97_4" style:family="text">
      <style:text-properties fo:background-color="#ffffff" fo:color="#656565"/>
    </style:style>
    <style:style style:name="T97_5" style:family="text">
      <style:text-properties fo:background-color="#ffffff" fo:color="#656565"/>
    </style:style>
    <style:style style:name="T97_6" style:family="text">
      <style:text-properties fo:background-color="#ffffff" fo:color="#656565"/>
    </style:style>
    <style:style style:name="T97_7" style:family="text">
      <style:text-properties fo:background-color="#ffffff" fo:color="#656565"/>
    </style:style>
    <style:style style:name="T97_8" style:family="text">
      <style:text-properties fo:background-color="#ffffff" fo:color="#656565"/>
    </style:style>
    <style:style style:name="T97_9" style:family="text">
      <style:text-properties fo:background-color="#ffffff" fo:color="#656565"/>
    </style:style>
    <style:style style:name="T97_10" style:family="text">
      <style:text-properties fo:background-color="#ffffff" fo:color="#656565"/>
    </style:style>
    <style:style style:name="T97_11" style:family="text">
      <style:text-properties fo:background-color="#ffffff" fo:color="#656565"/>
    </style:style>
    <style:style style:name="T97_12" style:family="text">
      <style:text-properties fo:background-color="#ffffff" fo:color="#656565"/>
    </style:style>
    <style:style style:name="T97_13" style:family="text">
      <style:text-properties fo:background-color="#ffffff" fo:color="#656565"/>
    </style:style>
    <style:style style:name="T97_14" style:family="text">
      <style:text-properties fo:background-color="#ffffff" fo:color="#656565"/>
    </style:style>
    <style:style style:name="T97_15" style:family="text">
      <style:text-properties fo:background-color="#ffffff" fo:color="#656565"/>
    </style:style>
    <style:style style:name="T97_16" style:family="text">
      <style:text-properties fo:background-color="#ffffff" fo:color="#656565"/>
    </style:style>
    <style:style style:name="T97_17" style:family="text">
      <style:text-properties fo:background-color="#ffffff" fo:color="#656565"/>
    </style:style>
    <style:style style:name="T97_18" style:family="text">
      <style:text-properties fo:background-color="#ffffff" fo:color="#656565"/>
    </style:style>
    <style:style style:name="T97_19" style:family="text">
      <style:text-properties fo:background-color="#ffffff" fo:color="#656565"/>
    </style:style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>
      <style:text-properties fo:background-color="#ffffff" fo:color="#656565"/>
    </style:style>
    <style:style style:name="T98_2" style:family="text">
      <style:text-properties fo:background-color="#ffffff" fo:color="#656565"/>
    </style:style>
    <style:style style:name="T98_3" style:family="text">
      <style:text-properties fo:background-color="#ffffff" fo:color="#656565"/>
    </style:style>
    <style:style style:name="T98_4" style:family="text">
      <style:text-properties fo:background-color="#ffffff" fo:color="#656565"/>
    </style:style>
    <style:style style:name="T98_5" style:family="text">
      <style:text-properties fo:background-color="#ffffff" fo:color="#656565"/>
    </style:style>
    <style:style style:name="T98_6" style:family="text">
      <style:text-properties fo:background-color="#ffffff" fo:color="#656565"/>
    </style:style>
    <style:style style:name="T98_7" style:family="text">
      <style:text-properties fo:background-color="#ffffff" fo:color="#656565"/>
    </style:style>
    <style:style style:name="T98_8" style:family="text">
      <style:text-properties fo:background-color="#ffffff" fo:color="#656565"/>
    </style:style>
    <style:style style:name="T98_9" style:family="text">
      <style:text-properties fo:background-color="#ffffff" fo:color="#656565"/>
    </style:style>
    <style:style style:name="T98_10" style:family="text">
      <style:text-properties fo:background-color="#ffffff" fo:color="#656565"/>
    </style:style>
    <style:style style:name="T98_11" style:family="text">
      <style:text-properties fo:background-color="#ffffff" fo:color="#656565"/>
    </style:style>
    <style:style style:name="T98_12" style:family="text">
      <style:text-properties fo:background-color="#ffffff" fo:color="#656565"/>
    </style:style>
    <style:style style:name="T98_13" style:family="text">
      <style:text-properties fo:background-color="#ffffff" fo:color="#656565"/>
    </style:style>
    <style:style style:name="T98_14" style:family="text">
      <style:text-properties fo:background-color="#ffffff" fo:color="#656565"/>
    </style:style>
    <style:style style:name="T98_15" style:family="text">
      <style:text-properties fo:background-color="#ffffff" fo:color="#656565"/>
    </style:style>
    <style:style style:name="T98_16" style:family="text">
      <style:text-properties fo:background-color="#ffffff" fo:color="#656565"/>
    </style:style>
    <style:style style:name="T98_17" style:family="text">
      <style:text-properties fo:background-color="#ffffff" fo:color="#656565"/>
    </style:style>
    <style:style style:name="T98_18" style:family="text">
      <style:text-properties fo:background-color="#ffffff" fo:color="#656565"/>
    </style:style>
    <style:style style:name="T98_19" style:family="text">
      <style:text-properties fo:background-color="#ffffff" fo:color="#656565"/>
    </style:style>
    <style:style style:name="T98_20" style:family="text">
      <style:text-properties fo:background-color="#ffffff" fo:color="#656565"/>
    </style:style>
    <style:style style:name="T98_21" style:family="text">
      <style:text-properties fo:background-color="#ffffff" fo:color="#656565"/>
    </style:style>
    <style:style style:name="T98_22" style:family="text">
      <style:text-properties fo:background-color="#ffffff" fo:color="#656565"/>
    </style:style>
    <style:style style:name="T98_23" style:family="text">
      <style:text-properties fo:background-color="#ffffff" fo:color="#656565"/>
    </style:style>
    <style:style style:name="T98_24" style:family="text">
      <style:text-properties fo:background-color="#ffffff" fo:color="#656565"/>
    </style:style>
    <style:style style:name="T98_25" style:family="text">
      <style:text-properties fo:background-color="#ffffff" fo:color="#656565"/>
    </style:style>
    <style:style style:name="T98_26" style:family="text">
      <style:text-properties fo:background-color="#ffffff" fo:color="#656565"/>
    </style:style>
    <style:style style:name="T98_27" style:family="text">
      <style:text-properties fo:background-color="#ffffff" fo:color="#656565"/>
    </style:style>
    <style:style style:name="T98_28" style:family="text">
      <style:text-properties fo:background-color="#ffffff" fo:color="#656565"/>
    </style:style>
    <style:style style:name="T98_29" style:family="text">
      <style:text-properties fo:background-color="#ffffff" fo:color="#656565"/>
    </style:style>
    <style:style style:name="T98_30" style:family="text">
      <style:text-properties fo:background-color="#ffffff" fo:color="#656565"/>
    </style:style>
    <style:style style:name="T98_31" style:family="text">
      <style:text-properties fo:background-color="#ffffff" fo:color="#656565"/>
    </style:style>
    <style:style style:name="T98_32" style:family="text">
      <style:text-properties fo:background-color="#ffffff" fo:color="#656565"/>
    </style:style>
    <style:style style:name="T98_33" style:family="text">
      <style:text-properties fo:background-color="#ffffff" fo:color="#656565"/>
    </style:style>
    <style:style style:name="T98_34" style:family="text">
      <style:text-properties fo:background-color="#ffffff" fo:color="#656565"/>
    </style:style>
    <style:style style:name="T98_35" style:family="text">
      <style:text-properties fo:background-color="#ffffff" fo:color="#656565"/>
    </style:style>
    <style:style style:name="T98_36" style:family="text">
      <style:text-properties fo:background-color="#ffffff" fo:color="#656565"/>
    </style:style>
    <style:style style:name="T98_37" style:family="text">
      <style:text-properties fo:background-color="#ffffff" fo:color="#656565"/>
    </style:style>
    <style:style style:name="T98_38" style:family="text">
      <style:text-properties fo:background-color="#ffffff" fo:color="#656565"/>
    </style:style>
    <style:style style:name="T98_39" style:family="text">
      <style:text-properties fo:background-color="#ffffff" fo:color="#656565"/>
    </style:style>
    <style:style style:name="T98_40" style:family="text">
      <style:text-properties fo:background-color="#ffffff" fo:color="#656565"/>
    </style:style>
    <style:style style:name="T98_41" style:family="text">
      <style:text-properties fo:background-color="#ffffff" fo:color="#656565"/>
    </style:style>
    <style:style style:name="T98_42" style:family="text">
      <style:text-properties fo:background-color="#ffffff" fo:color="#656565"/>
    </style:style>
    <style:style style:name="T98_43" style:family="text">
      <style:text-properties fo:background-color="#ffffff" fo:color="#656565"/>
    </style:style>
    <style:style style:name="T98_44" style:family="text">
      <style:text-properties fo:background-color="#ffffff" fo:color="#656565"/>
    </style:style>
    <style:style style:name="T98_45" style:family="text">
      <style:text-properties fo:background-color="#ffffff" fo:color="#656565"/>
    </style:style>
    <style:style style:name="T98_46" style:family="text">
      <style:text-properties fo:background-color="#ffffff" fo:color="#656565"/>
    </style:style>
    <style:style style:name="T98_47" style:family="text">
      <style:text-properties fo:background-color="#ffffff" fo:color="#656565"/>
    </style:style>
    <style:style style:name="T98_48" style:family="text">
      <style:text-properties fo:background-color="#ffffff" fo:color="#656565"/>
    </style:style>
    <style:style style:name="T98_49" style:family="text">
      <style:text-properties fo:background-color="#ffffff" fo:color="#656565"/>
    </style:style>
    <style:style style:name="T98_50" style:family="text">
      <style:text-properties fo:background-color="#ffffff" fo:color="#656565"/>
    </style:style>
    <style:style style:name="T98_51" style:family="text">
      <style:text-properties fo:background-color="#ffffff" fo:color="#656565"/>
    </style:style>
    <style:style style:name="T98_52" style:family="text">
      <style:text-properties fo:background-color="#ffffff" fo:color="#656565"/>
    </style:style>
    <style:style style:name="T98_53" style:family="text">
      <style:text-properties fo:background-color="#ffffff" fo:color="#656565"/>
    </style:style>
    <style:style style:name="T98_54" style:family="text">
      <style:text-properties fo:background-color="#ffffff" fo:color="#656565"/>
    </style:style>
    <style:style style:name="T98_55" style:family="text">
      <style:text-properties fo:background-color="#ffffff" fo:color="#656565"/>
    </style:style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>
      <style:text-properties fo:background-color="#ffffff" fo:color="#656565"/>
    </style:style>
    <style:style style:name="T99_2" style:family="text">
      <style:text-properties fo:background-color="#ffffff" fo:color="#656565"/>
    </style:style>
    <style:style style:name="T99_3" style:family="text">
      <style:text-properties fo:background-color="#ffffff" fo:color="#656565"/>
    </style:style>
    <style:style style:name="T99_4" style:family="text">
      <style:text-properties fo:background-color="#ffffff" fo:color="#656565"/>
    </style:style>
    <style:style style:name="T99_5" style:family="text">
      <style:text-properties fo:background-color="#ffffff" fo:color="#656565"/>
    </style:style>
    <style:style style:name="T99_6" style:family="text">
      <style:text-properties fo:background-color="#ffffff" fo:color="#656565"/>
    </style:style>
    <style:style style:name="T99_7" style:family="text">
      <style:text-properties fo:background-color="#ffffff" fo:color="#656565"/>
    </style:style>
    <style:style style:name="T99_8" style:family="text">
      <style:text-properties fo:background-color="#ffffff" fo:color="#656565"/>
    </style:style>
    <style:style style:name="T99_9" style:family="text">
      <style:text-properties fo:background-color="#ffffff" fo:color="#656565"/>
    </style:style>
    <style:style style:name="T99_10" style:family="text">
      <style:text-properties fo:background-color="#ffffff" fo:color="#656565"/>
    </style:style>
    <style:style style:name="T99_11" style:family="text">
      <style:text-properties fo:background-color="#ffffff" fo:color="#656565"/>
    </style:style>
    <style:style style:name="T99_12" style:family="text">
      <style:text-properties fo:background-color="#ffffff" fo:color="#656565"/>
    </style:style>
    <style:style style:name="T99_13" style:family="text">
      <style:text-properties fo:background-color="#ffffff" fo:color="#656565"/>
    </style:style>
    <style:style style:name="T99_14" style:family="text">
      <style:text-properties fo:background-color="#ffffff" fo:color="#656565"/>
    </style:style>
    <style:style style:name="T99_15" style:family="text">
      <style:text-properties fo:background-color="#ffffff" fo:color="#656565"/>
    </style:style>
    <style:style style:name="T99_16" style:family="text">
      <style:text-properties fo:background-color="#ffffff" fo:color="#656565"/>
    </style:style>
    <style:style style:name="T99_17" style:family="text">
      <style:text-properties fo:background-color="#ffffff" fo:color="#656565"/>
    </style:style>
    <style:style style:name="T99_18" style:family="text">
      <style:text-properties fo:background-color="#ffffff" fo:color="#656565"/>
    </style:style>
    <style:style style:name="T99_19" style:family="text">
      <style:text-properties fo:background-color="#ffffff" fo:color="#656565"/>
    </style:style>
    <style:style style:name="T99_20" style:family="text">
      <style:text-properties fo:background-color="#ffffff" fo:color="#656565"/>
    </style:style>
    <style:style style:name="T99_21" style:family="text">
      <style:text-properties fo:background-color="#ffffff" fo:color="#656565"/>
    </style:style>
    <style:style style:name="T99_22" style:family="text">
      <style:text-properties fo:background-color="#ffffff" fo:color="#656565"/>
    </style:style>
    <style:style style:name="T99_23" style:family="text">
      <style:text-properties fo:background-color="#ffffff" fo:color="#656565"/>
    </style:style>
    <style:style style:name="T99_24" style:family="text">
      <style:text-properties fo:background-color="#ffffff" fo:color="#656565"/>
    </style:style>
    <style:style style:name="T99_25" style:family="text">
      <style:text-properties fo:background-color="#ffffff" fo:color="#656565"/>
    </style:style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>
      <style:text-properties fo:color="#980000"/>
    </style:style>
    <style:style style:name="T100_2" style:family="text">
      <style:text-properties fo:color="#980000"/>
    </style:style>
    <style:style style:name="T100_3" style:family="text">
      <style:text-properties fo:color="#980000"/>
    </style:style>
    <style:style style:name="T100_4" style:family="text">
      <style:text-properties fo:color="#980000"/>
    </style:style>
    <style:style style:name="T100_5" style:family="text">
      <style:text-properties fo:color="#980000"/>
    </style:style>
    <style:style style:name="T100_6" style:family="text">
      <style:text-properties fo:color="#980000"/>
    </style:style>
    <style:style style:name="T100_7" style:family="text">
      <style:text-properties fo:color="#980000"/>
    </style:style>
    <style:style style:name="T100_8" style:family="text">
      <style:text-properties fo:color="#980000"/>
    </style:style>
    <style:style style:name="T100_9" style:family="text">
      <style:text-properties fo:color="#980000"/>
    </style:style>
    <style:style style:name="T100_10" style:family="text">
      <style:text-properties fo:color="#980000"/>
    </style:style>
    <style:style style:name="T100_11" style:family="text">
      <style:text-properties fo:color="#980000"/>
    </style:style>
    <style:style style:name="T100_12" style:family="text">
      <style:text-properties fo:color="#980000"/>
    </style:style>
    <style:style style:name="T100_13" style:family="text">
      <style:text-properties fo:color="#980000"/>
    </style:style>
    <style:style style:name="T100_14" style:family="text">
      <style:text-properties fo:color="#980000"/>
    </style:style>
    <style:style style:name="T100_15" style:family="text">
      <style:text-properties fo:color="#980000"/>
    </style:style>
    <style:style style:name="T100_16" style:family="text">
      <style:text-properties fo:color="#980000"/>
    </style:style>
    <style:style style:name="T100_17" style:family="text">
      <style:text-properties fo:color="#980000"/>
    </style:style>
    <style:style style:name="T100_18" style:family="text">
      <style:text-properties fo:color="#980000"/>
    </style:style>
    <style:style style:name="T100_19" style:family="text">
      <style:text-properties fo:color="#980000"/>
    </style:style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>
      <style:text-properties fo:color="#980000"/>
    </style:style>
    <style:style style:name="T101_2" style:family="text">
      <style:text-properties fo:color="#980000"/>
    </style:style>
    <style:style style:name="T101_3" style:family="text">
      <style:text-properties fo:color="#980000"/>
    </style:style>
    <style:style style:name="T101_4" style:family="text">
      <style:text-properties fo:color="#980000"/>
    </style:style>
    <style:style style:name="T101_5" style:family="text">
      <style:text-properties fo:color="#980000"/>
    </style:style>
    <style:style style:name="T101_6" style:family="text">
      <style:text-properties fo:color="#980000"/>
    </style:style>
    <style:style style:name="T101_7" style:family="text">
      <style:text-properties fo:color="#980000"/>
    </style:style>
    <style:style style:name="T101_8" style:family="text">
      <style:text-properties fo:color="#980000"/>
    </style:style>
    <style:style style:name="T101_9" style:family="text">
      <style:text-properties fo:color="#980000"/>
    </style:style>
    <style:style style:name="T101_10" style:family="text">
      <style:text-properties fo:color="#980000"/>
    </style:style>
    <style:style style:name="T101_11" style:family="text">
      <style:text-properties fo:color="#980000"/>
    </style:style>
    <style:style style:name="T101_12" style:family="text">
      <style:text-properties fo:color="#980000"/>
    </style:style>
    <style:style style:name="T101_13" style:family="text">
      <style:text-properties fo:color="#980000"/>
    </style:style>
    <style:style style:name="T101_14" style:family="text">
      <style:text-properties fo:color="#980000"/>
    </style:style>
    <style:style style:name="T101_15" style:family="text">
      <style:text-properties fo:color="#980000"/>
    </style:style>
    <style:style style:name="T101_16" style:family="text">
      <style:text-properties fo:color="#980000"/>
    </style:style>
    <style:style style:name="T101_17" style:family="text">
      <style:text-properties fo:color="#980000"/>
    </style:style>
    <style:style style:name="T101_18" style:family="text">
      <style:text-properties fo:color="#980000"/>
    </style:style>
    <style:style style:name="T101_19" style:family="text">
      <style:text-properties fo:color="#980000"/>
    </style:style>
    <style:style style:name="T101_20" style:family="text">
      <style:text-properties fo:color="#980000"/>
    </style:style>
    <style:style style:name="T101_21" style:family="text">
      <style:text-properties fo:color="#980000"/>
    </style:style>
    <style:style style:name="T101_22" style:family="text">
      <style:text-properties fo:color="#980000"/>
    </style:style>
    <style:style style:name="T101_23" style:family="text">
      <style:text-properties fo:color="#980000"/>
    </style:style>
    <style:style style:name="T101_24" style:family="text">
      <style:text-properties fo:color="#980000"/>
    </style:style>
    <style:style style:name="T101_25" style:family="text">
      <style:text-properties fo:color="#980000"/>
    </style:style>
    <style:style style:name="T101_26" style:family="text">
      <style:text-properties fo:color="#980000"/>
    </style:style>
    <style:style style:name="T101_27" style:family="text">
      <style:text-properties fo:color="#980000"/>
    </style:style>
    <style:style style:name="T101_28" style:family="text">
      <style:text-properties fo:color="#980000"/>
    </style:style>
    <style:style style:name="T101_29" style:family="text">
      <style:text-properties fo:color="#980000"/>
    </style:style>
    <style:style style:name="T101_30" style:family="text">
      <style:text-properties fo:color="#980000"/>
    </style:style>
    <style:style style:name="T101_31" style:family="text">
      <style:text-properties fo:color="#980000"/>
    </style:style>
    <style:style style:name="T101_32" style:family="text">
      <style:text-properties fo:color="#980000"/>
    </style:style>
    <style:style style:name="T101_33" style:family="text">
      <style:text-properties fo:color="#980000"/>
    </style:style>
    <style:style style:name="T101_34" style:family="text">
      <style:text-properties fo:color="#980000"/>
    </style:style>
    <style:style style:name="T101_35" style:family="text">
      <style:text-properties fo:color="#980000"/>
    </style:style>
    <style:style style:name="T101_36" style:family="text">
      <style:text-properties fo:color="#980000"/>
    </style:style>
    <style:style style:name="T101_37" style:family="text">
      <style:text-properties fo:color="#980000"/>
    </style:style>
    <style:style style:name="T101_38" style:family="text">
      <style:text-properties fo:color="#980000"/>
    </style:style>
    <style:style style:name="T101_39" style:family="text">
      <style:text-properties fo:color="#980000"/>
    </style:style>
    <style:style style:name="T101_40" style:family="text">
      <style:text-properties fo:color="#980000"/>
    </style:style>
    <style:style style:name="T101_41" style:family="text">
      <style:text-properties fo:color="#980000"/>
    </style:style>
    <style:style style:name="T101_42" style:family="text">
      <style:text-properties fo:color="#980000"/>
    </style:style>
    <style:style style:name="T101_43" style:family="text">
      <style:text-properties fo:color="#980000"/>
    </style:style>
    <style:style style:name="T101_44" style:family="text">
      <style:text-properties fo:color="#980000"/>
    </style:style>
    <style:style style:name="T101_45" style:family="text">
      <style:text-properties fo:color="#980000"/>
    </style:style>
    <style:style style:name="T101_46" style:family="text">
      <style:text-properties fo:color="#980000"/>
    </style:style>
    <style:style style:name="T101_47" style:family="text">
      <style:text-properties fo:color="#980000"/>
    </style:style>
    <style:style style:name="T101_48" style:family="text">
      <style:text-properties fo:color="#980000"/>
    </style:style>
    <style:style style:name="T101_49" style:family="text">
      <style:text-properties fo:color="#980000"/>
    </style:style>
    <style:style style:name="T101_50" style:family="text">
      <style:text-properties fo:color="#980000"/>
    </style:style>
    <style:style style:name="T101_51" style:family="text">
      <style:text-properties fo:color="#980000"/>
    </style:style>
    <style:style style:name="T101_52" style:family="text">
      <style:text-properties fo:color="#980000"/>
    </style:style>
    <style:style style:name="T101_53" style:family="text">
      <style:text-properties fo:color="#980000"/>
    </style:style>
    <style:style style:name="T101_54" style:family="text">
      <style:text-properties fo:color="#980000"/>
    </style:style>
    <style:style style:name="T101_55" style:family="text">
      <style:text-properties fo:color="#980000"/>
    </style:style>
    <style:style style:name="T101_56" style:family="text">
      <style:text-properties fo:color="#980000"/>
    </style:style>
    <style:style style:name="T101_57" style:family="text">
      <style:text-properties fo:color="#980000"/>
    </style:style>
    <style:style style:name="T101_58" style:family="text">
      <style:text-properties fo:color="#980000"/>
    </style:style>
    <style:style style:name="T101_59" style:family="text">
      <style:text-properties fo:color="#980000"/>
    </style:style>
    <style:style style:name="T101_60" style:family="text">
      <style:text-properties fo:color="#980000"/>
    </style:style>
    <style:style style:name="T101_61" style:family="text">
      <style:text-properties fo:color="#980000"/>
    </style:style>
    <style:style style:name="T101_62" style:family="text">
      <style:text-properties fo:color="#980000"/>
    </style:style>
    <style:style style:name="T101_63" style:family="text">
      <style:text-properties fo:color="#980000"/>
    </style:style>
    <style:style style:name="T101_64" style:family="text">
      <style:text-properties fo:color="#980000"/>
    </style:style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fo:margin-top="0cm" fo:margin-right="2.54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P104" style:family="paragraph" style:parent-style-name="Standard">
      <style:paragraph-properties fo:break-before="auto" fo:line-height="115%" fo:margin-top="0cm" fo:margin-right="2.54cm" style:writing-mode="lr-tb"/>
    </style:style>
    <style:style style:name="T104_1" style:family="text">
      <style:text-properties fo:color="#ff0000"/>
    </style:style>
    <style:style style:name="T104_2" style:family="text">
      <style:text-properties fo:color="#ff0000"/>
    </style:style>
    <style:style style:name="T104_3" style:family="text">
      <style:text-properties fo:color="#ff0000"/>
    </style:style>
    <style:style style:name="T104_4" style:family="text">
      <style:text-properties fo:color="#ff0000"/>
    </style:style>
    <style:style style:name="T104_5" style:family="text">
      <style:text-properties fo:color="#ff0000"/>
    </style:style>
    <style:style style:name="T104_6" style:family="text">
      <style:text-properties fo:color="#ff0000"/>
    </style:style>
    <style:style style:name="T104_7" style:family="text">
      <style:text-properties fo:color="#ff0000"/>
    </style:style>
    <style:style style:name="T104_8" style:family="text">
      <style:text-properties fo:color="#ff0000"/>
    </style:style>
    <style:style style:name="T104_9" style:family="text">
      <style:text-properties fo:color="#ff0000"/>
    </style:style>
    <style:style style:name="T104_10" style:family="text">
      <style:text-properties fo:color="#ff0000"/>
    </style:style>
    <style:style style:name="T104_11" style:family="text">
      <style:text-properties fo:color="#ff0000"/>
    </style:style>
    <style:style style:name="T104_12" style:family="text">
      <style:text-properties fo:color="#ff0000"/>
    </style:style>
    <style:style style:name="T104_13" style:family="text">
      <style:text-properties fo:color="#ff0000"/>
    </style:style>
    <style:style style:name="T104_14" style:family="text">
      <style:text-properties fo:color="#ff0000"/>
    </style:style>
    <style:style style:name="T104_15" style:family="text">
      <style:text-properties fo:color="#ff0000"/>
    </style:style>
    <style:style style:name="T104_16" style:family="text">
      <style:text-properties fo:color="#ff0000"/>
    </style:style>
    <style:style style:name="T104_17" style:family="text">
      <style:text-properties fo:color="#ff0000"/>
    </style:style>
    <style:style style:name="T104_18" style:family="text">
      <style:text-properties fo:color="#ff0000"/>
    </style:style>
    <style:style style:name="T104_19" style:family="text">
      <style:text-properties fo:color="#ff0000"/>
    </style:style>
    <style:style style:name="T104_20" style:family="text">
      <style:text-properties fo:color="#ff0000"/>
    </style:style>
    <style:style style:name="T104_21" style:family="text">
      <style:text-properties fo:color="#ff0000"/>
    </style:style>
    <style:style style:name="T104_22" style:family="text">
      <style:text-properties fo:color="#ff0000"/>
    </style:style>
    <style:style style:name="T104_23" style:family="text">
      <style:text-properties fo:color="#ff0000"/>
    </style:style>
    <style:style style:name="T104_24" style:family="text">
      <style:text-properties fo:color="#ff0000"/>
    </style:style>
    <style:style style:name="T104_25" style:family="text">
      <style:text-properties fo:color="#ff0000"/>
    </style:style>
    <style:style style:name="T104_26" style:family="text">
      <style:text-properties fo:color="#ff0000"/>
    </style:style>
    <style:style style:name="T104_27" style:family="text">
      <style:text-properties fo:color="#ff0000"/>
    </style:style>
    <style:style style:name="P105" style:family="paragraph" style:parent-style-name="Standard">
      <style:paragraph-properties fo:break-before="auto" fo:line-height="115%" fo:margin-top="0cm" fo:margin-right="2.54cm" style:writing-mode="lr-tb"/>
    </style:style>
    <style:style style:name="T105_1" style:family="text">
      <style:text-properties fo:color="#ff0000"/>
    </style:style>
    <style:style style:name="T105_2" style:family="text">
      <style:text-properties fo:color="#ff0000"/>
    </style:style>
    <style:style style:name="T105_3" style:family="text">
      <style:text-properties fo:color="#ff0000"/>
    </style:style>
    <style:style style:name="T105_4" style:family="text">
      <style:text-properties fo:color="#ff0000"/>
    </style:style>
    <style:style style:name="T105_5" style:family="text">
      <style:text-properties fo:color="#ff0000"/>
    </style:style>
    <style:style style:name="T105_6" style:family="text">
      <style:text-properties fo:color="#ff0000"/>
    </style:style>
    <style:style style:name="T105_7" style:family="text">
      <style:text-properties fo:color="#ff0000"/>
    </style:style>
    <style:style style:name="T105_8" style:family="text">
      <style:text-properties fo:color="#ff0000"/>
    </style:style>
    <style:style style:name="T105_9" style:family="text">
      <style:text-properties fo:color="#ff0000"/>
    </style:style>
    <style:style style:name="T105_10" style:family="text">
      <style:text-properties fo:color="#ff0000"/>
    </style:style>
    <style:style style:name="T105_11" style:family="text">
      <style:text-properties fo:color="#ff0000"/>
    </style:style>
    <style:style style:name="T105_12" style:family="text">
      <style:text-properties fo:color="#ff0000"/>
    </style:style>
    <style:style style:name="T105_13" style:family="text">
      <style:text-properties fo:color="#ff0000"/>
    </style:style>
    <style:style style:name="T105_14" style:family="text">
      <style:text-properties fo:color="#ff0000"/>
    </style:style>
    <style:style style:name="T105_15" style:family="text">
      <style:text-properties fo:color="#ff0000"/>
    </style:style>
    <style:style style:name="T105_16" style:family="text">
      <style:text-properties fo:color="#ff0000"/>
    </style:style>
    <style:style style:name="T105_17" style:family="text">
      <style:text-properties fo:color="#ff0000"/>
    </style:style>
    <style:style style:name="T105_18" style:family="text">
      <style:text-properties fo:color="#ff0000"/>
    </style:style>
    <style:style style:name="T105_19" style:family="text">
      <style:text-properties fo:color="#ff0000"/>
    </style:style>
    <style:style style:name="P106" style:family="paragraph" style:parent-style-name="Standard">
      <style:paragraph-properties fo:break-before="auto" fo:line-height="115%" fo:margin-top="0cm" fo:margin-right="2.54cm" style:writing-mode="lr-tb"/>
    </style:style>
    <style:style style:name="T106_1" style:family="text">
      <style:text-properties fo:color="#ff0000"/>
    </style:style>
    <style:style style:name="T106_2" style:family="text">
      <style:text-properties fo:color="#ff0000"/>
    </style:style>
    <style:style style:name="T106_3" style:family="text">
      <style:text-properties fo:color="#ff0000"/>
    </style:style>
    <style:style style:name="T106_4" style:family="text">
      <style:text-properties fo:color="#ff0000"/>
    </style:style>
    <style:style style:name="T106_5" style:family="text">
      <style:text-properties fo:color="#ff0000"/>
    </style:style>
    <style:style style:name="T106_6" style:family="text">
      <style:text-properties fo:color="#ff0000"/>
    </style:style>
    <style:style style:name="T106_7" style:family="text">
      <style:text-properties fo:color="#ff0000"/>
    </style:style>
    <style:style style:name="T106_8" style:family="text">
      <style:text-properties fo:color="#ff0000"/>
    </style:style>
    <style:style style:name="T106_9" style:family="text">
      <style:text-properties fo:color="#ff0000"/>
    </style:style>
    <style:style style:name="T106_10" style:family="text">
      <style:text-properties fo:color="#ff0000"/>
    </style:style>
    <style:style style:name="T106_11" style:family="text">
      <style:text-properties fo:color="#ff0000"/>
    </style:style>
    <style:style style:name="T106_12" style:family="text">
      <style:text-properties fo:color="#ff0000"/>
    </style:style>
    <style:style style:name="T106_13" style:family="text">
      <style:text-properties fo:color="#ff0000"/>
    </style:style>
    <style:style style:name="P107" style:family="paragraph" style:parent-style-name="Standard">
      <style:paragraph-properties fo:break-before="auto" fo:line-height="115%" fo:margin-top="0cm" fo:margin-right="2.54cm" style:writing-mode="lr-tb"/>
    </style:style>
    <style:style style:name="T107_1" style:family="text">
      <style:text-properties fo:color="#ff0000"/>
    </style:style>
    <style:style style:name="T107_2" style:family="text">
      <style:text-properties fo:color="#ff0000"/>
    </style:style>
    <style:style style:name="T107_3" style:family="text">
      <style:text-properties fo:color="#ff0000"/>
    </style:style>
    <style:style style:name="P108" style:family="paragraph" style:parent-style-name="Standard">
      <style:paragraph-properties fo:break-before="auto" fo:line-height="115%" fo:margin-top="0cm" fo:margin-right="2.54cm" style:writing-mode="lr-tb"/>
    </style:style>
    <style:style style:name="T108_1" style:family="text">
      <style:text-properties fo:color="#ff0000"/>
    </style:style>
    <style:style style:name="T108_2" style:family="text">
      <style:text-properties fo:color="#ff0000"/>
    </style:style>
    <style:style style:name="T108_3" style:family="text">
      <style:text-properties fo:color="#ff0000"/>
    </style:style>
    <style:style style:name="T108_4" style:family="text">
      <style:text-properties fo:color="#ff0000"/>
    </style:style>
    <style:style style:name="T108_5" style:family="text">
      <style:text-properties fo:color="#ff0000"/>
    </style:style>
    <style:style style:name="P109" style:family="paragraph" style:parent-style-name="Standard">
      <style:paragraph-properties fo:break-before="auto" fo:line-height="115%" fo:margin-top="0cm" fo:margin-right="2.54cm" style:writing-mode="lr-tb"/>
    </style:style>
    <style:style style:name="T109_1" style:family="text">
      <style:text-properties fo:color="#ff0000"/>
    </style:style>
    <style:style style:name="T109_2" style:family="text">
      <style:text-properties fo:color="#ff0000"/>
    </style:style>
    <style:style style:name="T109_3" style:family="text">
      <style:text-properties fo:color="#ff0000"/>
    </style:style>
    <style:style style:name="P110" style:family="paragraph" style:parent-style-name="Standard">
      <style:paragraph-properties fo:break-before="auto" fo:line-height="115%" fo:margin-top="0cm" fo:margin-right="2.54cm" style:writing-mode="lr-tb"/>
    </style:style>
    <style:style style:name="T110_1" style:family="text">
      <style:text-properties fo:color="#ff0000"/>
    </style:style>
    <style:style style:name="T110_2" style:family="text">
      <style:text-properties fo:color="#ff0000"/>
    </style:style>
    <style:style style:name="T110_3" style:family="text">
      <style:text-properties fo:color="#ff0000"/>
    </style:style>
    <style:style style:name="P111" style:family="paragraph" style:parent-style-name="Standard">
      <style:paragraph-properties fo:break-before="auto" fo:line-height="115%" fo:margin-top="0cm" fo:margin-right="2.54cm" style:writing-mode="lr-tb"/>
    </style:style>
    <style:style style:name="T111_1" style:family="text">
      <style:text-properties fo:color="#ff0000"/>
    </style:style>
    <style:style style:name="T111_2" style:family="text">
      <style:text-properties fo:color="#ff0000"/>
    </style:style>
    <style:style style:name="T111_3" style:family="text">
      <style:text-properties fo:color="#ff0000"/>
    </style:style>
    <style:style style:name="T111_4" style:family="text">
      <style:text-properties fo:color="#ff0000"/>
    </style:style>
    <style:style style:name="T111_5" style:family="text">
      <style:text-properties fo:color="#ff0000"/>
    </style:style>
    <style:style style:name="P112" style:family="paragraph" style:parent-style-name="Standard">
      <style:paragraph-properties fo:break-before="auto" fo:line-height="115%" fo:margin-top="0cm" fo:margin-right="2.54cm" style:writing-mode="lr-tb"/>
    </style:style>
    <style:style style:name="T112_1" style:family="text">
      <style:text-properties fo:color="#ff0000"/>
    </style:style>
    <style:style style:name="T112_2" style:family="text">
      <style:text-properties fo:color="#ff0000"/>
    </style:style>
    <style:style style:name="T112_3" style:family="text">
      <style:text-properties fo:color="#ff0000"/>
    </style:style>
    <style:style style:name="T112_4" style:family="text">
      <style:text-properties fo:color="#ff0000"/>
    </style:style>
    <style:style style:name="T112_5" style:family="text">
      <style:text-properties fo:color="#ff0000"/>
    </style:style>
    <style:style style:name="T112_6" style:family="text">
      <style:text-properties fo:color="#ff0000"/>
    </style:style>
    <style:style style:name="T112_7" style:family="text">
      <style:text-properties fo:color="#ff0000"/>
    </style:style>
    <style:style style:name="P113" style:family="paragraph" style:parent-style-name="Standard">
      <style:paragraph-properties fo:break-before="auto" fo:line-height="115%" fo:margin-top="0cm" fo:margin-right="2.54cm" style:writing-mode="lr-tb"/>
    </style:style>
    <style:style style:name="T113_1" style:family="text">
      <style:text-properties fo:color="#ff0000"/>
    </style:style>
    <style:style style:name="T113_2" style:family="text">
      <style:text-properties fo:color="#ff0000"/>
    </style:style>
    <style:style style:name="T113_3" style:family="text">
      <style:text-properties fo:color="#ff0000"/>
    </style:style>
    <style:style style:name="T113_4" style:family="text">
      <style:text-properties fo:color="#ff0000"/>
    </style:style>
    <style:style style:name="T113_5" style:family="text">
      <style:text-properties fo:color="#ff0000"/>
    </style:style>
    <style:style style:name="T113_6" style:family="text">
      <style:text-properties fo:color="#ff0000"/>
    </style:style>
    <style:style style:name="T113_7" style:family="text">
      <style:text-properties fo:color="#ff0000"/>
    </style:style>
    <style:style style:name="T113_8" style:family="text">
      <style:text-properties fo:color="#ff0000"/>
    </style:style>
    <style:style style:name="T113_9" style:family="text">
      <style:text-properties fo:color="#ff0000"/>
    </style:style>
    <style:style style:name="T113_10" style:family="text">
      <style:text-properties fo:color="#ff0000"/>
    </style:style>
    <style:style style:name="T113_11" style:family="text">
      <style:text-properties fo:color="#ff0000"/>
    </style:style>
    <style:style style:name="T113_12" style:family="text">
      <style:text-properties fo:color="#ff0000"/>
    </style:style>
    <style:style style:name="T113_13" style:family="text">
      <style:text-properties fo:color="#ff0000"/>
    </style:style>
    <style:style style:name="T113_14" style:family="text">
      <style:text-properties fo:color="#ff0000"/>
    </style:style>
    <style:style style:name="T113_15" style:family="text">
      <style:text-properties fo:color="#ff0000"/>
    </style:style>
    <style:style style:name="T113_16" style:family="text">
      <style:text-properties fo:color="#ff0000"/>
    </style:style>
    <style:style style:name="T113_17" style:family="text">
      <style:text-properties fo:color="#ff0000"/>
    </style:style>
    <style:style style:name="T113_18" style:family="text">
      <style:text-properties fo:color="#ff0000"/>
    </style:style>
    <style:style style:name="T113_19" style:family="text">
      <style:text-properties fo:color="#ff0000"/>
    </style:style>
    <style:style style:name="T113_20" style:family="text">
      <style:text-properties fo:color="#ff0000"/>
    </style:style>
    <style:style style:name="P114" style:family="paragraph" style:parent-style-name="Standard">
      <style:paragraph-properties fo:break-before="auto" fo:line-height="115%" fo:margin-top="0cm" fo:margin-right="2.54cm" style:writing-mode="lr-tb"/>
    </style:style>
    <style:style style:name="T114_1" style:family="text">
      <style:text-properties fo:color="#ff0000"/>
    </style:style>
    <style:style style:name="T114_2" style:family="text">
      <style:text-properties fo:color="#ff0000"/>
    </style:style>
    <style:style style:name="T114_3" style:family="text">
      <style:text-properties fo:color="#ff0000"/>
    </style:style>
    <style:style style:name="T114_4" style:family="text">
      <style:text-properties fo:color="#ff0000"/>
    </style:style>
    <style:style style:name="T114_5" style:family="text">
      <style:text-properties fo:color="#ff0000"/>
    </style:style>
    <style:style style:name="T114_6" style:family="text">
      <style:text-properties fo:color="#ff0000"/>
    </style:style>
    <style:style style:name="T114_7" style:family="text">
      <style:text-properties fo:color="#ff0000"/>
    </style:style>
    <style:style style:name="T114_8" style:family="text">
      <style:text-properties fo:color="#ff0000"/>
    </style:style>
    <style:style style:name="T114_9" style:family="text">
      <style:text-properties fo:color="#ff0000"/>
    </style:style>
    <style:style style:name="T114_10" style:family="text">
      <style:text-properties fo:color="#ff0000"/>
    </style:style>
    <style:style style:name="T114_11" style:family="text">
      <style:text-properties fo:color="#ff0000"/>
    </style:style>
    <style:style style:name="T114_12" style:family="text">
      <style:text-properties fo:color="#ff0000"/>
    </style:style>
    <style:style style:name="T114_13" style:family="text">
      <style:text-properties fo:color="#ff0000"/>
    </style:style>
    <style:style style:name="T114_14" style:family="text">
      <style:text-properties fo:color="#ff0000"/>
    </style:style>
    <style:style style:name="T114_15" style:family="text">
      <style:text-properties fo:color="#ff0000"/>
    </style:style>
    <style:style style:name="T114_16" style:family="text">
      <style:text-properties fo:color="#ff0000"/>
    </style:style>
    <style:style style:name="T114_17" style:family="text">
      <style:text-properties fo:color="#ff0000"/>
    </style:style>
    <style:style style:name="T114_18" style:family="text">
      <style:text-properties fo:color="#ff0000"/>
    </style:style>
    <style:style style:name="T114_19" style:family="text">
      <style:text-properties fo:color="#ff0000"/>
    </style:style>
    <style:style style:name="P115" style:family="paragraph" style:parent-style-name="Standard">
      <style:paragraph-properties fo:break-before="auto" fo:line-height="115%" fo:margin-top="0cm" fo:margin-right="2.54cm" style:writing-mode="lr-tb"/>
    </style:style>
    <style:style style:name="T115_1" style:family="text"/>
    <style:style style:name="T115_2" style:family="text">
      <style:text-properties fo:color="#1155cc" style:text-underline-style="solid" style:text-underline-color="font-color"/>
    </style:style>
    <style:style style:name="T115_3" style:family="text"/>
    <style:style style:name="T115_4" style:family="text">
      <style:text-properties fo:color="#1155cc" style:text-underline-style="solid" style:text-underline-color="font-color"/>
    </style:style>
    <style:style style:name="T115_5" style:family="text"/>
    <style:style style:name="T115_6" style:family="text">
      <style:text-properties fo:color="#1155cc" style:text-underline-style="solid" style:text-underline-color="font-color"/>
    </style:style>
    <style:style style:name="T115_7" style:family="text"/>
    <style:style style:name="T115_8" style:family="text">
      <style:text-properties fo:color="#1155cc" style:text-underline-style="solid" style:text-underline-color="font-color"/>
    </style:style>
    <style:style style:name="T115_9" style:family="text"/>
    <style:style style:name="T115_10" style:family="text">
      <style:text-properties fo:color="#1155cc" style:text-underline-style="solid" style:text-underline-color="font-color"/>
    </style:style>
    <style:style style:name="T115_11" style:family="text"/>
    <style:style style:name="T115_12" style:family="text">
      <style:text-properties fo:color="#1155cc" style:text-underline-style="solid" style:text-underline-color="font-color"/>
    </style:style>
    <style:style style:name="T115_13" style:family="text"/>
    <style:style style:name="T115_14" style:family="text">
      <style:text-properties fo:color="#1155cc" style:text-underline-style="solid" style:text-underline-color="font-color"/>
    </style:style>
    <style:style style:name="T115_15" style:family="text"/>
    <style:style style:name="T115_16" style:family="text">
      <style:text-properties fo:color="#1155cc" style:text-underline-style="solid" style:text-underline-color="font-color"/>
    </style:style>
    <style:style style:name="T115_17" style:family="text"/>
    <style:style style:name="T115_18" style:family="text">
      <style:text-properties fo:color="#1155cc" style:text-underline-style="solid" style:text-underline-color="font-color"/>
    </style:style>
    <style:style style:name="T115_19" style:family="text"/>
    <style:style style:name="T115_20" style:family="text">
      <style:text-properties fo:color="#1155cc" style:text-underline-style="solid" style:text-underline-color="font-color"/>
    </style:style>
    <style:style style:name="T115_21" style:family="text"/>
    <style:style style:name="T115_22" style:family="text">
      <style:text-properties fo:color="#1155cc" style:text-underline-style="solid" style:text-underline-color="font-color"/>
    </style:style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P116" style:family="paragraph" style:parent-style-name="Standard">
      <style:paragraph-properties fo:break-before="auto" fo:line-height="115%" fo:margin-top="0cm" fo:margin-right="2.54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P117" style:family="paragraph" style:parent-style-name="Standard">
      <style:paragraph-properties fo:break-before="auto" fo:line-height="115%" fo:margin-top="0cm" fo:margin-right="2.54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P118" style:family="paragraph" style:parent-style-name="Standard">
      <style:paragraph-properties fo:break-before="auto" fo:line-height="115%" fo:margin-top="0cm" fo:margin-right="2.54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P119" style:family="paragraph" style:parent-style-name="Standard">
      <style:paragraph-properties fo:break-before="auto" fo:line-height="115%" fo:margin-top="0cm" fo:margin-right="2.54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P120" style:family="paragraph" style:parent-style-name="Standard">
      <style:paragraph-properties fo:break-before="auto" fo:line-height="115%" fo:margin-top="0cm" fo:margin-right="2.54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P121" style:family="paragraph" style:parent-style-name="Standard">
      <style:paragraph-properties fo:break-before="auto" fo:line-height="115%" fo:margin-top="0cm" fo:margin-right="2.54cm" style:writing-mode="lr-tb"/>
    </style:style>
    <style:style style:name="T121_1" style:family="text"/>
    <style:style style:name="T121_2" style:family="text"/>
    <style:style style:name="P122" style:family="paragraph" style:parent-style-name="Standard">
      <style:paragraph-properties fo:break-before="auto" fo:line-height="115%" fo:margin-top="0cm" fo:margin-right="2.54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P123" style:family="paragraph" style:parent-style-name="Standard">
      <style:paragraph-properties fo:break-before="auto" fo:line-height="115%" fo:margin-top="0cm" fo:margin-right="2.54cm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fo:margin-top="0cm" fo:margin-right="2.54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P125" style:family="paragraph" style:parent-style-name="Standard">
      <style:paragraph-properties fo:break-before="auto" fo:line-height="115%" fo:margin-top="0cm" fo:margin-right="2.54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Standard">
      <style:paragraph-properties fo:break-before="auto" fo:line-height="115%" fo:margin-top="0cm" fo:margin-right="2.54cm" style:writing-mode="lr-tb"/>
    </style:style>
    <style:style style:name="T126_1" style:family="text"/>
    <style:style style:name="T126_2" style:family="text"/>
    <style:style style:name="P127" style:family="paragraph" style:parent-style-name="Standard">
      <style:paragraph-properties fo:break-before="auto" fo:line-height="115%" fo:margin-top="0cm" fo:margin-right="2.54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P128" style:family="paragraph" style:parent-style-name="Standard">
      <style:paragraph-properties fo:break-before="auto" fo:line-height="115%" fo:margin-top="0cm" fo:margin-right="2.54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P129" style:family="paragraph" style:parent-style-name="Standard">
      <style:paragraph-properties fo:break-before="auto" fo:line-height="115%" fo:margin-top="0cm" fo:margin-right="2.54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fo:margin-top="0cm" fo:margin-right="2.54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P131" style:family="paragraph" style:parent-style-name="Standard">
      <style:paragraph-properties fo:break-before="auto" fo:line-height="115%" fo:margin-top="0cm" fo:margin-right="2.54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P132" style:family="paragraph" style:parent-style-name="Standard">
      <style:paragraph-properties fo:break-before="auto" fo:line-height="115%" fo:margin-top="0cm" fo:margin-right="2.54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P133" style:family="paragraph" style:parent-style-name="Standard">
      <style:paragraph-properties fo:break-before="auto" fo:line-height="115%" fo:margin-top="0cm" fo:margin-right="2.54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P134" style:family="paragraph" style:parent-style-name="Standard">
      <style:paragraph-properties fo:break-before="auto" fo:line-height="115%" fo:margin-top="0cm" fo:margin-right="2.54cm" style:writing-mode="lr-tb"/>
    </style:style>
    <style:style style:name="T134_1" style:family="text"/>
    <style:style style:name="T134_2" style:family="text">
      <style:text-properties fo:color="#1155cc" style:text-underline-style="solid" style:text-underline-color="font-color"/>
    </style:style>
    <style:style style:name="T134_3" style:family="text"/>
    <style:style style:name="T134_4" style:family="text">
      <style:text-properties fo:color="#1155cc" style:text-underline-style="solid" style:text-underline-color="font-color"/>
    </style:style>
    <style:style style:name="T134_5" style:family="text"/>
    <style:style style:name="T134_6" style:family="text">
      <style:text-properties fo:color="#1155cc" style:text-underline-style="solid" style:text-underline-color="font-color"/>
    </style:style>
    <style:style style:name="T134_7" style:family="text"/>
    <style:style style:name="T134_8" style:family="text">
      <style:text-properties fo:color="#1155cc" style:text-underline-style="solid" style:text-underline-color="font-color"/>
    </style:style>
    <style:style style:name="T134_9" style:family="text"/>
    <style:style style:name="T134_10" style:family="text">
      <style:text-properties fo:color="#1155cc" style:text-underline-style="solid" style:text-underline-color="font-color"/>
    </style:style>
    <style:style style:name="T134_11" style:family="text"/>
    <style:style style:name="T134_12" style:family="text">
      <style:text-properties fo:color="#1155cc" style:text-underline-style="solid" style:text-underline-color="font-color"/>
    </style:style>
    <style:style style:name="T134_13" style:family="text"/>
    <style:style style:name="T134_14" style:family="text">
      <style:text-properties fo:color="#1155cc" style:text-underline-style="solid" style:text-underline-color="font-color"/>
    </style:style>
    <style:style style:name="T134_15" style:family="text"/>
    <style:style style:name="T134_16" style:family="text">
      <style:text-properties fo:color="#1155cc" style:text-underline-style="solid" style:text-underline-color="font-color"/>
    </style:style>
    <style:style style:name="T134_17" style:family="text"/>
    <style:style style:name="T134_18" style:family="text">
      <style:text-properties fo:color="#1155cc" style:text-underline-style="solid" style:text-underline-color="font-color"/>
    </style:style>
    <style:style style:name="P135" style:family="paragraph" style:parent-style-name="Standard">
      <style:paragraph-properties fo:break-before="auto" fo:line-height="115%" fo:margin-top="0cm" fo:margin-right="2.54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P136" style:family="paragraph" style:parent-style-name="Standard">
      <style:paragraph-properties fo:break-before="auto" fo:line-height="115%" fo:margin-top="0cm" fo:margin-right="2.54cm" style:writing-mode="lr-tb"/>
    </style:style>
    <style:style style:name="T136_1" style:family="text"/>
    <style:style style:name="T136_2" style:family="text"/>
    <style:style style:name="T136_3" style:family="text"/>
    <style:style style:name="P137" style:family="paragraph" style:parent-style-name="Standard">
      <style:paragraph-properties fo:break-before="auto" fo:line-height="115%" fo:margin-top="0cm" fo:margin-right="2.54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P138" style:family="paragraph" style:parent-style-name="Standard">
      <style:paragraph-properties fo:break-before="auto" fo:line-height="115%" fo:margin-top="0cm" fo:margin-right="2.54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>
      <style:text-properties fo:color="#1155cc" style:text-underline-style="solid" style:text-underline-color="font-color"/>
    </style:style>
    <style:style style:name="T138_23" style:family="text"/>
    <style:style style:name="T138_24" style:family="text">
      <style:text-properties fo:color="#1155cc" style:text-underline-style="solid" style:text-underline-color="font-color"/>
    </style:style>
    <style:style style:name="T138_25" style:family="text"/>
    <style:style style:name="T138_26" style:family="text">
      <style:text-properties fo:color="#1155cc" style:text-underline-style="solid" style:text-underline-color="font-color"/>
    </style:style>
    <style:style style:name="T138_27" style:family="text"/>
    <style:style style:name="T138_28" style:family="text">
      <style:text-properties fo:color="#1155cc" style:text-underline-style="solid" style:text-underline-color="font-color"/>
    </style:style>
    <style:style style:name="T138_29" style:family="text"/>
    <style:style style:name="T138_30" style:family="text">
      <style:text-properties fo:color="#1155cc" style:text-underline-style="solid" style:text-underline-color="font-color"/>
    </style:style>
    <style:style style:name="T138_31" style:family="text"/>
    <style:style style:name="T138_32" style:family="text">
      <style:text-properties fo:color="#1155cc" style:text-underline-style="solid" style:text-underline-color="font-color"/>
    </style:style>
    <style:style style:name="T138_33" style:family="text"/>
    <style:style style:name="T138_34" style:family="text">
      <style:text-properties fo:color="#1155cc" style:text-underline-style="solid" style:text-underline-color="font-color"/>
    </style:style>
    <style:style style:name="T138_35" style:family="text"/>
    <style:style style:name="T138_36" style:family="text">
      <style:text-properties fo:color="#1155cc" style:text-underline-style="solid" style:text-underline-color="font-color"/>
    </style:style>
    <style:style style:name="T138_37" style:family="text"/>
    <style:style style:name="T138_38" style:family="text">
      <style:text-properties fo:color="#1155cc" style:text-underline-style="solid" style:text-underline-color="font-color"/>
    </style:style>
    <style:style style:name="T138_39" style:family="text"/>
    <style:style style:name="T138_40" style:family="text">
      <style:text-properties fo:color="#1155cc" style:text-underline-style="solid" style:text-underline-color="font-color"/>
    </style:style>
    <style:style style:name="T138_41" style:family="text"/>
    <style:style style:name="T138_42" style:family="text">
      <style:text-properties fo:color="#1155cc" style:text-underline-style="solid" style:text-underline-color="font-color"/>
    </style:style>
    <style:style style:name="P139" style:family="paragraph" style:parent-style-name="Standard">
      <style:paragraph-properties fo:break-before="auto" fo:line-height="115%" fo:margin-top="0cm" fo:margin-right="2.54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P140" style:family="paragraph" style:parent-style-name="Standard">
      <style:paragraph-properties fo:break-before="auto" fo:line-height="115%" fo:margin-top="0cm" fo:margin-right="2.54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P141" style:family="paragraph" style:parent-style-name="Standard">
      <style:paragraph-properties fo:break-before="auto" fo:line-height="115%" fo:margin-top="0cm" fo:margin-right="2.54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P142" style:family="paragraph" style:parent-style-name="Standard">
      <style:paragraph-properties fo:break-before="auto" fo:line-height="115%" fo:margin-top="0cm" fo:margin-right="2.54cm" style:writing-mode="lr-tb"/>
    </style:style>
    <style:style style:name="T142_1" style:family="text"/>
    <style:style style:name="T142_2" style:family="text">
      <style:text-properties fo:color="#1155cc" style:text-underline-style="solid" style:text-underline-color="font-color"/>
    </style:style>
    <style:style style:name="T142_3" style:family="text"/>
    <style:style style:name="T142_4" style:family="text">
      <style:text-properties fo:color="#1155cc" style:text-underline-style="solid" style:text-underline-color="font-color"/>
    </style:style>
    <style:style style:name="T142_5" style:family="text"/>
    <style:style style:name="T142_6" style:family="text">
      <style:text-properties fo:color="#1155cc" style:text-underline-style="solid" style:text-underline-color="font-color"/>
    </style:style>
    <style:style style:name="T142_7" style:family="text"/>
    <style:style style:name="T142_8" style:family="text">
      <style:text-properties fo:color="#1155cc" style:text-underline-style="solid" style:text-underline-color="font-color"/>
    </style:style>
    <style:style style:name="T142_9" style:family="text"/>
    <style:style style:name="T142_10" style:family="text">
      <style:text-properties fo:color="#1155cc" style:text-underline-style="solid" style:text-underline-color="font-color"/>
    </style:style>
    <style:style style:name="T142_11" style:family="text"/>
    <style:style style:name="T142_12" style:family="text">
      <style:text-properties fo:color="#1155cc" style:text-underline-style="solid" style:text-underline-color="font-color"/>
    </style:style>
    <style:style style:name="T142_13" style:family="text"/>
    <style:style style:name="T142_14" style:family="text">
      <style:text-properties fo:color="#1155cc" style:text-underline-style="solid" style:text-underline-color="font-color"/>
    </style:style>
    <style:style style:name="T142_15" style:family="text"/>
    <style:style style:name="T142_16" style:family="text">
      <style:text-properties fo:color="#1155cc" style:text-underline-style="solid" style:text-underline-color="font-color"/>
    </style:style>
    <style:style style:name="T142_17" style:family="text"/>
    <style:style style:name="T142_18" style:family="text">
      <style:text-properties fo:color="#1155cc" style:text-underline-style="solid" style:text-underline-color="font-color"/>
    </style:style>
    <style:style style:name="T142_19" style:family="text"/>
    <style:style style:name="T142_20" style:family="text">
      <style:text-properties fo:color="#1155cc" style:text-underline-style="solid" style:text-underline-color="font-color"/>
    </style:style>
    <style:style style:name="T142_21" style:family="text"/>
    <style:style style:name="T142_22" style:family="text">
      <style:text-properties fo:color="#1155cc" style:text-underline-style="solid" style:text-underline-color="font-color"/>
    </style:style>
    <style:style style:name="T142_23" style:family="text"/>
    <style:style style:name="T142_24" style:family="text">
      <style:text-properties fo:color="#1155cc" style:text-underline-style="solid" style:text-underline-color="font-color"/>
    </style:style>
    <style:style style:name="T142_25" style:family="text"/>
    <style:style style:name="T142_26" style:family="text">
      <style:text-properties fo:color="#1155cc" style:text-underline-style="solid" style:text-underline-color="font-color"/>
    </style:style>
    <style:style style:name="T142_27" style:family="text"/>
    <style:style style:name="T142_28" style:family="text"/>
    <style:style style:name="T142_29" style:family="text"/>
    <style:style style:name="P143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143_1" style:family="text"/>
    <style:style style:name="Table1" style:family="table">
      <style:table-properties table:align="left" style:width="23.495cm" fo:margin-left="0.176cm"/>
    </style:style>
    <style:style style:name="Column1" style:family="table-column">
      <style:table-column-properties style:column-width="11.695cm"/>
    </style:style>
    <style:style style:name="Column2" style:family="table-column">
      <style:table-column-properties style:column-width="11.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P158" style:family="paragraph" style:parent-style-name="Heading_20_1">
      <style:paragraph-properties fo:break-before="page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fo:margin-right="2.54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Heading_20_2">
      <style:paragraph-properties fo:break-before="page" fo:line-height="115%" fo:margin-right="2.54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able2" style:family="table">
      <style:table-properties table:align="left" style:width="23.495cm" fo:margin-left="0.176cm"/>
    </style:style>
    <style:style style:name="Column3" style:family="table-column">
      <style:table-column-properties style:column-width="11.8cm"/>
    </style:style>
    <style:style style:name="Column4" style:family="table-column">
      <style:table-column-properties style:column-width="11.695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break-before="auto" fo:line-height="100%" fo:margin-right="2.54cm" style:writing-mode="lr-tb"/>
    </style:style>
    <style:style style:name="P171" style:family="paragraph" style:parent-style-name="Heading_20_2">
      <style:paragraph-properties fo:break-before="page" fo:line-height="115%" fo:margin-right="2.54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able3" style:family="table">
      <style:table-properties table:align="left" style:width="23.495cm" fo:margin-left="0.176cm"/>
    </style:style>
    <style:style style:name="Column5" style:family="table-column">
      <style:table-column-properties style:column-width="11.748cm"/>
    </style:style>
    <style:style style:name="Column6" style:family="table-column">
      <style:table-column-properties style:column-width="11.748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1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4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90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break-before="auto" fo:line-height="115%" fo:margin-right="2.54cm" style:writing-mode="lr-tb"/>
    </style:style>
    <style:style style:name="P193" style:family="paragraph" style:parent-style-name="Heading_20_2">
      <style:paragraph-properties fo:break-before="page" fo:line-height="115%" fo:margin-right="2.54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fo:margin-top="0cm" fo:margin-bottom="0cm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fo:margin-right="2.54cm" style:writing-mode="lr-tb"/>
    </style:style>
    <style:style style:name="T205_1" style:family="text">
      <style:text-properties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fo:margin-top="0cm" fo:margin-right="2.54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P207" style:family="paragraph" style:parent-style-name="Standard">
      <style:paragraph-properties fo:break-before="auto" fo:line-height="115%" fo:margin-top="0cm" fo:margin-right="2.54cm" style:writing-mode="lr-tb"/>
    </style:style>
    <style:style style:name="T207_1" style:family="text"/>
    <style:style style:name="T207_2" style:family="text"/>
    <style:style style:name="T207_3" style:family="text"/>
    <style:style style:name="P208" style:family="paragraph" style:parent-style-name="Standard">
      <style:paragraph-properties fo:break-before="auto" fo:line-height="115%" fo:margin-top="0cm" fo:margin-right="2.54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P209" style:family="paragraph" style:parent-style-name="Standard">
      <style:paragraph-properties fo:break-before="auto" fo:line-height="115%" fo:margin-top="0cm" fo:margin-right="2.54cm" style:writing-mode="lr-tb"/>
    </style:style>
    <style:style style:name="T209_1" style:family="text"/>
    <style:style style:name="T209_2" style:family="text"/>
    <style:style style:name="P21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10_1" style:family="text"/>
    <style:style style:name="P211" style:family="paragraph" style:parent-style-name="Standard">
      <style:paragraph-properties fo:break-before="page" fo:line-height="115%" style:writing-mode="lr-tb"/>
    </style:style>
    <style:style style:name="P212" style:family="paragraph" style:parent-style-name="Heading_20_2">
      <style:paragraph-properties fo:break-before="auto" fo:line-height="115%" fo:margin-right="2.54cm" style:writing-mode="lr-tb"/>
    </style:style>
    <style:style style:name="T212_1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>
      <style:text-properties fo:font-weight="bold" style:font-weight-asian="bold" style:font-weight-complex="bold"/>
    </style:style>
    <style:style style:name="T213_6" style:family="text"/>
    <style:style style:name="T213_7" style:family="text"/>
    <style:style style:name="T213_8" style:family="text"/>
    <style:style style:name="T213_9" style:family="text">
      <style:text-properties fo:font-weight="bold" style:font-weight-asian="bold" style:font-weight-complex="bold"/>
    </style:style>
    <style:style style:name="T213_10" style:family="text">
      <style:text-properties fo:font-weight="bold" style:font-weight-asian="bold" style:font-weight-complex="bold"/>
    </style:style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fo:margin-top="0cm" fo:margin-bottom="0cm" style:writing-mode="lr-tb"/>
    </style:style>
    <style:style style:name="T218_1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weight="bold" style:font-weight-asian="bold" style:font-weight-complex="bold"/>
    </style:style>
    <style:style style:name="P221" style:family="paragraph" style:parent-style-name="Standard">
      <style:paragraph-properties fo:break-before="auto" fo:line-height="115%" fo:margin-top="0cm" fo:margin-right="2.54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P222" style:family="paragraph" style:parent-style-name="Standard">
      <style:paragraph-properties fo:break-before="auto" fo:line-height="115%" fo:margin-top="0cm" fo:margin-right="2.54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P223" style:family="paragraph" style:parent-style-name="Standard">
      <style:paragraph-properties fo:break-before="auto" fo:line-height="115%" fo:margin-top="0cm" fo:margin-right="2.54cm" style:writing-mode="lr-tb"/>
    </style:style>
    <style:style style:name="T223_1" style:family="text"/>
    <style:style style:name="T223_2" style:family="text">
      <style:text-properties fo:color="#1155cc" style:text-underline-style="solid" style:text-underline-color="font-color"/>
    </style:style>
    <style:style style:name="T223_3" style:family="text"/>
    <style:style style:name="T223_4" style:family="text">
      <style:text-properties fo:color="#1155cc" style:text-underline-style="solid" style:text-underline-color="font-color"/>
    </style:style>
    <style:style style:name="T223_5" style:family="text"/>
    <style:style style:name="T223_6" style:family="text">
      <style:text-properties fo:color="#1155cc" style:text-underline-style="solid" style:text-underline-color="font-color"/>
    </style:style>
    <style:style style:name="T223_7" style:family="text"/>
    <style:style style:name="T223_8" style:family="text">
      <style:text-properties fo:color="#1155cc" style:text-underline-style="solid" style:text-underline-color="font-color"/>
    </style:style>
    <style:style style:name="T223_9" style:family="text"/>
    <style:style style:name="T223_10" style:family="text">
      <style:text-properties fo:color="#1155cc" style:text-underline-style="solid" style:text-underline-color="font-color"/>
    </style:style>
    <style:style style:name="T223_11" style:family="text"/>
    <style:style style:name="T223_12" style:family="text">
      <style:text-properties fo:color="#1155cc" style:text-underline-style="solid" style:text-underline-color="font-color"/>
    </style:style>
    <style:style style:name="T223_13" style:family="text"/>
    <style:style style:name="T223_14" style:family="text">
      <style:text-properties fo:color="#1155cc" style:text-underline-style="solid" style:text-underline-color="font-color"/>
    </style:style>
    <style:style style:name="T223_15" style:family="text"/>
    <style:style style:name="T223_16" style:family="text">
      <style:text-properties fo:color="#1155cc" style:text-underline-style="solid" style:text-underline-color="font-color"/>
    </style:style>
    <style:style style:name="T223_17" style:family="text"/>
    <style:style style:name="T223_18" style:family="text">
      <style:text-properties fo:color="#1155cc" style:text-underline-style="solid" style:text-underline-color="font-color"/>
    </style:style>
    <style:style style:name="T223_19" style:family="text"/>
    <style:style style:name="T223_20" style:family="text">
      <style:text-properties fo:color="#1155cc" style:text-underline-style="solid" style:text-underline-color="font-color"/>
    </style:style>
    <style:style style:name="T223_21" style:family="text"/>
    <style:style style:name="T223_22" style:family="text">
      <style:text-properties fo:color="#1155cc" style:text-underline-style="solid" style:text-underline-color="font-color"/>
    </style:style>
    <style:style style:name="T223_23" style:family="text"/>
    <style:style style:name="T223_24" style:family="text">
      <style:text-properties fo:color="#1155cc" style:text-underline-style="solid" style:text-underline-color="font-color"/>
    </style:style>
    <style:style style:name="T223_25" style:family="text"/>
    <style:style style:name="T223_26" style:family="text">
      <style:text-properties fo:color="#1155cc" style:text-underline-style="solid" style:text-underline-color="font-color"/>
    </style:style>
    <style:style style:name="T223_27" style:family="text"/>
    <style:style style:name="T223_28" style:family="text">
      <style:text-properties fo:color="#1155cc" style:text-underline-style="solid" style:text-underline-color="font-color"/>
    </style:style>
    <style:style style:name="T223_29" style:family="text"/>
    <style:style style:name="T223_30" style:family="text">
      <style:text-properties fo:color="#1155cc" style:text-underline-style="solid" style:text-underline-color="font-color"/>
    </style:style>
    <style:style style:name="T223_31" style:family="text"/>
    <style:style style:name="T223_32" style:family="text">
      <style:text-properties fo:color="#1155cc" style:text-underline-style="solid" style:text-underline-color="font-color"/>
    </style:style>
    <style:style style:name="T223_33" style:family="text"/>
    <style:style style:name="T223_34" style:family="text">
      <style:text-properties fo:color="#1155cc" style:text-underline-style="solid" style:text-underline-color="font-color"/>
    </style:style>
    <style:style style:name="T223_35" style:family="text"/>
    <style:style style:name="T223_36" style:family="text">
      <style:text-properties fo:color="#1155cc" style:text-underline-style="solid" style:text-underline-color="font-color"/>
    </style:style>
    <style:style style:name="T223_37" style:family="text"/>
    <style:style style:name="T223_38" style:family="text">
      <style:text-properties fo:color="#1155cc" style:text-underline-style="solid" style:text-underline-color="font-color"/>
    </style:style>
    <style:style style:name="T223_39" style:family="text"/>
    <style:style style:name="T223_40" style:family="text">
      <style:text-properties fo:color="#1155cc" style:text-underline-style="solid" style:text-underline-color="font-color"/>
    </style:style>
    <style:style style:name="T223_41" style:family="text"/>
    <style:style style:name="T223_42" style:family="text">
      <style:text-properties fo:color="#1155cc" style:text-underline-style="solid" style:text-underline-color="font-color"/>
    </style:style>
    <style:style style:name="T223_43" style:family="text"/>
    <style:style style:name="T223_44" style:family="text">
      <style:text-properties fo:color="#1155cc" style:text-underline-style="solid" style:text-underline-color="font-color"/>
    </style:style>
    <style:style style:name="P224" style:family="paragraph" style:parent-style-name="Standard">
      <style:paragraph-properties fo:break-before="auto" fo:line-height="115%" fo:margin-top="0cm" fo:margin-right="2.54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>
      <style:text-properties fo:color="#1155cc" style:text-underline-style="solid" style:text-underline-color="font-color"/>
    </style:style>
    <style:style style:name="T224_7" style:family="text"/>
    <style:style style:name="T224_8" style:family="text">
      <style:text-properties fo:color="#1155cc" style:text-underline-style="solid" style:text-underline-color="font-color"/>
    </style:style>
    <style:style style:name="T224_9" style:family="text"/>
    <style:style style:name="T224_10" style:family="text">
      <style:text-properties fo:color="#1155cc" style:text-underline-style="solid" style:text-underline-color="font-color"/>
    </style:style>
    <style:style style:name="T224_11" style:family="text"/>
    <style:style style:name="T224_12" style:family="text">
      <style:text-properties fo:color="#1155cc" style:text-underline-style="solid" style:text-underline-color="font-color"/>
    </style:style>
    <style:style style:name="T224_13" style:family="text"/>
    <style:style style:name="T224_14" style:family="text">
      <style:text-properties fo:color="#1155cc" style:text-underline-style="solid" style:text-underline-color="font-color"/>
    </style:style>
    <style:style style:name="T224_15" style:family="text"/>
    <style:style style:name="T224_16" style:family="text">
      <style:text-properties fo:color="#1155cc" style:text-underline-style="solid" style:text-underline-color="font-color"/>
    </style:style>
    <style:style style:name="T224_17" style:family="text"/>
    <style:style style:name="T224_18" style:family="text">
      <style:text-properties fo:color="#1155cc" style:text-underline-style="solid" style:text-underline-color="font-color"/>
    </style:style>
    <style:style style:name="T224_19" style:family="text"/>
    <style:style style:name="T224_20" style:family="text">
      <style:text-properties fo:color="#1155cc" style:text-underline-style="solid" style:text-underline-color="font-color"/>
    </style:style>
    <style:style style:name="T224_21" style:family="text"/>
    <style:style style:name="T224_22" style:family="text">
      <style:text-properties fo:color="#1155cc" style:text-underline-style="solid" style:text-underline-color="font-color"/>
    </style:style>
    <style:style style:name="T224_23" style:family="text"/>
    <style:style style:name="T224_24" style:family="text">
      <style:text-properties fo:color="#1155cc" style:text-underline-style="solid" style:text-underline-color="font-color"/>
    </style:style>
    <style:style style:name="T224_25" style:family="text"/>
    <style:style style:name="T224_26" style:family="text">
      <style:text-properties fo:color="#1155cc" style:text-underline-style="solid" style:text-underline-color="font-color"/>
    </style:style>
    <style:style style:name="T224_27" style:family="text"/>
    <style:style style:name="T224_28" style:family="text">
      <style:text-properties fo:color="#1155cc" style:text-underline-style="solid" style:text-underline-color="font-color"/>
    </style:style>
    <style:style style:name="T224_29" style:family="text"/>
    <style:style style:name="T224_30" style:family="text">
      <style:text-properties fo:color="#1155cc" style:text-underline-style="solid" style:text-underline-color="font-color"/>
    </style:style>
    <style:style style:name="T224_31" style:family="text"/>
    <style:style style:name="T224_32" style:family="text">
      <style:text-properties fo:color="#1155cc" style:text-underline-style="solid" style:text-underline-color="font-color"/>
    </style:style>
    <style:style style:name="T224_33" style:family="text"/>
    <style:style style:name="T224_34" style:family="text">
      <style:text-properties fo:color="#1155cc" style:text-underline-style="solid" style:text-underline-color="font-color"/>
    </style:style>
    <style:style style:name="T224_35" style:family="text"/>
    <style:style style:name="T224_36" style:family="text">
      <style:text-properties fo:color="#1155cc" style:text-underline-style="solid" style:text-underline-color="font-color"/>
    </style:style>
    <style:style style:name="T224_37" style:family="text"/>
    <style:style style:name="T224_38" style:family="text">
      <style:text-properties fo:color="#1155cc" style:text-underline-style="solid" style:text-underline-color="font-color"/>
    </style:style>
    <style:style style:name="T224_39" style:family="text"/>
    <style:style style:name="T224_40" style:family="text">
      <style:text-properties fo:color="#1155cc" style:text-underline-style="solid" style:text-underline-color="font-color"/>
    </style:style>
    <style:style style:name="T224_41" style:family="text"/>
    <style:style style:name="T224_42" style:family="text">
      <style:text-properties fo:color="#1155cc" style:text-underline-style="solid" style:text-underline-color="font-color"/>
    </style:style>
    <style:style style:name="T224_43" style:family="text"/>
    <style:style style:name="T224_44" style:family="text">
      <style:text-properties fo:color="#1155cc" style:text-underline-style="solid" style:text-underline-color="font-color"/>
    </style:style>
    <style:style style:name="T224_45" style:family="text"/>
    <style:style style:name="T224_46" style:family="text">
      <style:text-properties fo:color="#1155cc" style:text-underline-style="solid" style:text-underline-color="font-color"/>
    </style:style>
    <style:style style:name="T224_47" style:family="text"/>
    <style:style style:name="T224_48" style:family="text">
      <style:text-properties fo:color="#1155cc" style:text-underline-style="solid" style:text-underline-color="font-color"/>
    </style:style>
    <style:style style:name="T224_49" style:family="text"/>
    <style:style style:name="T224_50" style:family="text">
      <style:text-properties fo:color="#1155cc" style:text-underline-style="solid" style:text-underline-color="font-color"/>
    </style:style>
    <style:style style:name="P225" style:family="paragraph" style:parent-style-name="Standard">
      <style:paragraph-properties fo:break-before="auto" fo:line-height="115%" fo:margin-top="0cm" fo:margin-right="2.54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P226" style:family="paragraph" style:parent-style-name="Standard">
      <style:paragraph-properties fo:break-before="auto" fo:line-height="115%" fo:margin-top="0cm" fo:margin-right="2.54cm" style:writing-mode="lr-tb"/>
    </style:style>
    <style:style style:name="T226_1" style:family="text"/>
    <style:style style:name="T226_2" style:family="text"/>
    <style:style style:name="T226_3" style:family="text"/>
    <style:style style:name="P227" style:family="paragraph" style:parent-style-name="Standard">
      <style:paragraph-properties fo:break-before="auto" fo:line-height="115%" fo:margin-top="0cm" fo:margin-right="2.54cm" style:writing-mode="lr-tb"/>
    </style:style>
    <style:style style:name="T227_1" style:family="text"/>
    <style:style style:name="T227_2" style:family="text">
      <style:text-properties fo:color="#1155cc" style:text-underline-style="solid" style:text-underline-color="font-color"/>
    </style:style>
    <style:style style:name="T227_3" style:family="text"/>
    <style:style style:name="T227_4" style:family="text">
      <style:text-properties fo:color="#1155cc" style:text-underline-style="solid" style:text-underline-color="font-color"/>
    </style:style>
    <style:style style:name="T227_5" style:family="text"/>
    <style:style style:name="T227_6" style:family="text">
      <style:text-properties fo:color="#1155cc" style:text-underline-style="solid" style:text-underline-color="font-color"/>
    </style:style>
    <style:style style:name="T227_7" style:family="text"/>
    <style:style style:name="T227_8" style:family="text">
      <style:text-properties fo:color="#1155cc" style:text-underline-style="solid" style:text-underline-color="font-color"/>
    </style:style>
    <style:style style:name="T227_9" style:family="text"/>
    <style:style style:name="T227_10" style:family="text">
      <style:text-properties fo:color="#1155cc" style:text-underline-style="solid" style:text-underline-color="font-color"/>
    </style:style>
    <style:style style:name="T227_11" style:family="text"/>
    <style:style style:name="T227_12" style:family="text">
      <style:text-properties fo:color="#1155cc" style:text-underline-style="solid" style:text-underline-color="font-color"/>
    </style:style>
    <style:style style:name="T227_13" style:family="text"/>
    <style:style style:name="T227_14" style:family="text">
      <style:text-properties fo:color="#1155cc" style:text-underline-style="solid" style:text-underline-color="font-color"/>
    </style:style>
    <style:style style:name="T227_15" style:family="text"/>
    <style:style style:name="T227_16" style:family="text">
      <style:text-properties fo:color="#1155cc" style:text-underline-style="solid" style:text-underline-color="font-color"/>
    </style:style>
    <style:style style:name="T227_17" style:family="text"/>
    <style:style style:name="T227_18" style:family="text">
      <style:text-properties fo:color="#1155cc" style:text-underline-style="solid" style:text-underline-color="font-color"/>
    </style:style>
    <style:style style:name="T227_19" style:family="text"/>
    <style:style style:name="T227_20" style:family="text">
      <style:text-properties fo:color="#1155cc" style:text-underline-style="solid" style:text-underline-color="font-color"/>
    </style:style>
    <style:style style:name="P228" style:family="paragraph" style:parent-style-name="Standard">
      <style:paragraph-properties fo:break-before="auto" fo:line-height="115%" fo:margin-top="0cm" fo:margin-right="2.54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P229" style:family="paragraph" style:parent-style-name="Standard">
      <style:paragraph-properties fo:break-before="auto" fo:line-height="115%" fo:margin-top="0cm" fo:margin-right="2.54cm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fo:line-height="115%" fo:margin-top="0cm" fo:margin-right="2.54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P231" style:family="paragraph" style:parent-style-name="Standard">
      <style:paragraph-properties fo:break-before="auto" fo:line-height="115%" fo:margin-top="0cm" fo:margin-right="2.54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P232" style:family="paragraph" style:parent-style-name="Standard">
      <style:paragraph-properties fo:break-before="auto" fo:line-height="115%" fo:margin-top="0cm" fo:margin-right="2.54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P233" style:family="paragraph" style:parent-style-name="Standard">
      <style:paragraph-properties fo:break-before="auto" fo:line-height="115%" fo:margin-top="0cm" fo:margin-right="2.54cm" style:writing-mode="lr-tb"/>
    </style:style>
    <style:style style:name="T233_1" style:family="text">
      <style:text-properties fo:color="#cc0000"/>
    </style:style>
    <style:style style:name="T233_2" style:family="text">
      <style:text-properties fo:color="#cc0000"/>
    </style:style>
    <style:style style:name="T233_3" style:family="text">
      <style:text-properties fo:color="#cc0000"/>
    </style:style>
    <style:style style:name="T233_4" style:family="text">
      <style:text-properties fo:color="#cc0000"/>
    </style:style>
    <style:style style:name="T233_5" style:family="text">
      <style:text-properties fo:color="#cc0000"/>
    </style:style>
    <style:style style:name="P234" style:family="paragraph" style:parent-style-name="Standard">
      <style:paragraph-properties fo:break-before="auto" fo:line-height="115%" fo:margin-top="0cm" fo:margin-right="2.54cm" style:writing-mode="lr-tb"/>
    </style:style>
    <style:style style:name="T234_1" style:family="text">
      <style:text-properties fo:color="#cc0000"/>
    </style:style>
    <style:style style:name="T234_2" style:family="text">
      <style:text-properties fo:color="#cc0000"/>
    </style:style>
    <style:style style:name="T234_3" style:family="text">
      <style:text-properties fo:color="#cc0000"/>
    </style:style>
    <style:style style:name="T234_4" style:family="text">
      <style:text-properties fo:color="#cc0000"/>
    </style:style>
    <style:style style:name="P235" style:family="paragraph" style:parent-style-name="Standard">
      <style:paragraph-properties fo:break-before="auto" fo:line-height="115%" fo:margin-top="0cm" fo:margin-right="2.54cm" style:writing-mode="lr-tb"/>
    </style:style>
    <style:style style:name="T235_1" style:family="text">
      <style:text-properties fo:color="#cc0000"/>
    </style:style>
    <style:style style:name="T235_2" style:family="text">
      <style:text-properties fo:color="#cc0000"/>
    </style:style>
    <style:style style:name="T235_3" style:family="text">
      <style:text-properties fo:color="#cc0000"/>
    </style:style>
    <style:style style:name="T235_4" style:family="text">
      <style:text-properties fo:color="#cc0000"/>
    </style:style>
    <style:style style:name="T235_5" style:family="text">
      <style:text-properties fo:color="#cc0000"/>
    </style:style>
    <style:style style:name="T235_6" style:family="text">
      <style:text-properties fo:color="#cc0000"/>
    </style:style>
    <style:style style:name="T235_7" style:family="text">
      <style:text-properties fo:color="#cc0000"/>
    </style:style>
    <style:style style:name="T235_8" style:family="text">
      <style:text-properties fo:color="#cc0000"/>
    </style:style>
    <style:style style:name="P236" style:family="paragraph" style:parent-style-name="Standard">
      <style:paragraph-properties fo:break-before="auto" fo:line-height="115%" fo:margin-top="0cm" fo:margin-right="2.54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P237" style:family="paragraph" style:parent-style-name="Standard">
      <style:paragraph-properties fo:break-before="auto" fo:line-height="115%" fo:margin-top="0cm" fo:margin-right="2.54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P23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38_1" style:family="text"/>
    <style:style style:name="T238_2" style:family="text">
      <style:text-properties fo:color="#1155cc" style:text-underline-style="solid" style:text-underline-color="font-color"/>
    </style:style>
    <style:style style:name="T238_3" style:family="text"/>
    <style:style style:name="T238_4" style:family="text">
      <style:text-properties fo:color="#1155cc" style:text-underline-style="solid" style:text-underline-color="font-color"/>
    </style:style>
    <style:style style:name="T238_5" style:family="text"/>
    <style:style style:name="T238_6" style:family="text">
      <style:text-properties fo:color="#1155cc" style:text-underline-style="solid" style:text-underline-color="font-color"/>
    </style:style>
    <style:style style:name="T238_7" style:family="text"/>
    <style:style style:name="T238_8" style:family="text">
      <style:text-properties fo:color="#1155cc" style:text-underline-style="solid" style:text-underline-color="font-color"/>
    </style:style>
    <style:style style:name="T238_9" style:family="text"/>
    <style:style style:name="T238_10" style:family="text">
      <style:text-properties fo:color="#1155cc" style:text-underline-style="solid" style:text-underline-color="font-color"/>
    </style:style>
    <style:style style:name="T238_11" style:family="text"/>
    <style:style style:name="T238_12" style:family="text">
      <style:text-properties fo:color="#1155cc" style:text-underline-style="solid" style:text-underline-color="font-color"/>
    </style:style>
    <style:style style:name="T238_13" style:family="text"/>
    <style:style style:name="T238_14" style:family="text">
      <style:text-properties fo:color="#1155cc" style:text-underline-style="solid" style:text-underline-color="font-color"/>
    </style:style>
    <style:style style:name="T238_15" style:family="text"/>
    <style:style style:name="T238_16" style:family="text">
      <style:text-properties fo:color="#1155cc" style:text-underline-style="solid" style:text-underline-color="font-color"/>
    </style:style>
    <style:style style:name="T238_17" style:family="text"/>
    <style:style style:name="T238_18" style:family="text">
      <style:text-properties fo:color="#1155cc" style:text-underline-style="solid" style:text-underline-color="font-color"/>
    </style:style>
    <style:style style:name="P239" style:family="paragraph" style:parent-style-name="Heading_20_2">
      <style:paragraph-properties fo:break-before="page" fo:line-height="115%" fo:margin-right="2.54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able4" style:family="table">
      <style:table-properties table:align="left" style:width="23.495cm" fo:margin-left="0.176cm"/>
    </style:style>
    <style:style style:name="Column7" style:family="table-column">
      <style:table-column-properties style:column-width="11.695cm"/>
    </style:style>
    <style:style style:name="Column8" style:family="table-column">
      <style:table-column-properties style:column-width="11.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Heading_20_2">
      <style:paragraph-properties fo:break-before="page" fo:line-height="115%" fo:margin-right="2.54cm" style:writing-mode="lr-tb"/>
    </style:style>
    <style:style style:name="P247" style:family="paragraph" style:parent-style-name="Heading_20_2">
      <style:paragraph-properties fo:break-before="page" fo:line-height="115%" fo:margin-right="2.54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font-weight="bold" style:font-weight-asian="bold" style:font-weight-complex="bold"/>
    </style:style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P253" style:family="paragraph" style:parent-style-name="Standard">
      <style:paragraph-properties fo:break-before="auto" fo:line-height="115%" fo:margin-top="0cm" fo:margin-bottom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P254" style:family="paragraph" style:parent-style-name="Heading_20_1">
      <style:paragraph-properties fo:break-before="page" fo:line-height="115%" fo:margin-right="2.54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fo:margin-top="0cm" fo:margin-bottom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font-weight="bold" style:font-weight-asian="bold" style:font-weight-complex="bold"/>
    </style:style>
    <style:style style:name="P262" style:family="paragraph" style:parent-style-name="Standard">
      <style:paragraph-properties fo:break-before="auto" fo:line-height="115%" fo:margin-top="0cm" fo:margin-right="2.54cm" style:writing-mode="lr-tb"/>
    </style:style>
    <style:style style:name="T262_1" style:family="text">
      <style:text-properties fo:color="#cc0000"/>
    </style:style>
    <style:style style:name="T262_2" style:family="text">
      <style:text-properties fo:color="#cc0000"/>
    </style:style>
    <style:style style:name="T262_3" style:family="text">
      <style:text-properties fo:color="#cc0000"/>
    </style:style>
    <style:style style:name="T262_4" style:family="text">
      <style:text-properties fo:color="#cc0000"/>
    </style:style>
    <style:style style:name="T262_5" style:family="text">
      <style:text-properties fo:color="#cc0000"/>
    </style:style>
    <style:style style:name="T262_6" style:family="text">
      <style:text-properties fo:color="#cc0000"/>
    </style:style>
    <style:style style:name="T262_7" style:family="text">
      <style:text-properties fo:color="#cc0000"/>
    </style:style>
    <style:style style:name="T262_8" style:family="text">
      <style:text-properties fo:color="#cc0000"/>
    </style:style>
    <style:style style:name="T262_9" style:family="text">
      <style:text-properties fo:color="#cc0000"/>
    </style:style>
    <style:style style:name="T262_10" style:family="text">
      <style:text-properties fo:color="#cc0000"/>
    </style:style>
    <style:style style:name="T262_11" style:family="text">
      <style:text-properties fo:color="#cc0000"/>
    </style:style>
    <style:style style:name="T262_12" style:family="text">
      <style:text-properties fo:color="#cc0000"/>
    </style:style>
    <style:style style:name="T262_13" style:family="text">
      <style:text-properties fo:color="#cc0000"/>
    </style:style>
    <style:style style:name="T262_14" style:family="text">
      <style:text-properties fo:color="#cc0000"/>
    </style:style>
    <style:style style:name="T262_15" style:family="text">
      <style:text-properties fo:color="#cc0000"/>
    </style:style>
    <style:style style:name="T262_16" style:family="text">
      <style:text-properties fo:color="#cc0000"/>
    </style:style>
    <style:style style:name="T262_17" style:family="text">
      <style:text-properties fo:color="#cc0000"/>
    </style:style>
    <style:style style:name="T262_18" style:family="text">
      <style:text-properties fo:color="#cc0000"/>
    </style:style>
    <style:style style:name="T262_19" style:family="text">
      <style:text-properties fo:color="#cc0000"/>
    </style:style>
    <style:style style:name="T262_20" style:family="text">
      <style:text-properties fo:color="#cc0000"/>
    </style:style>
    <style:style style:name="P263" style:family="paragraph" style:parent-style-name="Standard">
      <style:paragraph-properties fo:break-before="auto" fo:line-height="115%" fo:margin-top="0cm" fo:margin-right="2.54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P264" style:family="paragraph" style:parent-style-name="Standard">
      <style:paragraph-properties fo:break-before="auto" fo:line-height="115%" fo:margin-top="0cm" fo:margin-right="2.54cm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fo:margin-top="0cm" fo:margin-right="2.54cm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fo:margin-top="0cm" fo:margin-right="2.54cm" style:writing-mode="lr-tb"/>
    </style:style>
    <style:style style:name="T266_1" style:family="text"/>
    <style:style style:name="P267" style:family="paragraph" style:parent-style-name="Standard">
      <style:paragraph-properties fo:break-before="auto" fo:line-height="115%" fo:margin-top="0cm" fo:margin-right="2.54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P268" style:family="paragraph" style:parent-style-name="Standard">
      <style:paragraph-properties fo:break-before="auto" fo:line-height="115%" fo:margin-top="0cm" fo:margin-right="2.54cm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fo:margin-top="0cm" fo:margin-right="2.54cm" style:writing-mode="lr-tb"/>
    </style:style>
    <style:style style:name="T269_1" style:family="text"/>
    <style:style style:name="P270" style:family="paragraph" style:parent-style-name="Standard">
      <style:paragraph-properties fo:break-before="auto" fo:line-height="115%" fo:margin-top="0cm" fo:margin-bottom="0cm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fo:margin-right="2.54cm" style:writing-mode="lr-tb"/>
    </style:style>
    <style:style style:name="P272" style:family="paragraph" style:parent-style-name="Standard">
      <style:paragraph-properties fo:break-before="page" fo:line-height="115%" style:writing-mode="lr-tb"/>
    </style:style>
    <style:style style:name="P273" style:family="paragraph" style:parent-style-name="Heading_20_2">
      <style:paragraph-properties fo:break-before="auto" fo:line-height="115%" fo:margin-right="2.54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able5" style:family="table">
      <style:table-properties table:align="left" style:width="23.495cm" fo:margin-left="0.176cm"/>
    </style:style>
    <style:style style:name="Column9" style:family="table-column">
      <style:table-column-properties style:column-width="11.8cm"/>
    </style:style>
    <style:style style:name="Column10" style:family="table-column">
      <style:table-column-properties style:column-width="11.695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78_1" style:family="text">
      <style:text-properties style:text-line-through-style="none" fo:font-style="normal" style:font-style-asian="normal" style:font-style-complex="normal" fo:color="#cc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Heading_20_2">
      <style:paragraph-properties fo:break-before="auto" fo:line-height="115%" fo:margin-right="2.54cm" style:writing-mode="lr-tb"/>
    </style:style>
    <style:style style:name="P281" style:family="paragraph" style:parent-style-name="Heading_20_2">
      <style:paragraph-properties fo:break-before="page" fo:line-height="115%" fo:margin-right="2.54cm" style:writing-mode="lr-tb"/>
    </style:style>
    <style:style style:name="T281_1" style:family="text"/>
    <style:style style:name="T281_2" style:family="text"/>
    <style:style style:name="T281_3" style:family="text"/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P283" style:family="paragraph" style:parent-style-name="Standard">
      <style:paragraph-properties fo:break-before="auto" fo:line-height="115%" fo:margin-top="0cm" fo:margin-bottom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fo:font-weight="bold" style:font-weight-asian="bold" style:font-weight-complex="bold"/>
    </style:style>
    <style:style style:name="P286" style:family="paragraph" style:parent-style-name="Standard">
      <style:paragraph-properties fo:break-before="auto" fo:line-height="115%" fo:margin-top="0cm" fo:margin-right="2.54cm" style:writing-mode="lr-tb"/>
    </style:style>
    <style:style style:name="T286_1" style:family="text">
      <style:text-properties fo:color="#a61c00"/>
    </style:style>
    <style:style style:name="T286_2" style:family="text">
      <style:text-properties fo:color="#a61c00"/>
    </style:style>
    <style:style style:name="T286_3" style:family="text">
      <style:text-properties fo:color="#a61c00"/>
    </style:style>
    <style:style style:name="T286_4" style:family="text">
      <style:text-properties fo:color="#a61c00"/>
    </style:style>
    <style:style style:name="T286_5" style:family="text">
      <style:text-properties fo:color="#a61c00"/>
    </style:style>
    <style:style style:name="T286_6" style:family="text">
      <style:text-properties fo:color="#a61c00"/>
    </style:style>
    <style:style style:name="T286_7" style:family="text">
      <style:text-properties fo:color="#a61c00"/>
    </style:style>
    <style:style style:name="T286_8" style:family="text">
      <style:text-properties fo:color="#a61c00"/>
    </style:style>
    <style:style style:name="T286_9" style:family="text">
      <style:text-properties fo:color="#a61c00"/>
    </style:style>
    <style:style style:name="T286_10" style:family="text">
      <style:text-properties fo:color="#a61c00"/>
    </style:style>
    <style:style style:name="T286_11" style:family="text">
      <style:text-properties fo:color="#a61c00"/>
    </style:style>
    <style:style style:name="T286_12" style:family="text">
      <style:text-properties fo:color="#a61c00"/>
    </style:style>
    <style:style style:name="T286_13" style:family="text">
      <style:text-properties fo:color="#a61c00"/>
    </style:style>
    <style:style style:name="P287" style:family="paragraph" style:parent-style-name="Standard">
      <style:paragraph-properties fo:break-before="auto" fo:line-height="115%" fo:margin-top="0cm" fo:margin-right="2.54cm" style:writing-mode="lr-tb"/>
    </style:style>
    <style:style style:name="T287_1" style:family="text">
      <style:text-properties fo:color="#a61c00"/>
    </style:style>
    <style:style style:name="T287_2" style:family="text">
      <style:text-properties fo:color="#a61c00"/>
    </style:style>
    <style:style style:name="T287_3" style:family="text">
      <style:text-properties fo:color="#a61c00"/>
    </style:style>
    <style:style style:name="T287_4" style:family="text">
      <style:text-properties fo:color="#a61c00"/>
    </style:style>
    <style:style style:name="T287_5" style:family="text">
      <style:text-properties fo:color="#a61c00"/>
    </style:style>
    <style:style style:name="T287_6" style:family="text">
      <style:text-properties fo:color="#a61c00"/>
    </style:style>
    <style:style style:name="T287_7" style:family="text">
      <style:text-properties fo:color="#a61c00"/>
    </style:style>
    <style:style style:name="T287_8" style:family="text">
      <style:text-properties fo:color="#a61c00"/>
    </style:style>
    <style:style style:name="T287_9" style:family="text">
      <style:text-properties fo:color="#a61c00"/>
    </style:style>
    <style:style style:name="T287_10" style:family="text">
      <style:text-properties fo:color="#a61c00"/>
    </style:style>
    <style:style style:name="T287_11" style:family="text">
      <style:text-properties fo:color="#a61c00"/>
    </style:style>
    <style:style style:name="T287_12" style:family="text">
      <style:text-properties fo:color="#a61c00"/>
    </style:style>
    <style:style style:name="T287_13" style:family="text">
      <style:text-properties fo:color="#a61c00"/>
    </style:style>
    <style:style style:name="T287_14" style:family="text">
      <style:text-properties fo:color="#a61c00"/>
    </style:style>
    <style:style style:name="T287_15" style:family="text">
      <style:text-properties fo:color="#a61c00"/>
    </style:style>
    <style:style style:name="P288" style:family="paragraph" style:parent-style-name="Standard">
      <style:paragraph-properties fo:break-before="auto" fo:line-height="115%" fo:margin-top="0cm" fo:margin-right="2.54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P289" style:family="paragraph" style:parent-style-name="Standard">
      <style:paragraph-properties fo:break-before="auto" fo:line-height="115%" fo:margin-top="0cm" fo:margin-right="2.54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P290" style:family="paragraph" style:parent-style-name="Standard">
      <style:paragraph-properties fo:break-before="auto" fo:line-height="115%" fo:margin-top="0cm" fo:margin-right="2.54cm" style:writing-mode="lr-tb"/>
    </style:style>
    <style:style style:name="T290_1" style:family="text"/>
    <style:style style:name="P291" style:family="paragraph" style:parent-style-name="Standard">
      <style:paragraph-properties fo:break-before="auto" fo:line-height="115%" fo:margin-top="0cm" fo:margin-right="2.54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P292" style:family="paragraph" style:parent-style-name="Standard">
      <style:paragraph-properties fo:break-before="auto" fo:line-height="115%" fo:margin-top="0cm" fo:margin-right="2.54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P293" style:family="paragraph" style:parent-style-name="Standard">
      <style:paragraph-properties fo:break-before="auto" fo:line-height="115%" fo:margin-top="0cm" fo:margin-right="2.54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P29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P295" style:family="paragraph" style:parent-style-name="Heading_20_2">
      <style:paragraph-properties fo:break-before="page" fo:line-height="115%" fo:margin-right="2.54cm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/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/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/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fo:margin-top="0cm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fo:margin-top="0cm" style:writing-mode="lr-tb"/>
    </style:style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>
      <style:text-properties fo:font-weight="bold" style:font-weight-asian="bold" style:font-weight-complex="bold"/>
    </style:style>
    <style:style style:name="P310" style:family="paragraph" style:parent-style-name="Standard">
      <style:paragraph-properties fo:break-before="auto" fo:line-height="115%" fo:margin-top="0cm" fo:margin-right="2.54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P312" style:family="paragraph" style:parent-style-name="Standard">
      <style:paragraph-properties fo:break-before="auto" fo:line-height="115%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P313" style:family="paragraph" style:parent-style-name="Standard">
      <style:paragraph-properties fo:break-before="auto" fo:line-height="115%" fo:margin-top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P314" style:family="paragraph" style:parent-style-name="Standard">
      <style:paragraph-properties fo:break-before="auto" fo:line-height="115%" fo:margin-top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P315" style:family="paragraph" style:parent-style-name="Standard">
      <style:paragraph-properties fo:break-before="auto" fo:line-height="115%" fo:margin-top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P316" style:family="paragraph" style:parent-style-name="Standard">
      <style:paragraph-properties fo:break-before="auto" fo:line-height="115%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P317" style:family="paragraph" style:parent-style-name="Standard">
      <style:paragraph-properties fo:break-before="auto" fo:line-height="115%" fo:margin-top="0cm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fo:margin-top="0cm" style:writing-mode="lr-tb"/>
    </style:style>
    <style:style style:name="T318_1" style:family="text"/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P320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fo:margin-right="2.54cm" style:writing-mode="lr-tb"/>
    </style:style>
    <style:style style:name="T321_1" style:family="text"/>
    <style:style style:name="T321_2" style:family="text"/>
    <style:style style:name="T321_3" style:family="text">
      <style:text-properties fo:font-weight="bold" style:font-weight-asian="bold" style:font-weight-complex="bold"/>
    </style:style>
    <style:style style:name="T321_4" style:family="text">
      <style:text-properties fo:font-weight="bold" style:font-weight-asian="bold" style:font-weight-complex="bold"/>
    </style:style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P322" style:family="paragraph" style:parent-style-name="Standard">
      <style:paragraph-properties fo:break-before="auto" fo:line-height="115%" fo:margin-top="0cm" fo:margin-right="2.54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P32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P324" style:family="paragraph" style:parent-style-name="Standard">
      <style:paragraph-properties fo:break-before="page" fo:line-height="115%" fo:margin-right="2.54cm" style:writing-mode="lr-tb"/>
    </style:style>
    <style:style style:name="P325" style:family="paragraph" style:parent-style-name="Heading_20_2">
      <style:paragraph-properties fo:break-before="auto" fo:line-height="115%" fo:margin-top="0.635cm" fo:margin-bottom="0.141cm" fo:margin-right="2.54cm" style:writing-mode="lr-tb"/>
    </style:style>
    <style:style style:name="T325_1" style:family="text"/>
    <style:style style:name="T325_2" style:family="text"/>
    <style:style style:name="T325_3" style:family="text"/>
    <style:style style:name="P326" style:family="paragraph" style:parent-style-name="Standard">
      <style:paragraph-properties fo:break-before="auto" fo:line-height="115%" fo:margin-right="2.54cm" style:writing-mode="lr-tb"/>
    </style:style>
    <style:style style:name="T326_1" style:family="text">
      <style:text-properties fo:font-weight="bold" style:font-weight-asian="bold" style:font-weight-complex="bold"/>
    </style:style>
    <style:style style:name="P327" style:family="paragraph" style:parent-style-name="Standard">
      <style:paragraph-properties fo:break-before="auto" fo:line-height="115%" fo:margin-top="0cm" fo:margin-right="2.54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P328" style:family="paragraph" style:parent-style-name="Standard">
      <style:paragraph-properties fo:break-before="auto" fo:line-height="115%" fo:margin-top="0cm" fo:margin-right="2.54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P32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P330" style:family="paragraph" style:parent-style-name="Standard">
      <style:paragraph-properties fo:break-before="auto" fo:line-height="115%" fo:margin-right="2.54cm" style:writing-mode="lr-tb"/>
    </style:style>
    <style:style style:name="P331" style:family="paragraph" style:parent-style-name="Heading_20_2">
      <style:paragraph-properties fo:break-before="page" fo:line-height="115%" fo:margin-right="2.54cm" style:writing-mode="lr-tb"/>
    </style:style>
    <style:style style:name="T331_1" style:family="text"/>
    <style:style style:name="T331_2" style:family="text"/>
    <style:style style:name="T331_3" style:family="text"/>
    <style:style style:name="P332" style:family="paragraph" style:parent-style-name="Standard">
      <style:paragraph-properties fo:break-before="auto" fo:line-height="115%" fo:margin-top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P333" style:family="paragraph" style:parent-style-name="Standard">
      <style:paragraph-properties fo:break-before="auto" fo:line-height="115%" fo:margin-top="0cm" style:writing-mode="lr-tb"/>
    </style:style>
    <style:style style:name="T333_1" style:family="text"/>
    <style:style style:name="T333_2" style:family="text"/>
    <style:style style:name="T333_3" style:family="text"/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P335" style:family="paragraph" style:parent-style-name="Standard">
      <style:paragraph-properties fo:break-before="auto" fo:line-height="115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P336" style:family="paragraph" style:parent-style-name="Standard">
      <style:paragraph-properties fo:break-before="auto" fo:line-height="115%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P338" style:family="paragraph" style:parent-style-name="Standard">
      <style:paragraph-properties fo:break-before="auto" fo:line-height="115%" fo:margin-top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P339" style:family="paragraph" style:parent-style-name="Standard">
      <style:paragraph-properties fo:break-before="auto" fo:line-height="115%" fo:margin-top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P340" style:family="paragraph" style:parent-style-name="Standard">
      <style:paragraph-properties fo:break-before="auto" fo:line-height="115%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P341" style:family="paragraph" style:parent-style-name="Standard">
      <style:paragraph-properties fo:break-before="auto" fo:line-height="115%" fo:margin-top="0cm" style:writing-mode="lr-tb"/>
    </style:style>
    <style:style style:name="T341_1" style:family="text"/>
    <style:style style:name="T341_2" style:family="text"/>
    <style:style style:name="T341_3" style:family="text"/>
    <style:style style:name="P342" style:family="paragraph" style:parent-style-name="Standard">
      <style:paragraph-properties fo:break-before="auto" fo:line-height="115%" fo:margin-top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P343" style:family="paragraph" style:parent-style-name="Standard">
      <style:paragraph-properties fo:break-before="auto" fo:line-height="115%" fo:margin-top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P344" style:family="paragraph" style:parent-style-name="Standard">
      <style:paragraph-properties fo:break-before="auto" fo:line-height="115%" fo:margin-top="0cm" fo:margin-bottom="0cm" style:writing-mode="lr-tb"/>
    </style:style>
    <style:style style:name="T344_1" style:family="text"/>
    <style:style style:name="P345" style:family="paragraph" style:parent-style-name="Standard">
      <style:paragraph-properties fo:break-before="auto" fo:line-height="115%" style:writing-mode="lr-tb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fo:font-weight="bold" style:font-weight-asian="bold" style:font-weight-complex="bold"/>
    </style:style>
    <style:style style:name="P347" style:family="paragraph" style:parent-style-name="Standard">
      <style:paragraph-properties fo:break-before="auto" fo:line-height="115%" fo:margin-top="0cm" fo:margin-right="2.54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P348" style:family="paragraph" style:parent-style-name="Standard">
      <style:paragraph-properties fo:break-before="auto" fo:line-height="115%" fo:margin-top="0cm" fo:margin-right="2.54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P349" style:family="paragraph" style:parent-style-name="Standard">
      <style:paragraph-properties fo:break-before="auto" fo:line-height="115%" fo:margin-top="0cm" fo:margin-right="2.54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P350" style:family="paragraph" style:parent-style-name="Standard">
      <style:paragraph-properties fo:break-before="auto" fo:line-height="115%" fo:margin-top="0cm" fo:margin-right="2.54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15%" fo:margin-top="0cm" fo:margin-right="2.54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P352" style:family="paragraph" style:parent-style-name="Standard">
      <style:paragraph-properties fo:break-before="auto" fo:line-height="115%" fo:margin-top="0cm" fo:margin-right="2.54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P353" style:family="paragraph" style:parent-style-name="Standard">
      <style:paragraph-properties fo:break-before="auto" fo:line-height="115%" fo:margin-top="0cm" fo:margin-right="2.54cm" style:writing-mode="lr-tb"/>
    </style:style>
    <style:style style:name="T353_1" style:family="text"/>
    <style:style style:name="T353_2" style:family="text"/>
    <style:style style:name="T353_3" style:family="text"/>
    <style:style style:name="P354" style:family="paragraph" style:parent-style-name="Standard">
      <style:paragraph-properties fo:break-before="auto" fo:line-height="115%" fo:margin-top="0cm" fo:margin-right="2.54cm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fo:margin-top="0cm" fo:margin-right="2.54cm" style:writing-mode="lr-tb"/>
    </style:style>
    <style:style style:name="T355_1" style:family="text"/>
    <style:style style:name="P356" style:family="paragraph" style:parent-style-name="Standard">
      <style:paragraph-properties fo:break-before="auto" fo:line-height="115%" fo:margin-top="0cm" fo:margin-right="2.54cm" style:writing-mode="lr-tb"/>
    </style:style>
    <style:style style:name="T356_1" style:family="text"/>
    <style:style style:name="P357" style:family="paragraph" style:parent-style-name="Standard">
      <style:paragraph-properties fo:break-before="auto" fo:line-height="115%" fo:margin-top="0cm" fo:margin-right="2.54cm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fo:margin-top="0cm" fo:margin-right="2.54cm" style:writing-mode="lr-tb"/>
    </style:style>
    <style:style style:name="T358_1" style:family="text"/>
    <style:style style:name="T358_2" style:family="text"/>
    <style:style style:name="T358_3" style:family="text"/>
    <style:style style:name="P359" style:family="paragraph" style:parent-style-name="Standard">
      <style:paragraph-properties fo:break-before="auto" fo:line-height="115%" fo:margin-top="0cm" fo:margin-right="2.54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P360" style:family="paragraph" style:parent-style-name="Standard">
      <style:paragraph-properties fo:break-before="auto" fo:line-height="115%" fo:margin-top="0cm" fo:margin-right="2.54cm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fo:margin-top="0cm" fo:margin-right="2.54cm" style:writing-mode="lr-tb"/>
    </style:style>
    <style:style style:name="T361_1" style:family="text"/>
    <style:style style:name="P362" style:family="paragraph" style:parent-style-name="Standard">
      <style:paragraph-properties fo:break-before="auto" fo:line-height="115%" fo:margin-top="0cm" fo:margin-right="2.54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P363" style:family="paragraph" style:parent-style-name="Standard">
      <style:paragraph-properties fo:break-before="auto" fo:line-height="115%" fo:margin-top="0cm" fo:margin-right="2.54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/>
    <style:style style:name="P364" style:family="paragraph" style:parent-style-name="Standard">
      <style:paragraph-properties fo:break-before="auto" fo:line-height="115%" fo:margin-top="0cm" fo:margin-right="2.54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P36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P366" style:family="paragraph" style:parent-style-name="Standard">
      <style:paragraph-properties fo:break-before="page" fo:line-height="115%" fo:margin-right="2.54cm" style:writing-mode="lr-tb"/>
    </style:style>
    <style:style style:name="P367" style:family="paragraph" style:parent-style-name="Heading_20_2">
      <style:paragraph-properties fo:break-before="auto" fo:line-height="115%" fo:margin-right="2.54cm" style:writing-mode="lr-tb"/>
    </style:style>
    <style:style style:name="T367_1" style:family="text"/>
    <style:style style:name="T367_2" style:family="text"/>
    <style:style style:name="T367_3" style:family="text"/>
    <style:style style:name="P368" style:family="paragraph" style:parent-style-name="Heading_20_2">
      <style:paragraph-properties fo:break-before="auto" fo:line-height="115%" fo:margin-right="2.54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able6" style:family="table">
      <style:table-properties table:align="left" style:width="23.495cm" fo:margin-left="0.176cm"/>
    </style:style>
    <style:style style:name="Column11" style:family="table-column">
      <style:table-column-properties style:column-width="11.748cm"/>
    </style:style>
    <style:style style:name="Column12" style:family="table-column">
      <style:table-column-properties style:column-width="11.748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3" style:family="text"/>
    <style:style style:name="T3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5" style:family="text"/>
    <style:style style:name="T3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7" style:family="text"/>
    <style:style style:name="T3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8_1" style:family="text"/>
    <style:style style:name="T37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3" style:family="text"/>
    <style:style style:name="T37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5" style:family="text"/>
    <style:style style:name="T37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7" style:family="text"/>
    <style:style style:name="T37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9" style:family="text"/>
    <style:style style:name="T37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11" style:family="text"/>
    <style:style style:name="T37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13" style:family="text"/>
    <style:style style:name="T37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15" style:family="text"/>
    <style:style style:name="T37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17" style:family="text"/>
    <style:style style:name="T37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19" style:family="text"/>
    <style:style style:name="T37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21" style:family="text"/>
    <style:style style:name="T378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23" style:family="text"/>
    <style:style style:name="T378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25" style:family="text"/>
    <style:style style:name="T378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27" style:family="text"/>
    <style:style style:name="T378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29" style:family="text"/>
    <style:style style:name="T378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79_1" style:family="text"/>
    <style:style style:name="T379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3" style:family="text"/>
    <style:style style:name="T379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5" style:family="text"/>
    <style:style style:name="T379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7" style:family="text"/>
    <style:style style:name="T379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9" style:family="text"/>
    <style:style style:name="T379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11" style:family="text"/>
    <style:style style:name="T379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13" style:family="text"/>
    <style:style style:name="T379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15" style:family="text"/>
    <style:style style:name="T379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17" style:family="text"/>
    <style:style style:name="T379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19" style:family="text"/>
    <style:style style:name="T379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21" style:family="text"/>
    <style:style style:name="T379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23" style:family="text"/>
    <style:style style:name="T379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25" style:family="text"/>
    <style:style style:name="T379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27" style:family="text"/>
    <style:style style:name="T379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29" style:family="text"/>
    <style:style style:name="T379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31" style:family="text"/>
    <style:style style:name="T379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9_33" style:family="text"/>
    <style:style style:name="T379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0" style:family="paragraph" style:parent-style-name="Heading_20_2">
      <style:paragraph-properties fo:break-before="auto" fo:line-height="115%" fo:margin-right="2.54cm" style:writing-mode="lr-tb"/>
    </style:style>
    <style:style style:name="T380_1" style:family="text"/>
    <style:style style:name="T380_2" style:family="text"/>
    <style:style style:name="T380_3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>
      <style:text-properties fo:font-weight="bold" style:font-weight-asian="bold" style:font-weight-complex="bold"/>
    </style:style>
    <style:style style:name="P382" style:family="paragraph" style:parent-style-name="Standard">
      <style:paragraph-properties fo:break-before="auto" fo:line-height="115%" fo:margin-top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P383" style:family="paragraph" style:parent-style-name="Standard">
      <style:paragraph-properties fo:break-before="auto" fo:line-height="115%" fo:margin-top="0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P38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P385" style:family="paragraph" style:parent-style-name="Heading_20_2">
      <style:paragraph-properties fo:break-before="auto" fo:line-height="115%" fo:margin-right="2.54cm" style:writing-mode="lr-tb"/>
    </style:style>
    <style:style style:name="T385_1" style:family="text"/>
    <style:style style:name="T385_2" style:family="text"/>
    <style:style style:name="T385_3" style:family="text"/>
    <style:style style:name="P386" style:family="paragraph" style:parent-style-name="Standard">
      <style:paragraph-properties fo:break-before="auto" fo:line-height="115%" fo:margin-right="2.54cm" style:writing-mode="lr-tb"/>
    </style:style>
    <style:style style:name="P387" style:family="paragraph" style:parent-style-name="Heading_20_2">
      <style:paragraph-properties fo:break-before="auto" fo:line-height="115%" fo:margin-right="2.54cm" style:writing-mode="lr-tb"/>
    </style:style>
    <style:style style:name="T387_1" style:family="text"/>
    <style:style style:name="T387_2" style:family="text"/>
    <style:style style:name="T387_3" style:family="text"/>
    <style:style style:name="P388" style:family="paragraph" style:parent-style-name="Standard">
      <style:paragraph-properties fo:break-before="auto" fo:line-height="115%" fo:margin-right="2.54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89" style:family="paragraph" style:parent-style-name="Heading_20_2">
      <style:paragraph-properties fo:break-before="auto" fo:line-height="115%" fo:margin-right="2.54cm" style:writing-mode="lr-tb"/>
    </style:style>
    <style:style style:name="T389_1" style:family="text"/>
    <style:style style:name="T389_2" style:family="text"/>
    <style:style style:name="T389_3" style:family="text"/>
    <style:style style:name="P390" style:family="paragraph" style:parent-style-name="Heading_20_2">
      <style:paragraph-properties fo:break-before="auto" fo:line-height="115%" fo:margin-right="2.54cm" style:writing-mode="lr-tb"/>
    </style:style>
    <style:style style:name="T390_1" style:family="text"/>
    <style:style style:name="T390_2" style:family="text"/>
    <style:style style:name="T390_3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P392" style:family="paragraph" style:parent-style-name="Heading_20_2">
      <style:paragraph-properties fo:break-before="auto" fo:line-height="115%" fo:margin-right="2.54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P393" style:family="paragraph" style:parent-style-name="Heading_20_2">
      <style:paragraph-properties fo:break-before="auto" fo:line-height="115%" fo:margin-right="2.54cm" style:writing-mode="lr-tb"/>
    </style:style>
    <style:style style:name="T393_1" style:family="text"/>
    <style:style style:name="T393_2" style:family="text"/>
    <style:style style:name="T393_3" style:family="text"/>
    <style:style style:name="P394" style:family="paragraph" style:parent-style-name="Heading_20_2">
      <style:paragraph-properties fo:break-before="auto" fo:line-height="115%" fo:margin-right="2.54cm" style:writing-mode="lr-tb"/>
    </style:style>
    <style:style style:name="T394_1" style:family="text"/>
    <style:style style:name="T394_2" style:family="text"/>
    <style:style style:name="T394_3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>
      <style:text-properties fo:font-weight="bold" style:font-weight-asian="bold" style:font-weight-complex="bold"/>
    </style:style>
    <style:style style:name="P396" style:family="paragraph" style:parent-style-name="Standard">
      <style:paragraph-properties fo:break-before="auto" fo:line-height="115%" fo:margin-top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P397" style:family="paragraph" style:parent-style-name="Standard">
      <style:paragraph-properties fo:break-before="page" fo:line-height="115%" fo:margin-top="0cm" fo:margin-bottom="0cm" style:writing-mode="lr-tb"/>
    </style:style>
    <style:style style:name="P398" style:family="paragraph" style:parent-style-name="Heading_20_2">
      <style:paragraph-properties fo:break-before="auto" fo:line-height="115%" fo:margin-right="2.54cm" style:writing-mode="lr-tb"/>
    </style:style>
    <style:style style:name="T398_1" style:family="text"/>
    <style:style style:name="T398_2" style:family="text"/>
    <style:style style:name="T398_3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>
      <style:text-properties fo:font-weight="bold" style:font-weight-asian="bold" style:font-weight-complex="bold"/>
    </style:style>
    <style:style style:name="P400" style:family="paragraph" style:parent-style-name="Standard">
      <style:paragraph-properties fo:break-before="auto" fo:line-height="115%" fo:margin-top="0cm" fo:margin-bottom="0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P401" style:family="paragraph" style:parent-style-name="Heading_20_2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>
      <style:text-properties fo:font-weight="bold" style:font-weight-asian="bold" style:font-weight-complex="bold"/>
    </style:style>
    <style:style style:name="P405" style:family="paragraph" style:parent-style-name="Standard">
      <style:paragraph-properties fo:break-before="auto" fo:line-height="115%" fo:margin-top="0cm" fo:margin-bottom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P406" style:family="paragraph" style:parent-style-name="Heading_20_2">
      <style:paragraph-properties fo:break-before="auto" fo:line-height="115%" fo:margin-right="2.54cm" style:writing-mode="lr-tb"/>
    </style:style>
    <style:style style:name="T406_1" style:family="text"/>
    <style:style style:name="T406_2" style:family="text"/>
    <style:style style:name="T406_3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>
      <style:text-properties fo:font-weight="bold" style:font-weight-asian="bold" style:font-weight-complex="bold"/>
    </style:style>
    <style:style style:name="P408" style:family="paragraph" style:parent-style-name="Standard">
      <style:paragraph-properties fo:break-before="auto" fo:line-height="115%" fo:margin-top="0cm" fo:margin-right="2.54cm" style:writing-mode="lr-tb"/>
    </style:style>
    <style:style style:name="T408_1" style:family="text"/>
    <style:style style:name="T408_2" style:family="text">
      <style:text-properties fo:color="#1155cc" style:text-underline-style="solid" style:text-underline-color="font-color"/>
    </style:style>
    <style:style style:name="T408_3" style:family="text"/>
    <style:style style:name="T408_4" style:family="text">
      <style:text-properties fo:color="#1155cc" style:text-underline-style="solid" style:text-underline-color="font-color"/>
    </style:style>
    <style:style style:name="T408_5" style:family="text"/>
    <style:style style:name="T408_6" style:family="text">
      <style:text-properties fo:color="#1155cc" style:text-underline-style="solid" style:text-underline-color="font-color"/>
    </style:style>
    <style:style style:name="T408_7" style:family="text"/>
    <style:style style:name="T408_8" style:family="text">
      <style:text-properties fo:color="#1155cc" style:text-underline-style="solid" style:text-underline-color="font-color"/>
    </style:style>
    <style:style style:name="T408_9" style:family="text"/>
    <style:style style:name="T408_10" style:family="text">
      <style:text-properties fo:color="#1155cc" style:text-underline-style="solid" style:text-underline-color="font-color"/>
    </style:style>
    <style:style style:name="T408_11" style:family="text"/>
    <style:style style:name="T408_12" style:family="text">
      <style:text-properties fo:color="#1155cc" style:text-underline-style="solid" style:text-underline-color="font-color"/>
    </style:style>
    <style:style style:name="T408_13" style:family="text"/>
    <style:style style:name="T408_14" style:family="text">
      <style:text-properties fo:color="#1155cc" style:text-underline-style="solid" style:text-underline-color="font-color"/>
    </style:style>
    <style:style style:name="T408_15" style:family="text"/>
    <style:style style:name="T408_16" style:family="text">
      <style:text-properties fo:color="#1155cc" style:text-underline-style="solid" style:text-underline-color="font-color"/>
    </style:style>
    <style:style style:name="P409" style:family="paragraph" style:parent-style-name="Standard">
      <style:paragraph-properties fo:break-before="auto" fo:line-height="115%" fo:margin-top="0cm" fo:margin-right="2.54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P410" style:family="paragraph" style:parent-style-name="Standard">
      <style:paragraph-properties fo:break-before="auto" fo:line-height="115%" fo:margin-top="0cm" fo:margin-right="2.54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P41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11_1" style:family="text">
      <style:text-properties fo:font-weight="bold" style:font-weight-asian="bold" style:font-weight-complex="bold"/>
    </style:style>
    <style:style style:name="T411_2" style:family="text">
      <style:text-properties fo:font-weight="bold" style:font-weight-asian="bold" style:font-weight-complex="bold"/>
    </style:style>
    <style:style style:name="T411_3" style:family="text">
      <style:text-properties fo:font-weight="bold" style:font-weight-asian="bold" style:font-weight-complex="bold"/>
    </style:style>
    <style:style style:name="T411_4" style:family="text">
      <style:text-properties fo:font-weight="bold" style:font-weight-asian="bold" style:font-weight-complex="bold"/>
    </style:style>
    <style:style style:name="T411_5" style:family="text">
      <style:text-properties fo:font-weight="bold" style:font-weight-asian="bold" style:font-weight-complex="bold"/>
    </style:style>
    <style:style style:name="P412" style:family="paragraph" style:parent-style-name="Heading_20_1">
      <style:paragraph-properties fo:break-before="page" fo:line-height="115%" fo:margin-right="2.54cm" style:writing-mode="lr-tb"/>
    </style:style>
    <style:style style:name="T412_1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P414" style:family="paragraph" style:parent-style-name="Heading_20_2">
      <style:paragraph-properties fo:break-before="page" fo:line-height="115%" fo:margin-right="2.54cm" style:writing-mode="lr-tb"/>
    </style:style>
    <style:style style:name="T414_1" style:family="text"/>
    <style:style style:name="T414_2" style:family="text"/>
    <style:style style:name="T414_3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>
      <style:text-properties fo:font-weight="bold" style:font-weight-asian="bold" style:font-weight-complex="bold"/>
    </style:style>
    <style:style style:name="P416" style:family="paragraph" style:parent-style-name="Standard">
      <style:paragraph-properties fo:break-before="auto" fo:line-height="115%" fo:margin-top="0cm" fo:margin-right="2.54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P41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17_1" style:family="text"/>
    <style:style style:name="T417_2" style:family="text"/>
    <style:style style:name="T417_3" style:family="text"/>
    <style:style style:name="P418" style:family="paragraph" style:parent-style-name="Heading_20_2">
      <style:paragraph-properties fo:break-before="page" fo:line-height="115%" fo:margin-right="2.54cm" style:writing-mode="lr-tb"/>
    </style:style>
    <style:style style:name="T418_1" style:family="text"/>
    <style:style style:name="T418_2" style:family="text"/>
    <style:style style:name="T418_3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T419_22" style:family="text"/>
    <style:style style:name="T419_23" style:family="text"/>
    <style:style style:name="T419_24" style:family="text"/>
    <style:style style:name="T419_25" style:family="text"/>
    <style:style style:name="T419_26" style:family="text"/>
    <style:style style:name="T419_27" style:family="text"/>
    <style:style style:name="T419_28" style:family="text"/>
    <style:style style:name="T419_29" style:family="text"/>
    <style:style style:name="T419_30" style:family="text"/>
    <style:style style:name="T419_31" style:family="text"/>
    <style:style style:name="T419_32" style:family="text"/>
    <style:style style:name="T419_33" style:family="text"/>
    <style:style style:name="T419_34" style:family="text"/>
    <style:style style:name="T419_35" style:family="text"/>
    <style:style style:name="T419_36" style:family="text"/>
    <style:style style:name="T419_37" style:family="text"/>
    <style:style style:name="T419_38" style:family="text"/>
    <style:style style:name="T419_39" style:family="text"/>
    <style:style style:name="T419_40" style:family="text"/>
    <style:style style:name="T419_41" style:family="text"/>
    <style:style style:name="T419_42" style:family="text"/>
    <style:style style:name="T419_43" style:family="text"/>
    <style:style style:name="T419_44" style:family="text"/>
    <style:style style:name="T419_45" style:family="text"/>
    <style:style style:name="T419_46" style:family="text"/>
    <style:style style:name="T419_47" style:family="text"/>
    <style:style style:name="T419_48" style:family="text"/>
    <style:style style:name="T419_49" style:family="text"/>
    <style:style style:name="T419_50" style:family="text"/>
    <style:style style:name="T419_51" style:family="text"/>
    <style:style style:name="T419_52" style:family="text"/>
    <style:style style:name="T419_53" style:family="text"/>
    <style:style style:name="T419_54" style:family="text"/>
    <style:style style:name="T419_55" style:family="text"/>
    <style:style style:name="T419_56" style:family="text"/>
    <style:style style:name="T419_57" style:family="text"/>
    <style:style style:name="T419_58" style:family="text"/>
    <style:style style:name="T419_59" style:family="text"/>
    <style:style style:name="T419_60" style:family="text"/>
    <style:style style:name="T419_61" style:family="text"/>
    <style:style style:name="T419_62" style:family="text"/>
    <style:style style:name="T419_63" style:family="text"/>
    <style:style style:name="T419_64" style:family="text"/>
    <style:style style:name="T419_65" style:family="text"/>
    <style:style style:name="T419_66" style:family="text"/>
    <style:style style:name="T419_67" style:family="text"/>
    <style:style style:name="T419_68" style:family="text"/>
    <style:style style:name="T419_69" style:family="text"/>
    <style:style style:name="T419_70" style:family="text"/>
    <style:style style:name="T419_71" style:family="text"/>
    <style:style style:name="T419_72" style:family="text"/>
    <style:style style:name="T419_73" style:family="text"/>
    <style:style style:name="T419_74" style:family="text"/>
    <style:style style:name="T419_75" style:family="text"/>
    <style:style style:name="T419_76" style:family="text"/>
    <style:style style:name="T419_77" style:family="text"/>
    <style:style style:name="T419_78" style:family="text"/>
    <style:style style:name="T419_79" style:family="text"/>
    <style:style style:name="T419_80" style:family="text"/>
    <style:style style:name="T419_81" style:family="text"/>
    <style:style style:name="T419_82" style:family="text"/>
    <style:style style:name="T419_83" style:family="text"/>
    <style:style style:name="T419_84" style:family="text"/>
    <style:style style:name="T419_85" style:family="text"/>
    <style:style style:name="T419_86" style:family="text"/>
    <style:style style:name="T419_87" style:family="text"/>
    <style:style style:name="T419_88" style:family="text"/>
    <style:style style:name="T419_89" style:family="text"/>
    <style:style style:name="T419_90" style:family="text"/>
    <style:style style:name="T419_91" style:family="text"/>
    <style:style style:name="T419_92" style:family="text"/>
    <style:style style:name="T419_93" style:family="text"/>
    <style:style style:name="T419_94" style:family="text"/>
    <style:style style:name="T419_95" style:family="text"/>
    <style:style style:name="T419_96" style:family="text"/>
    <style:style style:name="T419_97" style:family="text"/>
    <style:style style:name="T419_98" style:family="text"/>
    <style:style style:name="T419_99" style:family="text"/>
    <style:style style:name="T419_100" style:family="text"/>
    <style:style style:name="T419_101" style:family="text"/>
    <style:style style:name="T419_102" style:family="text"/>
    <style:style style:name="T419_103" style:family="text"/>
    <style:style style:name="T419_104" style:family="text"/>
    <style:style style:name="T419_105" style:family="text"/>
    <style:style style:name="T419_106" style:family="text"/>
    <style:style style:name="T419_107" style:family="text"/>
    <style:style style:name="T419_108" style:family="text"/>
    <style:style style:name="T419_109" style:family="text"/>
    <style:style style:name="T419_110" style:family="text"/>
    <style:style style:name="T419_111" style:family="text"/>
    <style:style style:name="T419_112" style:family="text"/>
    <style:style style:name="T419_113" style:family="text"/>
    <style:style style:name="T419_114" style:family="text"/>
    <style:style style:name="T419_115" style:family="text"/>
    <style:style style:name="T419_116" style:family="text"/>
    <style:style style:name="T419_117" style:family="text"/>
    <style:style style:name="T419_118" style:family="text"/>
    <style:style style:name="T419_119" style:family="text"/>
    <style:style style:name="T419_120" style:family="text"/>
    <style:style style:name="T419_121" style:family="text"/>
    <style:style style:name="T419_122" style:family="text"/>
    <style:style style:name="T419_123" style:family="text"/>
    <style:style style:name="T419_124" style:family="text"/>
    <style:style style:name="T419_125" style:family="text"/>
    <style:style style:name="T419_126" style:family="text"/>
    <style:style style:name="T419_127" style:family="text"/>
    <style:style style:name="T419_128" style:family="text"/>
    <style:style style:name="T419_129" style:family="text"/>
    <style:style style:name="T419_130" style:family="text"/>
    <style:style style:name="T419_131" style:family="text"/>
    <style:style style:name="T419_132" style:family="text"/>
    <style:style style:name="T419_133" style:family="text"/>
    <style:style style:name="T419_134" style:family="text"/>
    <style:style style:name="T419_135" style:family="text"/>
    <style:style style:name="T419_136" style:family="text"/>
    <style:style style:name="T419_137" style:family="text"/>
    <style:style style:name="T419_138" style:family="text"/>
    <style:style style:name="T419_139" style:family="text"/>
    <style:style style:name="T419_140" style:family="text"/>
    <style:style style:name="T419_141" style:family="text"/>
    <style:style style:name="T419_142" style:family="text"/>
    <style:style style:name="T419_143" style:family="text"/>
    <style:style style:name="T419_144" style:family="text"/>
    <style:style style:name="T419_145" style:family="text"/>
    <style:style style:name="T419_146" style:family="text"/>
    <style:style style:name="T419_147" style:family="text"/>
    <style:style style:name="T419_148" style:family="text"/>
    <style:style style:name="T419_149" style:family="text"/>
    <style:style style:name="T419_150" style:family="text"/>
    <style:style style:name="T419_151" style:family="text"/>
    <style:style style:name="T419_152" style:family="text"/>
    <style:style style:name="T419_153" style:family="text"/>
    <style:style style:name="T419_154" style:family="text"/>
    <style:style style:name="T419_155" style:family="text"/>
    <style:style style:name="T419_156" style:family="text"/>
    <style:style style:name="T419_157" style:family="text"/>
    <style:style style:name="T419_158" style:family="text"/>
    <style:style style:name="T419_159" style:family="text"/>
    <style:style style:name="T419_160" style:family="text"/>
    <style:style style:name="T419_161" style:family="text"/>
    <style:style style:name="T419_162" style:family="text"/>
    <style:style style:name="T419_163" style:family="text"/>
    <style:style style:name="T419_164" style:family="text"/>
    <style:style style:name="T419_165" style:family="text"/>
    <style:style style:name="T419_166" style:family="text"/>
    <style:style style:name="T419_167" style:family="text"/>
    <style:style style:name="P420" style:family="paragraph" style:parent-style-name="Standard">
      <style:paragraph-properties fo:break-before="auto" fo:line-height="115%" style:writing-mode="lr-tb"/>
    </style:style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>
      <style:text-properties fo:font-weight="bold" style:font-weight-asian="bold" style:font-weight-complex="bold"/>
    </style:style>
    <style:style style:name="P422" style:family="paragraph" style:parent-style-name="Standard">
      <style:paragraph-properties fo:break-before="auto" fo:line-height="115%" fo:margin-top="0cm" fo:margin-right="2.54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P423" style:family="paragraph" style:parent-style-name="Standard">
      <style:paragraph-properties fo:break-before="auto" fo:line-height="115%" fo:margin-top="0cm" fo:margin-right="2.54cm" style:writing-mode="lr-tb"/>
    </style:style>
    <style:style style:name="T423_1" style:family="text"/>
    <style:style style:name="T423_2" style:family="text"/>
    <style:style style:name="T423_3" style:family="text"/>
    <style:style style:name="P424" style:family="paragraph" style:parent-style-name="Standard">
      <style:paragraph-properties fo:break-before="auto" fo:line-height="115%" fo:margin-top="0cm" fo:margin-right="2.54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P425" style:family="paragraph" style:parent-style-name="Standard">
      <style:paragraph-properties fo:break-before="auto" fo:line-height="115%" fo:margin-top="0cm" fo:margin-right="2.54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P426" style:family="paragraph" style:parent-style-name="Standard">
      <style:paragraph-properties fo:break-before="auto" fo:line-height="115%" fo:margin-top="0cm" fo:margin-right="2.54cm" style:writing-mode="lr-tb"/>
    </style:style>
    <style:style style:name="T426_1" style:family="text"/>
    <style:style style:name="T426_2" style:family="text"/>
    <style:style style:name="T426_3" style:family="text"/>
    <style:style style:name="P427" style:family="paragraph" style:parent-style-name="Standard">
      <style:paragraph-properties fo:break-before="auto" fo:line-height="115%" fo:margin-top="0cm" fo:margin-right="2.54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T427_24" style:family="text"/>
    <style:style style:name="T427_25" style:family="text"/>
    <style:style style:name="T427_26" style:family="text"/>
    <style:style style:name="P428" style:family="paragraph" style:parent-style-name="Standard">
      <style:paragraph-properties fo:break-before="auto" fo:line-height="115%" fo:margin-top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P42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P430" style:family="paragraph" style:parent-style-name="Heading_20_2">
      <style:paragraph-properties fo:break-before="page" fo:line-height="115%" fo:margin-right="2.54cm" style:writing-mode="lr-tb"/>
    </style:style>
    <style:style style:name="T430_1" style:family="text"/>
    <style:style style:name="T430_2" style:family="text"/>
    <style:style style:name="T430_3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fo:font-weight="bold" style:font-weight-asian="bold" style:font-weight-complex="bold"/>
    </style:style>
    <style:style style:name="P43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P433" style:family="paragraph" style:parent-style-name="Heading_20_2">
      <style:paragraph-properties fo:break-before="page" fo:line-height="115%" fo:margin-right="2.54cm" style:writing-mode="lr-tb"/>
    </style:style>
    <style:style style:name="T433_1" style:family="text"/>
    <style:style style:name="T433_2" style:family="text"/>
    <style:style style:name="T433_3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>
      <style:text-properties fo:font-weight="bold" style:font-weight-asian="bold" style:font-weight-complex="bold"/>
    </style:style>
    <style:style style:name="P435" style:family="paragraph" style:parent-style-name="Standard">
      <style:paragraph-properties fo:break-before="auto" fo:line-height="115%" fo:margin-top="0cm" fo:margin-right="2.54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P436" style:family="paragraph" style:parent-style-name="Standard">
      <style:paragraph-properties fo:break-before="auto" fo:line-height="115%" fo:margin-top="0cm" fo:margin-right="2.54cm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P437" style:family="paragraph" style:parent-style-name="Standard">
      <style:paragraph-properties fo:break-before="auto" fo:line-height="115%" fo:margin-top="0cm" fo:margin-right="2.54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P438" style:family="paragraph" style:parent-style-name="Standard">
      <style:paragraph-properties fo:break-before="auto" fo:line-height="115%" fo:margin-top="0cm" fo:margin-right="2.54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P43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39_1" style:family="text"/>
    <style:style style:name="T439_2" style:family="text"/>
    <style:style style:name="T439_3" style:family="text"/>
    <style:style style:name="P440" style:family="paragraph" style:parent-style-name="Heading_20_2">
      <style:paragraph-properties fo:break-before="page" fo:line-height="115%" fo:margin-right="2.54cm" style:writing-mode="lr-tb"/>
    </style:style>
    <style:style style:name="T440_1" style:family="text"/>
    <style:style style:name="T440_2" style:family="text"/>
    <style:style style:name="T440_3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fo:font-weight="bold" style:font-weight-asian="bold" style:font-weight-complex="bold"/>
    </style:style>
    <style:style style:name="P44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P443" style:family="paragraph" style:parent-style-name="Heading_20_2">
      <style:paragraph-properties fo:break-before="page" fo:line-height="115%" fo:margin-right="2.54cm" style:writing-mode="lr-tb"/>
    </style:style>
    <style:style style:name="T443_1" style:family="text"/>
    <style:style style:name="T443_2" style:family="text"/>
    <style:style style:name="T443_3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fo:font-weight="bold" style:font-weight-asian="bold" style:font-weight-complex="bold"/>
    </style:style>
    <style:style style:name="P445" style:family="paragraph" style:parent-style-name="Standard">
      <style:paragraph-properties fo:break-before="auto" fo:line-height="115%" fo:margin-top="0cm" fo:margin-right="2.54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P446" style:family="paragraph" style:parent-style-name="Standard">
      <style:paragraph-properties fo:break-before="auto" fo:line-height="115%" fo:margin-top="0cm" fo:margin-right="2.54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P447" style:family="paragraph" style:parent-style-name="Standard">
      <style:paragraph-properties fo:break-before="auto" fo:line-height="115%" fo:margin-top="0cm" fo:margin-right="2.54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P448" style:family="paragraph" style:parent-style-name="Standard">
      <style:paragraph-properties fo:break-before="auto" fo:line-height="115%" fo:margin-top="0cm" fo:margin-right="2.54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P44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P450" style:family="paragraph" style:parent-style-name="Standard">
      <style:paragraph-properties fo:break-before="auto" fo:line-height="115%" fo:margin-right="2.54cm" style:writing-mode="lr-tb"/>
    </style:style>
    <style:style style:name="P451" style:family="paragraph" style:parent-style-name="Heading_20_2">
      <style:paragraph-properties fo:break-before="page" fo:line-height="115%" fo:margin-right="2.54cm" style:writing-mode="lr-tb"/>
    </style:style>
    <style:style style:name="T451_1" style:family="text"/>
    <style:style style:name="T451_2" style:family="text"/>
    <style:style style:name="T451_3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P453" style:family="paragraph" style:parent-style-name="Standard">
      <style:paragraph-properties fo:break-before="auto" fo:line-height="115%" fo:margin-top="0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P454" style:family="paragraph" style:parent-style-name="Standard">
      <style:paragraph-properties fo:break-before="auto" fo:line-height="115%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T454_22" style:family="text"/>
    <style:style style:name="P455" style:family="paragraph" style:parent-style-name="Standard">
      <style:paragraph-properties fo:break-before="auto" fo:line-height="115%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P456" style:family="paragraph" style:parent-style-name="Standard">
      <style:paragraph-properties fo:break-before="auto" fo:line-height="115%" fo:margin-top="0cm" fo:margin-bottom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P457" style:family="paragraph" style:parent-style-name="Standard">
      <style:paragraph-properties fo:break-before="auto" fo:line-height="115%" style:writing-mode="lr-tb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fo:font-weight="bold" style:font-weight-asian="bold" style:font-weight-complex="bold"/>
    </style:style>
    <style:style style:name="P459" style:family="paragraph" style:parent-style-name="Standard">
      <style:paragraph-properties fo:break-before="auto" fo:line-height="115%" fo:margin-top="0cm" fo:margin-right="2.54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P460" style:family="paragraph" style:parent-style-name="Standard">
      <style:paragraph-properties fo:break-before="auto" fo:line-height="115%" fo:margin-top="0cm" fo:margin-right="2.54cm" style:writing-mode="lr-tb"/>
    </style:style>
    <style:style style:name="T460_1" style:family="text"/>
    <style:style style:name="T460_2" style:family="text"/>
    <style:style style:name="T460_3" style:family="text"/>
    <style:style style:name="P461" style:family="paragraph" style:parent-style-name="Standard">
      <style:paragraph-properties fo:break-before="auto" fo:line-height="115%" fo:margin-top="0cm" fo:margin-right="2.54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P462" style:family="paragraph" style:parent-style-name="Standard">
      <style:paragraph-properties fo:break-before="auto" fo:line-height="115%" fo:margin-top="0cm" fo:margin-right="2.54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P463" style:family="paragraph" style:parent-style-name="Standard">
      <style:paragraph-properties fo:break-before="auto" fo:line-height="115%" fo:margin-top="0cm" fo:margin-right="2.54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P464" style:family="paragraph" style:parent-style-name="Standard">
      <style:paragraph-properties fo:break-before="auto" fo:line-height="115%" fo:margin-top="0cm" fo:margin-right="2.54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T464_35" style:family="text"/>
    <style:style style:name="T464_36" style:family="text"/>
    <style:style style:name="T464_37" style:family="text"/>
    <style:style style:name="T464_38" style:family="text"/>
    <style:style style:name="T464_39" style:family="text"/>
    <style:style style:name="T464_40" style:family="text"/>
    <style:style style:name="T464_41" style:family="text"/>
    <style:style style:name="T464_42" style:family="text"/>
    <style:style style:name="T464_43" style:family="text"/>
    <style:style style:name="T464_44" style:family="text"/>
    <style:style style:name="T464_45" style:family="text"/>
    <style:style style:name="T464_46" style:family="text"/>
    <style:style style:name="T464_47" style:family="text"/>
    <style:style style:name="T464_48" style:family="text"/>
    <style:style style:name="P465" style:family="paragraph" style:parent-style-name="Standard">
      <style:paragraph-properties fo:break-before="auto" fo:line-height="115%" fo:margin-top="0cm" fo:margin-right="2.54cm" style:writing-mode="lr-tb"/>
    </style:style>
    <style:style style:name="T465_1" style:family="text"/>
    <style:style style:name="T465_2" style:family="text"/>
    <style:style style:name="P466" style:family="paragraph" style:parent-style-name="Standard">
      <style:paragraph-properties fo:break-before="auto" fo:line-height="115%" fo:margin-top="0cm" fo:margin-right="2.54cm" style:writing-mode="lr-tb"/>
    </style:style>
    <style:style style:name="T466_1" style:family="text"/>
    <style:style style:name="T466_2" style:family="text">
      <style:text-properties fo:color="#1155cc" style:text-underline-style="solid" style:text-underline-color="font-color"/>
    </style:style>
    <style:style style:name="T466_3" style:family="text"/>
    <style:style style:name="T466_4" style:family="text">
      <style:text-properties fo:color="#1155cc" style:text-underline-style="solid" style:text-underline-color="font-color"/>
    </style:style>
    <style:style style:name="T466_5" style:family="text"/>
    <style:style style:name="T466_6" style:family="text">
      <style:text-properties fo:color="#1155cc" style:text-underline-style="solid" style:text-underline-color="font-color"/>
    </style:style>
    <style:style style:name="T466_7" style:family="text"/>
    <style:style style:name="T466_8" style:family="text">
      <style:text-properties fo:color="#1155cc" style:text-underline-style="solid" style:text-underline-color="font-color"/>
    </style:style>
    <style:style style:name="T466_9" style:family="text"/>
    <style:style style:name="T466_10" style:family="text">
      <style:text-properties fo:color="#1155cc" style:text-underline-style="solid" style:text-underline-color="font-color"/>
    </style:style>
    <style:style style:name="T466_11" style:family="text"/>
    <style:style style:name="T466_12" style:family="text">
      <style:text-properties fo:color="#1155cc" style:text-underline-style="solid" style:text-underline-color="font-color"/>
    </style:style>
    <style:style style:name="T466_13" style:family="text"/>
    <style:style style:name="T466_14" style:family="text">
      <style:text-properties fo:color="#1155cc" style:text-underline-style="solid" style:text-underline-color="font-color"/>
    </style:style>
    <style:style style:name="T466_15" style:family="text"/>
    <style:style style:name="T466_16" style:family="text">
      <style:text-properties fo:color="#1155cc" style:text-underline-style="solid" style:text-underline-color="font-color"/>
    </style:style>
    <style:style style:name="T466_17" style:family="text"/>
    <style:style style:name="T466_18" style:family="text">
      <style:text-properties fo:color="#1155cc" style:text-underline-style="solid" style:text-underline-color="font-color"/>
    </style:style>
    <style:style style:name="T466_19" style:family="text"/>
    <style:style style:name="T466_20" style:family="text">
      <style:text-properties fo:color="#1155cc" style:text-underline-style="solid" style:text-underline-color="font-color"/>
    </style:style>
    <style:style style:name="T466_21" style:family="text"/>
    <style:style style:name="T466_22" style:family="text">
      <style:text-properties fo:color="#1155cc" style:text-underline-style="solid" style:text-underline-color="font-color"/>
    </style:style>
    <style:style style:name="T466_23" style:family="text"/>
    <style:style style:name="T466_24" style:family="text">
      <style:text-properties fo:color="#1155cc" style:text-underline-style="solid" style:text-underline-color="font-color"/>
    </style:style>
    <style:style style:name="T466_25" style:family="text"/>
    <style:style style:name="T466_26" style:family="text">
      <style:text-properties fo:color="#1155cc" style:text-underline-style="solid" style:text-underline-color="font-color"/>
    </style:style>
    <style:style style:name="T466_27" style:family="text"/>
    <style:style style:name="T466_28" style:family="text">
      <style:text-properties fo:color="#1155cc" style:text-underline-style="solid" style:text-underline-color="font-color"/>
    </style:style>
    <style:style style:name="T466_29" style:family="text"/>
    <style:style style:name="T466_30" style:family="text">
      <style:text-properties fo:color="#1155cc" style:text-underline-style="solid" style:text-underline-color="font-color"/>
    </style:style>
    <style:style style:name="P467" style:family="paragraph" style:parent-style-name="Standard">
      <style:paragraph-properties fo:break-before="auto" fo:line-height="115%" fo:margin-top="0cm" fo:margin-right="2.54cm" style:writing-mode="lr-tb"/>
    </style:style>
    <style:style style:name="T467_1" style:family="text"/>
    <style:style style:name="T467_2" style:family="text">
      <style:text-properties fo:color="#1155cc" style:text-underline-style="solid" style:text-underline-color="font-color"/>
    </style:style>
    <style:style style:name="T467_3" style:family="text"/>
    <style:style style:name="T467_4" style:family="text">
      <style:text-properties fo:color="#1155cc" style:text-underline-style="solid" style:text-underline-color="font-color"/>
    </style:style>
    <style:style style:name="T467_5" style:family="text"/>
    <style:style style:name="T467_6" style:family="text">
      <style:text-properties fo:color="#1155cc" style:text-underline-style="solid" style:text-underline-color="font-color"/>
    </style:style>
    <style:style style:name="T467_7" style:family="text"/>
    <style:style style:name="T467_8" style:family="text">
      <style:text-properties fo:color="#1155cc" style:text-underline-style="solid" style:text-underline-color="font-color"/>
    </style:style>
    <style:style style:name="T467_9" style:family="text"/>
    <style:style style:name="T467_10" style:family="text">
      <style:text-properties fo:color="#1155cc" style:text-underline-style="solid" style:text-underline-color="font-color"/>
    </style:style>
    <style:style style:name="T467_11" style:family="text"/>
    <style:style style:name="T467_12" style:family="text">
      <style:text-properties fo:color="#1155cc" style:text-underline-style="solid" style:text-underline-color="font-color"/>
    </style:style>
    <style:style style:name="T467_13" style:family="text"/>
    <style:style style:name="T467_14" style:family="text">
      <style:text-properties fo:color="#1155cc" style:text-underline-style="solid" style:text-underline-color="font-color"/>
    </style:style>
    <style:style style:name="T467_15" style:family="text"/>
    <style:style style:name="T467_16" style:family="text">
      <style:text-properties fo:color="#1155cc" style:text-underline-style="solid" style:text-underline-color="font-color"/>
    </style:style>
    <style:style style:name="T467_17" style:family="text"/>
    <style:style style:name="T467_18" style:family="text">
      <style:text-properties fo:color="#1155cc" style:text-underline-style="solid" style:text-underline-color="font-color"/>
    </style:style>
    <style:style style:name="T467_19" style:family="text"/>
    <style:style style:name="T467_20" style:family="text">
      <style:text-properties fo:color="#1155cc" style:text-underline-style="solid" style:text-underline-color="font-color"/>
    </style:style>
    <style:style style:name="T467_21" style:family="text"/>
    <style:style style:name="T467_22" style:family="text">
      <style:text-properties fo:color="#1155cc" style:text-underline-style="solid" style:text-underline-color="font-color"/>
    </style:style>
    <style:style style:name="T467_23" style:family="text"/>
    <style:style style:name="T467_24" style:family="text">
      <style:text-properties fo:color="#1155cc" style:text-underline-style="solid" style:text-underline-color="font-color"/>
    </style:style>
    <style:style style:name="T467_25" style:family="text"/>
    <style:style style:name="T467_26" style:family="text">
      <style:text-properties fo:color="#1155cc" style:text-underline-style="solid" style:text-underline-color="font-color"/>
    </style:style>
    <style:style style:name="T467_27" style:family="text"/>
    <style:style style:name="T467_28" style:family="text">
      <style:text-properties fo:color="#1155cc" style:text-underline-style="solid" style:text-underline-color="font-color"/>
    </style:style>
    <style:style style:name="T467_29" style:family="text"/>
    <style:style style:name="T467_30" style:family="text">
      <style:text-properties fo:color="#1155cc" style:text-underline-style="solid" style:text-underline-color="font-color"/>
    </style:style>
    <style:style style:name="T467_31" style:family="text"/>
    <style:style style:name="T467_32" style:family="text">
      <style:text-properties fo:color="#1155cc" style:text-underline-style="solid" style:text-underline-color="font-color"/>
    </style:style>
    <style:style style:name="T467_33" style:family="text"/>
    <style:style style:name="T467_34" style:family="text">
      <style:text-properties fo:color="#1155cc" style:text-underline-style="solid" style:text-underline-color="font-color"/>
    </style:style>
    <style:style style:name="P468" style:family="paragraph" style:parent-style-name="Standard">
      <style:paragraph-properties fo:break-before="auto" fo:line-height="115%" fo:margin-top="0cm" fo:margin-right="2.54cm" style:writing-mode="lr-tb"/>
    </style:style>
    <style:style style:name="T468_1" style:family="text"/>
    <style:style style:name="T468_2" style:family="text">
      <style:text-properties fo:color="#1155cc" style:text-underline-style="solid" style:text-underline-color="font-color"/>
    </style:style>
    <style:style style:name="T468_3" style:family="text"/>
    <style:style style:name="T468_4" style:family="text">
      <style:text-properties fo:color="#1155cc" style:text-underline-style="solid" style:text-underline-color="font-color"/>
    </style:style>
    <style:style style:name="T468_5" style:family="text"/>
    <style:style style:name="T468_6" style:family="text">
      <style:text-properties fo:color="#1155cc" style:text-underline-style="solid" style:text-underline-color="font-color"/>
    </style:style>
    <style:style style:name="T468_7" style:family="text"/>
    <style:style style:name="T468_8" style:family="text">
      <style:text-properties fo:color="#1155cc" style:text-underline-style="solid" style:text-underline-color="font-color"/>
    </style:style>
    <style:style style:name="T468_9" style:family="text"/>
    <style:style style:name="T468_10" style:family="text">
      <style:text-properties fo:color="#1155cc" style:text-underline-style="solid" style:text-underline-color="font-color"/>
    </style:style>
    <style:style style:name="T468_11" style:family="text"/>
    <style:style style:name="T468_12" style:family="text">
      <style:text-properties fo:color="#1155cc" style:text-underline-style="solid" style:text-underline-color="font-color"/>
    </style:style>
    <style:style style:name="T468_13" style:family="text"/>
    <style:style style:name="T468_14" style:family="text">
      <style:text-properties fo:color="#1155cc" style:text-underline-style="solid" style:text-underline-color="font-color"/>
    </style:style>
    <style:style style:name="T468_15" style:family="text"/>
    <style:style style:name="T468_16" style:family="text">
      <style:text-properties fo:color="#1155cc" style:text-underline-style="solid" style:text-underline-color="font-color"/>
    </style:style>
    <style:style style:name="T468_17" style:family="text"/>
    <style:style style:name="T468_18" style:family="text">
      <style:text-properties fo:color="#1155cc" style:text-underline-style="solid" style:text-underline-color="font-color"/>
    </style:style>
    <style:style style:name="T468_19" style:family="text"/>
    <style:style style:name="T468_20" style:family="text">
      <style:text-properties fo:color="#1155cc" style:text-underline-style="solid" style:text-underline-color="font-color"/>
    </style:style>
    <style:style style:name="T468_21" style:family="text"/>
    <style:style style:name="T468_22" style:family="text">
      <style:text-properties fo:color="#1155cc" style:text-underline-style="solid" style:text-underline-color="font-color"/>
    </style:style>
    <style:style style:name="T468_23" style:family="text"/>
    <style:style style:name="T468_24" style:family="text">
      <style:text-properties fo:color="#1155cc" style:text-underline-style="solid" style:text-underline-color="font-color"/>
    </style:style>
    <style:style style:name="T468_25" style:family="text"/>
    <style:style style:name="T468_26" style:family="text">
      <style:text-properties fo:color="#1155cc" style:text-underline-style="solid" style:text-underline-color="font-color"/>
    </style:style>
    <style:style style:name="T468_27" style:family="text"/>
    <style:style style:name="T468_28" style:family="text">
      <style:text-properties fo:color="#1155cc" style:text-underline-style="solid" style:text-underline-color="font-color"/>
    </style:style>
    <style:style style:name="T468_29" style:family="text"/>
    <style:style style:name="T468_30" style:family="text">
      <style:text-properties fo:color="#1155cc" style:text-underline-style="solid" style:text-underline-color="font-color"/>
    </style:style>
    <style:style style:name="P469" style:family="paragraph" style:parent-style-name="Standard">
      <style:paragraph-properties fo:break-before="auto" fo:line-height="115%" fo:margin-top="0cm" fo:margin-right="2.54cm" style:writing-mode="lr-tb"/>
    </style:style>
    <style:style style:name="T469_1" style:family="text"/>
    <style:style style:name="T469_2" style:family="text">
      <style:text-properties fo:color="#1155cc" style:text-underline-style="solid" style:text-underline-color="font-color"/>
    </style:style>
    <style:style style:name="T469_3" style:family="text"/>
    <style:style style:name="T469_4" style:family="text">
      <style:text-properties fo:color="#1155cc" style:text-underline-style="solid" style:text-underline-color="font-color"/>
    </style:style>
    <style:style style:name="T469_5" style:family="text"/>
    <style:style style:name="T469_6" style:family="text">
      <style:text-properties fo:color="#1155cc" style:text-underline-style="solid" style:text-underline-color="font-color"/>
    </style:style>
    <style:style style:name="T469_7" style:family="text"/>
    <style:style style:name="T469_8" style:family="text">
      <style:text-properties fo:color="#1155cc" style:text-underline-style="solid" style:text-underline-color="font-color"/>
    </style:style>
    <style:style style:name="T469_9" style:family="text"/>
    <style:style style:name="T469_10" style:family="text">
      <style:text-properties fo:color="#1155cc" style:text-underline-style="solid" style:text-underline-color="font-color"/>
    </style:style>
    <style:style style:name="T469_11" style:family="text"/>
    <style:style style:name="T469_12" style:family="text">
      <style:text-properties fo:color="#1155cc" style:text-underline-style="solid" style:text-underline-color="font-color"/>
    </style:style>
    <style:style style:name="T469_13" style:family="text"/>
    <style:style style:name="T469_14" style:family="text">
      <style:text-properties fo:color="#1155cc" style:text-underline-style="solid" style:text-underline-color="font-color"/>
    </style:style>
    <style:style style:name="T469_15" style:family="text"/>
    <style:style style:name="T469_16" style:family="text">
      <style:text-properties fo:color="#1155cc" style:text-underline-style="solid" style:text-underline-color="font-color"/>
    </style:style>
    <style:style style:name="T469_17" style:family="text"/>
    <style:style style:name="T469_18" style:family="text">
      <style:text-properties fo:color="#1155cc" style:text-underline-style="solid" style:text-underline-color="font-color"/>
    </style:style>
    <style:style style:name="T469_19" style:family="text"/>
    <style:style style:name="T469_20" style:family="text">
      <style:text-properties fo:color="#1155cc" style:text-underline-style="solid" style:text-underline-color="font-color"/>
    </style:style>
    <style:style style:name="P470" style:family="paragraph" style:parent-style-name="Standard">
      <style:paragraph-properties fo:break-before="auto" fo:line-height="115%" fo:margin-top="0cm" fo:margin-right="2.54cm" style:writing-mode="lr-tb"/>
    </style:style>
    <style:style style:name="T470_1" style:family="text"/>
    <style:style style:name="P471" style:family="paragraph" style:parent-style-name="Standard">
      <style:paragraph-properties fo:break-before="auto" fo:line-height="115%" fo:margin-top="0cm" fo:margin-right="2.54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P472" style:family="paragraph" style:parent-style-name="Standard">
      <style:paragraph-properties fo:break-before="auto" fo:line-height="115%" fo:margin-top="0cm" fo:margin-right="2.54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P473" style:family="paragraph" style:parent-style-name="Standard">
      <style:paragraph-properties fo:break-before="auto" fo:line-height="115%" fo:margin-top="0cm" fo:margin-right="2.54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T473_19" style:family="text"/>
    <style:style style:name="T473_20" style:family="text"/>
    <style:style style:name="T473_21" style:family="text"/>
    <style:style style:name="T473_22" style:family="text"/>
    <style:style style:name="T473_23" style:family="text"/>
    <style:style style:name="T473_24" style:family="text"/>
    <style:style style:name="T473_25" style:family="text"/>
    <style:style style:name="T473_26" style:family="text"/>
    <style:style style:name="T473_27" style:family="text"/>
    <style:style style:name="T473_28" style:family="text"/>
    <style:style style:name="T473_29" style:family="text"/>
    <style:style style:name="T473_30" style:family="text"/>
    <style:style style:name="T473_31" style:family="text"/>
    <style:style style:name="T473_32" style:family="text"/>
    <style:style style:name="T473_33" style:family="text"/>
    <style:style style:name="T473_34" style:family="text"/>
    <style:style style:name="T473_35" style:family="text"/>
    <style:style style:name="T473_36" style:family="text"/>
    <style:style style:name="T473_37" style:family="text"/>
    <style:style style:name="T473_38" style:family="text"/>
    <style:style style:name="P474" style:family="paragraph" style:parent-style-name="Standard">
      <style:paragraph-properties fo:break-before="auto" fo:line-height="115%" fo:margin-top="0cm" fo:margin-right="2.54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P475" style:family="paragraph" style:parent-style-name="Standard">
      <style:paragraph-properties fo:break-before="auto" fo:line-height="115%" fo:margin-top="0cm" fo:margin-right="2.54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P476" style:family="paragraph" style:parent-style-name="Standard">
      <style:paragraph-properties fo:break-before="auto" fo:line-height="115%" fo:margin-top="0cm" fo:margin-right="2.54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P477" style:family="paragraph" style:parent-style-name="Standard">
      <style:paragraph-properties fo:break-before="auto" fo:line-height="115%" fo:margin-top="0cm" fo:margin-right="2.54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P478" style:family="paragraph" style:parent-style-name="Standard">
      <style:paragraph-properties fo:break-before="auto" fo:line-height="115%" fo:margin-top="0cm" fo:margin-right="2.54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>
      <style:text-properties fo:color="#1155cc" style:text-underline-style="solid" style:text-underline-color="font-color"/>
    </style:style>
    <style:style style:name="T478_7" style:family="text"/>
    <style:style style:name="T478_8" style:family="text">
      <style:text-properties fo:color="#1155cc" style:text-underline-style="solid" style:text-underline-color="font-color"/>
    </style:style>
    <style:style style:name="T478_9" style:family="text"/>
    <style:style style:name="T478_10" style:family="text">
      <style:text-properties fo:color="#1155cc" style:text-underline-style="solid" style:text-underline-color="font-color"/>
    </style:style>
    <style:style style:name="T478_11" style:family="text"/>
    <style:style style:name="T478_12" style:family="text">
      <style:text-properties fo:color="#1155cc" style:text-underline-style="solid" style:text-underline-color="font-color"/>
    </style:style>
    <style:style style:name="T478_13" style:family="text"/>
    <style:style style:name="T478_14" style:family="text">
      <style:text-properties fo:color="#1155cc" style:text-underline-style="solid" style:text-underline-color="font-color"/>
    </style:style>
    <style:style style:name="T478_15" style:family="text"/>
    <style:style style:name="T478_16" style:family="text">
      <style:text-properties fo:color="#1155cc" style:text-underline-style="solid" style:text-underline-color="font-color"/>
    </style:style>
    <style:style style:name="T478_17" style:family="text"/>
    <style:style style:name="T478_18" style:family="text">
      <style:text-properties fo:color="#1155cc" style:text-underline-style="solid" style:text-underline-color="font-color"/>
    </style:style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/>
    <style:style style:name="T478_32" style:family="text"/>
    <style:style style:name="T478_33" style:family="text"/>
    <style:style style:name="T478_34" style:family="text"/>
    <style:style style:name="T478_35" style:family="text"/>
    <style:style style:name="P479" style:family="paragraph" style:parent-style-name="Standard">
      <style:paragraph-properties fo:break-before="auto" fo:line-height="115%" fo:margin-top="0cm" fo:margin-right="2.54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/>
    <style:style style:name="P480" style:family="paragraph" style:parent-style-name="Standard">
      <style:paragraph-properties fo:break-before="auto" fo:line-height="115%" fo:margin-top="0cm" fo:margin-right="2.54cm" style:writing-mode="lr-tb"/>
    </style:style>
    <style:style style:name="T480_1" style:family="text"/>
    <style:style style:name="P481" style:family="paragraph" style:parent-style-name="Standard">
      <style:paragraph-properties fo:break-before="auto" fo:line-height="115%" fo:margin-top="0cm" fo:margin-right="2.54cm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P482" style:family="paragraph" style:parent-style-name="Standard">
      <style:paragraph-properties fo:break-before="auto" fo:line-height="115%" fo:margin-top="0cm" fo:margin-right="2.54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P483" style:family="paragraph" style:parent-style-name="Standard">
      <style:paragraph-properties fo:break-before="auto" fo:line-height="115%" fo:margin-top="0cm" fo:margin-right="2.54cm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P484" style:family="paragraph" style:parent-style-name="Standard">
      <style:paragraph-properties fo:break-before="auto" fo:line-height="115%" fo:margin-top="0cm" fo:margin-right="2.54cm" style:writing-mode="lr-tb"/>
    </style:style>
    <style:style style:name="T484_1" style:family="text"/>
    <style:style style:name="T484_2" style:family="text"/>
    <style:style style:name="T484_3" style:family="text"/>
    <style:style style:name="P485" style:family="paragraph" style:parent-style-name="Standard">
      <style:paragraph-properties fo:break-before="auto" fo:line-height="115%" fo:margin-top="0cm" fo:margin-right="2.54cm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T485_15" style:family="text"/>
    <style:style style:name="T485_16" style:family="text"/>
    <style:style style:name="T485_17" style:family="text"/>
    <style:style style:name="T485_18" style:family="text"/>
    <style:style style:name="T485_19" style:family="text"/>
    <style:style style:name="T485_20" style:family="text"/>
    <style:style style:name="T485_21" style:family="text"/>
    <style:style style:name="T485_22" style:family="text"/>
    <style:style style:name="T485_23" style:family="text"/>
    <style:style style:name="T485_24" style:family="text"/>
    <style:style style:name="T485_25" style:family="text"/>
    <style:style style:name="T485_26" style:family="text"/>
    <style:style style:name="T485_27" style:family="text"/>
    <style:style style:name="T485_28" style:family="text"/>
    <style:style style:name="T485_29" style:family="text"/>
    <style:style style:name="T485_30" style:family="text"/>
    <style:style style:name="T485_31" style:family="text"/>
    <style:style style:name="T485_32" style:family="text"/>
    <style:style style:name="T485_33" style:family="text"/>
    <style:style style:name="T485_34" style:family="text"/>
    <style:style style:name="T485_35" style:family="text"/>
    <style:style style:name="T485_36" style:family="text"/>
    <style:style style:name="T485_37" style:family="text"/>
    <style:style style:name="T485_38" style:family="text"/>
    <style:style style:name="T485_39" style:family="text"/>
    <style:style style:name="T485_40" style:family="text"/>
    <style:style style:name="T485_41" style:family="text"/>
    <style:style style:name="T485_42" style:family="text"/>
    <style:style style:name="T485_43" style:family="text"/>
    <style:style style:name="T485_44" style:family="text"/>
    <style:style style:name="T485_45" style:family="text"/>
    <style:style style:name="T485_46" style:family="text"/>
    <style:style style:name="T485_47" style:family="text"/>
    <style:style style:name="T485_48" style:family="text"/>
    <style:style style:name="T485_49" style:family="text"/>
    <style:style style:name="T485_50" style:family="text"/>
    <style:style style:name="T485_51" style:family="text"/>
    <style:style style:name="T485_52" style:family="text"/>
    <style:style style:name="T485_53" style:family="text"/>
    <style:style style:name="T485_54" style:family="text"/>
    <style:style style:name="T485_55" style:family="text"/>
    <style:style style:name="T485_56" style:family="text"/>
    <style:style style:name="T485_57" style:family="text"/>
    <style:style style:name="T485_58" style:family="text"/>
    <style:style style:name="T485_59" style:family="text"/>
    <style:style style:name="T485_60" style:family="text"/>
    <style:style style:name="T485_61" style:family="text"/>
    <style:style style:name="T485_62" style:family="text"/>
    <style:style style:name="T485_63" style:family="text"/>
    <style:style style:name="T485_64" style:family="text"/>
    <style:style style:name="T485_65" style:family="text"/>
    <style:style style:name="T485_66" style:family="text"/>
    <style:style style:name="T485_67" style:family="text"/>
    <style:style style:name="T485_68" style:family="text"/>
    <style:style style:name="T485_69" style:family="text"/>
    <style:style style:name="T485_70" style:family="text"/>
    <style:style style:name="T485_71" style:family="text"/>
    <style:style style:name="T485_72" style:family="text"/>
    <style:style style:name="T485_73" style:family="text"/>
    <style:style style:name="T485_74" style:family="text"/>
    <style:style style:name="T485_75" style:family="text"/>
    <style:style style:name="T485_76" style:family="text"/>
    <style:style style:name="T485_77" style:family="text"/>
    <style:style style:name="T485_78" style:family="text"/>
    <style:style style:name="T485_79" style:family="text"/>
    <style:style style:name="T485_80" style:family="text"/>
    <style:style style:name="T485_81" style:family="text"/>
    <style:style style:name="T485_82" style:family="text"/>
    <style:style style:name="T485_83" style:family="text"/>
    <style:style style:name="T485_84" style:family="text"/>
    <style:style style:name="T485_85" style:family="text"/>
    <style:style style:name="P486" style:family="paragraph" style:parent-style-name="Standard">
      <style:paragraph-properties fo:break-before="auto" fo:line-height="115%" fo:margin-top="0cm" fo:margin-right="2.54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P487" style:family="paragraph" style:parent-style-name="Standard">
      <style:paragraph-properties fo:break-before="auto" fo:line-height="115%" fo:margin-top="0cm" fo:margin-right="2.54cm" style:writing-mode="lr-tb"/>
    </style:style>
    <style:style style:name="T487_1" style:family="text"/>
    <style:style style:name="T487_2" style:family="text">
      <style:text-properties fo:color="#1155cc" style:text-underline-style="solid" style:text-underline-color="font-color"/>
    </style:style>
    <style:style style:name="T487_3" style:family="text"/>
    <style:style style:name="T487_4" style:family="text">
      <style:text-properties fo:color="#1155cc" style:text-underline-style="solid" style:text-underline-color="font-color"/>
    </style:style>
    <style:style style:name="T487_5" style:family="text"/>
    <style:style style:name="T487_6" style:family="text">
      <style:text-properties fo:color="#1155cc" style:text-underline-style="solid" style:text-underline-color="font-color"/>
    </style:style>
    <style:style style:name="T487_7" style:family="text"/>
    <style:style style:name="T487_8" style:family="text">
      <style:text-properties fo:color="#1155cc" style:text-underline-style="solid" style:text-underline-color="font-color"/>
    </style:style>
    <style:style style:name="T487_9" style:family="text"/>
    <style:style style:name="T487_10" style:family="text">
      <style:text-properties fo:color="#1155cc" style:text-underline-style="solid" style:text-underline-color="font-color"/>
    </style:style>
    <style:style style:name="T487_11" style:family="text"/>
    <style:style style:name="T487_12" style:family="text">
      <style:text-properties fo:color="#1155cc" style:text-underline-style="solid" style:text-underline-color="font-color"/>
    </style:style>
    <style:style style:name="T487_13" style:family="text"/>
    <style:style style:name="T487_14" style:family="text">
      <style:text-properties fo:color="#1155cc" style:text-underline-style="solid" style:text-underline-color="font-color"/>
    </style:style>
    <style:style style:name="T487_15" style:family="text"/>
    <style:style style:name="T487_16" style:family="text">
      <style:text-properties fo:color="#1155cc" style:text-underline-style="solid" style:text-underline-color="font-color"/>
    </style:style>
    <style:style style:name="T487_17" style:family="text"/>
    <style:style style:name="T487_18" style:family="text">
      <style:text-properties fo:color="#1155cc" style:text-underline-style="solid" style:text-underline-color="font-color"/>
    </style:style>
    <style:style style:name="T487_19" style:family="text"/>
    <style:style style:name="T487_20" style:family="text">
      <style:text-properties fo:color="#1155cc" style:text-underline-style="solid" style:text-underline-color="font-color"/>
    </style:style>
    <style:style style:name="T487_21" style:family="text"/>
    <style:style style:name="T487_22" style:family="text">
      <style:text-properties fo:color="#1155cc" style:text-underline-style="solid" style:text-underline-color="font-color"/>
    </style:style>
    <style:style style:name="P488" style:family="paragraph" style:parent-style-name="Standard">
      <style:paragraph-properties fo:break-before="auto" fo:line-height="115%" fo:margin-top="0cm" fo:margin-right="2.54cm" style:writing-mode="lr-tb"/>
    </style:style>
    <style:style style:name="T488_1" style:family="text"/>
    <style:style style:name="T488_2" style:family="text">
      <style:text-properties fo:color="#1155cc" style:text-underline-style="solid" style:text-underline-color="font-color"/>
    </style:style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P489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89_1" style:family="text"/>
    <style:style style:name="T489_2" style:family="text"/>
    <style:style style:name="T489_3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>
      <style:text-properties fo:font-weight="bold" style:font-weight-asian="bold" style:font-weight-complex="bold"/>
    </style:style>
    <style:style style:name="P491" style:family="paragraph" style:parent-style-name="Standard">
      <style:paragraph-properties fo:break-before="auto" fo:line-height="115%" fo:margin-top="0cm" fo:margin-right="2.54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P492" style:family="paragraph" style:parent-style-name="Standard">
      <style:paragraph-properties fo:break-before="auto" fo:line-height="115%" fo:margin-top="0cm" fo:margin-right="2.54cm" style:writing-mode="lr-tb"/>
    </style:style>
    <style:style style:name="T492_1" style:family="text"/>
    <style:style style:name="T492_2" style:family="text"/>
    <style:style style:name="T492_3" style:family="text"/>
    <style:style style:name="P493" style:family="paragraph" style:parent-style-name="Standard">
      <style:paragraph-properties fo:break-before="auto" fo:line-height="115%" fo:margin-top="0cm" fo:margin-right="2.54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P494" style:family="paragraph" style:parent-style-name="Standard">
      <style:paragraph-properties fo:break-before="auto" fo:line-height="115%" fo:margin-top="0cm" fo:margin-right="2.54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P495" style:family="paragraph" style:parent-style-name="Standard">
      <style:paragraph-properties fo:break-before="auto" fo:line-height="115%" fo:margin-top="0cm" fo:margin-right="2.54cm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P496" style:family="paragraph" style:parent-style-name="Standard">
      <style:paragraph-properties fo:break-before="auto" fo:line-height="115%" fo:margin-top="0cm" fo:margin-right="2.54cm" style:writing-mode="lr-tb"/>
    </style:style>
    <style:style style:name="P497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97_1" style:family="text"/>
    <style:style style:name="T497_2" style:family="text"/>
    <style:style style:name="T497_3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>
      <style:text-properties fo:font-weight="bold" style:font-weight-asian="bold" style:font-weight-complex="bold"/>
    </style:style>
    <style:style style:name="P499" style:family="paragraph" style:parent-style-name="Standard">
      <style:paragraph-properties fo:break-before="auto" fo:line-height="115%" fo:margin-top="0cm" fo:margin-right="2.54cm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P500" style:family="paragraph" style:parent-style-name="Standard">
      <style:paragraph-properties fo:break-before="auto" fo:line-height="115%" fo:margin-top="0cm" fo:margin-right="2.54cm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P501" style:family="paragraph" style:parent-style-name="Standard">
      <style:paragraph-properties fo:break-before="auto" fo:line-height="115%" fo:margin-top="0cm" fo:margin-right="2.54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P502" style:family="paragraph" style:parent-style-name="Standard">
      <style:paragraph-properties fo:break-before="auto" fo:line-height="115%" fo:margin-top="0cm" fo:margin-right="2.54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P503" style:family="paragraph" style:parent-style-name="Standard">
      <style:paragraph-properties fo:break-before="auto" fo:line-height="115%" fo:margin-top="0cm" fo:margin-right="2.54cm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P504" style:family="paragraph" style:parent-style-name="Standard">
      <style:paragraph-properties fo:break-before="auto" fo:line-height="115%" fo:margin-top="0cm" fo:margin-right="2.54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P505" style:family="paragraph" style:parent-style-name="Standard">
      <style:paragraph-properties fo:break-before="auto" fo:line-height="115%" fo:margin-top="0cm" fo:margin-right="2.54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P506" style:family="paragraph" style:parent-style-name="Standard">
      <style:paragraph-properties fo:break-before="auto" fo:line-height="115%" fo:margin-top="0cm" fo:margin-right="2.54cm" style:writing-mode="lr-tb"/>
    </style:style>
    <style:style style:name="T506_1" style:family="text"/>
    <style:style style:name="T506_2" style:family="text"/>
    <style:style style:name="T506_3" style:family="text"/>
    <style:style style:name="P507" style:family="paragraph" style:parent-style-name="Standard">
      <style:paragraph-properties fo:break-before="auto" fo:line-height="115%" fo:margin-top="0cm" fo:margin-right="2.54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P508" style:family="paragraph" style:parent-style-name="Standard">
      <style:paragraph-properties fo:break-before="auto" fo:line-height="115%" fo:margin-top="0cm" fo:margin-right="2.54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P509" style:family="paragraph" style:parent-style-name="Standard">
      <style:paragraph-properties fo:break-before="auto" fo:line-height="115%" fo:margin-top="0cm" fo:margin-right="2.54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P510" style:family="paragraph" style:parent-style-name="Standard">
      <style:paragraph-properties fo:break-before="auto" fo:line-height="115%" fo:margin-top="0cm" fo:margin-right="2.54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P511" style:family="paragraph" style:parent-style-name="Standard">
      <style:paragraph-properties fo:break-before="auto" fo:line-height="115%" fo:margin-top="0cm" fo:margin-right="2.54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P512" style:family="paragraph" style:parent-style-name="Standard">
      <style:paragraph-properties fo:break-before="auto" fo:line-height="115%" fo:margin-top="0cm" fo:margin-right="2.54cm" style:writing-mode="lr-tb"/>
    </style:style>
    <style:style style:name="T512_1" style:family="text"/>
    <style:style style:name="T512_2" style:family="text"/>
    <style:style style:name="T512_3" style:family="text"/>
    <style:style style:name="P513" style:family="paragraph" style:parent-style-name="Standard">
      <style:paragraph-properties fo:break-before="auto" fo:line-height="115%" fo:margin-top="0cm" fo:margin-right="2.54cm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P514" style:family="paragraph" style:parent-style-name="Standard">
      <style:paragraph-properties fo:break-before="auto" fo:line-height="115%" fo:margin-top="0cm" fo:margin-right="2.54cm" style:writing-mode="lr-tb"/>
    </style:style>
    <style:style style:name="T514_1" style:family="text"/>
    <style:style style:name="P515" style:family="paragraph" style:parent-style-name="Standard">
      <style:paragraph-properties fo:break-before="auto" fo:line-height="115%" fo:margin-top="0cm" fo:margin-right="2.54cm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P516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Standard">
      <style:paragraph-properties fo:break-before="auto" fo:line-height="115%" fo:margin-top="0cm" fo:margin-right="2.54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P518" style:family="paragraph" style:parent-style-name="Standard">
      <style:paragraph-properties fo:break-before="auto" fo:line-height="115%" fo:margin-top="0cm" fo:margin-right="2.54cm" style:writing-mode="lr-tb"/>
    </style:style>
    <style:style style:name="P519" style:family="paragraph" style:parent-style-name="Standard">
      <style:paragraph-properties fo:break-before="auto" fo:line-height="115%" fo:margin-top="0cm" fo:margin-right="2.54cm" style:writing-mode="lr-tb"/>
    </style:style>
    <style:style style:name="T519_1" style:family="text">
      <style:text-properties fo:font-weight="bold" style:font-weight-asian="bold" style:font-weight-complex="bold"/>
    </style:style>
    <style:style style:name="P52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P521" style:family="paragraph" style:parent-style-name="Heading_20_2">
      <style:paragraph-properties fo:break-before="page" fo:line-height="115%" fo:margin-right="2.54cm" style:writing-mode="lr-tb"/>
    </style:style>
    <style:style style:name="T521_1" style:family="text"/>
    <style:style style:name="T521_2" style:family="text"/>
    <style:style style:name="T521_3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>
      <style:text-properties fo:font-weight="bold" style:font-weight-asian="bold" style:font-weight-complex="bold"/>
    </style:style>
    <style:style style:name="P52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T523_19" style:family="text"/>
    <style:style style:name="T523_20" style:family="text"/>
    <style:style style:name="T523_21" style:family="text"/>
    <style:style style:name="T523_22" style:family="text"/>
    <style:style style:name="T523_23" style:family="text"/>
    <style:style style:name="T523_24" style:family="text"/>
    <style:style style:name="T523_25" style:family="text"/>
    <style:style style:name="T523_26" style:family="text"/>
    <style:style style:name="T523_27" style:family="text"/>
    <style:style style:name="T523_28" style:family="text"/>
    <style:style style:name="T523_29" style:family="text"/>
    <style:style style:name="T523_30" style:family="text"/>
    <style:style style:name="T523_31" style:family="text"/>
    <style:style style:name="T523_32" style:family="text"/>
    <style:style style:name="P524" style:family="paragraph" style:parent-style-name="Heading_20_2">
      <style:paragraph-properties fo:break-before="page" fo:line-height="115%" fo:margin-right="2.54cm" style:writing-mode="lr-tb"/>
    </style:style>
    <style:style style:name="T524_1" style:family="text"/>
    <style:style style:name="T524_2" style:family="text"/>
    <style:style style:name="T524_3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>
      <style:text-properties fo:font-weight="bold" style:font-weight-asian="bold" style:font-weight-complex="bold"/>
    </style:style>
    <style:style style:name="P52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T526_9" style:family="text"/>
    <style:style style:name="T526_10" style:family="text"/>
    <style:style style:name="T526_11" style:family="text"/>
    <style:style style:name="T526_12" style:family="text"/>
    <style:style style:name="T526_13" style:family="text"/>
    <style:style style:name="T526_14" style:family="text"/>
    <style:style style:name="T526_15" style:family="text"/>
    <style:style style:name="T526_16" style:family="text"/>
    <style:style style:name="T526_17" style:family="text"/>
    <style:style style:name="T526_18" style:family="text"/>
    <style:style style:name="T526_19" style:family="text"/>
    <style:style style:name="T526_20" style:family="text"/>
    <style:style style:name="T526_21" style:family="text"/>
    <style:style style:name="T526_22" style:family="text"/>
    <style:style style:name="T526_23" style:family="text"/>
    <style:style style:name="P527" style:family="paragraph" style:parent-style-name="Heading_20_2">
      <style:paragraph-properties fo:break-before="page" fo:line-height="115%" fo:margin-right="2.54cm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>
      <style:text-properties fo:font-weight="bold" style:font-weight-asian="bold" style:font-weight-complex="bold"/>
    </style:style>
    <style:style style:name="P52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T529_22" style:family="text"/>
    <style:style style:name="T529_23" style:family="text"/>
    <style:style style:name="T529_24" style:family="text"/>
    <style:style style:name="T529_25" style:family="text"/>
    <style:style style:name="T529_26" style:family="text"/>
    <style:style style:name="T529_27" style:family="text"/>
    <style:style style:name="P530" style:family="paragraph" style:parent-style-name="Heading_20_2">
      <style:paragraph-properties fo:break-before="page" fo:line-height="115%" fo:margin-right="2.54cm" style:writing-mode="lr-tb"/>
    </style:style>
    <style:style style:name="T530_1" style:family="text"/>
    <style:style style:name="T530_2" style:family="text"/>
    <style:style style:name="T530_3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>
      <style:text-properties fo:font-weight="bold" style:font-weight-asian="bold" style:font-weight-complex="bold"/>
    </style:style>
    <style:style style:name="P532" style:family="paragraph" style:parent-style-name="Standard">
      <style:paragraph-properties fo:break-before="auto" fo:line-height="115%" fo:margin-top="0cm" fo:margin-right="2.54cm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T532_17" style:family="text"/>
    <style:style style:name="T532_18" style:family="text"/>
    <style:style style:name="T532_19" style:family="text"/>
    <style:style style:name="T532_20" style:family="text"/>
    <style:style style:name="T532_21" style:family="text"/>
    <style:style style:name="P53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33_1" style:family="text"/>
    <style:style style:name="T533_2" style:family="text"/>
    <style:style style:name="T533_3" style:family="text"/>
    <style:style style:name="P534" style:family="paragraph" style:parent-style-name="Heading_20_2">
      <style:paragraph-properties fo:break-before="page" fo:line-height="115%" fo:margin-right="2.54cm" style:writing-mode="lr-tb"/>
    </style:style>
    <style:style style:name="T534_1" style:family="text"/>
    <style:style style:name="T534_2" style:family="text"/>
    <style:style style:name="T534_3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>
      <style:text-properties fo:font-weight="bold" style:font-weight-asian="bold" style:font-weight-complex="bold"/>
    </style:style>
    <style:style style:name="P536" style:family="paragraph" style:parent-style-name="Standard">
      <style:paragraph-properties fo:break-before="auto" fo:line-height="115%" fo:margin-top="0cm" fo:margin-right="2.54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P537" style:family="paragraph" style:parent-style-name="Standard">
      <style:paragraph-properties fo:break-before="auto" fo:line-height="115%" fo:margin-top="0cm" fo:margin-right="2.54cm" style:writing-mode="lr-tb"/>
    </style:style>
    <style:style style:name="T537_1" style:family="text">
      <style:text-properties fo:font-weight="bold" style:font-weight-asian="bold" style:font-weight-complex="bold"/>
    </style:style>
    <style:style style:name="T537_2" style:family="text">
      <style:text-properties fo:font-weight="bold" style:font-weight-asian="bold" style:font-weight-complex="bold"/>
    </style:style>
    <style:style style:name="T537_3" style:family="text">
      <style:text-properties fo:font-weight="bold" style:font-weight-asian="bold" style:font-weight-complex="bold"/>
    </style:style>
    <style:style style:name="T537_4" style:family="text">
      <style:text-properties fo:font-weight="bold" style:font-weight-asian="bold" style:font-weight-complex="bold"/>
    </style:style>
    <style:style style:name="T537_5" style:family="text">
      <style:text-properties fo:font-weight="bold" style:font-weight-asian="bold" style:font-weight-complex="bold"/>
    </style:style>
    <style:style style:name="T537_6" style:family="text">
      <style:text-properties fo:font-weight="bold" style:font-weight-asian="bold" style:font-weight-complex="bold"/>
    </style:style>
    <style:style style:name="T537_7" style:family="text">
      <style:text-properties fo:font-weight="bold" style:font-weight-asian="bold" style:font-weight-complex="bold"/>
    </style:style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T537_17" style:family="text"/>
    <style:style style:name="T537_18" style:family="text"/>
    <style:style style:name="T537_19" style:family="text"/>
    <style:style style:name="T537_20" style:family="text"/>
    <style:style style:name="T537_21" style:family="text"/>
    <style:style style:name="T537_22" style:family="text"/>
    <style:style style:name="T537_23" style:family="text"/>
    <style:style style:name="T537_24" style:family="text"/>
    <style:style style:name="T537_25" style:family="text"/>
    <style:style style:name="T537_26" style:family="text"/>
    <style:style style:name="T537_27" style:family="text"/>
    <style:style style:name="T537_28" style:family="text"/>
    <style:style style:name="T537_29" style:family="text"/>
    <style:style style:name="T537_30" style:family="text"/>
    <style:style style:name="T537_31" style:family="text"/>
    <style:style style:name="T537_32" style:family="text"/>
    <style:style style:name="T537_33" style:family="text"/>
    <style:style style:name="T537_34" style:family="text"/>
    <style:style style:name="T537_35" style:family="text"/>
    <style:style style:name="T537_36" style:family="text"/>
    <style:style style:name="T537_37" style:family="text"/>
    <style:style style:name="T537_38" style:family="text"/>
    <style:style style:name="T537_39" style:family="text"/>
    <style:style style:name="T537_40" style:family="text"/>
    <style:style style:name="T537_41" style:family="text"/>
    <style:style style:name="T537_42" style:family="text"/>
    <style:style style:name="T537_43" style:family="text"/>
    <style:style style:name="T537_44" style:family="text"/>
    <style:style style:name="T537_45" style:family="text"/>
    <style:style style:name="T537_46" style:family="text"/>
    <style:style style:name="T537_47" style:family="text"/>
    <style:style style:name="T537_48" style:family="text"/>
    <style:style style:name="T537_49" style:family="text"/>
    <style:style style:name="T537_50" style:family="text"/>
    <style:style style:name="T537_51" style:family="text"/>
    <style:style style:name="T537_52" style:family="text"/>
    <style:style style:name="T537_53" style:family="text"/>
    <style:style style:name="T537_54" style:family="text"/>
    <style:style style:name="T537_55" style:family="text"/>
    <style:style style:name="T537_56" style:family="text"/>
    <style:style style:name="T537_57" style:family="text"/>
    <style:style style:name="T537_58" style:family="text"/>
    <style:style style:name="T537_59" style:family="text"/>
    <style:style style:name="T537_60" style:family="text"/>
    <style:style style:name="T537_61" style:family="text"/>
    <style:style style:name="T537_62" style:family="text"/>
    <style:style style:name="T537_63" style:family="text"/>
    <style:style style:name="T537_64" style:family="text"/>
    <style:style style:name="T537_65" style:family="text"/>
    <style:style style:name="T537_66" style:family="text"/>
    <style:style style:name="T537_67" style:family="text"/>
    <style:style style:name="T537_68" style:family="text"/>
    <style:style style:name="T537_69" style:family="text"/>
    <style:style style:name="T537_70" style:family="text"/>
    <style:style style:name="T537_71" style:family="text"/>
    <style:style style:name="T537_72" style:family="text"/>
    <style:style style:name="T537_73" style:family="text"/>
    <style:style style:name="T537_74" style:family="text"/>
    <style:style style:name="T537_75" style:family="text"/>
    <style:style style:name="T537_76" style:family="text"/>
    <style:style style:name="T537_77" style:family="text"/>
    <style:style style:name="T537_78" style:family="text"/>
    <style:style style:name="T537_79" style:family="text"/>
    <style:style style:name="T537_80" style:family="text"/>
    <style:style style:name="T537_81" style:family="text"/>
    <style:style style:name="T537_82" style:family="text"/>
    <style:style style:name="T537_83" style:family="text"/>
    <style:style style:name="T537_84" style:family="text"/>
    <style:style style:name="T537_85" style:family="text"/>
    <style:style style:name="T537_86" style:family="text"/>
    <style:style style:name="T537_87" style:family="text"/>
    <style:style style:name="T537_88" style:family="text"/>
    <style:style style:name="T537_89" style:family="text"/>
    <style:style style:name="T537_90" style:family="text"/>
    <style:style style:name="T537_91" style:family="text"/>
    <style:style style:name="T537_92" style:family="text"/>
    <style:style style:name="T537_93" style:family="text"/>
    <style:style style:name="T537_94" style:family="text"/>
    <style:style style:name="T537_95" style:family="text"/>
    <style:style style:name="T537_96" style:family="text"/>
    <style:style style:name="T537_97" style:family="text"/>
    <style:style style:name="T537_98" style:family="text"/>
    <style:style style:name="T537_99" style:family="text"/>
    <style:style style:name="T537_100" style:family="text"/>
    <style:style style:name="T537_101" style:family="text"/>
    <style:style style:name="T537_102" style:family="text"/>
    <style:style style:name="T537_103" style:family="text"/>
    <style:style style:name="T537_104" style:family="text"/>
    <style:style style:name="T537_105" style:family="text"/>
    <style:style style:name="T537_106" style:family="text"/>
    <style:style style:name="T537_107" style:family="text"/>
    <style:style style:name="T537_108" style:family="text"/>
    <style:style style:name="T537_109" style:family="text"/>
    <style:style style:name="T537_110" style:family="text"/>
    <style:style style:name="T537_111" style:family="text"/>
    <style:style style:name="T537_112" style:family="text"/>
    <style:style style:name="T537_113" style:family="text"/>
    <style:style style:name="T537_114" style:family="text"/>
    <style:style style:name="T537_115" style:family="text"/>
    <style:style style:name="T537_116" style:family="text"/>
    <style:style style:name="T537_117" style:family="text"/>
    <style:style style:name="T537_118" style:family="text"/>
    <style:style style:name="T537_119" style:family="text"/>
    <style:style style:name="T537_120" style:family="text"/>
    <style:style style:name="T537_121" style:family="text"/>
    <style:style style:name="T537_122" style:family="text"/>
    <style:style style:name="T537_123" style:family="text"/>
    <style:style style:name="T537_124" style:family="text"/>
    <style:style style:name="T537_125" style:family="text"/>
    <style:style style:name="T537_126" style:family="text"/>
    <style:style style:name="T537_127" style:family="text"/>
    <style:style style:name="T537_128" style:family="text"/>
    <style:style style:name="T537_129" style:family="text"/>
    <style:style style:name="T537_130" style:family="text"/>
    <style:style style:name="T537_131" style:family="text"/>
    <style:style style:name="T537_132" style:family="text"/>
    <style:style style:name="T537_133" style:family="text"/>
    <style:style style:name="T537_134" style:family="text"/>
    <style:style style:name="T537_135" style:family="text"/>
    <style:style style:name="T537_136" style:family="text"/>
    <style:style style:name="T537_137" style:family="text"/>
    <style:style style:name="T537_138" style:family="text"/>
    <style:style style:name="T537_139" style:family="text"/>
    <style:style style:name="T537_140" style:family="text"/>
    <style:style style:name="T537_141" style:family="text"/>
    <style:style style:name="T537_142" style:family="text"/>
    <style:style style:name="T537_143" style:family="text"/>
    <style:style style:name="T537_144" style:family="text"/>
    <style:style style:name="T537_145" style:family="text"/>
    <style:style style:name="T537_146" style:family="text"/>
    <style:style style:name="T537_147" style:family="text"/>
    <style:style style:name="T537_148" style:family="text"/>
    <style:style style:name="T537_149" style:family="text"/>
    <style:style style:name="T537_150" style:family="text"/>
    <style:style style:name="T537_151" style:family="text"/>
    <style:style style:name="T537_152" style:family="text"/>
    <style:style style:name="T537_153" style:family="text"/>
    <style:style style:name="T537_154" style:family="text"/>
    <style:style style:name="T537_155" style:family="text"/>
    <style:style style:name="T537_156" style:family="text"/>
    <style:style style:name="T537_157" style:family="text"/>
    <style:style style:name="T537_158" style:family="text"/>
    <style:style style:name="T537_159" style:family="text"/>
    <style:style style:name="T537_160" style:family="text"/>
    <style:style style:name="T537_161" style:family="text"/>
    <style:style style:name="T537_162" style:family="text"/>
    <style:style style:name="T537_163" style:family="text"/>
    <style:style style:name="T537_164" style:family="text"/>
    <style:style style:name="T537_165" style:family="text"/>
    <style:style style:name="T537_166" style:family="text"/>
    <style:style style:name="T537_167" style:family="text"/>
    <style:style style:name="P538" style:family="paragraph" style:parent-style-name="Standard">
      <style:paragraph-properties fo:break-before="auto" fo:line-height="115%" fo:margin-top="0cm" fo:margin-right="2.54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P539" style:family="paragraph" style:parent-style-name="Standard">
      <style:paragraph-properties fo:break-before="auto" fo:line-height="115%" fo:margin-top="0cm" fo:margin-right="2.54cm" style:writing-mode="lr-tb"/>
    </style:style>
    <style:style style:name="T539_1" style:family="text"/>
    <style:style style:name="T539_2" style:family="text"/>
    <style:style style:name="T539_3" style:family="text"/>
    <style:style style:name="P540" style:family="paragraph" style:parent-style-name="Standard">
      <style:paragraph-properties fo:break-before="auto" fo:line-height="115%" fo:margin-top="0cm" fo:margin-right="2.54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P541" style:family="paragraph" style:parent-style-name="Standard">
      <style:paragraph-properties fo:break-before="auto" fo:line-height="115%" fo:margin-top="0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P542" style:family="paragraph" style:parent-style-name="Standard">
      <style:paragraph-properties fo:break-before="auto" fo:line-height="115%" fo:margin-top="0cm" fo:margin-right="2.54cm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T542_25" style:family="text"/>
    <style:style style:name="T542_26" style:family="text"/>
    <style:style style:name="T542_27" style:family="text"/>
    <style:style style:name="T542_28" style:family="text"/>
    <style:style style:name="T542_29" style:family="text"/>
    <style:style style:name="T542_30" style:family="text"/>
    <style:style style:name="T542_31" style:family="text"/>
    <style:style style:name="T542_32" style:family="text"/>
    <style:style style:name="P543" style:family="paragraph" style:parent-style-name="Standard">
      <style:paragraph-properties fo:break-before="auto" fo:line-height="115%" fo:margin-top="0cm" fo:margin-right="2.54cm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P544" style:family="paragraph" style:parent-style-name="Standard">
      <style:paragraph-properties fo:break-before="auto" fo:line-height="115%" fo:margin-top="0cm" fo:margin-right="2.54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P545" style:family="paragraph" style:parent-style-name="Standard">
      <style:paragraph-properties fo:break-before="auto" fo:line-height="115%" fo:margin-top="0cm" fo:margin-right="2.54cm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T545_17" style:family="text"/>
    <style:style style:name="T545_18" style:family="text"/>
    <style:style style:name="T545_19" style:family="text"/>
    <style:style style:name="T545_20" style:family="text"/>
    <style:style style:name="T545_21" style:family="text"/>
    <style:style style:name="T545_22" style:family="text"/>
    <style:style style:name="T545_23" style:family="text"/>
    <style:style style:name="T545_24" style:family="text"/>
    <style:style style:name="T545_25" style:family="text"/>
    <style:style style:name="T545_26" style:family="text"/>
    <style:style style:name="T545_27" style:family="text"/>
    <style:style style:name="T545_28" style:family="text"/>
    <style:style style:name="T545_29" style:family="text"/>
    <style:style style:name="T545_30" style:family="text"/>
    <style:style style:name="T545_31" style:family="text"/>
    <style:style style:name="T545_32" style:family="text"/>
    <style:style style:name="T545_33" style:family="text"/>
    <style:style style:name="T545_34" style:family="text"/>
    <style:style style:name="T545_35" style:family="text"/>
    <style:style style:name="T545_36" style:family="text"/>
    <style:style style:name="T545_37" style:family="text"/>
    <style:style style:name="T545_38" style:family="text"/>
    <style:style style:name="T545_39" style:family="text"/>
    <style:style style:name="T545_40" style:family="text"/>
    <style:style style:name="T545_41" style:family="text"/>
    <style:style style:name="T545_42" style:family="text"/>
    <style:style style:name="T545_43" style:family="text"/>
    <style:style style:name="P546" style:family="paragraph" style:parent-style-name="Standard">
      <style:paragraph-properties fo:break-before="auto" fo:line-height="115%" fo:margin-top="0cm" fo:margin-right="2.54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T546_22" style:family="text"/>
    <style:style style:name="T546_23" style:family="text"/>
    <style:style style:name="T546_24" style:family="text"/>
    <style:style style:name="T546_25" style:family="text"/>
    <style:style style:name="T546_26" style:family="text"/>
    <style:style style:name="T546_27" style:family="text"/>
    <style:style style:name="T546_28" style:family="text"/>
    <style:style style:name="T546_29" style:family="text"/>
    <style:style style:name="T546_30" style:family="text"/>
    <style:style style:name="T546_31" style:family="text"/>
    <style:style style:name="T546_32" style:family="text"/>
    <style:style style:name="T546_33" style:family="text"/>
    <style:style style:name="T546_34" style:family="text"/>
    <style:style style:name="T546_35" style:family="text"/>
    <style:style style:name="T546_36" style:family="text"/>
    <style:style style:name="P547" style:family="paragraph" style:parent-style-name="Standard">
      <style:paragraph-properties fo:break-before="auto" fo:line-height="115%" fo:margin-top="0cm" fo:margin-right="2.54cm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T547_16" style:family="text"/>
    <style:style style:name="T547_17" style:family="text"/>
    <style:style style:name="T547_18" style:family="text"/>
    <style:style style:name="T547_19" style:family="text"/>
    <style:style style:name="P548" style:family="paragraph" style:parent-style-name="Standard">
      <style:paragraph-properties fo:break-before="auto" fo:line-height="115%" fo:margin-top="0cm" fo:margin-right="2.54cm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P549" style:family="paragraph" style:parent-style-name="Standard">
      <style:paragraph-properties fo:break-before="auto" fo:line-height="115%" fo:margin-top="0cm" fo:margin-right="2.54cm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T549_23" style:family="text"/>
    <style:style style:name="T549_24" style:family="text"/>
    <style:style style:name="T549_25" style:family="text"/>
    <style:style style:name="T549_26" style:family="text"/>
    <style:style style:name="T549_27" style:family="text"/>
    <style:style style:name="T549_28" style:family="text"/>
    <style:style style:name="T549_29" style:family="text"/>
    <style:style style:name="T549_30" style:family="text"/>
    <style:style style:name="T549_31" style:family="text"/>
    <style:style style:name="T549_32" style:family="text"/>
    <style:style style:name="T549_33" style:family="text"/>
    <style:style style:name="T549_34" style:family="text"/>
    <style:style style:name="T549_35" style:family="text"/>
    <style:style style:name="T549_36" style:family="text"/>
    <style:style style:name="T549_37" style:family="text"/>
    <style:style style:name="T549_38" style:family="text"/>
    <style:style style:name="T549_39" style:family="text"/>
    <style:style style:name="P550" style:family="paragraph" style:parent-style-name="Standard">
      <style:paragraph-properties fo:break-before="auto" fo:line-height="115%" fo:margin-top="0cm" fo:margin-right="2.54cm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T550_14" style:family="text"/>
    <style:style style:name="T550_15" style:family="text"/>
    <style:style style:name="T550_16" style:family="text"/>
    <style:style style:name="T550_17" style:family="text"/>
    <style:style style:name="T550_18" style:family="text"/>
    <style:style style:name="T550_19" style:family="text"/>
    <style:style style:name="T550_20" style:family="text"/>
    <style:style style:name="T550_21" style:family="text"/>
    <style:style style:name="T550_22" style:family="text"/>
    <style:style style:name="T550_23" style:family="text"/>
    <style:style style:name="P55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T551_12" style:family="text"/>
    <style:style style:name="T551_13" style:family="text"/>
    <style:style style:name="T551_14" style:family="text"/>
    <style:style style:name="T551_15" style:family="text"/>
    <style:style style:name="T551_16" style:family="text"/>
    <style:style style:name="T551_17" style:family="text"/>
    <style:style style:name="T551_18" style:family="text"/>
    <style:style style:name="T551_19" style:family="text"/>
    <style:style style:name="T551_20" style:family="text"/>
    <style:style style:name="T551_21" style:family="text"/>
    <style:style style:name="T551_22" style:family="text"/>
    <style:style style:name="T551_23" style:family="text"/>
    <style:style style:name="T551_24" style:family="text"/>
    <style:style style:name="T551_25" style:family="text"/>
    <style:style style:name="T551_26" style:family="text"/>
    <style:style style:name="T551_27" style:family="text"/>
    <style:style style:name="T551_28" style:family="text"/>
    <style:style style:name="T551_29" style:family="text"/>
    <style:style style:name="T551_30" style:family="text"/>
    <style:style style:name="T551_31" style:family="text"/>
    <style:style style:name="T551_32" style:family="text"/>
    <style:style style:name="T551_33" style:family="text"/>
    <style:style style:name="T551_34" style:family="text"/>
    <style:style style:name="T551_35" style:family="text"/>
    <style:style style:name="T551_36" style:family="text"/>
    <style:style style:name="T551_37" style:family="text"/>
    <style:style style:name="T551_38" style:family="text"/>
    <style:style style:name="T551_39" style:family="text"/>
    <style:style style:name="T551_40" style:family="text"/>
    <style:style style:name="T551_41" style:family="text"/>
    <style:style style:name="T551_42" style:family="text"/>
    <style:style style:name="T551_43" style:family="text"/>
    <style:style style:name="T551_44" style:family="text"/>
    <style:style style:name="T551_45" style:family="text"/>
    <style:style style:name="T551_46" style:family="text"/>
    <style:style style:name="T551_47" style:family="text"/>
    <style:style style:name="T551_48" style:family="text"/>
    <style:style style:name="T551_49" style:family="text"/>
    <style:style style:name="T551_50" style:family="text"/>
    <style:style style:name="T551_51" style:family="text"/>
    <style:style style:name="T551_52" style:family="text"/>
    <style:style style:name="T551_53" style:family="text"/>
    <style:style style:name="T551_54" style:family="text"/>
    <style:style style:name="T551_55" style:family="text"/>
    <style:style style:name="T551_56" style:family="text"/>
    <style:style style:name="T551_57" style:family="text"/>
    <style:style style:name="T551_58" style:family="text"/>
    <style:style style:name="T551_59" style:family="text"/>
    <style:style style:name="T551_60" style:family="text"/>
    <style:style style:name="T551_61" style:family="text"/>
    <style:style style:name="T551_62" style:family="text"/>
    <style:style style:name="T551_63" style:family="text"/>
    <style:style style:name="T551_64" style:family="text"/>
    <style:style style:name="T551_65" style:family="text"/>
    <style:style style:name="T551_66" style:family="text"/>
    <style:style style:name="T551_67" style:family="text"/>
    <style:style style:name="T551_68" style:family="text"/>
    <style:style style:name="T551_69" style:family="text"/>
    <style:style style:name="T551_70" style:family="text"/>
    <style:style style:name="T551_71" style:family="text"/>
    <style:style style:name="T551_72" style:family="text"/>
    <style:style style:name="T551_73" style:family="text"/>
    <style:style style:name="T551_74" style:family="text"/>
    <style:style style:name="T551_75" style:family="text"/>
    <style:style style:name="T551_76" style:family="text"/>
    <style:style style:name="T551_77" style:family="text"/>
    <style:style style:name="T551_78" style:family="text"/>
    <style:style style:name="T551_79" style:family="text"/>
    <style:style style:name="T551_80" style:family="text"/>
    <style:style style:name="T551_81" style:family="text"/>
    <style:style style:name="T551_82" style:family="text"/>
    <style:style style:name="T551_83" style:family="text"/>
    <style:style style:name="T551_84" style:family="text"/>
    <style:style style:name="T551_85" style:family="text"/>
    <style:style style:name="T551_86" style:family="text"/>
    <style:style style:name="T551_87" style:family="text"/>
    <style:style style:name="T551_88" style:family="text"/>
    <style:style style:name="T551_89" style:family="text"/>
    <style:style style:name="T551_90" style:family="text"/>
    <style:style style:name="T551_91" style:family="text"/>
    <style:style style:name="T551_92" style:family="text"/>
    <style:style style:name="T551_93" style:family="text"/>
    <style:style style:name="T551_94" style:family="text"/>
    <style:style style:name="T551_95" style:family="text"/>
    <style:style style:name="T551_96" style:family="text"/>
    <style:style style:name="T551_97" style:family="text"/>
    <style:style style:name="T551_98" style:family="text"/>
    <style:style style:name="T551_99" style:family="text"/>
    <style:style style:name="T551_100" style:family="text"/>
    <style:style style:name="T551_101" style:family="text"/>
    <style:style style:name="T551_102" style:family="text"/>
    <style:style style:name="T551_103" style:family="text"/>
    <style:style style:name="T551_104" style:family="text"/>
    <style:style style:name="T551_105" style:family="text"/>
    <style:style style:name="T551_106" style:family="text"/>
    <style:style style:name="T551_107" style:family="text"/>
    <style:style style:name="T551_108" style:family="text"/>
    <style:style style:name="T551_109" style:family="text"/>
    <style:style style:name="T551_110" style:family="text"/>
    <style:style style:name="T551_111" style:family="text"/>
    <style:style style:name="T551_112" style:family="text"/>
    <style:style style:name="T551_113" style:family="text"/>
    <style:style style:name="T551_114" style:family="text"/>
    <style:style style:name="T551_115" style:family="text"/>
    <style:style style:name="T551_116" style:family="text"/>
    <style:style style:name="T551_117" style:family="text"/>
    <style:style style:name="T551_118" style:family="text"/>
    <style:style style:name="T551_119" style:family="text"/>
    <style:style style:name="T551_120" style:family="text"/>
    <style:style style:name="T551_121" style:family="text"/>
    <style:style style:name="T551_122" style:family="text"/>
    <style:style style:name="T551_123" style:family="text"/>
    <style:style style:name="T551_124" style:family="text"/>
    <style:style style:name="T551_125" style:family="text"/>
    <style:style style:name="T551_126" style:family="text"/>
    <style:style style:name="T551_127" style:family="text"/>
    <style:style style:name="T551_128" style:family="text"/>
    <style:style style:name="T551_129" style:family="text"/>
    <style:style style:name="T551_130" style:family="text"/>
    <style:style style:name="T551_131" style:family="text"/>
    <style:style style:name="T551_132" style:family="text"/>
    <style:style style:name="T551_133" style:family="text"/>
    <style:style style:name="T551_134" style:family="text"/>
    <style:style style:name="T551_135" style:family="text"/>
    <style:style style:name="T551_136" style:family="text"/>
    <style:style style:name="T551_137" style:family="text"/>
    <style:style style:name="T551_138" style:family="text"/>
    <style:style style:name="T551_139" style:family="text"/>
    <style:style style:name="T551_140" style:family="text"/>
    <style:style style:name="T551_141" style:family="text"/>
    <style:style style:name="T551_142" style:family="text"/>
    <style:style style:name="T551_143" style:family="text"/>
    <style:style style:name="T551_144" style:family="text"/>
    <style:style style:name="T551_145" style:family="text"/>
    <style:style style:name="T551_146" style:family="text"/>
    <style:style style:name="T551_147" style:family="text"/>
    <style:style style:name="T551_148" style:family="text"/>
    <style:style style:name="T551_149" style:family="text"/>
    <style:style style:name="T551_150" style:family="text"/>
    <style:style style:name="T551_151" style:family="text"/>
    <style:style style:name="P552" style:family="paragraph" style:parent-style-name="Heading_20_1">
      <style:paragraph-properties fo:break-before="page" fo:line-height="115%" fo:margin-right="2.54cm" style:writing-mode="lr-tb"/>
    </style:style>
    <style:style style:name="T552_1" style:family="text"/>
    <style:style style:name="P553" style:family="paragraph" style:parent-style-name="Standard">
      <style:paragraph-properties fo:break-before="auto" fo:line-height="115%" fo:margin-top="0cm" fo:margin-right="2.54cm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T553_17" style:family="text"/>
    <style:style style:name="T553_18" style:family="text"/>
    <style:style style:name="T553_19" style:family="text"/>
    <style:style style:name="T553_20" style:family="text"/>
    <style:style style:name="T553_21" style:family="text"/>
    <style:style style:name="P55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able7" style:family="table">
      <style:table-properties table:align="left" style:width="23.495cm" fo:margin-left="0.176cm"/>
    </style:style>
    <style:style style:name="Column13" style:family="table-column">
      <style:table-column-properties style:column-width="6.826cm"/>
    </style:style>
    <style:style style:name="Column14" style:family="table-column">
      <style:table-column-properties style:column-width="16.669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7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8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9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0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23" style:family="text"/>
    <style:style style:name="T560_2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25" style:family="text"/>
    <style:style style:name="T560_2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27" style:family="text"/>
    <style:style style:name="T560_2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29" style:family="text"/>
    <style:style style:name="T560_3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31" style:family="text"/>
    <style:style style:name="T560_3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33" style:family="text"/>
    <style:style style:name="T560_3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35" style:family="text"/>
    <style:style style:name="T560_3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37" style:family="text"/>
    <style:style style:name="T560_3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39" style:family="text"/>
    <style:style style:name="T560_4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41" style:family="text"/>
    <style:style style:name="T560_4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1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2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7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7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7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3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3_17" style:family="text"/>
    <style:style style:name="T563_1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3_19" style:family="text"/>
    <style:style style:name="T563_2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3_21" style:family="text"/>
    <style:style style:name="T563_2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3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4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4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5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65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5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66_1" style:family="text">
      <style:text-properties fo:background-color="#ffffff" fo:color="#1f497d" style:font-name="Calibri" style:font-name-asian="Calibri" style:font-name-complex="Calibri"/>
    </style:style>
    <style:style style:name="P567" style:family="paragraph" style:parent-style-name="Heading_20_1">
      <style:paragraph-properties fo:break-before="page" fo:line-height="115%" fo:margin-right="2.54cm" style:writing-mode="lr-tb"/>
    </style:style>
    <style:style style:name="T567_1" style:family="text"/>
    <style:style style:name="T567_2" style:family="text"/>
    <style:style style:name="T567_3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>
      <style:text-properties fo:font-weight="bold" style:font-weight-asian="bold" style:font-weight-complex="bold"/>
    </style:style>
    <style:style style:name="P569" style:family="paragraph" style:parent-style-name="Standard">
      <style:paragraph-properties fo:break-before="auto" fo:line-height="115%" fo:margin-top="0cm" fo:margin-right="2.54cm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T569_11" style:family="text"/>
    <style:style style:name="P570" style:family="paragraph" style:parent-style-name="Standard">
      <style:paragraph-properties fo:break-before="auto" fo:line-height="115%" fo:margin-top="0cm" fo:margin-right="2.54cm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P571" style:family="paragraph" style:parent-style-name="Standard">
      <style:paragraph-properties fo:break-before="auto" fo:line-height="115%" fo:margin-top="0cm" fo:margin-right="2.54cm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P572" style:family="paragraph" style:parent-style-name="Standard">
      <style:paragraph-properties fo:break-before="auto" fo:line-height="115%" fo:margin-top="0cm" fo:margin-bottom="0cm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P573" style:family="paragraph" style:parent-style-name="Heading_20_1">
      <style:paragraph-properties fo:break-before="page" fo:line-height="115%" fo:margin-right="2.54cm" style:writing-mode="lr-tb"/>
    </style:style>
    <style:style style:name="T573_1" style:family="text"/>
    <style:style style:name="T573_2" style:family="text"/>
    <style:style style:name="T573_3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>
      <style:text-properties fo:font-weight="bold" style:font-weight-asian="bold" style:font-weight-complex="bold"/>
    </style:style>
    <style:style style:name="P575" style:family="paragraph" style:parent-style-name="Standard">
      <style:paragraph-properties fo:break-before="auto" fo:line-height="115%" fo:margin-top="0cm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T575_17" style:family="text"/>
    <style:style style:name="T575_18" style:family="text"/>
    <style:style style:name="T575_19" style:family="text"/>
    <style:style style:name="T575_20" style:family="text"/>
    <style:style style:name="T575_21" style:family="text"/>
    <style:style style:name="T575_22" style:family="text"/>
    <style:style style:name="T575_23" style:family="text"/>
    <style:style style:name="T575_24" style:family="text"/>
    <style:style style:name="T575_25" style:family="text"/>
    <style:style style:name="T575_26" style:family="text"/>
    <style:style style:name="T575_27" style:family="text"/>
    <style:style style:name="T575_28" style:family="text"/>
    <style:style style:name="T575_29" style:family="text"/>
    <style:style style:name="T575_30" style:family="text"/>
    <style:style style:name="T575_31" style:family="text"/>
    <style:style style:name="T575_32" style:family="text"/>
    <style:style style:name="T575_33" style:family="text"/>
    <style:style style:name="T575_34" style:family="text"/>
    <style:style style:name="T575_35" style:family="text"/>
    <style:style style:name="T575_36" style:family="text"/>
    <style:style style:name="T575_37" style:family="text"/>
    <style:style style:name="T575_38" style:family="text"/>
    <style:style style:name="T575_39" style:family="text"/>
    <style:style style:name="T575_40" style:family="text"/>
    <style:style style:name="T575_41" style:family="text"/>
    <style:style style:name="T575_42" style:family="text"/>
    <style:style style:name="T575_43" style:family="text"/>
    <style:style style:name="T575_44" style:family="text"/>
    <style:style style:name="T575_45" style:family="text"/>
    <style:style style:name="T575_46" style:family="text"/>
    <style:style style:name="T575_47" style:family="text"/>
    <style:style style:name="T575_48" style:family="text"/>
    <style:style style:name="P576" style:family="paragraph" style:parent-style-name="Standard">
      <style:paragraph-properties fo:break-before="auto" fo:line-height="115%" fo:margin-top="0cm" fo:margin-bottom="0cm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T576_16" style:family="text"/>
    <style:style style:name="T576_17" style:family="text"/>
    <style:style style:name="T576_18" style:family="text"/>
    <style:style style:name="T576_19" style:family="text"/>
    <style:style style:name="T576_20" style:family="text"/>
    <style:style style:name="T576_21" style:family="text"/>
    <style:style style:name="T576_22" style:family="text"/>
    <style:style style:name="T576_23" style:family="text"/>
    <style:style style:name="T576_24" style:family="text"/>
    <style:style style:name="T576_25" style:family="text"/>
    <style:style style:name="T576_26" style:family="text"/>
    <style:style style:name="T576_27" style:family="text"/>
    <style:style style:name="T576_28" style:family="text"/>
    <style:style style:name="T576_29" style:family="text"/>
    <style:style style:name="T576_30" style:family="text"/>
    <style:style style:name="T576_31" style:family="text"/>
    <style:style style:name="T576_32" style:family="text"/>
    <style:style style:name="T576_33" style:family="text"/>
    <style:style style:name="T576_34" style:family="text"/>
    <style:style style:name="T576_35" style:family="text"/>
    <style:style style:name="T576_36" style:family="text"/>
    <style:style style:name="T576_37" style:family="text"/>
    <style:style style:name="T576_38" style:family="text"/>
    <style:style style:name="T576_39" style:family="text"/>
    <style:style style:name="T576_40" style:family="text"/>
    <style:style style:name="T576_41" style:family="text"/>
    <style:style style:name="T576_42" style:family="text"/>
    <style:style style:name="T576_43" style:family="text"/>
    <style:style style:name="T576_44" style:family="text"/>
    <style:style style:name="T576_45" style:family="text"/>
    <style:style style:name="T576_46" style:family="text"/>
    <style:style style:name="T576_47" style:family="text"/>
    <style:style style:name="T576_48" style:family="text"/>
    <style:style style:name="T576_49" style:family="text"/>
    <style:style style:name="T576_50" style:family="text"/>
    <style:style style:name="T576_51" style:family="text"/>
    <style:style style:name="T576_52" style:family="text"/>
    <style:style style:name="T576_53" style:family="text"/>
    <style:style style:name="T576_54" style:family="text"/>
    <style:style style:name="T576_55" style:family="text"/>
    <style:style style:name="T576_56" style:family="text"/>
    <style:style style:name="T576_57" style:family="text"/>
    <style:style style:name="P577" style:family="paragraph" style:parent-style-name="Heading_20_1">
      <style:paragraph-properties fo:break-before="page" fo:line-height="115%" fo:margin-right="2.54cm" style:writing-mode="lr-tb"/>
    </style:style>
    <style:style style:name="T577_1" style:family="text"/>
    <style:style style:name="T577_2" style:family="text"/>
    <style:style style:name="P578" style:family="paragraph" style:parent-style-name="Standard">
      <style:paragraph-properties fo:break-before="auto" fo:line-height="115%" fo:margin-right="2.54cm" style:writing-mode="lr-tb"/>
    </style:style>
    <style:style style:name="T578_1" style:family="text"/>
    <style:style style:name="P579" style:family="paragraph" style:parent-style-name="Standard">
      <style:paragraph-properties fo:break-before="auto" fo:line-height="115%" fo:margin-right="2.54cm" style:writing-mode="lr-tb"/>
    </style:style>
    <style:style style:name="T579_1" style:family="text"/>
    <style:style style:name="T579_2" style:family="text">
      <style:text-properties fo:color="#1155cc" style:text-underline-style="solid" style:text-underline-color="font-color"/>
    </style:style>
    <style:style style:name="T579_3" style:family="text"/>
    <style:style style:name="T579_4" style:family="text">
      <style:text-properties fo:color="#1155cc" style:text-underline-style="solid" style:text-underline-color="font-color"/>
    </style:style>
    <style:style style:name="T579_5" style:family="text"/>
    <style:style style:name="T579_6" style:family="text">
      <style:text-properties fo:color="#1155cc" style:text-underline-style="solid" style:text-underline-color="font-color"/>
    </style:style>
    <style:style style:name="T579_7" style:family="text"/>
    <style:style style:name="T579_8" style:family="text">
      <style:text-properties fo:color="#1155cc" style:text-underline-style="solid" style:text-underline-color="font-color"/>
    </style:style>
    <style:style style:name="T579_9" style:family="text"/>
    <style:style style:name="T579_10" style:family="text">
      <style:text-properties fo:color="#1155cc" style:text-underline-style="solid" style:text-underline-color="font-color"/>
    </style:style>
    <style:style style:name="T579_11" style:family="text"/>
    <style:style style:name="T579_12" style:family="text">
      <style:text-properties fo:color="#1155cc" style:text-underline-style="solid" style:text-underline-color="font-color"/>
    </style:style>
    <style:style style:name="T579_13" style:family="text"/>
    <style:style style:name="T579_14" style:family="text">
      <style:text-properties fo:color="#1155cc" style:text-underline-style="solid" style:text-underline-color="font-color"/>
    </style:style>
    <style:style style:name="P580" style:family="paragraph" style:parent-style-name="Standard">
      <style:paragraph-properties fo:break-before="auto" fo:text-indent="1.27cm" fo:line-height="115%" fo:margin-right="2.54cm" style:writing-mode="lr-tb"/>
    </style:style>
    <style:style style:name="T580_1" style:family="text"/>
    <style:style style:name="T580_2" style:family="text">
      <style:text-properties fo:color="#1155cc" style:text-underline-style="solid" style:text-underline-color="font-color"/>
    </style:style>
    <style:style style:name="T580_3" style:family="text"/>
    <style:style style:name="T580_4" style:family="text">
      <style:text-properties fo:color="#1155cc" style:text-underline-style="solid" style:text-underline-color="font-color"/>
    </style:style>
    <style:style style:name="T580_5" style:family="text"/>
    <style:style style:name="T580_6" style:family="text">
      <style:text-properties fo:color="#1155cc" style:text-underline-style="solid" style:text-underline-color="font-color"/>
    </style:style>
    <style:style style:name="T580_7" style:family="text"/>
    <style:style style:name="T580_8" style:family="text">
      <style:text-properties fo:color="#1155cc" style:text-underline-style="solid" style:text-underline-color="font-color"/>
    </style:style>
    <style:style style:name="T580_9" style:family="text"/>
    <style:style style:name="T580_10" style:family="text">
      <style:text-properties fo:color="#1155cc" style:text-underline-style="solid" style:text-underline-color="font-color"/>
    </style:style>
    <style:style style:name="T580_11" style:family="text"/>
    <style:style style:name="T580_12" style:family="text">
      <style:text-properties fo:color="#1155cc" style:text-underline-style="solid" style:text-underline-color="font-color"/>
    </style:style>
    <style:style style:name="T580_13" style:family="text"/>
    <style:style style:name="T580_14" style:family="text">
      <style:text-properties fo:color="#1155cc" style:text-underline-style="solid" style:text-underline-color="font-color"/>
    </style:style>
    <style:style style:name="T580_15" style:family="text"/>
    <style:style style:name="T580_16" style:family="text">
      <style:text-properties fo:color="#1155cc" style:text-underline-style="solid" style:text-underline-color="font-color"/>
    </style:style>
    <style:style style:name="T580_17" style:family="text"/>
    <style:style style:name="T580_18" style:family="text">
      <style:text-properties fo:color="#1155cc" style:text-underline-style="solid" style:text-underline-color="font-color"/>
    </style:style>
    <style:style style:name="T580_19" style:family="text"/>
    <style:style style:name="T580_20" style:family="text">
      <style:text-properties fo:color="#1155cc" style:text-underline-style="solid" style:text-underline-color="font-color"/>
    </style:style>
    <style:style style:name="T580_21" style:family="text"/>
    <style:style style:name="T580_22" style:family="text">
      <style:text-properties fo:color="#1155cc" style:text-underline-style="solid" style:text-underline-color="font-color"/>
    </style:style>
    <style:style style:name="P581" style:family="paragraph" style:parent-style-name="Standard">
      <style:paragraph-properties fo:break-before="auto" fo:line-height="115%" fo:margin-right="2.54cm" style:writing-mode="lr-tb"/>
    </style:style>
    <style:style style:name="T581_1" style:family="text"/>
    <style:style style:name="T581_2" style:family="text"/>
    <style:style style:name="T581_3" style:family="text">
      <style:text-properties fo:color="#1155cc" style:text-underline-style="solid" style:text-underline-color="font-color"/>
    </style:style>
    <style:style style:name="T581_4" style:family="text"/>
    <style:style style:name="T581_5" style:family="text">
      <style:text-properties fo:color="#1155cc" style:text-underline-style="solid" style:text-underline-color="font-color"/>
    </style:style>
    <style:style style:name="T581_6" style:family="text"/>
    <style:style style:name="T581_7" style:family="text">
      <style:text-properties fo:color="#1155cc" style:text-underline-style="solid" style:text-underline-color="font-color"/>
    </style:style>
    <style:style style:name="T581_8" style:family="text"/>
    <style:style style:name="T581_9" style:family="text">
      <style:text-properties fo:color="#1155cc" style:text-underline-style="solid" style:text-underline-color="font-color"/>
    </style:style>
    <style:style style:name="T581_10" style:family="text"/>
    <style:style style:name="T581_11" style:family="text">
      <style:text-properties fo:color="#1155cc" style:text-underline-style="solid" style:text-underline-color="font-color"/>
    </style:style>
    <style:style style:name="T581_12" style:family="text"/>
    <style:style style:name="T581_13" style:family="text">
      <style:text-properties fo:color="#1155cc" style:text-underline-style="solid" style:text-underline-color="font-color"/>
    </style:style>
    <style:style style:name="T581_14" style:family="text"/>
    <style:style style:name="T581_15" style:family="text">
      <style:text-properties fo:color="#1155cc" style:text-underline-style="solid" style:text-underline-color="font-color"/>
    </style:style>
    <style:style style:name="T581_16" style:family="text"/>
    <style:style style:name="T581_17" style:family="text">
      <style:text-properties fo:color="#1155cc" style:text-underline-style="solid" style:text-underline-color="font-color"/>
    </style:style>
    <style:style style:name="T581_18" style:family="text"/>
    <style:style style:name="T581_19" style:family="text">
      <style:text-properties fo:color="#1155cc" style:text-underline-style="solid" style:text-underline-color="font-color"/>
    </style:style>
    <style:style style:name="T581_20" style:family="text"/>
    <style:style style:name="T581_21" style:family="text">
      <style:text-properties fo:color="#1155cc" style:text-underline-style="solid" style:text-underline-color="font-color"/>
    </style:style>
    <style:style style:name="T581_22" style:family="text"/>
    <style:style style:name="T581_23" style:family="text">
      <style:text-properties fo:color="#1155cc" style:text-underline-style="solid" style:text-underline-color="font-color"/>
    </style:style>
    <style:style style:name="P582" style:family="paragraph" style:parent-style-name="Standard">
      <style:paragraph-properties fo:break-before="auto" fo:line-height="115%" fo:margin-right="2.54cm" style:writing-mode="lr-tb"/>
    </style:style>
    <style:style style:name="T582_1" style:family="text"/>
    <style:style style:name="T582_2" style:family="text"/>
    <style:style style:name="T582_3" style:family="text">
      <style:text-properties fo:color="#1155cc" style:text-underline-style="solid" style:text-underline-color="font-color"/>
    </style:style>
    <style:style style:name="T582_4" style:family="text"/>
    <style:style style:name="T582_5" style:family="text">
      <style:text-properties fo:color="#1155cc" style:text-underline-style="solid" style:text-underline-color="font-color"/>
    </style:style>
    <style:style style:name="T582_6" style:family="text"/>
    <style:style style:name="T582_7" style:family="text">
      <style:text-properties fo:color="#1155cc" style:text-underline-style="solid" style:text-underline-color="font-color"/>
    </style:style>
    <style:style style:name="T582_8" style:family="text"/>
    <style:style style:name="T582_9" style:family="text">
      <style:text-properties fo:color="#1155cc" style:text-underline-style="solid" style:text-underline-color="font-color"/>
    </style:style>
    <style:style style:name="T582_10" style:family="text"/>
    <style:style style:name="T582_11" style:family="text">
      <style:text-properties fo:color="#1155cc" style:text-underline-style="solid" style:text-underline-color="font-color"/>
    </style:style>
    <style:style style:name="T582_12" style:family="text"/>
    <style:style style:name="T582_13" style:family="text">
      <style:text-properties fo:color="#1155cc" style:text-underline-style="solid" style:text-underline-color="font-color"/>
    </style:style>
    <style:style style:name="T582_14" style:family="text"/>
    <style:style style:name="T582_15" style:family="text">
      <style:text-properties fo:color="#1155cc" style:text-underline-style="solid" style:text-underline-color="font-color"/>
    </style:style>
    <style:style style:name="T582_16" style:family="text"/>
    <style:style style:name="T582_17" style:family="text">
      <style:text-properties fo:color="#1155cc" style:text-underline-style="solid" style:text-underline-color="font-color"/>
    </style:style>
    <style:style style:name="T582_18" style:family="text"/>
    <style:style style:name="T582_19" style:family="text">
      <style:text-properties fo:color="#1155cc" style:text-underline-style="solid" style:text-underline-color="font-color"/>
    </style:style>
    <style:style style:name="P583" style:family="paragraph" style:parent-style-name="Standard">
      <style:paragraph-properties fo:break-before="auto" fo:line-height="115%" fo:margin-right="2.54cm" style:writing-mode="lr-tb"/>
    </style:style>
    <style:style style:name="T583_1" style:family="text"/>
    <style:style style:name="T583_2" style:family="text">
      <style:text-properties fo:color="#1155cc" style:text-underline-style="solid" style:text-underline-color="font-color"/>
    </style:style>
    <style:style style:name="T583_3" style:family="text"/>
    <style:style style:name="T583_4" style:family="text">
      <style:text-properties fo:color="#1155cc" style:text-underline-style="solid" style:text-underline-color="font-color"/>
    </style:style>
    <style:style style:name="T583_5" style:family="text"/>
    <style:style style:name="T583_6" style:family="text">
      <style:text-properties fo:color="#1155cc" style:text-underline-style="solid" style:text-underline-color="font-color"/>
    </style:style>
    <style:style style:name="T583_7" style:family="text"/>
    <style:style style:name="T583_8" style:family="text">
      <style:text-properties fo:color="#1155cc" style:text-underline-style="solid" style:text-underline-color="font-color"/>
    </style:style>
    <style:style style:name="T583_9" style:family="text"/>
    <style:style style:name="T583_10" style:family="text">
      <style:text-properties fo:color="#1155cc" style:text-underline-style="solid" style:text-underline-color="font-color"/>
    </style:style>
    <style:style style:name="T583_11" style:family="text"/>
    <style:style style:name="T583_12" style:family="text">
      <style:text-properties fo:color="#1155cc" style:text-underline-style="solid" style:text-underline-color="font-color"/>
    </style:style>
    <style:style style:name="T583_13" style:family="text"/>
    <style:style style:name="T583_14" style:family="text">
      <style:text-properties fo:color="#1155cc" style:text-underline-style="solid" style:text-underline-color="font-color"/>
    </style:style>
    <style:style style:name="T583_15" style:family="text"/>
    <style:style style:name="T583_16" style:family="text">
      <style:text-properties fo:color="#1155cc" style:text-underline-style="solid" style:text-underline-color="font-color"/>
    </style:style>
    <style:style style:name="T583_17" style:family="text"/>
    <style:style style:name="T583_18" style:family="text">
      <style:text-properties fo:color="#1155cc" style:text-underline-style="solid" style:text-underline-color="font-color"/>
    </style:style>
    <style:style style:name="T583_19" style:family="text"/>
    <style:style style:name="T583_20" style:family="text">
      <style:text-properties fo:color="#1155cc" style:text-underline-style="solid" style:text-underline-color="font-color"/>
    </style:style>
    <style:style style:name="T583_21" style:family="text"/>
    <style:style style:name="T583_22" style:family="text">
      <style:text-properties fo:color="#1155cc" style:text-underline-style="solid" style:text-underline-color="font-color"/>
    </style:style>
    <style:style style:name="T583_23" style:family="text"/>
    <style:style style:name="T583_24" style:family="text">
      <style:text-properties fo:color="#1155cc" style:text-underline-style="solid" style:text-underline-color="font-color"/>
    </style:style>
    <style:style style:name="T583_25" style:family="text"/>
    <style:style style:name="T583_26" style:family="text">
      <style:text-properties fo:color="#1155cc" style:text-underline-style="solid" style:text-underline-color="font-color"/>
    </style:style>
    <style:style style:name="P584" style:family="paragraph" style:parent-style-name="Standard">
      <style:paragraph-properties fo:break-before="auto" fo:line-height="115%" fo:margin-right="2.54cm" style:writing-mode="lr-tb"/>
    </style:style>
    <style:style style:name="P585" style:family="paragraph" style:parent-style-name="Standard">
      <style:paragraph-properties fo:break-before="auto" fo:line-height="115%" fo:margin-right="2.54cm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>
      <style:text-properties fo:color="#1155cc" style:text-underline-style="solid" style:text-underline-color="font-color"/>
    </style:style>
    <style:style style:name="T585_5" style:family="text"/>
    <style:style style:name="T585_6" style:family="text">
      <style:text-properties fo:color="#1155cc" style:text-underline-style="solid" style:text-underline-color="font-color"/>
    </style:style>
    <style:style style:name="T585_7" style:family="text"/>
    <style:style style:name="T585_8" style:family="text">
      <style:text-properties fo:color="#1155cc" style:text-underline-style="solid" style:text-underline-color="font-color"/>
    </style:style>
    <style:style style:name="T585_9" style:family="text"/>
    <style:style style:name="T585_10" style:family="text">
      <style:text-properties fo:color="#1155cc" style:text-underline-style="solid" style:text-underline-color="font-color"/>
    </style:style>
    <style:style style:name="T585_11" style:family="text"/>
    <style:style style:name="T585_12" style:family="text">
      <style:text-properties fo:color="#1155cc" style:text-underline-style="solid" style:text-underline-color="font-color"/>
    </style:style>
    <style:style style:name="T585_13" style:family="text"/>
    <style:style style:name="T585_14" style:family="text">
      <style:text-properties fo:color="#1155cc" style:text-underline-style="solid" style:text-underline-color="font-color"/>
    </style:style>
    <style:style style:name="T585_15" style:family="text"/>
    <style:style style:name="T585_16" style:family="text">
      <style:text-properties fo:color="#1155cc" style:text-underline-style="solid" style:text-underline-color="font-color"/>
    </style:style>
    <style:style style:name="T585_17" style:family="text"/>
    <style:style style:name="T585_18" style:family="text">
      <style:text-properties fo:color="#1155cc" style:text-underline-style="solid" style:text-underline-color="font-color"/>
    </style:style>
    <style:style style:name="T585_19" style:family="text"/>
    <style:style style:name="T585_20" style:family="text">
      <style:text-properties fo:color="#1155cc" style:text-underline-style="solid" style:text-underline-color="font-color"/>
    </style:style>
    <style:style style:name="T585_21" style:family="text"/>
    <style:style style:name="T585_22" style:family="text">
      <style:text-properties fo:color="#1155cc" style:text-underline-style="solid" style:text-underline-color="font-color"/>
    </style:style>
    <style:style style:name="T585_23" style:family="text"/>
    <style:style style:name="T585_24" style:family="text">
      <style:text-properties fo:color="#1155cc" style:text-underline-style="solid" style:text-underline-color="font-color"/>
    </style:style>
    <style:style style:name="T585_25" style:family="text"/>
    <style:style style:name="T585_26" style:family="text">
      <style:text-properties fo:color="#1155cc" style:text-underline-style="solid" style:text-underline-color="font-color"/>
    </style:style>
    <style:style style:name="P586" style:family="paragraph" style:parent-style-name="Standard">
      <style:paragraph-properties fo:break-before="auto" fo:line-height="115%" fo:margin-right="2.54cm" style:writing-mode="lr-tb"/>
    </style:style>
    <style:style style:name="T586_1" style:family="text"/>
    <style:style style:name="T586_2" style:family="text">
      <style:text-properties fo:color="#1155cc" style:text-underline-style="solid" style:text-underline-color="font-color"/>
    </style:style>
    <style:style style:name="T586_3" style:family="text"/>
    <style:style style:name="T586_4" style:family="text">
      <style:text-properties fo:color="#1155cc" style:text-underline-style="solid" style:text-underline-color="font-color"/>
    </style:style>
    <style:style style:name="T586_5" style:family="text"/>
    <style:style style:name="T586_6" style:family="text">
      <style:text-properties fo:color="#1155cc" style:text-underline-style="solid" style:text-underline-color="font-color"/>
    </style:style>
    <style:style style:name="T586_7" style:family="text"/>
    <style:style style:name="T586_8" style:family="text">
      <style:text-properties fo:color="#1155cc" style:text-underline-style="solid" style:text-underline-color="font-color"/>
    </style:style>
    <style:style style:name="T586_9" style:family="text"/>
    <style:style style:name="T586_10" style:family="text">
      <style:text-properties fo:color="#1155cc" style:text-underline-style="solid" style:text-underline-color="font-color"/>
    </style:style>
    <style:style style:name="T586_11" style:family="text"/>
    <style:style style:name="T586_12" style:family="text">
      <style:text-properties fo:color="#1155cc" style:text-underline-style="solid" style:text-underline-color="font-color"/>
    </style:style>
    <style:style style:name="P587" style:family="paragraph" style:parent-style-name="Standard">
      <style:paragraph-properties fo:break-before="auto" fo:line-height="115%" fo:margin-right="2.54cm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T587_13" style:family="text"/>
    <style:style style:name="P588" style:family="paragraph" style:parent-style-name="Standard">
      <style:paragraph-properties fo:break-before="auto" fo:line-height="115%" fo:margin-right="2.54cm" style:writing-mode="lr-tb"/>
    </style:style>
    <style:style style:name="T588_1" style:family="text"/>
    <style:style style:name="T588_2" style:family="text">
      <style:text-properties fo:color="#1155cc" style:text-underline-style="solid" style:text-underline-color="font-color"/>
    </style:style>
    <style:style style:name="T588_3" style:family="text"/>
    <style:style style:name="T588_4" style:family="text">
      <style:text-properties fo:color="#1155cc" style:text-underline-style="solid" style:text-underline-color="font-color"/>
    </style:style>
    <style:style style:name="T588_5" style:family="text"/>
    <style:style style:name="T588_6" style:family="text">
      <style:text-properties fo:color="#1155cc" style:text-underline-style="solid" style:text-underline-color="font-color"/>
    </style:style>
    <style:style style:name="T588_7" style:family="text"/>
    <style:style style:name="T588_8" style:family="text">
      <style:text-properties fo:color="#1155cc" style:text-underline-style="solid" style:text-underline-color="font-color"/>
    </style:style>
    <style:style style:name="T588_9" style:family="text"/>
    <style:style style:name="T588_10" style:family="text">
      <style:text-properties fo:color="#1155cc" style:text-underline-style="solid" style:text-underline-color="font-color"/>
    </style:style>
    <style:style style:name="T588_11" style:family="text"/>
    <style:style style:name="T588_12" style:family="text">
      <style:text-properties fo:color="#1155cc" style:text-underline-style="solid" style:text-underline-color="font-color"/>
    </style:style>
    <style:style style:name="T588_13" style:family="text"/>
    <style:style style:name="T588_14" style:family="text">
      <style:text-properties fo:color="#1155cc" style:text-underline-style="solid" style:text-underline-color="font-color"/>
    </style:style>
    <style:style style:name="T588_15" style:family="text"/>
    <style:style style:name="T588_16" style:family="text">
      <style:text-properties fo:color="#1155cc" style:text-underline-style="solid" style:text-underline-color="font-color"/>
    </style:style>
    <style:style style:name="T588_17" style:family="text"/>
    <style:style style:name="T588_18" style:family="text">
      <style:text-properties fo:color="#1155cc" style:text-underline-style="solid" style:text-underline-color="font-color"/>
    </style:style>
    <style:style style:name="T588_19" style:family="text"/>
    <style:style style:name="T588_20" style:family="text">
      <style:text-properties fo:color="#1155cc" style:text-underline-style="solid" style:text-underline-color="font-color"/>
    </style:style>
    <style:style style:name="T588_21" style:family="text"/>
    <style:style style:name="T588_22" style:family="text">
      <style:text-properties fo:color="#1155cc" style:text-underline-style="solid" style:text-underline-color="font-color"/>
    </style:style>
    <style:style style:name="P589" style:family="paragraph" style:parent-style-name="Standard">
      <style:paragraph-properties fo:break-before="auto" fo:line-height="115%" fo:margin-right="2.54cm" style:writing-mode="lr-tb"/>
    </style:style>
    <style:style style:name="T589_1" style:family="text"/>
    <style:style style:name="T589_2" style:family="text">
      <style:text-properties fo:color="#1155cc" style:text-underline-style="solid" style:text-underline-color="font-color"/>
    </style:style>
    <style:style style:name="T589_3" style:family="text"/>
    <style:style style:name="T589_4" style:family="text">
      <style:text-properties fo:color="#1155cc" style:text-underline-style="solid" style:text-underline-color="font-color"/>
    </style:style>
    <style:style style:name="T589_5" style:family="text"/>
    <style:style style:name="T589_6" style:family="text">
      <style:text-properties fo:color="#1155cc" style:text-underline-style="solid" style:text-underline-color="font-color"/>
    </style:style>
    <style:style style:name="T589_7" style:family="text"/>
    <style:style style:name="T589_8" style:family="text">
      <style:text-properties fo:color="#1155cc" style:text-underline-style="solid" style:text-underline-color="font-color"/>
    </style:style>
    <style:style style:name="T589_9" style:family="text"/>
    <style:style style:name="T589_10" style:family="text">
      <style:text-properties fo:color="#1155cc" style:text-underline-style="solid" style:text-underline-color="font-color"/>
    </style:style>
    <style:style style:name="T589_11" style:family="text"/>
    <style:style style:name="T589_12" style:family="text">
      <style:text-properties fo:color="#1155cc" style:text-underline-style="solid" style:text-underline-color="font-color"/>
    </style:style>
    <style:style style:name="T589_13" style:family="text"/>
    <style:style style:name="T589_14" style:family="text">
      <style:text-properties fo:color="#1155cc" style:text-underline-style="solid" style:text-underline-color="font-color"/>
    </style:style>
    <style:style style:name="T589_15" style:family="text"/>
    <style:style style:name="T589_16" style:family="text">
      <style:text-properties fo:color="#1155cc" style:text-underline-style="solid" style:text-underline-color="font-color"/>
    </style:style>
    <style:style style:name="T589_17" style:family="text"/>
    <style:style style:name="T589_18" style:family="text">
      <style:text-properties fo:color="#1155cc" style:text-underline-style="solid" style:text-underline-color="font-color"/>
    </style:style>
    <style:style style:name="T589_19" style:family="text"/>
    <style:style style:name="T589_20" style:family="text">
      <style:text-properties fo:color="#1155cc" style:text-underline-style="solid" style:text-underline-color="font-color"/>
    </style:style>
    <style:style style:name="T589_21" style:family="text"/>
    <style:style style:name="T589_22" style:family="text">
      <style:text-properties fo:color="#1155cc" style:text-underline-style="solid" style:text-underline-color="font-color"/>
    </style:style>
    <style:style style:name="T589_23" style:family="text"/>
    <style:style style:name="T589_24" style:family="text">
      <style:text-properties fo:color="#1155cc" style:text-underline-style="solid" style:text-underline-color="font-color"/>
    </style:style>
    <style:style style:name="P590" style:family="paragraph" style:parent-style-name="Standard">
      <style:paragraph-properties fo:break-before="auto" fo:line-height="115%" fo:margin-right="2.54cm" style:writing-mode="lr-tb"/>
    </style:style>
    <style:style style:name="P591" style:family="paragraph" style:parent-style-name="Standard">
      <style:paragraph-properties fo:break-before="auto" fo:line-height="115%" fo:margin-right="2.54cm" style:writing-mode="lr-tb"/>
    </style:style>
    <style:style style:name="T591_1" style:family="text"/>
    <style:style style:name="T591_2" style:family="text">
      <style:text-properties fo:color="#1155cc" style:text-underline-style="solid" style:text-underline-color="font-color"/>
    </style:style>
    <style:style style:name="T591_3" style:family="text"/>
    <style:style style:name="T591_4" style:family="text">
      <style:text-properties fo:color="#1155cc" style:text-underline-style="solid" style:text-underline-color="font-color"/>
    </style:style>
    <style:style style:name="T591_5" style:family="text"/>
    <style:style style:name="T591_6" style:family="text">
      <style:text-properties fo:color="#1155cc" style:text-underline-style="solid" style:text-underline-color="font-color"/>
    </style:style>
    <style:style style:name="T591_7" style:family="text"/>
    <style:style style:name="T591_8" style:family="text">
      <style:text-properties fo:color="#1155cc" style:text-underline-style="solid" style:text-underline-color="font-color"/>
    </style:style>
    <style:style style:name="T591_9" style:family="text"/>
    <style:style style:name="T591_10" style:family="text">
      <style:text-properties fo:color="#1155cc" style:text-underline-style="solid" style:text-underline-color="font-color"/>
    </style:style>
    <style:style style:name="T591_11" style:family="text"/>
    <style:style style:name="T591_12" style:family="text">
      <style:text-properties fo:color="#1155cc" style:text-underline-style="solid" style:text-underline-color="font-color"/>
    </style:style>
    <style:style style:name="T591_13" style:family="text"/>
    <style:style style:name="T591_14" style:family="text">
      <style:text-properties fo:color="#1155cc" style:text-underline-style="solid" style:text-underline-color="font-color"/>
    </style:style>
    <style:style style:name="T591_15" style:family="text"/>
    <style:style style:name="T591_16" style:family="text">
      <style:text-properties fo:color="#1155cc" style:text-underline-style="solid" style:text-underline-color="font-color"/>
    </style:style>
    <style:style style:name="T591_17" style:family="text"/>
    <style:style style:name="T591_18" style:family="text">
      <style:text-properties fo:color="#1155cc" style:text-underline-style="solid" style:text-underline-color="font-color"/>
    </style:style>
    <style:style style:name="T591_19" style:family="text"/>
    <style:style style:name="T591_20" style:family="text">
      <style:text-properties fo:color="#1155cc" style:text-underline-style="solid" style:text-underline-color="font-color"/>
    </style:style>
    <style:style style:name="T591_21" style:family="text"/>
    <style:style style:name="T591_22" style:family="text">
      <style:text-properties fo:color="#1155cc" style:text-underline-style="solid" style:text-underline-color="font-color"/>
    </style:style>
    <style:style style:name="T591_23" style:family="text"/>
    <style:style style:name="T591_24" style:family="text">
      <style:text-properties fo:color="#1155cc" style:text-underline-style="solid" style:text-underline-color="font-color"/>
    </style:style>
    <style:style style:name="T591_25" style:family="text"/>
    <style:style style:name="T591_26" style:family="text">
      <style:text-properties fo:color="#1155cc" style:text-underline-style="solid" style:text-underline-color="font-color"/>
    </style:style>
    <style:style style:name="T591_27" style:family="text"/>
    <style:style style:name="T591_28" style:family="text">
      <style:text-properties fo:color="#1155cc" style:text-underline-style="solid" style:text-underline-color="font-color"/>
    </style:style>
    <style:style style:name="T591_29" style:family="text"/>
    <style:style style:name="T591_30" style:family="text">
      <style:text-properties fo:color="#1155cc" style:text-underline-style="solid" style:text-underline-color="font-color"/>
    </style:style>
    <style:style style:name="P592" style:family="paragraph" style:parent-style-name="Standard">
      <style:paragraph-properties fo:break-before="auto" fo:line-height="115%" fo:margin-right="2.54cm" style:writing-mode="lr-tb"/>
    </style:style>
    <style:style style:name="P593" style:family="paragraph" style:parent-style-name="Standard">
      <style:paragraph-properties fo:break-before="auto" fo:line-height="115%" fo:margin-right="2.54cm" style:writing-mode="lr-tb"/>
    </style:style>
    <style:style style:name="T593_1" style:family="text"/>
    <style:style style:name="T593_2" style:family="text">
      <style:text-properties fo:color="#1155cc" style:text-underline-style="solid" style:text-underline-color="font-color"/>
    </style:style>
    <style:style style:name="T593_3" style:family="text"/>
    <style:style style:name="T593_4" style:family="text">
      <style:text-properties fo:color="#1155cc" style:text-underline-style="solid" style:text-underline-color="font-color"/>
    </style:style>
    <style:style style:name="T593_5" style:family="text"/>
    <style:style style:name="T593_6" style:family="text">
      <style:text-properties fo:color="#1155cc" style:text-underline-style="solid" style:text-underline-color="font-color"/>
    </style:style>
    <style:style style:name="T593_7" style:family="text"/>
    <style:style style:name="T593_8" style:family="text">
      <style:text-properties fo:color="#1155cc" style:text-underline-style="solid" style:text-underline-color="font-color"/>
    </style:style>
    <style:style style:name="T593_9" style:family="text"/>
    <style:style style:name="T593_10" style:family="text">
      <style:text-properties fo:color="#1155cc" style:text-underline-style="solid" style:text-underline-color="font-color"/>
    </style:style>
    <style:style style:name="T593_11" style:family="text"/>
    <style:style style:name="T593_12" style:family="text">
      <style:text-properties fo:color="#1155cc" style:text-underline-style="solid" style:text-underline-color="font-color"/>
    </style:style>
    <style:style style:name="T593_13" style:family="text"/>
    <style:style style:name="T593_14" style:family="text">
      <style:text-properties fo:color="#1155cc" style:text-underline-style="solid" style:text-underline-color="font-color"/>
    </style:style>
    <style:style style:name="T593_15" style:family="text"/>
    <style:style style:name="T593_16" style:family="text">
      <style:text-properties fo:color="#1155cc" style:text-underline-style="solid" style:text-underline-color="font-color"/>
    </style:style>
    <style:style style:name="T593_17" style:family="text"/>
    <style:style style:name="T593_18" style:family="text">
      <style:text-properties fo:color="#1155cc" style:text-underline-style="solid" style:text-underline-color="font-color"/>
    </style:style>
    <style:style style:name="T593_19" style:family="text"/>
    <style:style style:name="T593_20" style:family="text">
      <style:text-properties fo:color="#1155cc" style:text-underline-style="solid" style:text-underline-color="font-color"/>
    </style:style>
    <style:style style:name="T593_21" style:family="text"/>
    <style:style style:name="T593_22" style:family="text">
      <style:text-properties fo:color="#1155cc" style:text-underline-style="solid" style:text-underline-color="font-color"/>
    </style:style>
    <style:style style:name="P594" style:family="paragraph" style:parent-style-name="Standard">
      <style:paragraph-properties fo:break-before="auto" fo:line-height="115%" fo:margin-right="2.54cm" style:writing-mode="lr-tb"/>
    </style:style>
    <style:style style:name="P595" style:family="paragraph" style:parent-style-name="Standard">
      <style:paragraph-properties fo:break-before="auto" fo:line-height="115%" fo:margin-right="2.54cm" style:writing-mode="lr-tb"/>
    </style:style>
    <style:style style:name="T595_1" style:family="text"/>
    <style:style style:name="T595_2" style:family="text">
      <style:text-properties fo:color="#1155cc" style:text-underline-style="solid" style:text-underline-color="font-color"/>
    </style:style>
    <style:style style:name="T595_3" style:family="text"/>
    <style:style style:name="T595_4" style:family="text">
      <style:text-properties fo:color="#1155cc" style:text-underline-style="solid" style:text-underline-color="font-color"/>
    </style:style>
    <style:style style:name="T595_5" style:family="text"/>
    <style:style style:name="T595_6" style:family="text">
      <style:text-properties fo:color="#1155cc" style:text-underline-style="solid" style:text-underline-color="font-color"/>
    </style:style>
    <style:style style:name="T595_7" style:family="text"/>
    <style:style style:name="T595_8" style:family="text">
      <style:text-properties fo:color="#1155cc" style:text-underline-style="solid" style:text-underline-color="font-color"/>
    </style:style>
    <style:style style:name="T595_9" style:family="text"/>
    <style:style style:name="T595_10" style:family="text">
      <style:text-properties fo:color="#1155cc" style:text-underline-style="solid" style:text-underline-color="font-color"/>
    </style:style>
    <style:style style:name="T595_11" style:family="text"/>
    <style:style style:name="T595_12" style:family="text">
      <style:text-properties fo:color="#1155cc" style:text-underline-style="solid" style:text-underline-color="font-color"/>
    </style:style>
    <style:style style:name="T595_13" style:family="text"/>
    <style:style style:name="T595_14" style:family="text">
      <style:text-properties fo:color="#1155cc" style:text-underline-style="solid" style:text-underline-color="font-color"/>
    </style:style>
    <style:style style:name="T595_15" style:family="text"/>
    <style:style style:name="T595_16" style:family="text">
      <style:text-properties fo:color="#1155cc" style:text-underline-style="solid" style:text-underline-color="font-color"/>
    </style:style>
    <style:style style:name="T595_17" style:family="text"/>
    <style:style style:name="T595_18" style:family="text">
      <style:text-properties fo:color="#1155cc" style:text-underline-style="solid" style:text-underline-color="font-color"/>
    </style:style>
    <style:style style:name="T595_19" style:family="text"/>
    <style:style style:name="T595_20" style:family="text">
      <style:text-properties fo:color="#1155cc" style:text-underline-style="solid" style:text-underline-color="font-color"/>
    </style:style>
    <style:style style:name="T595_21" style:family="text"/>
    <style:style style:name="T595_22" style:family="text">
      <style:text-properties fo:color="#1155cc" style:text-underline-style="solid" style:text-underline-color="font-color"/>
    </style:style>
    <style:style style:name="P596" style:family="paragraph" style:parent-style-name="Standard">
      <style:paragraph-properties fo:break-before="auto" fo:line-height="115%" fo:margin-right="2.54cm" style:writing-mode="lr-tb"/>
    </style:style>
    <style:style style:name="T596_1" style:family="text"/>
    <style:style style:name="T596_2" style:family="text">
      <style:text-properties fo:color="#1155cc" style:text-underline-style="solid" style:text-underline-color="font-color"/>
    </style:style>
    <style:style style:name="T596_3" style:family="text"/>
    <style:style style:name="T596_4" style:family="text">
      <style:text-properties fo:color="#1155cc" style:text-underline-style="solid" style:text-underline-color="font-color"/>
    </style:style>
    <style:style style:name="T596_5" style:family="text"/>
    <style:style style:name="T596_6" style:family="text">
      <style:text-properties fo:color="#1155cc" style:text-underline-style="solid" style:text-underline-color="font-color"/>
    </style:style>
    <style:style style:name="T596_7" style:family="text"/>
    <style:style style:name="T596_8" style:family="text">
      <style:text-properties fo:color="#1155cc" style:text-underline-style="solid" style:text-underline-color="font-color"/>
    </style:style>
    <style:style style:name="T596_9" style:family="text"/>
    <style:style style:name="T596_10" style:family="text">
      <style:text-properties fo:color="#1155cc" style:text-underline-style="solid" style:text-underline-color="font-color"/>
    </style:style>
    <style:style style:name="T596_11" style:family="text"/>
    <style:style style:name="T596_12" style:family="text">
      <style:text-properties fo:color="#1155cc" style:text-underline-style="solid" style:text-underline-color="font-color"/>
    </style:style>
    <style:style style:name="T596_13" style:family="text"/>
    <style:style style:name="T596_14" style:family="text">
      <style:text-properties fo:color="#1155cc" style:text-underline-style="solid" style:text-underline-color="font-color"/>
    </style:style>
    <style:style style:name="T596_15" style:family="text"/>
    <style:style style:name="T596_16" style:family="text">
      <style:text-properties fo:color="#1155cc" style:text-underline-style="solid" style:text-underline-color="font-color"/>
    </style:style>
    <style:style style:name="T596_17" style:family="text"/>
    <style:style style:name="T596_18" style:family="text">
      <style:text-properties fo:color="#1155cc" style:text-underline-style="solid" style:text-underline-color="font-color"/>
    </style:style>
    <style:style style:name="T596_19" style:family="text"/>
    <style:style style:name="T596_20" style:family="text">
      <style:text-properties fo:color="#1155cc" style:text-underline-style="solid" style:text-underline-color="font-color"/>
    </style:style>
    <style:style style:name="T596_21" style:family="text"/>
    <style:style style:name="T596_22" style:family="text">
      <style:text-properties fo:color="#1155cc" style:text-underline-style="solid" style:text-underline-color="font-color"/>
    </style:style>
    <style:style style:name="P597" style:family="paragraph" style:parent-style-name="Standard">
      <style:paragraph-properties fo:break-before="auto" fo:line-height="115%" fo:margin-right="2.54cm" style:writing-mode="lr-tb"/>
    </style:style>
    <style:style style:name="P598" style:family="paragraph" style:parent-style-name="Standard">
      <style:paragraph-properties fo:break-before="auto" fo:line-height="115%" fo:margin-right="2.54cm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P599" style:family="paragraph" style:parent-style-name="Standard">
      <style:paragraph-properties fo:break-before="auto" fo:line-height="115%" fo:margin-right="2.54cm" style:writing-mode="lr-tb"/>
    </style:style>
    <style:style style:name="T599_1" style:family="text"/>
    <style:style style:name="T599_2" style:family="text">
      <style:text-properties fo:color="#1155cc" style:text-underline-style="solid" style:text-underline-color="font-color"/>
    </style:style>
    <style:style style:name="T599_3" style:family="text"/>
    <style:style style:name="T599_4" style:family="text">
      <style:text-properties fo:color="#1155cc" style:text-underline-style="solid" style:text-underline-color="font-color"/>
    </style:style>
    <style:style style:name="T599_5" style:family="text"/>
    <style:style style:name="T599_6" style:family="text">
      <style:text-properties fo:color="#1155cc" style:text-underline-style="solid" style:text-underline-color="font-color"/>
    </style:style>
    <style:style style:name="T599_7" style:family="text"/>
    <style:style style:name="T599_8" style:family="text">
      <style:text-properties fo:color="#1155cc" style:text-underline-style="solid" style:text-underline-color="font-color"/>
    </style:style>
    <style:style style:name="T599_9" style:family="text"/>
    <style:style style:name="T599_10" style:family="text">
      <style:text-properties fo:color="#1155cc" style:text-underline-style="solid" style:text-underline-color="font-color"/>
    </style:style>
    <style:style style:name="T599_11" style:family="text"/>
    <style:style style:name="T599_12" style:family="text">
      <style:text-properties fo:color="#1155cc" style:text-underline-style="solid" style:text-underline-color="font-color"/>
    </style:style>
    <style:style style:name="T599_13" style:family="text"/>
    <style:style style:name="T599_14" style:family="text">
      <style:text-properties fo:color="#1155cc" style:text-underline-style="solid" style:text-underline-color="font-color"/>
    </style:style>
    <style:style style:name="T599_15" style:family="text"/>
    <style:style style:name="T599_16" style:family="text">
      <style:text-properties fo:color="#1155cc" style:text-underline-style="solid" style:text-underline-color="font-color"/>
    </style:style>
    <style:style style:name="P600" style:family="paragraph" style:parent-style-name="Standard">
      <style:paragraph-properties fo:break-before="auto" fo:line-height="115%" fo:margin-right="2.54cm" style:writing-mode="lr-tb"/>
    </style:style>
    <style:style style:name="T600_1" style:family="text"/>
    <style:style style:name="T600_2" style:family="text">
      <style:text-properties fo:color="#1155cc" style:text-underline-style="solid" style:text-underline-color="font-color"/>
    </style:style>
    <style:style style:name="T600_3" style:family="text"/>
    <style:style style:name="T600_4" style:family="text">
      <style:text-properties fo:color="#1155cc" style:text-underline-style="solid" style:text-underline-color="font-color"/>
    </style:style>
    <style:style style:name="T600_5" style:family="text"/>
    <style:style style:name="T600_6" style:family="text">
      <style:text-properties fo:color="#1155cc" style:text-underline-style="solid" style:text-underline-color="font-color"/>
    </style:style>
    <style:style style:name="T600_7" style:family="text"/>
    <style:style style:name="T600_8" style:family="text">
      <style:text-properties fo:color="#1155cc" style:text-underline-style="solid" style:text-underline-color="font-color"/>
    </style:style>
    <style:style style:name="T600_9" style:family="text"/>
    <style:style style:name="T600_10" style:family="text">
      <style:text-properties fo:color="#1155cc" style:text-underline-style="solid" style:text-underline-color="font-color"/>
    </style:style>
    <style:style style:name="T600_11" style:family="text"/>
    <style:style style:name="T600_12" style:family="text">
      <style:text-properties fo:color="#1155cc" style:text-underline-style="solid" style:text-underline-color="font-color"/>
    </style:style>
    <style:style style:name="T600_13" style:family="text"/>
    <style:style style:name="T600_14" style:family="text">
      <style:text-properties fo:color="#1155cc" style:text-underline-style="solid" style:text-underline-color="font-color"/>
    </style:style>
    <style:style style:name="T600_15" style:family="text"/>
    <style:style style:name="T600_16" style:family="text">
      <style:text-properties fo:color="#1155cc" style:text-underline-style="solid" style:text-underline-color="font-color"/>
    </style:style>
    <style:style style:name="T600_17" style:family="text"/>
    <style:style style:name="T600_18" style:family="text">
      <style:text-properties fo:color="#1155cc" style:text-underline-style="solid" style:text-underline-color="font-color"/>
    </style:style>
    <style:style style:name="T600_19" style:family="text"/>
    <style:style style:name="T600_20" style:family="text">
      <style:text-properties fo:color="#1155cc" style:text-underline-style="solid" style:text-underline-color="font-color"/>
    </style:style>
    <style:style style:name="T600_21" style:family="text"/>
    <style:style style:name="T600_22" style:family="text">
      <style:text-properties fo:color="#1155cc" style:text-underline-style="solid" style:text-underline-color="font-color"/>
    </style:style>
    <style:style style:name="T600_23" style:family="text"/>
    <style:style style:name="T600_24" style:family="text">
      <style:text-properties fo:color="#1155cc" style:text-underline-style="solid" style:text-underline-color="font-color"/>
    </style:style>
    <style:style style:name="T600_25" style:family="text"/>
    <style:style style:name="T600_26" style:family="text">
      <style:text-properties fo:color="#1155cc" style:text-underline-style="solid" style:text-underline-color="font-color"/>
    </style:style>
    <style:style style:name="T600_27" style:family="text"/>
    <style:style style:name="T600_28" style:family="text">
      <style:text-properties fo:color="#1155cc" style:text-underline-style="solid" style:text-underline-color="font-color"/>
    </style:style>
    <style:style style:name="T600_29" style:family="text"/>
    <style:style style:name="T600_30" style:family="text">
      <style:text-properties fo:color="#1155cc" style:text-underline-style="solid" style:text-underline-color="font-color"/>
    </style:style>
    <style:style style:name="P601" style:family="paragraph" style:parent-style-name="Standard">
      <style:paragraph-properties fo:break-before="auto" fo:line-height="115%" fo:margin-right="2.54cm" style:writing-mode="lr-tb"/>
    </style:style>
    <style:style style:name="P602" style:family="paragraph" style:parent-style-name="Standard">
      <style:paragraph-properties fo:break-before="auto" fo:line-height="115%" fo:margin-right="2.54cm" style:writing-mode="lr-tb"/>
    </style:style>
    <style:style style:name="T602_1" style:family="text"/>
    <style:style style:name="P603" style:family="paragraph" style:parent-style-name="Standard">
      <style:paragraph-properties fo:break-before="auto" fo:text-indent="1.27cm" fo:line-height="115%" fo:margin-right="2.54cm" style:writing-mode="lr-tb"/>
    </style:style>
    <style:style style:name="T603_1" style:family="text"/>
    <style:style style:name="T603_2" style:family="text">
      <style:text-properties fo:color="#1155cc" style:text-underline-style="solid" style:text-underline-color="font-color"/>
    </style:style>
    <style:style style:name="T603_3" style:family="text"/>
    <style:style style:name="T603_4" style:family="text">
      <style:text-properties fo:color="#1155cc" style:text-underline-style="solid" style:text-underline-color="font-color"/>
    </style:style>
    <style:style style:name="T603_5" style:family="text"/>
    <style:style style:name="T603_6" style:family="text">
      <style:text-properties fo:color="#1155cc" style:text-underline-style="solid" style:text-underline-color="font-color"/>
    </style:style>
    <style:style style:name="T603_7" style:family="text"/>
    <style:style style:name="T603_8" style:family="text">
      <style:text-properties fo:color="#1155cc" style:text-underline-style="solid" style:text-underline-color="font-color"/>
    </style:style>
    <style:style style:name="T603_9" style:family="text"/>
    <style:style style:name="T603_10" style:family="text">
      <style:text-properties fo:color="#1155cc" style:text-underline-style="solid" style:text-underline-color="font-color"/>
    </style:style>
    <style:style style:name="T603_11" style:family="text"/>
    <style:style style:name="T603_12" style:family="text">
      <style:text-properties fo:color="#1155cc" style:text-underline-style="solid" style:text-underline-color="font-color"/>
    </style:style>
    <style:style style:name="T603_13" style:family="text"/>
    <style:style style:name="T603_14" style:family="text">
      <style:text-properties fo:color="#1155cc" style:text-underline-style="solid" style:text-underline-color="font-color"/>
    </style:style>
    <style:style style:name="T603_15" style:family="text"/>
    <style:style style:name="T603_16" style:family="text">
      <style:text-properties fo:color="#1155cc" style:text-underline-style="solid" style:text-underline-color="font-color"/>
    </style:style>
    <style:style style:name="T603_17" style:family="text"/>
    <style:style style:name="T603_18" style:family="text">
      <style:text-properties fo:color="#1155cc" style:text-underline-style="solid" style:text-underline-color="font-color"/>
    </style:style>
    <style:style style:name="T603_19" style:family="text"/>
    <style:style style:name="T603_20" style:family="text">
      <style:text-properties fo:color="#1155cc" style:text-underline-style="solid" style:text-underline-color="font-color"/>
    </style:style>
    <style:style style:name="T603_21" style:family="text"/>
    <style:style style:name="T603_22" style:family="text"/>
    <style:style style:name="T603_23" style:family="text"/>
    <style:style style:name="T603_24" style:family="text"/>
    <style:style style:name="T603_25" style:family="text"/>
    <style:style style:name="T603_26" style:family="text"/>
    <style:style style:name="T603_27" style:family="text"/>
    <style:style style:name="T603_28" style:family="text"/>
    <style:style style:name="T603_29" style:family="text"/>
    <style:style style:name="T603_30" style:family="text"/>
    <style:style style:name="P604" style:family="paragraph" style:parent-style-name="Standard">
      <style:paragraph-properties fo:break-before="auto" fo:text-indent="1.27cm" fo:line-height="115%" fo:margin-right="2.54cm" style:writing-mode="lr-tb"/>
    </style:style>
    <style:style style:name="P605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605_1" style:family="text"/>
    <style:style style:name="T605_2" style:family="text"/>
    <style:style style:name="T605_3" style:family="text"/>
    <style:style style:name="P606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606_1" style:family="text"/>
    <style:style style:name="T606_2" style:family="text"/>
    <style:style style:name="T606_3" style:family="text">
      <style:text-properties fo:color="#1155cc" style:text-underline-style="solid" style:text-underline-color="font-color"/>
    </style:style>
    <style:style style:name="T606_4" style:family="text"/>
    <style:style style:name="T606_5" style:family="text">
      <style:text-properties fo:color="#1155cc" style:text-underline-style="solid" style:text-underline-color="font-color"/>
    </style:style>
    <style:style style:name="T606_6" style:family="text"/>
    <style:style style:name="T606_7" style:family="text">
      <style:text-properties fo:color="#1155cc" style:text-underline-style="solid" style:text-underline-color="font-color"/>
    </style:style>
    <style:style style:name="T606_8" style:family="text"/>
    <style:style style:name="T606_9" style:family="text">
      <style:text-properties fo:color="#1155cc" style:text-underline-style="solid" style:text-underline-color="font-color"/>
    </style:style>
    <style:style style:name="T606_10" style:family="text"/>
    <style:style style:name="T606_11" style:family="text">
      <style:text-properties fo:color="#1155cc" style:text-underline-style="solid" style:text-underline-color="font-color"/>
    </style:style>
    <style:style style:name="T606_12" style:family="text"/>
    <style:style style:name="T606_13" style:family="text">
      <style:text-properties fo:color="#1155cc" style:text-underline-style="solid" style:text-underline-color="font-color"/>
    </style:style>
    <style:style style:name="T606_14" style:family="text"/>
    <style:style style:name="T606_15" style:family="text">
      <style:text-properties fo:color="#1155cc" style:text-underline-style="solid" style:text-underline-color="font-color"/>
    </style:style>
    <style:style style:name="T606_16" style:family="text"/>
    <style:style style:name="T606_17" style:family="text">
      <style:text-properties fo:color="#1155cc" style:text-underline-style="solid" style:text-underline-color="font-color"/>
    </style:style>
    <style:style style:name="T606_18" style:family="text"/>
    <style:style style:name="T606_19" style:family="text">
      <style:text-properties fo:color="#1155cc" style:text-underline-style="solid" style:text-underline-color="font-color"/>
    </style:style>
    <style:style style:name="P607" style:family="paragraph" style:parent-style-name="Standard">
      <style:paragraph-properties fo:break-before="auto" fo:line-height="115%" fo:margin-right="2.54cm" style:writing-mode="lr-tb"/>
    </style:style>
    <style:style style:name="T607_1" style:family="text"/>
    <style:style style:name="P608" style:family="paragraph" style:parent-style-name="Standard">
      <style:paragraph-properties fo:break-before="auto" fo:line-height="115%" fo:margin-right="2.54cm" style:writing-mode="lr-tb"/>
    </style:style>
    <style:style style:name="P609" style:family="paragraph" style:parent-style-name="Standard">
      <style:paragraph-properties fo:break-before="auto" fo:line-height="115%" fo:margin-right="2.54cm" style:writing-mode="lr-tb"/>
    </style:style>
    <style:style style:name="P610" style:family="paragraph" style:parent-style-name="Heading_20_1">
      <style:paragraph-properties fo:break-before="auto" fo:line-height="115%" fo:margin-right="2.54cm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P611" style:family="paragraph" style:parent-style-name="Standard">
      <style:paragraph-properties fo:break-before="auto" fo:line-height="115%" fo:margin-right="2.54cm" style:writing-mode="lr-tb"/>
    </style:style>
    <style:style style:name="T611_1" style:family="text"/>
    <style:style style:name="T611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3" style:family="text"/>
    <style:style style:name="T611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5" style:family="text"/>
    <style:style style:name="T611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7" style:family="text"/>
    <style:style style:name="T611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9" style:family="text"/>
    <style:style style:name="T611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1" style:family="text"/>
    <style:style style:name="T611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3" style:family="text"/>
    <style:style style:name="T611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5" style:family="text"/>
    <style:style style:name="T611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7" style:family="text"/>
    <style:style style:name="T611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9" style:family="text"/>
    <style:style style:name="T611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21" style:family="text"/>
    <style:style style:name="T611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612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613" style:family="paragraph" style:parent-style-name="Standard">
      <style:paragraph-properties fo:break-before="auto" fo:line-height="115%" fo:margin-right="2.54cm" style:writing-mode="lr-tb"/>
    </style:style>
    <style:style style:name="T613_1" style:family="text">
      <style:text-properties fo:background-color="#ffffff" fo:color="#222222" fo:font-size="12pt" style:font-size-asian="12pt" style:font-size-complex="12pt"/>
    </style:style>
    <style:style style:name="T613_2" style:family="text">
      <style:text-properties fo:background-color="#ffffff" fo:color="#222222" fo:font-size="12pt" style:font-size-asian="12pt" style:font-size-complex="12pt"/>
    </style:style>
    <style:style style:name="T613_3" style:family="text">
      <style:text-properties fo:background-color="#ffffff" fo:color="#222222" fo:font-size="12pt" style:font-size-asian="12pt" style:font-size-complex="12pt"/>
    </style:style>
    <style:style style:name="T613_4" style:family="text">
      <style:text-properties fo:background-color="#ffffff" fo:color="#222222" fo:font-size="12pt" style:font-size-asian="12pt" style:font-size-complex="12pt"/>
    </style:style>
    <style:style style:name="T613_5" style:family="text">
      <style:text-properties fo:background-color="#ffffff" fo:color="#222222" fo:font-size="12pt" style:font-size-asian="12pt" style:font-size-complex="12pt"/>
    </style:style>
    <style:style style:name="T613_6" style:family="text">
      <style:text-properties fo:background-color="#ffffff" fo:color="#222222" fo:font-size="12pt" style:font-size-asian="12pt" style:font-size-complex="12pt"/>
    </style:style>
    <style:style style:name="P614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615" style:family="paragraph" style:parent-style-name="Standard">
      <style:paragraph-properties fo:break-before="auto" fo:text-indent="0cm" fo:line-height="115%" fo:margin-left="0.176cm" style:writing-mode="lr-tb"/>
    </style:style>
    <style:style style:name="T615_1" style:family="text">
      <style:text-properties fo:background-color="#ffffff" fo:color="#222222" fo:font-size="12pt" style:font-size-asian="12pt" style:font-size-complex="12pt"/>
    </style:style>
    <style:style style:name="T615_2" style:family="text">
      <style:text-properties fo:background-color="#ffffff" fo:color="#222222" fo:font-size="12pt" style:font-size-asian="12pt" style:font-size-complex="12pt"/>
    </style:style>
    <style:style style:name="T615_3" style:family="text">
      <style:text-properties fo:background-color="#ffffff" fo:color="#222222" fo:font-size="12pt" style:font-size-asian="12pt" style:font-size-complex="12pt"/>
    </style:style>
    <style:style style:name="T615_4" style:family="text">
      <style:text-properties fo:background-color="#ffffff" fo:color="#222222" fo:font-size="12pt" style:font-size-asian="12pt" style:font-size-complex="12pt"/>
    </style:style>
    <style:style style:name="T615_5" style:family="text">
      <style:text-properties fo:background-color="#ffffff" fo:color="#222222" fo:font-size="12pt" style:font-size-asian="12pt" style:font-size-complex="12pt"/>
    </style:style>
    <style:style style:name="T615_6" style:family="text">
      <style:text-properties fo:background-color="#ffffff" fo:color="#222222" fo:font-size="12pt" style:font-size-asian="12pt" style:font-size-complex="12pt"/>
    </style:style>
    <style:style style:name="T615_7" style:family="text">
      <style:text-properties fo:background-color="#ffffff" fo:color="#222222" fo:font-size="12pt" style:font-size-asian="12pt" style:font-size-complex="12pt"/>
    </style:style>
    <style:style style:name="T615_8" style:family="text">
      <style:text-properties fo:background-color="#ffffff" fo:color="#222222" fo:font-size="12pt" style:font-size-asian="12pt" style:font-size-complex="12pt"/>
    </style:style>
    <style:style style:name="T615_9" style:family="text">
      <style:text-properties fo:background-color="#ffffff" fo:color="#222222" fo:font-size="12pt" style:font-size-asian="12pt" style:font-size-complex="12pt"/>
    </style:style>
    <style:style style:name="T615_10" style:family="text">
      <style:text-properties fo:background-color="#ffffff" fo:color="#222222" fo:font-size="12pt" style:font-size-asian="12pt" style:font-size-complex="12pt"/>
    </style:style>
    <style:style style:name="T615_11" style:family="text">
      <style:text-properties fo:background-color="#ffffff" fo:color="#222222" fo:font-size="12pt" style:font-size-asian="12pt" style:font-size-complex="12pt"/>
    </style:style>
    <style:style style:name="T615_12" style:family="text">
      <style:text-properties fo:background-color="#ffffff" fo:color="#222222" fo:font-size="12pt" style:font-size-asian="12pt" style:font-size-complex="12pt"/>
    </style:style>
    <style:style style:name="T615_13" style:family="text">
      <style:text-properties fo:background-color="#ffffff" fo:color="#222222" fo:font-size="12pt" style:font-size-asian="12pt" style:font-size-complex="12pt"/>
    </style:style>
    <style:style style:name="T615_14" style:family="text">
      <style:text-properties fo:background-color="#ffffff" fo:color="#222222" fo:font-size="12pt" style:font-size-asian="12pt" style:font-size-complex="12pt"/>
    </style:style>
    <style:style style:name="P616" style:family="paragraph" style:parent-style-name="Standard">
      <style:paragraph-properties fo:break-before="auto" fo:text-indent="0cm" fo:line-height="115%" fo:margin-left="0.176cm" style:writing-mode="lr-tb"/>
    </style:style>
    <style:style style:name="T616_1" style:family="text">
      <style:text-properties fo:background-color="#ffffff" fo:color="#222222" fo:font-size="12pt" style:font-size-asian="12pt" style:font-size-complex="12pt"/>
    </style:style>
    <style:style style:name="T616_2" style:family="text">
      <style:text-properties fo:background-color="#ffffff" fo:color="#222222" fo:font-size="12pt" style:font-size-asian="12pt" style:font-size-complex="12pt"/>
    </style:style>
    <style:style style:name="T616_3" style:family="text">
      <style:text-properties fo:background-color="#ffffff" fo:color="#222222" fo:font-size="12pt" style:font-size-asian="12pt" style:font-size-complex="12pt"/>
    </style:style>
    <style:style style:name="T616_4" style:family="text">
      <style:text-properties fo:background-color="#ffffff" fo:color="#222222" fo:font-size="12pt" style:font-size-asian="12pt" style:font-size-complex="12pt"/>
    </style:style>
    <style:style style:name="T616_5" style:family="text">
      <style:text-properties fo:background-color="#ffffff" fo:color="#222222" fo:font-size="12pt" style:font-size-asian="12pt" style:font-size-complex="12pt"/>
    </style:style>
    <style:style style:name="T616_6" style:family="text">
      <style:text-properties fo:background-color="#ffffff" fo:color="#222222" fo:font-size="12pt" style:font-size-asian="12pt" style:font-size-complex="12pt"/>
    </style:style>
    <style:style style:name="T616_7" style:family="text">
      <style:text-properties fo:background-color="#ffffff" fo:color="#222222" fo:font-size="12pt" style:font-size-asian="12pt" style:font-size-complex="12pt"/>
    </style:style>
    <style:style style:name="T616_8" style:family="text">
      <style:text-properties fo:background-color="#ffffff" fo:color="#222222" fo:font-size="12pt" style:font-size-asian="12pt" style:font-size-complex="12pt"/>
    </style:style>
    <style:style style:name="T616_9" style:family="text">
      <style:text-properties fo:background-color="#ffffff" fo:color="#222222" fo:font-size="12pt" style:font-size-asian="12pt" style:font-size-complex="12pt"/>
    </style:style>
    <style:style style:name="T616_10" style:family="text">
      <style:text-properties fo:background-color="#ffffff" fo:color="#222222" fo:font-size="12pt" style:font-size-asian="12pt" style:font-size-complex="12pt"/>
    </style:style>
    <style:style style:name="T616_11" style:family="text">
      <style:text-properties fo:background-color="#ffffff" fo:color="#222222" fo:font-size="12pt" style:font-size-asian="12pt" style:font-size-complex="12pt"/>
    </style:style>
    <style:style style:name="T616_12" style:family="text">
      <style:text-properties fo:background-color="#ffffff" fo:color="#222222" fo:font-size="12pt" style:font-size-asian="12pt" style:font-size-complex="12pt"/>
    </style:style>
    <style:style style:name="T616_13" style:family="text">
      <style:text-properties fo:background-color="#ffffff" fo:color="#222222" fo:font-size="12pt" style:font-size-asian="12pt" style:font-size-complex="12pt"/>
    </style:style>
    <style:style style:name="T616_14" style:family="text">
      <style:text-properties fo:background-color="#ffffff" fo:color="#222222" fo:font-size="12pt" style:font-size-asian="12pt" style:font-size-complex="12pt"/>
    </style:style>
    <style:style style:name="T616_15" style:family="text">
      <style:text-properties fo:background-color="#ffffff" fo:color="#222222" fo:font-size="12pt" style:font-size-asian="12pt" style:font-size-complex="12pt"/>
    </style:style>
    <style:style style:name="T616_16" style:family="text">
      <style:text-properties fo:background-color="#ffffff" fo:color="#222222" fo:font-size="12pt" style:font-size-asian="12pt" style:font-size-complex="12pt"/>
    </style:style>
    <style:style style:name="T616_17" style:family="text">
      <style:text-properties fo:background-color="#ffffff" fo:color="#222222" fo:font-size="12pt" style:font-size-asian="12pt" style:font-size-complex="12pt"/>
    </style:style>
    <style:style style:name="T616_18" style:family="text">
      <style:text-properties fo:background-color="#ffffff" fo:color="#222222" fo:font-size="12pt" style:font-size-asian="12pt" style:font-size-complex="12pt"/>
    </style:style>
    <style:style style:name="T616_19" style:family="text">
      <style:text-properties fo:background-color="#ffffff" fo:color="#222222" fo:font-size="12pt" style:font-size-asian="12pt" style:font-size-complex="12pt"/>
    </style:style>
    <style:style style:name="T616_20" style:family="text">
      <style:text-properties fo:background-color="#ffffff" fo:color="#222222" fo:font-size="12pt" style:font-size-asian="12pt" style:font-size-complex="12pt"/>
    </style:style>
    <style:style style:name="T616_21" style:family="text">
      <style:text-properties fo:background-color="#ffffff" fo:color="#222222" fo:font-size="12pt" style:font-size-asian="12pt" style:font-size-complex="12pt"/>
    </style:style>
    <style:style style:name="T616_22" style:family="text">
      <style:text-properties fo:background-color="#ffffff" fo:color="#222222" fo:font-size="12pt" style:font-size-asian="12pt" style:font-size-complex="12pt"/>
    </style:style>
    <style:style style:name="T616_23" style:family="text">
      <style:text-properties fo:background-color="#ffffff" fo:color="#222222" fo:font-size="12pt" style:font-size-asian="12pt" style:font-size-complex="12pt"/>
    </style:style>
    <style:style style:name="T616_24" style:family="text">
      <style:text-properties fo:background-color="#ffffff" fo:color="#222222" fo:font-size="12pt" style:font-size-asian="12pt" style:font-size-complex="12pt"/>
    </style:style>
    <style:style style:name="T616_25" style:family="text">
      <style:text-properties fo:background-color="#ffffff" fo:color="#222222" fo:font-size="12pt" style:font-size-asian="12pt" style:font-size-complex="12pt"/>
    </style:style>
    <style:style style:name="T616_26" style:family="text">
      <style:text-properties fo:background-color="#ffffff" fo:color="#222222" fo:font-size="12pt" style:font-size-asian="12pt" style:font-size-complex="12pt"/>
    </style:style>
    <style:style style:name="T616_27" style:family="text">
      <style:text-properties fo:background-color="#ffffff" fo:color="#222222" fo:font-size="12pt" style:font-size-asian="12pt" style:font-size-complex="12pt"/>
    </style:style>
    <style:style style:name="T616_28" style:family="text">
      <style:text-properties fo:background-color="#ffffff" fo:color="#222222" fo:font-size="12pt" style:font-size-asian="12pt" style:font-size-complex="12pt"/>
    </style:style>
    <style:style style:name="T616_29" style:family="text">
      <style:text-properties fo:background-color="#ffffff" fo:color="#222222" fo:font-size="12pt" style:font-size-asian="12pt" style:font-size-complex="12pt"/>
    </style:style>
    <style:style style:name="T616_30" style:family="text">
      <style:text-properties fo:background-color="#ffffff" fo:color="#222222" fo:font-size="12pt" style:font-size-asian="12pt" style:font-size-complex="12pt"/>
    </style:style>
    <style:style style:name="T616_31" style:family="text">
      <style:text-properties fo:background-color="#ffffff" fo:color="#222222" fo:font-size="12pt" style:font-size-asian="12pt" style:font-size-complex="12pt"/>
    </style:style>
    <style:style style:name="T616_32" style:family="text">
      <style:text-properties fo:background-color="#ffffff" fo:color="#222222" fo:font-size="12pt" style:font-size-asian="12pt" style:font-size-complex="12pt"/>
    </style:style>
    <style:style style:name="T616_33" style:family="text">
      <style:text-properties fo:background-color="#ffffff" fo:color="#222222" fo:font-size="12pt" style:font-size-asian="12pt" style:font-size-complex="12pt"/>
    </style:style>
    <style:style style:name="T616_34" style:family="text">
      <style:text-properties fo:background-color="#ffffff" fo:color="#222222" fo:font-size="12pt" style:font-size-asian="12pt" style:font-size-complex="12pt"/>
    </style:style>
    <style:style style:name="T616_35" style:family="text">
      <style:text-properties fo:background-color="#ffffff" fo:color="#222222" fo:font-size="12pt" style:font-size-asian="12pt" style:font-size-complex="12pt"/>
    </style:style>
    <style:style style:name="P617" style:family="paragraph" style:parent-style-name="Standard">
      <style:paragraph-properties fo:break-before="auto" fo:text-indent="0cm" fo:line-height="115%" fo:margin-left="0.176cm" style:writing-mode="lr-tb"/>
    </style:style>
    <style:style style:name="T617_1" style:family="text">
      <style:text-properties fo:background-color="#ffffff" fo:color="#222222" fo:font-size="12pt" style:font-size-asian="12pt" style:font-size-complex="12pt"/>
    </style:style>
    <style:style style:name="T617_2" style:family="text">
      <style:text-properties fo:background-color="#ffffff" fo:color="#222222" fo:font-size="12pt" style:font-size-asian="12pt" style:font-size-complex="12pt"/>
    </style:style>
    <style:style style:name="T617_3" style:family="text">
      <style:text-properties fo:background-color="#ffffff" fo:color="#222222" fo:font-size="12pt" style:font-size-asian="12pt" style:font-size-complex="12pt"/>
    </style:style>
    <style:style style:name="T617_4" style:family="text">
      <style:text-properties fo:background-color="#ffffff" fo:color="#222222" fo:font-size="12pt" style:font-size-asian="12pt" style:font-size-complex="12pt"/>
    </style:style>
    <style:style style:name="T617_5" style:family="text">
      <style:text-properties fo:background-color="#ffffff" fo:color="#222222" fo:font-size="12pt" style:font-size-asian="12pt" style:font-size-complex="12pt"/>
    </style:style>
    <style:style style:name="T617_6" style:family="text">
      <style:text-properties fo:background-color="#ffffff" fo:color="#222222" fo:font-size="12pt" style:font-size-asian="12pt" style:font-size-complex="12pt"/>
    </style:style>
    <style:style style:name="T617_7" style:family="text">
      <style:text-properties fo:background-color="#ffffff" fo:color="#222222" fo:font-size="12pt" style:font-size-asian="12pt" style:font-size-complex="12pt"/>
    </style:style>
    <style:style style:name="T617_8" style:family="text">
      <style:text-properties fo:background-color="#ffffff" fo:color="#222222" fo:font-size="12pt" style:font-size-asian="12pt" style:font-size-complex="12pt"/>
    </style:style>
    <style:style style:name="T617_9" style:family="text">
      <style:text-properties fo:background-color="#ffffff" fo:color="#222222" fo:font-size="12pt" style:font-size-asian="12pt" style:font-size-complex="12pt"/>
    </style:style>
    <style:style style:name="T617_10" style:family="text">
      <style:text-properties fo:background-color="#ffffff" fo:color="#222222" fo:font-size="12pt" style:font-size-asian="12pt" style:font-size-complex="12pt"/>
    </style:style>
    <style:style style:name="T617_11" style:family="text">
      <style:text-properties fo:background-color="#ffffff" fo:color="#222222" fo:font-size="12pt" style:font-size-asian="12pt" style:font-size-complex="12pt"/>
    </style:style>
    <style:style style:name="T617_12" style:family="text">
      <style:text-properties fo:background-color="#ffffff" fo:color="#222222" fo:font-size="12pt" style:font-size-asian="12pt" style:font-size-complex="12pt"/>
    </style:style>
    <style:style style:name="T617_13" style:family="text">
      <style:text-properties fo:background-color="#ffffff" fo:color="#222222" fo:font-size="12pt" style:font-size-asian="12pt" style:font-size-complex="12pt"/>
    </style:style>
    <style:style style:name="T617_14" style:family="text">
      <style:text-properties fo:background-color="#ffffff" fo:color="#222222" fo:font-size="12pt" style:font-size-asian="12pt" style:font-size-complex="12pt"/>
    </style:style>
    <style:style style:name="T617_15" style:family="text">
      <style:text-properties fo:background-color="#ffffff" fo:color="#222222" fo:font-size="12pt" style:font-size-asian="12pt" style:font-size-complex="12pt"/>
    </style:style>
    <style:style style:name="T617_16" style:family="text">
      <style:text-properties fo:background-color="#ffffff" fo:color="#222222" fo:font-size="12pt" style:font-size-asian="12pt" style:font-size-complex="12pt"/>
    </style:style>
    <style:style style:name="T617_17" style:family="text">
      <style:text-properties fo:background-color="#ffffff" fo:color="#222222" fo:font-size="12pt" style:font-size-asian="12pt" style:font-size-complex="12pt"/>
    </style:style>
    <style:style style:name="T617_18" style:family="text">
      <style:text-properties fo:background-color="#ffffff" fo:color="#222222" fo:font-size="12pt" style:font-size-asian="12pt" style:font-size-complex="12pt"/>
    </style:style>
    <style:style style:name="T617_19" style:family="text">
      <style:text-properties fo:background-color="#ffffff" fo:color="#222222" fo:font-size="12pt" style:font-size-asian="12pt" style:font-size-complex="12pt"/>
    </style:style>
    <style:style style:name="T617_20" style:family="text">
      <style:text-properties fo:background-color="#ffffff" fo:color="#222222" fo:font-size="12pt" style:font-size-asian="12pt" style:font-size-complex="12pt"/>
    </style:style>
    <style:style style:name="T617_21" style:family="text">
      <style:text-properties fo:background-color="#ffffff" fo:color="#222222" fo:font-size="12pt" style:font-size-asian="12pt" style:font-size-complex="12pt"/>
    </style:style>
    <style:style style:name="T617_22" style:family="text">
      <style:text-properties fo:background-color="#ffffff" fo:color="#222222" fo:font-size="12pt" style:font-size-asian="12pt" style:font-size-complex="12pt"/>
    </style:style>
    <style:style style:name="T617_23" style:family="text">
      <style:text-properties fo:background-color="#ffffff" fo:color="#222222" fo:font-size="12pt" style:font-size-asian="12pt" style:font-size-complex="12pt"/>
    </style:style>
    <style:style style:name="T617_24" style:family="text">
      <style:text-properties fo:background-color="#ffffff" fo:color="#222222" fo:font-size="12pt" style:font-size-asian="12pt" style:font-size-complex="12pt"/>
    </style:style>
    <style:style style:name="T617_25" style:family="text">
      <style:text-properties fo:background-color="#ffffff" fo:color="#222222" fo:font-size="12pt" style:font-size-asian="12pt" style:font-size-complex="12pt"/>
    </style:style>
    <style:style style:name="T617_26" style:family="text">
      <style:text-properties fo:background-color="#ffffff" fo:color="#222222" fo:font-size="12pt" style:font-size-asian="12pt" style:font-size-complex="12pt"/>
    </style:style>
    <style:style style:name="T617_27" style:family="text">
      <style:text-properties fo:background-color="#ffffff" fo:color="#222222" fo:font-size="12pt" style:font-size-asian="12pt" style:font-size-complex="12pt"/>
    </style:style>
    <style:style style:name="T617_28" style:family="text">
      <style:text-properties fo:background-color="#ffffff" fo:color="#222222" fo:font-size="12pt" style:font-size-asian="12pt" style:font-size-complex="12pt"/>
    </style:style>
    <style:style style:name="T617_29" style:family="text">
      <style:text-properties fo:background-color="#ffffff" fo:color="#222222" fo:font-size="12pt" style:font-size-asian="12pt" style:font-size-complex="12pt"/>
    </style:style>
    <style:style style:name="T617_30" style:family="text">
      <style:text-properties fo:background-color="#ffffff" fo:color="#222222" fo:font-size="12pt" style:font-size-asian="12pt" style:font-size-complex="12pt"/>
    </style:style>
    <style:style style:name="T617_31" style:family="text">
      <style:text-properties fo:background-color="#ffffff" fo:color="#222222" fo:font-size="12pt" style:font-size-asian="12pt" style:font-size-complex="12pt"/>
    </style:style>
    <style:style style:name="T617_32" style:family="text">
      <style:text-properties fo:background-color="#ffffff" fo:color="#222222" fo:font-size="12pt" style:font-size-asian="12pt" style:font-size-complex="12pt"/>
    </style:style>
    <style:style style:name="T617_33" style:family="text">
      <style:text-properties fo:background-color="#ffffff" fo:color="#222222" fo:font-size="12pt" style:font-size-asian="12pt" style:font-size-complex="12pt"/>
    </style:style>
    <style:style style:name="T617_34" style:family="text">
      <style:text-properties fo:background-color="#ffffff" fo:color="#222222" fo:font-size="12pt" style:font-size-asian="12pt" style:font-size-complex="12pt"/>
    </style:style>
    <style:style style:name="T617_35" style:family="text">
      <style:text-properties fo:background-color="#ffffff" fo:color="#222222" fo:font-size="12pt" style:font-size-asian="12pt" style:font-size-complex="12pt"/>
    </style:style>
    <style:style style:name="T617_36" style:family="text">
      <style:text-properties fo:background-color="#ffffff" fo:color="#222222" fo:font-size="12pt" style:font-size-asian="12pt" style:font-size-complex="12pt"/>
    </style:style>
    <style:style style:name="P618" style:family="paragraph" style:parent-style-name="Standard">
      <style:paragraph-properties fo:break-before="auto" fo:text-indent="0cm" fo:line-height="115%" fo:margin-left="0.176cm" style:writing-mode="lr-tb"/>
    </style:style>
    <style:style style:name="T618_1" style:family="text">
      <style:text-properties fo:background-color="#ffffff" fo:color="#222222" fo:font-size="12pt" style:font-size-asian="12pt" style:font-size-complex="12pt"/>
    </style:style>
    <style:style style:name="T618_2" style:family="text">
      <style:text-properties fo:background-color="#ffffff" fo:color="#222222" fo:font-size="12pt" style:font-size-asian="12pt" style:font-size-complex="12pt"/>
    </style:style>
    <style:style style:name="T618_3" style:family="text">
      <style:text-properties fo:background-color="#ffffff" fo:color="#222222" fo:font-size="12pt" style:font-size-asian="12pt" style:font-size-complex="12pt"/>
    </style:style>
    <style:style style:name="T618_4" style:family="text">
      <style:text-properties fo:background-color="#ffffff" fo:color="#222222" fo:font-size="12pt" style:font-size-asian="12pt" style:font-size-complex="12pt"/>
    </style:style>
    <style:style style:name="T618_5" style:family="text">
      <style:text-properties fo:background-color="#ffffff" fo:color="#222222" fo:font-size="12pt" style:font-size-asian="12pt" style:font-size-complex="12pt"/>
    </style:style>
    <style:style style:name="T618_6" style:family="text">
      <style:text-properties fo:background-color="#ffffff" fo:color="#222222" fo:font-size="12pt" style:font-size-asian="12pt" style:font-size-complex="12pt"/>
    </style:style>
    <style:style style:name="T618_7" style:family="text">
      <style:text-properties fo:background-color="#ffffff" fo:color="#222222" fo:font-size="12pt" style:font-size-asian="12pt" style:font-size-complex="12pt"/>
    </style:style>
    <style:style style:name="T618_8" style:family="text">
      <style:text-properties fo:background-color="#ffffff" fo:color="#222222" fo:font-size="12pt" style:font-size-asian="12pt" style:font-size-complex="12pt"/>
    </style:style>
    <style:style style:name="T618_9" style:family="text">
      <style:text-properties fo:background-color="#ffffff" fo:color="#222222" fo:font-size="12pt" style:font-size-asian="12pt" style:font-size-complex="12pt"/>
    </style:style>
    <style:style style:name="T618_10" style:family="text">
      <style:text-properties fo:background-color="#ffffff" fo:color="#222222" fo:font-size="12pt" style:font-size-asian="12pt" style:font-size-complex="12pt"/>
    </style:style>
    <style:style style:name="T618_11" style:family="text">
      <style:text-properties fo:background-color="#ffffff" fo:color="#222222" fo:font-size="12pt" style:font-size-asian="12pt" style:font-size-complex="12pt"/>
    </style:style>
    <style:style style:name="T618_12" style:family="text">
      <style:text-properties fo:background-color="#ffffff" fo:color="#222222" fo:font-size="12pt" style:font-size-asian="12pt" style:font-size-complex="12pt"/>
    </style:style>
    <style:style style:name="T618_13" style:family="text">
      <style:text-properties fo:background-color="#ffffff" fo:color="#222222" fo:font-size="12pt" style:font-size-asian="12pt" style:font-size-complex="12pt"/>
    </style:style>
    <style:style style:name="T618_14" style:family="text">
      <style:text-properties fo:background-color="#ffffff" fo:color="#222222" fo:font-size="12pt" style:font-size-asian="12pt" style:font-size-complex="12pt"/>
    </style:style>
    <style:style style:name="T618_15" style:family="text">
      <style:text-properties fo:background-color="#ffffff" fo:color="#222222" fo:font-size="12pt" style:font-size-asian="12pt" style:font-size-complex="12pt"/>
    </style:style>
    <style:style style:name="T618_16" style:family="text">
      <style:text-properties fo:background-color="#ffffff" fo:color="#222222" fo:font-size="12pt" style:font-size-asian="12pt" style:font-size-complex="12pt"/>
    </style:style>
    <style:style style:name="T618_17" style:family="text">
      <style:text-properties fo:background-color="#ffffff" fo:color="#222222" fo:font-size="12pt" style:font-size-asian="12pt" style:font-size-complex="12pt"/>
    </style:style>
    <style:style style:name="T618_18" style:family="text">
      <style:text-properties fo:background-color="#ffffff" fo:color="#222222" fo:font-size="12pt" style:font-size-asian="12pt" style:font-size-complex="12pt"/>
    </style:style>
    <style:style style:name="T618_19" style:family="text">
      <style:text-properties fo:background-color="#ffffff" fo:color="#222222" fo:font-size="12pt" style:font-size-asian="12pt" style:font-size-complex="12pt"/>
    </style:style>
    <style:style style:name="T618_20" style:family="text">
      <style:text-properties fo:background-color="#ffffff" fo:color="#222222" fo:font-size="12pt" style:font-size-asian="12pt" style:font-size-complex="12pt"/>
    </style:style>
    <style:style style:name="T618_21" style:family="text">
      <style:text-properties fo:background-color="#ffffff" fo:color="#222222" fo:font-size="12pt" style:font-size-asian="12pt" style:font-size-complex="12pt"/>
    </style:style>
    <style:style style:name="T618_22" style:family="text">
      <style:text-properties fo:background-color="#ffffff" fo:color="#222222" fo:font-size="12pt" style:font-size-asian="12pt" style:font-size-complex="12pt"/>
    </style:style>
    <style:style style:name="T618_23" style:family="text">
      <style:text-properties fo:background-color="#ffffff" fo:color="#222222" fo:font-size="12pt" style:font-size-asian="12pt" style:font-size-complex="12pt"/>
    </style:style>
    <style:style style:name="T618_24" style:family="text">
      <style:text-properties fo:background-color="#ffffff" fo:color="#222222" fo:font-size="12pt" style:font-size-asian="12pt" style:font-size-complex="12pt"/>
    </style:style>
    <style:style style:name="T618_25" style:family="text">
      <style:text-properties fo:background-color="#ffffff" fo:color="#222222" fo:font-size="12pt" style:font-size-asian="12pt" style:font-size-complex="12pt"/>
    </style:style>
    <style:style style:name="T618_26" style:family="text">
      <style:text-properties fo:background-color="#ffffff" fo:color="#222222" fo:font-size="12pt" style:font-size-asian="12pt" style:font-size-complex="12pt"/>
    </style:style>
    <style:style style:name="T618_27" style:family="text">
      <style:text-properties fo:background-color="#ffffff" fo:color="#222222" fo:font-size="12pt" style:font-size-asian="12pt" style:font-size-complex="12pt"/>
    </style:style>
    <style:style style:name="T618_28" style:family="text">
      <style:text-properties fo:background-color="#ffffff" fo:color="#222222" fo:font-size="12pt" style:font-size-asian="12pt" style:font-size-complex="12pt"/>
    </style:style>
    <style:style style:name="T618_29" style:family="text">
      <style:text-properties fo:background-color="#ffffff" fo:color="#222222" fo:font-size="12pt" style:font-size-asian="12pt" style:font-size-complex="12pt"/>
    </style:style>
    <style:style style:name="T618_30" style:family="text">
      <style:text-properties fo:background-color="#ffffff" fo:color="#222222" fo:font-size="12pt" style:font-size-asian="12pt" style:font-size-complex="12pt"/>
    </style:style>
    <style:style style:name="T618_31" style:family="text">
      <style:text-properties fo:background-color="#ffffff" fo:color="#222222" fo:font-size="12pt" style:font-size-asian="12pt" style:font-size-complex="12pt"/>
    </style:style>
    <style:style style:name="T618_32" style:family="text">
      <style:text-properties fo:background-color="#ffffff" fo:color="#222222" fo:font-size="12pt" style:font-size-asian="12pt" style:font-size-complex="12pt"/>
    </style:style>
    <style:style style:name="T618_33" style:family="text">
      <style:text-properties fo:background-color="#ffffff" fo:color="#222222" fo:font-size="12pt" style:font-size-asian="12pt" style:font-size-complex="12pt"/>
    </style:style>
    <style:style style:name="T618_34" style:family="text">
      <style:text-properties fo:background-color="#ffffff" fo:color="#222222" fo:font-size="12pt" style:font-size-asian="12pt" style:font-size-complex="12pt"/>
    </style:style>
    <style:style style:name="T618_35" style:family="text">
      <style:text-properties fo:background-color="#ffffff" fo:color="#222222" fo:font-size="12pt" style:font-size-asian="12pt" style:font-size-complex="12pt"/>
    </style:style>
    <style:style style:name="T618_36" style:family="text">
      <style:text-properties fo:background-color="#ffffff" fo:color="#222222" fo:font-size="12pt" style:font-size-asian="12pt" style:font-size-complex="12pt"/>
    </style:style>
    <style:style style:name="T618_37" style:family="text">
      <style:text-properties fo:background-color="#ffffff" fo:color="#222222" fo:font-size="12pt" style:font-size-asian="12pt" style:font-size-complex="12pt"/>
    </style:style>
    <style:style style:name="T618_38" style:family="text">
      <style:text-properties fo:background-color="#ffffff" fo:color="#222222" fo:font-size="12pt" style:font-size-asian="12pt" style:font-size-complex="12pt"/>
    </style:style>
    <style:style style:name="P619" style:family="paragraph" style:parent-style-name="Standard">
      <style:paragraph-properties fo:break-before="auto" fo:text-indent="0cm" fo:line-height="115%" fo:margin-left="0.176cm" style:writing-mode="lr-tb"/>
    </style:style>
    <style:style style:name="T619_1" style:family="text">
      <style:text-properties fo:background-color="#ffffff" fo:color="#222222" fo:font-size="12pt" style:font-size-asian="12pt" style:font-size-complex="12pt"/>
    </style:style>
    <style:style style:name="T619_2" style:family="text">
      <style:text-properties fo:background-color="#ffffff" fo:color="#222222" fo:font-size="12pt" style:font-size-asian="12pt" style:font-size-complex="12pt"/>
    </style:style>
    <style:style style:name="T619_3" style:family="text">
      <style:text-properties fo:background-color="#ffffff" fo:color="#222222" fo:font-size="12pt" style:font-size-asian="12pt" style:font-size-complex="12pt"/>
    </style:style>
    <style:style style:name="T619_4" style:family="text">
      <style:text-properties fo:background-color="#ffffff" fo:color="#222222" fo:font-size="12pt" style:font-size-asian="12pt" style:font-size-complex="12pt"/>
    </style:style>
    <style:style style:name="T619_5" style:family="text">
      <style:text-properties fo:background-color="#ffffff" fo:color="#222222" fo:font-size="12pt" style:font-size-asian="12pt" style:font-size-complex="12pt"/>
    </style:style>
    <style:style style:name="T619_6" style:family="text">
      <style:text-properties fo:background-color="#ffffff" fo:color="#222222" fo:font-size="12pt" style:font-size-asian="12pt" style:font-size-complex="12pt"/>
    </style:style>
    <style:style style:name="T619_7" style:family="text">
      <style:text-properties fo:background-color="#ffffff" fo:color="#222222" fo:font-size="12pt" style:font-size-asian="12pt" style:font-size-complex="12pt"/>
    </style:style>
    <style:style style:name="T619_8" style:family="text">
      <style:text-properties fo:background-color="#ffffff" fo:color="#222222" fo:font-size="12pt" style:font-size-asian="12pt" style:font-size-complex="12pt"/>
    </style:style>
    <style:style style:name="T619_9" style:family="text">
      <style:text-properties fo:background-color="#ffffff" fo:color="#222222" fo:font-size="12pt" style:font-size-asian="12pt" style:font-size-complex="12pt"/>
    </style:style>
    <style:style style:name="T619_10" style:family="text">
      <style:text-properties fo:background-color="#ffffff" fo:color="#222222" fo:font-size="12pt" style:font-size-asian="12pt" style:font-size-complex="12pt"/>
    </style:style>
    <style:style style:name="T619_11" style:family="text">
      <style:text-properties fo:background-color="#ffffff" fo:color="#222222" fo:font-size="12pt" style:font-size-asian="12pt" style:font-size-complex="12pt"/>
    </style:style>
    <style:style style:name="T619_12" style:family="text">
      <style:text-properties fo:background-color="#ffffff" fo:color="#222222" fo:font-size="12pt" style:font-size-asian="12pt" style:font-size-complex="12pt"/>
    </style:style>
    <style:style style:name="T619_13" style:family="text">
      <style:text-properties fo:background-color="#ffffff" fo:color="#222222" fo:font-size="12pt" style:font-size-asian="12pt" style:font-size-complex="12pt"/>
    </style:style>
    <style:style style:name="T619_14" style:family="text">
      <style:text-properties fo:background-color="#ffffff" fo:color="#222222" fo:font-size="12pt" style:font-size-asian="12pt" style:font-size-complex="12pt"/>
    </style:style>
    <style:style style:name="T619_15" style:family="text">
      <style:text-properties fo:background-color="#ffffff" fo:color="#222222" fo:font-size="12pt" style:font-size-asian="12pt" style:font-size-complex="12pt"/>
    </style:style>
    <style:style style:name="T619_16" style:family="text">
      <style:text-properties fo:background-color="#ffffff" fo:color="#222222" fo:font-size="12pt" style:font-size-asian="12pt" style:font-size-complex="12pt"/>
    </style:style>
    <style:style style:name="T619_17" style:family="text">
      <style:text-properties fo:background-color="#ffffff" fo:color="#222222" fo:font-size="12pt" style:font-size-asian="12pt" style:font-size-complex="12pt"/>
    </style:style>
    <style:style style:name="T619_18" style:family="text">
      <style:text-properties fo:background-color="#ffffff" fo:color="#222222" fo:font-size="12pt" style:font-size-asian="12pt" style:font-size-complex="12pt"/>
    </style:style>
    <style:style style:name="T619_19" style:family="text">
      <style:text-properties fo:background-color="#ffffff" fo:color="#222222" fo:font-size="12pt" style:font-size-asian="12pt" style:font-size-complex="12pt"/>
    </style:style>
    <style:style style:name="T619_20" style:family="text">
      <style:text-properties fo:background-color="#ffffff" fo:color="#222222" fo:font-size="12pt" style:font-size-asian="12pt" style:font-size-complex="12pt"/>
    </style:style>
    <style:style style:name="T619_21" style:family="text">
      <style:text-properties fo:background-color="#ffffff" fo:color="#222222" fo:font-size="12pt" style:font-size-asian="12pt" style:font-size-complex="12pt"/>
    </style:style>
    <style:style style:name="T619_22" style:family="text">
      <style:text-properties fo:background-color="#ffffff" fo:color="#222222" fo:font-size="12pt" style:font-size-asian="12pt" style:font-size-complex="12pt"/>
    </style:style>
    <style:style style:name="T619_23" style:family="text">
      <style:text-properties fo:background-color="#ffffff" fo:color="#222222" fo:font-size="12pt" style:font-size-asian="12pt" style:font-size-complex="12pt"/>
    </style:style>
    <style:style style:name="T619_24" style:family="text">
      <style:text-properties fo:background-color="#ffffff" fo:color="#222222" fo:font-size="12pt" style:font-size-asian="12pt" style:font-size-complex="12pt"/>
    </style:style>
    <style:style style:name="T619_25" style:family="text">
      <style:text-properties fo:background-color="#ffffff" fo:color="#222222" fo:font-size="12pt" style:font-size-asian="12pt" style:font-size-complex="12pt"/>
    </style:style>
    <style:style style:name="T619_26" style:family="text">
      <style:text-properties fo:background-color="#ffffff" fo:color="#222222" fo:font-size="12pt" style:font-size-asian="12pt" style:font-size-complex="12pt"/>
    </style:style>
    <style:style style:name="T619_27" style:family="text">
      <style:text-properties fo:background-color="#ffffff" fo:color="#222222" fo:font-size="12pt" style:font-size-asian="12pt" style:font-size-complex="12pt"/>
    </style:style>
    <style:style style:name="T619_28" style:family="text">
      <style:text-properties fo:background-color="#ffffff" fo:color="#222222" fo:font-size="12pt" style:font-size-asian="12pt" style:font-size-complex="12pt"/>
    </style:style>
    <style:style style:name="T619_29" style:family="text">
      <style:text-properties fo:background-color="#ffffff" fo:color="#222222" fo:font-size="12pt" style:font-size-asian="12pt" style:font-size-complex="12pt"/>
    </style:style>
    <style:style style:name="T619_30" style:family="text">
      <style:text-properties fo:background-color="#ffffff" fo:color="#222222" fo:font-size="12pt" style:font-size-asian="12pt" style:font-size-complex="12pt"/>
    </style:style>
    <style:style style:name="T619_31" style:family="text">
      <style:text-properties fo:background-color="#ffffff" fo:color="#222222" fo:font-size="12pt" style:font-size-asian="12pt" style:font-size-complex="12pt"/>
    </style:style>
    <style:style style:name="T619_32" style:family="text">
      <style:text-properties fo:background-color="#ffffff" fo:color="#222222" fo:font-size="12pt" style:font-size-asian="12pt" style:font-size-complex="12pt"/>
    </style:style>
    <style:style style:name="T619_33" style:family="text">
      <style:text-properties fo:background-color="#ffffff" fo:color="#222222" fo:font-size="12pt" style:font-size-asian="12pt" style:font-size-complex="12pt"/>
    </style:style>
    <style:style style:name="T619_34" style:family="text">
      <style:text-properties fo:background-color="#ffffff" fo:color="#222222" fo:font-size="12pt" style:font-size-asian="12pt" style:font-size-complex="12pt"/>
    </style:style>
    <style:style style:name="P620" style:family="paragraph" style:parent-style-name="Standard">
      <style:paragraph-properties fo:break-before="auto" fo:text-indent="0cm" fo:line-height="115%" fo:margin-left="0.176cm" style:writing-mode="lr-tb"/>
    </style:style>
    <style:style style:name="T620_1" style:family="text">
      <style:text-properties fo:background-color="#ffffff" fo:color="#222222" fo:font-size="12pt" style:font-size-asian="12pt" style:font-size-complex="12pt"/>
    </style:style>
    <style:style style:name="T620_2" style:family="text">
      <style:text-properties fo:background-color="#ffffff" fo:color="#222222" fo:font-size="12pt" style:font-size-asian="12pt" style:font-size-complex="12pt"/>
    </style:style>
    <style:style style:name="T620_3" style:family="text">
      <style:text-properties fo:background-color="#ffffff" fo:color="#222222" fo:font-size="12pt" style:font-size-asian="12pt" style:font-size-complex="12pt"/>
    </style:style>
    <style:style style:name="T620_4" style:family="text">
      <style:text-properties fo:background-color="#ffffff" fo:color="#222222" fo:font-size="12pt" style:font-size-asian="12pt" style:font-size-complex="12pt"/>
    </style:style>
    <style:style style:name="T620_5" style:family="text">
      <style:text-properties fo:background-color="#ffffff" fo:color="#222222" fo:font-size="12pt" style:font-size-asian="12pt" style:font-size-complex="12pt"/>
    </style:style>
    <style:style style:name="T620_6" style:family="text">
      <style:text-properties fo:background-color="#ffffff" fo:color="#222222" fo:font-size="12pt" style:font-size-asian="12pt" style:font-size-complex="12pt"/>
    </style:style>
    <style:style style:name="T620_7" style:family="text">
      <style:text-properties fo:background-color="#ffffff" fo:color="#222222" fo:font-size="12pt" style:font-size-asian="12pt" style:font-size-complex="12pt"/>
    </style:style>
    <style:style style:name="T620_8" style:family="text">
      <style:text-properties fo:background-color="#ffffff" fo:color="#222222" fo:font-size="12pt" style:font-size-asian="12pt" style:font-size-complex="12pt"/>
    </style:style>
    <style:style style:name="T620_9" style:family="text">
      <style:text-properties fo:background-color="#ffffff" fo:color="#222222" fo:font-size="12pt" style:font-size-asian="12pt" style:font-size-complex="12pt"/>
    </style:style>
    <style:style style:name="T620_10" style:family="text">
      <style:text-properties fo:background-color="#ffffff" fo:color="#222222" fo:font-size="12pt" style:font-size-asian="12pt" style:font-size-complex="12pt"/>
    </style:style>
    <style:style style:name="T620_11" style:family="text">
      <style:text-properties fo:background-color="#ffffff" fo:color="#222222" fo:font-size="12pt" style:font-size-asian="12pt" style:font-size-complex="12pt"/>
    </style:style>
    <style:style style:name="T620_12" style:family="text">
      <style:text-properties fo:background-color="#ffffff" fo:color="#222222" fo:font-size="12pt" style:font-size-asian="12pt" style:font-size-complex="12pt"/>
    </style:style>
    <style:style style:name="T620_13" style:family="text">
      <style:text-properties fo:background-color="#ffffff" fo:color="#222222" fo:font-size="12pt" style:font-size-asian="12pt" style:font-size-complex="12pt"/>
    </style:style>
    <style:style style:name="T620_14" style:family="text">
      <style:text-properties fo:background-color="#ffffff" fo:color="#222222" fo:font-size="12pt" style:font-size-asian="12pt" style:font-size-complex="12pt"/>
    </style:style>
    <style:style style:name="T620_15" style:family="text">
      <style:text-properties fo:background-color="#ffffff" fo:color="#222222" fo:font-size="12pt" style:font-size-asian="12pt" style:font-size-complex="12pt"/>
    </style:style>
    <style:style style:name="T620_16" style:family="text">
      <style:text-properties fo:background-color="#ffffff" fo:color="#222222" fo:font-size="12pt" style:font-size-asian="12pt" style:font-size-complex="12pt"/>
    </style:style>
    <style:style style:name="T620_17" style:family="text">
      <style:text-properties fo:background-color="#ffffff" fo:color="#222222" fo:font-size="12pt" style:font-size-asian="12pt" style:font-size-complex="12pt"/>
    </style:style>
    <style:style style:name="T620_18" style:family="text">
      <style:text-properties fo:background-color="#ffffff" fo:color="#222222" fo:font-size="12pt" style:font-size-asian="12pt" style:font-size-complex="12pt"/>
    </style:style>
    <style:style style:name="T620_19" style:family="text">
      <style:text-properties fo:background-color="#ffffff" fo:color="#222222" fo:font-size="12pt" style:font-size-asian="12pt" style:font-size-complex="12pt"/>
    </style:style>
    <style:style style:name="T620_20" style:family="text">
      <style:text-properties fo:background-color="#ffffff" fo:color="#222222" fo:font-size="12pt" style:font-size-asian="12pt" style:font-size-complex="12pt"/>
    </style:style>
    <style:style style:name="T620_21" style:family="text">
      <style:text-properties fo:background-color="#ffffff" fo:color="#222222" fo:font-size="12pt" style:font-size-asian="12pt" style:font-size-complex="12pt"/>
    </style:style>
    <style:style style:name="T620_22" style:family="text">
      <style:text-properties fo:background-color="#ffffff" fo:color="#222222" fo:font-size="12pt" style:font-size-asian="12pt" style:font-size-complex="12pt"/>
    </style:style>
    <style:style style:name="T620_23" style:family="text">
      <style:text-properties fo:background-color="#ffffff" fo:color="#222222" fo:font-size="12pt" style:font-size-asian="12pt" style:font-size-complex="12pt"/>
    </style:style>
    <style:style style:name="T620_24" style:family="text">
      <style:text-properties fo:background-color="#ffffff" fo:color="#222222" fo:font-size="12pt" style:font-size-asian="12pt" style:font-size-complex="12pt"/>
    </style:style>
    <style:style style:name="T620_25" style:family="text">
      <style:text-properties fo:background-color="#ffffff" fo:color="#222222" fo:font-size="12pt" style:font-size-asian="12pt" style:font-size-complex="12pt"/>
    </style:style>
    <style:style style:name="T620_26" style:family="text">
      <style:text-properties fo:background-color="#ffffff" fo:color="#222222" fo:font-size="12pt" style:font-size-asian="12pt" style:font-size-complex="12pt"/>
    </style:style>
    <style:style style:name="T620_27" style:family="text">
      <style:text-properties fo:background-color="#ffffff" fo:color="#222222" fo:font-size="12pt" style:font-size-asian="12pt" style:font-size-complex="12pt"/>
    </style:style>
    <style:style style:name="T620_28" style:family="text">
      <style:text-properties fo:background-color="#ffffff" fo:color="#222222" fo:font-size="12pt" style:font-size-asian="12pt" style:font-size-complex="12pt"/>
    </style:style>
    <style:style style:name="P621" style:family="paragraph" style:parent-style-name="Standard">
      <style:paragraph-properties fo:break-before="auto" fo:line-height="115%" fo:margin-right="2.54cm" style:writing-mode="lr-tb"/>
    </style:style>
    <style:style style:name="P62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622_1" style:family="text"/>
    <style:style style:name="Table8" style:family="table">
      <style:table-properties table:align="left" style:width="23.495cm" fo:margin-left="0.176cm"/>
    </style:style>
    <style:style style:name="Column15" style:family="table-column">
      <style:table-column-properties style:column-width="11.536cm"/>
    </style:style>
    <style:style style:name="Column16" style:family="table-column">
      <style:table-column-properties style:column-width="11.959cm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7" style:family="paragraph" style:parent-style-name="Standard">
      <style:paragraph-properties fo:break-before="auto" fo:line-height="115%" fo:margin-right="2.54cm" style:writing-mode="lr-tb"/>
    </style:style>
    <style:style style:name="P628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h text:style-name="P1" text:outline-level="10"><text:bookmark-start text:name="h.rqsrerz0l4c8"/><text:bookmark-end text:name="h.rqsrerz0l4c8"/></text:h>
      <text:p text:style-name="P2"><text:span text:style-name="T2_1"><text:a xlink:type="simple" xlink:href="#h.bggjjh92getq"><text:span text:style-name="T2_2">Uncategorized</text:span></text:a></text:span></text:p>
      <text:p text:style-name="P3"><text:span text:style-name="T3_1"><text:a xlink:type="simple" xlink:href="#h.koqjkwwd79kw"><text:span text:style-name="T3_2">Documentation</text:span></text:a></text:span></text:p>
      <text:p text:style-name="P4"><text:span text:style-name="T4_1"><text:a xlink:type="simple" xlink:href="#h.m354s1yfxc7h"><text:span text:style-name="T4_2">Server</text:span></text:a></text:span></text:p>
      <text:p text:style-name="P5"><text:span text:style-name="T5_1"><text:a xlink:type="simple" xlink:href="#h.9ckh54nxrva3"><text:span text:style-name="T5_2">100%<text:s/></text:span></text:a></text:span><text:span text:style-name="T5_3"><text:a xlink:type="simple" xlink:href="#h.9ckh54nxrva3"><text:span text:style-name="T5_4">Open</text:span></text:a></text:span><text:span text:style-name="T5_5"><text:a xlink:type="simple" xlink:href="#h.9ckh54nxrva3"><text:span text:style-name="T5_6">-</text:span></text:a></text:span><text:span text:style-name="T5_7"><text:a xlink:type="simple" xlink:href="#h.9ckh54nxrva3"><text:span text:style-name="T5_8">Source</text:span></text:a></text:span><text:span text:style-name="T5_9"><text:a xlink:type="simple" xlink:href="#h.9ckh54nxrva3"><text:span text:style-name="T5_10"><text:s/></text:span></text:a></text:span><text:span text:style-name="T5_11"><text:a xlink:type="simple" xlink:href="#h.9ckh54nxrva3"><text:span text:style-name="T5_12">Architecture</text:span></text:a></text:span></text:p>
      <text:p text:style-name="P6"><text:span text:style-name="T6_1"><text:a xlink:type="simple" xlink:href="#h.ez4cl1dejtpj"><text:span text:style-name="T6_2">Real</text:span></text:a></text:span><text:span text:style-name="T6_3"><text:a xlink:type="simple" xlink:href="#h.ez4cl1dejtpj"><text:span text:style-name="T6_4">-</text:span></text:a></text:span><text:span text:style-name="T6_5"><text:a xlink:type="simple" xlink:href="#h.ez4cl1dejtpj"><text:span text:style-name="T6_6">time</text:span></text:a></text:span><text:span text:style-name="T6_7"><text:a xlink:type="simple" xlink:href="#h.ez4cl1dejtpj"><text:span text:style-name="T6_8"><text:s/></text:span></text:a></text:span><text:span text:style-name="T6_9"><text:a xlink:type="simple" xlink:href="#h.ez4cl1dejtpj"><text:span text:style-name="T6_10">Secure</text:span></text:a></text:span><text:span text:style-name="T6_11"><text:a xlink:type="simple" xlink:href="#h.ez4cl1dejtpj"><text:span text:style-name="T6_12">,<text:s/></text:span></text:a></text:span><text:span text:style-name="T6_13"><text:a xlink:type="simple" xlink:href="#h.ez4cl1dejtpj"><text:span text:style-name="T6_14">Private</text:span></text:a></text:span><text:span text:style-name="T6_15"><text:a xlink:type="simple" xlink:href="#h.ez4cl1dejtpj"><text:span text:style-name="T6_16">,<text:s/></text:span></text:a></text:span><text:span text:style-name="T6_17"><text:a xlink:type="simple" xlink:href="#h.ez4cl1dejtpj"><text:span text:style-name="T6_18">and</text:span></text:a></text:span><text:span text:style-name="T6_19"><text:a xlink:type="simple" xlink:href="#h.ez4cl1dejtpj"><text:span text:style-name="T6_20"><text:s/></text:span></text:a></text:span><text:span text:style-name="T6_21"><text:a xlink:type="simple" xlink:href="#h.ez4cl1dejtpj"><text:span text:style-name="T6_22">Anonymous</text:span></text:a></text:span><text:span text:style-name="T6_23"><text:a xlink:type="simple" xlink:href="#h.ez4cl1dejtpj"><text:span text:style-name="T6_24"><text:s/></text:span></text:a></text:span><text:span text:style-name="T6_25"><text:a xlink:type="simple" xlink:href="#h.ez4cl1dejtpj"><text:span text:style-name="T6_26">Access</text:span></text:a></text:span></text:p>
      <text:p text:style-name="P7"><text:span text:style-name="T7_1"><text:a xlink:type="simple" xlink:href="#h.wdisfsvmkj7"><text:span text:style-name="T7_2">Object</text:span></text:a></text:span><text:span text:style-name="T7_3"><text:a xlink:type="simple" xlink:href="#h.wdisfsvmkj7"><text:span text:style-name="T7_4"><text:s/></text:span></text:a></text:span><text:span text:style-name="T7_5"><text:a xlink:type="simple" xlink:href="#h.wdisfsvmkj7"><text:span text:style-name="T7_6">Data</text:span></text:a></text:span><text:span text:style-name="T7_7"><text:a xlink:type="simple" xlink:href="#h.wdisfsvmkj7"><text:span text:style-name="T7_8"><text:s/></text:span></text:a></text:span><text:span text:style-name="T7_9"><text:a xlink:type="simple" xlink:href="#h.wdisfsvmkj7"><text:span text:style-name="T7_10">and</text:span></text:a></text:span><text:span text:style-name="T7_11"><text:a xlink:type="simple" xlink:href="#h.wdisfsvmkj7"><text:span text:style-name="T7_12"><text:s/></text:span></text:a></text:span><text:span text:style-name="T7_13"><text:a xlink:type="simple" xlink:href="#h.wdisfsvmkj7"><text:span text:style-name="T7_14">Metadata</text:span></text:a></text:span></text:p>
      <text:p text:style-name="P8"><text:span text:style-name="T8_1"><text:a xlink:type="simple" xlink:href="#h.ixs6rv5euu64"><text:span text:style-name="T8_2">Ontology</text:span></text:a></text:span></text:p>
      <text:p text:style-name="P9"><text:span text:style-name="T9_1"><text:a xlink:type="simple" xlink:href="#h.j7im06bt87g"><text:span text:style-name="T9_2">Inter</text:span></text:a></text:span><text:span text:style-name="T9_3"><text:a xlink:type="simple" xlink:href="#h.j7im06bt87g"><text:span text:style-name="T9_4">-</text:span></text:a></text:span><text:span text:style-name="T9_5"><text:a xlink:type="simple" xlink:href="#h.j7im06bt87g"><text:span text:style-name="T9_6">Server</text:span></text:a></text:span><text:span text:style-name="T9_7"><text:a xlink:type="simple" xlink:href="#h.j7im06bt87g"><text:span text:style-name="T9_8"><text:s/></text:span></text:a></text:span><text:span text:style-name="T9_9"><text:a xlink:type="simple" xlink:href="#h.j7im06bt87g"><text:span text:style-name="T9_10">Communication</text:span></text:a></text:span></text:p>
      <text:p text:style-name="P10"><text:span text:style-name="T10_1"><text:a xlink:type="simple" xlink:href="#h.acm67hexqo1v"><text:span text:style-name="T10_2">Remote</text:span></text:a></text:span><text:span text:style-name="T10_3"><text:a xlink:type="simple" xlink:href="#h.acm67hexqo1v"><text:span text:style-name="T10_4"><text:s/></text:span></text:a></text:span><text:span text:style-name="T10_5"><text:a xlink:type="simple" xlink:href="#h.acm67hexqo1v"><text:span text:style-name="T10_6">URL</text:span></text:a></text:span><text:span text:style-name="T10_7"><text:a xlink:type="simple" xlink:href="#h.acm67hexqo1v"><text:span text:style-name="T10_8"><text:s/></text:span></text:a></text:span><text:span text:style-name="T10_9"><text:a xlink:type="simple" xlink:href="#h.acm67hexqo1v"><text:span text:style-name="T10_10">Cache</text:span></text:a></text:span></text:p>
      <text:p text:style-name="P11"><text:span text:style-name="T11_1"><text:a xlink:type="simple" xlink:href="#h.6k4c8f25pdrn"><text:span text:style-name="T11_2">HTML</text:span></text:a></text:span><text:span text:style-name="T11_3"><text:a xlink:type="simple" xlink:href="#h.6k4c8f25pdrn"><text:span text:style-name="T11_4">5/</text:span></text:a></text:span><text:span text:style-name="T11_5"><text:a xlink:type="simple" xlink:href="#h.6k4c8f25pdrn"><text:span text:style-name="T11_6">Javascript</text:span></text:a></text:span><text:span text:style-name="T11_7"><text:a xlink:type="simple" xlink:href="#h.6k4c8f25pdrn"><text:span text:style-name="T11_8"><text:s/></text:span></text:a></text:span><text:span text:style-name="T11_9"><text:a xlink:type="simple" xlink:href="#h.6k4c8f25pdrn"><text:span text:style-name="T11_10">Client</text:span></text:a></text:span></text:p>
      <text:p text:style-name="P12"><text:span text:style-name="T12_1"><text:a xlink:type="simple" xlink:href="#h.epeu0wbpzdl3"><text:span text:style-name="T12_2">Desktop</text:span></text:a></text:span><text:span text:style-name="T12_3"><text:a xlink:type="simple" xlink:href="#h.epeu0wbpzdl3"><text:span text:style-name="T12_4"><text:s/></text:span></text:a></text:span><text:span text:style-name="T12_5"><text:a xlink:type="simple" xlink:href="#h.epeu0wbpzdl3"><text:span text:style-name="T12_6">and</text:span></text:a></text:span><text:span text:style-name="T12_7"><text:a xlink:type="simple" xlink:href="#h.epeu0wbpzdl3"><text:span text:style-name="T12_8"><text:s/></text:span></text:a></text:span><text:span text:style-name="T12_9"><text:a xlink:type="simple" xlink:href="#h.epeu0wbpzdl3"><text:span text:style-name="T12_10">Mobile</text:span></text:a></text:span><text:span text:style-name="T12_11"><text:a xlink:type="simple" xlink:href="#h.epeu0wbpzdl3"><text:span text:style-name="T12_12"><text:s/></text:span></text:a></text:span><text:span text:style-name="T12_13"><text:a xlink:type="simple" xlink:href="#h.epeu0wbpzdl3"><text:span text:style-name="T12_14">Browser</text:span></text:a></text:span><text:span text:style-name="T12_15"><text:a xlink:type="simple" xlink:href="#h.epeu0wbpzdl3"><text:span text:style-name="T12_16"><text:s/></text:span></text:a></text:span><text:span text:style-name="T12_17"><text:a xlink:type="simple" xlink:href="#h.epeu0wbpzdl3"><text:span text:style-name="T12_18">Compatibility</text:span></text:a></text:span></text:p>
      <text:p text:style-name="P13"><text:span text:style-name="T13_1"><text:a xlink:type="simple" xlink:href="#h.71jphpsicv4u"><text:span text:style-name="T13_2">Client</text:span></text:a></text:span><text:span text:style-name="T13_3"><text:a xlink:type="simple" xlink:href="#h.71jphpsicv4u"><text:span text:style-name="T13_4"><text:s/></text:span></text:a></text:span><text:span text:style-name="T13_5"><text:a xlink:type="simple" xlink:href="#h.71jphpsicv4u"><text:span text:style-name="T13_6">Memory</text:span></text:a></text:span></text:p>
      <text:p text:style-name="P14"><text:span text:style-name="T14_1"><text:a xlink:type="simple" xlink:href="#h.gtbxmgm10vr4"><text:span text:style-name="T14_2">ObjectView</text:span></text:a></text:span></text:p>
      <text:p text:style-name="P15"><text:span text:style-name="T15_1"><text:a xlink:type="simple" xlink:href="#h.62ysruk9plet"><text:span text:style-name="T15_2">Focus</text:span></text:a></text:span></text:p>
      <text:p text:style-name="P16"><text:span text:style-name="T16_1"><text:a xlink:type="simple" xlink:href="#h.g4z3dt1dcfro"><text:span text:style-name="T16_2">Memory</text:span></text:a></text:span><text:span text:style-name="T16_3"><text:a xlink:type="simple" xlink:href="#h.g4z3dt1dcfro"><text:span text:style-name="T16_4"><text:s/></text:span></text:a></text:span><text:span text:style-name="T16_5"><text:a xlink:type="simple" xlink:href="#h.g4z3dt1dcfro"><text:span text:style-name="T16_6">Focus</text:span></text:a></text:span></text:p>
      <text:p text:style-name="P17"><text:span text:style-name="T17_1"><text:a xlink:type="simple" xlink:href="#h.io61jshh13ud"><text:span text:style-name="T17_2">Semantic</text:span></text:a></text:span><text:span text:style-name="T17_3"><text:a xlink:type="simple" xlink:href="#h.io61jshh13ud"><text:span text:style-name="T17_4"><text:s/></text:span></text:a></text:span><text:span text:style-name="T17_5"><text:a xlink:type="simple" xlink:href="#h.io61jshh13ud"><text:span text:style-name="T17_6">Focus</text:span></text:a></text:span></text:p>
      <text:p text:style-name="P18"><text:span text:style-name="T18_1"><text:a xlink:type="simple" xlink:href="#h.sgigfjqer9kx"><text:span text:style-name="T18_2">Tag</text:span></text:a></text:span><text:span text:style-name="T18_3"><text:a xlink:type="simple" xlink:href="#h.sgigfjqer9kx"><text:span text:style-name="T18_4"><text:s/></text:span></text:a></text:span><text:span text:style-name="T18_5"><text:a xlink:type="simple" xlink:href="#h.sgigfjqer9kx"><text:span text:style-name="T18_6">Focus</text:span></text:a></text:span></text:p>
      <text:p text:style-name="P19"><text:span text:style-name="T19_1"><text:a xlink:type="simple" xlink:href="#h.7s2e5hmj9z"><text:span text:style-name="T19_2">Team</text:span></text:a></text:span><text:span text:style-name="T19_3"><text:a xlink:type="simple" xlink:href="#h.7s2e5hmj9z"><text:span text:style-name="T19_4"><text:s/></text:span></text:a></text:span><text:span text:style-name="T19_5"><text:a xlink:type="simple" xlink:href="#h.7s2e5hmj9z"><text:span text:style-name="T19_6">Focus</text:span></text:a></text:span></text:p>
      <text:p text:style-name="P20"><text:span text:style-name="T20_1"><text:a xlink:type="simple" xlink:href="#h.mf33992ydzvd"><text:span text:style-name="T20_2">Where</text:span></text:a></text:span><text:span text:style-name="T20_3"><text:a xlink:type="simple" xlink:href="#h.mf33992ydzvd"><text:span text:style-name="T20_4"><text:s/></text:span></text:a></text:span><text:span text:style-name="T20_5"><text:a xlink:type="simple" xlink:href="#h.mf33992ydzvd"><text:span text:style-name="T20_6">Focus</text:span></text:a></text:span></text:p>
      <text:p text:style-name="P21"><text:span text:style-name="T21_1"><text:a xlink:type="simple" xlink:href="#h.z4uy0s7lhkyg"><text:span text:style-name="T21_2">When</text:span></text:a></text:span><text:span text:style-name="T21_3"><text:a xlink:type="simple" xlink:href="#h.z4uy0s7lhkyg"><text:span text:style-name="T21_4"><text:s/></text:span></text:a></text:span><text:span text:style-name="T21_5"><text:a xlink:type="simple" xlink:href="#h.z4uy0s7lhkyg"><text:span text:style-name="T21_6">Focus</text:span></text:a></text:span></text:p>
      <text:p text:style-name="P22"><text:span text:style-name="T22_1"><text:a xlink:type="simple" xlink:href="#h.rg20x6n03uq5"><text:span text:style-name="T22_2">Environment</text:span></text:a></text:span><text:span text:style-name="T22_3"><text:a xlink:type="simple" xlink:href="#h.rg20x6n03uq5"><text:span text:style-name="T22_4"><text:s/></text:span></text:a></text:span><text:span text:style-name="T22_5"><text:a xlink:type="simple" xlink:href="#h.rg20x6n03uq5"><text:span text:style-name="T22_6">Focus</text:span></text:a></text:span></text:p>
      <text:p text:style-name="P23"><text:span text:style-name="T23_1"><text:a xlink:type="simple" xlink:href="#h.nnrr92orz2n8"><text:span text:style-name="T23_2">Search</text:span></text:a></text:span><text:span text:style-name="T23_3"><text:a xlink:type="simple" xlink:href="#h.nnrr92orz2n8"><text:span text:style-name="T23_4"><text:s/></text:span></text:a></text:span><text:span text:style-name="T23_5"><text:a xlink:type="simple" xlink:href="#h.nnrr92orz2n8"><text:span text:style-name="T23_6">Focus</text:span></text:a></text:span></text:p>
      <text:p text:style-name="P24"><text:span text:style-name="T24_1"><text:a xlink:type="simple" xlink:href="#h.xxez2fc5ikxn"><text:span text:style-name="T24_2">Human</text:span></text:a></text:span><text:span text:style-name="T24_3"><text:a xlink:type="simple" xlink:href="#h.xxez2fc5ikxn"><text:span text:style-name="T24_4"><text:s/></text:span></text:a></text:span><text:span text:style-name="T24_5"><text:a xlink:type="simple" xlink:href="#h.xxez2fc5ikxn"><text:span text:style-name="T24_6">Body</text:span></text:a></text:span><text:span text:style-name="T24_7"><text:a xlink:type="simple" xlink:href="#h.xxez2fc5ikxn"><text:span text:style-name="T24_8"><text:s/></text:span></text:a></text:span><text:span text:style-name="T24_9"><text:a xlink:type="simple" xlink:href="#h.xxez2fc5ikxn"><text:span text:style-name="T24_10">Focus</text:span></text:a></text:span></text:p>
      <text:p text:style-name="P25"><text:span text:style-name="T25_1"><text:a xlink:type="simple" xlink:href="#h.ceiqwe6snmrd"><text:span text:style-name="T25_2">Needs</text:span></text:a></text:span><text:span text:style-name="T25_3"><text:a xlink:type="simple" xlink:href="#h.ceiqwe6snmrd"><text:span text:style-name="T25_4"><text:s/></text:span></text:a></text:span><text:span text:style-name="T25_5"><text:a xlink:type="simple" xlink:href="#h.ceiqwe6snmrd"><text:span text:style-name="T25_6">Focus</text:span></text:a></text:span></text:p>
      <text:p text:style-name="P26"><text:span text:style-name="T26_1"><text:a xlink:type="simple" xlink:href="#h.nqc5svp01ib2"><text:span text:style-name="T26_2">Tag</text:span></text:a></text:span><text:span text:style-name="T26_3"><text:a xlink:type="simple" xlink:href="#h.nqc5svp01ib2"><text:span text:style-name="T26_4"><text:s/></text:span></text:a></text:span><text:span text:style-name="T26_5"><text:a xlink:type="simple" xlink:href="#h.nqc5svp01ib2"><text:span text:style-name="T26_6">Focus</text:span></text:a></text:span></text:p>
      <text:p text:style-name="P27"><text:span text:style-name="T27_1"><text:a xlink:type="simple" xlink:href="#h.rcf7uxonxw9g"><text:span text:style-name="T27_2">Favorite</text:span></text:a></text:span><text:span text:style-name="T27_3"><text:a xlink:type="simple" xlink:href="#h.rcf7uxonxw9g"><text:span text:style-name="T27_4"><text:s/></text:span></text:a></text:span><text:span text:style-name="T27_5"><text:a xlink:type="simple" xlink:href="#h.rcf7uxonxw9g"><text:span text:style-name="T27_6">Focus</text:span></text:a></text:span></text:p>
      <text:p text:style-name="P28"><text:span text:style-name="T28_1"><text:a xlink:type="simple" xlink:href="#h.2pdm0wcuo4a2"><text:span text:style-name="T28_2">Emotion</text:span></text:a></text:span><text:span text:style-name="T28_3"><text:a xlink:type="simple" xlink:href="#h.2pdm0wcuo4a2"><text:span text:style-name="T28_4"><text:s/></text:span></text:a></text:span><text:span text:style-name="T28_5"><text:a xlink:type="simple" xlink:href="#h.2pdm0wcuo4a2"><text:span text:style-name="T28_6">Focus</text:span></text:a></text:span></text:p>
      <text:p text:style-name="P29"><text:span text:style-name="T29_1"><text:a xlink:type="simple" xlink:href="#h.amykebv3qph2"><text:span text:style-name="T29_2">Other</text:span></text:a></text:span><text:span text:style-name="T29_3"><text:a xlink:type="simple" xlink:href="#h.amykebv3qph2"><text:span text:style-name="T29_4"><text:s/></text:span></text:a></text:span><text:span text:style-name="T29_5"><text:a xlink:type="simple" xlink:href="#h.amykebv3qph2"><text:span text:style-name="T29_6">Focuses</text:span></text:a></text:span></text:p>
      <text:p text:style-name="P30"><text:span text:style-name="T30_1"><text:a xlink:type="simple" xlink:href="#h.llcovc97lhwp"><text:span text:style-name="T30_2">View</text:span></text:a></text:span></text:p>
      <text:p text:style-name="P31"><text:span text:style-name="T31_1"><text:a xlink:type="simple" xlink:href="#h.ly1taj9ms9j2"><text:span text:style-name="T31_2">Home</text:span></text:a></text:span><text:span text:style-name="T31_3"><text:a xlink:type="simple" xlink:href="#h.ly1taj9ms9j2"><text:span text:style-name="T31_4"><text:s/></text:span></text:a></text:span><text:span text:style-name="T31_5"><text:a xlink:type="simple" xlink:href="#h.ly1taj9ms9j2"><text:span text:style-name="T31_6">View</text:span></text:a></text:span></text:p>
      <text:p text:style-name="P32"><text:span text:style-name="T32_1"><text:a xlink:type="simple" xlink:href="#h.alicss4mxjnn"><text:span text:style-name="T32_2">Cortexit</text:span></text:a></text:span><text:span text:style-name="T32_3"><text:a xlink:type="simple" xlink:href="#h.alicss4mxjnn"><text:span text:style-name="T32_4"><text:s/></text:span></text:a></text:span><text:span text:style-name="T32_5"><text:a xlink:type="simple" xlink:href="#h.alicss4mxjnn"><text:span text:style-name="T32_6">View</text:span></text:a></text:span></text:p>
      <text:p text:style-name="P33"><text:span text:style-name="T33_1"><text:a xlink:type="simple" xlink:href="#h.kx9jl2ozp5en"><text:span text:style-name="T33_2">Table</text:span></text:a></text:span><text:span text:style-name="T33_3"><text:a xlink:type="simple" xlink:href="#h.kx9jl2ozp5en"><text:span text:style-name="T33_4"><text:s/></text:span></text:a></text:span><text:span text:style-name="T33_5"><text:a xlink:type="simple" xlink:href="#h.kx9jl2ozp5en"><text:span text:style-name="T33_6">View</text:span></text:a></text:span></text:p>
      <text:p text:style-name="P34"><text:span text:style-name="T34_1"><text:a xlink:type="simple" xlink:href="#h.4dhllvw0xtko"><text:span text:style-name="T34_2">List</text:span></text:a></text:span><text:span text:style-name="T34_3"><text:a xlink:type="simple" xlink:href="#h.4dhllvw0xtko"><text:span text:style-name="T34_4"><text:s/></text:span></text:a></text:span><text:span text:style-name="T34_5"><text:a xlink:type="simple" xlink:href="#h.4dhllvw0xtko"><text:span text:style-name="T34_6">View</text:span></text:a></text:span></text:p>
      <text:p text:style-name="P35"><text:span text:style-name="T35_1"><text:a xlink:type="simple" xlink:href="#h.69fsnafazrv7"><text:span text:style-name="T35_2">Grid</text:span></text:a></text:span><text:span text:style-name="T35_3"><text:a xlink:type="simple" xlink:href="#h.69fsnafazrv7"><text:span text:style-name="T35_4"><text:s/></text:span></text:a></text:span><text:span text:style-name="T35_5"><text:a xlink:type="simple" xlink:href="#h.69fsnafazrv7"><text:span text:style-name="T35_6">View</text:span></text:a></text:span></text:p>
      <text:p text:style-name="P36"><text:span text:style-name="T36_1"><text:a xlink:type="simple" xlink:href="#h.xxx0t25gy31i"><text:span text:style-name="T36_2">Graph</text:span></text:a></text:span><text:span text:style-name="T36_3"><text:a xlink:type="simple" xlink:href="#h.xxx0t25gy31i"><text:span text:style-name="T36_4"><text:s/></text:span></text:a></text:span><text:span text:style-name="T36_5"><text:a xlink:type="simple" xlink:href="#h.xxx0t25gy31i"><text:span text:style-name="T36_6">View</text:span></text:a></text:span></text:p>
      <text:p text:style-name="P37"><text:span text:style-name="T37_1"><text:a xlink:type="simple" xlink:href="#h.sgduhq46b4wb"><text:span text:style-name="T37_2">Map</text:span></text:a></text:span><text:span text:style-name="T37_3"><text:a xlink:type="simple" xlink:href="#h.sgduhq46b4wb"><text:span text:style-name="T37_4"><text:s/></text:span></text:a></text:span><text:span text:style-name="T37_5"><text:a xlink:type="simple" xlink:href="#h.sgduhq46b4wb"><text:span text:style-name="T37_6">View</text:span></text:a></text:span></text:p>
      <text:p text:style-name="P38"><text:span text:style-name="T38_1"><text:a xlink:type="simple" xlink:href="#h.fxx2epye2igz"><text:span text:style-name="T38_2">Timeline</text:span></text:a></text:span><text:span text:style-name="T38_3"><text:a xlink:type="simple" xlink:href="#h.fxx2epye2igz"><text:span text:style-name="T38_4"><text:s/></text:span></text:a></text:span><text:span text:style-name="T38_5"><text:a xlink:type="simple" xlink:href="#h.fxx2epye2igz"><text:span text:style-name="T38_6">View</text:span></text:a></text:span></text:p>
      <text:p text:style-name="P39"><text:span text:style-name="T39_1"><text:a xlink:type="simple" xlink:href="#h.a29xye1pkzwk"><text:span text:style-name="T39_2">Analytics</text:span></text:a></text:span><text:span text:style-name="T39_3"><text:a xlink:type="simple" xlink:href="#h.a29xye1pkzwk"><text:span text:style-name="T39_4"><text:s/></text:span></text:a></text:span><text:span text:style-name="T39_5"><text:a xlink:type="simple" xlink:href="#h.a29xye1pkzwk"><text:span text:style-name="T39_6">View</text:span></text:a></text:span></text:p>
      <text:p text:style-name="P40"><text:span text:style-name="T40_1"><text:a xlink:type="simple" xlink:href="#h.7x7x2o6lhotb"><text:span text:style-name="T40_2">Server</text:span></text:a></text:span><text:span text:style-name="T40_3"><text:a xlink:type="simple" xlink:href="#h.7x7x2o6lhotb"><text:span text:style-name="T40_4"><text:s/></text:span></text:a></text:span><text:span text:style-name="T40_5"><text:a xlink:type="simple" xlink:href="#h.7x7x2o6lhotb"><text:span text:style-name="T40_6">Plugins</text:span></text:a></text:span></text:p>
      <text:p text:style-name="P41"><text:span text:style-name="T41_1"><text:a xlink:type="simple" xlink:href="#h.sluvipli6v5q"><text:span text:style-name="T41_2">Facetime</text:span></text:a></text:span><text:span text:style-name="T41_3"><text:a xlink:type="simple" xlink:href="#h.sluvipli6v5q"><text:span text:style-name="T41_4"><text:s/></text:span></text:a></text:span><text:span text:style-name="T41_5"><text:a xlink:type="simple" xlink:href="#h.sluvipli6v5q"><text:span text:style-name="T41_6">Plugin</text:span></text:a></text:span></text:p>
      <text:p text:style-name="P42"><text:span text:style-name="T42_1"><text:a xlink:type="simple" xlink:href="#h.normqaweovxl"><text:span text:style-name="T42_2">Jam</text:span></text:a></text:span><text:span text:style-name="T42_3"><text:a xlink:type="simple" xlink:href="#h.normqaweovxl"><text:span text:style-name="T42_4"><text:s/></text:span></text:a></text:span><text:span text:style-name="T42_5"><text:a xlink:type="simple" xlink:href="#h.normqaweovxl"><text:span text:style-name="T42_6">Plugin</text:span></text:a></text:span></text:p>
      <text:p text:style-name="P43"><text:span text:style-name="T43_1"><text:a xlink:type="simple" xlink:href="#h.ut5oul5ze08w"><text:span text:style-name="T43_2">Emotion</text:span></text:a></text:span><text:span text:style-name="T43_3"><text:a xlink:type="simple" xlink:href="#h.ut5oul5ze08w"><text:span text:style-name="T43_4"><text:s/></text:span></text:a></text:span><text:span text:style-name="T43_5"><text:a xlink:type="simple" xlink:href="#h.ut5oul5ze08w"><text:span text:style-name="T43_6">Detector</text:span></text:a></text:span><text:span text:style-name="T43_7"><text:a xlink:type="simple" xlink:href="#h.ut5oul5ze08w"><text:span text:style-name="T43_8"><text:s/></text:span></text:a></text:span><text:span text:style-name="T43_9"><text:a xlink:type="simple" xlink:href="#h.ut5oul5ze08w"><text:span text:style-name="T43_10">Plugin</text:span></text:a></text:span></text:p>
      <text:p text:style-name="P44"><text:span text:style-name="T44_1"><text:a xlink:type="simple" xlink:href="#h.9zfnabqb4yf5"><text:span text:style-name="T44_2">Craigslist</text:span></text:a></text:span><text:span text:style-name="T44_3"><text:a xlink:type="simple" xlink:href="#h.9zfnabqb4yf5"><text:span text:style-name="T44_4"><text:s/></text:span></text:a></text:span><text:span text:style-name="T44_5"><text:a xlink:type="simple" xlink:href="#h.9zfnabqb4yf5"><text:span text:style-name="T44_6">Plugin</text:span></text:a></text:span></text:p>
      <text:p text:style-name="P45"><text:span text:style-name="T45_1"><text:a xlink:type="simple" xlink:href="#h.549nhwcbra60"><text:span text:style-name="T45_2">Other</text:span></text:a></text:span><text:span text:style-name="T45_3"><text:a xlink:type="simple" xlink:href="#h.549nhwcbra60"><text:span text:style-name="T45_4"><text:s/></text:span></text:a></text:span><text:span text:style-name="T45_5"><text:a xlink:type="simple" xlink:href="#h.549nhwcbra60"><text:span text:style-name="T45_6">Plugins</text:span></text:a></text:span></text:p>
      <text:p text:style-name="P46"><text:span text:style-name="T46_1"><text:a xlink:type="simple" xlink:href="#h.9daridstim51"><text:span text:style-name="T46_2">ClimateViewer</text:span></text:a></text:span></text:p>
      <text:p text:style-name="P47"><text:span text:style-name="T47_1"><text:a xlink:type="simple" xlink:href="#h.b9e7du3qbsae"><text:span text:style-name="T47_2">GeoSemantic</text:span></text:a></text:span><text:span text:style-name="T47_3"><text:a xlink:type="simple" xlink:href="#h.b9e7du3qbsae"><text:span text:style-name="T47_4"><text:s/></text:span></text:a></text:span><text:span text:style-name="T47_5"><text:a xlink:type="simple" xlink:href="#h.b9e7du3qbsae"><text:span text:style-name="T47_6">Chat</text:span></text:a></text:span></text:p>
      <text:p text:style-name="P48"><text:span text:style-name="T48_1"><text:a xlink:type="simple" xlink:href="#h.2jwhi7jmn84t"><text:span text:style-name="T48_2">Android</text:span></text:a></text:span><text:span text:style-name="T48_3"><text:a xlink:type="simple" xlink:href="#h.2jwhi7jmn84t"><text:span text:style-name="T48_4"><text:s/></text:span></text:a></text:span><text:span text:style-name="T48_5"><text:a xlink:type="simple" xlink:href="#h.2jwhi7jmn84t"><text:span text:style-name="T48_6">App</text:span></text:a></text:span></text:p>
      <text:p text:style-name="P49"><text:span text:style-name="T49_1"><text:a xlink:type="simple" xlink:href="#h.ofhrwq7rq2t5"><text:span text:style-name="T49_2">Notes</text:span></text:a></text:span></text:p>
      <text:p text:style-name="P50"><text:span text:style-name="T50_1"><text:a xlink:type="simple" xlink:href="#h.ayrt18kl2rsa"><text:span text:style-name="T50_2">Github</text:span></text:a></text:span><text:span text:style-name="T50_3"><text:a xlink:type="simple" xlink:href="#h.ayrt18kl2rsa"><text:span text:style-name="T50_4"><text:s/></text:span></text:a></text:span><text:span text:style-name="T50_5"><text:a xlink:type="simple" xlink:href="#h.ayrt18kl2rsa"><text:span text:style-name="T50_6">Development</text:span></text:a></text:span><text:span text:style-name="T50_7"><text:a xlink:type="simple" xlink:href="#h.ayrt18kl2rsa"><text:span text:style-name="T50_8"><text:s/></text:span></text:a></text:span><text:span text:style-name="T50_9"><text:a xlink:type="simple" xlink:href="#h.ayrt18kl2rsa"><text:span text:style-name="T50_10">Flow</text:span></text:a></text:span></text:p>
      <text:p text:style-name="P51"><text:span text:style-name="T51_1"><text:a xlink:type="simple" xlink:href="#h.mp3m83ristpl"><text:span text:style-name="T51_2">Blank</text:span></text:a></text:span></text:p>
      <text:h text:style-name="P52" text:outline-level="10"><text:bookmark-start text:name="h.bggjjh92getq"/><text:bookmark-end text:name="h.bggjjh92getq"/><text:bookmark-start text:name="h.5l189o3mynjp"/><text:bookmark-end text:name="h.5l189o3mynjp"/><text:span text:style-name="T52_1">Uncategorized</text:span></text:h>
      <text:list text:style-name="LS1" xml:id="list0">
        <text:list-item>
          <text:list>
            <text:list-item>
              <text:p text:style-name="P53"><text:span text:style-name="T53_1">send</text:span><text:span text:style-name="T53_2"><text:s/></text:span><text:span text:style-name="T53_3">essential</text:span><text:span text:style-name="T53_4"><text:s/></text:span><text:span text:style-name="T53_5">objects</text:span><text:span text:style-name="T53_6"><text:s/></text:span><text:span text:style-name="T53_7">on</text:span><text:span text:style-name="T53_8"><text:s/></text:span><text:span text:style-name="T53_9">connect</text:span><text:span text:style-name="T53_10">:</text:span></text:p>
              <text:list>
                <text:list-item>
                  <text:p text:style-name="P54"><text:span text:style-name="T54_1">user</text:span><text:span text:style-name="T54_2">’</text:span><text:span text:style-name="T54_3">s</text:span><text:span text:style-name="T54_4"><text:s/></text:span><text:span text:style-name="T54_5">own</text:span><text:span text:style-name="T54_6"><text:s/></text:span><text:span text:style-name="T54_7">objects</text:span><text:span text:style-name="T54_8"><text:s/>“</text:span><text:span text:style-name="T54_9">mine</text:span><text:span text:style-name="T54_10">”</text:span></text:p>
                </text:list-item>
                <text:list-item>
                  <text:p text:style-name="P55"><text:span text:style-name="T55_1">tags</text:span></text:p>
                </text:list-item>
                <text:list-item>
                  <text:p text:style-name="P56"><text:span text:style-name="T56_1">most</text:span><text:span text:style-name="T56_2"><text:s/></text:span><text:span text:style-name="T56_3">recent</text:span></text:p>
                </text:list-item>
              </text:list>
            </text:list-item>
            <text:list-item>
              <text:p text:style-name="P57"><text:span text:style-name="T57_1">getGeolocation</text:span></text:p>
              <text:list>
                <text:list-item>
                  <text:p text:style-name="P58"><text:span text:style-name="T58_1">consider</text:span><text:span text:style-name="T58_2"><text:s/></text:span><text:span text:style-name="T58_3">both</text:span><text:span text:style-name="T58_4"><text:s/></text:span><text:span text:style-name="T58_5">primitive</text:span><text:span text:style-name="T58_6"><text:s/></text:span><text:span text:style-name="T58_7">spacepoint</text:span><text:span text:style-name="T58_8"><text:s/></text:span><text:span text:style-name="T58_9">property</text:span><text:span text:style-name="T58_10"><text:s/></text:span><text:span text:style-name="T58_11">and</text:span><text:span text:style-name="T58_12"><text:s/></text:span><text:span text:style-name="T58_13">first</text:span><text:span text:style-name="T58_14"><text:s/></text:span><text:span text:style-name="T58_15">property</text:span><text:span text:style-name="T58_16"><text:s/></text:span><text:span text:style-name="T58_17">with</text:span><text:span text:style-name="T58_18"><text:s/></text:span><text:span text:style-name="T58_19">it</text:span></text:p>
                </text:list-item>
              </text:list>
            </text:list-item>
            <text:list-item>
              <text:p text:style-name="P59"><text:span text:style-name="T59_1">fix</text:span><text:span text:style-name="T59_2"><text:s/></text:span><text:span text:style-name="T59_3">relevant</text:span><text:span text:style-name="T59_4"><text:s/></text:span><text:span text:style-name="T59_5">not</text:span><text:span text:style-name="T59_6"><text:s/></text:span><text:span text:style-name="T59_7">updating</text:span><text:span text:style-name="T59_8"><text:s/></text:span><text:span text:style-name="T59_9">when</text:span><text:span text:style-name="T59_10"><text:s/>/</text:span><text:span text:style-name="T59_11">tag</text:span><text:span text:style-name="T59_12">/<text:s/></text:span><text:span text:style-name="T59_13">accessed</text:span></text:p>
            </text:list-item>
            <text:list-item>
              <text:p text:style-name="P60"><text:span text:style-name="T60_1">add</text:span><text:span text:style-name="T60_2"><text:s/></text:span><text:span text:style-name="T60_3">primitive</text:span><text:span text:style-name="T60_4"><text:s/></text:span><text:span text:style-name="T60_5">tag</text:span></text:p>
            </text:list-item>
            <text:list-item>
              <text:p text:style-name="P61"><text:span text:style-name="T61_1">add</text:span><text:span text:style-name="T61_2"><text:s/></text:span><text:span text:style-name="T61_3">color</text:span><text:span text:style-name="T61_4"><text:s/></text:span><text:span text:style-name="T61_5">primitive</text:span><text:span text:style-name="T61_6"><text:s/></text:span><text:span text:style-name="T61_7">data</text:span><text:span text:style-name="T61_8"><text:s/></text:span><text:span text:style-name="T61_9">type</text:span></text:p>
            </text:list-item>
            <text:list-item>
              <text:p text:style-name="P62"><text:span text:style-name="T62_1">add</text:span><text:span text:style-name="T62_2"><text:s/></text:span><text:span text:style-name="T62_3">tag</text:span><text:span text:style-name="T62_4"><text:s/></text:span><text:span text:style-name="T62_5">property</text:span><text:span text:style-name="T62_6">,<text:s/></text:span><text:span text:style-name="T62_7">with</text:span><text:span text:style-name="T62_8"><text:s/></text:span><text:span text:style-name="T62_9">type</text:span><text:span text:style-name="T62_10"><text:s/></text:span><text:span text:style-name="T62_11">select</text:span><text:span text:style-name="T62_12"><text:s/>(</text:span><text:span text:style-name="T62_13">requires</text:span><text:span text:style-name="T62_14"><text:s/></text:span><text:span text:style-name="T62_15">new</text:span><text:span text:style-name="T62_16"><text:s/></text:span><text:span text:style-name="T62_17">meta</text:span><text:span text:style-name="T62_18">-</text:span><text:span text:style-name="T62_19">primitive</text:span><text:span text:style-name="T62_20">)</text:span></text:p>
            </text:list-item>
            <text:list-item>
              <text:p text:style-name="P63"><text:span text:style-name="T63_1">db</text:span><text:span text:style-name="T63_2"><text:s/></text:span><text:span text:style-name="T63_3">stores</text:span><text:span text:style-name="T63_4"><text:s/></text:span><text:span text:style-name="T63_5">involved</text:span><text:span text:style-name="T63_6"><text:s/></text:span><text:span text:style-name="T63_7">tags</text:span><text:span text:style-name="T63_8"><text:s/></text:span><text:span text:style-name="T63_9">as</text:span><text:span text:style-name="T63_10"><text:s/></text:span><text:span text:style-name="T63_11">cache</text:span><text:span text:style-name="T63_12"><text:s/></text:span><text:span text:style-name="T63_13">for</text:span><text:span text:style-name="T63_14"><text:s/></text:span><text:span text:style-name="T63_15">fast</text:span><text:span text:style-name="T63_16"><text:s/></text:span><text:span text:style-name="T63_17">index</text:span><text:span text:style-name="T63_18"><text:s/></text:span><text:span text:style-name="T63_19">queries</text:span><text:span text:style-name="T63_20">;<text:s/></text:span><text:span text:style-name="T63_21">removes</text:span><text:span text:style-name="T63_22"><text:s/></text:span><text:span text:style-name="T63_23">the</text:span><text:span text:style-name="T63_24"><text:s/></text:span><text:span text:style-name="T63_25">cache</text:span><text:span text:style-name="T63_26"><text:s/></text:span><text:span text:style-name="T63_27">property</text:span><text:span text:style-name="T63_28"><text:s/></text:span><text:span text:style-name="T63_29">from</text:span><text:span text:style-name="T63_30"><text:s/></text:span><text:span text:style-name="T63_31">retrieved</text:span><text:span text:style-name="T63_32"><text:s/></text:span><text:span text:style-name="T63_33">DB</text:span><text:span text:style-name="T63_34"><text:s/></text:span><text:span text:style-name="T63_35">object</text:span></text:p>
            </text:list-item>
            <text:list-item>
              <text:p text:style-name="P64"><text:span text:style-name="T64_1">CompleteObject</text:span><text:span text:style-name="T64_2"><text:s/></text:span><text:span text:style-name="T64_3">loaded</text:span><text:span text:style-name="T64_4"><text:s/></text:span><text:span text:style-name="T64_5">from</text:span><text:span text:style-name="T64_6"><text:s/></text:span><text:span text:style-name="T64_7">menu</text:span><text:span text:style-name="T64_8">/</text:span><text:span text:style-name="T64_9">url</text:span></text:p>
            </text:list-item>
            <text:list-item>
              <text:p text:style-name="P65"><text:span text:style-name="T65_1">complete</text:span><text:span text:style-name="T65_2"><text:s/></text:span><text:span text:style-name="T65_3">object</text:span><text:span text:style-name="T65_4"><text:s/></text:span><text:span text:style-name="T65_5">manipulation</text:span><text:span text:style-name="T65_6"><text:s/></text:span><text:span text:style-name="T65_7">unit</text:span><text:span text:style-name="T65_8"><text:s/></text:span><text:span text:style-name="T65_9">tests</text:span></text:p>
            </text:list-item>
            <text:list-item>
              <text:p text:style-name="P66"><text:span text:style-name="T66_1">fix</text:span><text:span text:style-name="T66_2"><text:s/></text:span><text:span text:style-name="T66_3">the</text:span><text:span text:style-name="T66_4"><text:s/></text:span><text:span text:style-name="T66_5">matching</text:span><text:span text:style-name="T66_6"><text:s/></text:span><text:span text:style-name="T66_7">plugins</text:span><text:span text:style-name="T66_8">,<text:s/></text:span><text:span text:style-name="T66_9">for</text:span><text:span text:style-name="T66_10"><text:s/></text:span><text:span text:style-name="T66_11">basic</text:span><text:span text:style-name="T66_12"><text:s/></text:span><text:span text:style-name="T66_13">object</text:span><text:span text:style-name="T66_14"><text:s/></text:span><text:span text:style-name="T66_15">matching</text:span></text:p>
              <text:list>
                <text:list-item>
                  <text:p text:style-name="P67"><text:span text:style-name="T67_1">human</text:span><text:span text:style-name="T67_2"><text:s/></text:span><text:span text:style-name="T67_3">age</text:span><text:span text:style-name="T67_4"><text:s/></text:span><text:span text:style-name="T67_5">match</text:span></text:p>
                </text:list-item>
                <text:list-item>
                  <text:p text:style-name="P68"><text:span text:style-name="T68_1">musical</text:span><text:span text:style-name="T68_2"><text:s/></text:span><text:span text:style-name="T68_3">instrument</text:span><text:span text:style-name="T68_4"><text:s/></text:span><text:span text:style-name="T68_5">match</text:span></text:p>
                </text:list-item>
              </text:list>
            </text:list-item>
            <text:list-item>
              <text:p text:style-name="P69"><text:span text:style-name="T69_1">obey</text:span><text:span text:style-name="T69_2"><text:s/></text:span><text:span text:style-name="T69_3">min</text:span><text:span text:style-name="T69_4">/</text:span><text:span text:style-name="T69_5">max</text:span><text:span text:style-name="T69_6"><text:s/></text:span><text:span text:style-name="T69_7">property</text:span><text:span text:style-name="T69_8"><text:s/></text:span><text:span text:style-name="T69_9">arity</text:span><text:span text:style-name="T69_10">,<text:s/></text:span><text:span text:style-name="T69_11">affects</text:span><text:span text:style-name="T69_12"><text:s/></text:span><text:span text:style-name="T69_13">tag</text:span><text:span text:style-name="T69_14"><text:s/></text:span><text:span text:style-name="T69_15">display</text:span><text:span text:style-name="T69_16"><text:s/></text:span><text:span text:style-name="T69_17">and</text:span><text:span text:style-name="T69_18"><text:s/></text:span><text:span text:style-name="T69_19">property</text:span><text:span text:style-name="T69_20"><text:s/></text:span><text:span text:style-name="T69_21">adding</text:span><text:span text:style-name="T69_22"><text:s/></text:span><text:span text:style-name="T69_23">behavior</text:span></text:p>
            </text:list-item>
            <text:list-item>
              <text:p text:style-name="P70"><text:span text:style-name="T70_1">on</text:span><text:span text:style-name="T70_2"><text:s/></text:span><text:span text:style-name="T70_3">startup</text:span><text:span text:style-name="T70_4">,<text:s/></text:span><text:span text:style-name="T70_5">download</text:span><text:span text:style-name="T70_6"><text:s/></text:span><text:span text:style-name="T70_7">all</text:span><text:span text:style-name="T70_8"><text:s/></text:span><text:span text:style-name="T70_9">of</text:span><text:span text:style-name="T70_10"><text:s/></text:span><text:span text:style-name="T70_11">a</text:span><text:span text:style-name="T70_12"><text:s/></text:span><text:span text:style-name="T70_13">user</text:span><text:span text:style-name="T70_14">’</text:span><text:span text:style-name="T70_15">s</text:span><text:span text:style-name="T70_16"><text:s/></text:span><text:span text:style-name="T70_17">objects</text:span><text:span text:style-name="T70_18"><text:s/></text:span><text:span text:style-name="T70_19">first</text:span><text:span text:style-name="T70_20">,<text:s/></text:span><text:span text:style-name="T70_21">then</text:span><text:span text:style-name="T70_22"><text:s/></text:span><text:span text:style-name="T70_23">get</text:span><text:span text:style-name="T70_24"><text:s/></text:span><text:span text:style-name="T70_25">other</text:span><text:span text:style-name="T70_26"><text:s/></text:span><text:span text:style-name="T70_27">objects</text:span><text:span text:style-name="T70_28"><text:s/></text:span><text:span text:style-name="T70_29">according</text:span><text:span text:style-name="T70_30"><text:s/></text:span><text:span text:style-name="T70_31">to</text:span><text:span text:style-name="T70_32"><text:s/></text:span><text:span text:style-name="T70_33">interests</text:span><text:span text:style-name="T70_34"><text:s/></text:span><text:span text:style-name="T70_35">and</text:span><text:span text:style-name="T70_36"><text:s/></text:span><text:span text:style-name="T70_37">recency</text:span><text:span text:style-name="T70_38">.<text:s/></text:span></text:p>
              <text:list>
                <text:list-item>
                  <text:p text:style-name="P71"><text:span text:style-name="T71_1"><text:s/></text:span><text:span text:style-name="T71_2">interest</text:span><text:span text:style-name="T71_3"><text:s/></text:span><text:span text:style-name="T71_4">modes</text:span><text:span text:style-name="T71_5">:</text:span></text:p>
                  <text:list>
                    <text:list-item>
                      <text:p text:style-name="P72"><text:span text:style-name="T72_1">geolocation</text:span></text:p>
                    </text:list-item>
                    <text:list-item>
                      <text:p text:style-name="P73"><text:span text:style-name="T73_1">tag</text:span><text:span text:style-name="T73_2"><text:s/></text:span><text:span text:style-name="T73_3">vector</text:span></text:p>
                    </text:list-item>
                    <text:list-item>
                      <text:p text:style-name="P74"/>
                    </text:list-item>
                  </text:list>
                </text:list-item>
              </text:list>
            </text:list-item>
            <text:list-item>
              <text:p text:style-name="P75"><text:span text:style-name="T75_1">add</text:span><text:span text:style-name="T75_2"><text:s/></text:span><text:span text:style-name="T75_3">a</text:span><text:span text:style-name="T75_4"><text:s/></text:span><text:span text:style-name="T75_5">restartEvery</text:span><text:span text:style-name="T75_6"><text:s/></text:span><text:span text:style-name="T75_7">parameter</text:span><text:span text:style-name="T75_8"><text:s/></text:span><text:span text:style-name="T75_9">to</text:span><text:span text:style-name="T75_10"><text:s/></text:span><text:span text:style-name="T75_11">plugins</text:span><text:span text:style-name="T75_12"><text:s/></text:span><text:span text:style-name="T75_13">to</text:span><text:span text:style-name="T75_14"><text:s/></text:span><text:span text:style-name="T75_15">have</text:span><text:span text:style-name="T75_16"><text:s/></text:span><text:span text:style-name="T75_17">them</text:span><text:span text:style-name="T75_18"><text:s/></text:span><text:span text:style-name="T75_19">stopped</text:span><text:span text:style-name="T75_20"><text:s/></text:span><text:span text:style-name="T75_21">and</text:span><text:span text:style-name="T75_22"><text:s/></text:span><text:span text:style-name="T75_23">restarted</text:span><text:span text:style-name="T75_24"><text:s/></text:span><text:span text:style-name="T75_25">at</text:span><text:span text:style-name="T75_26"><text:s/></text:span><text:span text:style-name="T75_27">periodic</text:span><text:span text:style-name="T75_28"><text:s/></text:span><text:span text:style-name="T75_29">intervals</text:span></text:p>
            </text:list-item>
            <text:list-item>
              <text:p text:style-name="P76"><text:span text:style-name="T76_1">tag</text:span><text:span text:style-name="T76_2"><text:s/></text:span><text:span text:style-name="T76_3">recommendations</text:span><text:span text:style-name="T76_4">:</text:span></text:p>
              <text:list>
                <text:list-item>
                  <text:p text:style-name="P77"><text:span text:style-name="T77_1">stemming</text:span><text:span text:style-name="T77_2"><text:s/></text:span><text:span text:style-name="T77_3">on</text:span><text:span text:style-name="T77_4"><text:s/></text:span><text:span text:style-name="T77_5">english</text:span><text:span text:style-name="T77_6"><text:s/></text:span><text:span text:style-name="T77_7">words</text:span></text:p>
                  <text:list>
                    <text:list-item>
                      <text:p text:style-name="P78"><text:span text:style-name="T78_1"><text:a xlink:type="simple" xlink:href="https://github.com/kristopolous/Porter-Stemmer"><text:span text:style-name="T78_2">https</text:span></text:a></text:span><text:span text:style-name="T78_3"><text:a xlink:type="simple" xlink:href="https://github.com/kristopolous/Porter-Stemmer"><text:span text:style-name="T78_4">://</text:span></text:a></text:span><text:span text:style-name="T78_5"><text:a xlink:type="simple" xlink:href="https://github.com/kristopolous/Porter-Stemmer"><text:span text:style-name="T78_6">github</text:span></text:a></text:span><text:span text:style-name="T78_7"><text:a xlink:type="simple" xlink:href="https://github.com/kristopolous/Porter-Stemmer"><text:span text:style-name="T78_8">.</text:span></text:a></text:span><text:span text:style-name="T78_9"><text:a xlink:type="simple" xlink:href="https://github.com/kristopolous/Porter-Stemmer"><text:span text:style-name="T78_10">com</text:span></text:a></text:span><text:span text:style-name="T78_11"><text:a xlink:type="simple" xlink:href="https://github.com/kristopolous/Porter-Stemmer"><text:span text:style-name="T78_12">/</text:span></text:a></text:span><text:span text:style-name="T78_13"><text:a xlink:type="simple" xlink:href="https://github.com/kristopolous/Porter-Stemmer"><text:span text:style-name="T78_14">kristopolous</text:span></text:a></text:span><text:span text:style-name="T78_15"><text:a xlink:type="simple" xlink:href="https://github.com/kristopolous/Porter-Stemmer"><text:span text:style-name="T78_16">/</text:span></text:a></text:span><text:span text:style-name="T78_17"><text:a xlink:type="simple" xlink:href="https://github.com/kristopolous/Porter-Stemmer"><text:span text:style-name="T78_18">Porter</text:span></text:a></text:span><text:span text:style-name="T78_19"><text:a xlink:type="simple" xlink:href="https://github.com/kristopolous/Porter-Stemmer"><text:span text:style-name="T78_20">-</text:span></text:a></text:span><text:span text:style-name="T78_21"><text:a xlink:type="simple" xlink:href="https://github.com/kristopolous/Porter-Stemmer"><text:span text:style-name="T78_22">Stemmer</text:span></text:a></text:span></text:p>
                    </text:list-item>
                  </text:list>
                </text:list-item>
                <text:list-item>
                  <text:p text:style-name="P79"><text:span text:style-name="T79_1">variable</text:span><text:span text:style-name="T79_2"><text:s/></text:span><text:span text:style-name="T79_3">score</text:span><text:span text:style-name="T79_4"><text:s/></text:span><text:span text:style-name="T79_5">result</text:span><text:span text:style-name="T79_6"><text:s/>0..1.0,<text:s/></text:span><text:span text:style-name="T79_7">indicated</text:span><text:span text:style-name="T79_8"><text:s/></text:span><text:span text:style-name="T79_9">with</text:span><text:span text:style-name="T79_10"><text:s/></text:span><text:span text:style-name="T79_11">sort</text:span><text:span text:style-name="T79_12"><text:s/></text:span><text:span text:style-name="T79_13">order</text:span><text:span text:style-name="T79_14"><text:s/></text:span><text:span text:style-name="T79_15">and</text:span><text:span text:style-name="T79_16"><text:s/></text:span><text:span text:style-name="T79_17">font</text:span><text:span text:style-name="T79_18"><text:s/></text:span><text:span text:style-name="T79_19">size</text:span></text:p>
                </text:list-item>
                <text:list-item>
                  <text:p text:style-name="P80"><text:span text:style-name="T80_1">display</text:span><text:span text:style-name="T80_2"><text:s/></text:span><text:span text:style-name="T80_3">in</text:span><text:span text:style-name="T80_4"><text:s/></text:span><text:span text:style-name="T80_5">bottom</text:span><text:span text:style-name="T80_6"><text:s/></text:span><text:span text:style-name="T80_7">section</text:span><text:span text:style-name="T80_8"><text:s/></text:span><text:span text:style-name="T80_9">below</text:span><text:span text:style-name="T80_10"><text:s/></text:span><text:span text:style-name="T80_11">all</text:span><text:span text:style-name="T80_12"><text:s/></text:span><text:span text:style-name="T80_13">tags</text:span></text:p>
                </text:list-item>
                <text:list-item>
                  <text:p text:style-name="P81"><text:span text:style-name="T81_1">mouseover</text:span><text:span text:style-name="T81_2"><text:s/></text:span><text:span text:style-name="T81_3">indicates</text:span><text:span text:style-name="T81_4"><text:s/></text:span><text:span text:style-name="T81_5">reason</text:span><text:span text:style-name="T81_6"><text:s/></text:span><text:span text:style-name="T81_7">for</text:span><text:span text:style-name="T81_8"><text:s/></text:span><text:span text:style-name="T81_9">selection</text:span><text:span text:style-name="T81_10"><text:s/>(</text:span><text:span text:style-name="T81_11">can</text:span><text:span text:style-name="T81_12"><text:s/></text:span><text:span text:style-name="T81_13">be</text:span><text:span text:style-name="T81_14"><text:s/></text:span><text:span text:style-name="T81_15">just</text:span><text:span text:style-name="T81_16"><text:s/>“</text:span><text:span text:style-name="T81_17">matched</text:span><text:span text:style-name="T81_18"><text:s/></text:span><text:span text:style-name="T81_19">keyword</text:span><text:span text:style-name="T81_20">”<text:s/></text:span><text:span text:style-name="T81_21">but</text:span><text:span text:style-name="T81_22"><text:s/></text:span><text:span text:style-name="T81_23">grow</text:span><text:span text:style-name="T81_24"><text:s/></text:span><text:span text:style-name="T81_25">to</text:span><text:span text:style-name="T81_26"><text:s/></text:span><text:span text:style-name="T81_27">cover</text:span><text:span text:style-name="T81_28"><text:s/></text:span><text:span text:style-name="T81_29">future</text:span><text:span text:style-name="T81_30"><text:s/></text:span><text:span text:style-name="T81_31">inference</text:span><text:span text:style-name="T81_32"><text:s/></text:span><text:span text:style-name="T81_33">abilities</text:span><text:span text:style-name="T81_34">)</text:span></text:p>
                </text:list-item>
              </text:list>
            </text:list-item>
            <text:list-item>
              <text:p text:style-name="P82"><text:span text:style-name="T82_1">find</text:span><text:span text:style-name="T82_2"><text:s/></text:span><text:span text:style-name="T82_3">relevant</text:span><text:span text:style-name="T82_4"><text:s/>(</text:span><text:span text:style-name="T82_5">geographically</text:span><text:span text:style-name="T82_6"><text:s/></text:span><text:span text:style-name="T82_7">near</text:span><text:span text:style-name="T82_8">)<text:s/></text:span><text:span text:style-name="T82_9">objects</text:span><text:span text:style-name="T82_10"><text:s/></text:span><text:span text:style-name="T82_11">when</text:span><text:span text:style-name="T82_12"><text:s/></text:span><text:span text:style-name="T82_13">only</text:span><text:span text:style-name="T82_14"><text:s/></text:span><text:span text:style-name="T82_15">a</text:span><text:span text:style-name="T82_16"><text:s/></text:span><text:span text:style-name="T82_17">spacepoint</text:span><text:span text:style-name="T82_18"><text:s/></text:span><text:span text:style-name="T82_19">is</text:span><text:span text:style-name="T82_20"><text:s/></text:span><text:span text:style-name="T82_21">in</text:span><text:span text:style-name="T82_22"><text:s/>(</text:span><text:span text:style-name="T82_23">edited</text:span><text:span text:style-name="T82_24">)<text:s/></text:span><text:span text:style-name="T82_25">focus</text:span></text:p>
            </text:list-item>
            <text:list-item>
              <text:p text:style-name="P83"><text:span text:style-name="T83_1">indicate</text:span><text:span text:style-name="T83_2"><text:s/></text:span><text:span text:style-name="T83_3">when</text:span><text:span text:style-name="T83_4"><text:s/></text:span><text:span text:style-name="T83_5">the</text:span><text:span text:style-name="T83_6"><text:s/></text:span><text:span text:style-name="T83_7">DB</text:span><text:span text:style-name="T83_8"><text:s/></text:span><text:span text:style-name="T83_9">isnt</text:span><text:span text:style-name="T83_10"><text:s/></text:span><text:span text:style-name="T83_11">running</text:span></text:p>
            </text:list-item>
            <text:list-item>
              <text:p text:style-name="P84"><text:span text:style-name="T84_1">merge</text:span><text:span text:style-name="T84_2"><text:s/></text:span><text:span text:style-name="T84_3">properties</text:span><text:span text:style-name="T84_4"><text:s/></text:span><text:span text:style-name="T84_5">from</text:span><text:span text:style-name="T84_6"><text:s/></text:span><text:span text:style-name="T84_7">duplicate</text:span><text:span text:style-name="T84_8"><text:s/></text:span><text:span text:style-name="T84_9">tags</text:span><text:span text:style-name="T84_10"><text:s/></text:span><text:span text:style-name="T84_11">on</text:span><text:span text:style-name="T84_12"><text:s/></text:span><text:span text:style-name="T84_13">ontology</text:span><text:span text:style-name="T84_14"><text:s/></text:span><text:span text:style-name="T84_15">loads</text:span></text:p>
            </text:list-item>
            <text:list-item>
              <text:p text:style-name="P85"><text:span text:style-name="T85_1">outer</text:span><text:span text:style-name="T85_2"><text:s/></text:span><text:span text:style-name="T85_3">space</text:span><text:span text:style-name="T85_4"><text:s/></text:span><text:span text:style-name="T85_5">aware</text:span></text:p>
              <text:list>
                <text:list-item>
                  <text:p text:style-name="P86"><text:span text:style-name="T86_1">time</text:span><text:span text:style-name="T86_2"><text:s/></text:span><text:span text:style-name="T86_3">delta</text:span><text:span text:style-name="T86_4"><text:s/>+<text:s/></text:span><text:span text:style-name="T86_5">space</text:span><text:span text:style-name="T86_6"><text:s/></text:span><text:span text:style-name="T86_7">distance</text:span><text:span text:style-name="T86_8"><text:s/></text:span><text:span text:style-name="T86_9">direction</text:span><text:span text:style-name="T86_10"><text:s/></text:span><text:span text:style-name="T86_11">altitude</text:span></text:p>
                </text:list-item>
                <text:list-item>
                  <text:p text:style-name="P87"><text:span text:style-name="T87_1">example</text:span><text:span text:style-name="T87_2">:<text:s/></text:span><text:span text:style-name="T87_3">1<text:s/></text:span><text:span text:style-name="T87_4">day</text:span><text:span text:style-name="T87_5"><text:s/></text:span><text:span text:style-name="T87_6">ago</text:span><text:span text:style-name="T87_7"><text:s/>|<text:s/>3.2<text:s/></text:span><text:span text:style-name="T87_8">km</text:span><text:span text:style-name="T87_9"><text:s/></text:span><text:span text:style-name="T87_10">NW</text:span><text:span text:style-name="T87_11"><text:s/></text:span><text:span text:style-name="T87_12">up</text:span><text:span text:style-name="T87_13"><text:s/>16.1</text:span><text:span text:style-name="T87_14">m</text:span></text:p>
                </text:list-item>
              </text:list>
            </text:list-item>
            <text:list-item>
              <text:p text:style-name="P88"><text:span text:style-name="T88_1">user</text:span><text:span text:style-name="T88_2"><text:s/></text:span><text:span text:style-name="T88_3">IP</text:span><text:span text:style-name="T88_4"><text:s/>-&gt;<text:s/></text:span><text:span text:style-name="T88_5">becomes</text:span><text:span text:style-name="T88_6"><text:s/></text:span><text:span text:style-name="T88_7">a</text:span><text:span text:style-name="T88_8"><text:s/></text:span><text:span text:style-name="T88_9">known</text:span><text:span text:style-name="T88_10"><text:s/></text:span><text:span text:style-name="T88_11">IP</text:span><text:span text:style-name="T88_12"><text:s/></text:span><text:span text:style-name="T88_13">object</text:span><text:span text:style-name="T88_14"><text:s/></text:span><text:span text:style-name="T88_15">that</text:span><text:span text:style-name="T88_16"><text:s/></text:span><text:span text:style-name="T88_17">can</text:span><text:span text:style-name="T88_18"><text:s/></text:span><text:span text:style-name="T88_19">become</text:span><text:span text:style-name="T88_20"><text:s/></text:span><text:span text:style-name="T88_21">geo</text:span><text:span text:style-name="T88_22">-</text:span><text:span text:style-name="T88_23">IP</text:span><text:span text:style-name="T88_24"><text:s/></text:span><text:span text:style-name="T88_25">resolved</text:span><text:span text:style-name="T88_26"><text:s/></text:span><text:span text:style-name="T88_27">as</text:span><text:span text:style-name="T88_28"><text:s/></text:span><text:span text:style-name="T88_29">a</text:span><text:span text:style-name="T88_30"><text:s/>“</text:span><text:span text:style-name="T88_31">location</text:span><text:span text:style-name="T88_32"><text:s/></text:span><text:span text:style-name="T88_33">of</text:span><text:span text:style-name="T88_34"><text:s/></text:span><text:span text:style-name="T88_35">interest</text:span><text:span text:style-name="T88_36">”<text:s/></text:span><text:span text:style-name="T88_37">to</text:span><text:span text:style-name="T88_38"><text:s/></text:span><text:span text:style-name="T88_39">ponder</text:span><text:span text:style-name="T88_40"><text:s/></text:span><text:span text:style-name="T88_41">inference</text:span><text:span text:style-name="T88_42"><text:s/></text:span><text:span text:style-name="T88_43">results</text:span></text:p>
            </text:list-item>
            <text:list-item>
              <text:p text:style-name="P89"><text:span text:style-name="T89_1">mousewheel</text:span><text:span text:style-name="T89_2"><text:s/></text:span><text:span text:style-name="T89_3">on</text:span><text:span text:style-name="T89_4"><text:s/></text:span><text:span text:style-name="T89_5">applied</text:span><text:span text:style-name="T89_6"><text:s/></text:span><text:span text:style-name="T89_7">Tag</text:span><text:span text:style-name="T89_8"><text:s/></text:span><text:span text:style-name="T89_9">to</text:span><text:span text:style-name="T89_10"><text:s/></text:span><text:span text:style-name="T89_11">adjust</text:span><text:span text:style-name="T89_12"><text:s/></text:span><text:span text:style-name="T89_13">strength</text:span><text:span text:style-name="T89_14">;<text:s/></text:span><text:span text:style-name="T89_15">adjusts</text:span><text:span text:style-name="T89_16"><text:s/></text:span><text:span text:style-name="T89_17">font</text:span><text:span text:style-name="T89_18">-</text:span><text:span text:style-name="T89_19">size</text:span><text:span text:style-name="T89_20"><text:s/></text:span><text:span text:style-name="T89_21">of</text:span><text:span text:style-name="T89_22"><text:s/></text:span><text:span text:style-name="T89_23">displayed</text:span><text:span text:style-name="T89_24"><text:s/></text:span><text:span text:style-name="T89_25">applied</text:span><text:span text:style-name="T89_26"><text:s/></text:span><text:span text:style-name="T89_27">tag</text:span></text:p>
            </text:list-item>
            <text:list-item>
              <text:p text:style-name="P90"><text:span text:style-name="T90_1">loaded</text:span><text:span text:style-name="T90_2"><text:s/></text:span><text:span text:style-name="T90_3">and</text:span><text:span text:style-name="T90_4"><text:s/></text:span><text:span text:style-name="T90_5">unloaded</text:span><text:span text:style-name="T90_6"><text:s/></text:span><text:span text:style-name="T90_7">plugins</text:span><text:span text:style-name="T90_8"><text:s/></text:span><text:span text:style-name="T90_9">reified</text:span><text:span text:style-name="T90_10"><text:s/></text:span><text:span text:style-name="T90_11">as</text:span><text:span text:style-name="T90_12"><text:s/></text:span><text:span text:style-name="T90_13">objects</text:span><text:span text:style-name="T90_14"><text:s/></text:span><text:span text:style-name="T90_15">themselves</text:span></text:p>
            </text:list-item>
            <text:list-item>
              <text:p text:style-name="P91"><text:span text:style-name="T91_1">“</text:span><text:span text:style-name="T91_2">Forecast</text:span><text:span text:style-name="T91_3">”<text:s/></text:span><text:span text:style-name="T91_4">tag</text:span><text:span text:style-name="T91_5"><text:s/></text:span><text:span text:style-name="T91_6">modeled</text:span><text:span text:style-name="T91_7"><text:s/></text:span><text:span text:style-name="T91_8">after</text:span><text:span text:style-name="T91_9"><text:s/></text:span><text:span text:style-name="T91_10">Foresight</text:span><text:span text:style-name="T91_11"><text:s/></text:span><text:span text:style-name="T91_12">Engine</text:span></text:p>
              <text:list>
                <text:list-item>
                  <text:p text:style-name="P92"><text:span text:style-name="T92_1"><text:a xlink:type="simple" xlink:href="http://foresight.breakthroughstocures.org/about"><text:span text:style-name="T92_2">http</text:span></text:a></text:span><text:span text:style-name="T92_3"><text:a xlink:type="simple" xlink:href="http://foresight.breakthroughstocures.org/about"><text:span text:style-name="T92_4">://</text:span></text:a></text:span><text:span text:style-name="T92_5"><text:a xlink:type="simple" xlink:href="http://foresight.breakthroughstocures.org/about"><text:span text:style-name="T92_6">foresight</text:span></text:a></text:span><text:span text:style-name="T92_7"><text:a xlink:type="simple" xlink:href="http://foresight.breakthroughstocures.org/about"><text:span text:style-name="T92_8">.</text:span></text:a></text:span><text:span text:style-name="T92_9"><text:a xlink:type="simple" xlink:href="http://foresight.breakthroughstocures.org/about"><text:span text:style-name="T92_10">breakthroughstocures</text:span></text:a></text:span><text:span text:style-name="T92_11"><text:a xlink:type="simple" xlink:href="http://foresight.breakthroughstocures.org/about"><text:span text:style-name="T92_12">.</text:span></text:a></text:span><text:span text:style-name="T92_13"><text:a xlink:type="simple" xlink:href="http://foresight.breakthroughstocures.org/about"><text:span text:style-name="T92_14">org</text:span></text:a></text:span><text:span text:style-name="T92_15"><text:a xlink:type="simple" xlink:href="http://foresight.breakthroughstocures.org/about"><text:span text:style-name="T92_16">/</text:span></text:a></text:span><text:span text:style-name="T92_17"><text:a xlink:type="simple" xlink:href="http://foresight.breakthroughstocures.org/about"><text:span text:style-name="T92_18">about</text:span></text:a></text:span></text:p>
                </text:list-item>
                <text:list-item>
                  <text:p text:style-name="P93"><text:span text:style-name="T93_1">Then</text:span><text:span text:style-name="T93_2"><text:s/></text:span><text:span text:style-name="T93_3">they</text:span><text:span text:style-name="T93_4"><text:s/></text:span><text:span text:style-name="T93_5">play</text:span><text:span text:style-name="T93_6"><text:s/></text:span><text:span text:style-name="T93_7">cards</text:span><text:span text:style-name="T93_8">:<text:s/></text:span><text:span text:style-name="T93_9">Twitter</text:span><text:span text:style-name="T93_10">-</text:span><text:span text:style-name="T93_11">length</text:span><text:span text:style-name="T93_12"><text:s/></text:span><text:span text:style-name="T93_13">forecasts</text:span><text:span text:style-name="T93_14"><text:s/>(140<text:s/></text:span><text:span text:style-name="T93_15">characters</text:span><text:span text:style-name="T93_16"><text:s/></text:span><text:span text:style-name="T93_17">or</text:span><text:span text:style-name="T93_18"><text:s/></text:span><text:span text:style-name="T93_19">less</text:span><text:span text:style-name="T93_20">)<text:s/></text:span><text:span text:style-name="T93_21">that</text:span><text:span text:style-name="T93_22"><text:s/></text:span><text:span text:style-name="T93_23">represent</text:span><text:span text:style-name="T93_24"><text:s/></text:span><text:span text:style-name="T93_25">their</text:span><text:span text:style-name="T93_26"><text:s/></text:span><text:span text:style-name="T93_27">best</text:span><text:span text:style-name="T93_28"><text:s/></text:span><text:span text:style-name="T93_29">thinking</text:span><text:span text:style-name="T93_30">.<text:s/></text:span><text:span text:style-name="T93_31">They</text:span><text:span text:style-name="T93_32"><text:s/></text:span><text:span text:style-name="T93_33">can</text:span><text:span text:style-name="T93_34"><text:s/></text:span><text:span text:style-name="T93_35">start</text:span><text:span text:style-name="T93_36"><text:s/></text:span><text:span text:style-name="T93_37">a</text:span><text:span text:style-name="T93_38"><text:s/></text:span><text:span text:style-name="T93_39">chain</text:span><text:span text:style-name="T93_40"><text:s/></text:span><text:span text:style-name="T93_41">of</text:span><text:span text:style-name="T93_42"><text:s/></text:span><text:span text:style-name="T93_43">cards</text:span><text:span text:style-name="T93_44"><text:s/></text:span><text:span text:style-name="T93_45">or</text:span><text:span text:style-name="T93_46"><text:s/></text:span><text:span text:style-name="T93_47">they</text:span><text:span text:style-name="T93_48"><text:s/></text:span><text:span text:style-name="T93_49">can</text:span><text:span text:style-name="T93_50"><text:s/></text:span><text:span text:style-name="T93_51">build</text:span><text:span text:style-name="T93_52"><text:s/></text:span><text:span text:style-name="T93_53">on</text:span><text:span text:style-name="T93_54"><text:s/></text:span><text:span text:style-name="T93_55">cards</text:span><text:span text:style-name="T93_56"><text:s/></text:span><text:span text:style-name="T93_57">that</text:span><text:span text:style-name="T93_58"><text:s/></text:span><text:span text:style-name="T93_59">others</text:span><text:span text:style-name="T93_60"><text:s/></text:span><text:span text:style-name="T93_61">play</text:span><text:span text:style-name="T93_62">.<text:s/></text:span></text:p>
                </text:list-item>
                <text:list-item>
                  <text:p text:style-name="P94"><text:span text:style-name="T94_1">A</text:span><text:span text:style-name="T94_2"><text:s/></text:span><text:span text:style-name="T94_3">card</text:span><text:span text:style-name="T94_4"><text:s/></text:span><text:span text:style-name="T94_5">is</text:span><text:span text:style-name="T94_6"><text:s/></text:span><text:span text:style-name="T94_7">an</text:span><text:span text:style-name="T94_8"><text:s/></text:span><text:span text:style-name="T94_9">idea</text:span><text:span text:style-name="T94_10"><text:s/></text:span><text:span text:style-name="T94_11">about</text:span><text:span text:style-name="T94_12"><text:s/></text:span><text:span text:style-name="T94_13">the</text:span><text:span text:style-name="T94_14"><text:s/></text:span><text:span text:style-name="T94_15">future</text:span><text:span text:style-name="T94_16">.<text:s/></text:span><text:span text:style-name="T94_17">Your</text:span><text:span text:style-name="T94_18"><text:s/></text:span><text:span text:style-name="T94_19">first</text:span><text:span text:style-name="T94_20"><text:s/></text:span><text:span text:style-name="T94_21">card</text:span><text:span text:style-name="T94_22"><text:s/></text:span><text:span text:style-name="T94_23">is</text:span><text:span text:style-name="T94_24"><text:s/></text:span><text:span text:style-name="T94_25">either</text:span><text:span text:style-name="T94_26"><text:s/>“</text:span><text:span text:style-name="T94_27">positive</text:span><text:span text:style-name="T94_28"><text:s/></text:span><text:span text:style-name="T94_29">imagination</text:span><text:span text:style-name="T94_30">”<text:s/>—<text:s/></text:span><text:span text:style-name="T94_31">something</text:span><text:span text:style-name="T94_32"><text:s/></text:span><text:span text:style-name="T94_33">good</text:span><text:span text:style-name="T94_34"><text:s/></text:span><text:span text:style-name="T94_35">that</text:span><text:span text:style-name="T94_36"><text:s/></text:span><text:span text:style-name="T94_37">we</text:span><text:span text:style-name="T94_38"><text:s/></text:span><text:span text:style-name="T94_39">could</text:span><text:span text:style-name="T94_40"><text:s/></text:span><text:span text:style-name="T94_41">do</text:span><text:span text:style-name="T94_42"><text:s/></text:span><text:span text:style-name="T94_43">in</text:span><text:span text:style-name="T94_44"><text:s/></text:span><text:span text:style-name="T94_45">the</text:span><text:span text:style-name="T94_46"><text:s/></text:span><text:span text:style-name="T94_47">future</text:span><text:span text:style-name="T94_48"><text:s/></text:span><text:span text:style-name="T94_49">scenario</text:span><text:span text:style-name="T94_50"><text:s/>—<text:s/></text:span><text:span text:style-name="T94_51">or</text:span><text:span text:style-name="T94_52"><text:s/>“</text:span><text:span text:style-name="T94_53">dark</text:span><text:span text:style-name="T94_54"><text:s/></text:span><text:span text:style-name="T94_55">imagination</text:span><text:span text:style-name="T94_56">”<text:s/>—<text:s/></text:span><text:span text:style-name="T94_57">a</text:span><text:span text:style-name="T94_58"><text:s/></text:span><text:span text:style-name="T94_59">challenge</text:span><text:span text:style-name="T94_60"><text:s/></text:span><text:span text:style-name="T94_61">or</text:span><text:span text:style-name="T94_62"><text:s/></text:span><text:span text:style-name="T94_63">obstacle</text:span><text:span text:style-name="T94_64"><text:s/></text:span><text:span text:style-name="T94_65">that</text:span><text:span text:style-name="T94_66"><text:s/></text:span><text:span text:style-name="T94_67">might</text:span><text:span text:style-name="T94_68"><text:s/></text:span><text:span text:style-name="T94_69">stand</text:span><text:span text:style-name="T94_70"><text:s/></text:span><text:span text:style-name="T94_71">in</text:span><text:span text:style-name="T94_72"><text:s/></text:span><text:span text:style-name="T94_73">our</text:span><text:span text:style-name="T94_74"><text:s/></text:span><text:span text:style-name="T94_75">way</text:span><text:span text:style-name="T94_76">.<text:s/></text:span><text:span text:style-name="T94_77">If</text:span><text:span text:style-name="T94_78"><text:s/></text:span><text:span text:style-name="T94_79">you</text:span><text:span text:style-name="T94_80">’</text:span><text:span text:style-name="T94_81">re</text:span><text:span text:style-name="T94_82"><text:s/></text:span><text:span text:style-name="T94_83">optimistic</text:span><text:span text:style-name="T94_84">,<text:s/></text:span><text:span text:style-name="T94_85">play</text:span><text:span text:style-name="T94_86"><text:s/></text:span><text:span text:style-name="T94_87">a</text:span><text:span text:style-name="T94_88"><text:s/></text:span><text:span text:style-name="T94_89">positive</text:span><text:span text:style-name="T94_90"><text:s/></text:span><text:span text:style-name="T94_91">imagination</text:span><text:span text:style-name="T94_92"><text:s/></text:span><text:span text:style-name="T94_93">card</text:span><text:span text:style-name="T94_94">.<text:s/></text:span><text:span text:style-name="T94_95">If</text:span><text:span text:style-name="T94_96"><text:s/></text:span><text:span text:style-name="T94_97">you</text:span><text:span text:style-name="T94_98">’</text:span><text:span text:style-name="T94_99">re</text:span><text:span text:style-name="T94_100"><text:s/></text:span><text:span text:style-name="T94_101">pessimistic</text:span><text:span text:style-name="T94_102">,<text:s/></text:span><text:span text:style-name="T94_103">play</text:span><text:span text:style-name="T94_104"><text:s/></text:span><text:span text:style-name="T94_105">a</text:span><text:span text:style-name="T94_106"><text:s/></text:span><text:span text:style-name="T94_107">dark</text:span><text:span text:style-name="T94_108"><text:s/></text:span><text:span text:style-name="T94_109">imagination</text:span><text:span text:style-name="T94_110"><text:s/></text:span><text:span text:style-name="T94_111">card</text:span><text:span text:style-name="T94_112">.<text:s/></text:span><text:span text:style-name="T94_113">And</text:span><text:span text:style-name="T94_114"><text:s/></text:span><text:span text:style-name="T94_115">if</text:span><text:span text:style-name="T94_116"><text:s/></text:span><text:span text:style-name="T94_117">you</text:span><text:span text:style-name="T94_118"><text:s/></text:span><text:span text:style-name="T94_119">can</text:span><text:span text:style-name="T94_120"><text:s/></text:span><text:span text:style-name="T94_121">picture</text:span><text:span text:style-name="T94_122"><text:s/></text:span><text:span text:style-name="T94_123">both</text:span><text:span text:style-name="T94_124"><text:s/></text:span><text:span text:style-name="T94_125">positive</text:span><text:span text:style-name="T94_126"><text:s/></text:span><text:span text:style-name="T94_127">and</text:span><text:span text:style-name="T94_128"><text:s/></text:span><text:span text:style-name="T94_129">dark</text:span><text:span text:style-name="T94_130"><text:s/></text:span><text:span text:style-name="T94_131">outcomes</text:span><text:span text:style-name="T94_132">,<text:s/></text:span><text:span text:style-name="T94_133">then</text:span><text:span text:style-name="T94_134"><text:s/></text:span><text:span text:style-name="T94_135">play</text:span><text:span text:style-name="T94_136"><text:s/></text:span><text:span text:style-name="T94_137">one</text:span><text:span text:style-name="T94_138"><text:s/></text:span><text:span text:style-name="T94_139">of</text:span><text:span text:style-name="T94_140"><text:s/></text:span><text:span text:style-name="T94_141">each</text:span><text:span text:style-name="T94_142">!</text:span></text:p>
                </text:list-item>
                <text:list-item>
                  <text:p text:style-name="P95"><text:span text:style-name="T95_1">Check</text:span><text:span text:style-name="T95_2"><text:s/></text:span><text:span text:style-name="T95_3">out</text:span><text:span text:style-name="T95_4"><text:s/></text:span><text:span text:style-name="T95_5"><text:a xlink:type="simple" xlink:href="http://foresight.breakthroughstocures.org/dashboard"><text:span text:style-name="T95_6">the</text:span></text:a></text:span><text:span text:style-name="T95_7"><text:a xlink:type="simple" xlink:href="http://foresight.breakthroughstocures.org/dashboard"><text:span text:style-name="T95_8"><text:s/></text:span></text:a></text:span><text:span text:style-name="T95_9"><text:a xlink:type="simple" xlink:href="http://foresight.breakthroughstocures.org/dashboard"><text:span text:style-name="T95_10">ideas</text:span></text:a></text:span><text:span text:style-name="T95_11"><text:a xlink:type="simple" xlink:href="http://foresight.breakthroughstocures.org/dashboard"><text:span text:style-name="T95_12"><text:s/></text:span></text:a></text:span><text:span text:style-name="T95_13"><text:a xlink:type="simple" xlink:href="http://foresight.breakthroughstocures.org/dashboard"><text:span text:style-name="T95_14">created</text:span></text:a></text:span><text:span text:style-name="T95_15"><text:a xlink:type="simple" xlink:href="http://foresight.breakthroughstocures.org/dashboard"><text:span text:style-name="T95_16"><text:s/></text:span></text:a></text:span><text:span text:style-name="T95_17"><text:a xlink:type="simple" xlink:href="http://foresight.breakthroughstocures.org/dashboard"><text:span text:style-name="T95_18">by</text:span></text:a></text:span><text:span text:style-name="T95_19"><text:a xlink:type="simple" xlink:href="http://foresight.breakthroughstocures.org/dashboard"><text:span text:style-name="T95_20"><text:s/></text:span></text:a></text:span><text:span text:style-name="T95_21"><text:a xlink:type="simple" xlink:href="http://foresight.breakthroughstocures.org/dashboard"><text:span text:style-name="T95_22">other</text:span></text:a></text:span><text:span text:style-name="T95_23"><text:a xlink:type="simple" xlink:href="http://foresight.breakthroughstocures.org/dashboard"><text:span text:style-name="T95_24"><text:s/></text:span></text:a></text:span><text:span text:style-name="T95_25"><text:a xlink:type="simple" xlink:href="http://foresight.breakthroughstocures.org/dashboard"><text:span text:style-name="T95_26">players</text:span></text:a></text:span><text:span text:style-name="T95_27"><text:a xlink:type="simple" xlink:href="http://foresight.breakthroughstocures.org/dashboard"><text:span text:style-name="T95_28">!</text:span></text:a></text:span><text:span text:style-name="T95_29"><text:s/></text:span><text:span text:style-name="T95_30">Look</text:span><text:span text:style-name="T95_31"><text:s/></text:span><text:span text:style-name="T95_32">for</text:span><text:span text:style-name="T95_33"><text:s/></text:span><text:span text:style-name="T95_34">cards</text:span><text:span text:style-name="T95_35"><text:s/></text:span><text:span text:style-name="T95_36">that</text:span><text:span text:style-name="T95_37"><text:s/></text:span><text:span text:style-name="T95_38">really</text:span><text:span text:style-name="T95_39"><text:s/></text:span><text:span text:style-name="T95_40">catch</text:span><text:span text:style-name="T95_41"><text:s/></text:span><text:span text:style-name="T95_42">your</text:span><text:span text:style-name="T95_43"><text:s/></text:span><text:span text:style-name="T95_44">eye</text:span><text:span text:style-name="T95_45"><text:s/>—<text:s/></text:span><text:span text:style-name="T95_46">and</text:span><text:span text:style-name="T95_47"><text:s/></text:span><text:span text:style-name="T95_48">then</text:span><text:span text:style-name="T95_49"><text:s/></text:span><text:span text:style-name="T95_50">take</text:span><text:span text:style-name="T95_51"><text:s/></text:span><text:span text:style-name="T95_52">them</text:span><text:span text:style-name="T95_53"><text:s/></text:span><text:span text:style-name="T95_54">one</text:span><text:span text:style-name="T95_55"><text:s/></text:span><text:span text:style-name="T95_56">step</text:span><text:span text:style-name="T95_57"><text:s/></text:span><text:span text:style-name="T95_58">further</text:span><text:span text:style-name="T95_59">,<text:s/></text:span><text:span text:style-name="T95_60">in</text:span><text:span text:style-name="T95_61"><text:s/></text:span><text:span text:style-name="T95_62">one</text:span><text:span text:style-name="T95_63"><text:s/></text:span><text:span text:style-name="T95_64">of</text:span><text:span text:style-name="T95_65"><text:s/></text:span><text:span text:style-name="T95_66">four</text:span><text:span text:style-name="T95_67"><text:s/></text:span><text:span text:style-name="T95_68">possible</text:span><text:span text:style-name="T95_69"><text:s/></text:span><text:span text:style-name="T95_70">directions</text:span><text:span text:style-name="T95_71">.</text:span></text:p>
                  <text:list>
                    <text:list-item>
                      <text:p text:style-name="P96"><text:span text:style-name="T96_1">No</text:span><text:span text:style-name="T96_2"><text:s/></text:span><text:span text:style-name="T96_3">way</text:span><text:span text:style-name="T96_4">!”<text:s/></text:span><text:span text:style-name="T96_5">If</text:span><text:span text:style-name="T96_6"><text:s/></text:span><text:span text:style-name="T96_7">you</text:span><text:span text:style-name="T96_8"><text:s/></text:span><text:span text:style-name="T96_9">disagree</text:span><text:span text:style-name="T96_10">,<text:s/></text:span><text:span text:style-name="T96_11">play</text:span><text:span text:style-name="T96_12"><text:s/></text:span><text:span text:style-name="T96_13">an</text:span><text:span text:style-name="T96_14"><text:s/></text:span><text:span text:style-name="T96_15">antagonism</text:span><text:span text:style-name="T96_16"><text:s/></text:span><text:span text:style-name="T96_17">card</text:span><text:span text:style-name="T96_18">.</text:span></text:p>
                    </text:list-item>
                    <text:list-item>
                      <text:p text:style-name="P97"><text:span text:style-name="T97_1">“</text:span><text:span text:style-name="T97_2">Yes</text:span><text:span text:style-name="T97_3">!<text:s/></text:span><text:span text:style-name="T97_4">And</text:span><text:span text:style-name="T97_5">…”<text:s/></text:span><text:span text:style-name="T97_6">If</text:span><text:span text:style-name="T97_7"><text:s/></text:span><text:span text:style-name="T97_8">you</text:span><text:span text:style-name="T97_9"><text:s/></text:span><text:span text:style-name="T97_10">agree</text:span><text:span text:style-name="T97_11">,<text:s/></text:span><text:span text:style-name="T97_12">play</text:span><text:span text:style-name="T97_13"><text:s/></text:span><text:span text:style-name="T97_14">a</text:span><text:span text:style-name="T97_15"><text:s/></text:span><text:span text:style-name="T97_16">momentum</text:span><text:span text:style-name="T97_17"><text:s/></text:span><text:span text:style-name="T97_18">card</text:span><text:span text:style-name="T97_19">.</text:span></text:p>
                    </text:list-item>
                    <text:list-item>
                      <text:p text:style-name="P98"><text:span text:style-name="T98_1">“</text:span><text:span text:style-name="T98_2">Yes</text:span><text:span text:style-name="T98_3">!<text:s/></text:span><text:span text:style-name="T98_4">But</text:span><text:span text:style-name="T98_5">…”<text:s/></text:span><text:span text:style-name="T98_6">If</text:span><text:span text:style-name="T98_7"><text:s/></text:span><text:span text:style-name="T98_8">you</text:span><text:span text:style-name="T98_9"><text:s/></text:span><text:span text:style-name="T98_10">agree</text:span><text:span text:style-name="T98_11">,<text:s/></text:span><text:span text:style-name="T98_12">but</text:span><text:span text:style-name="T98_13"><text:s/></text:span><text:span text:style-name="T98_14">if</text:span><text:span text:style-name="T98_15"><text:s/></text:span><text:span text:style-name="T98_16">you</text:span><text:span text:style-name="T98_17"><text:s/></text:span><text:span text:style-name="T98_18">can</text:span><text:span text:style-name="T98_19"><text:s/></text:span><text:span text:style-name="T98_20">imagine</text:span><text:span text:style-name="T98_21"><text:s/></text:span><text:span text:style-name="T98_22">the</text:span><text:span text:style-name="T98_23"><text:s/></text:span><text:span text:style-name="T98_24">idea</text:span><text:span text:style-name="T98_25"><text:s/></text:span><text:span text:style-name="T98_26">playing</text:span><text:span text:style-name="T98_27"><text:s/></text:span><text:span text:style-name="T98_28">out</text:span><text:span text:style-name="T98_29"><text:s/></text:span><text:span text:style-name="T98_30">differently</text:span><text:span text:style-name="T98_31"><text:s/></text:span><text:span text:style-name="T98_32">in</text:span><text:span text:style-name="T98_33"><text:s/></text:span><text:span text:style-name="T98_34">your</text:span><text:span text:style-name="T98_35"><text:s/></text:span><text:span text:style-name="T98_36">field</text:span><text:span text:style-name="T98_37"><text:s/></text:span><text:span text:style-name="T98_38">or</text:span><text:span text:style-name="T98_39"><text:s/></text:span><text:span text:style-name="T98_40">part</text:span><text:span text:style-name="T98_41"><text:s/></text:span><text:span text:style-name="T98_42">of</text:span><text:span text:style-name="T98_43"><text:s/></text:span><text:span text:style-name="T98_44">the</text:span><text:span text:style-name="T98_45"><text:s/></text:span><text:span text:style-name="T98_46">world</text:span><text:span text:style-name="T98_47">,<text:s/></text:span><text:span text:style-name="T98_48">play</text:span><text:span text:style-name="T98_49"><text:s/></text:span><text:span text:style-name="T98_50">an</text:span><text:span text:style-name="T98_51"><text:s/></text:span><text:span text:style-name="T98_52">adaptation</text:span><text:span text:style-name="T98_53"><text:s/></text:span><text:span text:style-name="T98_54">card</text:span><text:span text:style-name="T98_55">.</text:span></text:p>
                    </text:list-item>
                    <text:list-item>
                      <text:p text:style-name="P99"><text:span text:style-name="T99_1">“</text:span><text:span text:style-name="T99_2">Hmmm</text:span><text:span text:style-name="T99_3">…”<text:s/></text:span><text:span text:style-name="T99_4">If</text:span><text:span text:style-name="T99_5"><text:s/></text:span><text:span text:style-name="T99_6">you</text:span><text:span text:style-name="T99_7"><text:s/></text:span><text:span text:style-name="T99_8">have</text:span><text:span text:style-name="T99_9"><text:s/></text:span><text:span text:style-name="T99_10">a</text:span><text:span text:style-name="T99_11"><text:s/></text:span><text:span text:style-name="T99_12">follow</text:span><text:span text:style-name="T99_13">-</text:span><text:span text:style-name="T99_14">up</text:span><text:span text:style-name="T99_15"><text:s/></text:span><text:span text:style-name="T99_16">question</text:span><text:span text:style-name="T99_17">,<text:s/></text:span><text:span text:style-name="T99_18">play</text:span><text:span text:style-name="T99_19"><text:s/></text:span><text:span text:style-name="T99_20">an</text:span><text:span text:style-name="T99_21"><text:s/></text:span><text:span text:style-name="T99_22">investigation</text:span><text:span text:style-name="T99_23"><text:s/></text:span><text:span text:style-name="T99_24">card</text:span><text:span text:style-name="T99_25">.</text:span></text:p>
                    </text:list-item>
                  </text:list>
                </text:list-item>
              </text:list>
            </text:list-item>
            <text:list-item>
              <text:p text:style-name="P100"><text:span text:style-name="T100_1">make</text:span><text:span text:style-name="T100_2"><text:s/></text:span><text:span text:style-name="T100_3">cortexit</text:span><text:span text:style-name="T100_4">.</text:span><text:span text:style-name="T100_5">js</text:span><text:span text:style-name="T100_6"><text:s/></text:span><text:span text:style-name="T100_7">optional</text:span><text:span text:style-name="T100_8"><text:s/></text:span><text:span text:style-name="T100_9">using</text:span><text:span text:style-name="T100_10"><text:s/></text:span><text:span text:style-name="T100_11">try</text:span><text:span text:style-name="T100_12">/</text:span><text:span text:style-name="T100_13">catch</text:span><text:span text:style-name="T100_14"><text:s/></text:span><text:span text:style-name="T100_15">on</text:span><text:span text:style-name="T100_16"><text:s/></text:span><text:span text:style-name="T100_17">module</text:span><text:span text:style-name="T100_18"><text:s/></text:span><text:span text:style-name="T100_19">require</text:span></text:p>
            </text:list-item>
            <text:list-item>
              <text:p text:style-name="P101"><text:span text:style-name="T101_1">completely</text:span><text:span text:style-name="T101_2"><text:s/></text:span><text:span text:style-name="T101_3">modularize</text:span><text:span text:style-name="T101_4"><text:s/></text:span><text:span text:style-name="T101_5">the</text:span><text:span text:style-name="T101_6"><text:s/></text:span><text:span text:style-name="T101_7">focus</text:span><text:span text:style-name="T101_8"><text:s/></text:span><text:span text:style-name="T101_9">and</text:span><text:span text:style-name="T101_10"><text:s/></text:span><text:span text:style-name="T101_11">view</text:span><text:span text:style-name="T101_12"><text:s/></text:span><text:span text:style-name="T101_13">system</text:span><text:span text:style-name="T101_14">,<text:s/></text:span><text:span text:style-name="T101_15">to</text:span><text:span text:style-name="T101_16"><text:s/></text:span><text:span text:style-name="T101_17">include</text:span><text:span text:style-name="T101_18"><text:s/></text:span><text:span text:style-name="T101_19">a</text:span><text:span text:style-name="T101_20"><text:s/>‘</text:span><text:span text:style-name="T101_21">canView</text:span><text:span text:style-name="T101_22">(</text:span><text:span text:style-name="T101_23">x</text:span><text:span text:style-name="T101_24">)’<text:s/></text:span><text:span text:style-name="T101_25">function</text:span><text:span text:style-name="T101_26"><text:s/></text:span><text:span text:style-name="T101_27">to</text:span><text:span text:style-name="T101_28"><text:s/></text:span><text:span text:style-name="T101_29">determine</text:span><text:span text:style-name="T101_30"><text:s/></text:span><text:span text:style-name="T101_31">whether</text:span><text:span text:style-name="T101_32"><text:s/></text:span><text:span text:style-name="T101_33">view</text:span><text:span text:style-name="T101_34"><text:s/></text:span><text:span text:style-name="T101_35">is</text:span><text:span text:style-name="T101_36"><text:s/></text:span><text:span text:style-name="T101_37">applicable</text:span><text:span text:style-name="T101_38"><text:s/></text:span><text:span text:style-name="T101_39">to</text:span><text:span text:style-name="T101_40"><text:s/></text:span><text:span text:style-name="T101_41">focused</text:span><text:span text:style-name="T101_42"><text:s/></text:span><text:span text:style-name="T101_43">object</text:span><text:span text:style-name="T101_44">,<text:s/></text:span><text:span text:style-name="T101_45">whether</text:span><text:span text:style-name="T101_46"><text:s/></text:span><text:span text:style-name="T101_47">it</text:span><text:span text:style-name="T101_48"><text:s/></text:span><text:span text:style-name="T101_49">is</text:span><text:span text:style-name="T101_50"><text:s/></text:span><text:span text:style-name="T101_51">a</text:span><text:span text:style-name="T101_52"><text:s/></text:span><text:span text:style-name="T101_53">single</text:span><text:span text:style-name="T101_54"><text:s/></text:span><text:span text:style-name="T101_55">object</text:span><text:span text:style-name="T101_56"><text:s/></text:span><text:span text:style-name="T101_57">or</text:span><text:span text:style-name="T101_58"><text:s/></text:span><text:span text:style-name="T101_59">a</text:span><text:span text:style-name="T101_60"><text:s/></text:span><text:span text:style-name="T101_61">collection</text:span><text:span text:style-name="T101_62"><text:s/>(</text:span><text:span text:style-name="T101_63">array</text:span><text:span text:style-name="T101_64">)</text:span></text:p>
            </text:list-item>
            <text:list-item>
              <text:p text:style-name="P102"><text:span text:style-name="T102_1">object</text:span><text:span text:style-name="T102_2"><text:s/></text:span><text:span text:style-name="T102_3">properties</text:span></text:p>
              <text:list>
                <text:list-item>
                  <text:p text:style-name="P103"><text:span text:style-name="T103_1">shown</text:span><text:span text:style-name="T103_2"><text:s/></text:span><text:span text:style-name="T103_3">in</text:span><text:span text:style-name="T103_4"><text:s/></text:span><text:span text:style-name="T103_5">graph</text:span><text:span text:style-name="T103_6"><text:s/></text:span><text:span text:style-name="T103_7">view</text:span><text:span text:style-name="T103_8"><text:s/></text:span><text:span text:style-name="T103_9">as</text:span><text:span text:style-name="T103_10"><text:s/></text:span><text:span text:style-name="T103_11">edges</text:span></text:p>
                </text:list-item>
              </text:list>
            </text:list-item>
            <text:list-item>
              <text:p text:style-name="P104"><text:span text:style-name="T104_1">remove</text:span><text:span text:style-name="T104_2"><text:s/></text:span><text:span text:style-name="T104_3">text</text:span><text:span text:style-name="T104_4"><text:s/></text:span><text:span text:style-name="T104_5">display</text:span><text:span text:style-name="T104_6"><text:s/></text:span><text:span text:style-name="T104_7">of</text:span><text:span text:style-name="T104_8"><text:s/></text:span><text:span text:style-name="T104_9">name</text:span><text:span text:style-name="T104_10"><text:s/></text:span><text:span text:style-name="T104_11">in</text:span><text:span text:style-name="T104_12"><text:s/></text:span><text:span text:style-name="T104_13">message</text:span><text:span text:style-name="T104_14">,<text:s/></text:span><text:span text:style-name="T104_15">just</text:span><text:span text:style-name="T104_16"><text:s/></text:span><text:span text:style-name="T104_17">add</text:span><text:span text:style-name="T104_18"><text:s/>‘</text:span><text:span text:style-name="T104_19">title</text:span><text:span text:style-name="T104_20">=’<text:s/></text:span><text:span text:style-name="T104_21">to</text:span><text:span text:style-name="T104_22"><text:s/></text:span><text:span text:style-name="T104_23">displayed</text:span><text:span text:style-name="T104_24"><text:s/></text:span><text:span text:style-name="T104_25">avatar</text:span><text:span text:style-name="T104_26"><text:s/></text:span><text:span text:style-name="T104_27">icon</text:span></text:p>
            </text:list-item>
            <text:list-item>
              <text:p text:style-name="P105"><text:span text:style-name="T105_1">add</text:span><text:span text:style-name="T105_2"><text:s/>‘(</text:span><text:span text:style-name="T105_3">Me</text:span><text:span text:style-name="T105_4">)’<text:s/></text:span><text:span text:style-name="T105_5">to</text:span><text:span text:style-name="T105_6"><text:s/></text:span><text:span text:style-name="T105_7">a</text:span><text:span text:style-name="T105_8"><text:s/></text:span><text:span text:style-name="T105_9">displayed</text:span><text:span text:style-name="T105_10"><text:s/></text:span><text:span text:style-name="T105_11">Self</text:span><text:span text:style-name="T105_12"><text:s/></text:span><text:span text:style-name="T105_13">object</text:span><text:span text:style-name="T105_14"><text:s/></text:span><text:span text:style-name="T105_15">that</text:span><text:span text:style-name="T105_16"><text:s/></text:span><text:span text:style-name="T105_17">matches</text:span><text:span text:style-name="T105_18"><text:s/></text:span><text:span text:style-name="T105_19">clientID</text:span></text:p>
            </text:list-item>
            <text:list-item>
              <text:p text:style-name="P106"><text:span text:style-name="T106_1">team</text:span><text:span text:style-name="T106_2"><text:s/></text:span><text:span text:style-name="T106_3">focus</text:span><text:span text:style-name="T106_4"><text:s/></text:span><text:span text:style-name="T106_5">w</text:span><text:span text:style-name="T106_6">/<text:s/></text:span><text:span text:style-name="T106_7">filter</text:span><text:span text:style-name="T106_8"><text:s/></text:span><text:span text:style-name="T106_9">for</text:span><text:span text:style-name="T106_10"><text:s/></text:span><text:span text:style-name="T106_11">individual</text:span><text:span text:style-name="T106_12"><text:s/></text:span><text:span text:style-name="T106_13">authors</text:span></text:p>
              <text:list>
                <text:list-item>
                  <text:p text:style-name="P107"><text:span text:style-name="T107_1">private</text:span><text:span text:style-name="T107_2"><text:s/></text:span><text:span text:style-name="T107_3">message</text:span></text:p>
                </text:list-item>
                <text:list-item>
                  <text:p text:style-name="P108"><text:span text:style-name="T108_1">private</text:span><text:span text:style-name="T108_2"><text:s/></text:span><text:span text:style-name="T108_3">video</text:span><text:span text:style-name="T108_4"><text:s/></text:span><text:span text:style-name="T108_5">conference</text:span></text:p>
                </text:list-item>
                <text:list-item>
                  <text:p text:style-name="P109"><text:span text:style-name="T109_1">“</text:span><text:span text:style-name="T109_2">pay</text:span><text:span text:style-name="T109_3">...”</text:span></text:p>
                </text:list-item>
                <text:list-item>
                  <text:p text:style-name="P110"><text:span text:style-name="T110_1">trust</text:span><text:span text:style-name="T110_2">:<text:s/></text:span><text:span text:style-name="T110_3">unknown</text:span></text:p>
                </text:list-item>
                <text:list-item>
                  <text:p text:style-name="P111"><text:span text:style-name="T111_1">last</text:span><text:span text:style-name="T111_2"><text:s/></text:span><text:span text:style-name="T111_3">activity</text:span><text:span text:style-name="T111_4">:<text:s/></text:span><text:span text:style-name="T111_5">unknown</text:span></text:p>
                </text:list-item>
              </text:list>
            </text:list-item>
            <text:list-item>
              <text:p text:style-name="P112"><text:span text:style-name="T112_1">cloning</text:span><text:span text:style-name="T112_2"><text:s/></text:span><text:span text:style-name="T112_3">adds</text:span><text:span text:style-name="T112_4"><text:s/>‘</text:span><text:span text:style-name="T112_5">clonedFrom</text:span><text:span text:style-name="T112_6">:’<text:s/></text:span><text:span text:style-name="T112_7">field</text:span></text:p>
            </text:list-item>
            <text:list-item>
              <text:p text:style-name="P113"><text:span text:style-name="T113_1">“</text:span><text:span text:style-name="T113_2">Understand</text:span><text:span text:style-name="T113_3">”<text:s/></text:span><text:span text:style-name="T113_4">focus</text:span><text:span text:style-name="T113_5"><text:s/>-<text:s/></text:span><text:span text:style-name="T113_6">natural</text:span><text:span text:style-name="T113_7"><text:s/></text:span><text:span text:style-name="T113_8">language</text:span><text:span text:style-name="T113_9"><text:s/></text:span><text:span text:style-name="T113_10">input</text:span><text:span text:style-name="T113_11"><text:s/></text:span><text:span text:style-name="T113_12">w</text:span><text:span text:style-name="T113_13">/<text:s/></text:span><text:span text:style-name="T113_14">iterative</text:span><text:span text:style-name="T113_15"><text:s/></text:span><text:span text:style-name="T113_16">disambiguation</text:span><text:span text:style-name="T113_17"><text:s/></text:span><text:span text:style-name="T113_18">per</text:span><text:span text:style-name="T113_19"><text:s/></text:span><text:span text:style-name="T113_20">sentence</text:span></text:p>
            </text:list-item>
            <text:list-item>
              <text:p text:style-name="P114"><text:span text:style-name="T114_1">initMiniMap</text:span><text:span text:style-name="T114_2">()<text:s/>-<text:s/></text:span><text:span text:style-name="T114_3">should</text:span><text:span text:style-name="T114_4"><text:s/></text:span><text:span text:style-name="T114_5">use</text:span><text:span text:style-name="T114_6"><text:s/></text:span><text:span text:style-name="T114_7">self</text:span><text:span text:style-name="T114_8">’</text:span><text:span text:style-name="T114_9">s</text:span><text:span text:style-name="T114_10"><text:s/></text:span><text:span text:style-name="T114_11">geolocation</text:span><text:span text:style-name="T114_12"><text:s/></text:span><text:span text:style-name="T114_13">as</text:span><text:span text:style-name="T114_14"><text:s/></text:span><text:span text:style-name="T114_15">default</text:span><text:span text:style-name="T114_16"><text:s/></text:span><text:span text:style-name="T114_17">starting</text:span><text:span text:style-name="T114_18"><text:s/></text:span><text:span text:style-name="T114_19">position</text:span></text:p>
            </text:list-item>
            <text:list-item>
              <text:p text:style-name="P115"><text:span text:style-name="T115_1"><text:a xlink:type="simple" xlink:href="http://www.appelsiini.net/projects/jeditable"><text:span text:style-name="T115_2">http</text:span></text:a></text:span><text:span text:style-name="T115_3"><text:a xlink:type="simple" xlink:href="http://www.appelsiini.net/projects/jeditable"><text:span text:style-name="T115_4">://</text:span></text:a></text:span><text:span text:style-name="T115_5"><text:a xlink:type="simple" xlink:href="http://www.appelsiini.net/projects/jeditable"><text:span text:style-name="T115_6">www</text:span></text:a></text:span><text:span text:style-name="T115_7"><text:a xlink:type="simple" xlink:href="http://www.appelsiini.net/projects/jeditable"><text:span text:style-name="T115_8">.</text:span></text:a></text:span><text:span text:style-name="T115_9"><text:a xlink:type="simple" xlink:href="http://www.appelsiini.net/projects/jeditable"><text:span text:style-name="T115_10">appelsiini</text:span></text:a></text:span><text:span text:style-name="T115_11"><text:a xlink:type="simple" xlink:href="http://www.appelsiini.net/projects/jeditable"><text:span text:style-name="T115_12">.</text:span></text:a></text:span><text:span text:style-name="T115_13"><text:a xlink:type="simple" xlink:href="http://www.appelsiini.net/projects/jeditable"><text:span text:style-name="T115_14">net</text:span></text:a></text:span><text:span text:style-name="T115_15"><text:a xlink:type="simple" xlink:href="http://www.appelsiini.net/projects/jeditable"><text:span text:style-name="T115_16">/</text:span></text:a></text:span><text:span text:style-name="T115_17"><text:a xlink:type="simple" xlink:href="http://www.appelsiini.net/projects/jeditable"><text:span text:style-name="T115_18">projects</text:span></text:a></text:span><text:span text:style-name="T115_19"><text:a xlink:type="simple" xlink:href="http://www.appelsiini.net/projects/jeditable"><text:span text:style-name="T115_20">/</text:span></text:a></text:span><text:span text:style-name="T115_21"><text:a xlink:type="simple" xlink:href="http://www.appelsiini.net/projects/jeditable"><text:span text:style-name="T115_22">jeditable</text:span></text:a></text:span><text:span text:style-name="T115_23"><text:s/></text:span><text:span text:style-name="T115_24">in</text:span><text:span text:style-name="T115_25">-</text:span><text:span text:style-name="T115_26">place</text:span><text:span text:style-name="T115_27"><text:s/></text:span><text:span text:style-name="T115_28">editing</text:span></text:p>
            </text:list-item>
            <text:list-item>
              <text:p text:style-name="P116"><text:span text:style-name="T116_1">proxy</text:span><text:span text:style-name="T116_2"><text:s/></text:span><text:span text:style-name="T116_3">file</text:span><text:span text:style-name="T116_4"><text:s/></text:span><text:span text:style-name="T116_5">request</text:span><text:span text:style-name="T116_6"><text:s/></text:span><text:span text:style-name="T116_7">caching</text:span><text:span text:style-name="T116_8"><text:s/></text:span><text:span text:style-name="T116_9">to</text:span><text:span text:style-name="T116_10"><text:s/></text:span><text:span text:style-name="T116_11">avoid</text:span><text:span text:style-name="T116_12"><text:s/></text:span><text:span text:style-name="T116_13">refetching</text:span><text:span text:style-name="T116_14"><text:s/></text:span><text:span text:style-name="T116_15">on</text:span><text:span text:style-name="T116_16"><text:s/></text:span><text:span text:style-name="T116_17">repeated</text:span><text:span text:style-name="T116_18"><text:s/></text:span><text:span text:style-name="T116_19">or</text:span><text:span text:style-name="T116_20"><text:s/></text:span><text:span text:style-name="T116_21">same</text:span><text:span text:style-name="T116_22"><text:s/></text:span><text:span text:style-name="T116_23">requests</text:span><text:span text:style-name="T116_24"><text:s/></text:span><text:span text:style-name="T116_25">from</text:span><text:span text:style-name="T116_26"><text:s/></text:span><text:span text:style-name="T116_27">multiple</text:span><text:span text:style-name="T116_28"><text:s/></text:span><text:span text:style-name="T116_29">people</text:span></text:p>
            </text:list-item>
            <text:list-item>
              <text:p text:style-name="P117"><text:span text:style-name="T117_1">use</text:span><text:span text:style-name="T117_2"><text:s/></text:span><text:span text:style-name="T117_3">default</text:span><text:span text:style-name="T117_4"><text:s/></text:span><text:span text:style-name="T117_5">view</text:span><text:span text:style-name="T117_6"><text:s/></text:span><text:span text:style-name="T117_7">on</text:span><text:span text:style-name="T117_8"><text:s/></text:span><text:span text:style-name="T117_9">startup</text:span><text:span text:style-name="T117_10">,<text:s/></text:span><text:span text:style-name="T117_11">don</text:span><text:span text:style-name="T117_12">’</text:span><text:span text:style-name="T117_13">t</text:span><text:span text:style-name="T117_14"><text:s/></text:span><text:span text:style-name="T117_15">leave</text:span><text:span text:style-name="T117_16"><text:s/></text:span><text:span text:style-name="T117_17">blank</text:span></text:p>
            </text:list-item>
            <text:list-item>
              <text:p text:style-name="P118"><text:span text:style-name="T118_1">“</text:span><text:span text:style-name="T118_2">see</text:span><text:span text:style-name="T118_3"><text:s/></text:span><text:span text:style-name="T118_4">relevant</text:span><text:span text:style-name="T118_5">”<text:s/></text:span><text:span text:style-name="T118_6">item</text:span><text:span text:style-name="T118_7"><text:s/></text:span><text:span text:style-name="T118_8">in</text:span><text:span text:style-name="T118_9"><text:s/></text:span><text:span text:style-name="T118_10">focus</text:span><text:span text:style-name="T118_11"><text:s/></text:span><text:span text:style-name="T118_12">save</text:span><text:span text:style-name="T118_13"><text:s/></text:span><text:span text:style-name="T118_14">menu</text:span><text:span text:style-name="T118_15"><text:s/>(</text:span><text:span text:style-name="T118_16">underneath</text:span><text:span text:style-name="T118_17"><text:s/>‘</text:span><text:span text:style-name="T118_18">export</text:span><text:span text:style-name="T118_19">’)<text:s/>-&gt;<text:s/></text:span><text:span text:style-name="T118_20">set</text:span><text:span text:style-name="T118_21"><text:s/></text:span><text:span text:style-name="T118_22">list</text:span><text:span text:style-name="T118_23"><text:s/></text:span><text:span text:style-name="T118_24">semantics</text:span><text:span text:style-name="T118_25"><text:s/></text:span><text:span text:style-name="T118_26">to</text:span><text:span text:style-name="T118_27"><text:s/></text:span><text:span text:style-name="T118_28">relevance</text:span><text:span text:style-name="T118_29">,<text:s/></text:span><text:span text:style-name="T118_30">etc</text:span><text:span text:style-name="T118_31">..<text:s/></text:span><text:span text:style-name="T118_32">update</text:span><text:span text:style-name="T118_33"><text:s/></text:span><text:span text:style-name="T118_34">view</text:span></text:p>
            </text:list-item>
            <text:list-item>
              <text:p text:style-name="P119"><text:span text:style-name="T119_1">“</text:span><text:span text:style-name="T119_2">team</text:span><text:span text:style-name="T119_3">”<text:s/></text:span><text:span text:style-name="T119_4">main</text:span><text:span text:style-name="T119_5"><text:s/></text:span><text:span text:style-name="T119_6">menu</text:span><text:span text:style-name="T119_7"><text:s/></text:span><text:span text:style-name="T119_8">link</text:span><text:span text:style-name="T119_9"><text:s/>=<text:s/></text:span><text:span text:style-name="T119_10">relevant</text:span><text:span text:style-name="T119_11"><text:s/></text:span><text:span text:style-name="T119_12">to</text:span><text:span text:style-name="T119_13"><text:s/>“</text:span><text:span text:style-name="T119_14">user</text:span><text:span text:style-name="T119_15">”<text:s/>=<text:s/>/</text:span><text:span text:style-name="T119_16">tag</text:span><text:span text:style-name="T119_17">/</text:span><text:span text:style-name="T119_18">general</text:span><text:span text:style-name="T119_19">.</text:span><text:span text:style-name="T119_20">User</text:span></text:p>
            </text:list-item>
            <text:list-item>
              <text:p text:style-name="P120"><text:span text:style-name="T120_1">tag</text:span><text:span text:style-name="T120_2"><text:s/></text:span><text:span text:style-name="T120_3">cloud</text:span><text:span text:style-name="T120_4"><text:s/></text:span><text:span text:style-name="T120_5">in</text:span><text:span text:style-name="T120_6"><text:s/></text:span><text:span text:style-name="T120_7">report</text:span><text:span text:style-name="T120_8"><text:s/></text:span><text:span text:style-name="T120_9">with</text:span><text:span text:style-name="T120_10"><text:s/></text:span><text:span text:style-name="T120_11">links</text:span><text:span text:style-name="T120_12"><text:s/></text:span><text:span text:style-name="T120_13">to</text:span><text:span text:style-name="T120_14"><text:s/>/</text:span><text:span text:style-name="T120_15">tag</text:span><text:span text:style-name="T120_16">/*</text:span></text:p>
            </text:list-item>
            <text:list-item>
              <text:p text:style-name="P121"><text:span text:style-name="T121_1">layouts</text:span><text:span text:style-name="T121_2">:</text:span></text:p>
              <text:list>
                <text:list-item>
                  <text:p text:style-name="P122"><text:span text:style-name="T122_1">hide</text:span><text:span text:style-name="T122_2"><text:s/>/<text:s/></text:span><text:span text:style-name="T122_3">minimize</text:span><text:span text:style-name="T122_4"><text:s/>/<text:s/></text:span><text:span text:style-name="T122_5">maximize</text:span><text:span text:style-name="T122_6"><text:s/>(</text:span><text:span text:style-name="T122_7">like</text:span><text:span text:style-name="T122_8"><text:s/></text:span><text:span text:style-name="T122_9">blogger</text:span><text:span text:style-name="T122_10">)<text:s/></text:span><text:span text:style-name="T122_11">focus</text:span><text:span text:style-name="T122_12"><text:s/></text:span><text:span text:style-name="T122_13">section</text:span></text:p>
                </text:list-item>
              </text:list>
            </text:list-item>
            <text:list-item>
              <text:p text:style-name="P123"><text:span text:style-name="T123_1">themes</text:span></text:p>
              <text:list>
                <text:list-item>
                  <text:p text:style-name="P124"><text:span text:style-name="T124_1">styling</text:span><text:span text:style-name="T124_2"><text:s/></text:span><text:span text:style-name="T124_3">of</text:span><text:span text:style-name="T124_4"><text:s/></text:span><text:span text:style-name="T124_5">tag</text:span><text:span text:style-name="T124_6"><text:s/></text:span><text:span text:style-name="T124_7">buttons</text:span><text:span text:style-name="T124_8"><text:s/></text:span><text:span text:style-name="T124_9">both</text:span><text:span text:style-name="T124_10"><text:s/></text:span><text:span text:style-name="T124_11">in</text:span><text:span text:style-name="T124_12"><text:s/></text:span><text:span text:style-name="T124_13">focus</text:span><text:span text:style-name="T124_14"><text:s/></text:span><text:span text:style-name="T124_15">editor</text:span><text:span text:style-name="T124_16"><text:s/></text:span><text:span text:style-name="T124_17">and</text:span><text:span text:style-name="T124_18"><text:s/></text:span><text:span text:style-name="T124_19">in</text:span><text:span text:style-name="T124_20"><text:s/></text:span><text:span text:style-name="T124_21">object</text:span><text:span text:style-name="T124_22"><text:s/></text:span><text:span text:style-name="T124_23">view</text:span><text:span text:style-name="T124_24"><text:s/></text:span><text:span text:style-name="T124_25">to</text:span><text:span text:style-name="T124_26"><text:s/></text:span><text:span text:style-name="T124_27">resemble</text:span><text:span text:style-name="T124_28"><text:s/></text:span><text:span text:style-name="T124_29">each</text:span><text:span text:style-name="T124_30"><text:s/></text:span><text:span text:style-name="T124_31">other</text:span></text:p>
                </text:list-item>
                <text:list-item>
                  <text:p text:style-name="P125"><text:span text:style-name="T125_1">...</text:span><text:span text:style-name="T125_2">automatically</text:span><text:span text:style-name="T125_3"><text:s/></text:span><text:span text:style-name="T125_4">download</text:span><text:span text:style-name="T125_5"><text:s/></text:span><text:span text:style-name="T125_6">and</text:span><text:span text:style-name="T125_7"><text:s/></text:span><text:span text:style-name="T125_8">install</text:span><text:span text:style-name="T125_9"><text:s/></text:span><text:span text:style-name="T125_10">css</text:span><text:span text:style-name="T125_11">/</text:span><text:span text:style-name="T125_12">bootstrap</text:span><text:span text:style-name="T125_13"><text:s/></text:span><text:span text:style-name="T125_14">themes</text:span><text:span text:style-name="T125_15">?</text:span></text:p>
                </text:list-item>
                <text:list-item>
                  <text:p text:style-name="P126"><text:span text:style-name="T126_1">sounds</text:span><text:span text:style-name="T126_2">?</text:span></text:p>
                </text:list-item>
              </text:list>
            </text:list-item>
            <text:list-item>
              <text:p text:style-name="P127"><text:span text:style-name="T127_1">ontology</text:span><text:span text:style-name="T127_2"><text:s/></text:span><text:span text:style-name="T127_3">search</text:span><text:span text:style-name="T127_4">:<text:s/></text:span><text:span text:style-name="T127_5">include</text:span><text:span text:style-name="T127_6"><text:s/></text:span><text:span text:style-name="T127_7">matches</text:span><text:span text:style-name="T127_8"><text:s/></text:span><text:span text:style-name="T127_9">for</text:span><text:span text:style-name="T127_10"><text:s/></text:span><text:span text:style-name="T127_11">tags</text:span><text:span text:style-name="T127_12"><text:s/></text:span><text:span text:style-name="T127_13">and</text:span><text:span text:style-name="T127_14"><text:s/></text:span><text:span text:style-name="T127_15">properties</text:span><text:span text:style-name="T127_16">,<text:s/></text:span><text:span text:style-name="T127_17">their</text:span><text:span text:style-name="T127_18"><text:s/></text:span><text:span text:style-name="T127_19">names</text:span><text:span text:style-name="T127_20"><text:s/></text:span><text:span text:style-name="T127_21">and</text:span><text:span text:style-name="T127_22"><text:s/></text:span><text:span text:style-name="T127_23">descriptions</text:span></text:p>
            </text:list-item>
            <text:list-item>
              <text:p text:style-name="P128"><text:span text:style-name="T128_1">“</text:span><text:span text:style-name="T128_2">traveling</text:span><text:span text:style-name="T128_3"><text:s/></text:span><text:span text:style-name="T128_4">mode</text:span><text:span text:style-name="T128_5">“<text:s/></text:span><text:span text:style-name="T128_6">and</text:span><text:span text:style-name="T128_7"><text:s/></text:span><text:span text:style-name="T128_8">advanced</text:span><text:span text:style-name="T128_9"><text:s/></text:span><text:span text:style-name="T128_10">location</text:span><text:span text:style-name="T128_11"><text:s/></text:span><text:span text:style-name="T128_12">settings</text:span><text:span text:style-name="T128_13">,<text:s/></text:span><text:span text:style-name="T128_14">including</text:span><text:span text:style-name="T128_15"><text:s/></text:span><text:span text:style-name="T128_16">basic</text:span><text:span text:style-name="T128_17"><text:s/></text:span><text:span text:style-name="T128_18">location</text:span><text:span text:style-name="T128_19"><text:s/></text:span><text:span text:style-name="T128_20">selector</text:span><text:span text:style-name="T128_21"><text:s/></text:span><text:span text:style-name="T128_22">modal</text:span><text:span text:style-name="T128_23"><text:s/></text:span><text:span text:style-name="T128_24">dialog</text:span></text:p>
            </text:list-item>
            <text:list-item>
              <text:p text:style-name="P129"><text:span text:style-name="T129_1">_.</text:span><text:span text:style-name="T129_2">extend</text:span><text:span text:style-name="T129_3">()<text:s/></text:span><text:span text:style-name="T129_4">objects</text:span><text:span text:style-name="T129_5"><text:s/></text:span><text:span text:style-name="T129_6">with</text:span><text:span text:style-name="T129_7"><text:s/></text:span><text:span text:style-name="T129_8">utility</text:span><text:span text:style-name="T129_9"><text:s/></text:span><text:span text:style-name="T129_10">methods</text:span></text:p>
            </text:list-item>
            <text:list-item>
              <text:p text:style-name="P130"><text:span text:style-name="T130_1">focus</text:span><text:span text:style-name="T130_2">/</text:span><text:span text:style-name="T130_3">popup</text:span><text:span text:style-name="T130_4"><text:s/></text:span><text:span text:style-name="T130_5">a</text:span><text:span text:style-name="T130_6"><text:s/></text:span><text:span text:style-name="T130_7">specific</text:span><text:span text:style-name="T130_8"><text:s/></text:span><text:span text:style-name="T130_9">object</text:span><text:span text:style-name="T130_10">,<text:s/></text:span><text:span text:style-name="T130_11">fullscreen</text:span></text:p>
            </text:list-item>
            <text:list-item>
              <text:p text:style-name="P131"><text:span text:style-name="T131_1">{</text:span><text:span text:style-name="T131_2">Live</text:span><text:span text:style-name="T131_3"><text:s/></text:span><text:span text:style-name="T131_4">update</text:span><text:span text:style-name="T131_5"><text:s/>|<text:s/></text:span><text:span text:style-name="T131_6">Pagination</text:span><text:span text:style-name="T131_7">}<text:s/></text:span><text:span text:style-name="T131_8">modes</text:span></text:p>
            </text:list-item>
            <text:list-item>
              <text:p text:style-name="P132"><text:span text:style-name="T132_1">Relevance</text:span><text:span text:style-name="T132_2"><text:s/></text:span><text:span text:style-name="T132_3">highlights</text:span><text:span text:style-name="T132_4"><text:s/></text:span><text:span text:style-name="T132_5">tag</text:span><text:span text:style-name="T132_6"><text:s/></text:span><text:span text:style-name="T132_7">button</text:span><text:span text:style-name="T132_8"><text:s/></text:span><text:span text:style-name="T132_9">widgets</text:span><text:span text:style-name="T132_10"><text:s/>(</text:span><text:span text:style-name="T132_11">which</text:span><text:span text:style-name="T132_12"><text:s/></text:span><text:span text:style-name="T132_13">are</text:span><text:span text:style-name="T132_14"><text:s/></text:span><text:span text:style-name="T132_15">used</text:span><text:span text:style-name="T132_16"><text:s/></text:span><text:span text:style-name="T132_17">in</text:span><text:span text:style-name="T132_18"><text:s/></text:span><text:span text:style-name="T132_19">both</text:span><text:span text:style-name="T132_20"><text:s/></text:span><text:span text:style-name="T132_21">focus</text:span><text:span text:style-name="T132_22"><text:s/></text:span><text:span text:style-name="T132_23">editor</text:span><text:span text:style-name="T132_24"><text:s/></text:span><text:span text:style-name="T132_25">and</text:span><text:span text:style-name="T132_26"><text:s/></text:span><text:span text:style-name="T132_27">object</text:span><text:span text:style-name="T132_28"><text:s/></text:span><text:span text:style-name="T132_29">viewer</text:span><text:span text:style-name="T132_30">)</text:span></text:p>
            </text:list-item>
            <text:list-item>
              <text:p text:style-name="P133"><text:span text:style-name="T133_1">fontsize</text:span><text:span text:style-name="T133_2"><text:s/></text:span><text:span text:style-name="T133_3">adjust</text:span><text:span text:style-name="T133_4"><text:s/></text:span><text:span text:style-name="T133_5">slider</text:span><text:span text:style-name="T133_6">(</text:span><text:span text:style-name="T133_7">s</text:span><text:span text:style-name="T133_8">)</text:span></text:p>
            </text:list-item>
            <text:list-item>
              <text:p text:style-name="P134"><text:span text:style-name="T134_1"><text:a xlink:type="simple" xlink:href="https://github.com/jquery/globalize"><text:span text:style-name="T134_2">https</text:span></text:a></text:span><text:span text:style-name="T134_3"><text:a xlink:type="simple" xlink:href="https://github.com/jquery/globalize"><text:span text:style-name="T134_4">://</text:span></text:a></text:span><text:span text:style-name="T134_5"><text:a xlink:type="simple" xlink:href="https://github.com/jquery/globalize"><text:span text:style-name="T134_6">github</text:span></text:a></text:span><text:span text:style-name="T134_7"><text:a xlink:type="simple" xlink:href="https://github.com/jquery/globalize"><text:span text:style-name="T134_8">.</text:span></text:a></text:span><text:span text:style-name="T134_9"><text:a xlink:type="simple" xlink:href="https://github.com/jquery/globalize"><text:span text:style-name="T134_10">com</text:span></text:a></text:span><text:span text:style-name="T134_11"><text:a xlink:type="simple" xlink:href="https://github.com/jquery/globalize"><text:span text:style-name="T134_12">/</text:span></text:a></text:span><text:span text:style-name="T134_13"><text:a xlink:type="simple" xlink:href="https://github.com/jquery/globalize"><text:span text:style-name="T134_14">jquery</text:span></text:a></text:span><text:span text:style-name="T134_15"><text:a xlink:type="simple" xlink:href="https://github.com/jquery/globalize"><text:span text:style-name="T134_16">/</text:span></text:a></text:span><text:span text:style-name="T134_17"><text:a xlink:type="simple" xlink:href="https://github.com/jquery/globalize"><text:span text:style-name="T134_18">globalize</text:span></text:a></text:span></text:p>
            </text:list-item>
            <text:list-item>
              <text:p text:style-name="P135"><text:span text:style-name="T135_1">text</text:span><text:span text:style-name="T135_2">-</text:span><text:span text:style-name="T135_3">to</text:span><text:span text:style-name="T135_4">-</text:span><text:span text:style-name="T135_5">speech</text:span></text:p>
            </text:list-item>
            <text:list-item>
              <text:p text:style-name="P136"><text:span text:style-name="T136_1">plugin</text:span><text:span text:style-name="T136_2"><text:s/></text:span><text:span text:style-name="T136_3">dependencies</text:span></text:p>
            </text:list-item>
            <text:list-item>
              <text:p text:style-name="P137"><text:span text:style-name="T137_1">mobile</text:span><text:span text:style-name="T137_2"><text:s/></text:span><text:span text:style-name="T137_3">site</text:span><text:span text:style-name="T137_4"><text:s/>(</text:span><text:span text:style-name="T137_5">extensive</text:span><text:span text:style-name="T137_6"><text:s/></text:span><text:span text:style-name="T137_7">use</text:span><text:span text:style-name="T137_8"><text:s/></text:span><text:span text:style-name="T137_9">of</text:span><text:span text:style-name="T137_10"><text:s/></text:span><text:span text:style-name="T137_11">modal</text:span><text:span text:style-name="T137_12"><text:s/></text:span><text:span text:style-name="T137_13">dialogs</text:span><text:span text:style-name="T137_14"><text:s/></text:span><text:span text:style-name="T137_15">and</text:span><text:span text:style-name="T137_16"><text:s/></text:span><text:span text:style-name="T137_17">sliding</text:span><text:span text:style-name="T137_18">/</text:span><text:span text:style-name="T137_19">toggling</text:span><text:span text:style-name="T137_20"><text:s/></text:span><text:span text:style-name="T137_21">modes</text:span><text:span text:style-name="T137_22">)</text:span></text:p>
            </text:list-item>
            <text:list-item>
              <text:p text:style-name="P138"><text:span text:style-name="T138_1">node</text:span><text:span text:style-name="T138_2">-</text:span><text:span text:style-name="T138_3">inspector</text:span><text:span text:style-name="T138_4"><text:s/></text:span><text:span text:style-name="T138_5">for</text:span><text:span text:style-name="T138_6"><text:s/></text:span><text:span text:style-name="T138_7">debugging</text:span><text:span text:style-name="T138_8"><text:s/></text:span><text:span text:style-name="T138_9">and</text:span><text:span text:style-name="T138_10"><text:s/></text:span><text:span text:style-name="T138_11">profiling</text:span><text:span text:style-name="T138_12"><text:s/></text:span><text:span text:style-name="T138_13">of</text:span><text:span text:style-name="T138_14"><text:s/></text:span><text:span text:style-name="T138_15">node</text:span><text:span text:style-name="T138_16">.</text:span><text:span text:style-name="T138_17">js</text:span><text:span text:style-name="T138_18"><text:s/></text:span><text:span text:style-name="T138_19">server</text:span><text:span text:style-name="T138_20"><text:s/></text:span><text:span text:style-name="T138_21"><text:a xlink:type="simple" xlink:href="https://github.com/dannycoates/node-inspector"><text:span text:style-name="T138_22">https</text:span></text:a></text:span><text:span text:style-name="T138_23"><text:a xlink:type="simple" xlink:href="https://github.com/dannycoates/node-inspector"><text:span text:style-name="T138_24">://</text:span></text:a></text:span><text:span text:style-name="T138_25"><text:a xlink:type="simple" xlink:href="https://github.com/dannycoates/node-inspector"><text:span text:style-name="T138_26">github</text:span></text:a></text:span><text:span text:style-name="T138_27"><text:a xlink:type="simple" xlink:href="https://github.com/dannycoates/node-inspector"><text:span text:style-name="T138_28">.</text:span></text:a></text:span><text:span text:style-name="T138_29"><text:a xlink:type="simple" xlink:href="https://github.com/dannycoates/node-inspector"><text:span text:style-name="T138_30">com</text:span></text:a></text:span><text:span text:style-name="T138_31"><text:a xlink:type="simple" xlink:href="https://github.com/dannycoates/node-inspector"><text:span text:style-name="T138_32">/</text:span></text:a></text:span><text:span text:style-name="T138_33"><text:a xlink:type="simple" xlink:href="https://github.com/dannycoates/node-inspector"><text:span text:style-name="T138_34">dannycoates</text:span></text:a></text:span><text:span text:style-name="T138_35"><text:a xlink:type="simple" xlink:href="https://github.com/dannycoates/node-inspector"><text:span text:style-name="T138_36">/</text:span></text:a></text:span><text:span text:style-name="T138_37"><text:a xlink:type="simple" xlink:href="https://github.com/dannycoates/node-inspector"><text:span text:style-name="T138_38">node</text:span></text:a></text:span><text:span text:style-name="T138_39"><text:a xlink:type="simple" xlink:href="https://github.com/dannycoates/node-inspector"><text:span text:style-name="T138_40">-</text:span></text:a></text:span><text:span text:style-name="T138_41"><text:a xlink:type="simple" xlink:href="https://github.com/dannycoates/node-inspector"><text:span text:style-name="T138_42">inspector</text:span></text:a></text:span></text:p>
            </text:list-item>
            <text:list-item>
              <text:p text:style-name="P139"><text:span text:style-name="T139_1">popup</text:span><text:span text:style-name="T139_2">/</text:span><text:span text:style-name="T139_3">tooltip</text:span><text:span text:style-name="T139_4"><text:s/></text:span><text:span text:style-name="T139_5">wikipedia</text:span><text:span text:style-name="T139_6"><text:s/></text:span><text:span text:style-name="T139_7">mobile</text:span><text:span text:style-name="T139_8"><text:s/></text:span><text:span text:style-name="T139_9">view</text:span><text:span text:style-name="T139_10"><text:s/></text:span><text:span text:style-name="T139_11">for</text:span><text:span text:style-name="T139_12"><text:s/></text:span><text:span text:style-name="T139_13">annotated</text:span><text:span text:style-name="T139_14"><text:s/></text:span><text:span text:style-name="T139_15">terms</text:span><text:span text:style-name="T139_16">.<text:s/></text:span><text:span text:style-name="T139_17">ex</text:span><text:span text:style-name="T139_18">:<text:s/>“</text:span><text:span text:style-name="T139_19">Food</text:span><text:span text:style-name="T139_20">”<text:s/>-&gt;<text:s/></text:span><text:span text:style-name="T139_21">en</text:span><text:span text:style-name="T139_22">.</text:span><text:span text:style-name="T139_23">wikipedia</text:span><text:span text:style-name="T139_24">.</text:span><text:span text:style-name="T139_25">org</text:span><text:span text:style-name="T139_26">/</text:span><text:span text:style-name="T139_27">wiki</text:span><text:span text:style-name="T139_28">/</text:span><text:span text:style-name="T139_29">Food</text:span></text:p>
            </text:list-item>
            <text:list-item>
              <text:p text:style-name="P140"><text:span text:style-name="T140_1">modify</text:span><text:span text:style-name="T140_2"><text:s/></text:span><text:span text:style-name="T140_3">timeago</text:span><text:span text:style-name="T140_4"><text:s/></text:span><text:span text:style-name="T140_5">plugin</text:span><text:span text:style-name="T140_6"><text:s/></text:span><text:span text:style-name="T140_7">to</text:span><text:span text:style-name="T140_8"><text:s/></text:span><text:span text:style-name="T140_9">display</text:span><text:span text:style-name="T140_10"><text:s/>“1.3<text:s/></text:span><text:span text:style-name="T140_11">days</text:span><text:span text:style-name="T140_12"><text:s/></text:span><text:span text:style-name="T140_13">ago</text:span><text:span text:style-name="T140_14">”<text:s/>(</text:span><text:span text:style-name="T140_15">extra</text:span><text:span text:style-name="T140_16"><text:s/></text:span><text:span text:style-name="T140_17">decimal</text:span><text:span text:style-name="T140_18"><text:s/></text:span><text:span text:style-name="T140_19">place</text:span><text:span text:style-name="T140_20"><text:s/></text:span><text:span text:style-name="T140_21">for</text:span><text:span text:style-name="T140_22"><text:s/></text:span><text:span text:style-name="T140_23">increased</text:span><text:span text:style-name="T140_24"><text:s/></text:span><text:span text:style-name="T140_25">accuracy</text:span><text:span text:style-name="T140_26">)<text:s/></text:span><text:span text:style-name="T140_27">instead</text:span><text:span text:style-name="T140_28"><text:s/></text:span><text:span text:style-name="T140_29">of</text:span><text:span text:style-name="T140_30"><text:s/></text:span><text:span text:style-name="T140_31">just</text:span><text:span text:style-name="T140_32"><text:s/>“1<text:s/></text:span><text:span text:style-name="T140_33">day</text:span><text:span text:style-name="T140_34"><text:s/></text:span><text:span text:style-name="T140_35">ago</text:span><text:span text:style-name="T140_36">”<text:s/></text:span><text:span text:style-name="T140_37">and</text:span><text:span text:style-name="T140_38"><text:s/></text:span><text:span text:style-name="T140_39">similarly</text:span><text:span text:style-name="T140_40"><text:s/></text:span><text:span text:style-name="T140_41">for</text:span><text:span text:style-name="T140_42"><text:s/></text:span><text:span text:style-name="T140_43">other</text:span><text:span text:style-name="T140_44"><text:s/></text:span><text:span text:style-name="T140_45">larger</text:span><text:span text:style-name="T140_46">-</text:span><text:span text:style-name="T140_47">than</text:span><text:span text:style-name="T140_48">-</text:span><text:span text:style-name="T140_49">insignificant</text:span><text:span text:style-name="T140_50"><text:s/></text:span><text:span text:style-name="T140_51">measurements</text:span></text:p>
            </text:list-item>
            <text:list-item>
              <text:p text:style-name="P141"><text:span text:style-name="T141_1">favorites</text:span><text:span text:style-name="T141_2">:<text:s/></text:span><text:span text:style-name="T141_3">keeps</text:span><text:span text:style-name="T141_4"><text:s/></text:span><text:span text:style-name="T141_5">attention</text:span><text:span text:style-name="T141_6"><text:s/>“</text:span><text:span text:style-name="T141_7">pinned</text:span><text:span text:style-name="T141_8">”<text:s/></text:span><text:span text:style-name="T141_9">for</text:span><text:span text:style-name="T141_10"><text:s/></text:span><text:span text:style-name="T141_11">certain</text:span><text:span text:style-name="T141_12"><text:s/></text:span><text:span text:style-name="T141_13">objects</text:span><text:span text:style-name="T141_14"><text:s/></text:span><text:span text:style-name="T141_15">at</text:span><text:span text:style-name="T141_16"><text:s/></text:span><text:span text:style-name="T141_17">varying</text:span><text:span text:style-name="T141_18"><text:s/></text:span><text:span text:style-name="T141_19">levels</text:span><text:span text:style-name="T141_20">;<text:s/></text:span><text:span text:style-name="T141_21">ensures</text:span><text:span text:style-name="T141_22"><text:s/></text:span><text:span text:style-name="T141_23">they</text:span><text:span text:style-name="T141_24"><text:s/></text:span><text:span text:style-name="T141_25">wont</text:span><text:span text:style-name="T141_26"><text:s/></text:span><text:span text:style-name="T141_27">be</text:span><text:span text:style-name="T141_28"><text:s/></text:span><text:span text:style-name="T141_29">forgotten</text:span></text:p>
            </text:list-item>
            <text:list-item>
              <text:p text:style-name="P142"><text:span text:style-name="T142_1"><text:a xlink:type="simple" xlink:href="https://github.com/niftylettuce/express-cdn#how"><text:span text:style-name="T142_2">https</text:span></text:a></text:span><text:span text:style-name="T142_3"><text:a xlink:type="simple" xlink:href="https://github.com/niftylettuce/express-cdn#how"><text:span text:style-name="T142_4">://</text:span></text:a></text:span><text:span text:style-name="T142_5"><text:a xlink:type="simple" xlink:href="https://github.com/niftylettuce/express-cdn#how"><text:span text:style-name="T142_6">github</text:span></text:a></text:span><text:span text:style-name="T142_7"><text:a xlink:type="simple" xlink:href="https://github.com/niftylettuce/express-cdn#how"><text:span text:style-name="T142_8">.</text:span></text:a></text:span><text:span text:style-name="T142_9"><text:a xlink:type="simple" xlink:href="https://github.com/niftylettuce/express-cdn#how"><text:span text:style-name="T142_10">com</text:span></text:a></text:span><text:span text:style-name="T142_11"><text:a xlink:type="simple" xlink:href="https://github.com/niftylettuce/express-cdn#how"><text:span text:style-name="T142_12">/</text:span></text:a></text:span><text:span text:style-name="T142_13"><text:a xlink:type="simple" xlink:href="https://github.com/niftylettuce/express-cdn#how"><text:span text:style-name="T142_14">niftylettuce</text:span></text:a></text:span><text:span text:style-name="T142_15"><text:a xlink:type="simple" xlink:href="https://github.com/niftylettuce/express-cdn#how"><text:span text:style-name="T142_16">/</text:span></text:a></text:span><text:span text:style-name="T142_17"><text:a xlink:type="simple" xlink:href="https://github.com/niftylettuce/express-cdn#how"><text:span text:style-name="T142_18">express</text:span></text:a></text:span><text:span text:style-name="T142_19"><text:a xlink:type="simple" xlink:href="https://github.com/niftylettuce/express-cdn#how"><text:span text:style-name="T142_20">-</text:span></text:a></text:span><text:span text:style-name="T142_21"><text:a xlink:type="simple" xlink:href="https://github.com/niftylettuce/express-cdn#how"><text:span text:style-name="T142_22">cdn</text:span></text:a></text:span><text:span text:style-name="T142_23"><text:a xlink:type="simple" xlink:href="https://github.com/niftylettuce/express-cdn#how"><text:span text:style-name="T142_24">#</text:span></text:a></text:span><text:span text:style-name="T142_25"><text:a xlink:type="simple" xlink:href="https://github.com/niftylettuce/express-cdn#how"><text:span text:style-name="T142_26">how</text:span></text:a></text:span><text:span text:style-name="T142_27"><text:s/></text:span><text:span text:style-name="T142_28">CDN</text:span><text:span text:style-name="T142_29"><text:s/></text:span></text:p>
            </text:list-item>
          </text:list>
        </text:list-item>
      </text:list>
      <text:h text:style-name="P143" text:outline-level="10"><text:bookmark-start text:name="h.koqjkwwd79kw"/><text:bookmark-end text:name="h.koqjkwwd79kw"/><text:bookmark-start text:name="h.ag1474oxgekq"/><text:bookmark-end text:name="h.ag1474oxgekq"/><text:span text:style-name="T143_1">Documentatio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4"><text:span text:style-name="T144_1">What</text:span><text:span text:style-name="T144_2"><text:s/></text:span><text:span text:style-name="T144_3">it</text:span><text:span text:style-name="T144_4"><text:s/></text:span><text:span text:style-name="T144_5">Does</text:span></text:p>
          </table:table-cell>
          <table:table-cell table:style-name="Cell2">
            <text:p text:style-name="P145"><text:span text:style-name="T145_1">What</text:span><text:span text:style-name="T145_2"><text:s/></text:span><text:span text:style-name="T145_3">it</text:span><text:span text:style-name="T145_4"><text:s/></text:span><text:span text:style-name="T145_5">Doesn</text:span><text:span text:style-name="T145_6">’</text:span><text:span text:style-name="T145_7">t</text:span><text:span text:style-name="T145_8"><text:s/>(</text:span><text:span text:style-name="T145_9">yet</text:span><text:span text:style-name="T145_10">)</text:span></text:p>
          </table:table-cell>
        </table:table-row>
        <table:table-row table:style-name="Row2">
          <table:table-cell table:style-name="Cell3">
            <text:p text:style-name="P146"><text:span text:style-name="T146_1">Installation</text:span><text:span text:style-name="T146_2"><text:s/></text:span><text:span text:style-name="T146_3">Instructions</text:span></text:p>
            <text:list text:style-name="LS2" xml:id="list90">
              <text:list-item>
                <text:p text:style-name="P147"><text:span text:style-name="T147_1">Linux</text:span></text:p>
              </text:list-item>
            </text:list>
            <text:p text:style-name="P148"/>
            <text:p text:style-name="P149"><text:span text:style-name="T149_1">Installation</text:span><text:span text:style-name="T149_2"><text:s/></text:span><text:span text:style-name="T149_3">Videos</text:span></text:p>
          </table:table-cell>
          <table:table-cell table:style-name="Cell4">
            <text:p text:style-name="P150"><text:span text:style-name="T150_1">Installation</text:span><text:span text:style-name="T150_2"><text:s/></text:span><text:span text:style-name="T150_3">Instructions</text:span></text:p>
            <text:list text:style-name="LS3" xml:id="list91">
              <text:list-item>
                <text:p text:style-name="P151"><text:span text:style-name="T151_1">Windows</text:span></text:p>
              </text:list-item>
              <text:list-item>
                <text:p text:style-name="P152"><text:span text:style-name="T152_1">Android</text:span></text:p>
              </text:list-item>
              <text:list-item>
                <text:p text:style-name="P153"><text:span text:style-name="T153_1">OSX</text:span></text:p>
              </text:list-item>
              <text:list-item>
                <text:p text:style-name="P154"><text:span text:style-name="T154_1">AppFog</text:span></text:p>
              </text:list-item>
              <text:list-item>
                <text:p text:style-name="P155"><text:span text:style-name="T155_1">Heroku</text:span></text:p>
              </text:list-item>
            </text:list>
            <text:p text:style-name="P156"><text:span text:style-name="T156_1">Documentation</text:span><text:span text:style-name="T156_2"><text:s/></text:span><text:span text:style-name="T156_3">available</text:span><text:span text:style-name="T156_4"><text:s/></text:span><text:span text:style-name="T156_5">from</text:span><text:span text:style-name="T156_6"><text:s/></text:span><text:span text:style-name="T156_7">within</text:span><text:span text:style-name="T156_8"><text:s/></text:span><text:span text:style-name="T156_9">Netention</text:span><text:span text:style-name="T156_10"><text:s/></text:span><text:span text:style-name="T156_11">as</text:span><text:span text:style-name="T156_12"><text:s/></text:span><text:span text:style-name="T156_13">statically</text:span><text:span text:style-name="T156_14"><text:s/></text:span><text:span text:style-name="T156_15">provided</text:span><text:span text:style-name="T156_16"><text:s/></text:span><text:span text:style-name="T156_17">objects</text:span></text:p>
          </table:table-cell>
        </table:table-row>
      </table:table>
      <text:h text:style-name="P157" text:outline-level="10"/>
      <text:h text:style-name="P158" text:outline-level="10"><text:bookmark-start text:name="h.m354s1yfxc7h"/><text:bookmark-end text:name="h.m354s1yfxc7h"/><text:bookmark-start text:name="h.tijibf5ympv5"/><text:bookmark-end text:name="h.tijibf5ympv5"/><text:span text:style-name="T158_1">Server</text:span></text:h>
      <text:p text:style-name="P159"><text:span text:style-name="T159_1">Web</text:span><text:span text:style-name="T159_2"><text:s/></text:span><text:span text:style-name="T159_3">server</text:span><text:span text:style-name="T159_4"><text:s/></text:span><text:span text:style-name="T159_5">providing</text:span><text:span text:style-name="T159_6"><text:s/></text:span><text:span text:style-name="T159_7">authenticated</text:span><text:span text:style-name="T159_8"><text:s/>&amp;<text:s/></text:span><text:span text:style-name="T159_9">anonymous</text:span><text:span text:style-name="T159_10"><text:s/></text:span><text:span text:style-name="T159_11">access</text:span><text:span text:style-name="T159_12"><text:s/></text:span><text:span text:style-name="T159_13">via</text:span><text:span text:style-name="T159_14"><text:s/></text:span><text:span text:style-name="T159_15">HTTP</text:span><text:span text:style-name="T159_16">/</text:span><text:span text:style-name="T159_17">HTTPS</text:span><text:span text:style-name="T159_18"><text:s/>(</text:span><text:span text:style-name="T159_19">AJAJ</text:span><text:span text:style-name="T159_20">,<text:s/></text:span><text:span text:style-name="T159_21">REST</text:span><text:span text:style-name="T159_22">)<text:s/></text:span><text:span text:style-name="T159_23">and</text:span><text:span text:style-name="T159_24"><text:s/></text:span><text:span text:style-name="T159_25">WebSockets</text:span><text:span text:style-name="T159_26">.<text:s text:c="2"/></text:span><text:span text:style-name="T159_27">Serves</text:span><text:span text:style-name="T159_28"><text:s/></text:span><text:span text:style-name="T159_29">static</text:span><text:span text:style-name="T159_30"><text:s/></text:span><text:span text:style-name="T159_31">content</text:span><text:span text:style-name="T159_32"><text:s/>(</text:span><text:span text:style-name="T159_33">HTML</text:span><text:span text:style-name="T159_34">,<text:s/></text:span><text:span text:style-name="T159_35">JS</text:span><text:span text:style-name="T159_36">,<text:s/></text:span><text:span text:style-name="T159_37">CSS</text:span><text:span text:style-name="T159_38">,<text:s/></text:span><text:span text:style-name="T159_39">images</text:span><text:span text:style-name="T159_40">,<text:s/></text:span><text:span text:style-name="T159_41">etc</text:span><text:span text:style-name="T159_42">...)<text:s/></text:span><text:span text:style-name="T159_43">for</text:span><text:span text:style-name="T159_44"><text:s/></text:span><text:span text:style-name="T159_45">client</text:span><text:span text:style-name="T159_46"><text:s/></text:span><text:span text:style-name="T159_47">applications</text:span><text:span text:style-name="T159_48">,<text:s/></text:span><text:span text:style-name="T159_49">and</text:span><text:span text:style-name="T159_50"><text:s/></text:span><text:span text:style-name="T159_51">also</text:span><text:span text:style-name="T159_52"><text:s/></text:span><text:span text:style-name="T159_53">stores</text:span><text:span text:style-name="T159_54"><text:s/>&amp;<text:s/></text:span><text:span text:style-name="T159_55">provides</text:span><text:span text:style-name="T159_56"><text:s/></text:span><text:span text:style-name="T159_57">uploaded</text:span><text:span text:style-name="T159_58"><text:s/></text:span><text:span text:style-name="T159_59">content</text:span><text:span text:style-name="T159_60">.</text:span></text:p>
      <text:p text:style-name="P160"/>
      <text:h text:style-name="P161" text:outline-level="10"><text:bookmark-start text:name="h.9ckh54nxrva3"/><text:bookmark-end text:name="h.9ckh54nxrva3"/><text:span text:style-name="T161_1">100%<text:s/></text:span><text:span text:style-name="T161_2">Open</text:span><text:span text:style-name="T161_3">-</text:span><text:span text:style-name="T161_4">Source</text:span><text:span text:style-name="T161_5"><text:s/></text:span><text:span text:style-name="T161_6">Architecture</text:span></text:h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62"><text:span text:style-name="T162_1">What</text:span><text:span text:style-name="T162_2"><text:s/></text:span><text:span text:style-name="T162_3">it</text:span><text:span text:style-name="T162_4"><text:s/></text:span><text:span text:style-name="T162_5">Does</text:span></text:p>
          </table:table-cell>
          <table:table-cell table:style-name="Cell6">
            <text:p text:style-name="P163"><text:span text:style-name="T163_1">What</text:span><text:span text:style-name="T163_2"><text:s/></text:span><text:span text:style-name="T163_3">it</text:span><text:span text:style-name="T163_4"><text:s/></text:span><text:span text:style-name="T163_5">Doesn</text:span><text:span text:style-name="T163_6">’</text:span><text:span text:style-name="T163_7">t</text:span><text:span text:style-name="T163_8"><text:s/>(</text:span><text:span text:style-name="T163_9">yet</text:span><text:span text:style-name="T163_10">)</text:span></text:p>
          </table:table-cell>
        </table:table-row>
        <table:table-row table:style-name="Row4">
          <table:table-cell table:style-name="Cell7">
            <text:list text:style-name="LS4" xml:id="list96">
              <text:list-item>
                <text:p text:style-name="P164"><text:span text:style-name="T164_1">Components</text:span></text:p>
                <text:list>
                  <text:list-item>
                    <text:p text:style-name="P165"><text:span text:style-name="T165_1">Node</text:span><text:span text:style-name="T165_2">.</text:span><text:span text:style-name="T165_3">JS</text:span></text:p>
                    <text:list>
                      <text:list-item>
                        <text:p text:style-name="P166"><text:span text:style-name="T166_1">[</text:span><text:span text:style-name="T166_2">npm</text:span><text:span text:style-name="T166_3">’</text:span><text:span text:style-name="T166_4">s</text:span><text:span text:style-name="T166_5">]</text:span></text:p>
                      </text:list-item>
                    </text:list>
                  </text:list-item>
                  <text:list-item>
                    <text:p text:style-name="P167"><text:span text:style-name="T167_1">MongoDB</text:span></text:p>
                  </text:list-item>
                </text:list>
              </text:list-item>
              <text:list-item>
                <text:p text:style-name="P168"><text:span text:style-name="T168_1">License</text:span><text:span text:style-name="T168_2">:<text:s/></text:span><text:span text:style-name="T168_3">GPL</text:span></text:p>
              </text:list-item>
            </text:list>
          </table:table-cell>
          <table:table-cell table:style-name="Cell8">
            <text:list text:style-name="LS5" xml:id="list101">
              <text:list-item>
                <text:p text:style-name="P169"><text:span text:style-name="T169_1">Complete</text:span><text:span text:style-name="T169_2"><text:s/></text:span><text:span text:style-name="T169_3">installation</text:span><text:span text:style-name="T169_4"><text:s/></text:span><text:span text:style-name="T169_5">instructions</text:span><text:span text:style-name="T169_6"><text:s/></text:span><text:span text:style-name="T169_7">for</text:span><text:span text:style-name="T169_8"><text:s/></text:span><text:span text:style-name="T169_9">all</text:span><text:span text:style-name="T169_10"><text:s/></text:span><text:span text:style-name="T169_11">platforms</text:span></text:p>
              </text:list-item>
            </text:list>
          </table:table-cell>
        </table:table-row>
      </table:table>
      <text:p text:style-name="P170"/>
      <text:h text:style-name="P171" text:outline-level="10"><text:bookmark-start text:name="h.ez4cl1dejtpj"/><text:bookmark-end text:name="h.ez4cl1dejtpj"/><text:span text:style-name="T171_1">Real</text:span><text:span text:style-name="T171_2">-</text:span><text:span text:style-name="T171_3">time</text:span><text:span text:style-name="T171_4"><text:s/></text:span><text:span text:style-name="T171_5">Secure</text:span><text:span text:style-name="T171_6">,<text:s/></text:span><text:span text:style-name="T171_7">Private</text:span><text:span text:style-name="T171_8">,<text:s/></text:span><text:span text:style-name="T171_9">and</text:span><text:span text:style-name="T171_10"><text:s/></text:span><text:span text:style-name="T171_11">Anonymous</text:span><text:span text:style-name="T171_12"><text:s/></text:span><text:span text:style-name="T171_13">Access</text:span></text:h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172"><text:span text:style-name="T172_1">What</text:span><text:span text:style-name="T172_2"><text:s/></text:span><text:span text:style-name="T172_3">it</text:span><text:span text:style-name="T172_4"><text:s/></text:span><text:span text:style-name="T172_5">Does</text:span></text:p>
          </table:table-cell>
          <table:table-cell table:style-name="Cell10">
            <text:p text:style-name="P173"><text:span text:style-name="T173_1">What</text:span><text:span text:style-name="T173_2"><text:s/></text:span><text:span text:style-name="T173_3">it</text:span><text:span text:style-name="T173_4"><text:s/></text:span><text:span text:style-name="T173_5">Doesn</text:span><text:span text:style-name="T173_6">’</text:span><text:span text:style-name="T173_7">t</text:span><text:span text:style-name="T173_8"><text:s/>(</text:span><text:span text:style-name="T173_9">yet</text:span><text:span text:style-name="T173_10">)</text:span></text:p>
          </table:table-cell>
        </table:table-row>
        <table:table-row table:style-name="Row6">
          <table:table-cell table:style-name="Cell11">
            <text:list text:style-name="LS4" xml:id="list102">
              <text:list-item>
                <text:p text:style-name="P174"><text:span text:style-name="T174_1">HTTP</text:span><text:span text:style-name="T174_2"><text:s/></text:span><text:span text:style-name="T174_3">REST</text:span><text:span text:style-name="T174_4"><text:s/>+<text:s/></text:span><text:span text:style-name="T174_5">Websockets</text:span></text:p>
              </text:list-item>
            </text:list>
            <text:list text:style-name="LS6" xml:id="list103">
              <text:list-item>
                <text:p text:style-name="P175"><text:span text:style-name="T175_1">Authenticated</text:span><text:span text:style-name="T175_2"><text:s/></text:span><text:span text:style-name="T175_3">Login</text:span></text:p>
                <text:list>
                  <text:list-item>
                    <text:p text:style-name="P176"><text:span text:style-name="T176_1">OpenID</text:span></text:p>
                  </text:list-item>
                  <text:list-item>
                    <text:p text:style-name="P177"><text:span text:style-name="T177_1">Google</text:span><text:span text:style-name="T177_2"><text:s/></text:span><text:span text:style-name="T177_3">Accounts</text:span></text:p>
                  </text:list-item>
                </text:list>
              </text:list-item>
              <text:list-item>
                <text:p text:style-name="P178"><text:span text:style-name="T178_1">Logout</text:span></text:p>
              </text:list-item>
              <text:list-item>
                <text:p text:style-name="P179"><text:span text:style-name="T179_1">Publish</text:span><text:span text:style-name="T179_2"><text:s/></text:span><text:span text:style-name="T179_3">objects</text:span><text:span text:style-name="T179_4"><text:s/>(</text:span><text:span text:style-name="T179_5">new</text:span><text:span text:style-name="T179_6"><text:s/></text:span><text:span text:style-name="T179_7">and</text:span><text:span text:style-name="T179_8"><text:s/></text:span><text:span text:style-name="T179_9">edits</text:span><text:span text:style-name="T179_10"><text:s/></text:span><text:span text:style-name="T179_11">to</text:span><text:span text:style-name="T179_12"><text:s/></text:span><text:span text:style-name="T179_13">existing</text:span><text:span text:style-name="T179_14">)</text:span></text:p>
              </text:list-item>
              <text:list-item>
                <text:p text:style-name="P180"><text:span text:style-name="T180_1">Delete</text:span><text:span text:style-name="T180_2"><text:s/></text:span><text:span text:style-name="T180_3">objects</text:span></text:p>
              </text:list-item>
            </text:list>
          </table:table-cell>
          <table:table-cell table:style-name="Cell12">
            <text:list text:style-name="LS1" xml:id="list109">
              <text:list-item>
                <text:p text:style-name="P181"><text:span text:style-name="T181_1">require</text:span><text:span text:style-name="T181_2"><text:s/></text:span><text:span text:style-name="T181_3">authentication</text:span><text:span text:style-name="T181_4"><text:s/></text:span><text:span text:style-name="T181_5">to</text:span><text:span text:style-name="T181_6"><text:s/></text:span><text:span text:style-name="T181_7">prevent</text:span><text:span text:style-name="T181_8"><text:s/></text:span><text:span text:style-name="T181_9">a</text:span><text:span text:style-name="T181_10"><text:s/></text:span><text:span text:style-name="T181_11">non</text:span><text:span text:style-name="T181_12">-</text:span><text:span text:style-name="T181_13">authenticated</text:span><text:span text:style-name="T181_14"><text:s/></text:span><text:span text:style-name="T181_15">user</text:span><text:span text:style-name="T181_16"><text:s/></text:span><text:span text:style-name="T181_17">from</text:span><text:span text:style-name="T181_18"><text:s/></text:span><text:span text:style-name="T181_19">editing</text:span><text:span text:style-name="T181_20"><text:s/></text:span><text:span text:style-name="T181_21">an</text:span><text:span text:style-name="T181_22"><text:s/></text:span><text:span text:style-name="T181_23">authenticated</text:span><text:span text:style-name="T181_24"><text:s/></text:span><text:span text:style-name="T181_25">user</text:span><text:span text:style-name="T181_26">’</text:span><text:span text:style-name="T181_27">s</text:span><text:span text:style-name="T181_28"><text:s/></text:span><text:span text:style-name="T181_29">objects</text:span></text:p>
              </text:list-item>
              <text:list-item>
                <text:p text:style-name="P182"><text:span text:style-name="T182_1">authentication</text:span><text:span text:style-name="T182_2"><text:s/></text:span><text:span text:style-name="T182_3">instructions</text:span><text:span text:style-name="T182_4">,<text:s/></text:span><text:span text:style-name="T182_5">more</text:span><text:span text:style-name="T182_6"><text:s/></text:span><text:span text:style-name="T182_7">intuitive</text:span><text:span text:style-name="T182_8">,<text:s/></text:span><text:span text:style-name="T182_9">hide</text:span><text:span text:style-name="T182_10"><text:s/></text:span><text:span text:style-name="T182_11">either</text:span><text:span text:style-name="T182_12"><text:s/></text:span><text:span text:style-name="T182_13">the</text:span><text:span text:style-name="T182_14"><text:s/></text:span><text:span text:style-name="T182_15">login</text:span><text:span text:style-name="T182_16"><text:s/></text:span><text:span text:style-name="T182_17">or</text:span><text:span text:style-name="T182_18"><text:s/></text:span><text:span text:style-name="T182_19">logout</text:span><text:span text:style-name="T182_20"><text:s/></text:span><text:span text:style-name="T182_21">menu</text:span><text:span text:style-name="T182_22"><text:s/></text:span><text:span text:style-name="T182_23">item</text:span><text:span text:style-name="T182_24"><text:s/></text:span><text:span text:style-name="T182_25">at</text:span><text:span text:style-name="T182_26"><text:s/></text:span><text:span text:style-name="T182_27">a</text:span><text:span text:style-name="T182_28"><text:s/></text:span><text:span text:style-name="T182_29">time</text:span><text:span text:style-name="T182_30">.<text:s text:c="2"/></text:span><text:span text:style-name="T182_31">no</text:span><text:span text:style-name="T182_32"><text:s/></text:span><text:span text:style-name="T182_33">separate</text:span><text:span text:style-name="T182_34"><text:s/></text:span><text:span text:style-name="T182_35">login</text:span><text:span text:style-name="T182_36">/</text:span><text:span text:style-name="T182_37">logout</text:span><text:span text:style-name="T182_38"><text:s/></text:span><text:span text:style-name="T182_39">page</text:span><text:span text:style-name="T182_40">,<text:s/></text:span><text:span text:style-name="T182_41">just</text:span><text:span text:style-name="T182_42"><text:s/></text:span><text:span text:style-name="T182_43">use</text:span><text:span text:style-name="T182_44"><text:s/></text:span><text:span text:style-name="T182_45">items</text:span><text:span text:style-name="T182_46"><text:s/></text:span><text:span text:style-name="T182_47">in</text:span><text:span text:style-name="T182_48"><text:s/></text:span><text:span text:style-name="T182_49">main</text:span><text:span text:style-name="T182_50"><text:s/></text:span><text:span text:style-name="T182_51">menu</text:span><text:span text:style-name="T182_52"><text:s/></text:span></text:p>
              </text:list-item>
              <text:list-item>
                <text:p text:style-name="P183"><text:span text:style-name="T183_1">display</text:span><text:span text:style-name="T183_2"><text:s/></text:span><text:span text:style-name="T183_3">status</text:span><text:span text:style-name="T183_4"><text:s/></text:span><text:span text:style-name="T183_5">of</text:span><text:span text:style-name="T183_6"><text:s/></text:span><text:span text:style-name="T183_7">connection</text:span><text:span text:style-name="T183_8"><text:s/></text:span><text:span text:style-name="T183_9">and</text:span><text:span text:style-name="T183_10"><text:s/></text:span><text:span text:style-name="T183_11">current</text:span><text:span text:style-name="T183_12"><text:s/></text:span><text:span text:style-name="T183_13">action</text:span><text:span text:style-name="T183_14"><text:s/></text:span><text:span text:style-name="T183_15">with</text:span><text:span text:style-name="T183_16"><text:s/></text:span><text:span text:style-name="T183_17">visible</text:span><text:span text:style-name="T183_18"><text:s/></text:span><text:span text:style-name="T183_19">icon</text:span><text:span text:style-name="T183_20">/</text:span><text:span text:style-name="T183_21">label</text:span><text:span text:style-name="T183_22">.<text:s text:c="2"/></text:span><text:span text:style-name="T183_23">visible</text:span><text:span text:style-name="T183_24"><text:s/></text:span><text:span text:style-name="T183_25">on</text:span><text:span text:style-name="T183_26"><text:s/></text:span><text:span text:style-name="T183_27">application</text:span><text:span text:style-name="T183_28"><text:s/></text:span><text:span text:style-name="T183_29">initializing</text:span><text:span text:style-name="T183_30"><text:s/></text:span><text:span text:style-name="T183_31">also</text:span><text:span text:style-name="T183_32"><text:s/></text:span><text:span text:style-name="T183_33">to</text:span><text:span text:style-name="T183_34"><text:s/></text:span><text:span text:style-name="T183_35">show</text:span><text:span text:style-name="T183_36"><text:s/></text:span><text:span text:style-name="T183_37">the</text:span><text:span text:style-name="T183_38"><text:s/></text:span><text:span text:style-name="T183_39">current</text:span><text:span text:style-name="T183_40"><text:s/></text:span><text:span text:style-name="T183_41">startup</text:span><text:span text:style-name="T183_42"><text:s/></text:span><text:span text:style-name="T183_43">stage</text:span></text:p>
              </text:list-item>
              <text:list-item>
                <text:p text:style-name="P184"><text:span text:style-name="T184_1">prevent</text:span><text:span text:style-name="T184_2"><text:s/></text:span><text:span text:style-name="T184_3">spoofing</text:span><text:span text:style-name="T184_4"><text:s/></text:span><text:span text:style-name="T184_5">of</text:span><text:span text:style-name="T184_6"><text:s/></text:span><text:span text:style-name="T184_7">clientID</text:span><text:span text:style-name="T184_8"><text:s/></text:span><text:span text:style-name="T184_9">by</text:span><text:span text:style-name="T184_10"><text:s/></text:span><text:span text:style-name="T184_11">adding</text:span><text:span text:style-name="T184_12"><text:s/>‘</text:span><text:span text:style-name="T184_13">requiresAuthentication</text:span><text:span text:style-name="T184_14">’<text:s/></text:span><text:span text:style-name="T184_15">to</text:span><text:span text:style-name="T184_16"><text:s/></text:span><text:span text:style-name="T184_17">a</text:span><text:span text:style-name="T184_18"><text:s/></text:span><text:span text:style-name="T184_19">User</text:span><text:span text:style-name="T184_20"><text:s/></text:span><text:span text:style-name="T184_21">upon</text:span><text:span text:style-name="T184_22"><text:s/></text:span><text:span text:style-name="T184_23">first</text:span><text:span text:style-name="T184_24"><text:s/></text:span><text:span text:style-name="T184_25">authentication</text:span><text:span text:style-name="T184_26">.<text:s/></text:span><text:span text:style-name="T184_27">this</text:span><text:span text:style-name="T184_28"><text:s/></text:span><text:span text:style-name="T184_29">will</text:span><text:span text:style-name="T184_30"><text:s/></text:span><text:span text:style-name="T184_31">cause</text:span><text:span text:style-name="T184_32"><text:s/></text:span><text:span text:style-name="T184_33">the</text:span><text:span text:style-name="T184_34"><text:s/></text:span><text:span text:style-name="T184_35">server</text:span><text:span text:style-name="T184_36"><text:s/></text:span><text:span text:style-name="T184_37">to</text:span><text:span text:style-name="T184_38"><text:s/></text:span><text:span text:style-name="T184_39">disregard</text:span><text:span text:style-name="T184_40"><text:s/></text:span><text:span text:style-name="T184_41">access</text:span><text:span text:style-name="T184_42"><text:s/></text:span><text:span text:style-name="T184_43">to</text:span><text:span text:style-name="T184_44"><text:s/></text:span><text:span text:style-name="T184_45">that</text:span><text:span text:style-name="T184_46"><text:s/></text:span><text:span text:style-name="T184_47">User</text:span><text:span text:style-name="T184_48"><text:s/></text:span><text:span text:style-name="T184_49">URI</text:span><text:span text:style-name="T184_50"><text:s/></text:span><text:span text:style-name="T184_51">while</text:span><text:span text:style-name="T184_52"><text:s/></text:span><text:span text:style-name="T184_53">unauthenticated</text:span><text:span text:style-name="T184_54">.<text:s text:c="2"/></text:span><text:span text:style-name="T184_55">they</text:span><text:span text:style-name="T184_56"><text:s/></text:span><text:span text:style-name="T184_57">will</text:span><text:span text:style-name="T184_58"><text:s/></text:span><text:span text:style-name="T184_59">only</text:span><text:span text:style-name="T184_60"><text:s/></text:span><text:span text:style-name="T184_61">be</text:span><text:span text:style-name="T184_62"><text:s/></text:span><text:span text:style-name="T184_63">able</text:span><text:span text:style-name="T184_64"><text:s/></text:span><text:span text:style-name="T184_65">to</text:span><text:span text:style-name="T184_66"><text:s/></text:span><text:span text:style-name="T184_67">authenticate</text:span><text:span text:style-name="T184_68"><text:s/></text:span><text:span text:style-name="T184_69">when</text:span><text:span text:style-name="T184_70"><text:s/></text:span><text:span text:style-name="T184_71">the</text:span><text:span text:style-name="T184_72"><text:s/></text:span><text:span text:style-name="T184_73">MD</text:span><text:span text:style-name="T184_74">5(</text:span><text:span text:style-name="T184_75">authenticationKey</text:span><text:span text:style-name="T184_76">)<text:s/>=<text:s/></text:span><text:span text:style-name="T184_77">that</text:span><text:span text:style-name="T184_78"><text:s/></text:span><text:span text:style-name="T184_79">self</text:span></text:p>
              </text:list-item>
              <text:list-item>
                <text:p text:style-name="P185"><text:span text:style-name="T185_1">client</text:span><text:span text:style-name="T185_2">-</text:span><text:span text:style-name="T185_3">side</text:span><text:span text:style-name="T185_4"><text:s/></text:span><text:span text:style-name="T185_5">crypto</text:span></text:p>
              </text:list-item>
              <text:list-item>
                <text:p text:style-name="P186"><text:span text:style-name="T186_1">public</text:span><text:span text:style-name="T186_2"><text:s/></text:span><text:span text:style-name="T186_3">key</text:span><text:span text:style-name="T186_4"><text:s/></text:span><text:span text:style-name="T186_5">crypto</text:span><text:span text:style-name="T186_6"><text:s/></text:span><text:span text:style-name="T186_7">for</text:span><text:span text:style-name="T186_8"><text:s/></text:span><text:span text:style-name="T186_9">private</text:span><text:span text:style-name="T186_10"><text:s/></text:span><text:span text:style-name="T186_11">message</text:span></text:p>
              </text:list-item>
              <text:list-item>
                <text:p text:style-name="P187"><text:span text:style-name="T187_1">HTTPS</text:span><text:span text:style-name="T187_2"><text:s/></text:span><text:span text:style-name="T187_3">Setup</text:span><text:span text:style-name="T187_4"><text:s/></text:span><text:span text:style-name="T187_5">Instructions</text:span></text:p>
              </text:list-item>
              <text:list-item>
                <text:p text:style-name="P188"><text:span text:style-name="T188_1">FB</text:span><text:span text:style-name="T188_2">,<text:s/></text:span><text:span text:style-name="T188_3">Twitter</text:span><text:span text:style-name="T188_4"><text:s/></text:span><text:span text:style-name="T188_5">Authentication</text:span></text:p>
              </text:list-item>
              <text:list-item>
                <text:p text:style-name="P189"><text:span text:style-name="T189_1">Documented</text:span><text:span text:style-name="T189_2"><text:s/></text:span><text:span text:style-name="T189_3">Web</text:span><text:span text:style-name="T189_4"><text:s/></text:span><text:span text:style-name="T189_5">API</text:span><text:span text:style-name="T189_6"><text:s/></text:span><text:span text:style-name="T189_7">for</text:span><text:span text:style-name="T189_8"><text:s/>3</text:span><text:span text:style-name="T189_9">rd</text:span><text:span text:style-name="T189_10"><text:s/></text:span><text:span text:style-name="T189_11">party</text:span><text:span text:style-name="T189_12"><text:s/></text:span><text:span text:style-name="T189_13">tools</text:span><text:span text:style-name="T189_14"><text:s/>&amp;<text:s/></text:span><text:span text:style-name="T189_15">apps</text:span></text:p>
              </text:list-item>
              <text:list-item>
                <text:p text:style-name="P190"><text:span text:style-name="T190_1">private</text:span><text:span text:style-name="T190_2"><text:s/></text:span><text:span text:style-name="T190_3">messages</text:span></text:p>
                <text:list>
                  <text:list-item>
                    <text:p text:style-name="P191"><text:span text:style-name="T191_1">notifications</text:span><text:span text:style-name="T191_2"><text:s/></text:span><text:span text:style-name="T191_3">of</text:span><text:span text:style-name="T191_4"><text:s/></text:span><text:span text:style-name="T191_5">replies</text:span><text:span text:style-name="T191_6"><text:s/></text:span><text:span text:style-name="T191_7">to</text:span><text:span text:style-name="T191_8"><text:s/></text:span><text:span text:style-name="T191_9">own</text:span><text:span text:style-name="T191_10"><text:s/></text:span><text:span text:style-name="T191_11">objects</text:span><text:span text:style-name="T191_12">,<text:s/></text:span><text:span text:style-name="T191_13">or</text:span><text:span text:style-name="T191_14"><text:s/></text:span><text:span text:style-name="T191_15">another</text:span><text:span text:style-name="T191_16"><text:s/></text:span><text:span text:style-name="T191_17">reply</text:span><text:span text:style-name="T191_18"><text:s/></text:span><text:span text:style-name="T191_19">to</text:span><text:span text:style-name="T191_20"><text:s/></text:span><text:span text:style-name="T191_21">an</text:span><text:span text:style-name="T191_22"><text:s/></text:span><text:span text:style-name="T191_23">object</text:span><text:span text:style-name="T191_24"><text:s/></text:span><text:span text:style-name="T191_25">one</text:span><text:span text:style-name="T191_26"><text:s/></text:span><text:span text:style-name="T191_27">has</text:span><text:span text:style-name="T191_28"><text:s/></text:span><text:span text:style-name="T191_29">replied</text:span><text:span text:style-name="T191_30"><text:s/></text:span><text:span text:style-name="T191_31">to</text:span></text:p>
                  </text:list-item>
                </text:list>
              </text:list-item>
            </text:list>
          </table:table-cell>
        </table:table-row>
      </table:table>
      <text:p text:style-name="P192"/>
      <text:h text:style-name="P193" text:outline-level="10"><text:bookmark-start text:name="h.wdisfsvmkj7"/><text:bookmark-end text:name="h.wdisfsvmkj7"/><text:span text:style-name="T193_1">Object</text:span><text:span text:style-name="T193_2"><text:s/></text:span><text:span text:style-name="T193_3">Data</text:span><text:span text:style-name="T193_4"><text:s/></text:span><text:span text:style-name="T193_5">and</text:span><text:span text:style-name="T193_6"><text:s/></text:span><text:span text:style-name="T193_7">Metadata</text:span></text:h>
      <text:p text:style-name="P194"><text:span text:style-name="T194_1">The</text:span><text:span text:style-name="T194_2"><text:s/></text:span><text:span text:style-name="T194_3">most</text:span><text:span text:style-name="T194_4"><text:s/></text:span><text:span text:style-name="T194_5">common</text:span><text:span text:style-name="T194_6"><text:s/></text:span><text:span text:style-name="T194_7">serialization</text:span><text:span text:style-name="T194_8"><text:s/></text:span><text:span text:style-name="T194_9">for</text:span><text:span text:style-name="T194_10"><text:s/></text:span><text:span text:style-name="T194_11">Netention</text:span><text:span text:style-name="T194_12"><text:s/></text:span><text:span text:style-name="T194_13">objects</text:span><text:span text:style-name="T194_14"><text:s/></text:span><text:span text:style-name="T194_15">is</text:span><text:span text:style-name="T194_16"><text:s/></text:span><text:span text:style-name="T194_17">JSON</text:span><text:span text:style-name="T194_18">.</text:span></text:p>
      <text:p text:style-name="P195"/>
      <text:list text:style-name="LS7" xml:id="list120">
        <text:list-item>
          <text:p text:style-name="P196"><text:span text:style-name="T196_1">name</text:span></text:p>
        </text:list-item>
        <text:list-item>
          <text:p text:style-name="P197"><text:span text:style-name="T197_1">description</text:span></text:p>
        </text:list-item>
        <text:list-item>
          <text:p text:style-name="P198"><text:span text:style-name="T198_1">geolocation</text:span></text:p>
        </text:list-item>
        <text:list-item>
          <text:p text:style-name="P199"><text:span text:style-name="T199_1">tags</text:span><text:span text:style-name="T199_2">,<text:s/></text:span><text:span text:style-name="T199_3">tagStrength</text:span></text:p>
        </text:list-item>
        <text:list-item>
          <text:p text:style-name="P200"><text:span text:style-name="T200_1">creation</text:span><text:span text:style-name="T200_2"><text:s/></text:span><text:span text:style-name="T200_3">date</text:span></text:p>
        </text:list-item>
        <text:list-item>
          <text:p text:style-name="P201"><text:span text:style-name="T201_1">author</text:span></text:p>
        </text:list-item>
        <text:list-item>
          <text:p text:style-name="P202"><text:span text:style-name="T202_1">replyTo</text:span></text:p>
        </text:list-item>
        <text:list-item>
          <text:p text:style-name="P203"><text:span text:style-name="T203_1">deleted</text:span><text:span text:style-name="T203_2">?</text:span></text:p>
        </text:list-item>
      </text:list>
      <text:p text:style-name="P204"/>
      <text:p text:style-name="P205"><text:span text:style-name="T205_1">TODO</text:span></text:p>
      <text:list text:style-name="LS8" xml:id="list128">
        <text:list-item>
          <text:p text:style-name="P206"><text:span text:style-name="T206_1">unify</text:span><text:span text:style-name="T206_2"><text:s/></text:span><text:span text:style-name="T206_3">tag</text:span><text:span text:style-name="T206_4"><text:s/>&amp;<text:s/></text:span><text:span text:style-name="T206_5">tagStrength</text:span><text:span text:style-name="T206_6">:<text:s/>“<text:s/>[<text:s/>[<text:s/>“</text:span><text:span text:style-name="T206_7">tag</text:span><text:span text:style-name="T206_8">1”,<text:s/>0.9<text:s/>],<text:s/>[“</text:span><text:span text:style-name="T206_9">tag</text:span><text:span text:style-name="T206_10">2”,-0.3]<text:s/>…<text:s/>]”</text:span></text:p>
        </text:list-item>
        <text:list-item>
          <text:p text:style-name="P207"><text:span text:style-name="T207_1">revision</text:span><text:span text:style-name="T207_2"><text:s/></text:span><text:span text:style-name="T207_3">history</text:span></text:p>
        </text:list-item>
        <text:list-item>
          <text:p text:style-name="P208"><text:span text:style-name="T208_1">modification</text:span><text:span text:style-name="T208_2"><text:s/></text:span><text:span text:style-name="T208_3">date</text:span><text:span text:style-name="T208_4"><text:s/>(</text:span><text:span text:style-name="T208_5">separate</text:span><text:span text:style-name="T208_6"><text:s/></text:span><text:span text:style-name="T208_7">from</text:span><text:span text:style-name="T208_8"><text:s/></text:span><text:span text:style-name="T208_9">creation</text:span><text:span text:style-name="T208_10"><text:s/></text:span><text:span text:style-name="T208_11">date</text:span><text:span text:style-name="T208_12">)</text:span></text:p>
        </text:list-item>
        <text:list-item>
          <text:p text:style-name="P209"><text:span text:style-name="T209_1">hidden</text:span><text:span text:style-name="T209_2">?</text:span></text:p>
        </text:list-item>
        <text:list-item>
          <text:p text:style-name="P210"><text:span text:style-name="T210_1">favoriteOf</text:span></text:p>
        </text:list-item>
      </text:list>
      <text:p text:style-name="P211"/>
      <text:h text:style-name="P212" text:outline-level="10"><text:bookmark-start text:name="h.ixs6rv5euu64"/><text:bookmark-end text:name="h.ixs6rv5euu64"/><text:span text:style-name="T212_1">Ontology</text:span></text:h>
      <text:p text:style-name="P213"><text:span text:style-name="T213_1">Collection</text:span><text:span text:style-name="T213_2"><text:s/></text:span><text:span text:style-name="T213_3">of</text:span><text:span text:style-name="T213_4"><text:s/></text:span><text:span text:style-name="T213_5">tags</text:span><text:span text:style-name="T213_6"><text:s/></text:span><text:span text:style-name="T213_7">and</text:span><text:span text:style-name="T213_8"><text:s/></text:span><text:span text:style-name="T213_9">properties</text:span><text:span text:style-name="T213_10"><text:s/></text:span><text:span text:style-name="T213_11">providing</text:span><text:span text:style-name="T213_12"><text:s/></text:span><text:span text:style-name="T213_13">a</text:span><text:span text:style-name="T213_14"><text:s/></text:span><text:span text:style-name="T213_15">common</text:span><text:span text:style-name="T213_16"><text:s/></text:span><text:span text:style-name="T213_17">semantic</text:span><text:span text:style-name="T213_18"><text:s/></text:span><text:span text:style-name="T213_19">vocabulary</text:span><text:span text:style-name="T213_20"><text:s/></text:span><text:span text:style-name="T213_21">for</text:span><text:span text:style-name="T213_22"><text:s/></text:span><text:span text:style-name="T213_23">describing</text:span><text:span text:style-name="T213_24"><text:s/></text:span><text:span text:style-name="T213_25">reality</text:span><text:span text:style-name="T213_26"><text:s/></text:span><text:span text:style-name="T213_27">and</text:span><text:span text:style-name="T213_28"><text:s/></text:span><text:span text:style-name="T213_29">imagination</text:span><text:span text:style-name="T213_30">.<text:s text:c="2"/></text:span><text:span text:style-name="T213_31">Each</text:span><text:span text:style-name="T213_32"><text:s/></text:span><text:span text:style-name="T213_33">tag</text:span><text:span text:style-name="T213_34"><text:s/></text:span><text:span text:style-name="T213_35">consists</text:span><text:span text:style-name="T213_36"><text:s/></text:span><text:span text:style-name="T213_37">of</text:span><text:span text:style-name="T213_38"><text:s/></text:span><text:span text:style-name="T213_39">a</text:span><text:span text:style-name="T213_40"><text:s/></text:span><text:span text:style-name="T213_41">set</text:span><text:span text:style-name="T213_42"><text:s/></text:span><text:span text:style-name="T213_43">of</text:span><text:span text:style-name="T213_44"><text:s/></text:span><text:span text:style-name="T213_45">properties</text:span><text:span text:style-name="T213_46"><text:s/></text:span><text:span text:style-name="T213_47">with</text:span><text:span text:style-name="T213_48"><text:s/></text:span><text:span text:style-name="T213_49">type</text:span><text:span text:style-name="T213_50">:</text:span></text:p>
      <text:list text:style-name="LS9" xml:id="list133">
        <text:list-item>
          <text:p text:style-name="P214"><text:span text:style-name="T214_1">Real</text:span><text:span text:style-name="T214_2"><text:s/>(</text:span><text:span text:style-name="T214_3">number</text:span><text:span text:style-name="T214_4">)</text:span></text:p>
        </text:list-item>
        <text:list-item>
          <text:p text:style-name="P215"><text:span text:style-name="T215_1">Text</text:span></text:p>
        </text:list-item>
        <text:list-item>
          <text:p text:style-name="P216"><text:span text:style-name="T216_1">BigText</text:span></text:p>
        </text:list-item>
        <text:list-item>
          <text:p text:style-name="P217"><text:span text:style-name="T217_1">Object</text:span></text:p>
        </text:list-item>
        <text:list-item>
          <text:p text:style-name="P218"><text:span text:style-name="T218_1">...</text:span></text:p>
        </text:list-item>
      </text:list>
      <text:p text:style-name="P219"/>
      <text:p text:style-name="P220"><text:span text:style-name="T220_1">TODO</text:span></text:p>
      <text:list text:style-name="LS1" xml:id="list138">
        <text:list-item>
          <text:p text:style-name="P221"><text:span text:style-name="T221_1">Extra</text:span><text:span text:style-name="T221_2"><text:s/></text:span><text:span text:style-name="T221_3">Data</text:span><text:span text:style-name="T221_4"><text:s/></text:span><text:span text:style-name="T221_5">types</text:span></text:p>
          <text:list>
            <text:list-item>
              <text:p text:style-name="P222"><text:span text:style-name="T222_1">[</text:span><text:span text:style-name="T222_2">see</text:span><text:span text:style-name="T222_3"><text:s/></text:span><text:span text:style-name="T222_4">Semantic</text:span><text:span text:style-name="T222_5"><text:s/></text:span><text:span text:style-name="T222_6">view</text:span><text:span text:style-name="T222_7">]</text:span></text:p>
            </text:list-item>
            <text:list-item>
              <text:p text:style-name="P223"><text:span text:style-name="T223_1"><text:a xlink:type="simple" xlink:href="http://developers.facebook.com/docs/technical-guides/opengraph/simple-object-types/"><text:span text:style-name="T223_2">http</text:span></text:a></text:span><text:span text:style-name="T223_3"><text:a xlink:type="simple" xlink:href="http://developers.facebook.com/docs/technical-guides/opengraph/simple-object-types/"><text:span text:style-name="T223_4">://</text:span></text:a></text:span><text:span text:style-name="T223_5"><text:a xlink:type="simple" xlink:href="http://developers.facebook.com/docs/technical-guides/opengraph/simple-object-types/"><text:span text:style-name="T223_6">developers</text:span></text:a></text:span><text:span text:style-name="T223_7"><text:a xlink:type="simple" xlink:href="http://developers.facebook.com/docs/technical-guides/opengraph/simple-object-types/"><text:span text:style-name="T223_8">.</text:span></text:a></text:span><text:span text:style-name="T223_9"><text:a xlink:type="simple" xlink:href="http://developers.facebook.com/docs/technical-guides/opengraph/simple-object-types/"><text:span text:style-name="T223_10">facebook</text:span></text:a></text:span><text:span text:style-name="T223_11"><text:a xlink:type="simple" xlink:href="http://developers.facebook.com/docs/technical-guides/opengraph/simple-object-types/"><text:span text:style-name="T223_12">.</text:span></text:a></text:span><text:span text:style-name="T223_13"><text:a xlink:type="simple" xlink:href="http://developers.facebook.com/docs/technical-guides/opengraph/simple-object-types/"><text:span text:style-name="T223_14">com</text:span></text:a></text:span><text:span text:style-name="T223_15"><text:a xlink:type="simple" xlink:href="http://developers.facebook.com/docs/technical-guides/opengraph/simple-object-types/"><text:span text:style-name="T223_16">/</text:span></text:a></text:span><text:span text:style-name="T223_17"><text:a xlink:type="simple" xlink:href="http://developers.facebook.com/docs/technical-guides/opengraph/simple-object-types/"><text:span text:style-name="T223_18">docs</text:span></text:a></text:span><text:span text:style-name="T223_19"><text:a xlink:type="simple" xlink:href="http://developers.facebook.com/docs/technical-guides/opengraph/simple-object-types/"><text:span text:style-name="T223_20">/</text:span></text:a></text:span><text:span text:style-name="T223_21"><text:a xlink:type="simple" xlink:href="http://developers.facebook.com/docs/technical-guides/opengraph/simple-object-types/"><text:span text:style-name="T223_22">technical</text:span></text:a></text:span><text:span text:style-name="T223_23"><text:a xlink:type="simple" xlink:href="http://developers.facebook.com/docs/technical-guides/opengraph/simple-object-types/"><text:span text:style-name="T223_24">-</text:span></text:a></text:span><text:span text:style-name="T223_25"><text:a xlink:type="simple" xlink:href="http://developers.facebook.com/docs/technical-guides/opengraph/simple-object-types/"><text:span text:style-name="T223_26">guides</text:span></text:a></text:span><text:span text:style-name="T223_27"><text:a xlink:type="simple" xlink:href="http://developers.facebook.com/docs/technical-guides/opengraph/simple-object-types/"><text:span text:style-name="T223_28">/</text:span></text:a></text:span><text:span text:style-name="T223_29"><text:a xlink:type="simple" xlink:href="http://developers.facebook.com/docs/technical-guides/opengraph/simple-object-types/"><text:span text:style-name="T223_30">opengraph</text:span></text:a></text:span><text:span text:style-name="T223_31"><text:a xlink:type="simple" xlink:href="http://developers.facebook.com/docs/technical-guides/opengraph/simple-object-types/"><text:span text:style-name="T223_32">/</text:span></text:a></text:span><text:span text:style-name="T223_33"><text:a xlink:type="simple" xlink:href="http://developers.facebook.com/docs/technical-guides/opengraph/simple-object-types/"><text:span text:style-name="T223_34">simple</text:span></text:a></text:span><text:span text:style-name="T223_35"><text:a xlink:type="simple" xlink:href="http://developers.facebook.com/docs/technical-guides/opengraph/simple-object-types/"><text:span text:style-name="T223_36">-</text:span></text:a></text:span><text:span text:style-name="T223_37"><text:a xlink:type="simple" xlink:href="http://developers.facebook.com/docs/technical-guides/opengraph/simple-object-types/"><text:span text:style-name="T223_38">object</text:span></text:a></text:span><text:span text:style-name="T223_39"><text:a xlink:type="simple" xlink:href="http://developers.facebook.com/docs/technical-guides/opengraph/simple-object-types/"><text:span text:style-name="T223_40">-</text:span></text:a></text:span><text:span text:style-name="T223_41"><text:a xlink:type="simple" xlink:href="http://developers.facebook.com/docs/technical-guides/opengraph/simple-object-types/"><text:span text:style-name="T223_42">types</text:span></text:a></text:span><text:span text:style-name="T223_43"><text:a xlink:type="simple" xlink:href="http://developers.facebook.com/docs/technical-guides/opengraph/simple-object-types/"><text:span text:style-name="T223_44">/</text:span></text:a></text:span></text:p>
            </text:list-item>
            <text:list-item>
              <text:p text:style-name="P224"><text:span text:style-name="T224_1">Measurement</text:span><text:span text:style-name="T224_2"><text:s/></text:span><text:span text:style-name="T224_3">units</text:span><text:span text:style-name="T224_4">:<text:s/></text:span><text:span text:style-name="T224_5"><text:a xlink:type="simple" xlink:href="http://developers.facebook.com/docs/technical-guides/opengraph/complex-object-types/#quantity"><text:span text:style-name="T224_6">http</text:span></text:a></text:span><text:span text:style-name="T224_7"><text:a xlink:type="simple" xlink:href="http://developers.facebook.com/docs/technical-guides/opengraph/complex-object-types/#quantity"><text:span text:style-name="T224_8">://</text:span></text:a></text:span><text:span text:style-name="T224_9"><text:a xlink:type="simple" xlink:href="http://developers.facebook.com/docs/technical-guides/opengraph/complex-object-types/#quantity"><text:span text:style-name="T224_10">developers</text:span></text:a></text:span><text:span text:style-name="T224_11"><text:a xlink:type="simple" xlink:href="http://developers.facebook.com/docs/technical-guides/opengraph/complex-object-types/#quantity"><text:span text:style-name="T224_12">.</text:span></text:a></text:span><text:span text:style-name="T224_13"><text:a xlink:type="simple" xlink:href="http://developers.facebook.com/docs/technical-guides/opengraph/complex-object-types/#quantity"><text:span text:style-name="T224_14">facebook</text:span></text:a></text:span><text:span text:style-name="T224_15"><text:a xlink:type="simple" xlink:href="http://developers.facebook.com/docs/technical-guides/opengraph/complex-object-types/#quantity"><text:span text:style-name="T224_16">.</text:span></text:a></text:span><text:span text:style-name="T224_17"><text:a xlink:type="simple" xlink:href="http://developers.facebook.com/docs/technical-guides/opengraph/complex-object-types/#quantity"><text:span text:style-name="T224_18">com</text:span></text:a></text:span><text:span text:style-name="T224_19"><text:a xlink:type="simple" xlink:href="http://developers.facebook.com/docs/technical-guides/opengraph/complex-object-types/#quantity"><text:span text:style-name="T224_20">/</text:span></text:a></text:span><text:span text:style-name="T224_21"><text:a xlink:type="simple" xlink:href="http://developers.facebook.com/docs/technical-guides/opengraph/complex-object-types/#quantity"><text:span text:style-name="T224_22">docs</text:span></text:a></text:span><text:span text:style-name="T224_23"><text:a xlink:type="simple" xlink:href="http://developers.facebook.com/docs/technical-guides/opengraph/complex-object-types/#quantity"><text:span text:style-name="T224_24">/</text:span></text:a></text:span><text:span text:style-name="T224_25"><text:a xlink:type="simple" xlink:href="http://developers.facebook.com/docs/technical-guides/opengraph/complex-object-types/#quantity"><text:span text:style-name="T224_26">technical</text:span></text:a></text:span><text:span text:style-name="T224_27"><text:a xlink:type="simple" xlink:href="http://developers.facebook.com/docs/technical-guides/opengraph/complex-object-types/#quantity"><text:span text:style-name="T224_28">-</text:span></text:a></text:span><text:span text:style-name="T224_29"><text:a xlink:type="simple" xlink:href="http://developers.facebook.com/docs/technical-guides/opengraph/complex-object-types/#quantity"><text:span text:style-name="T224_30">guides</text:span></text:a></text:span><text:span text:style-name="T224_31"><text:a xlink:type="simple" xlink:href="http://developers.facebook.com/docs/technical-guides/opengraph/complex-object-types/#quantity"><text:span text:style-name="T224_32">/</text:span></text:a></text:span><text:span text:style-name="T224_33"><text:a xlink:type="simple" xlink:href="http://developers.facebook.com/docs/technical-guides/opengraph/complex-object-types/#quantity"><text:span text:style-name="T224_34">opengraph</text:span></text:a></text:span><text:span text:style-name="T224_35"><text:a xlink:type="simple" xlink:href="http://developers.facebook.com/docs/technical-guides/opengraph/complex-object-types/#quantity"><text:span text:style-name="T224_36">/</text:span></text:a></text:span><text:span text:style-name="T224_37"><text:a xlink:type="simple" xlink:href="http://developers.facebook.com/docs/technical-guides/opengraph/complex-object-types/#quantity"><text:span text:style-name="T224_38">complex</text:span></text:a></text:span><text:span text:style-name="T224_39"><text:a xlink:type="simple" xlink:href="http://developers.facebook.com/docs/technical-guides/opengraph/complex-object-types/#quantity"><text:span text:style-name="T224_40">-</text:span></text:a></text:span><text:span text:style-name="T224_41"><text:a xlink:type="simple" xlink:href="http://developers.facebook.com/docs/technical-guides/opengraph/complex-object-types/#quantity"><text:span text:style-name="T224_42">object</text:span></text:a></text:span><text:span text:style-name="T224_43"><text:a xlink:type="simple" xlink:href="http://developers.facebook.com/docs/technical-guides/opengraph/complex-object-types/#quantity"><text:span text:style-name="T224_44">-</text:span></text:a></text:span><text:span text:style-name="T224_45"><text:a xlink:type="simple" xlink:href="http://developers.facebook.com/docs/technical-guides/opengraph/complex-object-types/#quantity"><text:span text:style-name="T224_46">types</text:span></text:a></text:span><text:span text:style-name="T224_47"><text:a xlink:type="simple" xlink:href="http://developers.facebook.com/docs/technical-guides/opengraph/complex-object-types/#quantity"><text:span text:style-name="T224_48">/#</text:span></text:a></text:span><text:span text:style-name="T224_49"><text:a xlink:type="simple" xlink:href="http://developers.facebook.com/docs/technical-guides/opengraph/complex-object-types/#quantity"><text:span text:style-name="T224_50">quantity</text:span></text:a></text:span></text:p>
            </text:list-item>
          </text:list>
        </text:list-item>
        <text:list-item>
          <text:p text:style-name="P225"><text:span text:style-name="T225_1">alert</text:span><text:span text:style-name="T225_2"><text:s/></text:span><text:span text:style-name="T225_3">messages</text:span><text:span text:style-name="T225_4"><text:s/></text:span><text:span text:style-name="T225_5">for</text:span><text:span text:style-name="T225_6"><text:s/></text:span><text:span text:style-name="T225_7">when</text:span><text:span text:style-name="T225_8"><text:s/></text:span><text:span text:style-name="T225_9">tags</text:span><text:span text:style-name="T225_10"><text:s/></text:span><text:span text:style-name="T225_11">are</text:span><text:span text:style-name="T225_12"><text:s/></text:span><text:span text:style-name="T225_13">added</text:span><text:span text:style-name="T225_14">,<text:s/></text:span><text:span text:style-name="T225_15">ex</text:span><text:span text:style-name="T225_16">.<text:s/></text:span><text:span text:style-name="T225_17">rss</text:span><text:span text:style-name="T225_18"><text:s/></text:span><text:span text:style-name="T225_19">instructions</text:span></text:p>
        </text:list-item>
        <text:list-item>
          <text:p text:style-name="P226"><text:span text:style-name="T226_1">object</text:span><text:span text:style-name="T226_2"><text:s/></text:span><text:span text:style-name="T226_3">values</text:span></text:p>
          <text:list>
            <text:list-item>
              <text:p text:style-name="P227"><text:span text:style-name="T227_1"><text:a xlink:type="simple" xlink:href="http://ivaynberg.github.com/select2/"><text:span text:style-name="T227_2">http</text:span></text:a></text:span><text:span text:style-name="T227_3"><text:a xlink:type="simple" xlink:href="http://ivaynberg.github.com/select2/"><text:span text:style-name="T227_4">://</text:span></text:a></text:span><text:span text:style-name="T227_5"><text:a xlink:type="simple" xlink:href="http://ivaynberg.github.com/select2/"><text:span text:style-name="T227_6">ivaynberg</text:span></text:a></text:span><text:span text:style-name="T227_7"><text:a xlink:type="simple" xlink:href="http://ivaynberg.github.com/select2/"><text:span text:style-name="T227_8">.</text:span></text:a></text:span><text:span text:style-name="T227_9"><text:a xlink:type="simple" xlink:href="http://ivaynberg.github.com/select2/"><text:span text:style-name="T227_10">github</text:span></text:a></text:span><text:span text:style-name="T227_11"><text:a xlink:type="simple" xlink:href="http://ivaynberg.github.com/select2/"><text:span text:style-name="T227_12">.</text:span></text:a></text:span><text:span text:style-name="T227_13"><text:a xlink:type="simple" xlink:href="http://ivaynberg.github.com/select2/"><text:span text:style-name="T227_14">com</text:span></text:a></text:span><text:span text:style-name="T227_15"><text:a xlink:type="simple" xlink:href="http://ivaynberg.github.com/select2/"><text:span text:style-name="T227_16">/</text:span></text:a></text:span><text:span text:style-name="T227_17"><text:a xlink:type="simple" xlink:href="http://ivaynberg.github.com/select2/"><text:span text:style-name="T227_18">select</text:span></text:a></text:span><text:span text:style-name="T227_19"><text:a xlink:type="simple" xlink:href="http://ivaynberg.github.com/select2/"><text:span text:style-name="T227_20">2</text:span></text:a></text:span></text:p>
            </text:list-item>
          </text:list>
        </text:list-item>
        <text:list-item>
          <text:p text:style-name="P228"><text:span text:style-name="T228_1">tag</text:span><text:span text:style-name="T228_2"><text:s/></text:span><text:span text:style-name="T228_3">and</text:span><text:span text:style-name="T228_4"><text:s/></text:span><text:span text:style-name="T228_5">property</text:span><text:span text:style-name="T228_6"><text:s/></text:span><text:span text:style-name="T228_7">creation</text:span><text:span text:style-name="T228_8"><text:s/></text:span><text:span text:style-name="T228_9">and</text:span><text:span text:style-name="T228_10"><text:s/></text:span><text:span text:style-name="T228_11">editing</text:span></text:p>
        </text:list-item>
        <text:list-item>
          <text:p text:style-name="P229"><text:span text:style-name="T229_1">property</text:span><text:span text:style-name="T229_2"><text:s/></text:span><text:span text:style-name="T229_3">inheritance</text:span></text:p>
        </text:list-item>
        <text:list-item>
          <text:p text:style-name="P230"><text:span text:style-name="T230_1">max</text:span><text:span text:style-name="T230_2"><text:s/></text:span><text:span text:style-name="T230_3">property</text:span><text:span text:style-name="T230_4"><text:s/></text:span><text:span text:style-name="T230_5">arity</text:span><text:span text:style-name="T230_6"><text:s/>(</text:span><text:span text:style-name="T230_7">default</text:span><text:span text:style-name="T230_8">=</text:span><text:span text:style-name="T230_9">unlimited</text:span><text:span text:style-name="T230_10"><text:s/>&amp;<text:s/></text:span><text:span text:style-name="T230_11">not</text:span><text:span text:style-name="T230_12"><text:s/></text:span><text:span text:style-name="T230_13">required</text:span><text:span text:style-name="T230_14">)</text:span></text:p>
        </text:list-item>
        <text:list-item>
          <text:p text:style-name="P231"><text:span text:style-name="T231_1">subtag</text:span><text:span text:style-name="T231_2"><text:s/></text:span><text:span text:style-name="T231_3">matches</text:span><text:span text:style-name="T231_4"><text:s/></text:span><text:span text:style-name="T231_5">in</text:span><text:span text:style-name="T231_6"><text:s/></text:span><text:span text:style-name="T231_7">relevancy</text:span><text:span text:style-name="T231_8"><text:s/></text:span><text:span text:style-name="T231_9">heuristic</text:span></text:p>
        </text:list-item>
        <text:list-item>
          <text:p text:style-name="P232"><text:span text:style-name="T232_1">icons</text:span><text:span text:style-name="T232_2"><text:s/></text:span><text:span text:style-name="T232_3">for</text:span><text:span text:style-name="T232_4"><text:s/></text:span><text:span text:style-name="T232_5">tags</text:span><text:span text:style-name="T232_6"><text:s/></text:span><text:span text:style-name="T232_7">and</text:span><text:span text:style-name="T232_8"><text:s/></text:span><text:span text:style-name="T232_9">properties</text:span></text:p>
          <text:list>
            <text:list-item>
              <text:p text:style-name="P233"><text:span text:style-name="T233_1">in</text:span><text:span text:style-name="T233_2"><text:s/></text:span><text:span text:style-name="T233_3">tag</text:span><text:span text:style-name="T233_4"><text:s/></text:span><text:span text:style-name="T233_5">menus</text:span></text:p>
            </text:list-item>
            <text:list-item>
              <text:p text:style-name="P234"><text:span text:style-name="T234_1">default</text:span><text:span text:style-name="T234_2"><text:s/></text:span><text:span text:style-name="T234_3">icon</text:span><text:span text:style-name="T234_4">?</text:span></text:p>
            </text:list-item>
            <text:list-item>
              <text:p text:style-name="P235"><text:span text:style-name="T235_1">icon</text:span><text:span text:style-name="T235_2"><text:s/></text:span><text:span text:style-name="T235_3">grow</text:span><text:span text:style-name="T235_4"><text:s/></text:span><text:span text:style-name="T235_5">on</text:span><text:span text:style-name="T235_6"><text:s/></text:span><text:span text:style-name="T235_7">hover</text:span><text:span text:style-name="T235_8">?</text:span></text:p>
            </text:list-item>
          </text:list>
        </text:list-item>
        <text:list-item>
          <text:p text:style-name="P236"><text:span text:style-name="T236_1">tag</text:span><text:span text:style-name="T236_2"><text:s/></text:span><text:span text:style-name="T236_3">actions</text:span><text:span text:style-name="T236_4"><text:s/>(</text:span><text:span text:style-name="T236_5">ex</text:span><text:span text:style-name="T236_6">:<text:s/></text:span><text:span text:style-name="T236_7">popup</text:span><text:span text:style-name="T236_8"><text:s/></text:span><text:span text:style-name="T236_9">notice</text:span><text:span text:style-name="T236_10">)</text:span></text:p>
        </text:list-item>
        <text:list-item>
          <text:p text:style-name="P237"><text:span text:style-name="T237_1">hidden</text:span><text:span text:style-name="T237_2"><text:s/></text:span><text:span text:style-name="T237_3">tags</text:span><text:span text:style-name="T237_4"><text:s/></text:span><text:span text:style-name="T237_5">and</text:span><text:span text:style-name="T237_6"><text:s/></text:span><text:span text:style-name="T237_7">properties</text:span><text:span text:style-name="T237_8"><text:s/>(</text:span><text:span text:style-name="T237_9">ex</text:span><text:span text:style-name="T237_10">:<text:s/></text:span><text:span text:style-name="T237_11">for</text:span><text:span text:style-name="T237_12"><text:s/></text:span><text:span text:style-name="T237_13">system</text:span><text:span text:style-name="T237_14"><text:s/></text:span><text:span text:style-name="T237_15">use</text:span><text:span text:style-name="T237_16">,<text:s/></text:span><text:span text:style-name="T237_17">not</text:span><text:span text:style-name="T237_18"><text:s/></text:span><text:span text:style-name="T237_19">humans</text:span><text:span text:style-name="T237_20">)</text:span></text:p>
        </text:list-item>
        <text:list-item>
          <text:p text:style-name="P238"><text:span text:style-name="T238_1"><text:a xlink:type="simple" xlink:href="https://npmjs.org/package/nools"><text:span text:style-name="T238_2">https</text:span></text:a></text:span><text:span text:style-name="T238_3"><text:a xlink:type="simple" xlink:href="https://npmjs.org/package/nools"><text:span text:style-name="T238_4">://</text:span></text:a></text:span><text:span text:style-name="T238_5"><text:a xlink:type="simple" xlink:href="https://npmjs.org/package/nools"><text:span text:style-name="T238_6">npmjs</text:span></text:a></text:span><text:span text:style-name="T238_7"><text:a xlink:type="simple" xlink:href="https://npmjs.org/package/nools"><text:span text:style-name="T238_8">.</text:span></text:a></text:span><text:span text:style-name="T238_9"><text:a xlink:type="simple" xlink:href="https://npmjs.org/package/nools"><text:span text:style-name="T238_10">org</text:span></text:a></text:span><text:span text:style-name="T238_11"><text:a xlink:type="simple" xlink:href="https://npmjs.org/package/nools"><text:span text:style-name="T238_12">/</text:span></text:a></text:span><text:span text:style-name="T238_13"><text:a xlink:type="simple" xlink:href="https://npmjs.org/package/nools"><text:span text:style-name="T238_14">package</text:span></text:a></text:span><text:span text:style-name="T238_15"><text:a xlink:type="simple" xlink:href="https://npmjs.org/package/nools"><text:span text:style-name="T238_16">/</text:span></text:a></text:span><text:span text:style-name="T238_17"><text:a xlink:type="simple" xlink:href="https://npmjs.org/package/nools"><text:span text:style-name="T238_18">nools</text:span></text:a></text:span></text:p>
        </text:list-item>
      </text:list>
      <text:h text:style-name="P239" text:outline-level="10"><text:bookmark-start text:name="h.j7im06bt87g"/><text:bookmark-end text:name="h.j7im06bt87g"/><text:span text:style-name="T239_1">Inter</text:span><text:span text:style-name="T239_2">-</text:span><text:span text:style-name="T239_3">Server</text:span><text:span text:style-name="T239_4"><text:s/></text:span><text:span text:style-name="T239_5">Communication</text:span></text:h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240"><text:span text:style-name="T240_1">What</text:span><text:span text:style-name="T240_2"><text:s/></text:span><text:span text:style-name="T240_3">it</text:span><text:span text:style-name="T240_4"><text:s/></text:span><text:span text:style-name="T240_5">Does</text:span></text:p>
          </table:table-cell>
          <table:table-cell table:style-name="Cell14">
            <text:p text:style-name="P241"><text:span text:style-name="T241_1">What</text:span><text:span text:style-name="T241_2"><text:s/></text:span><text:span text:style-name="T241_3">it</text:span><text:span text:style-name="T241_4"><text:s/></text:span><text:span text:style-name="T241_5">Doesn</text:span><text:span text:style-name="T241_6">’</text:span><text:span text:style-name="T241_7">t</text:span><text:span text:style-name="T241_8"><text:s/>(</text:span><text:span text:style-name="T241_9">yet</text:span><text:span text:style-name="T241_10">)</text:span></text:p>
          </table:table-cell>
        </table:table-row>
        <table:table-row table:style-name="Row8">
          <table:table-cell table:style-name="Cell15">
            <text:p text:style-name="P242"/>
          </table:table-cell>
          <table:table-cell table:style-name="Cell16">
            <text:list text:style-name="LS10" xml:id="list156">
              <text:list-item>
                <text:p text:style-name="P243"><text:span text:style-name="T243_1">Import</text:span><text:span text:style-name="T243_2"><text:s/></text:span><text:span text:style-name="T243_3">and</text:span><text:span text:style-name="T243_4"><text:s/></text:span><text:span text:style-name="T243_5">Export</text:span><text:span text:style-name="T243_6"><text:s/></text:span><text:span text:style-name="T243_7">JSON</text:span><text:span text:style-name="T243_8"><text:s/></text:span><text:span text:style-name="T243_9">dump</text:span></text:p>
              </text:list-item>
              <text:list-item>
                <text:p text:style-name="P244"><text:span text:style-name="T244_1">Telehash</text:span></text:p>
              </text:list-item>
              <text:list-item>
                <text:p text:style-name="P245"><text:span text:style-name="T245_1">XMPP</text:span></text:p>
              </text:list-item>
            </text:list>
          </table:table-cell>
        </table:table-row>
      </table:table>
      <text:h text:style-name="P246" text:outline-level="10"/>
      <text:h text:style-name="P247" text:outline-level="10"><text:bookmark-start text:name="h.acm67hexqo1v"/><text:bookmark-end text:name="h.acm67hexqo1v"/><text:bookmark-start text:name="h.pi2xtqgacjcx"/><text:bookmark-end text:name="h.pi2xtqgacjcx"/><text:span text:style-name="T247_1">Remote</text:span><text:span text:style-name="T247_2"><text:s/></text:span><text:span text:style-name="T247_3">URL</text:span><text:span text:style-name="T247_4"><text:s/></text:span><text:span text:style-name="T247_5">Cache</text:span></text:h>
      <text:p text:style-name="P248"/>
      <text:p text:style-name="P249"><text:span text:style-name="T249_1">TODO</text:span></text:p>
      <text:list text:style-name="LS11" xml:id="list159">
        <text:list-item>
          <text:p text:style-name="P250"><text:span text:style-name="T250_1">stores</text:span><text:span text:style-name="T250_2"><text:s/></text:span><text:span text:style-name="T250_3">files</text:span></text:p>
        </text:list-item>
        <text:list-item>
          <text:p text:style-name="P251"><text:span text:style-name="T251_1">unzips</text:span><text:span text:style-name="T251_2"><text:s/>.</text:span><text:span text:style-name="T251_3">zip</text:span><text:span text:style-name="T251_4">,<text:s/>.</text:span><text:span text:style-name="T251_5">kmz</text:span><text:span text:style-name="T251_6"><text:s/>(</text:span><text:span text:style-name="T251_7">and</text:span><text:span text:style-name="T251_8"><text:s/></text:span><text:span text:style-name="T251_9">adjusts</text:span><text:span text:style-name="T251_10"><text:s/>&lt;</text:span><text:span text:style-name="T251_11">link</text:span><text:span text:style-name="T251_12">&gt;<text:s/></text:span><text:span text:style-name="T251_13">url</text:span><text:span text:style-name="T251_14">’</text:span><text:span text:style-name="T251_15">s</text:span><text:span text:style-name="T251_16">),<text:s/></text:span><text:span text:style-name="T251_17">etc</text:span><text:span text:style-name="T251_18">..</text:span></text:p>
        </text:list-item>
        <text:list-item>
          <text:p text:style-name="P252"><text:span text:style-name="T252_1">hosts</text:span><text:span text:style-name="T252_2"><text:s/></text:span><text:span text:style-name="T252_3">on</text:span><text:span text:style-name="T252_4"><text:s/></text:span><text:span text:style-name="T252_5">webserver</text:span><text:span text:style-name="T252_6"><text:s/></text:span><text:span text:style-name="T252_7">as</text:span><text:span text:style-name="T252_8"><text:s/></text:span><text:span text:style-name="T252_9">static</text:span><text:span text:style-name="T252_10"><text:s/></text:span><text:span text:style-name="T252_11">content</text:span></text:p>
        </text:list-item>
        <text:list-item>
          <text:p text:style-name="P253"><text:span text:style-name="T253_1">.</text:span><text:span text:style-name="T253_2">gitignore</text:span><text:span text:style-name="T253_3">’</text:span><text:span text:style-name="T253_4">d</text:span></text:p>
        </text:list-item>
      </text:list>
      <text:h text:style-name="P254" text:outline-level="10"><text:bookmark-start text:name="h.6k4c8f25pdrn"/><text:bookmark-end text:name="h.6k4c8f25pdrn"/><text:bookmark-start text:name="h.uq0jcsjdroj"/><text:bookmark-end text:name="h.uq0jcsjdroj"/><text:span text:style-name="T254_1">HTML</text:span><text:span text:style-name="T254_2">5/</text:span><text:span text:style-name="T254_3">Javascript</text:span><text:span text:style-name="T254_4"><text:s/></text:span><text:span text:style-name="T254_5">Client</text:span></text:h>
      <text:list text:style-name="LS12" xml:id="list163">
        <text:list-item>
          <text:p text:style-name="P255"><text:span text:style-name="T255_1">Themes</text:span></text:p>
          <text:list>
            <text:list-item>
              <text:p text:style-name="P256"><text:span text:style-name="T256_1">Bright</text:span></text:p>
              <text:list>
                <text:list-item>
                  <text:p text:style-name="P257"><text:span text:style-name="T257_1">[</text:span><text:span text:style-name="T257_2">Bright</text:span><text:span text:style-name="T257_3"><text:s/></text:span><text:span text:style-name="T257_4">derivatives</text:span><text:span text:style-name="T257_5">]</text:span></text:p>
                </text:list-item>
              </text:list>
            </text:list-item>
            <text:list-item>
              <text:p text:style-name="P258"><text:span text:style-name="T258_1">Dark</text:span></text:p>
              <text:list>
                <text:list-item>
                  <text:p text:style-name="P259"><text:span text:style-name="T259_1">[</text:span><text:span text:style-name="T259_2">Dark</text:span><text:span text:style-name="T259_3"><text:s/></text:span><text:span text:style-name="T259_4">derivatives</text:span><text:span text:style-name="T259_5">]</text:span></text:p>
                </text:list-item>
              </text:list>
            </text:list-item>
          </text:list>
        </text:list-item>
      </text:list>
      <text:p text:style-name="P260"/>
      <text:p text:style-name="P261"><text:span text:style-name="T261_1">TODO</text:span></text:p>
      <text:list text:style-name="LS13" xml:id="list168">
        <text:list-item>
          <text:p text:style-name="P262"><text:span text:style-name="T262_1">Location</text:span><text:span text:style-name="T262_2"><text:s/></text:span><text:span text:style-name="T262_3">detection</text:span><text:span text:style-name="T262_4">,<text:s/></text:span><text:span text:style-name="T262_5">tracking</text:span><text:span text:style-name="T262_6">,<text:s/></text:span><text:span text:style-name="T262_7">and</text:span><text:span text:style-name="T262_8"><text:s/></text:span><text:span text:style-name="T262_9">manual</text:span><text:span text:style-name="T262_10"><text:s/></text:span><text:span text:style-name="T262_11">repositioning</text:span><text:span text:style-name="T262_12"><text:s/>(</text:span><text:span text:style-name="T262_13">even</text:span><text:span text:style-name="T262_14"><text:s/></text:span><text:span text:style-name="T262_15">without</text:span><text:span text:style-name="T262_16"><text:s/></text:span><text:span text:style-name="T262_17">Map</text:span><text:span text:style-name="T262_18"><text:s/></text:span><text:span text:style-name="T262_19">view</text:span><text:span text:style-name="T262_20">)</text:span></text:p>
        </text:list-item>
        <text:list-item>
          <text:p text:style-name="P263"><text:span text:style-name="T263_1">Send</text:span><text:span text:style-name="T263_2"><text:s/></text:span><text:span text:style-name="T263_3">changes</text:span><text:span text:style-name="T263_4"><text:s/></text:span><text:span text:style-name="T263_5">in</text:span><text:span text:style-name="T263_6"><text:s/>“</text:span><text:span text:style-name="T263_7">interests</text:span><text:span text:style-name="T263_8">”<text:s/></text:span><text:span text:style-name="T263_9">to</text:span><text:span text:style-name="T263_10"><text:s/></text:span><text:span text:style-name="T263_11">server</text:span><text:span text:style-name="T263_12"><text:s/></text:span><text:span text:style-name="T263_13">for</text:span><text:span text:style-name="T263_14"><text:s/></text:span><text:span text:style-name="T263_15">analytics</text:span></text:p>
        </text:list-item>
        <text:list-item>
          <text:p text:style-name="P264"><text:span text:style-name="T264_1">Accessibility</text:span></text:p>
        </text:list-item>
      </text:list>
      <text:list text:style-name="LS14" xml:id="list171">
        <text:list-item>
          <text:p text:style-name="P265"><text:span text:style-name="T265_1">Blind</text:span></text:p>
        </text:list-item>
        <text:list-item>
          <text:p text:style-name="P266"><text:span text:style-name="T266_1">Deaf</text:span></text:p>
        </text:list-item>
        <text:list-item>
          <text:p text:style-name="P267"><text:span text:style-name="T267_1">Pre</text:span><text:span text:style-name="T267_2">-</text:span><text:span text:style-name="T267_3">Symbolic</text:span><text:span text:style-name="T267_4"><text:s/>/<text:s/></text:span><text:span text:style-name="T267_5">Non</text:span><text:span text:style-name="T267_6">-</text:span><text:span text:style-name="T267_7">Verbal</text:span><text:span text:style-name="T267_8"><text:s/>/<text:s/></text:span><text:span text:style-name="T267_9">Gestural</text:span><text:span text:style-name="T267_10"><text:s/>(</text:span><text:span text:style-name="T267_11">Children</text:span><text:span text:style-name="T267_12">,<text:s/></text:span><text:span text:style-name="T267_13">Paralyzed</text:span><text:span text:style-name="T267_14">,<text:s/></text:span><text:span text:style-name="T267_15">Animals</text:span><text:span text:style-name="T267_16">)</text:span></text:p>
        </text:list-item>
        <text:list-item>
          <text:p text:style-name="P268"><text:span text:style-name="T268_1">Translations</text:span></text:p>
          <text:list>
            <text:list-item>
              <text:p text:style-name="P269"><text:span text:style-name="T269_1">Spanish</text:span></text:p>
            </text:list-item>
            <text:list-item>
              <text:p text:style-name="P270"><text:span text:style-name="T270_1">...</text:span></text:p>
            </text:list-item>
          </text:list>
        </text:list-item>
      </text:list>
      <text:p text:style-name="P271"/>
      <text:p text:style-name="P272"/>
      <text:h text:style-name="P273" text:outline-level="10"><text:bookmark-start text:name="h.epeu0wbpzdl3"/><text:bookmark-end text:name="h.epeu0wbpzdl3"/><text:span text:style-name="T273_1">Desktop</text:span><text:span text:style-name="T273_2"><text:s/></text:span><text:span text:style-name="T273_3">and</text:span><text:span text:style-name="T273_4"><text:s/></text:span><text:span text:style-name="T273_5">Mobile</text:span><text:span text:style-name="T273_6"><text:s/></text:span><text:span text:style-name="T273_7">Browser</text:span><text:span text:style-name="T273_8"><text:s/></text:span><text:span text:style-name="T273_9">Compatibility</text:span></text:h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274"><text:span text:style-name="T274_1">What</text:span><text:span text:style-name="T274_2"><text:s/></text:span><text:span text:style-name="T274_3">it</text:span><text:span text:style-name="T274_4"><text:s/></text:span><text:span text:style-name="T274_5">Does</text:span></text:p>
          </table:table-cell>
          <table:table-cell table:style-name="Cell18">
            <text:p text:style-name="P275"><text:span text:style-name="T275_1">What</text:span><text:span text:style-name="T275_2"><text:s/></text:span><text:span text:style-name="T275_3">it</text:span><text:span text:style-name="T275_4"><text:s/></text:span><text:span text:style-name="T275_5">Doesn</text:span><text:span text:style-name="T275_6">’</text:span><text:span text:style-name="T275_7">t</text:span><text:span text:style-name="T275_8"><text:s/>(</text:span><text:span text:style-name="T275_9">yet</text:span><text:span text:style-name="T275_10">)</text:span></text:p>
          </table:table-cell>
        </table:table-row>
        <table:table-row table:style-name="Row10">
          <table:table-cell table:style-name="Cell19">
            <text:list text:style-name="LS4" xml:id="list177">
              <text:list-item>
                <text:p text:style-name="P276"><text:span text:style-name="T276_1">Chrome</text:span></text:p>
              </text:list-item>
              <text:list-item>
                <text:p text:style-name="P277"><text:span text:style-name="T277_1">Firefox</text:span></text:p>
              </text:list-item>
            </text:list>
          </table:table-cell>
          <table:table-cell table:style-name="Cell20">
            <text:list text:style-name="LS5" xml:id="list179">
              <text:list-item>
                <text:p text:style-name="P278"><text:span text:style-name="T278_1">Android</text:span></text:p>
              </text:list-item>
              <text:list-item>
                <text:p text:style-name="P279"><text:span text:style-name="T279_1">Internet</text:span><text:span text:style-name="T279_2"><text:s/></text:span><text:span text:style-name="T279_3">Explorer</text:span></text:p>
              </text:list-item>
            </text:list>
          </table:table-cell>
        </table:table-row>
      </table:table>
      <text:h text:style-name="P280" text:outline-level="10"/>
      <text:h text:style-name="P281" text:outline-level="10"><text:bookmark-start text:name="h.71jphpsicv4u"/><text:bookmark-end text:name="h.71jphpsicv4u"/><text:bookmark-start text:name="h.f7sg7t9yg0qh"/><text:bookmark-end text:name="h.f7sg7t9yg0qh"/><text:span text:style-name="T281_1">Client</text:span><text:span text:style-name="T281_2"><text:s/></text:span><text:span text:style-name="T281_3">Memory</text:span></text:h>
      <text:list text:style-name="LS15" xml:id="list181">
        <text:list-item>
          <text:p text:style-name="P282"><text:span text:style-name="T282_1">Stores</text:span><text:span text:style-name="T282_2"><text:s/></text:span><text:span text:style-name="T282_3">objects</text:span><text:span text:style-name="T282_4"><text:s/></text:span><text:span text:style-name="T282_5">as</text:span><text:span text:style-name="T282_6"><text:s/></text:span><text:span text:style-name="T282_7">indexed</text:span><text:span text:style-name="T282_8"><text:s/></text:span><text:span text:style-name="T282_9">keys</text:span><text:span text:style-name="T282_10">.</text:span></text:p>
          <text:list>
            <text:list-item>
              <text:p text:style-name="P283"><text:span text:style-name="T283_1">Limited</text:span><text:span text:style-name="T283_2"><text:s/></text:span><text:span text:style-name="T283_3">to</text:span><text:span text:style-name="T283_4"><text:s/></text:span><text:span text:style-name="T283_5">localStorage</text:span><text:span text:style-name="T283_6"><text:s/></text:span><text:span text:style-name="T283_7">quota</text:span><text:span text:style-name="T283_8"><text:s/></text:span><text:span text:style-name="T283_9">which</text:span><text:span text:style-name="T283_10"><text:s/></text:span><text:span text:style-name="T283_11">is</text:span><text:span text:style-name="T283_12"><text:s/></text:span><text:span text:style-name="T283_13">quite</text:span><text:span text:style-name="T283_14"><text:s/></text:span><text:span text:style-name="T283_15">small</text:span></text:p>
            </text:list-item>
          </text:list>
        </text:list-item>
      </text:list>
      <text:p text:style-name="P284"/>
      <text:p text:style-name="P285"><text:span text:style-name="T285_1">TODO</text:span></text:p>
      <text:list text:style-name="LS1" xml:id="list183">
        <text:list-item>
          <text:p text:style-name="P286"><text:span text:style-name="T286_1">indexedDB</text:span><text:span text:style-name="T286_2"><text:s/></text:span><text:span text:style-name="T286_3">support</text:span><text:span text:style-name="T286_4"><text:s/>-<text:s/></text:span><text:span text:style-name="T286_5">enables</text:span><text:span text:style-name="T286_6"><text:s/></text:span><text:span text:style-name="T286_7">larger</text:span><text:span text:style-name="T286_8"><text:s/></text:span><text:span text:style-name="T286_9">client</text:span><text:span text:style-name="T286_10">-</text:span><text:span text:style-name="T286_11">side</text:span><text:span text:style-name="T286_12"><text:s/></text:span><text:span text:style-name="T286_13">datastore</text:span></text:p>
          <text:list>
            <text:list-item>
              <text:p text:style-name="P287"><text:span text:style-name="T287_1">with</text:span><text:span text:style-name="T287_2"><text:s/></text:span><text:span text:style-name="T287_3">WARNING</text:span><text:span text:style-name="T287_4"><text:s/></text:span><text:span text:style-name="T287_5">when</text:span><text:span text:style-name="T287_6"><text:s/></text:span><text:span text:style-name="T287_7">quota</text:span><text:span text:style-name="T287_8"><text:s/></text:span><text:span text:style-name="T287_9">may</text:span><text:span text:style-name="T287_10"><text:s/></text:span><text:span text:style-name="T287_11">be</text:span><text:span text:style-name="T287_12"><text:s/></text:span><text:span text:style-name="T287_13">near</text:span><text:span text:style-name="T287_14"><text:s/></text:span><text:span text:style-name="T287_15">exceeded</text:span></text:p>
            </text:list-item>
          </text:list>
        </text:list-item>
        <text:list-item>
          <text:p text:style-name="P288"><text:span text:style-name="T288_1">attention</text:span><text:span text:style-name="T288_2"><text:s/></text:span><text:span text:style-name="T288_3">vector</text:span><text:span text:style-name="T288_4"><text:s/>:<text:s/></text:span><text:span text:style-name="T288_5">map</text:span><text:span text:style-name="T288_6">&lt;</text:span><text:span text:style-name="T288_7">object</text:span><text:span text:style-name="T288_8">,</text:span><text:span text:style-name="T288_9">interest</text:span><text:span text:style-name="T288_10">&gt;</text:span></text:p>
        </text:list-item>
        <text:list-item>
          <text:p text:style-name="P289"><text:span text:style-name="T289_1">forgetting</text:span><text:span text:style-name="T289_2">:<text:s/></text:span><text:span text:style-name="T289_3">keeps</text:span><text:span text:style-name="T289_4"><text:s/></text:span><text:span text:style-name="T289_5">total</text:span><text:span text:style-name="T289_6"><text:s/>#<text:s/></text:span><text:span text:style-name="T289_7">of</text:span><text:span text:style-name="T289_8"><text:s/></text:span><text:span text:style-name="T289_9">objects</text:span><text:span text:style-name="T289_10"><text:s/></text:span><text:span text:style-name="T289_11">in</text:span><text:span text:style-name="T289_12"><text:s/></text:span><text:span text:style-name="T289_13">server</text:span><text:span text:style-name="T289_14"><text:s/></text:span><text:span text:style-name="T289_15">and</text:span><text:span text:style-name="T289_16"><text:s/></text:span><text:span text:style-name="T289_17">client</text:span><text:span text:style-name="T289_18"><text:s/></text:span><text:span text:style-name="T289_19">within</text:span><text:span text:style-name="T289_20"><text:s/></text:span><text:span text:style-name="T289_21">range</text:span><text:span text:style-name="T289_22"><text:s/>(</text:span><text:span text:style-name="T289_23">ex</text:span><text:span text:style-name="T289_24">:<text:s/>&lt;<text:s/>10</text:span><text:span text:style-name="T289_25">k</text:span><text:span text:style-name="T289_26">)<text:s/></text:span><text:span text:style-name="T289_27">based</text:span><text:span text:style-name="T289_28"><text:s/></text:span><text:span text:style-name="T289_29">on</text:span><text:span text:style-name="T289_30"><text:s/></text:span><text:span text:style-name="T289_31">attention</text:span></text:p>
        </text:list-item>
        <text:list-item>
          <text:p text:style-name="P290"><text:span text:style-name="T290_1">spreading</text:span></text:p>
        </text:list-item>
        <text:list-item>
          <text:p text:style-name="P291"><text:span text:style-name="T291_1">importance</text:span><text:span text:style-name="T291_2"><text:s/></text:span><text:span text:style-name="T291_3">classifier</text:span><text:span text:style-name="T291_4">:<text:s/></text:span><text:span text:style-name="T291_5">classifies</text:span><text:span text:style-name="T291_6"><text:s/></text:span><text:span text:style-name="T291_7">incoming</text:span><text:span text:style-name="T291_8"><text:s/></text:span><text:span text:style-name="T291_9">objects</text:span><text:span text:style-name="T291_10"><text:s/></text:span><text:span text:style-name="T291_11">according</text:span><text:span text:style-name="T291_12"><text:s/></text:span><text:span text:style-name="T291_13">to</text:span><text:span text:style-name="T291_14"><text:s/></text:span><text:span text:style-name="T291_15">its</text:span><text:span text:style-name="T291_16"><text:s/></text:span><text:span text:style-name="T291_17">features</text:span><text:span text:style-name="T291_18"><text:s/></text:span><text:span text:style-name="T291_19">to</text:span><text:span text:style-name="T291_20"><text:s/></text:span><text:span text:style-name="T291_21">predict</text:span><text:span text:style-name="T291_22"><text:s/></text:span><text:span text:style-name="T291_23">the</text:span><text:span text:style-name="T291_24"><text:s/></text:span><text:span text:style-name="T291_25">user</text:span><text:span text:style-name="T291_26">’</text:span><text:span text:style-name="T291_27">s</text:span><text:span text:style-name="T291_28"><text:s/></text:span><text:span text:style-name="T291_29">interest</text:span><text:span text:style-name="T291_30"><text:s/></text:span><text:span text:style-name="T291_31">in</text:span><text:span text:style-name="T291_32"><text:s/></text:span><text:span text:style-name="T291_33">it</text:span><text:span text:style-name="T291_34"><text:s/>(0..1.0)</text:span></text:p>
          <text:list>
            <text:list-item>
              <text:p text:style-name="P292"><text:span text:style-name="T292_1">author</text:span><text:span text:style-name="T292_2">,<text:s/></text:span><text:span text:style-name="T292_3">age</text:span><text:span text:style-name="T292_4">,<text:s/></text:span><text:span text:style-name="T292_5">etc</text:span><text:span text:style-name="T292_6">..</text:span></text:p>
            </text:list-item>
            <text:list-item>
              <text:p text:style-name="P293"><text:span text:style-name="T293_1">use</text:span><text:span text:style-name="T293_2"><text:s/></text:span><text:span text:style-name="T293_3">an</text:span><text:span text:style-name="T293_4"><text:s/></text:span><text:span text:style-name="T293_5">encog</text:span><text:span text:style-name="T293_6"><text:s/></text:span><text:span text:style-name="T293_7">component</text:span><text:span text:style-name="T293_8"><text:s/></text:span><text:span text:style-name="T293_9">to</text:span><text:span text:style-name="T293_10"><text:s/></text:span><text:span text:style-name="T293_11">automatically</text:span><text:span text:style-name="T293_12"><text:s/></text:span><text:span text:style-name="T293_13">learn</text:span><text:span text:style-name="T293_14"><text:s/></text:span><text:span text:style-name="T293_15">user</text:span><text:span text:style-name="T293_16">’</text:span><text:span text:style-name="T293_17">s</text:span><text:span text:style-name="T293_18"><text:s/></text:span><text:span text:style-name="T293_19">classification</text:span><text:span text:style-name="T293_20"><text:s/></text:span><text:span text:style-name="T293_21">parameters</text:span></text:p>
            </text:list-item>
            <text:list-item>
              <text:p text:style-name="P294"><text:span text:style-name="T294_1">this</text:span><text:span text:style-name="T294_2"><text:s/></text:span><text:span text:style-name="T294_3">is</text:span><text:span text:style-name="T294_4"><text:s/></text:span><text:span text:style-name="T294_5">analogous</text:span><text:span text:style-name="T294_6"><text:s/></text:span><text:span text:style-name="T294_7">to</text:span><text:span text:style-name="T294_8"><text:s/></text:span><text:span text:style-name="T294_9">google</text:span><text:span text:style-name="T294_10">’</text:span><text:span text:style-name="T294_11">s</text:span><text:span text:style-name="T294_12"><text:s/></text:span><text:span text:style-name="T294_13">important</text:span><text:span text:style-name="T294_14"><text:s/></text:span><text:span text:style-name="T294_15">inbox</text:span><text:span text:style-name="T294_16"><text:s/></text:span><text:span text:style-name="T294_17">feature</text:span></text:p>
            </text:list-item>
          </text:list>
        </text:list-item>
      </text:list>
      <text:h text:style-name="P295" text:outline-level="10"><text:bookmark-start text:name="h.gtbxmgm10vr4"/><text:bookmark-end text:name="h.gtbxmgm10vr4"/><text:span text:style-name="T295_1">ObjectView</text:span></text:h>
      <text:p text:style-name="P296"><text:span text:style-name="T296_1">An</text:span><text:span text:style-name="T296_2"><text:s/></text:span><text:span text:style-name="T296_3">ObjectView</text:span><text:span text:style-name="T296_4"><text:s/></text:span><text:span text:style-name="T296_5">is</text:span><text:span text:style-name="T296_6"><text:s/></text:span><text:span text:style-name="T296_7">a</text:span><text:span text:style-name="T296_8"><text:s/></text:span><text:span text:style-name="T296_9">widget</text:span><text:span text:style-name="T296_10"><text:s/></text:span><text:span text:style-name="T296_11">that</text:span><text:span text:style-name="T296_12"><text:s/></text:span><text:span text:style-name="T296_13">displays</text:span><text:span text:style-name="T296_14"><text:s/></text:span><text:span text:style-name="T296_15">essential</text:span><text:span text:style-name="T296_16"><text:s/></text:span><text:span text:style-name="T296_17">information</text:span><text:span text:style-name="T296_18"><text:s/></text:span><text:span text:style-name="T296_19">about</text:span><text:span text:style-name="T296_20"><text:s/></text:span><text:span text:style-name="T296_21">an</text:span><text:span text:style-name="T296_22"><text:s/></text:span><text:span text:style-name="T296_23">object</text:span><text:span text:style-name="T296_24">.</text:span></text:p>
      <text:p text:style-name="P297"/>
      <text:list text:style-name="LS16" xml:id="list192">
        <text:list-item>
          <text:p text:style-name="P298"><text:span text:style-name="T298_1">Name</text:span></text:p>
        </text:list-item>
        <text:list-item>
          <text:p text:style-name="P299"><text:span text:style-name="T299_1">Tags</text:span></text:p>
        </text:list-item>
        <text:list-item>
          <text:p text:style-name="P300"><text:span text:style-name="T300_1">Description</text:span></text:p>
        </text:list-item>
        <text:list-item>
          <text:p text:style-name="P301"><text:span text:style-name="T301_1">Geolocation</text:span></text:p>
        </text:list-item>
        <text:list-item>
          <text:p text:style-name="P302"><text:span text:style-name="T302_1">Age</text:span></text:p>
        </text:list-item>
        <text:list-item>
          <text:p text:style-name="P303"><text:span text:style-name="T303_1">...</text:span></text:p>
        </text:list-item>
      </text:list>
      <text:p text:style-name="P304"><text:span text:style-name="T304_1">It</text:span><text:span text:style-name="T304_2"><text:s/></text:span><text:span text:style-name="T304_3">also</text:span><text:span text:style-name="T304_4"><text:s/></text:span><text:span text:style-name="T304_5">includes</text:span><text:span text:style-name="T304_6"><text:s/></text:span><text:span text:style-name="T304_7">actions</text:span><text:span text:style-name="T304_8"><text:s/></text:span><text:span text:style-name="T304_9">which</text:span><text:span text:style-name="T304_10"><text:s/></text:span><text:span text:style-name="T304_11">may</text:span><text:span text:style-name="T304_12"><text:s/></text:span><text:span text:style-name="T304_13">be</text:span><text:span text:style-name="T304_14"><text:s/></text:span><text:span text:style-name="T304_15">displayed</text:span><text:span text:style-name="T304_16"><text:s/></text:span><text:span text:style-name="T304_17">as</text:span><text:span text:style-name="T304_18"><text:s/></text:span><text:span text:style-name="T304_19">buttons</text:span><text:span text:style-name="T304_20">,<text:s/></text:span><text:span text:style-name="T304_21">or</text:span><text:span text:style-name="T304_22"><text:s/></text:span><text:span text:style-name="T304_23">in</text:span><text:span text:style-name="T304_24"><text:s/></text:span><text:span text:style-name="T304_25">a</text:span><text:span text:style-name="T304_26"><text:s/></text:span><text:span text:style-name="T304_27">pulldown</text:span><text:span text:style-name="T304_28"><text:s/></text:span><text:span text:style-name="T304_29">menu</text:span><text:span text:style-name="T304_30">:</text:span></text:p>
      <text:list text:style-name="LS17" xml:id="list198">
        <text:list-item>
          <text:p text:style-name="P305"><text:span text:style-name="T305_1">Reply</text:span></text:p>
        </text:list-item>
        <text:list-item>
          <text:p text:style-name="P306"><text:span text:style-name="T306_1">Delete</text:span></text:p>
        </text:list-item>
        <text:list-item>
          <text:p text:style-name="P307"><text:span text:style-name="T307_1">..</text:span></text:p>
        </text:list-item>
      </text:list>
      <text:p text:style-name="P308"/>
      <text:p text:style-name="P309"><text:span text:style-name="T309_1">TODO</text:span></text:p>
      <text:list text:style-name="LS1" xml:id="list201">
        <text:list-item>
          <text:p text:style-name="P310"><text:span text:style-name="T310_1">inline</text:span><text:span text:style-name="T310_2"><text:s/></text:span><text:span text:style-name="T310_3">editing</text:span><text:span text:style-name="T310_4"><text:s/></text:span><text:span text:style-name="T310_5">of</text:span><text:span text:style-name="T310_6"><text:s/></text:span><text:span text:style-name="T310_7">properties</text:span><text:span text:style-name="T310_8"><text:s/></text:span><text:span text:style-name="T310_9">by</text:span><text:span text:style-name="T310_10"><text:s/></text:span><text:span text:style-name="T310_11">clicking</text:span><text:span text:style-name="T310_12"><text:s/></text:span><text:span text:style-name="T310_13">on</text:span><text:span text:style-name="T310_14"><text:s/></text:span><text:span text:style-name="T310_15">them</text:span><text:span text:style-name="T310_16"><text:s/></text:span><text:span text:style-name="T310_17">when</text:span><text:span text:style-name="T310_18"><text:s/></text:span><text:span text:style-name="T310_19">one</text:span><text:span text:style-name="T310_20"><text:s/></text:span><text:span text:style-name="T310_21">has</text:span><text:span text:style-name="T310_22"><text:s/></text:span><text:span text:style-name="T310_23">edit</text:span><text:span text:style-name="T310_24"><text:s/></text:span><text:span text:style-name="T310_25">permission</text:span><text:span text:style-name="T310_26">,<text:s/></text:span><text:span text:style-name="T310_27">clicked</text:span><text:span text:style-name="T310_28"><text:s/></text:span><text:span text:style-name="T310_29">label</text:span><text:span text:style-name="T310_30"><text:s/>-&gt;<text:s/></text:span><text:span text:style-name="T310_31">text</text:span><text:span text:style-name="T310_32"><text:s/></text:span><text:span text:style-name="T310_33">input</text:span><text:span text:style-name="T310_34"><text:s/>-&gt;<text:s/></text:span><text:span text:style-name="T310_35">label</text:span></text:p>
        </text:list-item>
      </text:list>
      <text:list text:style-name="LS18" xml:id="list202">
        <text:list-item>
          <text:p text:style-name="P311"><text:span text:style-name="T311_1">Parameters</text:span><text:span text:style-name="T311_2"><text:s/></text:span><text:span text:style-name="T311_3">to</text:span><text:span text:style-name="T311_4"><text:s/></text:span><text:span text:style-name="T311_5">customize</text:span><text:span text:style-name="T311_6"><text:s/></text:span><text:span text:style-name="T311_7">rendering</text:span></text:p>
        </text:list-item>
        <text:list-item>
          <text:p text:style-name="P312"><text:span text:style-name="T312_1">Add</text:span><text:span text:style-name="T312_2"><text:s/></text:span><text:span text:style-name="T312_3">favorite</text:span><text:span text:style-name="T312_4"><text:s/>(‘</text:span><text:span text:style-name="T312_5">star</text:span><text:span text:style-name="T312_6">’<text:s/></text:span><text:span text:style-name="T312_7">button</text:span><text:span text:style-name="T312_8">)<text:s/></text:span><text:span text:style-name="T312_9">aka</text:span><text:span text:style-name="T312_10"><text:s/></text:span><text:span text:style-name="T312_11">Bookmark</text:span></text:p>
        </text:list-item>
        <text:list-item>
          <text:p text:style-name="P313"><text:span text:style-name="T313_1">“</text:span><text:span text:style-name="T313_2">User</text:span><text:span text:style-name="T313_3">”<text:s/></text:span><text:span text:style-name="T313_4">Action</text:span><text:span text:style-name="T313_5"><text:s/></text:span><text:span text:style-name="T313_6">Buttons</text:span></text:p>
          <text:list>
            <text:list-item>
              <text:p text:style-name="P314"><text:span text:style-name="T314_1">Text</text:span><text:span text:style-name="T314_2"><text:s/></text:span><text:span text:style-name="T314_3">Chat</text:span><text:span text:style-name="T314_4"><text:s/>(</text:span><text:span text:style-name="T314_5">button</text:span><text:span text:style-name="T314_6">)</text:span></text:p>
            </text:list-item>
            <text:list-item>
              <text:p text:style-name="P315"><text:span text:style-name="T315_1">Video</text:span><text:span text:style-name="T315_2"><text:s/></text:span><text:span text:style-name="T315_3">Chat</text:span><text:span text:style-name="T315_4"><text:s/>(</text:span><text:span text:style-name="T315_5">button</text:span><text:span text:style-name="T315_6">)</text:span></text:p>
            </text:list-item>
            <text:list-item>
              <text:p text:style-name="P316"><text:span text:style-name="T316_1">Pay</text:span><text:span text:style-name="T316_2"><text:s/>(</text:span><text:span text:style-name="T316_3">button</text:span><text:span text:style-name="T316_4">)</text:span></text:p>
              <text:list>
                <text:list-item>
                  <text:p text:style-name="P317"><text:span text:style-name="T317_1">Bitcoin</text:span></text:p>
                </text:list-item>
                <text:list-item>
                  <text:p text:style-name="P318"><text:span text:style-name="T318_1">Paypal</text:span></text:p>
                </text:list-item>
              </text:list>
            </text:list-item>
          </text:list>
        </text:list-item>
        <text:list-item>
          <text:p text:style-name="P319"><text:span text:style-name="T319_1">Optimize</text:span><text:span text:style-name="T319_2"><text:s/></text:span><text:span text:style-name="T319_3">rendering</text:span><text:span text:style-name="T319_4"><text:s/></text:span><text:span text:style-name="T319_5">with</text:span><text:span text:style-name="T319_6"><text:s/></text:span><text:span text:style-name="T319_7">templates</text:span></text:p>
        </text:list-item>
      </text:list>
      <text:h text:style-name="P320" text:outline-level="10"><text:bookmark-start text:name="h.62ysruk9plet"/><text:bookmark-end text:name="h.62ysruk9plet"/><text:span text:style-name="T320_1">Focus</text:span></text:h>
      <text:p text:style-name="P321"><text:span text:style-name="T321_1">Each</text:span><text:span text:style-name="T321_2"><text:s/></text:span><text:span text:style-name="T321_3">focus</text:span><text:span text:style-name="T321_4"><text:s/></text:span><text:span text:style-name="T321_5">is</text:span><text:span text:style-name="T321_6"><text:s/></text:span><text:span text:style-name="T321_7">a</text:span><text:span text:style-name="T321_8"><text:s/></text:span><text:span text:style-name="T321_9">method</text:span><text:span text:style-name="T321_10"><text:s/></text:span><text:span text:style-name="T321_11">of</text:span><text:span text:style-name="T321_12"><text:s/></text:span><text:span text:style-name="T321_13">describing</text:span><text:span text:style-name="T321_14"><text:s/></text:span><text:span text:style-name="T321_15">what</text:span><text:span text:style-name="T321_16"><text:s/></text:span><text:span text:style-name="T321_17">one</text:span><text:span text:style-name="T321_18"><text:s/></text:span><text:span text:style-name="T321_19">is</text:span><text:span text:style-name="T321_20"><text:s/></text:span><text:span text:style-name="T321_21">thinking</text:span><text:span text:style-name="T321_22"><text:s/></text:span><text:span text:style-name="T321_23">about</text:span><text:span text:style-name="T321_24">.<text:s text:c="2"/></text:span><text:span text:style-name="T321_25">It</text:span><text:span text:style-name="T321_26"><text:s/></text:span><text:span text:style-name="T321_27">functions</text:span><text:span text:style-name="T321_28"><text:s/></text:span><text:span text:style-name="T321_29">as</text:span><text:span text:style-name="T321_30"><text:s/></text:span><text:span text:style-name="T321_31">a</text:span><text:span text:style-name="T321_32"><text:s/></text:span><text:span text:style-name="T321_33">semantic</text:span><text:span text:style-name="T321_34"><text:s/></text:span><text:span text:style-name="T321_35">analog</text:span><text:span text:style-name="T321_36">-</text:span><text:span text:style-name="T321_37">to</text:span><text:span text:style-name="T321_38">-</text:span><text:span text:style-name="T321_39">digital</text:span><text:span text:style-name="T321_40"><text:s/></text:span><text:span text:style-name="T321_41">converter</text:span><text:span text:style-name="T321_42"><text:s/></text:span><text:span text:style-name="T321_43">for</text:span><text:span text:style-name="T321_44"><text:s/></text:span><text:span text:style-name="T321_45">expressing</text:span><text:span text:style-name="T321_46"><text:s/></text:span><text:span text:style-name="T321_47">one</text:span><text:span text:style-name="T321_48">’</text:span><text:span text:style-name="T321_49">s</text:span><text:span text:style-name="T321_50"><text:s/></text:span><text:span text:style-name="T321_51">mental</text:span><text:span text:style-name="T321_52"><text:s/></text:span><text:span text:style-name="T321_53">state</text:span><text:span text:style-name="T321_54"><text:s/></text:span><text:span text:style-name="T321_55">in</text:span><text:span text:style-name="T321_56"><text:s/></text:span><text:span text:style-name="T321_57">a</text:span><text:span text:style-name="T321_58"><text:s/></text:span><text:span text:style-name="T321_59">machine</text:span><text:span text:style-name="T321_60">-</text:span><text:span text:style-name="T321_61">readable</text:span><text:span text:style-name="T321_62"><text:s/></text:span><text:span text:style-name="T321_63">data</text:span><text:span text:style-name="T321_64"><text:s/></text:span><text:span text:style-name="T321_65">structure</text:span><text:span text:style-name="T321_66">.<text:s text:c="2"/></text:span><text:span text:style-name="T321_67">What</text:span><text:span text:style-name="T321_68"><text:s/></text:span><text:span text:style-name="T321_69">one</text:span><text:span text:style-name="T321_70"><text:s/></text:span><text:span text:style-name="T321_71">enters</text:span><text:span text:style-name="T321_72"><text:s/></text:span><text:span text:style-name="T321_73">into</text:span><text:span text:style-name="T321_74"><text:s/></text:span><text:span text:style-name="T321_75">a</text:span><text:span text:style-name="T321_76"><text:s/></text:span><text:span text:style-name="T321_77">focus</text:span><text:span text:style-name="T321_78"><text:s/></text:span><text:span text:style-name="T321_79">may</text:span><text:span text:style-name="T321_80"><text:s/></text:span><text:span text:style-name="T321_81">be</text:span><text:span text:style-name="T321_82"><text:s/></text:span><text:span text:style-name="T321_83">used</text:span><text:span text:style-name="T321_84"><text:s/></text:span><text:span text:style-name="T321_85">to</text:span><text:span text:style-name="T321_86">:</text:span></text:p>
      <text:list text:style-name="LS19" xml:id="list211">
        <text:list-item>
          <text:p text:style-name="P322"><text:span text:style-name="T322_1">compare</text:span><text:span text:style-name="T322_2"><text:s/></text:span><text:span text:style-name="T322_3">relevancy</text:span><text:span text:style-name="T322_4"><text:s/></text:span><text:span text:style-name="T322_5">with</text:span><text:span text:style-name="T322_6"><text:s/></text:span><text:span text:style-name="T322_7">known</text:span><text:span text:style-name="T322_8"><text:s/></text:span><text:span text:style-name="T322_9">data</text:span><text:span text:style-name="T322_10"><text:s/></text:span><text:span text:style-name="T322_11">objects</text:span><text:span text:style-name="T322_12">,<text:s/></text:span><text:span text:style-name="T322_13">or</text:span></text:p>
        </text:list-item>
        <text:list-item>
          <text:p text:style-name="P323"><text:span text:style-name="T323_1">to</text:span><text:span text:style-name="T323_2"><text:s/></text:span><text:span text:style-name="T323_3">create</text:span><text:span text:style-name="T323_4"><text:s/></text:span><text:span text:style-name="T323_5">a</text:span><text:span text:style-name="T323_6"><text:s/></text:span><text:span text:style-name="T323_7">new</text:span><text:span text:style-name="T323_8"><text:s/></text:span><text:span text:style-name="T323_9">data</text:span><text:span text:style-name="T323_10"><text:s/></text:span><text:span text:style-name="T323_11">object</text:span><text:span text:style-name="T323_12"><text:s/></text:span><text:span text:style-name="T323_13">which</text:span><text:span text:style-name="T323_14"><text:s/></text:span><text:span text:style-name="T323_15">may</text:span><text:span text:style-name="T323_16"><text:s/></text:span><text:span text:style-name="T323_17">be</text:span><text:span text:style-name="T323_18"><text:s/></text:span><text:span text:style-name="T323_19">stored</text:span><text:span text:style-name="T323_20"><text:s/></text:span><text:span text:style-name="T323_21">for</text:span><text:span text:style-name="T323_22"><text:s/></text:span><text:span text:style-name="T323_23">future</text:span><text:span text:style-name="T323_24"><text:s/></text:span><text:span text:style-name="T323_25">use</text:span><text:span text:style-name="T323_26"><text:s/></text:span><text:span text:style-name="T323_27">and</text:span><text:span text:style-name="T323_28">/</text:span><text:span text:style-name="T323_29">or</text:span><text:span text:style-name="T323_30"><text:s/></text:span><text:span text:style-name="T323_31">shared</text:span><text:span text:style-name="T323_32"><text:s/></text:span><text:span text:style-name="T323_33">with</text:span><text:span text:style-name="T323_34"><text:s/></text:span><text:span text:style-name="T323_35">others</text:span><text:span text:style-name="T323_36">.</text:span></text:p>
        </text:list-item>
      </text:list>
      <text:p text:style-name="P324"/>
      <text:h text:style-name="P325" text:outline-level="10"><text:bookmark-start text:name="h.g4z3dt1dcfro"/><text:bookmark-end text:name="h.g4z3dt1dcfro"/><text:span text:style-name="T325_1">Memory</text:span><text:span text:style-name="T325_2"><text:s/></text:span><text:span text:style-name="T325_3">Focus</text:span></text:h>
      <text:p text:style-name="P326"><text:span text:style-name="T326_1">TODO</text:span></text:p>
      <text:list text:style-name="LS1" xml:id="list213">
        <text:list-item>
          <text:p text:style-name="P327"><text:span text:style-name="T327_1">represents</text:span><text:span text:style-name="T327_2"><text:s/></text:span><text:span text:style-name="T327_3">the</text:span><text:span text:style-name="T327_4"><text:s/></text:span><text:span text:style-name="T327_5">memory</text:span><text:span text:style-name="T327_6"><text:s/></text:span><text:span text:style-name="T327_7">w</text:span><text:span text:style-name="T327_8">/<text:s/></text:span><text:span text:style-name="T327_9">relative</text:span><text:span text:style-name="T327_10"><text:s/></text:span><text:span text:style-name="T327_11">attention</text:span><text:span text:style-name="T327_12"><text:s/></text:span><text:span text:style-name="T327_13">as</text:span><text:span text:style-name="T327_14"><text:s/></text:span><text:span text:style-name="T327_15">a</text:span><text:span text:style-name="T327_16"><text:s/></text:span><text:span text:style-name="T327_17">selectable</text:span><text:span text:style-name="T327_18"><text:s/></text:span><text:span text:style-name="T327_19">list</text:span></text:p>
        </text:list-item>
        <text:list-item>
          <text:p text:style-name="P328"><text:span text:style-name="T328_1">type</text:span><text:span text:style-name="T328_2"><text:s/></text:span><text:span text:style-name="T328_3">whitelist</text:span><text:span text:style-name="T328_4">/</text:span><text:span text:style-name="T328_5">blacklist</text:span><text:span text:style-name="T328_6"><text:s/></text:span><text:span text:style-name="T328_7">filter</text:span><text:span text:style-name="T328_8"><text:s/>(</text:span><text:span text:style-name="T328_9">at</text:span><text:span text:style-name="T328_10"><text:s/></text:span><text:span text:style-name="T328_11">top</text:span><text:span text:style-name="T328_12">,<text:s/></text:span><text:span text:style-name="T328_13">as</text:span><text:span text:style-name="T328_14"><text:s/></text:span><text:span text:style-name="T328_15">a</text:span><text:span text:style-name="T328_16"><text:s/></text:span><text:span text:style-name="T328_17">popup</text:span><text:span text:style-name="T328_18">)</text:span></text:p>
        </text:list-item>
        <text:list-item>
          <text:p text:style-name="P329"><text:span text:style-name="T329_1">allow</text:span><text:span text:style-name="T329_2"><text:s/></text:span><text:span text:style-name="T329_3">mouse</text:span><text:span text:style-name="T329_4"><text:s/></text:span><text:span text:style-name="T329_5">drag</text:span><text:span text:style-name="T329_6"><text:s/></text:span><text:span text:style-name="T329_7">to</text:span><text:span text:style-name="T329_8"><text:s/></text:span><text:span text:style-name="T329_9">select</text:span><text:span text:style-name="T329_10"><text:s/></text:span><text:span text:style-name="T329_11">included</text:span><text:span text:style-name="T329_12"><text:s/></text:span><text:span text:style-name="T329_13">objects</text:span><text:span text:style-name="T329_14">,<text:s/></text:span><text:span text:style-name="T329_15">which</text:span><text:span text:style-name="T329_16"><text:s/></text:span><text:span text:style-name="T329_17">updates</text:span><text:span text:style-name="T329_18"><text:s/></text:span><text:span text:style-name="T329_19">a</text:span><text:span text:style-name="T329_20"><text:s/>“</text:span><text:span text:style-name="T329_21">includeURI</text:span><text:span text:style-name="T329_22">”<text:s/></text:span><text:span text:style-name="T329_23">predicate</text:span><text:span text:style-name="T329_24"><text:s/></text:span><text:span text:style-name="T329_25">in</text:span><text:span text:style-name="T329_26"><text:s/></text:span><text:span text:style-name="T329_27">the</text:span><text:span text:style-name="T329_28"><text:s/></text:span><text:span text:style-name="T329_29">focus</text:span><text:span text:style-name="T329_30"><text:s/></text:span><text:span text:style-name="T329_31">object</text:span><text:span text:style-name="T329_32"><text:s/></text:span><text:span text:style-name="T329_33">used</text:span><text:span text:style-name="T329_34"><text:s/></text:span><text:span text:style-name="T329_35">by</text:span><text:span text:style-name="T329_36"><text:s/></text:span><text:span text:style-name="T329_37">view</text:span><text:span text:style-name="T329_38"><text:s/></text:span><text:span text:style-name="T329_39">filters</text:span></text:p>
        </text:list-item>
      </text:list>
      <text:p text:style-name="P330"/>
      <text:h text:style-name="P331" text:outline-level="10"><text:bookmark-start text:name="h.io61jshh13ud"/><text:bookmark-end text:name="h.io61jshh13ud"/><text:span text:style-name="T331_1">Semantic</text:span><text:span text:style-name="T331_2"><text:s/></text:span><text:span text:style-name="T331_3">Focus</text:span></text:h>
      <text:list text:style-name="LS20" xml:id="list216">
        <text:list-item>
          <text:p text:style-name="P332"><text:span text:style-name="T332_1">Creates</text:span><text:span text:style-name="T332_2"><text:s/></text:span><text:span text:style-name="T332_3">new</text:span><text:span text:style-name="T332_4"><text:s/></text:span><text:span text:style-name="T332_5">or</text:span><text:span text:style-name="T332_6"><text:s/></text:span><text:span text:style-name="T332_7">edits</text:span><text:span text:style-name="T332_8"><text:s/></text:span><text:span text:style-name="T332_9">existing</text:span><text:span text:style-name="T332_10"><text:s/></text:span><text:span text:style-name="T332_11">object</text:span></text:p>
        </text:list-item>
        <text:list-item>
          <text:p text:style-name="P333"><text:span text:style-name="T333_1">Name</text:span><text:span text:style-name="T333_2"><text:s/></text:span><text:span text:style-name="T333_3">field</text:span></text:p>
          <text:list>
            <text:list-item>
              <text:p text:style-name="P334"><text:span text:style-name="T334_1">with</text:span><text:span text:style-name="T334_2"><text:s/></text:span><text:span text:style-name="T334_3">voice</text:span><text:span text:style-name="T334_4"><text:s/></text:span><text:span text:style-name="T334_5">input</text:span><text:span text:style-name="T334_6"><text:s/>(</text:span><text:span text:style-name="T334_7">on</text:span><text:span text:style-name="T334_8"><text:s/></text:span><text:span text:style-name="T334_9">Chrome</text:span><text:span text:style-name="T334_10"><text:s/></text:span><text:span text:style-name="T334_11">browsers</text:span><text:span text:style-name="T334_12">)</text:span></text:p>
            </text:list-item>
          </text:list>
        </text:list-item>
        <text:list-item>
          <text:p text:style-name="P335"><text:span text:style-name="T335_1">Optional</text:span><text:span text:style-name="T335_2"><text:s/></text:span><text:span text:style-name="T335_3">Description</text:span><text:span text:style-name="T335_4"><text:s/></text:span><text:span text:style-name="T335_5">field</text:span></text:p>
        </text:list-item>
        <text:list-item>
          <text:p text:style-name="P336"><text:span text:style-name="T336_1">Optional</text:span><text:span text:style-name="T336_2"><text:s/></text:span><text:span text:style-name="T336_3">Geolocation</text:span><text:span text:style-name="T336_4"><text:s/></text:span><text:span text:style-name="T336_5">field</text:span><text:span text:style-name="T336_6"><text:s/>(</text:span><text:span text:style-name="T336_7">clickable</text:span><text:span text:style-name="T336_8"><text:s/></text:span><text:span text:style-name="T336_9">map</text:span><text:span text:style-name="T336_10">)</text:span></text:p>
        </text:list-item>
        <text:list-item>
          <text:p text:style-name="P337"><text:span text:style-name="T337_1">Optional</text:span><text:span text:style-name="T337_2"><text:s/></text:span><text:span text:style-name="T337_3">File</text:span><text:span text:style-name="T337_4"><text:s/></text:span><text:span text:style-name="T337_5">Upload</text:span><text:span text:style-name="T337_6"><text:s/></text:span><text:span text:style-name="T337_7">widget</text:span></text:p>
        </text:list-item>
        <text:list-item>
          <text:p text:style-name="P338"><text:span text:style-name="T338_1">Add</text:span><text:span text:style-name="T338_2"><text:s/></text:span><text:span text:style-name="T338_3">tags</text:span><text:span text:style-name="T338_4"><text:s/></text:span><text:span text:style-name="T338_5">from</text:span><text:span text:style-name="T338_6"><text:s/></text:span><text:span text:style-name="T338_7">dialog</text:span><text:span text:style-name="T338_8"><text:s/></text:span><text:span text:style-name="T338_9">popup</text:span></text:p>
        </text:list-item>
        <text:list-item>
          <text:p text:style-name="P339"><text:span text:style-name="T339_1">Add</text:span><text:span text:style-name="T339_2"><text:s/></text:span><text:span text:style-name="T339_3">auto</text:span><text:span text:style-name="T339_4">-</text:span><text:span text:style-name="T339_5">suggested</text:span><text:span text:style-name="T339_6"><text:s/></text:span><text:span text:style-name="T339_7">tags</text:span><text:span text:style-name="T339_8"><text:s/></text:span><text:span text:style-name="T339_9">from</text:span><text:span text:style-name="T339_10"><text:s/></text:span><text:span text:style-name="T339_11">enterd</text:span><text:span text:style-name="T339_12"><text:s/></text:span><text:span text:style-name="T339_13">text</text:span><text:span text:style-name="T339_14"><text:s/></text:span><text:span text:style-name="T339_15">in</text:span><text:span text:style-name="T339_16"><text:s/></text:span><text:span text:style-name="T339_17">Name</text:span><text:span text:style-name="T339_18"><text:s/></text:span><text:span text:style-name="T339_19">field</text:span></text:p>
        </text:list-item>
        <text:list-item>
          <text:p text:style-name="P340"><text:span text:style-name="T340_1">Add</text:span><text:span text:style-name="T340_2"><text:s/></text:span><text:span text:style-name="T340_3">properties</text:span><text:span text:style-name="T340_4"><text:s/></text:span><text:span text:style-name="T340_5">from</text:span><text:span text:style-name="T340_6"><text:s/></text:span><text:span text:style-name="T340_7">Tag</text:span><text:span text:style-name="T340_8"><text:s/></text:span><text:span text:style-name="T340_9">pulldown</text:span><text:span text:style-name="T340_10"><text:s/></text:span><text:span text:style-name="T340_11">menus</text:span></text:p>
        </text:list-item>
        <text:list-item>
          <text:p text:style-name="P341"><text:span text:style-name="T341_1">Edit</text:span><text:span text:style-name="T341_2"><text:s/></text:span><text:span text:style-name="T341_3">properties</text:span></text:p>
        </text:list-item>
        <text:list-item>
          <text:p text:style-name="P342"><text:span text:style-name="T342_1">Export</text:span><text:span text:style-name="T342_2"><text:s/></text:span><text:span text:style-name="T342_3">to</text:span><text:span text:style-name="T342_4"><text:s/></text:span><text:span text:style-name="T342_5">JSON</text:span></text:p>
        </text:list-item>
        <text:list-item>
          <text:p text:style-name="P343"><text:span text:style-name="T343_1">proportional</text:span><text:span text:style-name="T343_2"><text:s/></text:span><text:span text:style-name="T343_3">tagging</text:span><text:span text:style-name="T343_4"><text:s/>(</text:span><text:span text:style-name="T343_5">ex</text:span><text:span text:style-name="T343_6">:<text:s/>75%<text:s/></text:span><text:span text:style-name="T343_7">A</text:span><text:span text:style-name="T343_8">,<text:s/>50%<text:s/></text:span><text:span text:style-name="T343_9">B</text:span><text:span text:style-name="T343_10">,<text:s/>25%<text:s/></text:span><text:span text:style-name="T343_11">C</text:span><text:span text:style-name="T343_12">)</text:span></text:p>
        </text:list-item>
        <text:list-item>
          <text:p text:style-name="P344"><text:span text:style-name="T344_1">...</text:span></text:p>
        </text:list-item>
      </text:list>
      <text:p text:style-name="P345"/>
      <text:p text:style-name="P346"><text:span text:style-name="T346_1">TODO</text:span></text:p>
      <text:list text:style-name="LS1" xml:id="list229">
        <text:list-item>
          <text:p text:style-name="P347"><text:span text:style-name="T347_1">display</text:span><text:span text:style-name="T347_2"><text:s/></text:span><text:span text:style-name="T347_3">marker</text:span><text:span text:style-name="T347_4"><text:s/></text:span><text:span text:style-name="T347_5">on</text:span><text:span text:style-name="T347_6"><text:s/></text:span><text:span text:style-name="T347_7">clicked</text:span><text:span text:style-name="T347_8"><text:s/></text:span><text:span text:style-name="T347_9">map</text:span><text:span text:style-name="T347_10"><text:s/></text:span><text:span text:style-name="T347_11">location</text:span></text:p>
        </text:list-item>
        <text:list-item>
          <text:p text:style-name="P348"><text:span text:style-name="T348_1">“</text:span><text:span text:style-name="T348_2">interview</text:span><text:span text:style-name="T348_3">”<text:s/></text:span><text:span text:style-name="T348_4">mode</text:span><text:span text:style-name="T348_5"><text:s/></text:span><text:span text:style-name="T348_6">for</text:span><text:span text:style-name="T348_7"><text:s/></text:span><text:span text:style-name="T348_8">answering</text:span><text:span text:style-name="T348_9"><text:s/></text:span><text:span text:style-name="T348_10">required</text:span><text:span text:style-name="T348_11"><text:s/></text:span><text:span text:style-name="T348_12">fields</text:span><text:span text:style-name="T348_13"><text:s/></text:span><text:span text:style-name="T348_14">as</text:span><text:span text:style-name="T348_15"><text:s/></text:span><text:span text:style-name="T348_16">they</text:span><text:span text:style-name="T348_17"><text:s/></text:span><text:span text:style-name="T348_18">become</text:span><text:span text:style-name="T348_19"><text:s/></text:span><text:span text:style-name="T348_20">necessary</text:span><text:span text:style-name="T348_21">.<text:s/></text:span><text:span text:style-name="T348_22">activated</text:span><text:span text:style-name="T348_23"><text:s/></text:span><text:span text:style-name="T348_24">by</text:span><text:span text:style-name="T348_25"><text:s/></text:span><text:span text:style-name="T348_26">a</text:span><text:span text:style-name="T348_27"><text:s/></text:span><text:span text:style-name="T348_28">flashing</text:span><text:span text:style-name="T348_29"><text:s/></text:span><text:span text:style-name="T348_30">button</text:span><text:span text:style-name="T348_31">?</text:span></text:p>
        </text:list-item>
        <text:list-item>
          <text:p text:style-name="P349"><text:span text:style-name="T349_1">ctrl</text:span><text:span text:style-name="T349_2">-</text:span><text:span text:style-name="T349_3">enter</text:span><text:span text:style-name="T349_4"><text:s/></text:span><text:span text:style-name="T349_5">to</text:span><text:span text:style-name="T349_6"><text:s/></text:span><text:span text:style-name="T349_7">send</text:span><text:span text:style-name="T349_8">/</text:span><text:span text:style-name="T349_9">create</text:span></text:p>
        </text:list-item>
        <text:list-item>
          <text:p text:style-name="P350"><text:span text:style-name="T350_1">property</text:span><text:span text:style-name="T350_2"><text:s/></text:span><text:span text:style-name="T350_3">widgets</text:span><text:span text:style-name="T350_4"><text:s/></text:span><text:span text:style-name="T350_5">for</text:span><text:span text:style-name="T350_6"><text:s/></text:span><text:span text:style-name="T350_7">types</text:span><text:span text:style-name="T350_8">:</text:span></text:p>
          <text:list>
            <text:list-item>
              <text:list>
                <text:list-item>
                  <text:p text:style-name="P351"><text:span text:style-name="T351_1">timepoint</text:span><text:span text:style-name="T351_2"><text:s/>(1<text:s/></text:span><text:span text:style-name="T351_3">calendar</text:span><text:span text:style-name="T351_4"><text:s/></text:span><text:span text:style-name="T351_5">with</text:span><text:span text:style-name="T351_6"><text:s/></text:span><text:span text:style-name="T351_7">time</text:span><text:span text:style-name="T351_8"><text:s/></text:span><text:span text:style-name="T351_9">input</text:span><text:span text:style-name="T351_10">)</text:span></text:p>
                </text:list-item>
                <text:list-item>
                  <text:p text:style-name="P352"><text:span text:style-name="T352_1">timesegment</text:span><text:span text:style-name="T352_2"><text:s/>(2<text:s/></text:span><text:span text:style-name="T352_3">calendars</text:span><text:span text:style-name="T352_4"><text:s/></text:span><text:span text:style-name="T352_5">with</text:span><text:span text:style-name="T352_6"><text:s/></text:span><text:span text:style-name="T352_7">time</text:span><text:span text:style-name="T352_8"><text:s/></text:span><text:span text:style-name="T352_9">input</text:span><text:span text:style-name="T352_10">)</text:span></text:p>
                </text:list-item>
                <text:list-item>
                  <text:p text:style-name="P353"><text:span text:style-name="T353_1">real</text:span><text:span text:style-name="T353_2">:</text:span><text:span text:style-name="T353_3">unit</text:span></text:p>
                  <text:list>
                    <text:list-item>
                      <text:p text:style-name="P354"><text:span text:style-name="T354_1">seconds</text:span></text:p>
                    </text:list-item>
                    <text:list-item>
                      <text:p text:style-name="P355"><text:span text:style-name="T355_1">meters</text:span></text:p>
                    </text:list-item>
                    <text:list-item>
                      <text:p text:style-name="P356"><text:span text:style-name="T356_1">kilograms</text:span></text:p>
                    </text:list-item>
                    <text:list-item>
                      <text:p text:style-name="P357"><text:span text:style-name="T357_1">celsius</text:span></text:p>
                    </text:list-item>
                    <text:list-item>
                      <text:p text:style-name="P358"><text:span text:style-name="T358_1">joules</text:span><text:span text:style-name="T358_2">,<text:s/></text:span><text:span text:style-name="T358_3">watts</text:span></text:p>
                    </text:list-item>
                    <text:list-item>
                      <text:p text:style-name="P359"><text:span text:style-name="T359_1">[</text:span><text:span text:style-name="T359_2">all</text:span><text:span text:style-name="T359_3"><text:s/></text:span><text:span text:style-name="T359_4">SI</text:span><text:span text:style-name="T359_5"><text:s/></text:span><text:span text:style-name="T359_6">units</text:span><text:span text:style-name="T359_7">]</text:span></text:p>
                    </text:list-item>
                    <text:list-item>
                      <text:p text:style-name="P360"><text:span text:style-name="T360_1">...</text:span></text:p>
                    </text:list-item>
                  </text:list>
                </text:list-item>
                <text:list-item>
                  <text:p text:style-name="P361"><text:span text:style-name="T361_1">texthash</text:span></text:p>
                </text:list-item>
                <text:list-item>
                  <text:p text:style-name="P362"><text:span text:style-name="T362_1">object</text:span><text:span text:style-name="T362_2">:</text:span><text:span text:style-name="T362_3">tag</text:span><text:span text:style-name="T362_4"><text:s/></text:span><text:span text:style-name="T362_5">with</text:span><text:span text:style-name="T362_6"><text:s/></text:span><text:span text:style-name="T362_7">dynamic</text:span><text:span text:style-name="T362_8"><text:s/></text:span><text:span text:style-name="T362_9">combobox</text:span><text:span text:style-name="T362_10"><text:s/></text:span><text:span text:style-name="T362_11">selector</text:span><text:span text:style-name="T362_12"><text:s/></text:span><text:span text:style-name="T362_13">of</text:span><text:span text:style-name="T362_14"><text:s/></text:span><text:span text:style-name="T362_15">all</text:span><text:span text:style-name="T362_16"><text:s/></text:span><text:span text:style-name="T362_17">tags</text:span><text:span text:style-name="T362_18">,<text:s/></text:span><text:span text:style-name="T362_19">by</text:span><text:span text:style-name="T362_20"><text:s/></text:span><text:span text:style-name="T362_21">package</text:span><text:span text:style-name="T362_22"><text:s/></text:span><text:span text:style-name="T362_23">or</text:span><text:span text:style-name="T362_24"><text:s/></text:span><text:span text:style-name="T362_25">hierarchy</text:span></text:p>
                </text:list-item>
                <text:list-item>
                  <text:p text:style-name="P363"><text:span text:style-name="T363_1">object</text:span><text:span text:style-name="T363_2">:[</text:span><text:span text:style-name="T363_3">tag</text:span><text:span text:style-name="T363_4">]<text:s/></text:span><text:span text:style-name="T363_5">with</text:span><text:span text:style-name="T363_6"><text:s/></text:span><text:span text:style-name="T363_7">dynamic</text:span><text:span text:style-name="T363_8"><text:s/></text:span><text:span text:style-name="T363_9">combobox</text:span><text:span text:style-name="T363_10"><text:s/></text:span><text:span text:style-name="T363_11">selector</text:span><text:span text:style-name="T363_12"><text:s/></text:span><text:span text:style-name="T363_13">of</text:span><text:span text:style-name="T363_14"><text:s/></text:span><text:span text:style-name="T363_15">all</text:span><text:span text:style-name="T363_16"><text:s/></text:span><text:span text:style-name="T363_17">instances</text:span><text:span text:style-name="T363_18"><text:s/></text:span><text:span text:style-name="T363_19">of</text:span><text:span text:style-name="T363_20"><text:s/></text:span><text:span text:style-name="T363_21">a</text:span><text:span text:style-name="T363_22"><text:s/></text:span><text:span text:style-name="T363_23">specific</text:span><text:span text:style-name="T363_24"><text:s/></text:span><text:span text:style-name="T363_25">tag</text:span></text:p>
                </text:list-item>
                <text:list-item>
                  <text:p text:style-name="P364"><text:span text:style-name="T364_1">livetext</text:span><text:span text:style-name="T364_2"><text:s/>(</text:span><text:span text:style-name="T364_3">a</text:span><text:span text:style-name="T364_4"><text:s/></text:span><text:span text:style-name="T364_5">realtime</text:span><text:span text:style-name="T364_6"><text:s/></text:span><text:span text:style-name="T364_7">collaborative</text:span><text:span text:style-name="T364_8"><text:s/></text:span><text:span text:style-name="T364_9">text</text:span><text:span text:style-name="T364_10"><text:s/></text:span><text:span text:style-name="T364_11">editor</text:span><text:span text:style-name="T364_12"><text:s/></text:span><text:span text:style-name="T364_13">via</text:span><text:span text:style-name="T364_14"><text:s/></text:span><text:span text:style-name="T364_15">ShareJS</text:span><text:span text:style-name="T364_16">)</text:span></text:p>
                </text:list-item>
                <text:list-item>
                  <text:p text:style-name="P365"><text:span text:style-name="T365_1">[</text:span><text:span text:style-name="T365_2">other</text:span><text:span text:style-name="T365_3"><text:s/></text:span><text:span text:style-name="T365_4">datatypes</text:span><text:span text:style-name="T365_5">...]</text:span></text:p>
                </text:list-item>
              </text:list>
            </text:list-item>
          </text:list>
        </text:list-item>
      </text:list>
      <text:p text:style-name="P366"/>
      <text:h text:style-name="P367" text:outline-level="10"><text:bookmark-start text:name="h.x3cy6cj05bsq"/><text:bookmark-end text:name="h.x3cy6cj05bsq"/><text:span text:style-name="T367_1">Deprecated</text:span><text:span text:style-name="T367_2"><text:s/></text:span><text:span text:style-name="T367_3">Focuses</text:span></text:h>
      <text:h text:style-name="P368" text:outline-level="10"><text:bookmark-start text:name="h.sgigfjqer9kx"/><text:bookmark-end text:name="h.sgigfjqer9kx"/><text:span text:style-name="T368_1">Tag</text:span><text:span text:style-name="T368_2"><text:s/></text:span><text:span text:style-name="T368_3">Focus</text:span><text:span text:style-name="T368_4"><text:s/></text:span></text:h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369"><text:span text:style-name="T369_1">What</text:span><text:span text:style-name="T369_2"><text:s/></text:span><text:span text:style-name="T369_3">it</text:span><text:span text:style-name="T369_4"><text:s/></text:span><text:span text:style-name="T369_5">Does</text:span></text:p>
          </table:table-cell>
          <table:table-cell table:style-name="Cell22">
            <text:p text:style-name="P370"><text:span text:style-name="T370_1">What</text:span><text:span text:style-name="T370_2"><text:s/></text:span><text:span text:style-name="T370_3">it</text:span><text:span text:style-name="T370_4"><text:s/></text:span><text:span text:style-name="T370_5">Doesn</text:span><text:span text:style-name="T370_6">’</text:span><text:span text:style-name="T370_7">t</text:span><text:span text:style-name="T370_8"><text:s/>(</text:span><text:span text:style-name="T370_9">yet</text:span><text:span text:style-name="T370_10">)</text:span></text:p>
          </table:table-cell>
        </table:table-row>
        <table:table-row table:style-name="Row12">
          <table:table-cell table:style-name="Cell23">
            <text:p text:style-name="P371"><text:span text:style-name="T371_1">Dynamically</text:span><text:span text:style-name="T371_2"><text:s/></text:span><text:span text:style-name="T371_3">filter</text:span><text:span text:style-name="T371_4"><text:s/></text:span><text:span text:style-name="T371_5">by</text:span><text:span text:style-name="T371_6"><text:s/></text:span><text:span text:style-name="T371_7">tags</text:span><text:span text:style-name="T371_8"><text:s/>(</text:span><text:span text:style-name="T371_9">checkboxes</text:span><text:span text:style-name="T371_10">)</text:span></text:p>
          </table:table-cell>
          <table:table-cell table:style-name="Cell24">
            <text:list text:style-name="LS1" xml:id="list248">
              <text:list-item>
                <text:p text:style-name="P372"><text:span text:style-name="T372_1">highlight</text:span><text:span text:style-name="T372_2"><text:s/></text:span><text:span text:style-name="T372_3">currently</text:span><text:span text:style-name="T372_4"><text:s/></text:span><text:span text:style-name="T372_5">selected</text:span><text:span text:style-name="T372_6"><text:s/></text:span><text:span text:style-name="T372_7">tag</text:span><text:span text:style-name="T372_8">(</text:span><text:span text:style-name="T372_9">s</text:span><text:span text:style-name="T372_10">)</text:span></text:p>
              </text:list-item>
              <text:list-item>
                <text:p text:style-name="P373"><text:span text:style-name="T373_1">allow</text:span><text:span text:style-name="T373_2"><text:s/></text:span><text:span text:style-name="T373_3">multiple</text:span><text:span text:style-name="T373_4"><text:s/></text:span><text:span text:style-name="T373_5">tag</text:span><text:span text:style-name="T373_6"><text:s/></text:span><text:span text:style-name="T373_7">selection</text:span></text:p>
              </text:list-item>
              <text:list-item>
                <text:p text:style-name="P374"><text:span text:style-name="T374_1">allow</text:span><text:span text:style-name="T374_2"><text:s/></text:span><text:span text:style-name="T374_3">strength</text:span><text:span text:style-name="T374_4">-</text:span><text:span text:style-name="T374_5">based</text:span><text:span text:style-name="T374_6"><text:s/></text:span><text:span text:style-name="T374_7">tag</text:span><text:span text:style-name="T374_8"><text:s/></text:span><text:span text:style-name="T374_9">selection</text:span></text:p>
              </text:list-item>
              <text:list-item>
                <text:p text:style-name="P375"><text:span text:style-name="T375_1">order</text:span><text:span text:style-name="T375_2"><text:s/></text:span><text:span text:style-name="T375_3">by</text:span><text:span text:style-name="T375_4"><text:s/></text:span><text:span text:style-name="T375_5">most</text:span><text:span text:style-name="T375_6"><text:s/></text:span><text:span text:style-name="T375_7">tags</text:span></text:p>
              </text:list-item>
              <text:list-item>
                <text:p text:style-name="P376"><text:span text:style-name="T376_1">show</text:span><text:span text:style-name="T376_2"><text:s/></text:span><text:span text:style-name="T376_3">other</text:span><text:span text:style-name="T376_4"><text:s/></text:span><text:span text:style-name="T376_5">information</text:span><text:span text:style-name="T376_6"><text:s/></text:span><text:span text:style-name="T376_7">about</text:span><text:span text:style-name="T376_8"><text:s/></text:span><text:span text:style-name="T376_9">each</text:span><text:span text:style-name="T376_10"><text:s/></text:span><text:span text:style-name="T376_11">tag</text:span><text:span text:style-name="T376_12">,<text:s/></text:span><text:span text:style-name="T376_13">live</text:span><text:span text:style-name="T376_14"><text:s/></text:span><text:span text:style-name="T376_15">update</text:span><text:span text:style-name="T376_16"><text:s/></text:span><text:span text:style-name="T376_17">where</text:span><text:span text:style-name="T376_18"><text:s/></text:span><text:span text:style-name="T376_19">necessary</text:span></text:p>
              </text:list-item>
              <text:list-item>
                <text:p text:style-name="P377"><text:span text:style-name="T377_1">alternate</text:span><text:span text:style-name="T377_2"><text:s/></text:span><text:span text:style-name="T377_3"><text:a xlink:type="simple" xlink:href="http://mbostock.github.com/d3/talk/20111018/tree.html"><text:span text:style-name="T377_4">“</text:span></text:a></text:span><text:span text:style-name="T377_5"><text:a xlink:type="simple" xlink:href="http://mbostock.github.com/d3/talk/20111018/tree.html"><text:span text:style-name="T377_6">tree</text:span></text:a></text:span><text:span text:style-name="T377_7"><text:a xlink:type="simple" xlink:href="http://mbostock.github.com/d3/talk/20111018/tree.html"><text:span text:style-name="T377_8">”<text:s/></text:span></text:a></text:span><text:span text:style-name="T377_9">views</text:span><text:span text:style-name="T377_10">:</text:span></text:p>
                <text:list>
                  <text:list-item>
                    <text:p text:style-name="P378"><text:span text:style-name="T378_1"><text:a xlink:type="simple" xlink:href="http://mbostock.github.com/d3/talk/20111018/tree.html"><text:span text:style-name="T378_2">http</text:span></text:a></text:span><text:span text:style-name="T378_3"><text:a xlink:type="simple" xlink:href="http://mbostock.github.com/d3/talk/20111018/tree.html"><text:span text:style-name="T378_4">://</text:span></text:a></text:span><text:span text:style-name="T378_5"><text:a xlink:type="simple" xlink:href="http://mbostock.github.com/d3/talk/20111018/tree.html"><text:span text:style-name="T378_6">mbostock</text:span></text:a></text:span><text:span text:style-name="T378_7"><text:a xlink:type="simple" xlink:href="http://mbostock.github.com/d3/talk/20111018/tree.html"><text:span text:style-name="T378_8">.</text:span></text:a></text:span><text:span text:style-name="T378_9"><text:a xlink:type="simple" xlink:href="http://mbostock.github.com/d3/talk/20111018/tree.html"><text:span text:style-name="T378_10">github</text:span></text:a></text:span><text:span text:style-name="T378_11"><text:a xlink:type="simple" xlink:href="http://mbostock.github.com/d3/talk/20111018/tree.html"><text:span text:style-name="T378_12">.</text:span></text:a></text:span><text:span text:style-name="T378_13"><text:a xlink:type="simple" xlink:href="http://mbostock.github.com/d3/talk/20111018/tree.html"><text:span text:style-name="T378_14">com</text:span></text:a></text:span><text:span text:style-name="T378_15"><text:a xlink:type="simple" xlink:href="http://mbostock.github.com/d3/talk/20111018/tree.html"><text:span text:style-name="T378_16">/</text:span></text:a></text:span><text:span text:style-name="T378_17"><text:a xlink:type="simple" xlink:href="http://mbostock.github.com/d3/talk/20111018/tree.html"><text:span text:style-name="T378_18">d</text:span></text:a></text:span><text:span text:style-name="T378_19"><text:a xlink:type="simple" xlink:href="http://mbostock.github.com/d3/talk/20111018/tree.html"><text:span text:style-name="T378_20">3/</text:span></text:a></text:span><text:span text:style-name="T378_21"><text:a xlink:type="simple" xlink:href="http://mbostock.github.com/d3/talk/20111018/tree.html"><text:span text:style-name="T378_22">talk</text:span></text:a></text:span><text:span text:style-name="T378_23"><text:a xlink:type="simple" xlink:href="http://mbostock.github.com/d3/talk/20111018/tree.html"><text:span text:style-name="T378_24">/20111018/</text:span></text:a></text:span><text:span text:style-name="T378_25"><text:a xlink:type="simple" xlink:href="http://mbostock.github.com/d3/talk/20111018/tree.html"><text:span text:style-name="T378_26">tree</text:span></text:a></text:span><text:span text:style-name="T378_27"><text:a xlink:type="simple" xlink:href="http://mbostock.github.com/d3/talk/20111018/tree.html"><text:span text:style-name="T378_28">.</text:span></text:a></text:span><text:span text:style-name="T378_29"><text:a xlink:type="simple" xlink:href="http://mbostock.github.com/d3/talk/20111018/tree.html"><text:span text:style-name="T378_30">html</text:span></text:a></text:span></text:p>
                  </text:list-item>
                  <text:list-item>
                    <text:p text:style-name="P379"><text:span text:style-name="T379_1"><text:a xlink:type="simple" xlink:href="http://mbostock.github.com/d3/talk/20111116/pack-hierarchy.html"><text:span text:style-name="T379_2">http</text:span></text:a></text:span><text:span text:style-name="T379_3"><text:a xlink:type="simple" xlink:href="http://mbostock.github.com/d3/talk/20111116/pack-hierarchy.html"><text:span text:style-name="T379_4">://</text:span></text:a></text:span><text:span text:style-name="T379_5"><text:a xlink:type="simple" xlink:href="http://mbostock.github.com/d3/talk/20111116/pack-hierarchy.html"><text:span text:style-name="T379_6">mbostock</text:span></text:a></text:span><text:span text:style-name="T379_7"><text:a xlink:type="simple" xlink:href="http://mbostock.github.com/d3/talk/20111116/pack-hierarchy.html"><text:span text:style-name="T379_8">.</text:span></text:a></text:span><text:span text:style-name="T379_9"><text:a xlink:type="simple" xlink:href="http://mbostock.github.com/d3/talk/20111116/pack-hierarchy.html"><text:span text:style-name="T379_10">github</text:span></text:a></text:span><text:span text:style-name="T379_11"><text:a xlink:type="simple" xlink:href="http://mbostock.github.com/d3/talk/20111116/pack-hierarchy.html"><text:span text:style-name="T379_12">.</text:span></text:a></text:span><text:span text:style-name="T379_13"><text:a xlink:type="simple" xlink:href="http://mbostock.github.com/d3/talk/20111116/pack-hierarchy.html"><text:span text:style-name="T379_14">com</text:span></text:a></text:span><text:span text:style-name="T379_15"><text:a xlink:type="simple" xlink:href="http://mbostock.github.com/d3/talk/20111116/pack-hierarchy.html"><text:span text:style-name="T379_16">/</text:span></text:a></text:span><text:span text:style-name="T379_17"><text:a xlink:type="simple" xlink:href="http://mbostock.github.com/d3/talk/20111116/pack-hierarchy.html"><text:span text:style-name="T379_18">d</text:span></text:a></text:span><text:span text:style-name="T379_19"><text:a xlink:type="simple" xlink:href="http://mbostock.github.com/d3/talk/20111116/pack-hierarchy.html"><text:span text:style-name="T379_20">3/</text:span></text:a></text:span><text:span text:style-name="T379_21"><text:a xlink:type="simple" xlink:href="http://mbostock.github.com/d3/talk/20111116/pack-hierarchy.html"><text:span text:style-name="T379_22">talk</text:span></text:a></text:span><text:span text:style-name="T379_23"><text:a xlink:type="simple" xlink:href="http://mbostock.github.com/d3/talk/20111116/pack-hierarchy.html"><text:span text:style-name="T379_24">/20111116/</text:span></text:a></text:span><text:span text:style-name="T379_25"><text:a xlink:type="simple" xlink:href="http://mbostock.github.com/d3/talk/20111116/pack-hierarchy.html"><text:span text:style-name="T379_26">pack</text:span></text:a></text:span><text:span text:style-name="T379_27"><text:a xlink:type="simple" xlink:href="http://mbostock.github.com/d3/talk/20111116/pack-hierarchy.html"><text:span text:style-name="T379_28">-</text:span></text:a></text:span><text:span text:style-name="T379_29"><text:a xlink:type="simple" xlink:href="http://mbostock.github.com/d3/talk/20111116/pack-hierarchy.html"><text:span text:style-name="T379_30">hierarchy</text:span></text:a></text:span><text:span text:style-name="T379_31"><text:a xlink:type="simple" xlink:href="http://mbostock.github.com/d3/talk/20111116/pack-hierarchy.html"><text:span text:style-name="T379_32">.</text:span></text:a></text:span><text:span text:style-name="T379_33"><text:a xlink:type="simple" xlink:href="http://mbostock.github.com/d3/talk/20111116/pack-hierarchy.html"><text:span text:style-name="T379_34">html</text:span></text:a></text:span></text:p>
                  </text:list-item>
                </text:list>
              </text:list-item>
            </text:list>
          </table:table-cell>
        </table:table-row>
      </table:table>
      <text:h text:style-name="P380" text:outline-level="10"><text:bookmark-start text:name="h.7s2e5hmj9z"/><text:bookmark-end text:name="h.7s2e5hmj9z"/><text:span text:style-name="T380_1">Team</text:span><text:span text:style-name="T380_2"><text:s/></text:span><text:span text:style-name="T380_3">Focus</text:span></text:h>
      <text:p text:style-name="P381"><text:span text:style-name="T381_1">TODO</text:span></text:p>
      <text:list text:style-name="LS18" xml:id="list256">
        <text:list-item>
          <text:p text:style-name="P382"><text:span text:style-name="T382_1">Filter</text:span><text:span text:style-name="T382_2"><text:s/></text:span><text:span text:style-name="T382_3">by</text:span><text:span text:style-name="T382_4"><text:s/>‘</text:span><text:span text:style-name="T382_5">User</text:span><text:span text:style-name="T382_6">’<text:s/></text:span><text:span text:style-name="T382_7">type</text:span><text:span text:style-name="T382_8"><text:s/>(</text:span><text:span text:style-name="T382_9">not</text:span><text:span text:style-name="T382_10"><text:s/></text:span><text:span text:style-name="T382_11">Human</text:span><text:span text:style-name="T382_12">)</text:span></text:p>
        </text:list-item>
        <text:list-item>
          <text:p text:style-name="P383"><text:span text:style-name="T383_1">Summarize</text:span><text:span text:style-name="T383_2"><text:s/></text:span><text:span text:style-name="T383_3">activity</text:span><text:span text:style-name="T383_4"><text:s/></text:span><text:span text:style-name="T383_5">stats</text:span><text:span text:style-name="T383_6"><text:s/>(</text:span><text:span text:style-name="T383_7">ex</text:span><text:span text:style-name="T383_8">:<text:s/>#<text:s/></text:span><text:span text:style-name="T383_9">messages</text:span><text:span text:style-name="T383_10"><text:s/>/<text:s/></text:span><text:span text:style-name="T383_11">second</text:span><text:span text:style-name="T383_12"><text:s/>@<text:s/>5</text:span><text:span text:style-name="T383_13">m</text:span><text:span text:style-name="T383_14">,<text:s/>1</text:span><text:span text:style-name="T383_15">hr</text:span><text:span text:style-name="T383_16">,<text:s/>…<text:s/></text:span><text:span text:style-name="T383_17">intervals</text:span></text:p>
        </text:list-item>
      </text:list>
      <text:list text:style-name="LS1" xml:id="list258">
        <text:list-item>
          <text:p text:style-name="P384"><text:span text:style-name="T384_1">Sort</text:span><text:span text:style-name="T384_2"><text:s/></text:span><text:span text:style-name="T384_3">by</text:span><text:span text:style-name="T384_4"><text:s/></text:span><text:span text:style-name="T384_5">distance</text:span><text:span text:style-name="T384_6"><text:s/>|<text:s/></text:span><text:span text:style-name="T384_7">last</text:span><text:span text:style-name="T384_8"><text:s/></text:span><text:span text:style-name="T384_9">activity</text:span></text:p>
        </text:list-item>
      </text:list>
      <text:h text:style-name="P385" text:outline-level="10"><text:bookmark-start text:name="h.mf33992ydzvd"/><text:bookmark-end text:name="h.mf33992ydzvd"/><text:span text:style-name="T385_1">Where</text:span><text:span text:style-name="T385_2"><text:s/></text:span><text:span text:style-name="T385_3">Focus</text:span></text:h>
      <text:p text:style-name="P386"/>
      <text:h text:style-name="P387" text:outline-level="10"><text:bookmark-start text:name="h.z4uy0s7lhkyg"/><text:bookmark-end text:name="h.z4uy0s7lhkyg"/><text:span text:style-name="T387_1">When</text:span><text:span text:style-name="T387_2"><text:s/></text:span><text:span text:style-name="T387_3">Focus</text:span></text:h>
      <text:p text:style-name="P388"/>
      <text:h text:style-name="P389" text:outline-level="10"><text:bookmark-start text:name="h.fchqb44mwq6l"/><text:bookmark-end text:name="h.fchqb44mwq6l"/><text:span text:style-name="T389_1">Environment</text:span><text:span text:style-name="T389_2"><text:s/></text:span><text:span text:style-name="T389_3">Focus</text:span></text:h>
      <text:h text:style-name="P390" text:outline-level="10"><text:bookmark-start text:name="h.rg20x6n03uq5"/><text:bookmark-end text:name="h.rg20x6n03uq5"/><text:span text:style-name="T390_1">Search</text:span><text:span text:style-name="T390_2"><text:s/></text:span><text:span text:style-name="T390_3">Focus</text:span></text:h>
      <text:p text:style-name="P391"><text:span text:style-name="T391_1">Filtering</text:span><text:span text:style-name="T391_2"><text:s/></text:span><text:span text:style-name="T391_3">by</text:span><text:span text:style-name="T391_4"><text:s/></text:span><text:span text:style-name="T391_5">keyword</text:span><text:span text:style-name="T391_6">.</text:span></text:p>
      <text:h text:style-name="P392" text:outline-level="10"><text:bookmark-start text:name="h.njzcylvkyftt"/><text:bookmark-end text:name="h.njzcylvkyftt"/><text:span text:style-name="T392_1">Human</text:span><text:span text:style-name="T392_2"><text:s/></text:span><text:span text:style-name="T392_3">Body</text:span><text:span text:style-name="T392_4"><text:s/></text:span><text:span text:style-name="T392_5">Focus</text:span></text:h>
      <text:h text:style-name="P393" text:outline-level="10"><text:bookmark-start text:name="h.e3w0grtythbq"/><text:bookmark-end text:name="h.e3w0grtythbq"/><text:span text:style-name="T393_1">Needs</text:span><text:span text:style-name="T393_2"><text:s/></text:span><text:span text:style-name="T393_3">Focus</text:span></text:h>
      <text:h text:style-name="P394" text:outline-level="10"><text:bookmark-start text:name="h.xxez2fc5ikxn"/><text:bookmark-end text:name="h.xxez2fc5ikxn"/><text:span text:style-name="T394_1">Tag</text:span><text:span text:style-name="T394_2"><text:s/></text:span><text:span text:style-name="T394_3">Focus</text:span></text:h>
      <text:p text:style-name="P395"><text:span text:style-name="T395_1">TODO</text:span></text:p>
      <text:list text:style-name="LS21" xml:id="list259">
        <text:list-item>
          <text:p text:style-name="P396"><text:span text:style-name="T396_1">Tag</text:span><text:span text:style-name="T396_2"><text:s/></text:span><text:span text:style-name="T396_3">Cloud</text:span><text:span text:style-name="T396_4"><text:s/></text:span><text:span text:style-name="T396_5">Mode</text:span></text:p>
        </text:list-item>
        <text:list-item>
          <text:p text:style-name="P397"/>
        </text:list-item>
      </text:list>
      <text:h text:style-name="P398" text:outline-level="10"><text:bookmark-start text:name="h.rcf7uxonxw9g"/><text:bookmark-end text:name="h.rcf7uxonxw9g"/><text:span text:style-name="T398_1">Favorite</text:span><text:span text:style-name="T398_2"><text:s/></text:span><text:span text:style-name="T398_3">Focus</text:span></text:h>
      <text:p text:style-name="P399"><text:span text:style-name="T399_1">TODO</text:span></text:p>
      <text:list text:style-name="LS22" xml:id="list261">
        <text:list-item>
          <text:p text:style-name="P400"><text:span text:style-name="T400_1">Show</text:span><text:span text:style-name="T400_2"><text:s/></text:span><text:span text:style-name="T400_3">added</text:span><text:span text:style-name="T400_4"><text:s/></text:span><text:span text:style-name="T400_5">favorites</text:span></text:p>
        </text:list-item>
      </text:list>
      <text:h text:style-name="P401" text:outline-level="10"><text:bookmark-start text:name="h.2pdm0wcuo4a2"/><text:bookmark-end text:name="h.2pdm0wcuo4a2"/><text:span text:style-name="T401_1">Emotion</text:span><text:span text:style-name="T401_2"><text:s/></text:span><text:span text:style-name="T401_3">Focus</text:span></text:h>
      <text:p text:style-name="P402"><text:span text:style-name="T402_1">Displays</text:span><text:span text:style-name="T402_2"><text:s/></text:span><text:span text:style-name="T402_3">emotion</text:span><text:span text:style-name="T402_4"><text:s/></text:span><text:span text:style-name="T402_5">chart</text:span><text:span text:style-name="T402_6"><text:s/></text:span><text:span text:style-name="T402_7">and</text:span><text:span text:style-name="T402_8"><text:s/></text:span><text:span text:style-name="T402_9">allows</text:span><text:span text:style-name="T402_10"><text:s/></text:span><text:span text:style-name="T402_11">creation</text:span><text:span text:style-name="T402_12"><text:s/></text:span><text:span text:style-name="T402_13">of</text:span><text:span text:style-name="T402_14"><text:s/></text:span><text:span text:style-name="T402_15">an</text:span><text:span text:style-name="T402_16"><text:s/></text:span><text:span text:style-name="T402_17">emotion</text:span><text:span text:style-name="T402_18"><text:s/></text:span><text:span text:style-name="T402_19">state</text:span><text:span text:style-name="T402_20"><text:s/></text:span><text:span text:style-name="T402_21">vector</text:span><text:span text:style-name="T402_22">.</text:span></text:p>
      <text:p text:style-name="P403"/>
      <text:p text:style-name="P404"><text:span text:style-name="T404_1">TODO</text:span></text:p>
      <text:list text:style-name="LS23" xml:id="list262">
        <text:list-item>
          <text:p text:style-name="P405"><text:span text:style-name="T405_1">publish</text:span><text:span text:style-name="T405_2"><text:s/></text:span><text:span text:style-name="T405_3">current</text:span><text:span text:style-name="T405_4"><text:s/></text:span><text:span text:style-name="T405_5">emotion</text:span><text:span text:style-name="T405_6"><text:s/>(</text:span><text:span text:style-name="T405_7">button</text:span><text:span text:style-name="T405_8">)</text:span></text:p>
        </text:list-item>
      </text:list>
      <text:h text:style-name="P406" text:outline-level="10"><text:bookmark-start text:name="h.amykebv3qph2"/><text:bookmark-end text:name="h.amykebv3qph2"/><text:span text:style-name="T406_1">Other</text:span><text:span text:style-name="T406_2"><text:s/></text:span><text:span text:style-name="T406_3">Focuses</text:span></text:h>
      <text:p text:style-name="P407"><text:span text:style-name="T407_1">TODO</text:span></text:p>
      <text:list text:style-name="LS1" xml:id="list263">
        <text:list-item>
          <text:p text:style-name="P408"><text:span text:style-name="T408_1"><text:a xlink:type="simple" xlink:href="http://mousesearch3d.com/"><text:span text:style-name="T408_2">http</text:span></text:a></text:span><text:span text:style-name="T408_3"><text:a xlink:type="simple" xlink:href="http://mousesearch3d.com/"><text:span text:style-name="T408_4">://</text:span></text:a></text:span><text:span text:style-name="T408_5"><text:a xlink:type="simple" xlink:href="http://mousesearch3d.com/"><text:span text:style-name="T408_6">mousesearch</text:span></text:a></text:span><text:span text:style-name="T408_7"><text:a xlink:type="simple" xlink:href="http://mousesearch3d.com/"><text:span text:style-name="T408_8">3</text:span></text:a></text:span><text:span text:style-name="T408_9"><text:a xlink:type="simple" xlink:href="http://mousesearch3d.com/"><text:span text:style-name="T408_10">d</text:span></text:a></text:span><text:span text:style-name="T408_11"><text:a xlink:type="simple" xlink:href="http://mousesearch3d.com/"><text:span text:style-name="T408_12">.</text:span></text:a></text:span><text:span text:style-name="T408_13"><text:a xlink:type="simple" xlink:href="http://mousesearch3d.com/"><text:span text:style-name="T408_14">com</text:span></text:a></text:span><text:span text:style-name="T408_15"><text:a xlink:type="simple" xlink:href="http://mousesearch3d.com/"><text:span text:style-name="T408_16">/</text:span></text:a></text:span></text:p>
        </text:list-item>
        <text:list-item>
          <text:p text:style-name="P409"><text:span text:style-name="T409_1">ivan</text:span><text:span text:style-name="T409_2">’</text:span><text:span text:style-name="T409_3">s</text:span><text:span text:style-name="T409_4"><text:s/></text:span><text:span text:style-name="T409_5">circle</text:span><text:span text:style-name="T409_6"><text:s/></text:span><text:span text:style-name="T409_7">menu</text:span></text:p>
        </text:list-item>
        <text:list-item>
          <text:p text:style-name="P410"><text:span text:style-name="T410_1">metamaps</text:span><text:span text:style-name="T410_2"><text:s/></text:span><text:span text:style-name="T410_3">spinning</text:span><text:span text:style-name="T410_4"><text:s/></text:span><text:span text:style-name="T410_5">carousel</text:span><text:span text:style-name="T410_6"><text:s/></text:span><text:span text:style-name="T410_7">menu</text:span></text:p>
        </text:list-item>
        <text:list-item>
          <text:p text:style-name="P411"><text:span text:style-name="T411_1">Dashboard</text:span><text:span text:style-name="T411_2">/</text:span><text:span text:style-name="T411_3">Home</text:span><text:span text:style-name="T411_4"><text:s/></text:span><text:span text:style-name="T411_5">screen</text:span></text:p>
        </text:list-item>
      </text:list>
      <text:h text:style-name="P412" text:outline-level="10"><text:bookmark-start text:name="h.llcovc97lhwp"/><text:bookmark-end text:name="h.llcovc97lhwp"/><text:span text:style-name="T412_1">View</text:span></text:h>
      <text:p text:style-name="P413"><text:span text:style-name="T413_1">Each</text:span><text:span text:style-name="T413_2"><text:s/></text:span><text:span text:style-name="T413_3">view</text:span><text:span text:style-name="T413_4"><text:s/></text:span><text:span text:style-name="T413_5">is</text:span><text:span text:style-name="T413_6"><text:s/></text:span><text:span text:style-name="T413_7">a</text:span><text:span text:style-name="T413_8"><text:s/></text:span><text:span text:style-name="T413_9">different</text:span><text:span text:style-name="T413_10"><text:s/></text:span><text:span text:style-name="T413_11">method</text:span><text:span text:style-name="T413_12"><text:s/></text:span><text:span text:style-name="T413_13">of</text:span><text:span text:style-name="T413_14"><text:s/></text:span><text:span text:style-name="T413_15">depicting</text:span><text:span text:style-name="T413_16"><text:s/></text:span><text:span text:style-name="T413_17">a</text:span><text:span text:style-name="T413_18"><text:s/></text:span><text:span text:style-name="T413_19">set</text:span><text:span text:style-name="T413_20"><text:s/></text:span><text:span text:style-name="T413_21">of</text:span><text:span text:style-name="T413_22"><text:s/></text:span><text:span text:style-name="T413_23">objects</text:span><text:span text:style-name="T413_24">.</text:span></text:p>
      <text:h text:style-name="P414" text:outline-level="10"><text:bookmark-start text:name="h.ly1taj9ms9j2"/><text:bookmark-end text:name="h.ly1taj9ms9j2"/><text:span text:style-name="T414_1">Home</text:span><text:span text:style-name="T414_2"><text:s/></text:span><text:span text:style-name="T414_3">View</text:span></text:h>
      <text:p text:style-name="P415"><text:span text:style-name="T415_1">TODO</text:span></text:p>
      <text:list text:style-name="LS1" xml:id="list267">
        <text:list-item>
          <text:p text:style-name="P416"><text:span text:style-name="T416_1">includes</text:span><text:span text:style-name="T416_2"><text:s/></text:span><text:span text:style-name="T416_3">map</text:span><text:span text:style-name="T416_4">,<text:s/></text:span><text:span text:style-name="T416_5">recent</text:span><text:span text:style-name="T416_6"><text:s/></text:span><text:span text:style-name="T416_7">items</text:span><text:span text:style-name="T416_8">,<text:s/></text:span><text:span text:style-name="T416_9">and</text:span><text:span text:style-name="T416_10"><text:s/></text:span><text:span text:style-name="T416_11">stats</text:span></text:p>
        </text:list-item>
        <text:list-item>
          <text:p text:style-name="P417"><text:span text:style-name="T417_1">requests</text:span><text:span text:style-name="T417_2"><text:s/></text:span><text:span text:style-name="T417_3">fullsize</text:span></text:p>
        </text:list-item>
      </text:list>
      <text:h text:style-name="P418" text:outline-level="10"><text:bookmark-start text:name="h.alicss4mxjnn"/><text:bookmark-end text:name="h.alicss4mxjnn"/><text:span text:style-name="T418_1">Cortexit</text:span><text:span text:style-name="T418_2"><text:s/></text:span><text:span text:style-name="T418_3">View</text:span></text:h>
      <text:p text:style-name="P419"><text:span text:style-name="T419_1">“</text:span><text:span text:style-name="T419_2">Disperse</text:span><text:span text:style-name="T419_3"><text:s/></text:span><text:span text:style-name="T419_4">large</text:span><text:span text:style-name="T419_5"><text:s/></text:span><text:span text:style-name="T419_6">paragraphs</text:span><text:span text:style-name="T419_7"><text:s/></text:span><text:span text:style-name="T419_8">of</text:span><text:span text:style-name="T419_9"><text:s/></text:span><text:span text:style-name="T419_10">text</text:span><text:span text:style-name="T419_11">,<text:s/></text:span><text:span text:style-name="T419_12">where</text:span><text:span text:style-name="T419_13"><text:s/></text:span><text:span text:style-name="T419_14">words</text:span><text:span text:style-name="T419_15"><text:s/></text:span><text:span text:style-name="T419_16">seem</text:span><text:span text:style-name="T419_17"><text:s/></text:span><text:span text:style-name="T419_18">to</text:span><text:span text:style-name="T419_19"><text:s/></text:span><text:span text:style-name="T419_20">blend</text:span><text:span text:style-name="T419_21"><text:s/></text:span><text:span text:style-name="T419_22">together</text:span><text:span text:style-name="T419_23">,<text:s/></text:span><text:span text:style-name="T419_24">into</text:span><text:span text:style-name="T419_25"><text:s/></text:span><text:span text:style-name="T419_26">easily</text:span><text:span text:style-name="T419_27"><text:s/></text:span><text:span text:style-name="T419_28">digestible</text:span><text:span text:style-name="T419_29"><text:s/></text:span><text:span text:style-name="T419_30">chunks</text:span><text:span text:style-name="T419_31">.<text:line-break/><text:s/>*<text:s/></text:span><text:span text:style-name="T419_32">In</text:span><text:span text:style-name="T419_33"><text:s/></text:span><text:span text:style-name="T419_34">large</text:span><text:span text:style-name="T419_35"><text:s/></text:span><text:span text:style-name="T419_36">fonts</text:span><text:span text:style-name="T419_37">,<text:s/></text:span><text:span text:style-name="T419_38">filling</text:span><text:span text:style-name="T419_39"><text:s/></text:span><text:span text:style-name="T419_40">the</text:span><text:span text:style-name="T419_41"><text:s/></text:span><text:span text:style-name="T419_42">screen</text:span><text:span text:style-name="T419_43"><text:line-break/><text:s/>*<text:s/></text:span><text:span text:style-name="T419_44">Fluid</text:span><text:span text:style-name="T419_45"><text:s/></text:span><text:span text:style-name="T419_46">navigation</text:span><text:span text:style-name="T419_47"><text:line-break/><text:s/>*<text:s/></text:span><text:span text:style-name="T419_48">Read</text:span><text:span text:style-name="T419_49"><text:s/></text:span><text:span text:style-name="T419_50">at</text:span><text:span text:style-name="T419_51"><text:s/></text:span><text:span text:style-name="T419_52">your</text:span><text:span text:style-name="T419_53"><text:s/></text:span><text:span text:style-name="T419_54">own</text:span><text:span text:style-name="T419_55"><text:s/></text:span><text:span text:style-name="T419_56">pace</text:span><text:span text:style-name="T419_57"><text:line-break/><text:s/>*<text:s/></text:span><text:span text:style-name="T419_58">Focus</text:span><text:span text:style-name="T419_59"><text:s/></text:span><text:span text:style-name="T419_60">on</text:span><text:span text:style-name="T419_61"><text:s/></text:span><text:span text:style-name="T419_62">one</text:span><text:span text:style-name="T419_63"><text:s/></text:span><text:span text:style-name="T419_64">sentence</text:span><text:span text:style-name="T419_65"><text:s/></text:span><text:span text:style-name="T419_66">or</text:span><text:span text:style-name="T419_67"><text:s/></text:span><text:span text:style-name="T419_68">word</text:span><text:span text:style-name="T419_69"><text:s/></text:span><text:span text:style-name="T419_70">at</text:span><text:span text:style-name="T419_71"><text:s/></text:span><text:span text:style-name="T419_72">a</text:span><text:span text:style-name="T419_73"><text:s/></text:span><text:span text:style-name="T419_74">time</text:span><text:span text:style-name="T419_75">.<text:line-break/><text:s/>*<text:s/></text:span><text:span text:style-name="T419_76">Helps</text:span><text:span text:style-name="T419_77"><text:s/></text:span><text:span text:style-name="T419_78">those</text:span><text:span text:style-name="T419_79"><text:s/></text:span><text:span text:style-name="T419_80">with</text:span><text:span text:style-name="T419_81"><text:s/></text:span><text:span text:style-name="T419_82">ADD</text:span><text:span text:style-name="T419_83">,<text:s/></text:span><text:span text:style-name="T419_84">Dyslexia</text:span><text:span text:style-name="T419_85">,<text:s/></text:span><text:span text:style-name="T419_86">and</text:span><text:span text:style-name="T419_87"><text:s/></text:span><text:span text:style-name="T419_88">Vision</text:span><text:span text:style-name="T419_89"><text:s/></text:span><text:span text:style-name="T419_90">problems</text:span><text:span text:style-name="T419_91"><text:line-break/><text:line-break/></text:span><text:span text:style-name="T419_92">Now</text:span><text:span text:style-name="T419_93"><text:s/></text:span><text:span text:style-name="T419_94">you</text:span><text:span text:style-name="T419_95"><text:s/></text:span><text:span text:style-name="T419_96">can</text:span><text:span text:style-name="T419_97"><text:s/></text:span><text:span text:style-name="T419_98">adjust</text:span><text:span text:style-name="T419_99">,<text:s/></text:span><text:span text:style-name="T419_100">and</text:span><text:span text:style-name="T419_101"><text:s/></text:span><text:span text:style-name="T419_102">maybe</text:span><text:span text:style-name="T419_103"><text:s/></text:span><text:span text:style-name="T419_104">improve</text:span><text:span text:style-name="T419_105"><text:s/></text:span><text:span text:style-name="T419_106">the</text:span><text:span text:style-name="T419_107"><text:s/></text:span><text:span text:style-name="T419_108">rate</text:span><text:span text:style-name="T419_109"><text:s/></text:span><text:span text:style-name="T419_110">and</text:span><text:span text:style-name="T419_111"><text:s/></text:span><text:span text:style-name="T419_112">quality</text:span><text:span text:style-name="T419_113"><text:s/></text:span><text:span text:style-name="T419_114">of</text:span><text:span text:style-name="T419_115"><text:s/></text:span><text:span text:style-name="T419_116">how</text:span><text:span text:style-name="T419_117"><text:s/></text:span><text:span text:style-name="T419_118">you</text:span><text:span text:style-name="T419_119"><text:s/></text:span><text:span text:style-name="T419_120">absorb</text:span><text:span text:style-name="T419_121"><text:s/></text:span><text:span text:style-name="T419_122">information</text:span><text:span text:style-name="T419_123">.<text:line-break/><text:line-break/></text:span><text:span text:style-name="T419_124">You</text:span><text:span text:style-name="T419_125"><text:s/></text:span><text:span text:style-name="T419_126">are</text:span><text:span text:style-name="T419_127"><text:s/></text:span><text:span text:style-name="T419_128">no</text:span><text:span text:style-name="T419_129"><text:s/></text:span><text:span text:style-name="T419_130">longer</text:span><text:span text:style-name="T419_131"><text:s/></text:span><text:span text:style-name="T419_132">at</text:span><text:span text:style-name="T419_133"><text:s/></text:span><text:span text:style-name="T419_134">the</text:span><text:span text:style-name="T419_135"><text:s/></text:span><text:span text:style-name="T419_136">mercy</text:span><text:span text:style-name="T419_137"><text:s/></text:span><text:span text:style-name="T419_138">of</text:span><text:span text:style-name="T419_139"><text:s/></text:span><text:span text:style-name="T419_140">web</text:span><text:span text:style-name="T419_141"><text:s/></text:span><text:span text:style-name="T419_142">designers</text:span><text:span text:style-name="T419_143"><text:s/></text:span><text:span text:style-name="T419_144">and</text:span><text:span text:style-name="T419_145"><text:s/></text:span><text:span text:style-name="T419_146">authors</text:span><text:span text:style-name="T419_147"><text:s/></text:span><text:span text:style-name="T419_148">that</text:span><text:span text:style-name="T419_149"><text:s/></text:span><text:span text:style-name="T419_150">insist</text:span><text:span text:style-name="T419_151"><text:s/></text:span><text:span text:style-name="T419_152">on</text:span><text:span text:style-name="T419_153"><text:s/></text:span><text:span text:style-name="T419_154">writing</text:span><text:span text:style-name="T419_155"><text:s/></text:span><text:span text:style-name="T419_156">impenetrably</text:span><text:span text:style-name="T419_157"><text:s/></text:span><text:span text:style-name="T419_158">dense</text:span><text:span text:style-name="T419_159"><text:s/></text:span><text:span text:style-name="T419_160">paragraphs</text:span><text:span text:style-name="T419_161"><text:s/></text:span><text:span text:style-name="T419_162">in</text:span><text:span text:style-name="T419_163"><text:s/></text:span><text:span text:style-name="T419_164">small</text:span><text:span text:style-name="T419_165"><text:s/></text:span><text:span text:style-name="T419_166">fonts</text:span><text:span text:style-name="T419_167">.”</text:span></text:p>
      <text:p text:style-name="P420"/>
      <text:p text:style-name="P421"><text:span text:style-name="T421_1">TODO</text:span></text:p>
      <text:list text:style-name="LS24" xml:id="list269">
        <text:list-item>
          <text:p text:style-name="P422"><text:span text:style-name="T422_1">jQuery</text:span><text:span text:style-name="T422_2"><text:s/></text:span><text:span text:style-name="T422_3">plugin</text:span><text:span text:style-name="T422_4">,<text:s/></text:span><text:span text:style-name="T422_5">with</text:span><text:span text:style-name="T422_6"><text:s/></text:span><text:span text:style-name="T422_7">demonstrated</text:span><text:span text:style-name="T422_8"><text:s/></text:span><text:span text:style-name="T422_9">multi</text:span><text:span text:style-name="T422_10">-</text:span><text:span text:style-name="T422_11">instantiability</text:span><text:span text:style-name="T422_12"><text:s/></text:span><text:span text:style-name="T422_13">on</text:span><text:span text:style-name="T422_14"><text:s/></text:span><text:span text:style-name="T422_15">single</text:span><text:span text:style-name="T422_16"><text:s/></text:span><text:span text:style-name="T422_17">document</text:span><text:span text:style-name="T422_18"><text:s/></text:span><text:span text:style-name="T422_19">OK</text:span></text:p>
        </text:list-item>
        <text:list-item>
          <text:p text:style-name="P423"><text:span text:style-name="T423_1">Sentencizing</text:span><text:span text:style-name="T423_2"><text:s/></text:span><text:span text:style-name="T423_3">OK</text:span></text:p>
        </text:list-item>
        <text:list-item>
          <text:p text:style-name="P424"><text:span text:style-name="T424_1">Text</text:span><text:span text:style-name="T424_2">-</text:span><text:span text:style-name="T424_3">to</text:span><text:span text:style-name="T424_4">-</text:span><text:span text:style-name="T424_5">speech</text:span></text:p>
        </text:list-item>
        <text:list-item>
          <text:p text:style-name="P425"><text:span text:style-name="T425_1">Preserve</text:span><text:span text:style-name="T425_2"><text:s/></text:span><text:span text:style-name="T425_3">links</text:span><text:span text:style-name="T425_4"><text:s/></text:span><text:span text:style-name="T425_5">and</text:span><text:span text:style-name="T425_6"><text:s/></text:span><text:span text:style-name="T425_7">images</text:span><text:span text:style-name="T425_8"><text:s/></text:span><text:span text:style-name="T425_9">in</text:span><text:span text:style-name="T425_10"><text:s/></text:span><text:span text:style-name="T425_11">frames</text:span></text:p>
        </text:list-item>
        <text:list-item>
          <text:p text:style-name="P426"><text:span text:style-name="T426_1">Image</text:span><text:span text:style-name="T426_2"><text:s/></text:span><text:span text:style-name="T426_3">Search</text:span></text:p>
        </text:list-item>
        <text:list-item>
          <text:p text:style-name="P427"><text:span text:style-name="T427_1">Add</text:span><text:span text:style-name="T427_2"><text:s/></text:span><text:span text:style-name="T427_3">current</text:span><text:span text:style-name="T427_4"><text:s/></text:span><text:span text:style-name="T427_5">sentence</text:span><text:span text:style-name="T427_6"><text:s/></text:span><text:span text:style-name="T427_7">to</text:span><text:span text:style-name="T427_8"><text:s/></text:span><text:span text:style-name="T427_9">attention</text:span><text:span text:style-name="T427_10"><text:s/></text:span><text:span text:style-name="T427_11">set</text:span><text:span text:style-name="T427_12"><text:s/>(</text:span><text:span text:style-name="T427_13">as</text:span><text:span text:style-name="T427_14"><text:s/>#<text:s/></text:span><text:span text:style-name="T427_15">anchor</text:span><text:span text:style-name="T427_16"><text:s/></text:span><text:span text:style-name="T427_17">to</text:span><text:span text:style-name="T427_18"><text:s/></text:span><text:span text:style-name="T427_19">the</text:span><text:span text:style-name="T427_20"><text:s/></text:span><text:span text:style-name="T427_21">base</text:span><text:span text:style-name="T427_22"><text:s/></text:span><text:span text:style-name="T427_23">page</text:span><text:span text:style-name="T427_24"><text:s/></text:span><text:span text:style-name="T427_25">URL</text:span><text:span text:style-name="T427_26">)</text:span></text:p>
        </text:list-item>
        <text:list-item>
          <text:p text:style-name="P428"><text:span text:style-name="T428_1">jQuery</text:span><text:span text:style-name="T428_2"><text:s/></text:span><text:span text:style-name="T428_3">Mobile</text:span><text:span text:style-name="T428_4"><text:s/></text:span><text:span text:style-name="T428_5">Dragging</text:span><text:span text:style-name="T428_6"><text:s/></text:span><text:span text:style-name="T428_7">for</text:span><text:span text:style-name="T428_8"><text:s/></text:span><text:span text:style-name="T428_9">next</text:span><text:span text:style-name="T428_10">/</text:span><text:span text:style-name="T428_11">prev</text:span><text:span text:style-name="T428_12"><text:s/></text:span><text:span text:style-name="T428_13">and</text:span><text:span text:style-name="T428_14"><text:s/></text:span><text:span text:style-name="T428_15">font</text:span><text:span text:style-name="T428_16">-</text:span><text:span text:style-name="T428_17">size</text:span></text:p>
        </text:list-item>
      </text:list>
      <text:list text:style-name="LS25" xml:id="list276">
        <text:list-item>
          <text:p text:style-name="P429"><text:span text:style-name="T429_1">Rapid</text:span><text:span text:style-name="T429_2"><text:s/></text:span><text:span text:style-name="T429_3">presentation</text:span><text:span text:style-name="T429_4"><text:s/></text:span><text:span text:style-name="T429_5">mode</text:span><text:span text:style-name="T429_6">:<text:s/>“</text:span><text:span text:style-name="T429_7">Neuro</text:span><text:span text:style-name="T429_8"><text:s/></text:span><text:span text:style-name="T429_9">Download</text:span><text:span text:style-name="T429_10">”</text:span></text:p>
        </text:list-item>
      </text:list>
      <text:h text:style-name="P430" text:outline-level="10"><text:bookmark-start text:name="h.kx9jl2ozp5en"/><text:bookmark-end text:name="h.kx9jl2ozp5en"/><text:span text:style-name="T430_1">Table</text:span><text:span text:style-name="T430_2"><text:s/></text:span><text:span text:style-name="T430_3">View</text:span></text:h>
      <text:p text:style-name="P431"><text:span text:style-name="T431_1">TODO</text:span></text:p>
      <text:list text:style-name="LS1" xml:id="list277">
        <text:list-item>
          <text:p text:style-name="P432"><text:span text:style-name="T432_1">ex</text:span><text:span text:style-name="T432_2">:<text:s/></text:span><text:span text:style-name="T432_3">jquery</text:span><text:span text:style-name="T432_4">-</text:span><text:span text:style-name="T432_5">table</text:span></text:p>
        </text:list-item>
      </text:list>
      <text:h text:style-name="P433" text:outline-level="10"><text:bookmark-start text:name="h.4dhllvw0xtko"/><text:bookmark-end text:name="h.4dhllvw0xtko"/><text:span text:style-name="T433_1">List</text:span><text:span text:style-name="T433_2"><text:s/></text:span><text:span text:style-name="T433_3">View</text:span></text:h>
      <text:p text:style-name="P434"><text:span text:style-name="T434_1">TODO</text:span></text:p>
      <text:list text:style-name="LS1" xml:id="list278">
        <text:list-item>
          <text:p text:style-name="P435"><text:span text:style-name="T435_1">pin</text:span><text:span text:style-name="T435_2"><text:s/></text:span><text:span text:style-name="T435_3">pinned</text:span><text:span text:style-name="T435_4"><text:s/></text:span><text:span text:style-name="T435_5">objects</text:span><text:span text:style-name="T435_6"><text:s/></text:span><text:span text:style-name="T435_7">to</text:span><text:span text:style-name="T435_8"><text:s/></text:span><text:span text:style-name="T435_9">the</text:span><text:span text:style-name="T435_10"><text:s/></text:span><text:span text:style-name="T435_11">top</text:span></text:p>
        </text:list-item>
        <text:list-item>
          <text:p text:style-name="P436"><text:span text:style-name="T436_1">exclude</text:span><text:span text:style-name="T436_2"><text:s/>/<text:s/></text:span><text:span text:style-name="T436_3">include</text:span><text:span text:style-name="T436_4"><text:s/></text:span><text:span text:style-name="T436_5">by</text:span><text:span text:style-name="T436_6"><text:s/></text:span><text:span text:style-name="T436_7">tag</text:span></text:p>
        </text:list-item>
        <text:list-item>
          <text:p text:style-name="P437"><text:span text:style-name="T437_1">replies</text:span><text:span text:style-name="T437_2">,<text:s/></text:span><text:span text:style-name="T437_3">threaded</text:span><text:span text:style-name="T437_4"><text:s/></text:span><text:span text:style-name="T437_5">replies</text:span></text:p>
        </text:list-item>
        <text:list-item>
          <text:p text:style-name="P438"><text:span text:style-name="T438_1">clone</text:span><text:span text:style-name="T438_2"><text:s/></text:span><text:span text:style-name="T438_3">it</text:span><text:span text:style-name="T438_4"><text:s/></text:span><text:span text:style-name="T438_5">or</text:span><text:span text:style-name="T438_6"><text:s/></text:span><text:span text:style-name="T438_7">save</text:span><text:span text:style-name="T438_8"><text:s/></text:span><text:span text:style-name="T438_9">as</text:span><text:span text:style-name="T438_10"><text:s/></text:span><text:span text:style-name="T438_11">a</text:span><text:span text:style-name="T438_12"><text:s/></text:span><text:span text:style-name="T438_13">self</text:span><text:span text:style-name="T438_14">-</text:span><text:span text:style-name="T438_15">contained</text:span><text:span text:style-name="T438_16"><text:s/></text:span><text:span text:style-name="T438_17">report</text:span><text:span text:style-name="T438_18"><text:s/></text:span><text:span text:style-name="T438_19">object</text:span><text:span text:style-name="T438_20"><text:s/></text:span><text:span text:style-name="T438_21">which</text:span><text:span text:style-name="T438_22"><text:s/></text:span><text:span text:style-name="T438_23">can</text:span><text:span text:style-name="T438_24"><text:s/></text:span><text:span text:style-name="T438_25">be</text:span><text:span text:style-name="T438_26"><text:s/></text:span><text:span text:style-name="T438_27">shared</text:span></text:p>
        </text:list-item>
        <text:list-item>
          <text:p text:style-name="P439"><text:span text:style-name="T439_1">correct</text:span><text:span text:style-name="T439_2"><text:s/></text:span><text:span text:style-name="T439_3">pagination</text:span></text:p>
        </text:list-item>
      </text:list>
      <text:h text:style-name="P440" text:outline-level="10"><text:bookmark-start text:name="h.69fsnafazrv7"/><text:bookmark-end text:name="h.69fsnafazrv7"/><text:span text:style-name="T440_1">Grid</text:span><text:span text:style-name="T440_2"><text:s/></text:span><text:span text:style-name="T440_3">View</text:span></text:h>
      <text:p text:style-name="P441"><text:span text:style-name="T441_1">TODO</text:span></text:p>
      <text:list text:style-name="LS1" xml:id="list283">
        <text:list-item>
          <text:p text:style-name="P442"><text:span text:style-name="T442_1">Use</text:span><text:span text:style-name="T442_2"><text:s/></text:span><text:span text:style-name="T442_3">http</text:span><text:span text:style-name="T442_4">://</text:span><text:span text:style-name="T442_5">masonry</text:span><text:span text:style-name="T442_6">.</text:span><text:span text:style-name="T442_7">desandro</text:span><text:span text:style-name="T442_8">.</text:span><text:span text:style-name="T442_9">com</text:span><text:span text:style-name="T442_10">/</text:span></text:p>
        </text:list-item>
      </text:list>
      <text:h text:style-name="P443" text:outline-level="10"><text:bookmark-start text:name="h.xxx0t25gy31i"/><text:bookmark-end text:name="h.xxx0t25gy31i"/><text:span text:style-name="T443_1">Graph</text:span><text:span text:style-name="T443_2"><text:s/></text:span><text:span text:style-name="T443_3">View</text:span></text:h>
      <text:p text:style-name="P444"><text:span text:style-name="T444_1">TODO</text:span></text:p>
      <text:list text:style-name="LS1" xml:id="list284">
        <text:list-item>
          <text:p text:style-name="P445"><text:span text:style-name="T445_1">create</text:span><text:span text:style-name="T445_2"><text:s/></text:span><text:span text:style-name="T445_3">new</text:span><text:span text:style-name="T445_4"><text:s/></text:span><text:span text:style-name="T445_5">object</text:span><text:span text:style-name="T445_6"><text:s/></text:span><text:span text:style-name="T445_7">properties</text:span><text:span text:style-name="T445_8"><text:s/></text:span><text:span text:style-name="T445_9">between</text:span><text:span text:style-name="T445_10"><text:s/></text:span><text:span text:style-name="T445_11">visible</text:span><text:span text:style-name="T445_12"><text:s/></text:span><text:span text:style-name="T445_13">items</text:span></text:p>
          <text:list>
            <text:list-item>
              <text:p text:style-name="P446"><text:span text:style-name="T446_1">drag</text:span><text:span text:style-name="T446_2"><text:s/></text:span><text:span text:style-name="T446_3">and</text:span><text:span text:style-name="T446_4"><text:s/></text:span><text:span text:style-name="T446_5">draw</text:span><text:span text:style-name="T446_6"><text:s/></text:span><text:span text:style-name="T446_7">a</text:span><text:span text:style-name="T446_8"><text:s/></text:span><text:span text:style-name="T446_9">line</text:span></text:p>
            </text:list-item>
            <text:list-item>
              <text:p text:style-name="P447"><text:span text:style-name="T447_1">select</text:span><text:span text:style-name="T447_2"><text:s/></text:span><text:span text:style-name="T447_3">them</text:span><text:span text:style-name="T447_4"><text:s/></text:span><text:span text:style-name="T447_5">in</text:span><text:span text:style-name="T447_6"><text:s/></text:span><text:span text:style-name="T447_7">sequence</text:span><text:span text:style-name="T447_8"><text:s/>(1</text:span><text:span text:style-name="T447_9">st</text:span><text:span text:style-name="T447_10"><text:s/></text:span><text:span text:style-name="T447_11">and</text:span><text:span text:style-name="T447_12"><text:s/>2</text:span><text:span text:style-name="T447_13">nd</text:span><text:span text:style-name="T447_14">)</text:span></text:p>
            </text:list-item>
          </text:list>
        </text:list-item>
        <text:list-item>
          <text:p text:style-name="P448"><text:span text:style-name="T448_1">handle</text:span><text:span text:style-name="T448_2"><text:s/></text:span><text:span text:style-name="T448_3">graph</text:span><text:span text:style-name="T448_4"><text:s/></text:span><text:span text:style-name="T448_5">streaming</text:span></text:p>
        </text:list-item>
        <text:list-item>
          <text:p text:style-name="P449"><text:span text:style-name="T449_1">save</text:span><text:span text:style-name="T449_2"><text:s/></text:span><text:span text:style-name="T449_3">and</text:span><text:span text:style-name="T449_4"><text:s/></text:span><text:span text:style-name="T449_5">restore</text:span><text:span text:style-name="T449_6"><text:s/></text:span><text:span text:style-name="T449_7">current</text:span><text:span text:style-name="T449_8"><text:s/></text:span><text:span text:style-name="T449_9">graph</text:span><text:span text:style-name="T449_10"><text:s/></text:span><text:span text:style-name="T449_11">view</text:span></text:p>
        </text:list-item>
      </text:list>
      <text:p text:style-name="P450"/>
      <text:h text:style-name="P451" text:outline-level="10"><text:bookmark-start text:name="h.sgduhq46b4wb"/><text:bookmark-end text:name="h.sgduhq46b4wb"/><text:span text:style-name="T451_1">Map</text:span><text:span text:style-name="T451_2"><text:s/></text:span><text:span text:style-name="T451_3">View</text:span></text:h>
      <text:p text:style-name="P452"><text:span text:style-name="T452_1">Displays</text:span><text:span text:style-name="T452_2"><text:s/></text:span><text:span text:style-name="T452_3">all</text:span><text:span text:style-name="T452_4"><text:s/></text:span><text:span text:style-name="T452_5">objects</text:span><text:span text:style-name="T452_6"><text:s/></text:span><text:span text:style-name="T452_7">containing</text:span><text:span text:style-name="T452_8"><text:s/></text:span><text:span text:style-name="T452_9">geographic</text:span><text:span text:style-name="T452_10"><text:s/></text:span><text:span text:style-name="T452_11">metadata</text:span><text:span text:style-name="T452_12">.</text:span></text:p>
      <text:list text:style-name="LS26" xml:id="list289">
        <text:list-item>
          <text:p text:style-name="P453"><text:span text:style-name="T453_1">OpenLayers</text:span><text:span text:style-name="T453_2"><text:s/></text:span><text:span text:style-name="T453_3">with</text:span><text:span text:style-name="T453_4"><text:s/></text:span><text:span text:style-name="T453_5">OpenStreetMaps</text:span><text:span text:style-name="T453_6"><text:s/></text:span><text:span text:style-name="T453_7">layers</text:span></text:p>
        </text:list-item>
        <text:list-item>
          <text:p text:style-name="P454"><text:span text:style-name="T454_1">Bitmap</text:span><text:span text:style-name="T454_2"><text:s/></text:span><text:span text:style-name="T454_3">icon</text:span><text:span text:style-name="T454_4"><text:s/>(</text:span><text:span text:style-name="T454_5">visible</text:span><text:span text:style-name="T454_6"><text:s/></text:span><text:span text:style-name="T454_7">from</text:span><text:span text:style-name="T454_8"><text:s/></text:span><text:span text:style-name="T454_9">any</text:span><text:span text:style-name="T454_10"><text:s/></text:span><text:span text:style-name="T454_11">scale</text:span><text:span text:style-name="T454_12">)<text:s/>+<text:s/></text:span><text:span text:style-name="T454_13">Vector</text:span><text:span text:style-name="T454_14"><text:s/></text:span><text:span text:style-name="T454_15">polygon</text:span><text:span text:style-name="T454_16"><text:s/>(</text:span><text:span text:style-name="T454_17">scales</text:span><text:span text:style-name="T454_18">,<text:s/></text:span><text:span text:style-name="T454_19">and</text:span><text:span text:style-name="T454_20"><text:s/></text:span><text:span text:style-name="T454_21">clickable</text:span><text:span text:style-name="T454_22">)</text:span></text:p>
        </text:list-item>
        <text:list-item>
          <text:p text:style-name="P455"><text:span text:style-name="T455_1">Remembers</text:span><text:span text:style-name="T455_2"><text:s/></text:span><text:span text:style-name="T455_3">center</text:span><text:span text:style-name="T455_4"><text:s/></text:span><text:span text:style-name="T455_5">position</text:span><text:span text:style-name="T455_6"><text:s/>&amp;<text:s/></text:span><text:span text:style-name="T455_7">zoom</text:span></text:p>
        </text:list-item>
        <text:list-item>
          <text:p text:style-name="P456"><text:span text:style-name="T456_1">Displays</text:span><text:span text:style-name="T456_2"><text:s/></text:span><text:span text:style-name="T456_3">icon</text:span><text:span text:style-name="T456_4"><text:s/></text:span><text:span text:style-name="T456_5">for</text:span><text:span text:style-name="T456_6"><text:s/>1</text:span><text:span text:style-name="T456_7">st</text:span><text:span text:style-name="T456_8"><text:s/></text:span><text:span text:style-name="T456_9">tag</text:span><text:span text:style-name="T456_10"><text:s/></text:span><text:span text:style-name="T456_11">of</text:span><text:span text:style-name="T456_12"><text:s/></text:span><text:span text:style-name="T456_13">geolocated</text:span><text:span text:style-name="T456_14"><text:s/></text:span><text:span text:style-name="T456_15">object</text:span></text:p>
        </text:list-item>
      </text:list>
      <text:p text:style-name="P457"/>
      <text:p text:style-name="P458"><text:span text:style-name="T458_1">TODO</text:span></text:p>
      <text:list text:style-name="LS1" xml:id="list293">
        <text:list-item>
          <text:p text:style-name="P459"><text:span text:style-name="T459_1">Extra</text:span><text:span text:style-name="T459_2"><text:s/></text:span><text:span text:style-name="T459_3">OpenLayers</text:span><text:span text:style-name="T459_4"><text:s/></text:span><text:span text:style-name="T459_5">layers</text:span><text:span text:style-name="T459_6">:<text:s/></text:span><text:span text:style-name="T459_7">Google</text:span><text:span text:style-name="T459_8">,<text:s/></text:span><text:span text:style-name="T459_9">Bing</text:span><text:span text:style-name="T459_10">,<text:s/></text:span><text:span text:style-name="T459_11">etc</text:span><text:span text:style-name="T459_12">..</text:span></text:p>
        </text:list-item>
        <text:list-item>
          <text:p text:style-name="P460"><text:span text:style-name="T460_1">Self</text:span><text:span text:style-name="T460_2"><text:s/></text:span><text:span text:style-name="T460_3">Marker</text:span></text:p>
          <text:list>
            <text:list-item>
              <text:p text:style-name="P461"><text:span text:style-name="T461_1">Draggable</text:span><text:span text:style-name="T461_2"><text:s/>(</text:span><text:span text:style-name="T461_3">sets</text:span><text:span text:style-name="T461_4"><text:s/></text:span><text:span text:style-name="T461_5">Self</text:span><text:span text:style-name="T461_6"><text:s/></text:span><text:span text:style-name="T461_7">geolocation</text:span><text:span text:style-name="T461_8">)</text:span></text:p>
            </text:list-item>
            <text:list-item>
              <text:p text:style-name="P462"><text:span text:style-name="T462_1">with</text:span><text:span text:style-name="T462_2"><text:s/></text:span><text:span text:style-name="T462_3">Avatar</text:span><text:span text:style-name="T462_4"><text:s/></text:span><text:span text:style-name="T462_5">Icon</text:span></text:p>
            </text:list-item>
          </text:list>
        </text:list-item>
        <text:list-item>
          <text:p text:style-name="P463"><text:span text:style-name="T463_1">animated</text:span><text:span text:style-name="T463_2"><text:s/></text:span><text:span text:style-name="T463_3">map</text:span><text:span text:style-name="T463_4"><text:s/></text:span><text:span text:style-name="T463_5">markers</text:span><text:span text:style-name="T463_6"><text:s/></text:span><text:span text:style-name="T463_7">to</text:span><text:span text:style-name="T463_8"><text:s/></text:span><text:span text:style-name="T463_9">indicate</text:span><text:span text:style-name="T463_10"><text:s/></text:span><text:span text:style-name="T463_11">indefinite</text:span><text:span text:style-name="T463_12"><text:s/></text:span><text:span text:style-name="T463_13">sphere</text:span><text:span text:style-name="T463_14"><text:s/></text:span><text:span text:style-name="T463_15">of</text:span><text:span text:style-name="T463_16"><text:s/></text:span><text:span text:style-name="T463_17">influence</text:span><text:span text:style-name="T463_18"><text:s/>(</text:span><text:span text:style-name="T463_19">min</text:span><text:span text:style-name="T463_20">/</text:span><text:span text:style-name="T463_21">max</text:span><text:span text:style-name="T463_22"><text:s/></text:span><text:span text:style-name="T463_23">radii</text:span><text:span text:style-name="T463_24">)</text:span></text:p>
          <text:list>
            <text:list-item>
              <text:p text:style-name="P464"><text:span text:style-name="T464_1">You</text:span><text:span text:style-name="T464_2"><text:s/></text:span><text:span text:style-name="T464_3">change</text:span><text:span text:style-name="T464_4"><text:s/></text:span><text:span text:style-name="T464_5">the</text:span><text:span text:style-name="T464_6"><text:s/></text:span><text:span text:style-name="T464_7">geometry</text:span><text:span text:style-name="T464_8"><text:s/></text:span><text:span text:style-name="T464_9">of</text:span><text:span text:style-name="T464_10"><text:s/></text:span><text:span text:style-name="T464_11">a</text:span><text:span text:style-name="T464_12"><text:s/></text:span><text:span text:style-name="T464_13">feature</text:span><text:span text:style-name="T464_14"><text:s/></text:span><text:span text:style-name="T464_15">and</text:span><text:span text:style-name="T464_16"><text:s/></text:span><text:span text:style-name="T464_17">then</text:span><text:span text:style-name="T464_18"><text:s/></text:span><text:span text:style-name="T464_19">you</text:span><text:span text:style-name="T464_20"><text:s/></text:span><text:span text:style-name="T464_21">have</text:span><text:span text:style-name="T464_22"><text:s/></text:span><text:span text:style-name="T464_23">to</text:span><text:span text:style-name="T464_24"><text:s/></text:span><text:span text:style-name="T464_25">redraw</text:span><text:span text:style-name="T464_26"><text:s/></text:span><text:span text:style-name="T464_27">the</text:span><text:span text:style-name="T464_28"><text:s/></text:span><text:span text:style-name="T464_29">feature</text:span><text:span text:style-name="T464_30"><text:line-break/></text:span><text:span text:style-name="T464_31">feature</text:span><text:span text:style-name="T464_32">.</text:span><text:span text:style-name="T464_33">geometry</text:span><text:span text:style-name="T464_34">.</text:span><text:span text:style-name="T464_35">rotate</text:span><text:span text:style-name="T464_36">(</text:span><text:span text:style-name="T464_37">angle</text:span><text:span text:style-name="T464_38">,<text:s/></text:span><text:span text:style-name="T464_39">origin</text:span><text:span text:style-name="T464_40">);<text:s/></text:span><text:span text:style-name="T464_41">feature</text:span><text:span text:style-name="T464_42">.</text:span><text:span text:style-name="T464_43">layer</text:span><text:span text:style-name="T464_44">.</text:span><text:span text:style-name="T464_45">drawFeature</text:span><text:span text:style-name="T464_46">(</text:span><text:span text:style-name="T464_47">feature</text:span><text:span text:style-name="T464_48">);</text:span></text:p>
            </text:list-item>
          </text:list>
        </text:list-item>
        <text:list-item>
          <text:p text:style-name="P465"><text:span text:style-name="T465_1">clustering</text:span><text:span text:style-name="T465_2">:<text:s/></text:span></text:p>
          <text:list>
            <text:list-item>
              <text:p text:style-name="P466"><text:span text:style-name="T466_1"><text:a xlink:type="simple" xlink:href="http://openlayers.org/dev/examples/strategy-cluster.html"><text:span text:style-name="T466_2">http</text:span></text:a></text:span><text:span text:style-name="T466_3"><text:a xlink:type="simple" xlink:href="http://openlayers.org/dev/examples/strategy-cluster.html"><text:span text:style-name="T466_4">://</text:span></text:a></text:span><text:span text:style-name="T466_5"><text:a xlink:type="simple" xlink:href="http://openlayers.org/dev/examples/strategy-cluster.html"><text:span text:style-name="T466_6">openlayers</text:span></text:a></text:span><text:span text:style-name="T466_7"><text:a xlink:type="simple" xlink:href="http://openlayers.org/dev/examples/strategy-cluster.html"><text:span text:style-name="T466_8">.</text:span></text:a></text:span><text:span text:style-name="T466_9"><text:a xlink:type="simple" xlink:href="http://openlayers.org/dev/examples/strategy-cluster.html"><text:span text:style-name="T466_10">org</text:span></text:a></text:span><text:span text:style-name="T466_11"><text:a xlink:type="simple" xlink:href="http://openlayers.org/dev/examples/strategy-cluster.html"><text:span text:style-name="T466_12">/</text:span></text:a></text:span><text:span text:style-name="T466_13"><text:a xlink:type="simple" xlink:href="http://openlayers.org/dev/examples/strategy-cluster.html"><text:span text:style-name="T466_14">dev</text:span></text:a></text:span><text:span text:style-name="T466_15"><text:a xlink:type="simple" xlink:href="http://openlayers.org/dev/examples/strategy-cluster.html"><text:span text:style-name="T466_16">/</text:span></text:a></text:span><text:span text:style-name="T466_17"><text:a xlink:type="simple" xlink:href="http://openlayers.org/dev/examples/strategy-cluster.html"><text:span text:style-name="T466_18">examples</text:span></text:a></text:span><text:span text:style-name="T466_19"><text:a xlink:type="simple" xlink:href="http://openlayers.org/dev/examples/strategy-cluster.html"><text:span text:style-name="T466_20">/</text:span></text:a></text:span><text:span text:style-name="T466_21"><text:a xlink:type="simple" xlink:href="http://openlayers.org/dev/examples/strategy-cluster.html"><text:span text:style-name="T466_22">strategy</text:span></text:a></text:span><text:span text:style-name="T466_23"><text:a xlink:type="simple" xlink:href="http://openlayers.org/dev/examples/strategy-cluster.html"><text:span text:style-name="T466_24">-</text:span></text:a></text:span><text:span text:style-name="T466_25"><text:a xlink:type="simple" xlink:href="http://openlayers.org/dev/examples/strategy-cluster.html"><text:span text:style-name="T466_26">cluster</text:span></text:a></text:span><text:span text:style-name="T466_27"><text:a xlink:type="simple" xlink:href="http://openlayers.org/dev/examples/strategy-cluster.html"><text:span text:style-name="T466_28">.</text:span></text:a></text:span><text:span text:style-name="T466_29"><text:a xlink:type="simple" xlink:href="http://openlayers.org/dev/examples/strategy-cluster.html"><text:span text:style-name="T466_30">html</text:span></text:a></text:span></text:p>
            </text:list-item>
            <text:list-item>
              <text:p text:style-name="P467"><text:span text:style-name="T467_1"><text:a xlink:type="simple" xlink:href="http://openlayers.org/dev/examples/strategy-cluster-threshold.html"><text:span text:style-name="T467_2">http</text:span></text:a></text:span><text:span text:style-name="T467_3"><text:a xlink:type="simple" xlink:href="http://openlayers.org/dev/examples/strategy-cluster-threshold.html"><text:span text:style-name="T467_4">://</text:span></text:a></text:span><text:span text:style-name="T467_5"><text:a xlink:type="simple" xlink:href="http://openlayers.org/dev/examples/strategy-cluster-threshold.html"><text:span text:style-name="T467_6">openlayers</text:span></text:a></text:span><text:span text:style-name="T467_7"><text:a xlink:type="simple" xlink:href="http://openlayers.org/dev/examples/strategy-cluster-threshold.html"><text:span text:style-name="T467_8">.</text:span></text:a></text:span><text:span text:style-name="T467_9"><text:a xlink:type="simple" xlink:href="http://openlayers.org/dev/examples/strategy-cluster-threshold.html"><text:span text:style-name="T467_10">org</text:span></text:a></text:span><text:span text:style-name="T467_11"><text:a xlink:type="simple" xlink:href="http://openlayers.org/dev/examples/strategy-cluster-threshold.html"><text:span text:style-name="T467_12">/</text:span></text:a></text:span><text:span text:style-name="T467_13"><text:a xlink:type="simple" xlink:href="http://openlayers.org/dev/examples/strategy-cluster-threshold.html"><text:span text:style-name="T467_14">dev</text:span></text:a></text:span><text:span text:style-name="T467_15"><text:a xlink:type="simple" xlink:href="http://openlayers.org/dev/examples/strategy-cluster-threshold.html"><text:span text:style-name="T467_16">/</text:span></text:a></text:span><text:span text:style-name="T467_17"><text:a xlink:type="simple" xlink:href="http://openlayers.org/dev/examples/strategy-cluster-threshold.html"><text:span text:style-name="T467_18">examples</text:span></text:a></text:span><text:span text:style-name="T467_19"><text:a xlink:type="simple" xlink:href="http://openlayers.org/dev/examples/strategy-cluster-threshold.html"><text:span text:style-name="T467_20">/</text:span></text:a></text:span><text:span text:style-name="T467_21"><text:a xlink:type="simple" xlink:href="http://openlayers.org/dev/examples/strategy-cluster-threshold.html"><text:span text:style-name="T467_22">strategy</text:span></text:a></text:span><text:span text:style-name="T467_23"><text:a xlink:type="simple" xlink:href="http://openlayers.org/dev/examples/strategy-cluster-threshold.html"><text:span text:style-name="T467_24">-</text:span></text:a></text:span><text:span text:style-name="T467_25"><text:a xlink:type="simple" xlink:href="http://openlayers.org/dev/examples/strategy-cluster-threshold.html"><text:span text:style-name="T467_26">cluster</text:span></text:a></text:span><text:span text:style-name="T467_27"><text:a xlink:type="simple" xlink:href="http://openlayers.org/dev/examples/strategy-cluster-threshold.html"><text:span text:style-name="T467_28">-</text:span></text:a></text:span><text:span text:style-name="T467_29"><text:a xlink:type="simple" xlink:href="http://openlayers.org/dev/examples/strategy-cluster-threshold.html"><text:span text:style-name="T467_30">threshold</text:span></text:a></text:span><text:span text:style-name="T467_31"><text:a xlink:type="simple" xlink:href="http://openlayers.org/dev/examples/strategy-cluster-threshold.html"><text:span text:style-name="T467_32">.</text:span></text:a></text:span><text:span text:style-name="T467_33"><text:a xlink:type="simple" xlink:href="http://openlayers.org/dev/examples/strategy-cluster-threshold.html"><text:span text:style-name="T467_34">html</text:span></text:a></text:span></text:p>
            </text:list-item>
            <text:list-item>
              <text:p text:style-name="P468"><text:span text:style-name="T468_1"><text:a xlink:type="simple" xlink:href="http://stackoverflow.com/questions/6641919/openlayers-nice-marker-clustering"><text:span text:style-name="T468_2">http</text:span></text:a></text:span><text:span text:style-name="T468_3"><text:a xlink:type="simple" xlink:href="http://stackoverflow.com/questions/6641919/openlayers-nice-marker-clustering"><text:span text:style-name="T468_4">://</text:span></text:a></text:span><text:span text:style-name="T468_5"><text:a xlink:type="simple" xlink:href="http://stackoverflow.com/questions/6641919/openlayers-nice-marker-clustering"><text:span text:style-name="T468_6">stackoverflow</text:span></text:a></text:span><text:span text:style-name="T468_7"><text:a xlink:type="simple" xlink:href="http://stackoverflow.com/questions/6641919/openlayers-nice-marker-clustering"><text:span text:style-name="T468_8">.</text:span></text:a></text:span><text:span text:style-name="T468_9"><text:a xlink:type="simple" xlink:href="http://stackoverflow.com/questions/6641919/openlayers-nice-marker-clustering"><text:span text:style-name="T468_10">com</text:span></text:a></text:span><text:span text:style-name="T468_11"><text:a xlink:type="simple" xlink:href="http://stackoverflow.com/questions/6641919/openlayers-nice-marker-clustering"><text:span text:style-name="T468_12">/</text:span></text:a></text:span><text:span text:style-name="T468_13"><text:a xlink:type="simple" xlink:href="http://stackoverflow.com/questions/6641919/openlayers-nice-marker-clustering"><text:span text:style-name="T468_14">questions</text:span></text:a></text:span><text:span text:style-name="T468_15"><text:a xlink:type="simple" xlink:href="http://stackoverflow.com/questions/6641919/openlayers-nice-marker-clustering"><text:span text:style-name="T468_16">/6641919/</text:span></text:a></text:span><text:span text:style-name="T468_17"><text:a xlink:type="simple" xlink:href="http://stackoverflow.com/questions/6641919/openlayers-nice-marker-clustering"><text:span text:style-name="T468_18">openlayers</text:span></text:a></text:span><text:span text:style-name="T468_19"><text:a xlink:type="simple" xlink:href="http://stackoverflow.com/questions/6641919/openlayers-nice-marker-clustering"><text:span text:style-name="T468_20">-</text:span></text:a></text:span><text:span text:style-name="T468_21"><text:a xlink:type="simple" xlink:href="http://stackoverflow.com/questions/6641919/openlayers-nice-marker-clustering"><text:span text:style-name="T468_22">nice</text:span></text:a></text:span><text:span text:style-name="T468_23"><text:a xlink:type="simple" xlink:href="http://stackoverflow.com/questions/6641919/openlayers-nice-marker-clustering"><text:span text:style-name="T468_24">-</text:span></text:a></text:span><text:span text:style-name="T468_25"><text:a xlink:type="simple" xlink:href="http://stackoverflow.com/questions/6641919/openlayers-nice-marker-clustering"><text:span text:style-name="T468_26">marker</text:span></text:a></text:span><text:span text:style-name="T468_27"><text:a xlink:type="simple" xlink:href="http://stackoverflow.com/questions/6641919/openlayers-nice-marker-clustering"><text:span text:style-name="T468_28">-</text:span></text:a></text:span><text:span text:style-name="T468_29"><text:a xlink:type="simple" xlink:href="http://stackoverflow.com/questions/6641919/openlayers-nice-marker-clustering"><text:span text:style-name="T468_30">clustering</text:span></text:a></text:span></text:p>
            </text:list-item>
            <text:list-item>
              <text:p text:style-name="P469"><text:span text:style-name="T469_1"><text:a xlink:type="simple" xlink:href="http://acuriousanimal.com/code/animatedCluster/"><text:span text:style-name="T469_2">http</text:span></text:a></text:span><text:span text:style-name="T469_3"><text:a xlink:type="simple" xlink:href="http://acuriousanimal.com/code/animatedCluster/"><text:span text:style-name="T469_4">://</text:span></text:a></text:span><text:span text:style-name="T469_5"><text:a xlink:type="simple" xlink:href="http://acuriousanimal.com/code/animatedCluster/"><text:span text:style-name="T469_6">acuriousanimal</text:span></text:a></text:span><text:span text:style-name="T469_7"><text:a xlink:type="simple" xlink:href="http://acuriousanimal.com/code/animatedCluster/"><text:span text:style-name="T469_8">.</text:span></text:a></text:span><text:span text:style-name="T469_9"><text:a xlink:type="simple" xlink:href="http://acuriousanimal.com/code/animatedCluster/"><text:span text:style-name="T469_10">com</text:span></text:a></text:span><text:span text:style-name="T469_11"><text:a xlink:type="simple" xlink:href="http://acuriousanimal.com/code/animatedCluster/"><text:span text:style-name="T469_12">/</text:span></text:a></text:span><text:span text:style-name="T469_13"><text:a xlink:type="simple" xlink:href="http://acuriousanimal.com/code/animatedCluster/"><text:span text:style-name="T469_14">code</text:span></text:a></text:span><text:span text:style-name="T469_15"><text:a xlink:type="simple" xlink:href="http://acuriousanimal.com/code/animatedCluster/"><text:span text:style-name="T469_16">/</text:span></text:a></text:span><text:span text:style-name="T469_17"><text:a xlink:type="simple" xlink:href="http://acuriousanimal.com/code/animatedCluster/"><text:span text:style-name="T469_18">animatedCluster</text:span></text:a></text:span><text:span text:style-name="T469_19"><text:a xlink:type="simple" xlink:href="http://acuriousanimal.com/code/animatedCluster/"><text:span text:style-name="T469_20">/</text:span></text:a></text:span></text:p>
            </text:list-item>
          </text:list>
        </text:list-item>
        <text:list-item>
          <text:p text:style-name="P470"><text:span text:style-name="T470_1">Scan</text:span></text:p>
          <text:list>
            <text:list-item>
              <text:p text:style-name="P471"><text:span text:style-name="T471_1">get</text:span><text:span text:style-name="T471_2"><text:s/></text:span><text:span text:style-name="T471_3">local</text:span><text:span text:style-name="T471_4"><text:s/></text:span><text:span text:style-name="T471_5">results</text:span><text:span text:style-name="T471_6"><text:s/></text:span><text:span text:style-name="T471_7">from</text:span><text:span text:style-name="T471_8"><text:s/></text:span><text:span text:style-name="T471_9">server</text:span></text:p>
            </text:list-item>
          </text:list>
        </text:list-item>
        <text:list-item>
          <text:p text:style-name="P472"><text:span text:style-name="T472_1">set</text:span><text:span text:style-name="T472_2"><text:s/></text:span><text:span text:style-name="T472_3">current</text:span><text:span text:style-name="T472_4"><text:s/></text:span><text:span text:style-name="T472_5">location</text:span></text:p>
        </text:list-item>
        <text:list-item>
          <text:p text:style-name="P473"><text:span text:style-name="T473_1">optimized</text:span><text:span text:style-name="T473_2"><text:s/></text:span><text:span text:style-name="T473_3">distance</text:span><text:span text:style-name="T473_4"><text:s/></text:span><text:span text:style-name="T473_5">nearness</text:span><text:span text:style-name="T473_6"><text:s/></text:span><text:span text:style-name="T473_7">function</text:span><text:span text:style-name="T473_8"><text:s/></text:span><text:span text:style-name="T473_9">that</text:span><text:span text:style-name="T473_10"><text:s/></text:span><text:span text:style-name="T473_11">can</text:span><text:span text:style-name="T473_12"><text:s/></text:span><text:span text:style-name="T473_13">return</text:span><text:span text:style-name="T473_14"><text:s/></text:span><text:span text:style-name="T473_15">false</text:span><text:span text:style-name="T473_16"><text:s/></text:span><text:span text:style-name="T473_17">early</text:span><text:span text:style-name="T473_18"><text:s/></text:span><text:span text:style-name="T473_19">in</text:span><text:span text:style-name="T473_20"><text:s/></text:span><text:span text:style-name="T473_21">the</text:span><text:span text:style-name="T473_22"><text:s/></text:span><text:span text:style-name="T473_23">computation</text:span><text:span text:style-name="T473_24"><text:s/>(</text:span><text:span text:style-name="T473_25">ex</text:span><text:span text:style-name="T473_26">:<text:s/></text:span><text:span text:style-name="T473_27">already</text:span><text:span text:style-name="T473_28"><text:s/></text:span><text:span text:style-name="T473_29">too</text:span><text:span text:style-name="T473_30"><text:s/></text:span><text:span text:style-name="T473_31">far</text:span><text:span text:style-name="T473_32"><text:s/></text:span><text:span text:style-name="T473_33">if</text:span><text:span text:style-name="T473_34"><text:s/></text:span><text:span text:style-name="T473_35">dx</text:span><text:span text:style-name="T473_36"><text:s/>&gt;<text:s/></text:span><text:span text:style-name="T473_37">maxDist</text:span><text:span text:style-name="T473_38">^2)</text:span></text:p>
        </text:list-item>
        <text:list-item>
          <text:p text:style-name="P474"><text:span text:style-name="T474_1">create</text:span><text:span text:style-name="T474_2"><text:s/></text:span><text:span text:style-name="T474_3">new</text:span><text:span text:style-name="T474_4"><text:s/></text:span><text:span text:style-name="T474_5">object</text:span><text:span text:style-name="T474_6"><text:s/></text:span><text:span text:style-name="T474_7">at</text:span><text:span text:style-name="T474_8"><text:s/></text:span><text:span text:style-name="T474_9">location</text:span></text:p>
        </text:list-item>
        <text:list-item>
          <text:p text:style-name="P475"><text:span text:style-name="T475_1">create</text:span><text:span text:style-name="T475_2"><text:s/></text:span><text:span text:style-name="T475_3">new</text:span><text:span text:style-name="T475_4"><text:s/></text:span><text:span text:style-name="T475_5">object</text:span><text:span text:style-name="T475_6"><text:s/></text:span><text:span text:style-name="T475_7">of</text:span><text:span text:style-name="T475_8"><text:s/></text:span><text:span text:style-name="T475_9">specific</text:span><text:span text:style-name="T475_10"><text:s/></text:span><text:span text:style-name="T475_11">radius</text:span></text:p>
        </text:list-item>
        <text:list-item>
          <text:p text:style-name="P476"><text:span text:style-name="T476_1">create</text:span><text:span text:style-name="T476_2"><text:s/></text:span><text:span text:style-name="T476_3">new</text:span><text:span text:style-name="T476_4"><text:s/></text:span><text:span text:style-name="T476_5">object</text:span><text:span text:style-name="T476_6"><text:s/></text:span><text:span text:style-name="T476_7">of</text:span><text:span text:style-name="T476_8"><text:s/></text:span><text:span text:style-name="T476_9">specific</text:span><text:span text:style-name="T476_10"><text:s/></text:span><text:span text:style-name="T476_11">polygon</text:span></text:p>
        </text:list-item>
        <text:list-item>
          <text:p text:style-name="P477"><text:span text:style-name="T477_1">calculate</text:span><text:span text:style-name="T477_2"><text:s/></text:span><text:span text:style-name="T477_3">routes</text:span><text:span text:style-name="T477_4"><text:s/></text:span><text:span text:style-name="T477_5">for</text:span><text:span text:style-name="T477_6"><text:s/></text:span><text:span text:style-name="T477_7">map</text:span><text:span text:style-name="T477_8"><text:s/></text:span><text:span text:style-name="T477_9">line</text:span></text:p>
        </text:list-item>
        <text:list-item>
          <text:p text:style-name="P478"><text:span text:style-name="T478_1">cesium</text:span><text:span text:style-name="T478_2"><text:s/></text:span><text:span text:style-name="T478_3">map</text:span><text:span text:style-name="T478_4"><text:s/></text:span><text:span text:style-name="T478_5"><text:a xlink:type="simple" xlink:href="http://cesium.agi.com"><text:span text:style-name="T478_6">http</text:span></text:a></text:span><text:span text:style-name="T478_7"><text:a xlink:type="simple" xlink:href="http://cesium.agi.com"><text:span text:style-name="T478_8">://</text:span></text:a></text:span><text:span text:style-name="T478_9"><text:a xlink:type="simple" xlink:href="http://cesium.agi.com"><text:span text:style-name="T478_10">cesium</text:span></text:a></text:span><text:span text:style-name="T478_11"><text:a xlink:type="simple" xlink:href="http://cesium.agi.com"><text:span text:style-name="T478_12">.</text:span></text:a></text:span><text:span text:style-name="T478_13"><text:a xlink:type="simple" xlink:href="http://cesium.agi.com"><text:span text:style-name="T478_14">agi</text:span></text:a></text:span><text:span text:style-name="T478_15"><text:a xlink:type="simple" xlink:href="http://cesium.agi.com"><text:span text:style-name="T478_16">.</text:span></text:a></text:span><text:span text:style-name="T478_17"><text:a xlink:type="simple" xlink:href="http://cesium.agi.com"><text:span text:style-name="T478_18">com</text:span></text:a></text:span><text:span text:style-name="T478_19"><text:s/></text:span><text:span text:style-name="T478_20">as</text:span><text:span text:style-name="T478_21"><text:s/></text:span><text:span text:style-name="T478_22">alternate</text:span><text:span text:style-name="T478_23"><text:s/></text:span><text:span text:style-name="T478_24">to</text:span><text:span text:style-name="T478_25"><text:s/></text:span><text:span text:style-name="T478_26">openlayers</text:span><text:span text:style-name="T478_27"><text:s/>2<text:s/>(</text:span><text:span text:style-name="T478_28">openlayers</text:span><text:span text:style-name="T478_29"><text:s/>3<text:s/></text:span><text:span text:style-name="T478_30">will</text:span><text:span text:style-name="T478_31"><text:s/></text:span><text:span text:style-name="T478_32">integrate</text:span><text:span text:style-name="T478_33"><text:s/></text:span><text:span text:style-name="T478_34">them</text:span><text:span text:style-name="T478_35">!)</text:span></text:p>
        </text:list-item>
        <text:list-item>
          <text:p text:style-name="P479"><text:span text:style-name="T479_1">timeslider</text:span><text:span text:style-name="T479_2"><text:s/></text:span><text:span text:style-name="T479_3">to</text:span><text:span text:style-name="T479_4"><text:s/></text:span><text:span text:style-name="T479_5">adjust</text:span><text:span text:style-name="T479_6"><text:s/></text:span><text:span text:style-name="T479_7">current</text:span><text:span text:style-name="T479_8"><text:s/></text:span><text:span text:style-name="T479_9">time</text:span><text:span text:style-name="T479_10"><text:s/></text:span><text:span text:style-name="T479_11">to</text:span><text:span text:style-name="T479_12"><text:s/></text:span><text:span text:style-name="T479_13">compare</text:span><text:span text:style-name="T479_14"><text:s/>‘</text:span><text:span text:style-name="T479_15">recent</text:span><text:span text:style-name="T479_16">’<text:s/></text:span><text:span text:style-name="T479_17">to</text:span></text:p>
        </text:list-item>
        <text:list-item>
          <text:p text:style-name="P480"><text:span text:style-name="T480_1">Animation</text:span></text:p>
          <text:list>
            <text:list-item>
              <text:p text:style-name="P481"><text:span text:style-name="T481_1">Cyclical</text:span><text:span text:style-name="T481_2"><text:s/></text:span><text:span text:style-name="T481_3">Zoom</text:span><text:span text:style-name="T481_4">-</text:span><text:span text:style-name="T481_5">in</text:span><text:span text:style-name="T481_6"><text:s/>/<text:s/></text:span><text:span text:style-name="T481_7">Zoom</text:span><text:span text:style-name="T481_8">-</text:span><text:span text:style-name="T481_9">out</text:span></text:p>
            </text:list-item>
          </text:list>
        </text:list-item>
        <text:list-item>
          <text:p text:style-name="P482"><text:span text:style-name="T482_1">Display</text:span><text:span text:style-name="T482_2"><text:s/></text:span><text:span text:style-name="T482_3">all</text:span><text:span text:style-name="T482_4"><text:s/></text:span><text:span text:style-name="T482_5">tag</text:span><text:span text:style-name="T482_6"><text:s/></text:span><text:span text:style-name="T482_7">icons</text:span><text:span text:style-name="T482_8"><text:s/></text:span><text:span text:style-name="T482_9">for</text:span><text:span text:style-name="T482_10"><text:s/></text:span><text:span text:style-name="T482_11">a</text:span><text:span text:style-name="T482_12"><text:s/></text:span><text:span text:style-name="T482_13">given</text:span><text:span text:style-name="T482_14"><text:s/></text:span><text:span text:style-name="T482_15">object</text:span></text:p>
          <text:list>
            <text:list-item>
              <text:p text:style-name="P483"><text:span text:style-name="T483_1">periodically</text:span><text:span text:style-name="T483_2"><text:s/></text:span><text:span text:style-name="T483_3">changing</text:span><text:span text:style-name="T483_4"><text:s/></text:span><text:span text:style-name="T483_5">to</text:span><text:span text:style-name="T483_6"><text:s/></text:span><text:span text:style-name="T483_7">next</text:span><text:span text:style-name="T483_8"><text:s/></text:span><text:span text:style-name="T483_9">one</text:span></text:p>
            </text:list-item>
          </text:list>
        </text:list-item>
        <text:list-item>
          <text:p text:style-name="P484"><text:span text:style-name="T484_1">semantic</text:span><text:span text:style-name="T484_2"><text:s/></text:span><text:span text:style-name="T484_3">heatmap</text:span></text:p>
          <text:list>
            <text:list-item>
              <text:p text:style-name="P485"><text:span text:style-name="T485_1">calculate</text:span><text:span text:style-name="T485_2"><text:s/></text:span><text:span text:style-name="T485_3">semantic</text:span><text:span text:style-name="T485_4"><text:s/></text:span><text:span text:style-name="T485_5">relevancy</text:span><text:span text:style-name="T485_6"><text:s/>(</text:span><text:span text:style-name="T485_7">Ex</text:span><text:span text:style-name="T485_8">:<text:s/></text:span><text:span text:style-name="T485_9">by</text:span><text:span text:style-name="T485_10"><text:s/></text:span><text:span text:style-name="T485_11">keyword</text:span><text:span text:style-name="T485_12">,<text:s/></text:span><text:span text:style-name="T485_13">tags</text:span><text:span text:style-name="T485_14">,<text:s/></text:span><text:span text:style-name="T485_15">etc</text:span><text:span text:style-name="T485_16">...)<text:s/></text:span><text:span text:style-name="T485_17">for</text:span><text:span text:style-name="T485_18"><text:s/></text:span><text:span text:style-name="T485_19">each</text:span><text:span text:style-name="T485_20"><text:s/></text:span><text:span text:style-name="T485_21">geo</text:span><text:span text:style-name="T485_22">-</text:span><text:span text:style-name="T485_23">pixel</text:span><text:span text:style-name="T485_24"><text:s/></text:span><text:span text:style-name="T485_25">on</text:span><text:span text:style-name="T485_26"><text:s/></text:span><text:span text:style-name="T485_27">a</text:span><text:span text:style-name="T485_28"><text:s/></text:span><text:span text:style-name="T485_29">map</text:span><text:span text:style-name="T485_30"><text:s/></text:span><text:span text:style-name="T485_31">to</text:span><text:span text:style-name="T485_32"><text:s/></text:span><text:span text:style-name="T485_33">arbitrary</text:span><text:span text:style-name="T485_34"><text:s/></text:span><text:span text:style-name="T485_35">resolution</text:span><text:span text:style-name="T485_36">.<text:s text:c="2"/></text:span><text:span text:style-name="T485_37">each</text:span><text:span text:style-name="T485_38"><text:s/></text:span><text:span text:style-name="T485_39">tag</text:span><text:span text:style-name="T485_40"><text:s/></text:span><text:span text:style-name="T485_41">is</text:span><text:span text:style-name="T485_42"><text:s/></text:span><text:span text:style-name="T485_43">its</text:span><text:span text:style-name="T485_44"><text:s/></text:span><text:span text:style-name="T485_45">own</text:span><text:span text:style-name="T485_46"><text:s/></text:span><text:span text:style-name="T485_47">heatmap</text:span><text:span text:style-name="T485_48"><text:s/></text:span><text:span text:style-name="T485_49">of</text:span><text:span text:style-name="T485_50"><text:s/></text:span><text:span text:style-name="T485_51">intensity</text:span><text:span text:style-name="T485_52">..<text:s/></text:span><text:span text:style-name="T485_53">hotspots</text:span><text:span text:style-name="T485_54"><text:s/>(</text:span><text:span text:style-name="T485_55">local</text:span><text:span text:style-name="T485_56"><text:s/></text:span><text:span text:style-name="T485_57">maxima</text:span><text:span text:style-name="T485_58"><text:s/></text:span><text:span text:style-name="T485_59">or</text:span><text:span text:style-name="T485_60"><text:s/></text:span><text:span text:style-name="T485_61">minima</text:span><text:span text:style-name="T485_62">)<text:s/></text:span><text:span text:style-name="T485_63">in</text:span><text:span text:style-name="T485_64"><text:s/></text:span><text:span text:style-name="T485_65">the</text:span><text:span text:style-name="T485_66"><text:s/></text:span><text:span text:style-name="T485_67">map</text:span><text:span text:style-name="T485_68"><text:s/></text:span><text:span text:style-name="T485_69">of</text:span><text:span text:style-name="T485_70"><text:s/></text:span><text:span text:style-name="T485_71">each</text:span><text:span text:style-name="T485_72"><text:s/></text:span><text:span text:style-name="T485_73">tag</text:span><text:span text:style-name="T485_74"><text:s/></text:span><text:span text:style-name="T485_75">can</text:span><text:span text:style-name="T485_76"><text:s/></text:span><text:span text:style-name="T485_77">be</text:span><text:span text:style-name="T485_78"><text:s/></text:span><text:span text:style-name="T485_79">identified</text:span><text:span text:style-name="T485_80"><text:s/></text:span><text:span text:style-name="T485_81">and</text:span><text:span text:style-name="T485_82"><text:s/></text:span><text:span text:style-name="T485_83">plotted</text:span><text:span text:style-name="T485_84"><text:s/></text:span><text:span text:style-name="T485_85">too</text:span></text:p>
            </text:list-item>
          </text:list>
        </text:list-item>
        <text:list-item>
          <text:p text:style-name="P486"><text:span text:style-name="T486_1">geolocate</text:span><text:span text:style-name="T486_2">:<text:s/></text:span><text:span text:style-name="T486_3">find</text:span><text:span text:style-name="T486_4"><text:s/></text:span><text:span text:style-name="T486_5">location</text:span><text:span text:style-name="T486_6"><text:s/></text:span><text:span text:style-name="T486_7">by</text:span><text:span text:style-name="T486_8"><text:s/></text:span><text:span text:style-name="T486_9">name</text:span></text:p>
          <text:list>
            <text:list-item>
              <text:p text:style-name="P487"><text:span text:style-name="T487_1"><text:a xlink:type="simple" xlink:href="http://wiki.openstreetmap.org/wiki/Nominatim"><text:span text:style-name="T487_2">http</text:span></text:a></text:span><text:span text:style-name="T487_3"><text:a xlink:type="simple" xlink:href="http://wiki.openstreetmap.org/wiki/Nominatim"><text:span text:style-name="T487_4">://</text:span></text:a></text:span><text:span text:style-name="T487_5"><text:a xlink:type="simple" xlink:href="http://wiki.openstreetmap.org/wiki/Nominatim"><text:span text:style-name="T487_6">wiki</text:span></text:a></text:span><text:span text:style-name="T487_7"><text:a xlink:type="simple" xlink:href="http://wiki.openstreetmap.org/wiki/Nominatim"><text:span text:style-name="T487_8">.</text:span></text:a></text:span><text:span text:style-name="T487_9"><text:a xlink:type="simple" xlink:href="http://wiki.openstreetmap.org/wiki/Nominatim"><text:span text:style-name="T487_10">openstreetmap</text:span></text:a></text:span><text:span text:style-name="T487_11"><text:a xlink:type="simple" xlink:href="http://wiki.openstreetmap.org/wiki/Nominatim"><text:span text:style-name="T487_12">.</text:span></text:a></text:span><text:span text:style-name="T487_13"><text:a xlink:type="simple" xlink:href="http://wiki.openstreetmap.org/wiki/Nominatim"><text:span text:style-name="T487_14">org</text:span></text:a></text:span><text:span text:style-name="T487_15"><text:a xlink:type="simple" xlink:href="http://wiki.openstreetmap.org/wiki/Nominatim"><text:span text:style-name="T487_16">/</text:span></text:a></text:span><text:span text:style-name="T487_17"><text:a xlink:type="simple" xlink:href="http://wiki.openstreetmap.org/wiki/Nominatim"><text:span text:style-name="T487_18">wiki</text:span></text:a></text:span><text:span text:style-name="T487_19"><text:a xlink:type="simple" xlink:href="http://wiki.openstreetmap.org/wiki/Nominatim"><text:span text:style-name="T487_20">/</text:span></text:a></text:span><text:span text:style-name="T487_21"><text:a xlink:type="simple" xlink:href="http://wiki.openstreetmap.org/wiki/Nominatim"><text:span text:style-name="T487_22">Nominatim</text:span></text:a></text:span></text:p>
            </text:list-item>
          </text:list>
        </text:list-item>
        <text:list-item>
          <text:p text:style-name="P488"><text:span text:style-name="T488_1"><text:a xlink:type="simple" xlink:href="http://cesium.agi.com"><text:span text:style-name="T488_2">Cesium</text:span></text:a></text:span><text:span text:style-name="T488_3"><text:s/></text:span><text:span text:style-name="T488_4">as</text:span><text:span text:style-name="T488_5"><text:s/></text:span><text:span text:style-name="T488_6">alternative</text:span><text:span text:style-name="T488_7"><text:s/></text:span><text:span text:style-name="T488_8">to</text:span><text:span text:style-name="T488_9"><text:s/></text:span><text:span text:style-name="T488_10">OpenLayers</text:span></text:p>
        </text:list-item>
      </text:list>
      <text:h text:style-name="P489" text:outline-level="10"><text:bookmark-start text:name="h.fxx2epye2igz"/><text:bookmark-end text:name="h.fxx2epye2igz"/><text:span text:style-name="T489_1">Timeline</text:span><text:span text:style-name="T489_2"><text:s/></text:span><text:span text:style-name="T489_3">View</text:span></text:h>
      <text:p text:style-name="P490"><text:span text:style-name="T490_1">TODO</text:span></text:p>
      <text:list text:style-name="LS1" xml:id="list323">
        <text:list-item>
          <text:p text:style-name="P491"><text:span text:style-name="T491_1">event</text:span><text:span text:style-name="T491_2"><text:s/></text:span><text:span text:style-name="T491_3">labels</text:span><text:span text:style-name="T491_4">,<text:s/></text:span><text:span text:style-name="T491_5">icons</text:span><text:span text:style-name="T491_6">,<text:s/></text:span><text:span text:style-name="T491_7">colors</text:span></text:p>
        </text:list-item>
        <text:list-item>
          <text:p text:style-name="P492"><text:span text:style-name="T492_1">category</text:span><text:span text:style-name="T492_2"><text:s/></text:span><text:span text:style-name="T492_3">filters</text:span></text:p>
        </text:list-item>
        <text:list-item>
          <text:p text:style-name="P493"><text:span text:style-name="T493_1">input</text:span><text:span text:style-name="T493_2">:<text:s/></text:span><text:span text:style-name="T493_3">focus</text:span><text:span text:style-name="T493_4"><text:s/></text:span><text:span text:style-name="T493_5">history</text:span></text:p>
        </text:list-item>
        <text:list-item>
          <text:p text:style-name="P494"><text:span text:style-name="T494_1">demo</text:span><text:span text:style-name="T494_2">:<text:s/></text:span><text:span text:style-name="T494_3">stock</text:span><text:span text:style-name="T494_4"><text:s/></text:span><text:span text:style-name="T494_5">data</text:span></text:p>
        </text:list-item>
        <text:list-item>
          <text:p text:style-name="P495"><text:span text:style-name="T495_1">demo</text:span><text:span text:style-name="T495_2">:<text:s/></text:span><text:span text:style-name="T495_3">fukushima</text:span><text:span text:style-name="T495_4"><text:s/></text:span><text:span text:style-name="T495_5">timeplot</text:span><text:span text:style-name="T495_6"><text:s/></text:span><text:span text:style-name="T495_7">data</text:span></text:p>
        </text:list-item>
      </text:list>
      <text:p text:style-name="P496"/>
      <text:h text:style-name="P497" text:outline-level="10"><text:bookmark-start text:name="h.a29xye1pkzwk"/><text:bookmark-end text:name="h.a29xye1pkzwk"/><text:span text:style-name="T497_1">Analytics</text:span><text:span text:style-name="T497_2"><text:s/></text:span><text:span text:style-name="T497_3">View</text:span></text:h>
      <text:p text:style-name="P498"><text:span text:style-name="T498_1">TODO</text:span></text:p>
      <text:list text:style-name="LS1" xml:id="list328">
        <text:list-item>
          <text:p text:style-name="P499"><text:span text:style-name="T499_1">avg</text:span><text:span text:style-name="T499_2"><text:s/>#<text:s/></text:span><text:span text:style-name="T499_3">of</text:span><text:span text:style-name="T499_4"><text:s/></text:span><text:span text:style-name="T499_5">properties</text:span><text:span text:style-name="T499_6"><text:s/></text:span><text:span text:style-name="T499_7">per</text:span><text:span text:style-name="T499_8"><text:s/></text:span><text:span text:style-name="T499_9">object</text:span></text:p>
        </text:list-item>
        <text:list-item>
          <text:p text:style-name="P500"><text:span text:style-name="T500_1">avg</text:span><text:span text:style-name="T500_2"><text:s/>#<text:s/></text:span><text:span text:style-name="T500_3">of</text:span><text:span text:style-name="T500_4"><text:s/></text:span><text:span text:style-name="T500_5">tags</text:span><text:span text:style-name="T500_6"><text:s/></text:span><text:span text:style-name="T500_7">per</text:span><text:span text:style-name="T500_8"><text:s/></text:span><text:span text:style-name="T500_9">object</text:span></text:p>
        </text:list-item>
        <text:list-item>
          <text:p text:style-name="P501"><text:span text:style-name="T501_1">avg</text:span><text:span text:style-name="T501_2"><text:s/>#<text:s/></text:span><text:span text:style-name="T501_3">of</text:span><text:span text:style-name="T501_4"><text:s/></text:span><text:span text:style-name="T501_5">supertags</text:span><text:span text:style-name="T501_6"><text:s/>&amp;<text:s/></text:span><text:span text:style-name="T501_7">subtags</text:span></text:p>
        </text:list-item>
        <text:list-item>
          <text:p text:style-name="P502"><text:span text:style-name="T502_1">#<text:s/></text:span><text:span text:style-name="T502_2">of</text:span><text:span text:style-name="T502_3"><text:s/></text:span><text:span text:style-name="T502_4">instances</text:span><text:span text:style-name="T502_5"><text:s/></text:span><text:span text:style-name="T502_6">of</text:span><text:span text:style-name="T502_7"><text:s/></text:span><text:span text:style-name="T502_8">each</text:span><text:span text:style-name="T502_9"><text:s/></text:span><text:span text:style-name="T502_10">property</text:span></text:p>
        </text:list-item>
        <text:list-item>
          <text:p text:style-name="P503"><text:span text:style-name="T503_1">#<text:s/></text:span><text:span text:style-name="T503_2">of</text:span><text:span text:style-name="T503_3"><text:s/></text:span><text:span text:style-name="T503_4">instances</text:span><text:span text:style-name="T503_5"><text:s/></text:span><text:span text:style-name="T503_6">of</text:span><text:span text:style-name="T503_7"><text:s/></text:span><text:span text:style-name="T503_8">each</text:span><text:span text:style-name="T503_9"><text:s/></text:span><text:span text:style-name="T503_10">tag</text:span></text:p>
        </text:list-item>
        <text:list-item>
          <text:p text:style-name="P504"><text:span text:style-name="T504_1">Download</text:span><text:span text:style-name="T504_2"><text:s/></text:span><text:span text:style-name="T504_3">as</text:span><text:span text:style-name="T504_4"><text:s/></text:span><text:span text:style-name="T504_5">JSON</text:span></text:p>
        </text:list-item>
        <text:list-item>
          <text:p text:style-name="P505"><text:span text:style-name="T505_1">Relationships</text:span><text:span text:style-name="T505_2"><text:s/></text:span><text:span text:style-name="T505_3">between</text:span><text:span text:style-name="T505_4"><text:s/></text:span><text:span text:style-name="T505_5">combinations</text:span><text:span text:style-name="T505_6"><text:s/></text:span><text:span text:style-name="T505_7">of</text:span><text:span text:style-name="T505_8"><text:s/></text:span><text:span text:style-name="T505_9">Interests</text:span></text:p>
        </text:list-item>
        <text:list-item>
          <text:p text:style-name="P506"><text:span text:style-name="T506_1">Focus</text:span><text:span text:style-name="T506_2"><text:s/></text:span><text:span text:style-name="T506_3">History</text:span></text:p>
          <text:list>
            <text:list-item>
              <text:p text:style-name="P507"><text:span text:style-name="T507_1">discrete</text:span><text:span text:style-name="T507_2"><text:s/></text:span><text:span text:style-name="T507_3">totals</text:span><text:span text:style-name="T507_4"><text:s/>(</text:span><text:span text:style-name="T507_5">ex</text:span><text:span text:style-name="T507_6">:<text:s/></text:span><text:span text:style-name="T507_7">each</text:span><text:span text:style-name="T507_8"><text:s/>1</text:span><text:span text:style-name="T507_9">s</text:span><text:span text:style-name="T507_10">,<text:s/>5</text:span><text:span text:style-name="T507_11">s</text:span><text:span text:style-name="T507_12">)<text:s/>,<text:s/></text:span><text:span text:style-name="T507_13">computed</text:span><text:span text:style-name="T507_14"><text:s/></text:span><text:span text:style-name="T507_15">locally</text:span><text:span text:style-name="T507_16"><text:s/>&amp;<text:s/></text:span><text:span text:style-name="T507_17">on</text:span><text:span text:style-name="T507_18"><text:s/></text:span><text:span text:style-name="T507_19">server</text:span></text:p>
              <text:list>
                <text:list-item>
                  <text:p text:style-name="P508"><text:span text:style-name="T508_1">Time</text:span><text:span text:style-name="T508_2">-</text:span><text:span text:style-name="T508_3">sampled</text:span><text:span text:style-name="T508_4"><text:s/></text:span><text:span text:style-name="T508_5">Individual</text:span><text:span text:style-name="T508_6"><text:s/></text:span><text:span text:style-name="T508_7">History</text:span><text:span text:style-name="T508_8"><text:s/>(</text:span><text:span text:style-name="T508_9">client</text:span><text:span text:style-name="T508_10">-</text:span><text:span text:style-name="T508_11">collected</text:span><text:span text:style-name="T508_12">)</text:span></text:p>
                </text:list-item>
                <text:list-item>
                  <text:p text:style-name="P509"><text:span text:style-name="T509_1">Time</text:span><text:span text:style-name="T509_2">-</text:span><text:span text:style-name="T509_3">sampled</text:span><text:span text:style-name="T509_4"><text:s/></text:span><text:span text:style-name="T509_5">Team</text:span><text:span text:style-name="T509_6"><text:s/></text:span><text:span text:style-name="T509_7">History</text:span><text:span text:style-name="T509_8"><text:s/>(</text:span><text:span text:style-name="T509_9">server</text:span><text:span text:style-name="T509_10">-</text:span><text:span text:style-name="T509_11">collected</text:span><text:span text:style-name="T509_12">)</text:span></text:p>
                </text:list-item>
              </text:list>
            </text:list-item>
            <text:list-item>
              <text:p text:style-name="P510"><text:span text:style-name="T510_1">Interest</text:span><text:span text:style-name="T510_2"><text:s/></text:span><text:span text:style-name="T510_3">Timeline</text:span><text:span text:style-name="T510_4">,<text:s/></text:span><text:span text:style-name="T510_5">Line</text:span><text:span text:style-name="T510_6"><text:s/></text:span><text:span text:style-name="T510_7">Chart</text:span></text:p>
            </text:list-item>
            <text:list-item>
              <text:p text:style-name="P511"><text:span text:style-name="T511_1">FB</text:span><text:span text:style-name="T511_2">-</text:span><text:span text:style-name="T511_3">style</text:span><text:span text:style-name="T511_4"><text:s/></text:span><text:span text:style-name="T511_5">Timeline</text:span></text:p>
            </text:list-item>
            <text:list-item>
              <text:p text:style-name="P512"><text:span text:style-name="T512_1">Cortexitized</text:span><text:span text:style-name="T512_2"><text:s/></text:span><text:span text:style-name="T512_3">Narrative</text:span></text:p>
            </text:list-item>
            <text:list-item>
              <text:p text:style-name="P513"><text:span text:style-name="T513_1">Load</text:span><text:span text:style-name="T513_2">,<text:s/></text:span><text:span text:style-name="T513_3">Save</text:span><text:span text:style-name="T513_4">,<text:s/></text:span><text:span text:style-name="T513_5">Share</text:span></text:p>
            </text:list-item>
            <text:list-item>
              <text:p text:style-name="P514"><text:span text:style-name="T514_1">Import</text:span></text:p>
              <text:list>
                <text:list-item>
                  <text:p text:style-name="P515"><text:span text:style-name="T515_1">Facebook</text:span><text:span text:style-name="T515_2"><text:s/></text:span><text:span text:style-name="T515_3">likes</text:span><text:span text:style-name="T515_4">,<text:s/></text:span><text:span text:style-name="T515_5">G</text:span><text:span text:style-name="T515_6">+<text:s/>“+1”’</text:span><text:span text:style-name="T515_7">s</text:span><text:span text:style-name="T515_8">,<text:s/>...</text:span></text:p>
                </text:list-item>
              </text:list>
            </text:list-item>
          </text:list>
        </text:list-item>
      </text:list>
      <text:h text:style-name="P516" text:outline-level="10"><text:bookmark-start text:name="h.7x7x2o6lhotb"/><text:bookmark-end text:name="h.7x7x2o6lhotb"/><text:span text:style-name="T516_1">Server</text:span><text:span text:style-name="T516_2"><text:s/></text:span><text:span text:style-name="T516_3">Plugins</text:span></text:h>
      <text:p text:style-name="P517"><text:span text:style-name="T517_1">Server</text:span><text:span text:style-name="T517_2"><text:s/></text:span><text:span text:style-name="T517_3">plugins</text:span><text:span text:style-name="T517_4"><text:s/></text:span><text:span text:style-name="T517_5">can</text:span><text:span text:style-name="T517_6"><text:s/></text:span><text:span text:style-name="T517_7">be</text:span><text:span text:style-name="T517_8"><text:s/></text:span><text:span text:style-name="T517_9">enabled</text:span><text:span text:style-name="T517_10"><text:s/></text:span><text:span text:style-name="T517_11">by</text:span><text:span text:style-name="T517_12"><text:s/></text:span><text:span text:style-name="T517_13">administrators</text:span><text:span text:style-name="T517_14"><text:s/></text:span><text:span text:style-name="T517_15">to</text:span><text:span text:style-name="T517_16"><text:s/></text:span><text:span text:style-name="T517_17">expand</text:span><text:span text:style-name="T517_18"><text:s/></text:span><text:span text:style-name="T517_19">the</text:span><text:span text:style-name="T517_20"><text:s/></text:span><text:span text:style-name="T517_21">server</text:span><text:span text:style-name="T517_22">’</text:span><text:span text:style-name="T517_23">s</text:span><text:span text:style-name="T517_24"><text:s/></text:span><text:span text:style-name="T517_25">functionality</text:span><text:span text:style-name="T517_26">.</text:span></text:p>
      <text:p text:style-name="P518"/>
      <text:p text:style-name="P519"><text:span text:style-name="T519_1">TODO</text:span></text:p>
      <text:list text:style-name="LS1" xml:id="list345">
        <text:list-item>
          <text:p text:style-name="P520"><text:span text:style-name="T520_1">Server</text:span><text:span text:style-name="T520_2"><text:s/></text:span><text:span text:style-name="T520_3">plugins</text:span><text:span text:style-name="T520_4"><text:s/></text:span><text:span text:style-name="T520_5">provide</text:span><text:span text:style-name="T520_6"><text:s/></text:span><text:span text:style-name="T520_7">Focus</text:span><text:span text:style-name="T520_8"><text:s/></text:span><text:span text:style-name="T520_9">modes</text:span><text:span text:style-name="T520_10"><text:s/></text:span><text:span text:style-name="T520_11">to</text:span><text:span text:style-name="T520_12"><text:s/></text:span><text:span text:style-name="T520_13">client</text:span></text:p>
        </text:list-item>
      </text:list>
      <text:h text:style-name="P521" text:outline-level="10"><text:bookmark-start text:name="h.sluvipli6v5q"/><text:bookmark-end text:name="h.sluvipli6v5q"/><text:span text:style-name="T521_1">Facetime</text:span><text:span text:style-name="T521_2"><text:s/></text:span><text:span text:style-name="T521_3">Plugin</text:span></text:h>
      <text:p text:style-name="P522"><text:span text:style-name="T522_1">TODO</text:span></text:p>
      <text:list text:style-name="LS1" xml:id="list346">
        <text:list-item>
          <text:p text:style-name="P523"><text:span text:style-name="T523_1">identify</text:span><text:span text:style-name="T523_2"><text:s/></text:span><text:span text:style-name="T523_3">people</text:span><text:span text:style-name="T523_4"><text:s/></text:span><text:span text:style-name="T523_5">in</text:span><text:span text:style-name="T523_6"><text:s/></text:span><text:span text:style-name="T523_7">close</text:span><text:span text:style-name="T523_8"><text:s/></text:span><text:span text:style-name="T523_9">proximity</text:span><text:span text:style-name="T523_10"><text:s/></text:span><text:span text:style-name="T523_11">that</text:span><text:span text:style-name="T523_12"><text:s/></text:span><text:span text:style-name="T523_13">you</text:span><text:span text:style-name="T523_14"><text:s/></text:span><text:span text:style-name="T523_15">can</text:span><text:span text:style-name="T523_16"><text:s/></text:span><text:span text:style-name="T523_17">explore</text:span><text:span text:style-name="T523_18"><text:s/>“</text:span><text:span text:style-name="T523_19">face</text:span><text:span text:style-name="T523_20"><text:s/></text:span><text:span text:style-name="T523_21">time</text:span><text:span text:style-name="T523_22">”<text:s/></text:span><text:span text:style-name="T523_23">with</text:span><text:span text:style-name="T523_24"><text:s/>(</text:span><text:span text:style-name="T523_25">sent</text:span><text:span text:style-name="T523_26"><text:s/></text:span><text:span text:style-name="T523_27">as</text:span><text:span text:style-name="T523_28"><text:s/></text:span><text:span text:style-name="T523_29">private</text:span><text:span text:style-name="T523_30"><text:s/></text:span><text:span text:style-name="T523_31">messages</text:span><text:span text:style-name="T523_32">)</text:span></text:p>
        </text:list-item>
      </text:list>
      <text:h text:style-name="P524" text:outline-level="10"><text:bookmark-start text:name="h.normqaweovxl"/><text:bookmark-end text:name="h.normqaweovxl"/><text:span text:style-name="T524_1">Jam</text:span><text:span text:style-name="T524_2"><text:s/></text:span><text:span text:style-name="T524_3">Plugin</text:span></text:h>
      <text:p text:style-name="P525"><text:span text:style-name="T525_1">TODO</text:span></text:p>
      <text:list text:style-name="LS1" xml:id="list347">
        <text:list-item>
          <text:p text:style-name="P526"><text:span text:style-name="T526_1">identify</text:span><text:span text:style-name="T526_2"><text:s/></text:span><text:span text:style-name="T526_3">people</text:span><text:span text:style-name="T526_4"><text:s/></text:span><text:span text:style-name="T526_5">with</text:span><text:span text:style-name="T526_6"><text:s/></text:span><text:span text:style-name="T526_7">musical</text:span><text:span text:style-name="T526_8"><text:s/></text:span><text:span text:style-name="T526_9">instruments</text:span><text:span text:style-name="T526_10"><text:s/></text:span><text:span text:style-name="T526_11">in</text:span><text:span text:style-name="T526_12"><text:s/></text:span><text:span text:style-name="T526_13">close</text:span><text:span text:style-name="T526_14"><text:s/></text:span><text:span text:style-name="T526_15">proximity</text:span><text:span text:style-name="T526_16"><text:s/></text:span><text:span text:style-name="T526_17">that</text:span><text:span text:style-name="T526_18"><text:s/></text:span><text:span text:style-name="T526_19">can</text:span><text:span text:style-name="T526_20"><text:s/></text:span><text:span text:style-name="T526_21">form</text:span><text:span text:style-name="T526_22"><text:s/></text:span><text:span text:style-name="T526_23">bands</text:span></text:p>
        </text:list-item>
      </text:list>
      <text:h text:style-name="P527" text:outline-level="10"><text:bookmark-start text:name="h.ut5oul5ze08w"/><text:bookmark-end text:name="h.ut5oul5ze08w"/><text:span text:style-name="T527_1">Emotion</text:span><text:span text:style-name="T527_2"><text:s/></text:span><text:span text:style-name="T527_3">Detector</text:span><text:span text:style-name="T527_4"><text:s/></text:span><text:span text:style-name="T527_5">Plugin</text:span></text:h>
      <text:p text:style-name="P528"><text:span text:style-name="T528_1">TODO</text:span></text:p>
      <text:list text:style-name="LS1" xml:id="list348">
        <text:list-item>
          <text:p text:style-name="P529"><text:span text:style-name="T529_1">clarify</text:span><text:span text:style-name="T529_2"><text:s/></text:span><text:span text:style-name="T529_3">emotional</text:span><text:span text:style-name="T529_4"><text:s/></text:span><text:span text:style-name="T529_5">context</text:span><text:span text:style-name="T529_6"><text:s/></text:span><text:span text:style-name="T529_7">of</text:span><text:span text:style-name="T529_8"><text:s/></text:span><text:span text:style-name="T529_9">previously</text:span><text:span text:style-name="T529_10"><text:s/></text:span><text:span text:style-name="T529_11">authored</text:span><text:span text:style-name="T529_12"><text:s/></text:span><text:span text:style-name="T529_13">objects</text:span><text:span text:style-name="T529_14"><text:s/></text:span><text:span text:style-name="T529_15">using</text:span><text:span text:style-name="T529_16"><text:s/></text:span><text:span text:style-name="T529_17">one</text:span><text:span text:style-name="T529_18"><text:s/></text:span><text:span text:style-name="T529_19">or</text:span><text:span text:style-name="T529_20"><text:s/></text:span><text:span text:style-name="T529_21">more</text:span><text:span text:style-name="T529_22"><text:s/></text:span><text:span text:style-name="T529_23">sentiment</text:span><text:span text:style-name="T529_24"><text:s/></text:span><text:span text:style-name="T529_25">analysis</text:span><text:span text:style-name="T529_26"><text:s/></text:span><text:span text:style-name="T529_27">algorithms</text:span></text:p>
        </text:list-item>
      </text:list>
      <text:h text:style-name="P530" text:outline-level="10"><text:bookmark-start text:name="h.9zfnabqb4yf5"/><text:bookmark-end text:name="h.9zfnabqb4yf5"/><text:span text:style-name="T530_1">Craigslist</text:span><text:span text:style-name="T530_2"><text:s/></text:span><text:span text:style-name="T530_3">Plugin</text:span></text:h>
      <text:p text:style-name="P531"><text:span text:style-name="T531_1">TODO</text:span></text:p>
      <text:list text:style-name="LS1" xml:id="list349">
        <text:list-item>
          <text:p text:style-name="P532"><text:span text:style-name="T532_1">get</text:span><text:span text:style-name="T532_2"><text:s/></text:span><text:span text:style-name="T532_3">craigslist</text:span><text:span text:style-name="T532_4"><text:s/></text:span><text:span text:style-name="T532_5">items</text:span><text:span text:style-name="T532_6"><text:s/></text:span><text:span text:style-name="T532_7">from</text:span><text:span text:style-name="T532_8"><text:s/></text:span><text:span text:style-name="T532_9">appropriate</text:span><text:span text:style-name="T532_10"><text:s/></text:span><text:span text:style-name="T532_11">RSS</text:span><text:span text:style-name="T532_12"><text:s/></text:span><text:span text:style-name="T532_13">feed</text:span><text:span text:style-name="T532_14">,<text:s/></text:span><text:span text:style-name="T532_15">and</text:span><text:span text:style-name="T532_16"><text:s/></text:span><text:span text:style-name="T532_17">apply</text:span><text:span text:style-name="T532_18"><text:s/></text:span><text:span text:style-name="T532_19">relevant</text:span><text:span text:style-name="T532_20"><text:s/></text:span><text:span text:style-name="T532_21">tags</text:span></text:p>
        </text:list-item>
        <text:list-item>
          <text:p text:style-name="P533"><text:span text:style-name="T533_1">craigslist</text:span><text:span text:style-name="T533_2"><text:s/></text:span><text:span text:style-name="T533_3">enhancements</text:span></text:p>
        </text:list-item>
      </text:list>
      <text:h text:style-name="P534" text:outline-level="10"><text:bookmark-start text:name="h.549nhwcbra60"/><text:bookmark-end text:name="h.549nhwcbra60"/><text:span text:style-name="T534_1">Other</text:span><text:span text:style-name="T534_2"><text:s/></text:span><text:span text:style-name="T534_3">Plugins</text:span></text:h>
      <text:p text:style-name="P535"><text:span text:style-name="T535_1">TODO</text:span></text:p>
      <text:list text:style-name="LS1" xml:id="list351">
        <text:list-item>
          <text:list>
            <text:list-item>
              <text:p text:style-name="P536"><text:span text:style-name="T536_1">“</text:span><text:span text:style-name="T536_2">happy</text:span><text:span text:style-name="T536_3"><text:s/>&lt;-&gt;<text:s/></text:span><text:span text:style-name="T536_4">sad</text:span><text:span text:style-name="T536_5">”<text:s/>/<text:s/>“</text:span><text:span text:style-name="T536_6">rich</text:span><text:span text:style-name="T536_7"><text:s/>&lt;-&gt;<text:s/></text:span><text:span text:style-name="T536_8">poor</text:span><text:span text:style-name="T536_9">”<text:s/>@</text:span><text:span text:style-name="T536_10">afxdeadcode</text:span><text:span text:style-name="T536_11"><text:s/></text:span><text:span text:style-name="T536_12">bot</text:span><text:span text:style-name="T536_13"><text:s/></text:span><text:span text:style-name="T536_14">functionality</text:span></text:p>
            </text:list-item>
            <text:list-item>
              <text:p text:style-name="P537"><text:span text:style-name="T537_1">rational</text:span><text:span text:style-name="T537_2"><text:s/></text:span><text:span text:style-name="T537_3">product</text:span><text:span text:style-name="T537_4"><text:s/></text:span><text:span text:style-name="T537_5">sales</text:span><text:span text:style-name="T537_6"><text:s/></text:span><text:span text:style-name="T537_7">bot</text:span><text:span text:style-name="T537_8">:<text:s/></text:span><text:span text:style-name="T537_9">explains</text:span><text:span text:style-name="T537_10"><text:s/></text:span><text:span text:style-name="T537_11">all</text:span><text:span text:style-name="T537_12"><text:s/></text:span><text:span text:style-name="T537_13">ads</text:span><text:span text:style-name="T537_14"><text:s/></text:span><text:span text:style-name="T537_15">with</text:span><text:span text:style-name="T537_16"><text:s/></text:span><text:span text:style-name="T537_17">reasons</text:span><text:span text:style-name="T537_18"><text:s/></text:span><text:span text:style-name="T537_19">inferred</text:span><text:span text:style-name="T537_20"><text:s/></text:span><text:span text:style-name="T537_21">about</text:span><text:span text:style-name="T537_22"><text:s/></text:span><text:span text:style-name="T537_23">you</text:span><text:span text:style-name="T537_24"><text:s/></text:span><text:span text:style-name="T537_25">and</text:span><text:span text:style-name="T537_26"><text:s/></text:span><text:span text:style-name="T537_27">your</text:span><text:span text:style-name="T537_28"><text:s/></text:span><text:span text:style-name="T537_29">environment</text:span><text:span text:style-name="T537_30">,<text:s/></text:span><text:span text:style-name="T537_31">ex</text:span><text:span text:style-name="T537_32">:<text:s/></text:span><text:span text:style-name="T537_33">raining</text:span><text:span text:style-name="T537_34"><text:s/>-&gt;<text:s/></text:span><text:span text:style-name="T537_35">buy</text:span><text:span text:style-name="T537_36"><text:s/></text:span><text:span text:style-name="T537_37">umbrella</text:span><text:span text:style-name="T537_38">,<text:s/></text:span><text:span text:style-name="T537_39">why</text:span><text:span text:style-name="T537_40">?<text:s/></text:span><text:span text:style-name="T537_41">because</text:span><text:span text:style-name="T537_42"><text:s/></text:span><text:span text:style-name="T537_43">precipitation</text:span><text:span text:style-name="T537_44"><text:s/>&gt;<text:s/>80%<text:s/></text:span><text:span text:style-name="T537_45">for</text:span><text:span text:style-name="T537_46"><text:s/></text:span><text:span text:style-name="T537_47">the</text:span><text:span text:style-name="T537_48"><text:s/></text:span><text:span text:style-name="T537_49">next</text:span><text:span text:style-name="T537_50"><text:s/>8<text:s/></text:span><text:span text:style-name="T537_51">hours</text:span><text:span text:style-name="T537_52">”)<text:s/></text:span><text:span text:style-name="T537_53">not</text:span><text:span text:style-name="T537_54"><text:s/></text:span><text:span text:style-name="T537_55">just</text:span><text:span text:style-name="T537_56"><text:s/></text:span><text:span text:style-name="T537_57">on</text:span><text:span text:style-name="T537_58"><text:s/></text:span><text:span text:style-name="T537_59">presence</text:span><text:span text:style-name="T537_60"><text:s/></text:span><text:span text:style-name="T537_61">of</text:span><text:span text:style-name="T537_62"><text:s/></text:span><text:span text:style-name="T537_63">phenomena</text:span><text:span text:style-name="T537_64"><text:s/></text:span><text:span text:style-name="T537_65">but</text:span><text:span text:style-name="T537_66"><text:s/></text:span><text:span text:style-name="T537_67">also</text:span><text:span text:style-name="T537_68"><text:s/></text:span><text:span text:style-name="T537_69">the</text:span><text:span text:style-name="T537_70"><text:s/></text:span><text:span text:style-name="T537_71">lack</text:span><text:span text:style-name="T537_72"><text:s/></text:span><text:span text:style-name="T537_73">of</text:span><text:span text:style-name="T537_74"><text:s/></text:span><text:span text:style-name="T537_75">it</text:span><text:span text:style-name="T537_76">,<text:s/></text:span><text:span text:style-name="T537_77">for</text:span><text:span text:style-name="T537_78"><text:s/></text:span><text:span text:style-name="T537_79">ex</text:span><text:span text:style-name="T537_80">:<text:s/></text:span><text:span text:style-name="T537_81">buy</text:span><text:span text:style-name="T537_82"><text:s/></text:span><text:span text:style-name="T537_83">first</text:span><text:span text:style-name="T537_84"><text:s/></text:span><text:span text:style-name="T537_85">aid</text:span><text:span text:style-name="T537_86"><text:s/></text:span><text:span text:style-name="T537_87">kit</text:span><text:span text:style-name="T537_88"><text:s/></text:span><text:span text:style-name="T537_89">because</text:span><text:span text:style-name="T537_90"><text:s/></text:span><text:span text:style-name="T537_91">you</text:span><text:span text:style-name="T537_92"><text:s/></text:span><text:span text:style-name="T537_93">are</text:span><text:span text:style-name="T537_94"><text:s/>230</text:span><text:span text:style-name="T537_95">km</text:span><text:span text:style-name="T537_96"><text:s/></text:span><text:span text:style-name="T537_97">away</text:span><text:span text:style-name="T537_98"><text:s/></text:span><text:span text:style-name="T537_99">from</text:span><text:span text:style-name="T537_100"><text:s/></text:span><text:span text:style-name="T537_101">the</text:span><text:span text:style-name="T537_102"><text:s/></text:span><text:span text:style-name="T537_103">nearest</text:span><text:span text:style-name="T537_104"><text:s/></text:span><text:span text:style-name="T537_105">hospital</text:span><text:span text:style-name="T537_106"><text:s/></text:span><text:span text:style-name="T537_107">or</text:span><text:span text:style-name="T537_108"><text:s/></text:span><text:span text:style-name="T537_109">pharmacy</text:span><text:span text:style-name="T537_110">”.<text:s text:c="2"/></text:span><text:span text:style-name="T537_111">this</text:span><text:span text:style-name="T537_112"><text:s/></text:span><text:span text:style-name="T537_113">can</text:span><text:span text:style-name="T537_114"><text:s/></text:span><text:span text:style-name="T537_115">be</text:span><text:span text:style-name="T537_116"><text:s/></text:span><text:span text:style-name="T537_117">hooked</text:span><text:span text:style-name="T537_118"><text:s/></text:span><text:span text:style-name="T537_119">into</text:span><text:span text:style-name="T537_120"><text:s/></text:span><text:span text:style-name="T537_121">amazon</text:span><text:span text:style-name="T537_122"><text:s/></text:span><text:span text:style-name="T537_123">affiliate</text:span><text:span text:style-name="T537_124"><text:s/></text:span><text:span text:style-name="T537_125">marketing</text:span><text:span text:style-name="T537_126"><text:s/></text:span><text:span text:style-name="T537_127">to</text:span><text:span text:style-name="T537_128"><text:s/></text:span><text:span text:style-name="T537_129">allow</text:span><text:span text:style-name="T537_130"><text:s/></text:span><text:span text:style-name="T537_131">anyone</text:span><text:span text:style-name="T537_132"><text:s/></text:span><text:span text:style-name="T537_133">to</text:span><text:span text:style-name="T537_134"><text:s/></text:span><text:span text:style-name="T537_135">instantly</text:span><text:span text:style-name="T537_136"><text:s/></text:span><text:span text:style-name="T537_137">generate</text:span><text:span text:style-name="T537_138"><text:s/></text:span><text:span text:style-name="T537_139">money</text:span><text:span text:style-name="T537_140">.<text:s/></text:span><text:span text:style-name="T537_141">in</text:span><text:span text:style-name="T537_142">-</text:span><text:span text:style-name="T537_143">person</text:span><text:span text:style-name="T537_144"><text:s/></text:span><text:span text:style-name="T537_145">delivery</text:span><text:span text:style-name="T537_146"><text:s/></text:span><text:span text:style-name="T537_147">can</text:span><text:span text:style-name="T537_148"><text:s/></text:span><text:span text:style-name="T537_149">be</text:span><text:span text:style-name="T537_150"><text:s/></text:span><text:span text:style-name="T537_151">added</text:span><text:span text:style-name="T537_152"><text:s/></text:span><text:span text:style-name="T537_153">to</text:span><text:span text:style-name="T537_154"><text:s/></text:span><text:span text:style-name="T537_155">local</text:span><text:span text:style-name="T537_156"><text:s/></text:span><text:span text:style-name="T537_157">customers</text:span><text:span text:style-name="T537_158"><text:s/></text:span><text:span text:style-name="T537_159">as</text:span><text:span text:style-name="T537_160"><text:s/></text:span><text:span text:style-name="T537_161">a</text:span><text:span text:style-name="T537_162"><text:s/></text:span><text:span text:style-name="T537_163">value</text:span><text:span text:style-name="T537_164">-</text:span><text:span text:style-name="T537_165">added</text:span><text:span text:style-name="T537_166"><text:s/></text:span><text:span text:style-name="T537_167">bonus</text:span></text:p>
            </text:list-item>
          </text:list>
        </text:list-item>
      </text:list>
      <text:list text:style-name="LS27" xml:id="list353">
        <text:list-item>
          <text:p text:style-name="P538"><text:span text:style-name="T538_1">Environment</text:span><text:span text:style-name="T538_2">-</text:span><text:span text:style-name="T538_3">dependent</text:span><text:span text:style-name="T538_4"><text:s/>(</text:span><text:span text:style-name="T538_5">relevance</text:span><text:span text:style-name="T538_6"><text:s/></text:span><text:span text:style-name="T538_7">predicate</text:span><text:span text:style-name="T538_8">)</text:span></text:p>
        </text:list-item>
        <text:list-item>
          <text:p text:style-name="P539"><text:span text:style-name="T539_1">Chat</text:span><text:span text:style-name="T539_2"><text:s/></text:span><text:span text:style-name="T539_3">Bots</text:span></text:p>
        </text:list-item>
        <text:list-item>
          <text:p text:style-name="P540"><text:span text:style-name="T540_1">Administrator</text:span><text:span text:style-name="T540_2"><text:s/>“</text:span><text:span text:style-name="T540_3">add</text:span><text:span text:style-name="T540_4"><text:s/></text:span><text:span text:style-name="T540_5">new</text:span><text:span text:style-name="T540_6"><text:s/></text:span><text:span text:style-name="T540_7">product</text:span><text:span text:style-name="T540_8">”<text:s/></text:span><text:span text:style-name="T540_9">pages</text:span><text:span text:style-name="T540_10">,<text:s/></text:span><text:span text:style-name="T540_11">with</text:span><text:span text:style-name="T540_12"><text:s/></text:span><text:span text:style-name="T540_13">environment</text:span><text:span text:style-name="T540_14"><text:s/></text:span><text:span text:style-name="T540_15">simulation</text:span></text:p>
        </text:list-item>
        <text:list-item>
          <text:p text:style-name="P541"><text:span text:style-name="T541_1">Implemented</text:span><text:span text:style-name="T541_2"><text:s/></text:span><text:span text:style-name="T541_3">as</text:span><text:span text:style-name="T541_4"><text:s/></text:span><text:span text:style-name="T541_5">Support</text:span><text:span text:style-name="T541_6"><text:s/></text:span><text:span text:style-name="T541_7">for</text:span><text:span text:style-name="T541_8"><text:s/></text:span><text:span text:style-name="T541_9">an</text:span><text:span text:style-name="T541_10"><text:s/></text:span><text:span text:style-name="T541_11">Intention</text:span></text:p>
        </text:list-item>
      </text:list>
      <text:list text:style-name="LS1" xml:id="list357">
        <text:list-item>
          <text:list>
            <text:list-item>
              <text:p text:style-name="P542"><text:span text:style-name="T542_1">demographics</text:span><text:span text:style-name="T542_2"><text:s/></text:span><text:span text:style-name="T542_3">reports</text:span><text:span text:style-name="T542_4">:<text:s/></text:span><text:span text:style-name="T542_5">produce</text:span><text:span text:style-name="T542_6"><text:s/></text:span><text:span text:style-name="T542_7">data</text:span><text:span text:style-name="T542_8"><text:s/></text:span><text:span text:style-name="T542_9">reports</text:span><text:span text:style-name="T542_10"><text:s/></text:span><text:span text:style-name="T542_11">of</text:span><text:span text:style-name="T542_12"><text:s/></text:span><text:span text:style-name="T542_13">analyzed</text:span><text:span text:style-name="T542_14"><text:s/></text:span><text:span text:style-name="T542_15">trends</text:span><text:span text:style-name="T542_16">,<text:s/></text:span><text:span text:style-name="T542_17">sentiments</text:span><text:span text:style-name="T542_18">,<text:s/></text:span><text:span text:style-name="T542_19">etc</text:span><text:span text:style-name="T542_20">..<text:s/></text:span><text:span text:style-name="T542_21">useful</text:span><text:span text:style-name="T542_22"><text:s/></text:span><text:span text:style-name="T542_23">for</text:span><text:span text:style-name="T542_24"><text:s/></text:span><text:span text:style-name="T542_25">selling</text:span><text:span text:style-name="T542_26"><text:s/></text:span><text:span text:style-name="T542_27">to</text:span><text:span text:style-name="T542_28"><text:s/></text:span><text:span text:style-name="T542_29">marketing</text:span><text:span text:style-name="T542_30"><text:s/></text:span><text:span text:style-name="T542_31">business</text:span><text:span text:style-name="T542_32">.</text:span></text:p>
            </text:list-item>
            <text:list-item>
              <text:p text:style-name="P543"><text:span text:style-name="T543_1">product</text:span><text:span text:style-name="T543_2"><text:s/></text:span><text:span text:style-name="T543_3">wars</text:span><text:span text:style-name="T543_4">:<text:s/></text:span><text:span text:style-name="T543_5">incite</text:span><text:span text:style-name="T543_6"><text:s/></text:span><text:span text:style-name="T543_7">fights</text:span><text:span text:style-name="T543_8"><text:s/></text:span><text:span text:style-name="T543_9">between</text:span><text:span text:style-name="T543_10"><text:s/></text:span><text:span text:style-name="T543_11">consumers</text:span><text:span text:style-name="T543_12"><text:s/></text:span><text:span text:style-name="T543_13">of</text:span><text:span text:style-name="T543_14"><text:s/></text:span><text:span text:style-name="T543_15">competing</text:span><text:span text:style-name="T543_16"><text:s/></text:span><text:span text:style-name="T543_17">products</text:span></text:p>
            </text:list-item>
            <text:list-item>
              <text:p text:style-name="P544"><text:span text:style-name="T544_1">twitter</text:span><text:span text:style-name="T544_2"><text:s/></text:span><text:span text:style-name="T544_3">local</text:span><text:span text:style-name="T544_4"><text:s/></text:span><text:span text:style-name="T544_5">tweets</text:span><text:span text:style-name="T544_6">:</text:span></text:p>
              <text:list>
                <text:list-item>
                  <text:p text:style-name="P545"><text:span text:style-name="T545_1">eliminate</text:span><text:span text:style-name="T545_2"><text:s/></text:span><text:span text:style-name="T545_3">searches</text:span><text:span text:style-name="T545_4"><text:s/></text:span><text:span text:style-name="T545_5">that</text:span><text:span text:style-name="T545_6"><text:s/></text:span><text:span text:style-name="T545_7">are</text:span><text:span text:style-name="T545_8"><text:s/></text:span><text:span text:style-name="T545_9">too</text:span><text:span text:style-name="T545_10"><text:s/></text:span><text:span text:style-name="T545_11">close</text:span><text:span text:style-name="T545_12">.<text:s/></text:span><text:span text:style-name="T545_13">if</text:span><text:span text:style-name="T545_14"><text:s/>2<text:s/></text:span><text:span text:style-name="T545_15">users</text:span><text:span text:style-name="T545_16"><text:s/></text:span><text:span text:style-name="T545_17">are</text:span><text:span text:style-name="T545_18"><text:s/></text:span><text:span text:style-name="T545_19">too</text:span><text:span text:style-name="T545_20"><text:s/></text:span><text:span text:style-name="T545_21">close</text:span><text:span text:style-name="T545_22"><text:s/></text:span><text:span text:style-name="T545_23">their</text:span><text:span text:style-name="T545_24"><text:s/></text:span><text:span text:style-name="T545_25">searches</text:span><text:span text:style-name="T545_26"><text:s/></text:span><text:span text:style-name="T545_27">might</text:span><text:span text:style-name="T545_28"><text:s/></text:span><text:span text:style-name="T545_29">be</text:span><text:span text:style-name="T545_30"><text:s/></text:span><text:span text:style-name="T545_31">redundant</text:span><text:span text:style-name="T545_32">.<text:s text:c="2"/></text:span><text:span text:style-name="T545_33">this</text:span><text:span text:style-name="T545_34"><text:s/></text:span><text:span text:style-name="T545_35">is</text:span><text:span text:style-name="T545_36"><text:s/></text:span><text:span text:style-name="T545_37">a</text:span><text:span text:style-name="T545_38"><text:s/></text:span><text:span text:style-name="T545_39">simple</text:span><text:span text:style-name="T545_40"><text:s/></text:span><text:span text:style-name="T545_41">threshold</text:span><text:span text:style-name="T545_42"><text:s/></text:span><text:span text:style-name="T545_43">optimization</text:span></text:p>
                </text:list-item>
              </text:list>
            </text:list-item>
            <text:list-item>
              <text:p text:style-name="P546"><text:span text:style-name="T546_1">twitter</text:span><text:span text:style-name="T546_2"><text:s/></text:span><text:span text:style-name="T546_3">output</text:span><text:span text:style-name="T546_4"><text:s/>:<text:s/></text:span><text:span text:style-name="T546_5">transmits</text:span><text:span text:style-name="T546_6"><text:s/></text:span><text:span text:style-name="T546_7">objects</text:span><text:span text:style-name="T546_8"><text:s/></text:span><text:span text:style-name="T546_9">that</text:span><text:span text:style-name="T546_10"><text:s/></text:span><text:span text:style-name="T546_11">have</text:span><text:span text:style-name="T546_12"><text:s/>‘</text:span><text:span text:style-name="T546_13">SendToTwitter</text:span><text:span text:style-name="T546_14">’<text:s/></text:span><text:span text:style-name="T546_15">tag</text:span><text:span text:style-name="T546_16"><text:s/>(</text:span><text:span text:style-name="T546_17">replaces</text:span><text:span text:style-name="T546_18"><text:s/></text:span><text:span text:style-name="T546_19">with</text:span><text:span text:style-name="T546_20"><text:s/></text:span><text:span text:style-name="T546_21">SentToTwitter</text:span><text:span text:style-name="T546_22">,<text:s/></text:span><text:span text:style-name="T546_23">or</text:span><text:span text:style-name="T546_24"><text:s/></text:span><text:span text:style-name="T546_25">replaces</text:span><text:span text:style-name="T546_26"><text:s/></text:span><text:span text:style-name="T546_27">with</text:span><text:span text:style-name="T546_28"><text:s/>“</text:span><text:span text:style-name="T546_29">TooLargeForTwitter</text:span><text:span text:style-name="T546_30">”<text:s/></text:span><text:span text:style-name="T546_31">if</text:span><text:span text:style-name="T546_32"><text:s/></text:span><text:span text:style-name="T546_33">too</text:span><text:span text:style-name="T546_34"><text:s/></text:span><text:span text:style-name="T546_35">large</text:span><text:span text:style-name="T546_36">).<text:s text:c="2"/></text:span></text:p>
              <text:list>
                <text:list-item>
                  <text:p text:style-name="P547"><text:span text:style-name="T547_1">SendToTwitter</text:span><text:span text:style-name="T547_2">(</text:span><text:span text:style-name="T547_3">username</text:span><text:span text:style-name="T547_4">=...)<text:s/></text:span><text:span text:style-name="T547_5">if</text:span><text:span text:style-name="T547_6"><text:s/></text:span><text:span text:style-name="T547_7">multiple</text:span><text:span text:style-name="T547_8"><text:s/></text:span><text:span text:style-name="T547_9">bots</text:span><text:span text:style-name="T547_10"><text:s/></text:span><text:span text:style-name="T547_11">are</text:span><text:span text:style-name="T547_12"><text:s/></text:span><text:span text:style-name="T547_13">registered</text:span><text:span text:style-name="T547_14"><text:s/></text:span><text:span text:style-name="T547_15">on</text:span><text:span text:style-name="T547_16"><text:s/></text:span><text:span text:style-name="T547_17">the</text:span><text:span text:style-name="T547_18"><text:s/></text:span><text:span text:style-name="T547_19">server</text:span></text:p>
                </text:list-item>
                <text:list-item>
                  <text:p text:style-name="P548"><text:span text:style-name="T548_1">attempt</text:span><text:span text:style-name="T548_2"><text:s/></text:span><text:span text:style-name="T548_3">to</text:span><text:span text:style-name="T548_4"><text:s/></text:span><text:span text:style-name="T548_5">send</text:span><text:span text:style-name="T548_6"><text:s/></text:span><text:span text:style-name="T548_7">pending</text:span><text:span text:style-name="T548_8"><text:s/></text:span><text:span text:style-name="T548_9">replies</text:span><text:span text:style-name="T548_10"><text:s/></text:span><text:span text:style-name="T548_11">to</text:span><text:span text:style-name="T548_12"><text:s/></text:span><text:span text:style-name="T548_13">messages</text:span><text:span text:style-name="T548_14"><text:s/></text:span><text:span text:style-name="T548_15">previously</text:span><text:span text:style-name="T548_16"><text:s/></text:span><text:span text:style-name="T548_17">received</text:span><text:span text:style-name="T548_18"><text:s/></text:span><text:span text:style-name="T548_19">from</text:span><text:span text:style-name="T548_20"><text:s/></text:span><text:span text:style-name="T548_21">twitter</text:span></text:p>
                </text:list-item>
              </text:list>
            </text:list-item>
            <text:list-item>
              <text:p text:style-name="P549"><text:span text:style-name="T549_1">OSM</text:span><text:span text:style-name="T549_2">:<text:s/></text:span><text:span text:style-name="T549_3">interest</text:span><text:span text:style-name="T549_4"><text:s/>(“</text:span><text:span text:style-name="T549_5">curiosity</text:span><text:span text:style-name="T549_6">”)<text:s/></text:span><text:span text:style-name="T549_7">in</text:span><text:span text:style-name="T549_8"><text:s/></text:span><text:span text:style-name="T549_9">amenities</text:span><text:span text:style-name="T549_10"><text:s/></text:span><text:span text:style-name="T549_11">for</text:span><text:span text:style-name="T549_12"><text:s/></text:span><text:span text:style-name="T549_13">a</text:span><text:span text:style-name="T549_14"><text:s/></text:span><text:span text:style-name="T549_15">given</text:span><text:span text:style-name="T549_16"><text:s/></text:span><text:span text:style-name="T549_17">location</text:span><text:span text:style-name="T549_18"><text:s/></text:span><text:span text:style-name="T549_19">is</text:span><text:span text:style-name="T549_20"><text:s/></text:span><text:span text:style-name="T549_21">noticed</text:span><text:span text:style-name="T549_22"><text:s/></text:span><text:span text:style-name="T549_23">by</text:span><text:span text:style-name="T549_24"><text:s/></text:span><text:span text:style-name="T549_25">the</text:span><text:span text:style-name="T549_26"><text:s/></text:span><text:span text:style-name="T549_27">plugin</text:span><text:span text:style-name="T549_28"><text:s/></text:span><text:span text:style-name="T549_29">to</text:span><text:span text:style-name="T549_30"><text:s/></text:span><text:span text:style-name="T549_31">yield</text:span><text:span text:style-name="T549_32"><text:s/></text:span><text:span text:style-name="T549_33">the</text:span><text:span text:style-name="T549_34"><text:s/></text:span><text:span text:style-name="T549_35">OSM</text:span><text:span text:style-name="T549_36"><text:s/></text:span><text:span text:style-name="T549_37">amenity</text:span><text:span text:style-name="T549_38"><text:s/></text:span><text:span text:style-name="T549_39">data</text:span></text:p>
            </text:list-item>
            <text:list-item>
              <text:p text:style-name="P550"><text:span text:style-name="T550_1">RSS</text:span><text:span text:style-name="T550_2">:<text:s/></text:span><text:span text:style-name="T550_3">created</text:span><text:span text:style-name="T550_4"><text:s/></text:span><text:span text:style-name="T550_5">post</text:span><text:span text:style-name="T550_6"><text:s/></text:span><text:span text:style-name="T550_7">objects</text:span><text:span text:style-name="T550_8"><text:s/></text:span><text:span text:style-name="T550_9">inherit</text:span><text:span text:style-name="T550_10"><text:s/></text:span><text:span text:style-name="T550_11">all</text:span><text:span text:style-name="T550_12"><text:s/></text:span><text:span text:style-name="T550_13">other</text:span><text:span text:style-name="T550_14"><text:s/></text:span><text:span text:style-name="T550_15">tags</text:span><text:span text:style-name="T550_16"><text:s/></text:span><text:span text:style-name="T550_17">of</text:span><text:span text:style-name="T550_18"><text:s/></text:span><text:span text:style-name="T550_19">the</text:span><text:span text:style-name="T550_20"><text:s/>(</text:span><text:span text:style-name="T550_21">creating</text:span><text:span text:style-name="T550_22">)<text:s/></text:span><text:span text:style-name="T550_23">feed</text:span></text:p>
            </text:list-item>
            <text:list-item>
              <text:p text:style-name="P551"><text:span text:style-name="T551_1">“</text:span><text:span text:style-name="T551_2">perfect</text:span><text:span text:style-name="T551_3"><text:s/></text:span><text:span text:style-name="T551_4">match</text:span><text:span text:style-name="T551_5">”<text:s/>:<text:s/></text:span><text:span text:style-name="T551_6">attempt</text:span><text:span text:style-name="T551_7"><text:s/></text:span><text:span text:style-name="T551_8">to</text:span><text:span text:style-name="T551_9"><text:s/></text:span><text:span text:style-name="T551_10">match</text:span><text:span text:style-name="T551_11"><text:s/></text:span><text:span text:style-name="T551_12">any</text:span><text:span text:style-name="T551_13"><text:s/></text:span><text:span text:style-name="T551_14">objects</text:span><text:span text:style-name="T551_15"><text:s/></text:span><text:span text:style-name="T551_16">of</text:span><text:span text:style-name="T551_17"><text:s/></text:span><text:span text:style-name="T551_18">similar</text:span><text:span text:style-name="T551_19"><text:s/></text:span><text:span text:style-name="T551_20">types</text:span><text:span text:style-name="T551_21"><text:s/></text:span><text:span text:style-name="T551_22">that</text:span><text:span text:style-name="T551_23"><text:s/></text:span><text:span text:style-name="T551_24">have</text:span><text:span text:style-name="T551_25"><text:s/></text:span><text:span text:style-name="T551_26">predicate</text:span><text:span text:style-name="T551_27">-</text:span><text:span text:style-name="T551_28">matched</text:span><text:span text:style-name="T551_29"><text:s/>(</text:span><text:span text:style-name="T551_30">ex</text:span><text:span text:style-name="T551_31">:<text:s/>3<text:s/></text:span><text:span text:style-name="T551_32">bike</text:span><text:span text:style-name="T551_33"><text:s/></text:span><text:span text:style-name="T551_34">gears</text:span><text:span text:style-name="T551_35"><text:s/>~~<text:s/></text:span><text:span text:style-name="T551_36">less</text:span><text:span text:style-name="T551_37"><text:s/></text:span><text:span text:style-name="T551_38">than</text:span><text:span text:style-name="T551_39"><text:s/>5<text:s/></text:span><text:span text:style-name="T551_40">bike</text:span><text:span text:style-name="T551_41"><text:s/></text:span><text:span text:style-name="T551_42">gears</text:span><text:span text:style-name="T551_43">)<text:s/></text:span><text:span text:style-name="T551_44">properties</text:span><text:span text:style-name="T551_45"><text:s/></text:span><text:span text:style-name="T551_46">and</text:span><text:span text:style-name="T551_47"><text:s/></text:span><text:span text:style-name="T551_48">provide</text:span><text:span text:style-name="T551_49"><text:s/></text:span><text:span text:style-name="T551_50">a</text:span><text:span text:style-name="T551_51"><text:s/></text:span><text:span text:style-name="T551_52">summary</text:span><text:span text:style-name="T551_53"><text:s/></text:span><text:span text:style-name="T551_54">to</text:span><text:span text:style-name="T551_55"><text:s/></text:span><text:span text:style-name="T551_56">each</text:span><text:span text:style-name="T551_57"><text:s/></text:span><text:span text:style-name="T551_58">object</text:span><text:span text:style-name="T551_59"><text:s/></text:span><text:span text:style-name="T551_60">as</text:span><text:span text:style-name="T551_61"><text:s/></text:span><text:span text:style-name="T551_62">a</text:span><text:span text:style-name="T551_63"><text:s/></text:span><text:span text:style-name="T551_64">reply</text:span><text:span text:style-name="T551_65">.<text:s text:c="2"/></text:span><text:span text:style-name="T551_66">serves</text:span><text:span text:style-name="T551_67"><text:s/></text:span><text:span text:style-name="T551_68">as</text:span><text:span text:style-name="T551_69"><text:s/></text:span><text:span text:style-name="T551_70">an</text:span><text:span text:style-name="T551_71"><text:s/></text:span><text:span text:style-name="T551_72">innocent</text:span><text:span text:style-name="T551_73"><text:s/></text:span><text:span text:style-name="T551_74">introduction</text:span><text:span text:style-name="T551_75"><text:s/></text:span><text:span text:style-name="T551_76">to</text:span><text:span text:style-name="T551_77"><text:s/></text:span><text:span text:style-name="T551_78">more</text:span><text:span text:style-name="T551_79"><text:s/></text:span><text:span text:style-name="T551_80">powerful</text:span><text:span text:style-name="T551_81"><text:s/></text:span><text:span text:style-name="T551_82">matching</text:span><text:span text:style-name="T551_83"><text:s/></text:span><text:span text:style-name="T551_84">algorithms</text:span><text:span text:style-name="T551_85"><text:s/></text:span><text:span text:style-name="T551_86">that</text:span><text:span text:style-name="T551_87"><text:s/></text:span><text:span text:style-name="T551_88">can</text:span><text:span text:style-name="T551_89"><text:s/></text:span><text:span text:style-name="T551_90">be</text:span><text:span text:style-name="T551_91"><text:s/></text:span><text:span text:style-name="T551_92">added</text:span><text:span text:style-name="T551_93"><text:s/></text:span><text:span text:style-name="T551_94">later</text:span><text:span text:style-name="T551_95">.<text:s text:c="2"/></text:span><text:span text:style-name="T551_96">should</text:span><text:span text:style-name="T551_97"><text:s/></text:span><text:span text:style-name="T551_98">prioritize</text:span><text:span text:style-name="T551_99"><text:s/>“</text:span><text:span text:style-name="T551_100">best</text:span><text:span text:style-name="T551_101">”<text:s/></text:span><text:span text:style-name="T551_102">matches</text:span><text:span text:style-name="T551_103"><text:s/></text:span><text:span text:style-name="T551_104">first</text:span><text:span text:style-name="T551_105"><text:s/></text:span><text:span text:style-name="T551_106">and</text:span><text:span text:style-name="T551_107"><text:s/></text:span><text:span text:style-name="T551_108">avoid</text:span><text:span text:style-name="T551_109"><text:s/></text:span><text:span text:style-name="T551_110">commenting</text:span><text:span text:style-name="T551_111"><text:s/></text:span><text:span text:style-name="T551_112">on</text:span><text:span text:style-name="T551_113"><text:s/></text:span><text:span text:style-name="T551_114">poor</text:span><text:span text:style-name="T551_115"><text:s/></text:span><text:span text:style-name="T551_116">matches</text:span><text:span text:style-name="T551_117"><text:s/>(</text:span><text:span text:style-name="T551_118">most</text:span><text:span text:style-name="T551_119"><text:s/>#<text:s/></text:span><text:span text:style-name="T551_120">of</text:span><text:span text:style-name="T551_121"><text:s/></text:span><text:span text:style-name="T551_122">properties</text:span><text:span text:style-name="T551_123"><text:s/></text:span><text:span text:style-name="T551_124">matched</text:span><text:span text:style-name="T551_125">,<text:s/></text:span><text:span text:style-name="T551_126">most</text:span><text:span text:style-name="T551_127"><text:s/>“</text:span><text:span text:style-name="T551_128">special</text:span><text:span text:style-name="T551_129">”<text:s/></text:span><text:span text:style-name="T551_130">properties</text:span><text:span text:style-name="T551_131"><text:s/>(</text:span><text:span text:style-name="T551_132">inversely</text:span><text:span text:style-name="T551_133"><text:s/></text:span><text:span text:style-name="T551_134">proportional</text:span><text:span text:style-name="T551_135"><text:s/></text:span><text:span text:style-name="T551_136">to</text:span><text:span text:style-name="T551_137"><text:s/></text:span><text:span text:style-name="T551_138">known</text:span><text:span text:style-name="T551_139"><text:s/></text:span><text:span text:style-name="T551_140">usage</text:span><text:span text:style-name="T551_141"><text:s/></text:span><text:span text:style-name="T551_142">popularity</text:span><text:span text:style-name="T551_143"><text:s/></text:span><text:span text:style-name="T551_144">of</text:span><text:span text:style-name="T551_145"><text:s/></text:span><text:span text:style-name="T551_146">that</text:span><text:span text:style-name="T551_147"><text:s/></text:span><text:span text:style-name="T551_148">property</text:span><text:span text:style-name="T551_149">’</text:span><text:span text:style-name="T551_150">s</text:span><text:span text:style-name="T551_151">)<text:s/>)</text:span></text:p>
            </text:list-item>
          </text:list>
        </text:list-item>
      </text:list>
      <text:h text:style-name="P552" text:outline-level="10"><text:bookmark-start text:name="h.9daridstim51"/><text:bookmark-end text:name="h.9daridstim51"/><text:span text:style-name="T552_1">ClimateViewer</text:span></text:h>
      <text:p text:style-name="P553"><text:span text:style-name="T553_1">Facebook</text:span><text:span text:style-name="T553_2"><text:s/></text:span><text:span text:style-name="T553_3">meets</text:span><text:span text:style-name="T553_4"><text:s/>3</text:span><text:span text:style-name="T553_5">D</text:span><text:span text:style-name="T553_6"><text:s/></text:span><text:span text:style-name="T553_7">map</text:span><text:span text:style-name="T553_8">,<text:s/></text:span><text:span text:style-name="T553_9">toggle</text:span><text:span text:style-name="T553_10"><text:s/></text:span><text:span text:style-name="T553_11">overlays</text:span><text:span text:style-name="T553_12"><text:s/></text:span><text:span text:style-name="T553_13">from</text:span><text:span text:style-name="T553_14"><text:s/></text:span><text:span text:style-name="T553_15">individuals</text:span><text:span text:style-name="T553_16">,<text:s/></text:span><text:span text:style-name="T553_17">networks</text:span><text:span text:style-name="T553_18"><text:s/></text:span><text:span text:style-name="T553_19">and</text:span><text:span text:style-name="T553_20"><text:s/></text:span><text:span text:style-name="T553_21">services</text:span></text:p>
      <text:p text:style-name="P554"/>
      <table:table table:style-name="Table7">
        <table:table-column table:style-name="Column13"/>
        <table:table-column table:style-name="Column14"/>
        <table:table-row table:style-name="Row13">
          <table:table-cell table:style-name="Cell25">
            <text:p text:style-name="P555"><text:span text:style-name="T555_1">What</text:span><text:span text:style-name="T555_2"><text:s/></text:span><text:span text:style-name="T555_3">it</text:span><text:span text:style-name="T555_4"><text:s/></text:span><text:span text:style-name="T555_5">Does</text:span></text:p>
          </table:table-cell>
          <table:table-cell table:style-name="Cell26">
            <text:p text:style-name="P556"><text:span text:style-name="T556_1">What</text:span><text:span text:style-name="T556_2"><text:s/></text:span><text:span text:style-name="T556_3">it</text:span><text:span text:style-name="T556_4"><text:s/></text:span><text:span text:style-name="T556_5">Doesn</text:span><text:span text:style-name="T556_6">’</text:span><text:span text:style-name="T556_7">t</text:span><text:span text:style-name="T556_8"><text:s/>(</text:span><text:span text:style-name="T556_9">yet</text:span><text:span text:style-name="T556_10">)</text:span></text:p>
          </table:table-cell>
        </table:table-row>
        <table:table-row table:style-name="Row14">
          <table:table-cell table:style-name="Cell27">
            <text:p text:style-name="P557"/>
          </table:table-cell>
          <table:table-cell table:style-name="Cell28">
            <text:list text:style-name="LS28" xml:id="list367">
              <text:list-item>
                <text:p text:style-name="P558"><text:span text:style-name="T558_1">Create</text:span><text:span text:style-name="T558_2"><text:s/></text:span><text:span text:style-name="T558_3">groups</text:span><text:span text:style-name="T558_4">,<text:s/></text:span><text:span text:style-name="T558_5">have</text:span><text:span text:style-name="T558_6"><text:s/></text:span><text:span text:style-name="T558_7">global</text:span><text:span text:style-name="T558_8">/</text:span><text:span text:style-name="T558_9">group</text:span><text:span text:style-name="T558_10">/</text:span><text:span text:style-name="T558_11">local</text:span><text:span text:style-name="T558_12"><text:s/></text:span><text:span text:style-name="T558_13">chat</text:span><text:span text:style-name="T558_14"><text:s/></text:span><text:span text:style-name="T558_15">rooms</text:span><text:span text:style-name="T558_16">,<text:s/></text:span><text:span text:style-name="T558_17">ability</text:span><text:span text:style-name="T558_18"><text:s/></text:span><text:span text:style-name="T558_19">to</text:span><text:span text:style-name="T558_20"><text:s/></text:span><text:span text:style-name="T558_21">friend</text:span><text:span text:style-name="T558_22">/</text:span><text:span text:style-name="T558_23">subscribe</text:span><text:span text:style-name="T558_24"><text:s/></text:span><text:span text:style-name="T558_25">to</text:span><text:span text:style-name="T558_26"><text:s/></text:span><text:span text:style-name="T558_27">users</text:span><text:span text:style-name="T558_28">.</text:span></text:p>
              </text:list-item>
              <text:list-item>
                <text:p text:style-name="P559"><text:span text:style-name="T559_1">Post</text:span><text:span text:style-name="T559_2"><text:s/></text:span><text:span text:style-name="T559_3">photo</text:span><text:span text:style-name="T559_4">/</text:span><text:span text:style-name="T559_5">video</text:span><text:span text:style-name="T559_6">/</text:span><text:span text:style-name="T559_7">audio</text:span><text:span text:style-name="T559_8"><text:s/></text:span><text:span text:style-name="T559_9">clips</text:span><text:span text:style-name="T559_10"><text:s/></text:span><text:span text:style-name="T559_11">to</text:span><text:span text:style-name="T559_12"><text:s/></text:span><text:span text:style-name="T559_13">map</text:span><text:span text:style-name="T559_14"><text:s/></text:span><text:span text:style-name="T559_15">markers</text:span><text:span text:style-name="T559_16"><text:s/></text:span><text:span text:style-name="T559_17">with</text:span><text:span text:style-name="T559_18"><text:s/></text:span><text:span text:style-name="T559_19">time</text:span><text:span text:style-name="T559_20"><text:s/></text:span><text:span text:style-name="T559_21">stamps</text:span><text:span text:style-name="T559_22">,<text:s/></text:span><text:span text:style-name="T559_23">and</text:span><text:span text:style-name="T559_24"><text:s/></text:span><text:span text:style-name="T559_25">the</text:span><text:span text:style-name="T559_26"><text:s/></text:span><text:span text:style-name="T559_27">ability</text:span><text:span text:style-name="T559_28"><text:s/></text:span><text:span text:style-name="T559_29">to</text:span><text:span text:style-name="T559_30"><text:s/></text:span><text:span text:style-name="T559_31">view</text:span><text:span text:style-name="T559_32"><text:s/></text:span><text:span text:style-name="T559_33">the</text:span><text:span text:style-name="T559_34"><text:s/></text:span><text:span text:style-name="T559_35">content</text:span><text:span text:style-name="T559_36"><text:s/></text:span><text:span text:style-name="T559_37">in</text:span><text:span text:style-name="T559_38"><text:s/></text:span><text:span text:style-name="T559_39">a</text:span><text:span text:style-name="T559_40"><text:s/></text:span><text:span text:style-name="T559_41">popup</text:span><text:span text:style-name="T559_42"><text:s/></text:span><text:span text:style-name="T559_43">balloon</text:span><text:span text:style-name="T559_44"><text:s/></text:span><text:span text:style-name="T559_45">or</text:span><text:span text:style-name="T559_46"><text:s/></text:span><text:span text:style-name="T559_47">rss</text:span><text:span text:style-name="T559_48"><text:s/></text:span><text:span text:style-name="T559_49">feed</text:span><text:span text:style-name="T559_50">.</text:span></text:p>
              </text:list-item>
              <text:list-item>
                <text:p text:style-name="P560"><text:span text:style-name="T560_1">Share</text:span><text:span text:style-name="T560_2"><text:s/></text:span><text:span text:style-name="T560_3">your</text:span><text:span text:style-name="T560_4"><text:s/></text:span><text:span text:style-name="T560_5">map</text:span><text:span text:style-name="T560_6"><text:s/></text:span><text:span text:style-name="T560_7">marker</text:span><text:span text:style-name="T560_8"><text:s/></text:span><text:span text:style-name="T560_9">data</text:span><text:span text:style-name="T560_10"><text:s/></text:span><text:span text:style-name="T560_11">using</text:span><text:span text:style-name="T560_12"><text:s/></text:span><text:span text:style-name="T560_13">url</text:span><text:span text:style-name="T560_14">’</text:span><text:span text:style-name="T560_15">s</text:span><text:span text:style-name="T560_16"><text:s/></text:span><text:span text:style-name="T560_17">and</text:span><text:span text:style-name="T560_18"><text:s/></text:span><text:span text:style-name="T560_19">social</text:span><text:span text:style-name="T560_20"><text:s/></text:span><text:span text:style-name="T560_21">sharing</text:span><text:span text:style-name="T560_22"><text:s/>(</text:span><text:span text:style-name="T560_23"><text:a xlink:type="simple" xlink:href="http://server.com/dome.php?1239382902"><text:span text:style-name="T560_24">http</text:span></text:a></text:span><text:span text:style-name="T560_25"><text:a xlink:type="simple" xlink:href="http://server.com/dome.php?1239382902"><text:span text:style-name="T560_26">://</text:span></text:a></text:span><text:span text:style-name="T560_27"><text:a xlink:type="simple" xlink:href="http://server.com/dome.php?1239382902"><text:span text:style-name="T560_28">server</text:span></text:a></text:span><text:span text:style-name="T560_29"><text:a xlink:type="simple" xlink:href="http://server.com/dome.php?1239382902"><text:span text:style-name="T560_30">.</text:span></text:a></text:span><text:span text:style-name="T560_31"><text:a xlink:type="simple" xlink:href="http://server.com/dome.php?1239382902"><text:span text:style-name="T560_32">com</text:span></text:a></text:span><text:span text:style-name="T560_33"><text:a xlink:type="simple" xlink:href="http://server.com/dome.php?1239382902"><text:span text:style-name="T560_34">/</text:span></text:a></text:span><text:span text:style-name="T560_35"><text:a xlink:type="simple" xlink:href="http://server.com/dome.php?1239382902"><text:span text:style-name="T560_36">dome</text:span></text:a></text:span><text:span text:style-name="T560_37"><text:a xlink:type="simple" xlink:href="http://server.com/dome.php?1239382902"><text:span text:style-name="T560_38">.</text:span></text:a></text:span><text:span text:style-name="T560_39"><text:a xlink:type="simple" xlink:href="http://server.com/dome.php?1239382902"><text:span text:style-name="T560_40">php</text:span></text:a></text:span><text:span text:style-name="T560_41"><text:a xlink:type="simple" xlink:href="http://server.com/dome.php?1239382902"><text:span text:style-name="T560_42">?1239382902</text:span></text:a></text:span><text:span text:style-name="T560_43"><text:s/>=<text:s/></text:span><text:span text:style-name="T560_44">your</text:span><text:span text:style-name="T560_45"><text:s/></text:span><text:span text:style-name="T560_46">post</text:span><text:span text:style-name="T560_47">)</text:span></text:p>
              </text:list-item>
              <text:list-item>
                <text:p text:style-name="P561"><text:span text:style-name="T561_1">Subscribe</text:span><text:span text:style-name="T561_2"><text:s/></text:span><text:span text:style-name="T561_3">to</text:span><text:span text:style-name="T561_4"><text:s/></text:span><text:span text:style-name="T561_5">text</text:span><text:span text:style-name="T561_6">/</text:span><text:span text:style-name="T561_7">sms</text:span><text:span text:style-name="T561_8">/</text:span><text:span text:style-name="T561_9">email</text:span><text:span text:style-name="T561_10"><text:s/></text:span><text:span text:style-name="T561_11">updates</text:span><text:span text:style-name="T561_12"><text:s/></text:span><text:span text:style-name="T561_13">for</text:span><text:span text:style-name="T561_14"><text:s/></text:span><text:span text:style-name="T561_15">events</text:span><text:span text:style-name="T561_16"><text:s/></text:span><text:span text:style-name="T561_17">you</text:span><text:span text:style-name="T561_18"><text:s/></text:span><text:span text:style-name="T561_19">predefine</text:span><text:span text:style-name="T561_20"><text:s/>(</text:span><text:span text:style-name="T561_21">environmental</text:span><text:span text:style-name="T561_22"><text:s/></text:span><text:span text:style-name="T561_23">pollution</text:span><text:span text:style-name="T561_24">,<text:s/>50<text:s/></text:span><text:span text:style-name="T561_25">mile</text:span><text:span text:style-name="T561_26"><text:s/></text:span><text:span text:style-name="T561_27">radius</text:span><text:span text:style-name="T561_28"><text:s/></text:span><text:span text:style-name="T561_29">from</text:span><text:span text:style-name="T561_30"><text:s/></text:span><text:span text:style-name="T561_31">my</text:span><text:span text:style-name="T561_32"><text:s/></text:span><text:span text:style-name="T561_33">home</text:span><text:span text:style-name="T561_34">,<text:s/></text:span><text:span text:style-name="T561_35">email</text:span><text:span text:style-name="T561_36"><text:s/></text:span><text:span text:style-name="T561_37">me</text:span><text:span text:style-name="T561_38"><text:s/></text:span><text:span text:style-name="T561_39">or</text:span><text:span text:style-name="T561_40"><text:s/></text:span><text:span text:style-name="T561_41">tsunami</text:span><text:span text:style-name="T561_42"><text:s/></text:span><text:span text:style-name="T561_43">alert</text:span><text:span text:style-name="T561_44">/</text:span><text:span text:style-name="T561_45">earthquake</text:span><text:span text:style-name="T561_46">/</text:span><text:span text:style-name="T561_47">tornado</text:span><text:span text:style-name="T561_48">)</text:span></text:p>
              </text:list-item>
              <text:list-item>
                <text:p text:style-name="P562"><text:span text:style-name="T562_1">Zoom</text:span><text:span text:style-name="T562_2"><text:s/></text:span><text:span text:style-name="T562_3">in</text:span><text:span text:style-name="T562_4">/</text:span><text:span text:style-name="T562_5">out</text:span><text:span text:style-name="T562_6"><text:s/></text:span><text:span text:style-name="T562_7">on</text:span><text:span text:style-name="T562_8"><text:s/></text:span><text:span text:style-name="T562_9">timeline</text:span><text:span text:style-name="T562_10"><text:s/></text:span><text:span text:style-name="T562_11">at</text:span><text:span text:style-name="T562_12"><text:s/></text:span><text:span text:style-name="T562_13">bottom</text:span><text:span text:style-name="T562_14"><text:s/></text:span><text:span text:style-name="T562_15">of</text:span><text:span text:style-name="T562_16"><text:s/></text:span><text:span text:style-name="T562_17">screen</text:span><text:span text:style-name="T562_18"><text:s/></text:span><text:span text:style-name="T562_19">which</text:span><text:span text:style-name="T562_20"><text:s/></text:span><text:span text:style-name="T562_21">will</text:span><text:span text:style-name="T562_22"><text:s/></text:span><text:span text:style-name="T562_23">toggle</text:span><text:span text:style-name="T562_24"><text:s/></text:span><text:span text:style-name="T562_25">display</text:span><text:span text:style-name="T562_26"><text:s/></text:span><text:span text:style-name="T562_27">of</text:span><text:span text:style-name="T562_28"><text:s/></text:span><text:span text:style-name="T562_29">visible</text:span><text:span text:style-name="T562_30"><text:s/></text:span><text:span text:style-name="T562_31">icons</text:span><text:span text:style-name="T562_32"><text:s/>(</text:span><text:span text:style-name="T562_33">which</text:span><text:span text:style-name="T562_34"><text:s/></text:span><text:span text:style-name="T562_35">were</text:span><text:span text:style-name="T562_36"><text:s/></text:span><text:span text:style-name="T562_37">defined</text:span><text:span text:style-name="T562_38"><text:s/></text:span><text:span text:style-name="T562_39">in</text:span><text:span text:style-name="T562_40"><text:s/></text:span><text:span text:style-name="T562_41">the</text:span><text:span text:style-name="T562_42"><text:s/></text:span><text:span text:style-name="T562_43">sidebar</text:span><text:span text:style-name="T562_44">)<text:s/></text:span><text:span text:style-name="T562_45">Example</text:span><text:span text:style-name="T562_46">:<text:s/></text:span><text:span text:style-name="T562_47">earthquakes</text:span><text:span text:style-name="T562_48"><text:s/></text:span><text:span text:style-name="T562_49">checked</text:span><text:span text:style-name="T562_50">,<text:s/></text:span><text:span text:style-name="T562_51">zoom</text:span><text:span text:style-name="T562_52"><text:s/></text:span><text:span text:style-name="T562_53">in</text:span><text:span text:style-name="T562_54">/</text:span><text:span text:style-name="T562_55">out</text:span><text:span text:style-name="T562_56"><text:s/></text:span><text:span text:style-name="T562_57">to</text:span><text:span text:style-name="T562_58"><text:s/></text:span><text:span text:style-name="T562_59">increase</text:span><text:span text:style-name="T562_60">/</text:span><text:span text:style-name="T562_61">decrease</text:span><text:span text:style-name="T562_62"><text:s/></text:span><text:span text:style-name="T562_63">number</text:span><text:span text:style-name="T562_64"><text:s/></text:span><text:span text:style-name="T562_65">of</text:span><text:span text:style-name="T562_66"><text:s/></text:span><text:span text:style-name="T562_67">quakes</text:span><text:span text:style-name="T562_68"><text:s/></text:span><text:span text:style-name="T562_69">on</text:span><text:span text:style-name="T562_70"><text:s/></text:span><text:span text:style-name="T562_71">map</text:span><text:span text:style-name="T562_72">.</text:span></text:p>
              </text:list-item>
              <text:list-item>
                <text:p text:style-name="P563"><text:span text:style-name="T563_1">Post</text:span><text:span text:style-name="T563_2"><text:s/></text:span><text:span text:style-name="T563_3">polygon</text:span><text:span text:style-name="T563_4"><text:s/></text:span><text:span text:style-name="T563_5">data</text:span><text:span text:style-name="T563_6"><text:s/></text:span><text:span text:style-name="T563_7">with</text:span><text:span text:style-name="T563_8"><text:s/></text:span><text:span text:style-name="T563_9">html</text:span><text:span text:style-name="T563_10"><text:s/></text:span><text:span text:style-name="T563_11">content</text:span><text:span text:style-name="T563_12"><text:s/></text:span><text:span text:style-name="T563_13">similar</text:span><text:span text:style-name="T563_14"><text:s/></text:span><text:span text:style-name="T563_15">to</text:span><text:span text:style-name="T563_16"><text:s/></text:span><text:span text:style-name="T563_17"><text:a xlink:type="simple" xlink:href="http://wikimapia.org"><text:span text:style-name="T563_18">wikimapia</text:span></text:a></text:span><text:span text:style-name="T563_19"><text:a xlink:type="simple" xlink:href="http://wikimapia.org"><text:span text:style-name="T563_20">.</text:span></text:a></text:span><text:span text:style-name="T563_21"><text:a xlink:type="simple" xlink:href="http://wikimapia.org"><text:span text:style-name="T563_22">org</text:span></text:a></text:span><text:span text:style-name="T563_23">.</text:span></text:p>
              </text:list-item>
              <text:list-item>
                <text:p text:style-name="P564"><text:span text:style-name="T564_1">Post</text:span><text:span text:style-name="T564_2"><text:s/></text:span><text:span text:style-name="T564_3">anonymous</text:span><text:span text:style-name="T564_4"><text:s/></text:span><text:span text:style-name="T564_5">content</text:span><text:span text:style-name="T564_6">,<text:s/></text:span><text:span text:style-name="T564_7">which</text:span><text:span text:style-name="T564_8"><text:s/></text:span><text:span text:style-name="T564_9">is</text:span><text:span text:style-name="T564_10"><text:s/></text:span><text:span text:style-name="T564_11">private</text:span><text:span text:style-name="T564_12"><text:s/></text:span><text:span text:style-name="T564_13">and</text:span><text:span text:style-name="T564_14"><text:s/></text:span><text:span text:style-name="T564_15">encrypted</text:span><text:span text:style-name="T564_16"><text:s/>(</text:span><text:span text:style-name="T564_17">long</text:span><text:span text:style-name="T564_18"><text:s/></text:span><text:span text:style-name="T564_19">term</text:span><text:span text:style-name="T564_20"><text:s/></text:span><text:span text:style-name="T564_21">goal</text:span><text:span text:style-name="T564_22">)</text:span></text:p>
              </text:list-item>
              <text:list-item>
                <text:p text:style-name="P565"><text:span text:style-name="T565_1">Use</text:span><text:span text:style-name="T565_2"><text:s/></text:span><text:span text:style-name="T565_3">all</text:span><text:span text:style-name="T565_4"><text:s/></text:span><text:span text:style-name="T565_5">features</text:span><text:span text:style-name="T565_6"><text:s/></text:span><text:span text:style-name="T565_7">above</text:span><text:span text:style-name="T565_8"><text:s/></text:span><text:span text:style-name="T565_9">on</text:span><text:span text:style-name="T565_10"><text:s/></text:span><text:span text:style-name="T565_11">mobile</text:span><text:span text:style-name="T565_12"><text:s/></text:span><text:span text:style-name="T565_13">devices</text:span><text:span text:style-name="T565_14"><text:s/></text:span><text:span text:style-name="T565_15">in</text:span><text:span text:style-name="T565_16"><text:s/>2</text:span><text:span text:style-name="T565_17">D</text:span><text:span text:style-name="T565_18">,<text:s/></text:span><text:span text:style-name="T565_19">and</text:span><text:span text:style-name="T565_20"><text:s/>3</text:span><text:span text:style-name="T565_21">D</text:span><text:span text:style-name="T565_22"><text:s/></text:span><text:span text:style-name="T565_23">on</text:span><text:span text:style-name="T565_24"><text:s/></text:span><text:span text:style-name="T565_25">PC</text:span><text:span text:style-name="T565_26">,<text:s/></text:span><text:span text:style-name="T565_27">Mac</text:span><text:span text:style-name="T565_28">,<text:s/></text:span><text:span text:style-name="T565_29">and</text:span><text:span text:style-name="T565_30"><text:s/></text:span><text:span text:style-name="T565_31">Linux</text:span><text:span text:style-name="T565_32">.</text:span></text:p>
              </text:list-item>
            </text:list>
          </table:table-cell>
        </table:table-row>
      </table:table>
      <text:p text:style-name="P566"><text:span text:style-name="T566_1"><text:s/></text:span></text:p>
      <text:h text:style-name="P567" text:outline-level="10"><text:bookmark-start text:name="h.b9e7du3qbsae"/><text:bookmark-end text:name="h.b9e7du3qbsae"/><text:span text:style-name="T567_1">GeoSemantic</text:span><text:span text:style-name="T567_2"><text:s/></text:span><text:span text:style-name="T567_3">Chat</text:span></text:h>
      <text:p text:style-name="P568"><text:span text:style-name="T568_1">TODO</text:span></text:p>
      <text:list text:style-name="LS29" xml:id="list375">
        <text:list-item>
          <text:p text:style-name="P569"><text:span text:style-name="T569_1">geographic</text:span><text:span text:style-name="T569_2"><text:s/></text:span><text:span text:style-name="T569_3">nearness</text:span><text:span text:style-name="T569_4"><text:s/></text:span><text:span text:style-name="T569_5">and</text:span><text:span text:style-name="T569_6"><text:s/></text:span><text:span text:style-name="T569_7">interest</text:span><text:span text:style-name="T569_8"><text:s/></text:span><text:span text:style-name="T569_9">matching</text:span><text:span text:style-name="T569_10"><text:s/></text:span><text:span text:style-name="T569_11">heuristic</text:span></text:p>
        </text:list-item>
        <text:list-item>
          <text:p text:style-name="P570"><text:span text:style-name="T570_1">roster</text:span><text:span text:style-name="T570_2">:<text:s/></text:span><text:span text:style-name="T570_3">show</text:span><text:span text:style-name="T570_4"><text:s/></text:span><text:span text:style-name="T570_5">team</text:span><text:span text:style-name="T570_6"><text:s/>(</text:span><text:span text:style-name="T570_7">members</text:span><text:span text:style-name="T570_8"><text:s/></text:span><text:span text:style-name="T570_9">of</text:span><text:span text:style-name="T570_10"><text:s/></text:span><text:span text:style-name="T570_11">semantic</text:span><text:span text:style-name="T570_12"><text:s/></text:span><text:span text:style-name="T570_13">space</text:span><text:span text:style-name="T570_14">)</text:span></text:p>
        </text:list-item>
        <text:list-item>
          <text:p text:style-name="P571"><text:span text:style-name="T571_1">incoming</text:span><text:span text:style-name="T571_2"><text:s/></text:span><text:span text:style-name="T571_3">message</text:span><text:span text:style-name="T571_4"><text:s/></text:span><text:span text:style-name="T571_5">stream</text:span><text:span text:style-name="T571_6">,<text:s/></text:span><text:span text:style-name="T571_7">see</text:span><text:span text:style-name="T571_8">:<text:s/></text:span><text:span text:style-name="T571_9">wireclub</text:span><text:span text:style-name="T571_10">.</text:span><text:span text:style-name="T571_11">com</text:span></text:p>
        </text:list-item>
        <text:list-item>
          <text:p text:style-name="P572"><text:span text:style-name="T572_1">page</text:span><text:span text:style-name="T572_2">-</text:span><text:span text:style-name="T572_3">close</text:span><text:span text:style-name="T572_4"><text:s/></text:span><text:span text:style-name="T572_5">behavior</text:span><text:span text:style-name="T572_6"><text:s/>(</text:span><text:span text:style-name="T572_7">log</text:span><text:span text:style-name="T572_8">-</text:span><text:span text:style-name="T572_9">out</text:span><text:span text:style-name="T572_10"><text:s/></text:span><text:span text:style-name="T572_11">from</text:span><text:span text:style-name="T572_12"><text:s/></text:span><text:span text:style-name="T572_13">chat</text:span><text:span text:style-name="T572_14">)</text:span></text:p>
        </text:list-item>
      </text:list>
      <text:h text:style-name="P573" text:outline-level="10"><text:bookmark-start text:name="h.2jwhi7jmn84t"/><text:bookmark-end text:name="h.2jwhi7jmn84t"/><text:span text:style-name="T573_1">Android</text:span><text:span text:style-name="T573_2"><text:s/></text:span><text:span text:style-name="T573_3">App</text:span></text:h>
      <text:p text:style-name="P574"><text:span text:style-name="T574_1">TODO</text:span></text:p>
      <text:list text:style-name="LS30" xml:id="list379">
        <text:list-item>
          <text:p text:style-name="P575"><text:span text:style-name="T575_1">Wraps</text:span><text:span text:style-name="T575_2"><text:s/></text:span><text:span text:style-name="T575_3">client</text:span><text:span text:style-name="T575_4"><text:s/></text:span><text:span text:style-name="T575_5">functionality</text:span><text:span text:style-name="T575_6"><text:s/></text:span><text:span text:style-name="T575_7">as</text:span><text:span text:style-name="T575_8"><text:s/></text:span><text:span text:style-name="T575_9">an</text:span><text:span text:style-name="T575_10"><text:s/></text:span><text:span text:style-name="T575_11">Android</text:span><text:span text:style-name="T575_12"><text:s/></text:span><text:span text:style-name="T575_13">app</text:span><text:span text:style-name="T575_14"><text:s/></text:span><text:span text:style-name="T575_15">enabling</text:span><text:span text:style-name="T575_16"><text:s/></text:span><text:span text:style-name="T575_17">higher</text:span><text:span text:style-name="T575_18">-</text:span><text:span text:style-name="T575_19">frequency</text:span><text:span text:style-name="T575_20"><text:s/></text:span><text:span text:style-name="T575_21">interaction</text:span><text:span text:style-name="T575_22"><text:s/></text:span><text:span text:style-name="T575_23">and</text:span><text:span text:style-name="T575_24"><text:s/></text:span><text:span text:style-name="T575_25">direct</text:span><text:span text:style-name="T575_26"><text:s/></text:span><text:span text:style-name="T575_27">access</text:span><text:span text:style-name="T575_28"><text:s/></text:span><text:span text:style-name="T575_29">to</text:span><text:span text:style-name="T575_30"><text:s/></text:span><text:span text:style-name="T575_31">mobile</text:span><text:span text:style-name="T575_32"><text:s/></text:span><text:span text:style-name="T575_33">device</text:span><text:span text:style-name="T575_34"><text:s/></text:span><text:span text:style-name="T575_35">features</text:span><text:span text:style-name="T575_36"><text:s/></text:span><text:span text:style-name="T575_37">such</text:span><text:span text:style-name="T575_38"><text:s/></text:span><text:span text:style-name="T575_39">as</text:span><text:span text:style-name="T575_40"><text:s/></text:span><text:span text:style-name="T575_41">Camera</text:span><text:span text:style-name="T575_42">,<text:s/></text:span><text:span text:style-name="T575_43">GPS</text:span><text:span text:style-name="T575_44">,<text:s/></text:span><text:span text:style-name="T575_45">Bluetooth</text:span><text:span text:style-name="T575_46">,<text:s/></text:span><text:span text:style-name="T575_47">etc</text:span><text:span text:style-name="T575_48">..</text:span></text:p>
        </text:list-item>
        <text:list-item>
          <text:p text:style-name="P576"><text:span text:style-name="T576_1">A</text:span><text:span text:style-name="T576_2"><text:s/></text:span><text:span text:style-name="T576_3">first</text:span><text:span text:style-name="T576_4"><text:s/></text:span><text:span text:style-name="T576_5">version</text:span><text:span text:style-name="T576_6"><text:s/></text:span><text:span text:style-name="T576_7">may</text:span><text:span text:style-name="T576_8"><text:s/></text:span><text:span text:style-name="T576_9">simply</text:span><text:span text:style-name="T576_10"><text:s/></text:span><text:span text:style-name="T576_11">consist</text:span><text:span text:style-name="T576_12"><text:s/></text:span><text:span text:style-name="T576_13">of</text:span><text:span text:style-name="T576_14"><text:s/></text:span><text:span text:style-name="T576_15">a</text:span><text:span text:style-name="T576_16"><text:s/></text:span><text:span text:style-name="T576_17">WebView</text:span><text:span text:style-name="T576_18"><text:s/></text:span><text:span text:style-name="T576_19">component</text:span><text:span text:style-name="T576_20"><text:s/></text:span><text:span text:style-name="T576_21">linking</text:span><text:span text:style-name="T576_22"><text:s/></text:span><text:span text:style-name="T576_23">to</text:span><text:span text:style-name="T576_24"><text:s/></text:span><text:span text:style-name="T576_25">a</text:span><text:span text:style-name="T576_26"><text:s/></text:span><text:span text:style-name="T576_27">remote</text:span><text:span text:style-name="T576_28"><text:s/></text:span><text:span text:style-name="T576_29">web</text:span><text:span text:style-name="T576_30"><text:s/></text:span><text:span text:style-name="T576_31">server</text:span><text:span text:style-name="T576_32">’</text:span><text:span text:style-name="T576_33">s</text:span><text:span text:style-name="T576_34"><text:s/></text:span><text:span text:style-name="T576_35">page</text:span><text:span text:style-name="T576_36">.<text:s text:c="2"/></text:span><text:span text:style-name="T576_37">Possibly</text:span><text:span text:style-name="T576_38"><text:s/></text:span><text:span text:style-name="T576_39">with</text:span><text:span text:style-name="T576_40"><text:s/></text:span><text:span text:style-name="T576_41">list</text:span><text:span text:style-name="T576_42"><text:s/></text:span><text:span text:style-name="T576_43">of</text:span><text:span text:style-name="T576_44"><text:s/></text:span><text:span text:style-name="T576_45">known</text:span><text:span text:style-name="T576_46"><text:s/></text:span><text:span text:style-name="T576_47">servers</text:span><text:span text:style-name="T576_48"><text:s/></text:span><text:span text:style-name="T576_49">to</text:span><text:span text:style-name="T576_50"><text:s/></text:span><text:span text:style-name="T576_51">choose</text:span><text:span text:style-name="T576_52"><text:s/></text:span><text:span text:style-name="T576_53">from</text:span><text:span text:style-name="T576_54"><text:s/></text:span><text:span text:style-name="T576_55">on</text:span><text:span text:style-name="T576_56"><text:s/></text:span><text:span text:style-name="T576_57">startup</text:span></text:p>
        </text:list-item>
      </text:list>
      <text:h text:style-name="P577" text:outline-level="10"><text:bookmark-start text:name="h.ofhrwq7rq2t5"/><text:bookmark-end text:name="h.ofhrwq7rq2t5"/><text:span text:style-name="T577_1">Notes</text:span><text:span text:style-name="T577_2"><text:line-break/></text:span></text:h>
      <text:p text:style-name="P578"><text:span text:style-name="T578_1">backbone</text:span></text:p>
      <text:p text:style-name="P579"><text:span text:style-name="T579_1"><text:a xlink:type="simple" xlink:href="http://backbonejs.org/#introduction"><text:span text:style-name="T579_2">http</text:span></text:a></text:span><text:span text:style-name="T579_3"><text:a xlink:type="simple" xlink:href="http://backbonejs.org/#introduction"><text:span text:style-name="T579_4">://</text:span></text:a></text:span><text:span text:style-name="T579_5"><text:a xlink:type="simple" xlink:href="http://backbonejs.org/#introduction"><text:span text:style-name="T579_6">backbonejs</text:span></text:a></text:span><text:span text:style-name="T579_7"><text:a xlink:type="simple" xlink:href="http://backbonejs.org/#introduction"><text:span text:style-name="T579_8">.</text:span></text:a></text:span><text:span text:style-name="T579_9"><text:a xlink:type="simple" xlink:href="http://backbonejs.org/#introduction"><text:span text:style-name="T579_10">org</text:span></text:a></text:span><text:span text:style-name="T579_11"><text:a xlink:type="simple" xlink:href="http://backbonejs.org/#introduction"><text:span text:style-name="T579_12">/#</text:span></text:a></text:span><text:span text:style-name="T579_13"><text:a xlink:type="simple" xlink:href="http://backbonejs.org/#introduction"><text:span text:style-name="T579_14">introduction</text:span></text:a></text:span></text:p>
      <text:p text:style-name="P580"><text:span text:style-name="T580_1"><text:a xlink:type="simple" xlink:href="https://github.com/bevry/query-engine"><text:span text:style-name="T580_2">https</text:span></text:a></text:span><text:span text:style-name="T580_3"><text:a xlink:type="simple" xlink:href="https://github.com/bevry/query-engine"><text:span text:style-name="T580_4">://</text:span></text:a></text:span><text:span text:style-name="T580_5"><text:a xlink:type="simple" xlink:href="https://github.com/bevry/query-engine"><text:span text:style-name="T580_6">github</text:span></text:a></text:span><text:span text:style-name="T580_7"><text:a xlink:type="simple" xlink:href="https://github.com/bevry/query-engine"><text:span text:style-name="T580_8">.</text:span></text:a></text:span><text:span text:style-name="T580_9"><text:a xlink:type="simple" xlink:href="https://github.com/bevry/query-engine"><text:span text:style-name="T580_10">com</text:span></text:a></text:span><text:span text:style-name="T580_11"><text:a xlink:type="simple" xlink:href="https://github.com/bevry/query-engine"><text:span text:style-name="T580_12">/</text:span></text:a></text:span><text:span text:style-name="T580_13"><text:a xlink:type="simple" xlink:href="https://github.com/bevry/query-engine"><text:span text:style-name="T580_14">bevry</text:span></text:a></text:span><text:span text:style-name="T580_15"><text:a xlink:type="simple" xlink:href="https://github.com/bevry/query-engine"><text:span text:style-name="T580_16">/</text:span></text:a></text:span><text:span text:style-name="T580_17"><text:a xlink:type="simple" xlink:href="https://github.com/bevry/query-engine"><text:span text:style-name="T580_18">query</text:span></text:a></text:span><text:span text:style-name="T580_19"><text:a xlink:type="simple" xlink:href="https://github.com/bevry/query-engine"><text:span text:style-name="T580_20">-</text:span></text:a></text:span><text:span text:style-name="T580_21"><text:a xlink:type="simple" xlink:href="https://github.com/bevry/query-engine"><text:span text:style-name="T580_22">engine</text:span></text:a></text:span></text:p>
      <text:p text:style-name="P581"><text:span text:style-name="T581_1"><text:tab/></text:span><text:span text:style-name="T581_2"><text:a xlink:type="simple" xlink:href="https://github.com/davidgtonge/backbone_query"><text:span text:style-name="T581_3">https</text:span></text:a></text:span><text:span text:style-name="T581_4"><text:a xlink:type="simple" xlink:href="https://github.com/davidgtonge/backbone_query"><text:span text:style-name="T581_5">://</text:span></text:a></text:span><text:span text:style-name="T581_6"><text:a xlink:type="simple" xlink:href="https://github.com/davidgtonge/backbone_query"><text:span text:style-name="T581_7">github</text:span></text:a></text:span><text:span text:style-name="T581_8"><text:a xlink:type="simple" xlink:href="https://github.com/davidgtonge/backbone_query"><text:span text:style-name="T581_9">.</text:span></text:a></text:span><text:span text:style-name="T581_10"><text:a xlink:type="simple" xlink:href="https://github.com/davidgtonge/backbone_query"><text:span text:style-name="T581_11">com</text:span></text:a></text:span><text:span text:style-name="T581_12"><text:a xlink:type="simple" xlink:href="https://github.com/davidgtonge/backbone_query"><text:span text:style-name="T581_13">/</text:span></text:a></text:span><text:span text:style-name="T581_14"><text:a xlink:type="simple" xlink:href="https://github.com/davidgtonge/backbone_query"><text:span text:style-name="T581_15">davidgtonge</text:span></text:a></text:span><text:span text:style-name="T581_16"><text:a xlink:type="simple" xlink:href="https://github.com/davidgtonge/backbone_query"><text:span text:style-name="T581_17">/</text:span></text:a></text:span><text:span text:style-name="T581_18"><text:a xlink:type="simple" xlink:href="https://github.com/davidgtonge/backbone_query"><text:span text:style-name="T581_19">backbone</text:span></text:a></text:span><text:span text:style-name="T581_20"><text:a xlink:type="simple" xlink:href="https://github.com/davidgtonge/backbone_query"><text:span text:style-name="T581_21">_</text:span></text:a></text:span><text:span text:style-name="T581_22"><text:a xlink:type="simple" xlink:href="https://github.com/davidgtonge/backbone_query"><text:span text:style-name="T581_23">query</text:span></text:a></text:span></text:p>
      <text:p text:style-name="P582"><text:span text:style-name="T582_1"><text:line-break/><text:line-break/></text:span><text:span text:style-name="T582_2"><text:a xlink:type="simple" xlink:href="http://twitter.github.com/bootstrap/"><text:span text:style-name="T582_3">http</text:span></text:a></text:span><text:span text:style-name="T582_4"><text:a xlink:type="simple" xlink:href="http://twitter.github.com/bootstrap/"><text:span text:style-name="T582_5">://</text:span></text:a></text:span><text:span text:style-name="T582_6"><text:a xlink:type="simple" xlink:href="http://twitter.github.com/bootstrap/"><text:span text:style-name="T582_7">twitter</text:span></text:a></text:span><text:span text:style-name="T582_8"><text:a xlink:type="simple" xlink:href="http://twitter.github.com/bootstrap/"><text:span text:style-name="T582_9">.</text:span></text:a></text:span><text:span text:style-name="T582_10"><text:a xlink:type="simple" xlink:href="http://twitter.github.com/bootstrap/"><text:span text:style-name="T582_11">github</text:span></text:a></text:span><text:span text:style-name="T582_12"><text:a xlink:type="simple" xlink:href="http://twitter.github.com/bootstrap/"><text:span text:style-name="T582_13">.</text:span></text:a></text:span><text:span text:style-name="T582_14"><text:a xlink:type="simple" xlink:href="http://twitter.github.com/bootstrap/"><text:span text:style-name="T582_15">com</text:span></text:a></text:span><text:span text:style-name="T582_16"><text:a xlink:type="simple" xlink:href="http://twitter.github.com/bootstrap/"><text:span text:style-name="T582_17">/</text:span></text:a></text:span><text:span text:style-name="T582_18"><text:a xlink:type="simple" xlink:href="http://twitter.github.com/bootstrap/"><text:span text:style-name="T582_19">bootstrap</text:span></text:a></text:span></text:p>
      <text:p text:style-name="P583"><text:span text:style-name="T583_1"><text:a xlink:type="simple" xlink:href="https://github.com/epeli/underscore.string#readme"><text:span text:style-name="T583_2">https</text:span></text:a></text:span><text:span text:style-name="T583_3"><text:a xlink:type="simple" xlink:href="https://github.com/epeli/underscore.string#readme"><text:span text:style-name="T583_4">://</text:span></text:a></text:span><text:span text:style-name="T583_5"><text:a xlink:type="simple" xlink:href="https://github.com/epeli/underscore.string#readme"><text:span text:style-name="T583_6">github</text:span></text:a></text:span><text:span text:style-name="T583_7"><text:a xlink:type="simple" xlink:href="https://github.com/epeli/underscore.string#readme"><text:span text:style-name="T583_8">.</text:span></text:a></text:span><text:span text:style-name="T583_9"><text:a xlink:type="simple" xlink:href="https://github.com/epeli/underscore.string#readme"><text:span text:style-name="T583_10">com</text:span></text:a></text:span><text:span text:style-name="T583_11"><text:a xlink:type="simple" xlink:href="https://github.com/epeli/underscore.string#readme"><text:span text:style-name="T583_12">/</text:span></text:a></text:span><text:span text:style-name="T583_13"><text:a xlink:type="simple" xlink:href="https://github.com/epeli/underscore.string#readme"><text:span text:style-name="T583_14">epeli</text:span></text:a></text:span><text:span text:style-name="T583_15"><text:a xlink:type="simple" xlink:href="https://github.com/epeli/underscore.string#readme"><text:span text:style-name="T583_16">/</text:span></text:a></text:span><text:span text:style-name="T583_17"><text:a xlink:type="simple" xlink:href="https://github.com/epeli/underscore.string#readme"><text:span text:style-name="T583_18">underscore</text:span></text:a></text:span><text:span text:style-name="T583_19"><text:a xlink:type="simple" xlink:href="https://github.com/epeli/underscore.string#readme"><text:span text:style-name="T583_20">.</text:span></text:a></text:span><text:span text:style-name="T583_21"><text:a xlink:type="simple" xlink:href="https://github.com/epeli/underscore.string#readme"><text:span text:style-name="T583_22">string</text:span></text:a></text:span><text:span text:style-name="T583_23"><text:a xlink:type="simple" xlink:href="https://github.com/epeli/underscore.string#readme"><text:span text:style-name="T583_24">#</text:span></text:a></text:span><text:span text:style-name="T583_25"><text:a xlink:type="simple" xlink:href="https://github.com/epeli/underscore.string#readme"><text:span text:style-name="T583_26">readme</text:span></text:a></text:span></text:p>
      <text:p text:style-name="P584"/>
      <text:p text:style-name="P585"><text:span text:style-name="T585_1">rte</text:span><text:span text:style-name="T585_2">:<text:s/></text:span><text:span text:style-name="T585_3"><text:a xlink:type="simple" xlink:href="http://jhollingworth.github.com/bootstrap-wysihtml5/"><text:span text:style-name="T585_4">http</text:span></text:a></text:span><text:span text:style-name="T585_5"><text:a xlink:type="simple" xlink:href="http://jhollingworth.github.com/bootstrap-wysihtml5/"><text:span text:style-name="T585_6">://</text:span></text:a></text:span><text:span text:style-name="T585_7"><text:a xlink:type="simple" xlink:href="http://jhollingworth.github.com/bootstrap-wysihtml5/"><text:span text:style-name="T585_8">jhollingworth</text:span></text:a></text:span><text:span text:style-name="T585_9"><text:a xlink:type="simple" xlink:href="http://jhollingworth.github.com/bootstrap-wysihtml5/"><text:span text:style-name="T585_10">.</text:span></text:a></text:span><text:span text:style-name="T585_11"><text:a xlink:type="simple" xlink:href="http://jhollingworth.github.com/bootstrap-wysihtml5/"><text:span text:style-name="T585_12">github</text:span></text:a></text:span><text:span text:style-name="T585_13"><text:a xlink:type="simple" xlink:href="http://jhollingworth.github.com/bootstrap-wysihtml5/"><text:span text:style-name="T585_14">.</text:span></text:a></text:span><text:span text:style-name="T585_15"><text:a xlink:type="simple" xlink:href="http://jhollingworth.github.com/bootstrap-wysihtml5/"><text:span text:style-name="T585_16">com</text:span></text:a></text:span><text:span text:style-name="T585_17"><text:a xlink:type="simple" xlink:href="http://jhollingworth.github.com/bootstrap-wysihtml5/"><text:span text:style-name="T585_18">/</text:span></text:a></text:span><text:span text:style-name="T585_19"><text:a xlink:type="simple" xlink:href="http://jhollingworth.github.com/bootstrap-wysihtml5/"><text:span text:style-name="T585_20">bootstrap</text:span></text:a></text:span><text:span text:style-name="T585_21"><text:a xlink:type="simple" xlink:href="http://jhollingworth.github.com/bootstrap-wysihtml5/"><text:span text:style-name="T585_22">-</text:span></text:a></text:span><text:span text:style-name="T585_23"><text:a xlink:type="simple" xlink:href="http://jhollingworth.github.com/bootstrap-wysihtml5/"><text:span text:style-name="T585_24">wysihtml</text:span></text:a></text:span><text:span text:style-name="T585_25"><text:a xlink:type="simple" xlink:href="http://jhollingworth.github.com/bootstrap-wysihtml5/"><text:span text:style-name="T585_26">5/</text:span></text:a></text:span></text:p>
      <text:p text:style-name="P586"><text:span text:style-name="T586_1"><text:a xlink:type="simple" xlink:href="http://bootboxjs.com/"><text:span text:style-name="T586_2">http</text:span></text:a></text:span><text:span text:style-name="T586_3"><text:a xlink:type="simple" xlink:href="http://bootboxjs.com/"><text:span text:style-name="T586_4">://</text:span></text:a></text:span><text:span text:style-name="T586_5"><text:a xlink:type="simple" xlink:href="http://bootboxjs.com/"><text:span text:style-name="T586_6">bootboxjs</text:span></text:a></text:span><text:span text:style-name="T586_7"><text:a xlink:type="simple" xlink:href="http://bootboxjs.com/"><text:span text:style-name="T586_8">.</text:span></text:a></text:span><text:span text:style-name="T586_9"><text:a xlink:type="simple" xlink:href="http://bootboxjs.com/"><text:span text:style-name="T586_10">com</text:span></text:a></text:span><text:span text:style-name="T586_11"><text:a xlink:type="simple" xlink:href="http://bootboxjs.com/"><text:span text:style-name="T586_12">/</text:span></text:a></text:span></text:p>
      <text:p text:style-name="P587"><text:span text:style-name="T587_1">https</text:span><text:span text:style-name="T587_2">://</text:span><text:span text:style-name="T587_3">github</text:span><text:span text:style-name="T587_4">.</text:span><text:span text:style-name="T587_5">com</text:span><text:span text:style-name="T587_6">/</text:span><text:span text:style-name="T587_7">po</text:span><text:span text:style-name="T587_8"><text:s/></text:span><text:span text:style-name="T587_9">wmedia</text:span><text:span text:style-name="T587_10">/</text:span><text:span text:style-name="T587_11">backbone</text:span><text:span text:style-name="T587_12">-</text:span><text:span text:style-name="T587_13">forms</text:span></text:p>
      <text:p text:style-name="P588"><text:span text:style-name="T588_1"><text:a xlink:type="simple" xlink:href="https://github.com/bevry/query-engine"><text:span text:style-name="T588_2">https</text:span></text:a></text:span><text:span text:style-name="T588_3"><text:a xlink:type="simple" xlink:href="https://github.com/bevry/query-engine"><text:span text:style-name="T588_4">://</text:span></text:a></text:span><text:span text:style-name="T588_5"><text:a xlink:type="simple" xlink:href="https://github.com/bevry/query-engine"><text:span text:style-name="T588_6">github</text:span></text:a></text:span><text:span text:style-name="T588_7"><text:a xlink:type="simple" xlink:href="https://github.com/bevry/query-engine"><text:span text:style-name="T588_8">.</text:span></text:a></text:span><text:span text:style-name="T588_9"><text:a xlink:type="simple" xlink:href="https://github.com/bevry/query-engine"><text:span text:style-name="T588_10">com</text:span></text:a></text:span><text:span text:style-name="T588_11"><text:a xlink:type="simple" xlink:href="https://github.com/bevry/query-engine"><text:span text:style-name="T588_12">/</text:span></text:a></text:span><text:span text:style-name="T588_13"><text:a xlink:type="simple" xlink:href="https://github.com/bevry/query-engine"><text:span text:style-name="T588_14">bevry</text:span></text:a></text:span><text:span text:style-name="T588_15"><text:a xlink:type="simple" xlink:href="https://github.com/bevry/query-engine"><text:span text:style-name="T588_16">/</text:span></text:a></text:span><text:span text:style-name="T588_17"><text:a xlink:type="simple" xlink:href="https://github.com/bevry/query-engine"><text:span text:style-name="T588_18">query</text:span></text:a></text:span><text:span text:style-name="T588_19"><text:a xlink:type="simple" xlink:href="https://github.com/bevry/query-engine"><text:span text:style-name="T588_20">-</text:span></text:a></text:span><text:span text:style-name="T588_21"><text:a xlink:type="simple" xlink:href="https://github.com/bevry/query-engine"><text:span text:style-name="T588_22">engine</text:span></text:a></text:span></text:p>
      <text:p text:style-name="P589"><text:span text:style-name="T589_1"><text:a xlink:type="simple" xlink:href="http://bruth.github.com/synapse/docs/"><text:span text:style-name="T589_2">http</text:span></text:a></text:span><text:span text:style-name="T589_3"><text:a xlink:type="simple" xlink:href="http://bruth.github.com/synapse/docs/"><text:span text:style-name="T589_4">://</text:span></text:a></text:span><text:span text:style-name="T589_5"><text:a xlink:type="simple" xlink:href="http://bruth.github.com/synapse/docs/"><text:span text:style-name="T589_6">bruth</text:span></text:a></text:span><text:span text:style-name="T589_7"><text:a xlink:type="simple" xlink:href="http://bruth.github.com/synapse/docs/"><text:span text:style-name="T589_8">.</text:span></text:a></text:span><text:span text:style-name="T589_9"><text:a xlink:type="simple" xlink:href="http://bruth.github.com/synapse/docs/"><text:span text:style-name="T589_10">github</text:span></text:a></text:span><text:span text:style-name="T589_11"><text:a xlink:type="simple" xlink:href="http://bruth.github.com/synapse/docs/"><text:span text:style-name="T589_12">.</text:span></text:a></text:span><text:span text:style-name="T589_13"><text:a xlink:type="simple" xlink:href="http://bruth.github.com/synapse/docs/"><text:span text:style-name="T589_14">com</text:span></text:a></text:span><text:span text:style-name="T589_15"><text:a xlink:type="simple" xlink:href="http://bruth.github.com/synapse/docs/"><text:span text:style-name="T589_16">/</text:span></text:a></text:span><text:span text:style-name="T589_17"><text:a xlink:type="simple" xlink:href="http://bruth.github.com/synapse/docs/"><text:span text:style-name="T589_18">synapse</text:span></text:a></text:span><text:span text:style-name="T589_19"><text:a xlink:type="simple" xlink:href="http://bruth.github.com/synapse/docs/"><text:span text:style-name="T589_20">/</text:span></text:a></text:span><text:span text:style-name="T589_21"><text:a xlink:type="simple" xlink:href="http://bruth.github.com/synapse/docs/"><text:span text:style-name="T589_22">docs</text:span></text:a></text:span><text:span text:style-name="T589_23"><text:a xlink:type="simple" xlink:href="http://bruth.github.com/synapse/docs/"><text:span text:style-name="T589_24">/</text:span></text:a></text:span></text:p>
      <text:p text:style-name="P590"/>
      <text:p text:style-name="P591"><text:span text:style-name="T591_1"><text:a xlink:type="simple" xlink:href="http://wiki.iks-project.eu/index.php/VIE"><text:span text:style-name="T591_2">http</text:span></text:a></text:span><text:span text:style-name="T591_3"><text:a xlink:type="simple" xlink:href="http://wiki.iks-project.eu/index.php/VIE"><text:span text:style-name="T591_4">://</text:span></text:a></text:span><text:span text:style-name="T591_5"><text:a xlink:type="simple" xlink:href="http://wiki.iks-project.eu/index.php/VIE"><text:span text:style-name="T591_6">wiki</text:span></text:a></text:span><text:span text:style-name="T591_7"><text:a xlink:type="simple" xlink:href="http://wiki.iks-project.eu/index.php/VIE"><text:span text:style-name="T591_8">.</text:span></text:a></text:span><text:span text:style-name="T591_9"><text:a xlink:type="simple" xlink:href="http://wiki.iks-project.eu/index.php/VIE"><text:span text:style-name="T591_10">iks</text:span></text:a></text:span><text:span text:style-name="T591_11"><text:a xlink:type="simple" xlink:href="http://wiki.iks-project.eu/index.php/VIE"><text:span text:style-name="T591_12">-</text:span></text:a></text:span><text:span text:style-name="T591_13"><text:a xlink:type="simple" xlink:href="http://wiki.iks-project.eu/index.php/VIE"><text:span text:style-name="T591_14">project</text:span></text:a></text:span><text:span text:style-name="T591_15"><text:a xlink:type="simple" xlink:href="http://wiki.iks-project.eu/index.php/VIE"><text:span text:style-name="T591_16">.</text:span></text:a></text:span><text:span text:style-name="T591_17"><text:a xlink:type="simple" xlink:href="http://wiki.iks-project.eu/index.php/VIE"><text:span text:style-name="T591_18">eu</text:span></text:a></text:span><text:span text:style-name="T591_19"><text:a xlink:type="simple" xlink:href="http://wiki.iks-project.eu/index.php/VIE"><text:span text:style-name="T591_20">/</text:span></text:a></text:span><text:span text:style-name="T591_21"><text:a xlink:type="simple" xlink:href="http://wiki.iks-project.eu/index.php/VIE"><text:span text:style-name="T591_22">index</text:span></text:a></text:span><text:span text:style-name="T591_23"><text:a xlink:type="simple" xlink:href="http://wiki.iks-project.eu/index.php/VIE"><text:span text:style-name="T591_24">.</text:span></text:a></text:span><text:span text:style-name="T591_25"><text:a xlink:type="simple" xlink:href="http://wiki.iks-project.eu/index.php/VIE"><text:span text:style-name="T591_26">php</text:span></text:a></text:span><text:span text:style-name="T591_27"><text:a xlink:type="simple" xlink:href="http://wiki.iks-project.eu/index.php/VIE"><text:span text:style-name="T591_28">/</text:span></text:a></text:span><text:span text:style-name="T591_29"><text:a xlink:type="simple" xlink:href="http://wiki.iks-project.eu/index.php/VIE"><text:span text:style-name="T591_30">VIE</text:span></text:a></text:span></text:p>
      <text:p text:style-name="P592"/>
      <text:p text:style-name="P593"><text:span text:style-name="T593_1"><text:a xlink:type="simple" xlink:href="https://github.com/kendagriff/backbone.analytics"><text:span text:style-name="T593_2">https</text:span></text:a></text:span><text:span text:style-name="T593_3"><text:a xlink:type="simple" xlink:href="https://github.com/kendagriff/backbone.analytics"><text:span text:style-name="T593_4">://</text:span></text:a></text:span><text:span text:style-name="T593_5"><text:a xlink:type="simple" xlink:href="https://github.com/kendagriff/backbone.analytics"><text:span text:style-name="T593_6">github</text:span></text:a></text:span><text:span text:style-name="T593_7"><text:a xlink:type="simple" xlink:href="https://github.com/kendagriff/backbone.analytics"><text:span text:style-name="T593_8">.</text:span></text:a></text:span><text:span text:style-name="T593_9"><text:a xlink:type="simple" xlink:href="https://github.com/kendagriff/backbone.analytics"><text:span text:style-name="T593_10">com</text:span></text:a></text:span><text:span text:style-name="T593_11"><text:a xlink:type="simple" xlink:href="https://github.com/kendagriff/backbone.analytics"><text:span text:style-name="T593_12">/</text:span></text:a></text:span><text:span text:style-name="T593_13"><text:a xlink:type="simple" xlink:href="https://github.com/kendagriff/backbone.analytics"><text:span text:style-name="T593_14">kendagriff</text:span></text:a></text:span><text:span text:style-name="T593_15"><text:a xlink:type="simple" xlink:href="https://github.com/kendagriff/backbone.analytics"><text:span text:style-name="T593_16">/</text:span></text:a></text:span><text:span text:style-name="T593_17"><text:a xlink:type="simple" xlink:href="https://github.com/kendagriff/backbone.analytics"><text:span text:style-name="T593_18">backbone</text:span></text:a></text:span><text:span text:style-name="T593_19"><text:a xlink:type="simple" xlink:href="https://github.com/kendagriff/backbone.analytics"><text:span text:style-name="T593_20">.</text:span></text:a></text:span><text:span text:style-name="T593_21"><text:a xlink:type="simple" xlink:href="https://github.com/kendagriff/backbone.analytics"><text:span text:style-name="T593_22">analytics</text:span></text:a></text:span></text:p>
      <text:p text:style-name="P594"/>
      <text:p text:style-name="P595"><text:span text:style-name="T595_1"><text:a xlink:type="simple" xlink:href="https://github.com/mlanza/thingy-client"><text:span text:style-name="T595_2">https</text:span></text:a></text:span><text:span text:style-name="T595_3"><text:a xlink:type="simple" xlink:href="https://github.com/mlanza/thingy-client"><text:span text:style-name="T595_4">://</text:span></text:a></text:span><text:span text:style-name="T595_5"><text:a xlink:type="simple" xlink:href="https://github.com/mlanza/thingy-client"><text:span text:style-name="T595_6">github</text:span></text:a></text:span><text:span text:style-name="T595_7"><text:a xlink:type="simple" xlink:href="https://github.com/mlanza/thingy-client"><text:span text:style-name="T595_8">.</text:span></text:a></text:span><text:span text:style-name="T595_9"><text:a xlink:type="simple" xlink:href="https://github.com/mlanza/thingy-client"><text:span text:style-name="T595_10">com</text:span></text:a></text:span><text:span text:style-name="T595_11"><text:a xlink:type="simple" xlink:href="https://github.com/mlanza/thingy-client"><text:span text:style-name="T595_12">/</text:span></text:a></text:span><text:span text:style-name="T595_13"><text:a xlink:type="simple" xlink:href="https://github.com/mlanza/thingy-client"><text:span text:style-name="T595_14">mlanza</text:span></text:a></text:span><text:span text:style-name="T595_15"><text:a xlink:type="simple" xlink:href="https://github.com/mlanza/thingy-client"><text:span text:style-name="T595_16">/</text:span></text:a></text:span><text:span text:style-name="T595_17"><text:a xlink:type="simple" xlink:href="https://github.com/mlanza/thingy-client"><text:span text:style-name="T595_18">thingy</text:span></text:a></text:span><text:span text:style-name="T595_19"><text:a xlink:type="simple" xlink:href="https://github.com/mlanza/thingy-client"><text:span text:style-name="T595_20">-</text:span></text:a></text:span><text:span text:style-name="T595_21"><text:a xlink:type="simple" xlink:href="https://github.com/mlanza/thingy-client"><text:span text:style-name="T595_22">client</text:span></text:a></text:span></text:p>
      <text:p text:style-name="P596"><text:span text:style-name="T596_1"><text:a xlink:type="simple" xlink:href="http://treeline.bellz.org/download.html"><text:span text:style-name="T596_2">http</text:span></text:a></text:span><text:span text:style-name="T596_3"><text:a xlink:type="simple" xlink:href="http://treeline.bellz.org/download.html"><text:span text:style-name="T596_4">://</text:span></text:a></text:span><text:span text:style-name="T596_5"><text:a xlink:type="simple" xlink:href="http://treeline.bellz.org/download.html"><text:span text:style-name="T596_6">treeline</text:span></text:a></text:span><text:span text:style-name="T596_7"><text:a xlink:type="simple" xlink:href="http://treeline.bellz.org/download.html"><text:span text:style-name="T596_8">.</text:span></text:a></text:span><text:span text:style-name="T596_9"><text:a xlink:type="simple" xlink:href="http://treeline.bellz.org/download.html"><text:span text:style-name="T596_10">bellz</text:span></text:a></text:span><text:span text:style-name="T596_11"><text:a xlink:type="simple" xlink:href="http://treeline.bellz.org/download.html"><text:span text:style-name="T596_12">.</text:span></text:a></text:span><text:span text:style-name="T596_13"><text:a xlink:type="simple" xlink:href="http://treeline.bellz.org/download.html"><text:span text:style-name="T596_14">org</text:span></text:a></text:span><text:span text:style-name="T596_15"><text:a xlink:type="simple" xlink:href="http://treeline.bellz.org/download.html"><text:span text:style-name="T596_16">/</text:span></text:a></text:span><text:span text:style-name="T596_17"><text:a xlink:type="simple" xlink:href="http://treeline.bellz.org/download.html"><text:span text:style-name="T596_18">download</text:span></text:a></text:span><text:span text:style-name="T596_19"><text:a xlink:type="simple" xlink:href="http://treeline.bellz.org/download.html"><text:span text:style-name="T596_20">.</text:span></text:a></text:span><text:span text:style-name="T596_21"><text:a xlink:type="simple" xlink:href="http://treeline.bellz.org/download.html"><text:span text:style-name="T596_22">html</text:span></text:a></text:span></text:p>
      <text:p text:style-name="P597"/>
      <text:p text:style-name="P598"><text:span text:style-name="T598_1">https</text:span><text:span text:style-name="T598_2">://</text:span><text:span text:style-name="T598_3">github</text:span><text:span text:style-name="T598_4">.</text:span><text:span text:style-name="T598_5">com</text:span><text:span text:style-name="T598_6">/</text:span><text:span text:style-name="T598_7">bry</text:span><text:span text:style-name="T598_8">4</text:span><text:span text:style-name="T598_9">n</text:span><text:span text:style-name="T598_10">/</text:span><text:span text:style-name="T598_11">backbone</text:span><text:span text:style-name="T598_12">-</text:span><text:span text:style-name="T598_13">shortcuts</text:span></text:p>
      <text:p text:style-name="P599"><text:span text:style-name="T599_1"><text:a xlink:type="simple" xlink:href="http://mousesearch3d.com/"><text:span text:style-name="T599_2">http</text:span></text:a></text:span><text:span text:style-name="T599_3"><text:a xlink:type="simple" xlink:href="http://mousesearch3d.com/"><text:span text:style-name="T599_4">://</text:span></text:a></text:span><text:span text:style-name="T599_5"><text:a xlink:type="simple" xlink:href="http://mousesearch3d.com/"><text:span text:style-name="T599_6">mousesearch</text:span></text:a></text:span><text:span text:style-name="T599_7"><text:a xlink:type="simple" xlink:href="http://mousesearch3d.com/"><text:span text:style-name="T599_8">3</text:span></text:a></text:span><text:span text:style-name="T599_9"><text:a xlink:type="simple" xlink:href="http://mousesearch3d.com/"><text:span text:style-name="T599_10">d</text:span></text:a></text:span><text:span text:style-name="T599_11"><text:a xlink:type="simple" xlink:href="http://mousesearch3d.com/"><text:span text:style-name="T599_12">.</text:span></text:a></text:span><text:span text:style-name="T599_13"><text:a xlink:type="simple" xlink:href="http://mousesearch3d.com/"><text:span text:style-name="T599_14">com</text:span></text:a></text:span><text:span text:style-name="T599_15"><text:a xlink:type="simple" xlink:href="http://mousesearch3d.com/"><text:span text:style-name="T599_16">/</text:span></text:a></text:span></text:p>
      <text:p text:style-name="P600"><text:span text:style-name="T600_1"><text:a xlink:type="simple" xlink:href="http://semantic-mediawiki.org/wiki/Semantic_MediaWiki_Plus"><text:span text:style-name="T600_2">http</text:span></text:a></text:span><text:span text:style-name="T600_3"><text:a xlink:type="simple" xlink:href="http://semantic-mediawiki.org/wiki/Semantic_MediaWiki_Plus"><text:span text:style-name="T600_4">://</text:span></text:a></text:span><text:span text:style-name="T600_5"><text:a xlink:type="simple" xlink:href="http://semantic-mediawiki.org/wiki/Semantic_MediaWiki_Plus"><text:span text:style-name="T600_6">semantic</text:span></text:a></text:span><text:span text:style-name="T600_7"><text:a xlink:type="simple" xlink:href="http://semantic-mediawiki.org/wiki/Semantic_MediaWiki_Plus"><text:span text:style-name="T600_8">-</text:span></text:a></text:span><text:span text:style-name="T600_9"><text:a xlink:type="simple" xlink:href="http://semantic-mediawiki.org/wiki/Semantic_MediaWiki_Plus"><text:span text:style-name="T600_10">mediawiki</text:span></text:a></text:span><text:span text:style-name="T600_11"><text:a xlink:type="simple" xlink:href="http://semantic-mediawiki.org/wiki/Semantic_MediaWiki_Plus"><text:span text:style-name="T600_12">.</text:span></text:a></text:span><text:span text:style-name="T600_13"><text:a xlink:type="simple" xlink:href="http://semantic-mediawiki.org/wiki/Semantic_MediaWiki_Plus"><text:span text:style-name="T600_14">org</text:span></text:a></text:span><text:span text:style-name="T600_15"><text:a xlink:type="simple" xlink:href="http://semantic-mediawiki.org/wiki/Semantic_MediaWiki_Plus"><text:span text:style-name="T600_16">/</text:span></text:a></text:span><text:span text:style-name="T600_17"><text:a xlink:type="simple" xlink:href="http://semantic-mediawiki.org/wiki/Semantic_MediaWiki_Plus"><text:span text:style-name="T600_18">wiki</text:span></text:a></text:span><text:span text:style-name="T600_19"><text:a xlink:type="simple" xlink:href="http://semantic-mediawiki.org/wiki/Semantic_MediaWiki_Plus"><text:span text:style-name="T600_20">/</text:span></text:a></text:span><text:span text:style-name="T600_21"><text:a xlink:type="simple" xlink:href="http://semantic-mediawiki.org/wiki/Semantic_MediaWiki_Plus"><text:span text:style-name="T600_22">Semantic</text:span></text:a></text:span><text:span text:style-name="T600_23"><text:a xlink:type="simple" xlink:href="http://semantic-mediawiki.org/wiki/Semantic_MediaWiki_Plus"><text:span text:style-name="T600_24">_</text:span></text:a></text:span><text:span text:style-name="T600_25"><text:a xlink:type="simple" xlink:href="http://semantic-mediawiki.org/wiki/Semantic_MediaWiki_Plus"><text:span text:style-name="T600_26">MediaWiki</text:span></text:a></text:span><text:span text:style-name="T600_27"><text:a xlink:type="simple" xlink:href="http://semantic-mediawiki.org/wiki/Semantic_MediaWiki_Plus"><text:span text:style-name="T600_28">_</text:span></text:a></text:span><text:span text:style-name="T600_29"><text:a xlink:type="simple" xlink:href="http://semantic-mediawiki.org/wiki/Semantic_MediaWiki_Plus"><text:span text:style-name="T600_30">Plus</text:span></text:a></text:span></text:p>
      <text:p text:style-name="P601"/>
      <text:p text:style-name="P602"><text:span text:style-name="T602_1">Combobox</text:span></text:p>
      <text:p text:style-name="P603"><text:span text:style-name="T603_1"><text:a xlink:type="simple" xlink:href="http://ivaynberg.github.com/select2/"><text:span text:style-name="T603_2">http</text:span></text:a></text:span><text:span text:style-name="T603_3"><text:a xlink:type="simple" xlink:href="http://ivaynberg.github.com/select2/"><text:span text:style-name="T603_4">://</text:span></text:a></text:span><text:span text:style-name="T603_5"><text:a xlink:type="simple" xlink:href="http://ivaynberg.github.com/select2/"><text:span text:style-name="T603_6">ivaynberg</text:span></text:a></text:span><text:span text:style-name="T603_7"><text:a xlink:type="simple" xlink:href="http://ivaynberg.github.com/select2/"><text:span text:style-name="T603_8">.</text:span></text:a></text:span><text:span text:style-name="T603_9"><text:a xlink:type="simple" xlink:href="http://ivaynberg.github.com/select2/"><text:span text:style-name="T603_10">github</text:span></text:a></text:span><text:span text:style-name="T603_11"><text:a xlink:type="simple" xlink:href="http://ivaynberg.github.com/select2/"><text:span text:style-name="T603_12">.</text:span></text:a></text:span><text:span text:style-name="T603_13"><text:a xlink:type="simple" xlink:href="http://ivaynberg.github.com/select2/"><text:span text:style-name="T603_14">com</text:span></text:a></text:span><text:span text:style-name="T603_15"><text:a xlink:type="simple" xlink:href="http://ivaynberg.github.com/select2/"><text:span text:style-name="T603_16">/</text:span></text:a></text:span><text:span text:style-name="T603_17"><text:a xlink:type="simple" xlink:href="http://ivaynberg.github.com/select2/"><text:span text:style-name="T603_18">select</text:span></text:a></text:span><text:span text:style-name="T603_19"><text:a xlink:type="simple" xlink:href="http://ivaynberg.github.com/select2/"><text:span text:style-name="T603_20">2/</text:span></text:a></text:span><text:span text:style-name="T603_21"><text:s/></text:span><text:span text:style-name="T603_22">multi</text:span><text:span text:style-name="T603_23">-</text:span><text:span text:style-name="T603_24">value</text:span><text:span text:style-name="T603_25"><text:s/></text:span><text:span text:style-name="T603_26">select</text:span><text:span text:style-name="T603_27"><text:s/></text:span><text:span text:style-name="T603_28">boxes</text:span><text:span text:style-name="T603_29"><text:s/>-&gt;<text:s/></text:span><text:span text:style-name="T603_30">pills</text:span></text:p>
      <text:p text:style-name="P604"/>
      <text:p text:style-name="P605"><text:span text:style-name="T605_1">Keyboard</text:span><text:span text:style-name="T605_2"><text:s/></text:span><text:span text:style-name="T605_3">shortcuts</text:span></text:p>
      <text:p text:style-name="P606"><text:span text:style-name="T606_1"><text:tab/></text:span><text:span text:style-name="T606_2"><text:a xlink:type="simple" xlink:href="http://craig.is/killing/mice"><text:span text:style-name="T606_3">http</text:span></text:a></text:span><text:span text:style-name="T606_4"><text:a xlink:type="simple" xlink:href="http://craig.is/killing/mice"><text:span text:style-name="T606_5">://</text:span></text:a></text:span><text:span text:style-name="T606_6"><text:a xlink:type="simple" xlink:href="http://craig.is/killing/mice"><text:span text:style-name="T606_7">craig</text:span></text:a></text:span><text:span text:style-name="T606_8"><text:a xlink:type="simple" xlink:href="http://craig.is/killing/mice"><text:span text:style-name="T606_9">.</text:span></text:a></text:span><text:span text:style-name="T606_10"><text:a xlink:type="simple" xlink:href="http://craig.is/killing/mice"><text:span text:style-name="T606_11">is</text:span></text:a></text:span><text:span text:style-name="T606_12"><text:a xlink:type="simple" xlink:href="http://craig.is/killing/mice"><text:span text:style-name="T606_13">/</text:span></text:a></text:span><text:span text:style-name="T606_14"><text:a xlink:type="simple" xlink:href="http://craig.is/killing/mice"><text:span text:style-name="T606_15">killing</text:span></text:a></text:span><text:span text:style-name="T606_16"><text:a xlink:type="simple" xlink:href="http://craig.is/killing/mice"><text:span text:style-name="T606_17">/</text:span></text:a></text:span><text:span text:style-name="T606_18"><text:a xlink:type="simple" xlink:href="http://craig.is/killing/mice"><text:span text:style-name="T606_19">mice</text:span></text:a></text:span></text:p>
      <text:p text:style-name="P607"><text:span text:style-name="T607_1"><text:line-break/></text:span></text:p>
      <text:p text:style-name="P608"/>
      <text:p text:style-name="P609"/>
      <text:h text:style-name="P610" text:outline-level="10"><text:bookmark-start text:name="h.ayrt18kl2rsa"/><text:bookmark-end text:name="h.ayrt18kl2rsa"/><text:span text:style-name="T610_1">Github</text:span><text:span text:style-name="T610_2"><text:s/></text:span><text:span text:style-name="T610_3">Development</text:span><text:span text:style-name="T610_4"><text:s/></text:span><text:span text:style-name="T610_5">Flow</text:span></text:h>
      <text:p text:style-name="P611"><text:span text:style-name="T611_1"><text:a xlink:type="simple" xlink:href="http://scottchacon.com/2011/08/31/github-flow.html"><text:span text:style-name="T611_2">http</text:span></text:a></text:span><text:span text:style-name="T611_3"><text:a xlink:type="simple" xlink:href="http://scottchacon.com/2011/08/31/github-flow.html"><text:span text:style-name="T611_4">://</text:span></text:a></text:span><text:span text:style-name="T611_5"><text:a xlink:type="simple" xlink:href="http://scottchacon.com/2011/08/31/github-flow.html"><text:span text:style-name="T611_6">scottchacon</text:span></text:a></text:span><text:span text:style-name="T611_7"><text:a xlink:type="simple" xlink:href="http://scottchacon.com/2011/08/31/github-flow.html"><text:span text:style-name="T611_8">.</text:span></text:a></text:span><text:span text:style-name="T611_9"><text:a xlink:type="simple" xlink:href="http://scottchacon.com/2011/08/31/github-flow.html"><text:span text:style-name="T611_10">com</text:span></text:a></text:span><text:span text:style-name="T611_11"><text:a xlink:type="simple" xlink:href="http://scottchacon.com/2011/08/31/github-flow.html"><text:span text:style-name="T611_12">/2011/08/31/</text:span></text:a></text:span><text:span text:style-name="T611_13"><text:a xlink:type="simple" xlink:href="http://scottchacon.com/2011/08/31/github-flow.html"><text:span text:style-name="T611_14">github</text:span></text:a></text:span><text:span text:style-name="T611_15"><text:a xlink:type="simple" xlink:href="http://scottchacon.com/2011/08/31/github-flow.html"><text:span text:style-name="T611_16">-</text:span></text:a></text:span><text:span text:style-name="T611_17"><text:a xlink:type="simple" xlink:href="http://scottchacon.com/2011/08/31/github-flow.html"><text:span text:style-name="T611_18">flow</text:span></text:a></text:span><text:span text:style-name="T611_19"><text:a xlink:type="simple" xlink:href="http://scottchacon.com/2011/08/31/github-flow.html"><text:span text:style-name="T611_20">.</text:span></text:a></text:span><text:span text:style-name="T611_21"><text:a xlink:type="simple" xlink:href="http://scottchacon.com/2011/08/31/github-flow.html"><text:span text:style-name="T611_22">html</text:span></text:a></text:span></text:p>
      <text:p text:style-name="P612"/>
      <text:p text:style-name="P613"><text:span text:style-name="T613_1">From</text:span><text:span text:style-name="T613_2"><text:s/></text:span><text:span text:style-name="T613_3">the</text:span><text:span text:style-name="T613_4"><text:s/></text:span><text:span text:style-name="T613_5">post</text:span><text:span text:style-name="T613_6">:</text:span></text:p>
      <text:p text:style-name="P614"/>
      <text:p text:style-name="P615"><text:span text:style-name="T615_1">*<text:s/></text:span><text:span text:style-name="T615_2">Anything</text:span><text:span text:style-name="T615_3"><text:s/></text:span><text:span text:style-name="T615_4">in</text:span><text:span text:style-name="T615_5"><text:s/></text:span><text:span text:style-name="T615_6">the</text:span><text:span text:style-name="T615_7"><text:s/></text:span><text:span text:style-name="T615_8">master</text:span><text:span text:style-name="T615_9"><text:s/></text:span><text:span text:style-name="T615_10">branch</text:span><text:span text:style-name="T615_11"><text:s/></text:span><text:span text:style-name="T615_12">is</text:span><text:span text:style-name="T615_13"><text:s/></text:span><text:span text:style-name="T615_14">deployable</text:span></text:p>
      <text:p text:style-name="P616"><text:span text:style-name="T616_1">*<text:s/></text:span><text:span text:style-name="T616_2">To</text:span><text:span text:style-name="T616_3"><text:s/></text:span><text:span text:style-name="T616_4">work</text:span><text:span text:style-name="T616_5"><text:s/></text:span><text:span text:style-name="T616_6">on</text:span><text:span text:style-name="T616_7"><text:s/></text:span><text:span text:style-name="T616_8">something</text:span><text:span text:style-name="T616_9"><text:s/></text:span><text:span text:style-name="T616_10">new</text:span><text:span text:style-name="T616_11">,<text:s/></text:span><text:span text:style-name="T616_12">create</text:span><text:span text:style-name="T616_13"><text:s/></text:span><text:span text:style-name="T616_14">a</text:span><text:span text:style-name="T616_15"><text:s/></text:span><text:span text:style-name="T616_16">descriptively</text:span><text:span text:style-name="T616_17"><text:s/></text:span><text:span text:style-name="T616_18">named</text:span><text:span text:style-name="T616_19"><text:s/></text:span><text:span text:style-name="T616_20">branch</text:span><text:span text:style-name="T616_21"><text:s/></text:span><text:span text:style-name="T616_22">off</text:span><text:span text:style-name="T616_23"><text:s/></text:span><text:span text:style-name="T616_24">of</text:span><text:span text:style-name="T616_25"><text:s/></text:span><text:span text:style-name="T616_26">master</text:span><text:span text:style-name="T616_27"><text:s/>(</text:span><text:span text:style-name="T616_28">ie</text:span><text:span text:style-name="T616_29">:<text:s/></text:span><text:span text:style-name="T616_30">new</text:span><text:span text:style-name="T616_31">-</text:span><text:span text:style-name="T616_32">oauth</text:span><text:span text:style-name="T616_33">2-</text:span><text:span text:style-name="T616_34">scopes</text:span><text:span text:style-name="T616_35">)</text:span></text:p>
      <text:p text:style-name="P617"><text:span text:style-name="T617_1">*<text:s/></text:span><text:span text:style-name="T617_2">Commit</text:span><text:span text:style-name="T617_3"><text:s/></text:span><text:span text:style-name="T617_4">to</text:span><text:span text:style-name="T617_5"><text:s/></text:span><text:span text:style-name="T617_6">that</text:span><text:span text:style-name="T617_7"><text:s/></text:span><text:span text:style-name="T617_8">branch</text:span><text:span text:style-name="T617_9"><text:s/></text:span><text:span text:style-name="T617_10">locally</text:span><text:span text:style-name="T617_11"><text:s/></text:span><text:span text:style-name="T617_12">and</text:span><text:span text:style-name="T617_13"><text:s/></text:span><text:span text:style-name="T617_14">regularly</text:span><text:span text:style-name="T617_15"><text:s/></text:span><text:span text:style-name="T617_16">push</text:span><text:span text:style-name="T617_17"><text:s/></text:span><text:span text:style-name="T617_18">your</text:span><text:span text:style-name="T617_19"><text:s/></text:span><text:span text:style-name="T617_20">work</text:span><text:span text:style-name="T617_21"><text:s/></text:span><text:span text:style-name="T617_22">to</text:span><text:span text:style-name="T617_23"><text:s/></text:span><text:span text:style-name="T617_24">the</text:span><text:span text:style-name="T617_25"><text:s/></text:span><text:span text:style-name="T617_26">same</text:span><text:span text:style-name="T617_27"><text:s/></text:span><text:span text:style-name="T617_28">named</text:span><text:span text:style-name="T617_29"><text:s/></text:span><text:span text:style-name="T617_30">branch</text:span><text:span text:style-name="T617_31"><text:s/></text:span><text:span text:style-name="T617_32">on</text:span><text:span text:style-name="T617_33"><text:s/></text:span><text:span text:style-name="T617_34">the</text:span><text:span text:style-name="T617_35"><text:s/></text:span><text:span text:style-name="T617_36">server</text:span></text:p>
      <text:p text:style-name="P618"><text:span text:style-name="T618_1">*<text:s/></text:span><text:span text:style-name="T618_2">When</text:span><text:span text:style-name="T618_3"><text:s/></text:span><text:span text:style-name="T618_4">you</text:span><text:span text:style-name="T618_5"><text:s/></text:span><text:span text:style-name="T618_6">need</text:span><text:span text:style-name="T618_7"><text:s/></text:span><text:span text:style-name="T618_8">feedback</text:span><text:span text:style-name="T618_9"><text:s/></text:span><text:span text:style-name="T618_10">or</text:span><text:span text:style-name="T618_11"><text:s/></text:span><text:span text:style-name="T618_12">help</text:span><text:span text:style-name="T618_13">,<text:s/></text:span><text:span text:style-name="T618_14">or</text:span><text:span text:style-name="T618_15"><text:s/></text:span><text:span text:style-name="T618_16">you</text:span><text:span text:style-name="T618_17"><text:s/></text:span><text:span text:style-name="T618_18">think</text:span><text:span text:style-name="T618_19"><text:s/></text:span><text:span text:style-name="T618_20">the</text:span><text:span text:style-name="T618_21"><text:s/></text:span><text:span text:style-name="T618_22">branch</text:span><text:span text:style-name="T618_23"><text:s/></text:span><text:span text:style-name="T618_24">is</text:span><text:span text:style-name="T618_25"><text:s/></text:span><text:span text:style-name="T618_26">ready</text:span><text:span text:style-name="T618_27"><text:s/></text:span><text:span text:style-name="T618_28">for</text:span><text:span text:style-name="T618_29"><text:s/></text:span><text:span text:style-name="T618_30">merging</text:span><text:span text:style-name="T618_31">,<text:s/></text:span><text:span text:style-name="T618_32">open</text:span><text:span text:style-name="T618_33"><text:s/></text:span><text:span text:style-name="T618_34">a</text:span><text:span text:style-name="T618_35"><text:s/></text:span><text:span text:style-name="T618_36">pull</text:span><text:span text:style-name="T618_37"><text:s/></text:span><text:span text:style-name="T618_38">request</text:span></text:p>
      <text:p text:style-name="P619"><text:span text:style-name="T619_1">*<text:s/></text:span><text:span text:style-name="T619_2">After</text:span><text:span text:style-name="T619_3"><text:s/></text:span><text:span text:style-name="T619_4">someone</text:span><text:span text:style-name="T619_5"><text:s/></text:span><text:span text:style-name="T619_6">else</text:span><text:span text:style-name="T619_7"><text:s/></text:span><text:span text:style-name="T619_8">has</text:span><text:span text:style-name="T619_9"><text:s/></text:span><text:span text:style-name="T619_10">reviewed</text:span><text:span text:style-name="T619_11"><text:s/></text:span><text:span text:style-name="T619_12">and</text:span><text:span text:style-name="T619_13"><text:s/></text:span><text:span text:style-name="T619_14">signed</text:span><text:span text:style-name="T619_15"><text:s/></text:span><text:span text:style-name="T619_16">off</text:span><text:span text:style-name="T619_17"><text:s/></text:span><text:span text:style-name="T619_18">on</text:span><text:span text:style-name="T619_19"><text:s/></text:span><text:span text:style-name="T619_20">the</text:span><text:span text:style-name="T619_21"><text:s/></text:span><text:span text:style-name="T619_22">feature</text:span><text:span text:style-name="T619_23">,<text:s/></text:span><text:span text:style-name="T619_24">you</text:span><text:span text:style-name="T619_25"><text:s/></text:span><text:span text:style-name="T619_26">can</text:span><text:span text:style-name="T619_27"><text:s/></text:span><text:span text:style-name="T619_28">merge</text:span><text:span text:style-name="T619_29"><text:s/></text:span><text:span text:style-name="T619_30">it</text:span><text:span text:style-name="T619_31"><text:s/></text:span><text:span text:style-name="T619_32">into</text:span><text:span text:style-name="T619_33"><text:s/></text:span><text:span text:style-name="T619_34">master</text:span></text:p>
      <text:p text:style-name="P620"><text:span text:style-name="T620_1">*<text:s/></text:span><text:span text:style-name="T620_2">Once</text:span><text:span text:style-name="T620_3"><text:s/></text:span><text:span text:style-name="T620_4">it</text:span><text:span text:style-name="T620_5"><text:s/></text:span><text:span text:style-name="T620_6">is</text:span><text:span text:style-name="T620_7"><text:s/></text:span><text:span text:style-name="T620_8">merged</text:span><text:span text:style-name="T620_9"><text:s/></text:span><text:span text:style-name="T620_10">and</text:span><text:span text:style-name="T620_11"><text:s/></text:span><text:span text:style-name="T620_12">pushed</text:span><text:span text:style-name="T620_13"><text:s/></text:span><text:span text:style-name="T620_14">to</text:span><text:span text:style-name="T620_15"><text:s/>‘</text:span><text:span text:style-name="T620_16">master</text:span><text:span text:style-name="T620_17">’,<text:s/></text:span><text:span text:style-name="T620_18">you</text:span><text:span text:style-name="T620_19"><text:s/></text:span><text:span text:style-name="T620_20">can</text:span><text:span text:style-name="T620_21"><text:s/></text:span><text:span text:style-name="T620_22">and</text:span><text:span text:style-name="T620_23"><text:s/></text:span><text:span text:style-name="T620_24">should</text:span><text:span text:style-name="T620_25"><text:s/></text:span><text:span text:style-name="T620_26">deploy</text:span><text:span text:style-name="T620_27"><text:s/></text:span><text:span text:style-name="T620_28">immediately</text:span></text:p>
      <text:p text:style-name="P621"/>
      <text:h text:style-name="P622" text:outline-level="10"><text:bookmark-start text:name="h.mp3m83ristpl"/><text:bookmark-end text:name="h.mp3m83ristpl"/><text:span text:style-name="T622_1">Blank</text:span></text:h>
      <table:table table:style-name="Table8">
        <table:table-column table:style-name="Column15"/>
        <table:table-column table:style-name="Column16"/>
        <table:table-row table:style-name="Row15">
          <table:table-cell table:style-name="Cell29">
            <text:p text:style-name="P623"><text:span text:style-name="T623_1">What</text:span><text:span text:style-name="T623_2"><text:s/></text:span><text:span text:style-name="T623_3">it</text:span><text:span text:style-name="T623_4"><text:s/></text:span><text:span text:style-name="T623_5">Does</text:span></text:p>
          </table:table-cell>
          <table:table-cell table:style-name="Cell30">
            <text:p text:style-name="P624"><text:span text:style-name="T624_1">What</text:span><text:span text:style-name="T624_2"><text:s/></text:span><text:span text:style-name="T624_3">it</text:span><text:span text:style-name="T624_4"><text:s/></text:span><text:span text:style-name="T624_5">Doesn</text:span><text:span text:style-name="T624_6">’</text:span><text:span text:style-name="T624_7">t</text:span><text:span text:style-name="T624_8"><text:s/>(</text:span><text:span text:style-name="T624_9">yet</text:span><text:span text:style-name="T624_10">)</text:span></text:p>
          </table:table-cell>
        </table:table-row>
        <table:table-row table:style-name="Row16">
          <table:table-cell table:style-name="Cell31">
            <text:p text:style-name="P625"/>
          </table:table-cell>
          <table:table-cell table:style-name="Cell32">
            <text:p text:style-name="P626"/>
          </table:table-cell>
        </table:table-row>
      </table:table>
      <text:p text:style-name="P627"/>
      <text:p text:style-name="P6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8">
      <text:list-level-style-number style:num-format="1" text:style-name="List28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